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25in"/>
    </style:style>
    <style:style style:name="co5" style:family="table-column">
      <style:table-column-properties fo:break-before="auto" style:column-width="6.3854in"/>
    </style:style>
    <style:style style:name="co6" style:family="table-column">
      <style:table-column-properties fo:break-before="auto" style:column-width="9.3126in"/>
    </style:style>
    <style:style style:name="co7" style:family="table-column">
      <style:table-column-properties fo:break-before="auto" style:column-width="9.7083in"/>
    </style:style>
    <style:style style:name="co8" style:family="table-column">
      <style:table-column-properties fo:break-before="auto" style:column-width="1.0417in"/>
    </style:style>
    <style:style style:name="co9" style:family="table-column">
      <style:table-column-properties fo:break-before="auto" style:column-width="0.7189in"/>
    </style:style>
    <style:style style:name="co10" style:family="table-column">
      <style:table-column-properties fo:break-before="auto" style:column-width="0.889in"/>
    </style:style>
    <style:style style:name="ro12" style:family="table-row">
      <style:table-row-properties style:row-height="1.3437in" fo:break-before="auto" style:use-optimal-row-height="false"/>
    </style:style>
    <style:style style:name="ro13" style:family="table-row">
      <style:table-row-properties style:row-height="1.3228in" fo:break-before="auto" style:use-optimal-row-height="false"/>
    </style:style>
    <style:style style:name="ro14" style:family="table-row">
      <style:table-row-properties style:row-height="0.1772in" fo:break-before="auto" style:use-optimal-row-height="true"/>
    </style:style>
    <style:style style:name="ro15" style:family="table-row">
      <style:table-row-properties style:row-height="0.3543in" fo:break-before="auto" style:use-optimal-row-height="true"/>
    </style:style>
    <style:style style:name="ro5" style:family="table-row">
      <style:table-row-properties style:row-height="0.2083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0.1862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6839in" fo:break-before="auto" style:use-optimal-row-height="true"/>
    </style:style>
    <style:style style:name="ro10" style:family="table-row">
      <style:table-row-properties style:row-height="1.0154in" fo:break-before="auto" style:use-optimal-row-height="true"/>
    </style:style>
    <style:style style:name="ro11" style:family="table-row">
      <style:table-row-properties style:row-height="1.18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352in" fo:break-before="auto" style:use-optimal-row-height="true"/>
    </style:style>
    <style:style style:name="ro19" style:family="table-row">
      <style:table-row-properties style:row-height="0.5181in" fo:break-before="auto" style:use-optimal-row-height="true"/>
    </style:style>
    <style:style style:name="ta2" style:family="table" style:master-page-name="PageStyle_5f_MM_5f_AddLifeSupportModule">
      <style:table-properties table:display="true" style:writing-mode="lr-tb"/>
    </style:style>
    <style:style style:name="ta3" style:family="table" style:master-page-name="PageStyle_5f_MM_5f_AddResources">
      <style:table-properties table:display="true" style:writing-mode="lr-tb"/>
    </style:style>
    <style:style style:name="ta4" style:family="table" style:master-page-name="PageStyle_5f_MFT_20_MM_5f_AddResources">
      <style:table-properties table:display="true" style:writing-mode="lr-tb"/>
    </style:style>
    <style:style style:name="ta5" style:family="table" style:master-page-name="PageStyle_5f_Numbers">
      <style:table-properties table:display="true" style:writing-mode="lr-tb"/>
    </style:style>
    <number:number-style style:name="N2">
      <number:number number:decimal-places="2" number:min-integer-digits="1"/>
    </number:number-style>
    <style:style style:name="ce133" style:family="table-cell" style:parent-style-name="Default" style:data-style-name="N0">
      <style:table-cell-properties fo:wrap-option="wrap" style:vertical-align="top"/>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4" style:family="table-cell" style:parent-style-name="Default" style:data-style-name="N137">
      <style:table-cell-properties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2">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2">
      <style:table-cell-properties style:vertical-align="bottom"/>
      <style:text-properties style:use-window-font-color="true" style:text-line-through-style="none" style:text-line-through-type="none" style:font-name="Arial" fo:font-size="12pt" fo:font-style="normal" style:text-underline-style="none" fo:font-weight="bold" style:font-name-asian="Arial" style:font-size-asian="12pt" style:font-style-asian="normal" style:font-weight-asian="bold" style:font-size-complex="12pt" style:font-style-complex="normal" style:font-weight-complex="bold"/>
    </style:style>
    <style:style style:name="ce7" style:family="table-cell" style:parent-style-name="Default" style:data-style-name="N2">
      <style:table-cell-properties style:vertical-align="bottom"/>
      <style:text-properties style:use-window-font-color="true" style:text-line-through-style="none" style:text-line-through-type="none" style:font-name="Arial" fo:font-size="10pt" fo:font-style="italic" style:text-underline-style="none" fo:font-weight="normal" style:font-name-asian="Arial" style:font-size-asian="10pt" style:font-style-asian="italic" style:font-weight-asian="normal" style:font-size-complex="10pt" style:font-style-complex="italic" style:font-weight-complex="normal"/>
    </style:style>
    <style:style style:name="ce8" style:family="table-cell" style:parent-style-name="Default" style:data-style-name="N2">
      <style:table-cell-properties fo:background-color="#ff99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2">
      <style:table-cell-properties fo:background-color="#b6d7a8" style:vertical-align="bottom"/>
      <style:text-properties style:use-window-font-color="true" style:text-line-through-style="none" style:text-line-through-type="none" style:font-name="Arial" fo:font-size="10pt" fo:font-style="italic" style:text-underline-style="none" fo:font-weight="normal" style:font-name-asian="Arial" style:font-size-asian="10pt" style:font-style-asian="italic" style:font-weight-asian="normal" style:font-size-complex="10pt" style:font-style-complex="italic" style:font-weight-complex="normal"/>
    </style:style>
    <style:style style:name="ce10" style:family="table-cell" style:parent-style-name="Default" style:data-style-name="N2">
      <style:table-cell-properties fo:background-color="#b6d7a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vertical-align="bottom"/>
      <style:text-properties style:use-window-font-color="true" style:text-line-through-style="none" style:text-line-through-type="none" style:font-name="Arial" fo:font-size="11pt" fo:font-style="normal" style:text-underline-style="none" fo:font-weight="bold" style:font-name-asian="Arial" style:font-size-asian="11pt" style:font-style-asian="normal" style:font-weight-asian="bold" style:font-size-complex="11pt" style:font-style-complex="normal" style:font-weight-complex="bold"/>
    </style:style>
    <style:style style:name="ce12" style:family="table-cell" style:parent-style-name="Default" style:data-style-name="N2">
      <style:table-cell-properties style:vertical-align="bottom"/>
      <style:text-properties style:use-window-font-color="true" style:text-line-through-style="none" style:text-line-through-type="none" style:font-name="Arial" fo:font-size="10pt" fo:font-style="italic" style:text-underline-style="none" fo:font-weight="bold" style:font-name-asian="Arial" style:font-size-asian="10pt" style:font-style-asian="italic" style:font-weight-asian="bold" style:font-size-complex="10pt" style:font-style-complex="italic" style:font-weight-complex="bold"/>
    </style:style>
    <style:style style:name="ce13" style:family="table-cell" style:parent-style-name="Default" style:data-style-name="N2"/>
    <style:style style:name="ce14" style:family="table-cell" style:parent-style-name="Default" style:data-style-name="N2">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2">
      <style:table-cell-properties fo:background-color="#b6d7a8" fo:wrap-option="wrap"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fo:background-color="#b6d7a8"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fo:wrap-option="wrap" style:vertical-align="bottom"/>
      <style:text-properties style:use-window-font-color="true" style:text-line-through-style="none" style:text-line-through-type="none" style:font-name="Arial" fo:font-size="11pt" fo:font-style="normal" style:text-underline-style="none" fo:font-weight="bold" style:font-name-asian="Arial" style:font-size-asian="11pt" style:font-style-asian="normal" style:font-weight-asian="bold" style:font-size-complex="11pt" style:font-style-complex="normal" style:font-weight-complex="bold"/>
    </style:style>
    <style:style style:name="ce18" style:family="table-cell" style:parent-style-name="Default" style:data-style-name="N2">
      <style:table-cell-properties fo:background-color="#b6d7a8"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2">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1" style:family="table-cell" style:parent-style-name="Default" style:data-style-name="N2">
      <style:table-cell-properties fo:background-color="#b6d7a8" style:vertical-align="middl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2">
      <style:table-cell-properties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b6d7a8"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fo:background-color="#93c47d" style:vertical-align="bottom"/>
      <style:text-properties style:use-window-font-color="true" style:text-line-through-style="none" style:text-line-through-type="none" style:font-name="Arial" fo:font-size="11pt" fo:font-style="normal" style:text-underline-style="none" fo:font-weight="bold" style:font-name-asian="Arial"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93c47d"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order-bottom="0.99pt solid #000000" fo:background-color="#93c47d" fo:border-left="none" fo:border-right="none" fo:border-top="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fo:border-bottom="none" fo:background-color="#93c47d" fo:border-left="none" fo:border-right="none" fo:border-top="0.99pt solid #000000" style:vertical-align="bottom"/>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9" style:family="table-cell" style:parent-style-name="Default" style:data-style-name="N2">
      <style:table-cell-properties style:text-align-source="fix" style:repeat-content="false" style:vertical-align="bottom"/>
      <style:paragraph-properties fo:text-align="start" fo:margin-left="0in"/>
      <style:text-properties style:use-window-font-color="true" style:text-line-through-style="none" style:text-line-through-type="none" style:font-name="Arial" fo:font-size="10pt" fo:font-style="italic" style:text-underline-style="none" fo:font-weight="bold" style:font-name-asian="Arial" style:font-size-asian="10pt" style:font-style-asian="italic" style:font-weight-asian="bold" style:font-size-complex="10pt" style:font-style-complex="italic" style:font-weight-complex="bold"/>
    </style:style>
    <style:style style:name="ce30" style:family="table-cell" style:parent-style-name="Default" style:data-style-name="N2">
      <style:table-cell-properties fo:wrap-option="wrap" style:vertical-align="bottom"/>
      <style:text-properties style:use-window-font-color="true" style:text-line-through-style="none" style:text-line-through-type="none" style:font-name="Arial" fo:font-size="10pt" fo:font-style="italic" style:text-underline-style="none" fo:font-weight="bold" style:font-name-asian="Arial" style:font-size-asian="10pt" style:font-style-asian="italic" style:font-weight-asian="bold" style:font-size-complex="10pt" style:font-style-complex="italic" style:font-weight-complex="bold"/>
    </style:style>
    <style:style style:name="ce31" style:family="table-cell" style:parent-style-name="Default" style:data-style-name="N2">
      <style:table-cell-properties fo:wrap-option="wrap" style:vertical-align="bottom"/>
      <style:text-properties style:use-window-font-color="true" style:text-line-through-style="none" style:text-line-through-type="none" style:font-name="Arial" fo:font-size="10pt" fo:font-style="italic" style:text-underline-style="none" fo:font-weight="normal" style:font-name-asian="Arial" style:font-size-asian="10pt" style:font-style-asian="italic" style:font-weight-asian="normal" style:font-size-complex="10pt" style:font-style-complex="italic" style:font-weight-complex="normal"/>
    </style:style>
    <style:style style:name="ce32" style:family="table-cell" style:parent-style-name="Default" style:data-style-name="N2">
      <style:table-cell-properties fo:border-bottom="0.99pt solid #000000" style:text-align-source="fix" style:repeat-content="false"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data-style-name="N2">
      <style:table-cell-properties fo:border-bottom="none"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data-style-name="N2">
      <style:table-cell-properties style:text-align-source="fix" style:repeat-content="fals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data-style-name="N2">
      <style:table-cell-properties fo:background-color="#93c47d" style:text-align-source="fix" style:repeat-content="fals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data-style-name="N2">
      <style:table-cell-properties fo:border-bottom="0.99pt solid #000000" fo:background-color="#93c47d" style:text-align-source="fix" style:repeat-content="false" fo:border-left="none" fo:border-right="none" fo:border-top="non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data-style-name="N2">
      <style:table-cell-properties fo:border-bottom="none" fo:background-color="#a4c2f4" style:text-align-source="fix" style:repeat-content="false" fo:border-left="none" fo:border-right="none" fo:border-top="0.99pt solid #000000"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data-style-name="N2">
      <style:table-cell-properties fo:background-color="#a4c2f4" style:text-align-source="fix" style:repeat-content="fals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data-style-name="N2">
      <style:table-cell-properties fo:background-color="#93c47d"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data-style-name="N2">
      <style:table-cell-properties fo:background-color="#cccccc"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data-style-name="N2">
      <style:table-cell-properties fo:border-bottom="0.99pt solid #000000" fo:background-color="#93c47d"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data-style-name="N2">
      <style:table-cell-properties fo:border-bottom="none" fo:background-color="#a4c2f4"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data-style-name="N2">
      <style:table-cell-properties fo:border-bottom="none" fo:background-color="#cccccc"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4" style:family="table-cell" style:parent-style-name="Default" style:data-style-name="N2">
      <style:table-cell-properties fo:background-color="#a4c2f4"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5" style:family="table-cell" style:parent-style-name="Default" style:data-style-name="N2">
      <style:table-cell-properties fo:border-bottom="0.99pt solid #000000" fo:background-color="#b6d7a8"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6" style:family="table-cell" style:parent-style-name="Default" style:data-style-name="N2">
      <style:table-cell-properties style:text-align-source="fix" style:repeat-content="false" style:vertical-align="top"/>
      <style:paragraph-properties fo:text-align="start" fo:margin-left="0in"/>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7" style:family="table-cell" style:parent-style-name="Default" style:data-style-name="N2">
      <style:table-cell-properties fo:background-color="#93c47d" style:text-align-source="fix" style:repeat-content="false"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8" style:family="table-cell" style:parent-style-name="Default" style:data-style-name="N2">
      <style:table-cell-properties fo:border-bottom="0.99pt solid #000000" fo:background-color="#93c47d" style:text-align-source="fix" style:repeat-content="false" fo:border-left="none" fo:border-right="none" fo:border-top="none"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9" style:family="table-cell" style:parent-style-name="Default" style:data-style-name="N2">
      <style:table-cell-properties fo:border-bottom="none" fo:background-color="#a4c2f4" style:text-align-source="fix" style:repeat-content="false" fo:border-left="none" fo:border-right="none" fo:border-top="0.99pt solid #000000"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data-style-name="N2">
      <style:table-cell-properties style:text-align-source="fix" style:repeat-content="false"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1" style:family="table-cell" style:parent-style-name="Default" style:data-style-name="N2">
      <style:table-cell-properties style:text-align-source="fix" style:repeat-content="false"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2" style:family="table-cell" style:parent-style-name="Default" style:data-style-name="N2">
      <style:table-cell-properties fo:background-color="#ff99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data-style-name="N2">
      <style:table-cell-properties fo:background-color="#b6d7a8" style:text-align-source="fix" style:repeat-content="fals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data-style-name="N2">
      <style:table-cell-properties fo:border-bottom="0.99pt solid #000000" fo:background-color="#93c47d"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5" style:family="table-cell" style:parent-style-name="Default" style:data-style-name="N2">
      <style:table-cell-properties fo:border-bottom="none" fo:background-color="#93c47d"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6" style:family="table-cell" style:parent-style-name="Default" style:data-style-name="N2">
      <style:table-cell-properties fo:border-bottom="0.99pt solid #000000" fo:background-color="#93c47d"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7" style:family="table-cell" style:parent-style-name="Default" style:data-style-name="N2">
      <style:table-cell-properties fo:background-color="#efefef" fo:wrap-option="wrap"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8" style:family="table-cell" style:parent-style-name="Default" style:data-style-name="N2">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9" style:family="table-cell" style:parent-style-name="Default" style:data-style-name="N2">
      <style:table-cell-properties fo:border-bottom="none"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0" style:family="table-cell" style:parent-style-name="Default" style:data-style-name="N2">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1" style:family="table-cell" style:parent-style-name="Default" style:data-style-name="N2">
      <style:table-cell-properties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2" style:family="table-cell" style:parent-style-name="Default" style:data-style-name="N2">
      <style:table-cell-properties fo:background-color="#b6d7a8"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3" style:family="table-cell" style:parent-style-name="Default" style:data-style-name="N2">
      <style:table-cell-properties fo:border-bottom="none" style:text-align-source="fix" style:repeat-content="false"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4" style:family="table-cell" style:parent-style-name="Default" style:data-style-name="N2">
      <style:table-cell-properties fo:border-bottom="none" fo:background-color="#93c47d"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5" style:family="table-cell" style:parent-style-name="Default" style:data-style-name="N2">
      <style:table-cell-properties fo:background-color="#f3f3f3" style:vertical-align="bottom"/>
      <style:text-properties fo:color="#cccccc"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6" style:family="table-cell" style:parent-style-name="Default" style:data-style-name="N2">
      <style:table-cell-properties style:text-align-source="fix" style:repeat-content="false" style:vertical-align="bottom"/>
      <style:paragraph-properties fo:text-align="center"/>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7" style:family="table-cell" style:parent-style-name="Default" style:data-style-name="N2">
      <style:table-cell-properties fo:background-color="#93c47d" style:text-align-source="fix" style:repeat-content="false"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8" style:family="table-cell" style:parent-style-name="Default" style:data-style-name="N2">
      <style:table-cell-properties fo:border-bottom="0.99pt solid #000000" fo:background-color="#93c47d" style:text-align-source="fix" style:repeat-content="false" fo:border-left="none" fo:border-right="none" fo:border-top="none"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9" style:family="table-cell" style:parent-style-name="Default" style:data-style-name="N2">
      <style:table-cell-properties fo:border-bottom="none" fo:background-color="#a4c2f4" style:text-align-source="fix" style:repeat-content="false" fo:border-left="none" fo:border-right="none" fo:border-top="0.99pt solid #000000"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0" style:family="table-cell" style:parent-style-name="Default" style:data-style-name="N2">
      <style:table-cell-properties fo:background-color="#a4c2f4" style:text-align-source="fix" style:repeat-content="false"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1" style:family="table-cell" style:parent-style-name="Default" style:data-style-name="N2">
      <style:table-cell-properties style:text-align-source="fix" style:repeat-content="false"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2" style:family="table-cell" style:parent-style-name="Default" style:data-style-name="N2">
      <style:table-cell-properties style:text-align-source="fix" style:repeat-content="false"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3" style:family="table-cell" style:parent-style-name="Default" style:data-style-name="N2">
      <style:table-cell-properties fo:background-color="#93c47d" style:text-align-source="fix" style:repeat-content="false"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4" style:family="table-cell" style:parent-style-name="Default" style:data-style-name="N2">
      <style:table-cell-properties fo:background-color="#cccccc" style:text-align-source="fix" style:repeat-content="false"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fo:border-bottom="0.99pt solid #000000" fo:background-color="#93c47d" style:text-align-source="fix" style:repeat-content="false" fo:border-left="none" fo:border-right="none" fo:border-top="none"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fo:border-bottom="none" fo:background-color="#a4c2f4" style:text-align-source="fix" style:repeat-content="false" fo:border-left="none" fo:border-right="none" fo:border-top="0.99pt solid #000000"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7" style:family="table-cell" style:parent-style-name="Default" style:data-style-name="N2">
      <style:table-cell-properties fo:border-bottom="none" fo:background-color="#cccccc" style:text-align-source="fix" style:repeat-content="false" fo:border-left="none" fo:border-right="none" fo:border-top="0.99pt solid #000000"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8" style:family="table-cell" style:parent-style-name="Default" style:data-style-name="N2">
      <style:table-cell-properties fo:background-color="#a4c2f4" style:text-align-source="fix" style:repeat-content="false"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9" style:family="table-cell" style:parent-style-name="Default" style:data-style-name="N2">
      <style:table-cell-properties fo:border-bottom="0.99pt solid #000000" fo:background-color="#b6d7a8"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0" style:family="table-cell" style:parent-style-name="Default" style:data-style-name="N2">
      <style:table-cell-properties fo:border-bottom="none" fo:background-color="#a4c2f4"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1" style:family="table-cell" style:parent-style-name="Default" style:data-style-name="N2">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2" style:family="table-cell" style:parent-style-name="Default" style:data-style-name="N2">
      <style:table-cell-properties style:text-align-source="fix" style:repeat-content="fals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3" style:family="table-cell" style:parent-style-name="Default" style:data-style-name="N2">
      <style:table-cell-properties fo:border-bottom="0.99pt solid #000000" style:text-align-source="fix" style:repeat-content="false" fo:wrap-option="wrap" fo:border-left="none" fo:border-right="none" fo:border-top="none"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fo:border-bottom="none" style:text-align-source="fix" style:repeat-content="false" fo:wrap-option="wrap" fo:border-left="none" fo:border-right="none"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5" style:family="table-cell" style:parent-style-name="Default" style:data-style-name="N2">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6" style:family="table-cell" style:parent-style-name="Default" style:data-style-name="N2">
      <style:table-cell-properties fo:background-color="#f3f3f3" style:text-align-source="fix" style:repeat-content="false" style:vertical-align="bottom"/>
      <style:paragraph-properties fo:text-align="end"/>
      <style:text-properties fo:color="#b7b7b7"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7" style:family="table-cell" style:parent-style-name="Default" style:data-style-name="N2">
      <style:table-cell-properties fo:background-color="#f3f3f3" style:vertical-align="bottom"/>
      <style:text-properties fo:color="#b7b7b7"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8" style:family="table-cell" style:parent-style-name="Default" style:data-style-name="N2">
      <style:table-cell-properties fo:background-color="#f3f3f3" fo:wrap-option="wrap" style:vertical-align="bottom"/>
      <style:text-properties fo:color="#b7b7b7"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9" style:family="table-cell" style:parent-style-name="Default" style:data-style-name="N2">
      <style:table-cell-properties fo:border-bottom="0.99pt solid #000000"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0" style:family="table-cell" style:parent-style-name="Default" style:data-style-name="N2">
      <style:table-cell-properties fo:border-bottom="none" fo:background-color="#a4c2f4" fo:border-left="none" fo:border-right="none"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1" style:family="table-cell" style:parent-style-name="Default" style:data-style-name="N2">
      <style:table-cell-properties fo:background-color="#a4c2f4"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2" style:family="table-cell" style:parent-style-name="Default" style:data-style-name="N2">
      <style:table-cell-properties fo:border-bottom="0.99pt solid #000000" style:text-align-source="fix" style:repeat-content="false" fo:wrap-option="wrap" fo:border-left="none" fo:border-right="none" fo:border-top="none"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3" style:family="table-cell" style:parent-style-name="Default" style:data-style-name="N2">
      <style:table-cell-properties fo:border-bottom="none" fo:background-color="#f6b26b"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data-style-name="N2">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5" style:family="table-cell" style:parent-style-name="Default" style:data-style-name="N2">
      <style:table-cell-properties fo:background-color="#b6d7a8" style:text-align-source="fix" style:repeat-content="fals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6" style:family="table-cell" style:parent-style-name="Default" style:data-style-name="N2">
      <style:table-cell-properties fo:border-bottom="0.99pt solid #000000" fo:background-color="#b6d7a8" style:text-align-source="fix" style:repeat-content="false"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7" style:family="table-cell" style:parent-style-name="Default" style:data-style-name="N2">
      <style:table-cell-properties fo:border-bottom="none" fo:background-color="#a4c2f4" style:text-align-source="fix" style:repeat-content="false"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8" style:family="table-cell" style:parent-style-name="Default" style:data-style-name="N2">
      <style:table-cell-properties fo:background-color="#a4c2f4" style:text-align-source="fix" style:repeat-content="fals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9" style:family="table-cell" style:parent-style-name="Default" style:data-style-name="N2">
      <style:table-cell-properties fo:background-color="#efefef"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0" style:family="table-cell" style:parent-style-name="Default" style:data-style-name="N2">
      <style:table-cell-properties fo:border-bottom="0.99pt solid #000000" fo:background-color="#efefef" fo:border-left="none" fo:border-right="none" fo:border-top="none"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1" style:family="table-cell" style:parent-style-name="Default" style:data-style-name="N2">
      <style:table-cell-properties style:text-align-source="fix" style:repeat-content="false"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2" style:family="table-cell" style:parent-style-name="Default" style:data-style-name="N2">
      <style:table-cell-properties fo:wrap-option="wrap"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3" style:family="table-cell" style:parent-style-name="Default" style:data-style-name="N2">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4" style:family="table-cell" style:parent-style-name="Default" style:data-style-name="N2">
      <style:table-cell-properties fo:background-color="#f3f3f3" style:text-align-source="fix" style:repeat-content="false" fo:wrap-option="wrap" style:vertical-align="bottom"/>
      <style:paragraph-properties fo:text-align="center"/>
      <style:text-properties fo:color="#b7b7b7"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5" style:family="table-cell" style:parent-style-name="Default" style:data-style-name="N2">
      <style:table-cell-properties fo:background-color="#0000ff" style:vertical-align="bottom"/>
      <style:text-properties fo:color="#9fc5e8" style:text-line-through-style="none" style:text-line-through-type="none" style:font-name="Arial" fo:font-size="10pt" fo:font-style="italic" style:text-underline-style="none" fo:font-weight="bold" style:font-name-asian="Arial" style:font-size-asian="10pt" style:font-style-asian="italic" style:font-weight-asian="bold" style:font-size-complex="10pt" style:font-style-complex="italic" style:font-weight-complex="bold"/>
    </style:style>
    <style:style style:name="ce106" style:family="table-cell" style:parent-style-name="Default" style:data-style-name="N2">
      <style:table-cell-properties style:vertical-align="botto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07" style:family="table-cell" style:parent-style-name="Default" style:data-style-name="N2">
      <style:table-cell-properties fo:wrap-option="wrap"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8" style:family="table-cell" style:parent-style-name="Default" style:data-style-name="N2">
      <style:table-cell-properties fo:background-color="#f3f3f3" fo:wrap-option="wrap"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9" style:family="table-cell" style:parent-style-name="Default" style:data-style-name="N2">
      <style:table-cell-properties fo:border-bottom="0.99pt solid #000000" style:text-align-source="fix" style:repeat-content="false"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0" style:family="table-cell" style:parent-style-name="Default" style:data-style-name="N2">
      <style:table-cell-properties fo:border-bottom="none" fo:background-color="#93c47d" fo:border-left="none" fo:border-right="0.99pt solid #000000"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1" style:family="table-cell" style:parent-style-name="Default" style:data-style-name="N2">
      <style:table-cell-properties fo:border-bottom="none" fo:background-color="#93c47d" fo:border-left="none" fo:border-right="0.99pt solid #000000"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2" style:family="table-cell" style:parent-style-name="Default" style:data-style-name="N2">
      <style:table-cell-properties fo:border-bottom="none" fo:border-left="none" fo:border-right="0.99pt solid #000000"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data-style-name="N2">
      <style:table-cell-properties fo:border-bottom="none" fo:background-color="#f3f3f3" fo:border-left="none" fo:border-right="0.99pt solid #000000" fo:border-top="none" style:vertical-align="bottom"/>
      <style:text-properties fo:color="#cccccc"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4" style:family="table-cell" style:parent-style-name="Default" style:data-style-name="N2">
      <style:table-cell-properties style:text-align-source="fix" style:repeat-content="false" fo:wrap-option="wrap"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5" style:family="table-cell" style:parent-style-name="Default" style:data-style-name="N2">
      <style:table-cell-properties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6" style:family="table-cell" style:parent-style-name="Default" style:data-style-name="N2">
      <style:table-cell-properties fo:background-color="#efefef" style:text-align-source="fix" style:repeat-content="false" style:vertical-align="bottom"/>
      <style:paragraph-properties fo:text-align="center"/>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7" style:family="table-cell" style:parent-style-name="Default" style:data-style-name="N2">
      <style:table-cell-properties fo:border-bottom="0.99pt solid #000000" fo:background-color="#f3f3f3" style:text-align-source="fix" style:repeat-content="false" fo:wrap-option="wrap" fo:border-left="none" fo:border-right="none" fo:border-top="none" style:vertical-align="bottom"/>
      <style:paragraph-properties fo:text-align="center"/>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8" style:family="table-cell" style:parent-style-name="Default" style:data-style-name="N2">
      <style:table-cell-properties fo:border-bottom="none" fo:background-color="#f3f3f3" fo:wrap-option="wrap" fo:border-left="none" fo:border-right="none" fo:border-top="0.99pt solid #000000"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9" style:family="table-cell" style:parent-style-name="Default" style:data-style-name="N2">
      <style:table-cell-properties fo:border-bottom="none" style:text-align-source="fix" style:repeat-content="false" fo:border-left="0.99pt solid #000000"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0" style:family="table-cell" style:parent-style-name="Default" style:data-style-name="N2">
      <style:table-cell-properties fo:border-bottom="0.99pt solid #000000" style:text-align-source="fix" style:repeat-content="false" fo:border-left="0.99pt solid #000000"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data-style-name="N2">
      <style:table-cell-properties fo:border-bottom="none" fo:background-color="#6aa84f"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2" style:family="table-cell" style:parent-style-name="Default" style:data-style-name="N2">
      <style:table-cell-properties fo:border-bottom="none" fo:background-color="#6aa84f"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3" style:family="table-cell" style:parent-style-name="Default" style:data-style-name="N2">
      <style:table-cell-properties fo:border-bottom="none"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4" style:family="table-cell" style:parent-style-name="Default" style:data-style-name="N2">
      <style:table-cell-properties fo:border-bottom="none" fo:background-color="#f3f3f3" fo:border-left="0.99pt solid #000000" fo:border-right="none" fo:border-top="none" style:vertical-align="bottom"/>
      <style:text-properties fo:color="#cccccc"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5" style:family="table-cell" style:parent-style-name="Default" style:data-style-name="N2">
      <style:table-cell-properties fo:background-color="#b4a7d6"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6" style:family="table-cell" style:parent-style-name="Default" style:data-style-name="N2">
      <style:table-cell-properties fo:background-color="#b4a7d6"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7" style:family="table-cell" style:parent-style-name="Default" style:data-style-name="N2">
      <style:table-cell-properties fo:background-color="#b4a7d6" style:text-align-source="fix" style:repeat-content="false"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8" style:family="table-cell" style:parent-style-name="Default" style:data-style-name="N0"/>
    <style:style style:name="ce129" style:family="table-cell" style:parent-style-name="Default" style:data-style-name="N2">
      <style:table-cell-properties fo:border-bottom="none" fo:background-color="#6aa84f"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0" style:family="table-cell" style:parent-style-name="Default" style:data-style-name="N2">
      <style:table-cell-properties fo:background-color="#6aa84f"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1" style:family="table-cell" style:parent-style-name="Default" style:data-style-name="N2">
      <style:table-cell-properties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2" style:family="table-cell" style:parent-style-name="Default" style:data-style-name="N2">
      <style:table-cell-properties style:text-align-source="fix" style:repeat-content="false" style:vertical-align="bottom"/>
      <style:paragraph-properties fo:text-align="center"/>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7" style:family="table-cell" style:parent-style-name="Default" style:data-style-name="N2">
      <style:table-cell-properties style:text-align-source="fix" style:repeat-content="false" style:vertical-align="bottom"/>
      <style:paragraph-properties fo:text-align="end"/>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8" style:family="table-cell" style:parent-style-name="Default" style:data-style-name="N2">
      <style:table-cell-properties style:text-align-source="fix" style:repeat-content="false" style:vertical-align="bottom"/>
      <style:paragraph-properties fo:text-align="end"/>
      <style:text-properties style:use-window-font-color="true" style:text-line-through-style="none" style:text-line-through-type="none" style:font-name="Arial" fo:font-size="10pt" fo:font-style="italic" style:text-underline-style="none" fo:font-weight="bold" style:font-name-asian="Arial" style:font-size-asian="10pt" style:font-style-asian="italic" style:font-weight-asian="bold" style:font-size-complex="10pt" style:font-style-complex="italic" style:font-weight-complex="bold"/>
    </style:style>
    <style:style style:name="ce139" style:family="table-cell" style:parent-style-name="Default" style:data-style-name="N2">
      <style:table-cell-properties fo:border-bottom="0.99pt solid #000000" fo:background-color="#f3f3f3" fo:wrap-option="wrap" fo:border-left="none" fo:border-right="none" fo:border-top="none" style:vertical-align="bottom"/>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0" style:family="table-cell" style:parent-style-name="Default" style:data-style-name="N2">
      <style:table-cell-properties fo:background-color="#f3f3f3" style:text-align-source="fix" style:repeat-content="false" fo:wrap-option="wrap" style:vertical-align="bottom"/>
      <style:paragraph-properties fo:text-align="end"/>
      <style:text-properties fo:color="#999999"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wrap-option="wrap"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2" style:family="table-cell" style:parent-style-name="Default" style:data-style-name="N137">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Numbers" table:style-name="ta5" table:print="false">
        <office:forms form:automatic-focus="false" form:apply-design-mode="false"/>
        <table:table-column table:style-name="co8" table:number-columns-repeated="37" table:default-cell-style-name="ce13"/>
        <table:table-column table:style-name="co9" table:number-columns-repeated="219" table:default-cell-style-name="ce13"/>
        <table:table-column table:style-name="co10" table:number-columns-repeated="768" table:default-cell-style-name="ce13"/>
        <table:table-row table:style-name="ro5">
          <table:table-cell table:style-name="ce5" table:number-columns-repeated="21"/>
          <table:table-cell table:number-columns-repeated="1003"/>
        </table:table-row>
        <table:table-row table:style-name="ro6">
          <table:table-cell table:style-name="ce6" office:value-type="string" calcext:value-type="string" table:number-columns-spanned="6" table:number-rows-spanned="1">
            <text:p>Convert from Human consumption rates to Kerbal consumption rates</text:p>
          </table:table-cell>
          <table:covered-table-cell table:number-columns-repeated="5"/>
          <table:table-cell table:style-name="ce5" table:number-columns-repeated="2"/>
          <table:table-cell table:style-name="ce105" office:value-type="string" calcext:value-type="string" table:number-columns-spanned="4" table:number-rows-spanned="1">
            <text:p>Note that all calculations use 1 in-game unit = 1 liter</text:p>
          </table:table-cell>
          <table:covered-table-cell table:number-columns-repeated="3"/>
          <table:table-cell table:style-name="ce5" table:number-columns-repeated="9"/>
          <table:table-cell table:number-columns-repeated="1003"/>
        </table:table-row>
        <table:table-row table:style-name="ro5">
          <table:table-cell table:style-name="ce5" table:number-columns-repeated="21"/>
          <table:table-cell table:number-columns-repeated="1003"/>
        </table:table-row>
        <table:table-row table:style-name="ro5">
          <table:table-cell table:style-name="ce7" office:value-type="string" calcext:value-type="string">
            <text:p>Assumptions:</text:p>
          </table:table-cell>
          <table:table-cell table:style-name="ce5" table:number-columns-repeated="5"/>
          <table:table-cell table:style-name="ce72" office:value-type="string" calcext:value-type="string">
            <text:p>kg</text:p>
          </table:table-cell>
          <table:table-cell table:style-name="ce5" table:number-columns-repeated="14"/>
          <table:table-cell table:number-columns-repeated="1003"/>
        </table:table-row>
        <table:table-row table:style-name="ro5">
          <table:table-cell table:style-name="ce5" office:value-type="string" calcext:value-type="string" table:number-columns-spanned="5" table:number-rows-spanned="1">
            <text:p>NASA's EVA suit used on board the ISS weights 145 kg fully loaded.</text:p>
          </table:table-cell>
          <table:covered-table-cell table:number-columns-repeated="4"/>
          <table:table-cell table:style-name="ce5"/>
          <table:table-cell table:style-name="ce5" office:value-type="float" office:value="145" calcext:value-type="float">
            <text:p>145.00</text:p>
          </table:table-cell>
          <table:table-cell table:style-name="ce5" table:number-columns-repeated="2"/>
          <table:table-cell table:style-name="ce5" office:value-type="string" calcext:value-type="string">
            <text:p>http://en.wikipedia.org/wiki/Extravehicular_Mobility_Unit#Enhanced_EMU</text:p>
          </table:table-cell>
          <table:table-cell table:style-name="ce34" table:number-columns-repeated="4"/>
          <table:table-cell table:style-name="ce19"/>
          <table:table-cell table:style-name="ce5" table:number-columns-repeated="6"/>
          <table:table-cell table:number-columns-repeated="1003"/>
        </table:table-row>
        <table:table-row table:style-name="ro5">
          <table:table-cell table:style-name="ce5" office:value-type="string" calcext:value-type="string" table:number-columns-spanned="5" table:number-rows-spanned="1">
            <text:p>The Manned Maneuvering Unit (MMU) weights 148 kg fully loaded</text:p>
          </table:table-cell>
          <table:covered-table-cell table:number-columns-repeated="4"/>
          <table:table-cell table:style-name="ce5"/>
          <table:table-cell table:style-name="ce5" office:value-type="float" office:value="148" calcext:value-type="float">
            <text:p>148.00</text:p>
          </table:table-cell>
          <table:table-cell table:style-name="ce5" table:number-columns-repeated="2"/>
          <table:table-cell table:style-name="ce5" office:value-type="string" calcext:value-type="string">
            <text:p>http://en.wikipedia.org/wiki/Manned_Maneuvering_Unit#Overview</text:p>
          </table:table-cell>
          <table:table-cell table:style-name="ce34" table:number-columns-repeated="4"/>
          <table:table-cell table:style-name="ce19"/>
          <table:table-cell table:style-name="ce5" table:number-columns-repeated="6"/>
          <table:table-cell table:number-columns-repeated="1003"/>
        </table:table-row>
        <table:table-row table:style-name="ro5">
          <table:table-cell table:style-name="ce5" office:value-type="string" calcext:value-type="string" table:number-columns-spanned="5" table:number-rows-spanned="1">
            <text:p>The typical NASA astronaut weights 154 lbs (70 kg)</text:p>
          </table:table-cell>
          <table:covered-table-cell table:number-columns-repeated="4"/>
          <table:table-cell table:style-name="ce5"/>
          <table:table-cell table:style-name="ce5" office:value-type="float" office:value="70" calcext:value-type="float">
            <text:p>70.00</text:p>
          </table:table-cell>
          <table:table-cell table:style-name="ce5" table:formula="of:=[.G7]/[.G8]" office:value-type="float" office:value="0.192837465564738" calcext:value-type="float">
            <text:p>0.19</text:p>
          </table:table-cell>
          <table:table-cell table:style-name="ce5"/>
          <table:table-cell table:style-name="ce5" office:value-type="string" calcext:value-type="string">
            <text:p>http://ston.jsc.nasa.gov/collections/trs/_techrep/CR-2004-208941.pdf</text:p>
          </table:table-cell>
          <table:table-cell table:style-name="ce5" office:value-type="string" calcext:value-type="string">
            <text:p>&lt;- Table 3.3.6</text:p>
          </table:table-cell>
          <table:table-cell table:style-name="ce5" office:value-type="string" calcext:value-type="string" table:number-columns-spanned="5" table:number-rows-spanned="1">
            <text:p>Older sources seem to say 80 kg, newer sources (ISS and after) seem to say 70 kg.</text:p>
          </table:table-cell>
          <table:covered-table-cell table:number-columns-repeated="4"/>
          <table:table-cell table:style-name="ce5" table:number-columns-repeated="5"/>
          <table:table-cell table:number-columns-repeated="1003"/>
        </table:table-row>
        <table:table-row table:style-name="ro5">
          <table:table-cell table:style-name="ce5" table:number-columns-repeated="5"/>
          <table:table-cell table:style-name="ce101" office:value-type="string" calcext:value-type="string">
            <text:p>Total</text:p>
          </table:table-cell>
          <table:table-cell table:style-name="ce20" table:formula="of:=([.G5]+[.G6])+[.G7]" office:value-type="float" office:value="363" calcext:value-type="float">
            <text:p>363.00</text:p>
          </table:table-cell>
          <table:table-cell table:style-name="ce5" table:number-columns-repeated="14"/>
          <table:table-cell table:number-columns-repeated="1003"/>
        </table:table-row>
        <table:table-row table:style-name="ro5">
          <table:table-cell table:style-name="ce5" table:number-columns-repeated="21"/>
          <table:table-cell table:number-columns-repeated="1003"/>
        </table:table-row>
        <table:table-row table:style-name="ro5">
          <table:table-cell table:style-name="ce5" office:value-type="string" calcext:value-type="string" table:number-columns-spanned="5" table:number-rows-spanned="1">
            <text:p>Kerbals are 0.8 m tall, compared to 1.8 m for humans</text:p>
          </table:table-cell>
          <table:covered-table-cell table:number-columns-repeated="4"/>
          <table:table-cell table:style-name="ce5" table:number-columns-repeated="16"/>
          <table:table-cell table:number-columns-repeated="1003"/>
        </table:table-row>
        <table:table-row table:style-name="ro5">
          <table:table-cell table:style-name="ce5" office:value-type="string" calcext:value-type="string" table:number-columns-spanned="5" table:number-rows-spanned="1">
            <text:p>Kerbal suits come equipped with an MMU</text:p>
          </table:table-cell>
          <table:covered-table-cell table:number-columns-repeated="4"/>
          <table:table-cell table:style-name="ce5" table:number-columns-repeated="16"/>
          <table:table-cell table:number-columns-repeated="1003"/>
        </table:table-row>
        <table:table-row table:style-name="ro5">
          <table:table-cell table:style-name="ce5" office:value-type="string" calcext:value-type="string" table:number-columns-spanned="5" table:number-rows-spanned="1">
            <text:p>A Kerbal on EVA weights 0.09 tons (90 kg) in game</text:p>
          </table:table-cell>
          <table:covered-table-cell table:number-columns-repeated="4"/>
          <table:table-cell table:style-name="ce5"/>
          <table:table-cell table:style-name="ce5" office:value-type="float" office:value="90" calcext:value-type="float">
            <text:p>90.00</text:p>
          </table:table-cell>
          <table:table-cell table:style-name="ce5" table:number-columns-repeated="2"/>
          <table:table-cell table:style-name="ce5" office:value-type="string" calcext:value-type="string">
            <text:p>http://wiki.kerbalspaceprogram.com/wiki/EVA</text:p>
          </table:table-cell>
          <table:table-cell table:style-name="ce5" table:number-columns-repeated="11"/>
          <table:table-cell table:number-columns-repeated="1003"/>
        </table:table-row>
        <table:table-row table:style-name="ro5">
          <table:table-cell table:style-name="ce5" table:number-columns-repeated="5"/>
          <table:table-cell table:style-name="ce101" office:value-type="string" calcext:value-type="string">
            <text:p>Total</text:p>
          </table:table-cell>
          <table:table-cell table:style-name="ce20" table:formula="of:=[.G12]" office:value-type="float" office:value="90" calcext:value-type="float">
            <text:p>90.00</text:p>
          </table:table-cell>
          <table:table-cell table:style-name="ce5" table:number-columns-repeated="14"/>
          <table:table-cell table:number-columns-repeated="1003"/>
        </table:table-row>
        <table:table-row table:style-name="ro5">
          <table:table-cell table:style-name="ce5" table:number-columns-repeated="21"/>
          <table:table-cell table:number-columns-repeated="1003"/>
        </table:table-row>
        <table:table-row table:style-name="ro5">
          <table:table-cell table:style-name="ce7" office:value-type="string" calcext:value-type="string">
            <text:p>Kerbal mass</text:p>
          </table:table-cell>
          <table:table-cell table:style-name="ce5" table:number-columns-repeated="20"/>
          <table:table-cell table:number-columns-repeated="1003"/>
        </table:table-row>
        <table:table-row table:style-name="ro5">
          <table:table-cell table:style-name="ce5" office:value-type="string" calcext:value-type="string" table:number-columns-spanned="5" table:number-rows-spanned="1">
            <text:p>If the mass of the Kerbal's EVA suit is linearly proportional to NASA's</text:p>
          </table:table-cell>
          <table:covered-table-cell table:number-columns-repeated="4"/>
          <table:table-cell table:style-name="ce5" table:formula="of:=[.H7]" office:value-type="float" office:value="0.192837465564738" calcext:value-type="float">
            <text:p>0.19</text:p>
          </table:table-cell>
          <table:table-cell table:style-name="ce5" table:formula="of:=[.G13]*[.F16]" office:value-type="float" office:value="17.3553719008264" calcext:value-type="float">
            <text:p>17.36</text:p>
          </table:table-cell>
          <table:table-cell table:style-name="ce82" office:value-type="string" calcext:value-type="string">
            <text:p>#1</text:p>
          </table:table-cell>
          <table:table-cell table:style-name="ce5" table:number-columns-repeated="13"/>
          <table:table-cell table:number-columns-repeated="1003"/>
        </table:table-row>
        <table:table-row table:style-name="ro5">
          <table:table-cell table:style-name="ce5" office:value-type="string" calcext:value-type="string" table:number-columns-spanned="5" table:number-rows-spanned="1">
            <text:p>Assuming Kerbals are 1/2 as tall, 1/2 as wide, and 1/2 as fat, and the same density</text:p>
          </table:table-cell>
          <table:covered-table-cell table:number-columns-repeated="4"/>
          <table:table-cell table:style-name="ce5" table:formula="of:=(0.5*0.5)*0.5" office:value-type="float" office:value="0.125" calcext:value-type="float">
            <text:p>0.13</text:p>
          </table:table-cell>
          <table:table-cell table:style-name="ce5" table:formula="of:=[.F17]*[.G7]" office:value-type="float" office:value="8.75" calcext:value-type="float">
            <text:p>8.75</text:p>
          </table:table-cell>
          <table:table-cell table:style-name="ce82" office:value-type="string" calcext:value-type="string">
            <text:p>#2</text:p>
          </table:table-cell>
          <table:table-cell table:style-name="ce5" table:number-columns-repeated="13"/>
          <table:table-cell table:number-columns-repeated="1003"/>
        </table:table-row>
        <table:table-row table:style-name="ro7">
          <table:table-cell table:style-name="ce8" office:value-type="string" calcext:value-type="string" table:number-columns-spanned="4" table:number-rows-spanned="1">
            <text:p>Arbitrary value somewhere in between those</text:p>
          </table:table-cell>
          <table:covered-table-cell table:number-columns-repeated="3"/>
          <table:table-cell table:style-name="ce5"/>
          <table:table-cell table:style-name="ce5" table:formula="of:=[.G18]/[.G7]" office:value-type="float" office:value="0.157142857142857" calcext:value-type="float">
            <text:p>0.16</text:p>
          </table:table-cell>
          <table:table-cell table:style-name="ce8" office:value-type="float" office:value="11" calcext:value-type="float">
            <text:p>11.00</text:p>
          </table:table-cell>
          <table:table-cell table:style-name="ce82" office:value-type="string" calcext:value-type="string">
            <text:p>#3</text:p>
          </table:table-cell>
          <table:table-cell table:style-name="ce5"/>
          <table:table-cell table:style-name="ce52" office:value-type="string" calcext:value-type="string" table:number-columns-spanned="4" table:number-rows-spanned="1">
            <text:p>Chosen to make the consumption ratio below be 25%</text:p>
          </table:table-cell>
          <table:covered-table-cell table:number-columns-repeated="3"/>
          <table:table-cell table:style-name="ce5"/>
          <table:table-cell table:style-name="ce5" table:formula="of:=(0.25*[.G22])^(4/3)" office:value-type="float" office:value="11.0243091865801" calcext:value-type="float">
            <text:p>11.02</text:p>
          </table:table-cell>
          <table:table-cell table:style-name="ce5"/>
          <table:table-cell/>
          <table:table-cell table:style-name="ce5" table:number-columns-repeated="4"/>
          <table:table-cell table:number-columns-repeated="1003"/>
        </table:table-row>
        <table:table-row table:style-name="ro5" table:number-rows-repeated="2">
          <table:table-cell table:style-name="ce5" table:number-columns-repeated="21"/>
          <table:table-cell table:number-columns-repeated="1003"/>
        </table:table-row>
        <table:table-row table:style-name="ro5">
          <table:table-cell table:style-name="ce7" office:value-type="string" calcext:value-type="string" table:number-columns-spanned="3" table:number-rows-spanned="1">
            <text:p>Food consumption ratio, using Kleiber's law</text:p>
          </table:table-cell>
          <table:covered-table-cell table:number-columns-repeated="2"/>
          <table:table-cell table:style-name="ce5" table:number-columns-repeated="6"/>
          <table:table-cell table:style-name="ce106" table:formula="of:=HYPERLINK(&quot;http://equation-of-the-month.blogspot.it/2012/06/kleiber-law.html&quot;;&quot;http://equation-of-the-month.blogspot.it/2012/06/kleiber-law.html&quot;)" office:value-type="string" office:string-value="http://equation-of-the-month.blogspot.it/2012/06/kleiber-law.html" calcext:value-type="string">
            <text:p>http://equation-of-the-month.blogspot.it/2012/06/kleiber-law.html</text:p>
          </table:table-cell>
          <table:table-cell table:style-name="ce34" table:number-columns-repeated="4"/>
          <table:table-cell table:style-name="ce19"/>
          <table:table-cell table:style-name="ce5" table:number-columns-repeated="6"/>
          <table:table-cell table:number-columns-repeated="1003"/>
        </table:table-row>
        <table:table-row table:style-name="ro5">
          <table:table-cell table:style-name="ce5" office:value-type="string" calcext:value-type="string">
            <text:p>humans</text:p>
          </table:table-cell>
          <table:table-cell table:style-name="ce51" office:value-type="string" calcext:value-type="string" table:number-columns-spanned="3" table:number-rows-spanned="1">
            <text:p>basal metabolic rate, R=M^3/4</text:p>
          </table:table-cell>
          <table:covered-table-cell table:number-columns-repeated="2"/>
          <table:table-cell table:style-name="ce5" table:number-columns-repeated="2"/>
          <table:table-cell table:style-name="ce5" table:formula="of:=[.G7]^(3/4)" office:value-type="float" office:value="24.2004549249359" calcext:value-type="float">
            <text:p>24.20</text:p>
          </table:table-cell>
          <table:table-cell table:style-name="ce5" table:number-columns-repeated="14"/>
          <table:table-cell table:number-columns-repeated="1003"/>
        </table:table-row>
        <table:table-row table:style-name="ro5">
          <table:table-cell table:style-name="ce5" office:value-type="string" calcext:value-type="string">
            <text:p>Kerbals</text:p>
          </table:table-cell>
          <table:table-cell table:style-name="ce5" office:value-type="string" calcext:value-type="string">
            <text:p>mass #1</text:p>
          </table:table-cell>
          <table:table-cell table:style-name="ce5" table:number-columns-repeated="4"/>
          <table:table-cell table:style-name="ce5" table:formula="of:=[.G16]^(3/4)" office:value-type="float" office:value="8.50306391033934" calcext:value-type="float">
            <text:p>8.50</text:p>
          </table:table-cell>
          <table:table-cell table:style-name="ce5" table:formula="of:=[.G23]/[.G22]" office:value-type="float" office:value="0.351359672234007" calcext:value-type="float">
            <text:p>0.35</text:p>
          </table:table-cell>
          <table:table-cell table:style-name="ce5" table:number-columns-repeated="13"/>
          <table:table-cell table:number-columns-repeated="1003"/>
        </table:table-row>
        <table:table-row table:style-name="ro5">
          <table:table-cell table:style-name="ce5"/>
          <table:table-cell table:style-name="ce5" office:value-type="string" calcext:value-type="string">
            <text:p>mass #2</text:p>
          </table:table-cell>
          <table:table-cell table:style-name="ce5" table:number-columns-repeated="4"/>
          <table:table-cell table:style-name="ce5" table:formula="of:=[.G17]^(3/4)" office:value-type="float" office:value="5.08751894847192" calcext:value-type="float">
            <text:p>5.09</text:p>
          </table:table-cell>
          <table:table-cell table:style-name="ce5" table:formula="of:=[.G24]/[.G22]" office:value-type="float" office:value="0.210224103813429" calcext:value-type="float">
            <text:p>0.21</text:p>
          </table:table-cell>
          <table:table-cell table:style-name="ce5" table:number-columns-repeated="13"/>
          <table:table-cell table:number-columns-repeated="1003"/>
        </table:table-row>
        <table:table-row table:style-name="ro5">
          <table:table-cell table:style-name="ce5"/>
          <table:table-cell table:style-name="ce5" office:value-type="string" calcext:value-type="string">
            <text:p>mass #3</text:p>
          </table:table-cell>
          <table:table-cell table:style-name="ce5" table:number-columns-repeated="4"/>
          <table:table-cell table:style-name="ce5" table:formula="of:=[.G18]^(3/4)" office:value-type="float" office:value="6.04010535453724" calcext:value-type="float">
            <text:p>6.04</text:p>
          </table:table-cell>
          <table:table-cell table:style-name="ce5" table:formula="of:=[.G25]/[.G22]" office:value-type="float" office:value="0.249586438489368" calcext:value-type="float">
            <text:p>0.25</text:p>
          </table:table-cell>
          <table:table-cell table:style-name="ce5"/>
          <table:table-cell/>
          <table:table-cell table:style-name="ce5" table:number-columns-repeated="11"/>
          <table:table-cell table:number-columns-repeated="1003"/>
        </table:table-row>
        <table:table-row table:style-name="ro5">
          <table:table-cell table:style-name="ce5" table:number-columns-repeated="9"/>
          <table:table-cell/>
          <table:table-cell table:style-name="ce5" table:number-columns-repeated="11"/>
          <table:table-cell table:number-columns-repeated="1003"/>
        </table:table-row>
        <table:table-row table:style-name="ro5">
          <table:table-cell table:style-name="ce9" office:value-type="string" calcext:value-type="string">
            <text:p>Conclusion</text:p>
          </table:table-cell>
          <table:table-cell table:style-name="ce10" table:number-columns-repeated="3"/>
          <table:table-cell table:style-name="ce5" table:number-columns-repeated="17"/>
          <table:table-cell table:number-columns-repeated="1003"/>
        </table:table-row>
        <table:table-row table:style-name="ro5">
          <table:table-cell table:style-name="ce10" office:value-type="string" calcext:value-type="string" table:number-columns-spanned="2" table:number-rows-spanned="1">
            <text:p>Kerbals mass</text:p>
          </table:table-cell>
          <table:covered-table-cell/>
          <table:table-cell table:style-name="ce10" office:value-type="float" office:value="11" calcext:value-type="float">
            <text:p>11.00</text:p>
          </table:table-cell>
          <table:table-cell table:style-name="ce10" office:value-type="string" calcext:value-type="string">
            <text:p>kg</text:p>
          </table:table-cell>
          <table:table-cell table:style-name="ce5" table:formula="of:=[.C28]*2.2" office:value-type="float" office:value="24.2" calcext:value-type="float">
            <text:p>24.20</text:p>
          </table:table-cell>
          <table:table-cell table:style-name="ce5" office:value-type="string" calcext:value-type="string">
            <text:p>lbs</text:p>
          </table:table-cell>
          <table:table-cell table:style-name="ce5" table:number-columns-repeated="15"/>
          <table:table-cell table:number-columns-repeated="1003"/>
        </table:table-row>
        <table:table-row table:style-name="ro5">
          <table:table-cell table:style-name="ce10" office:value-type="string" calcext:value-type="string" table:number-columns-spanned="2" table:number-rows-spanned="1">
            <text:p>Consumption ratio</text:p>
          </table:table-cell>
          <table:covered-table-cell/>
          <table:table-cell table:style-name="ce10" office:value-type="float" office:value="0.25" calcext:value-type="float">
            <text:p>0.25</text:p>
          </table:table-cell>
          <table:table-cell table:style-name="ce10"/>
          <table:table-cell table:style-name="ce5" table:number-columns-repeated="2"/>
          <table:table-cell table:style-name="ce19" table:number-columns-repeated="3"/>
          <table:table-cell table:style-name="ce5" table:number-columns-repeated="12"/>
          <table:table-cell table:number-columns-repeated="1003"/>
        </table:table-row>
        <table:table-row table:style-name="ro5" table:number-rows-repeated="2">
          <table:table-cell table:style-name="ce5" table:number-columns-repeated="6"/>
          <table:table-cell table:style-name="ce19" table:number-columns-repeated="2"/>
          <table:table-cell table:style-name="ce5" table:number-columns-repeated="13"/>
          <table:table-cell table:number-columns-repeated="1003"/>
        </table:table-row>
        <table:table-row table:style-name="ro6">
          <table:table-cell table:style-name="ce6" office:value-type="string" calcext:value-type="string" table:number-columns-spanned="6" table:number-rows-spanned="1">
            <text:p>Consumption, units, mass, and volume</text:p>
          </table:table-cell>
          <table:covered-table-cell table:number-columns-repeated="5"/>
          <table:table-cell table:style-name="ce5" table:number-columns-repeated="15"/>
          <table:table-cell table:number-columns-repeated="1003"/>
        </table:table-row>
        <table:table-row table:style-name="ro5">
          <table:table-cell table:style-name="ce5" table:number-columns-repeated="21"/>
          <table:table-cell table:number-columns-repeated="1003"/>
        </table:table-row>
        <table:table-row table:style-name="ro8">
          <table:table-cell table:style-name="ce11" office:value-type="string" calcext:value-type="string">
            <text:p>Oxygen</text:p>
          </table:table-cell>
          <table:table-cell table:style-name="ce5"/>
          <table:table-cell table:style-name="ce72" office:value-type="string" calcext:value-type="string">
            <text:p>kg/m^3</text:p>
          </table:table-cell>
          <table:table-cell table:style-name="ce72" office:value-type="string" calcext:value-type="string">
            <text:p>kg/L</text:p>
          </table:table-cell>
          <table:table-cell table:style-name="ce5" table:number-columns-repeated="17"/>
          <table:table-cell table:number-columns-repeated="1003"/>
        </table:table-row>
        <table:table-row table:style-name="ro5">
          <table:table-cell table:style-name="ce10" office:value-type="string" calcext:value-type="string" table:number-columns-spanned="2" table:number-rows-spanned="1">
            <text:p>Density (gas)</text:p>
          </table:table-cell>
          <table:covered-table-cell/>
          <table:table-cell table:style-name="ce10" office:value-type="float" office:value="1.41" calcext:value-type="float">
            <text:p>1.41</text:p>
          </table:table-cell>
          <table:table-cell table:style-name="ce18" table:formula="of:=[.C35]/1000" office:value-type="float" office:value="0.00141" calcext:value-type="float">
            <text:p>0.00</text:p>
          </table:table-cell>
          <table:table-cell table:style-name="ce10" office:value-type="string" calcext:value-type="string" table:number-columns-spanned="2" table:number-rows-spanned="1">
            <text:p>@ 0°C / 100 kPa</text:p>
          </table:table-cell>
          <table:covered-table-cell/>
          <table:table-cell table:style-name="ce5" table:number-columns-repeated="2"/>
          <table:table-cell/>
          <table:table-cell table:style-name="ce5" office:value-type="string" calcext:value-type="string">
            <text:p>http://www.wolframalpha.com/input/?i=oxygen+at+0C+and+100+kPa</text:p>
          </table:table-cell>
          <table:table-cell table:style-name="ce5" office:value-type="string" calcext:value-type="string">
            <text:p>http://en.wikipedia.org/wiki/Oxygen</text:p>
          </table:table-cell>
          <table:table-cell/>
          <table:table-cell table:style-name="ce5" table:number-columns-repeated="9"/>
          <table:table-cell table:number-columns-repeated="1003"/>
        </table:table-row>
        <table:table-row table:style-name="ro5">
          <table:table-cell table:style-name="ce10" office:value-type="string" calcext:value-type="string" table:number-columns-spanned="2" table:number-rows-spanned="1">
            <text:p>As compressed gas</text:p>
          </table:table-cell>
          <table:covered-table-cell/>
          <table:table-cell table:style-name="ce10" office:value-type="float" office:value="311.8" calcext:value-type="float">
            <text:p>311.80</text:p>
          </table:table-cell>
          <table:table-cell table:style-name="ce18" table:formula="of:=[.C36]/1000" office:value-type="float" office:value="0.3118" calcext:value-type="float">
            <text:p>0.31</text:p>
          </table:table-cell>
          <table:table-cell table:style-name="ce10" office:value-type="string" calcext:value-type="string" table:number-columns-spanned="2" table:number-rows-spanned="1">
            <text:p>@ 0°C / 20 MPa (~197.4 atm)</text:p>
          </table:table-cell>
          <table:covered-table-cell/>
          <table:table-cell table:style-name="ce50" office:value-type="string" calcext:value-type="string">
            <text:p>ratio</text:p>
          </table:table-cell>
          <table:table-cell table:style-name="ce5" table:formula="of:=[.C36]/[.C35]" office:value-type="float" office:value="221.13475177305" calcext:value-type="float">
            <text:p>221.13</text:p>
          </table:table-cell>
          <table:table-cell/>
          <table:table-cell table:style-name="ce5" office:value-type="string" calcext:value-type="string">
            <text:p>http://www.wolframalpha.com/input/?i=oxygen+at+0C+and+200+bar</text:p>
          </table:table-cell>
          <table:table-cell/>
          <table:table-cell table:style-name="ce5" table:number-columns-repeated="10"/>
          <table:table-cell table:number-columns-repeated="1003"/>
        </table:table-row>
        <table:table-row table:style-name="ro5">
          <table:table-cell table:style-name="ce5" office:value-type="string" calcext:value-type="string" table:number-columns-spanned="2" table:number-rows-spanned="1">
            <text:p>As liquid</text:p>
          </table:table-cell>
          <table:covered-table-cell/>
          <table:table-cell table:style-name="ce5" office:value-type="float" office:value="1141" calcext:value-type="float">
            <text:p>1141.00</text:p>
          </table:table-cell>
          <table:table-cell table:style-name="ce14" table:formula="of:=[.C37]/1000" office:value-type="float" office:value="1.141" calcext:value-type="float">
            <text:p>1.14</text:p>
          </table:table-cell>
          <table:table-cell table:style-name="ce5" office:value-type="string" calcext:value-type="string" table:number-columns-spanned="2" table:number-rows-spanned="1">
            <text:p>@ -184.03°C / 100 kPa</text:p>
          </table:table-cell>
          <table:covered-table-cell/>
          <table:table-cell table:style-name="ce50" office:value-type="string" calcext:value-type="string">
            <text:p>ratio</text:p>
          </table:table-cell>
          <table:table-cell table:style-name="ce5" table:formula="of:=[.C37]/[.C35]" office:value-type="float" office:value="809.219858156028" calcext:value-type="float">
            <text:p>809.22</text:p>
          </table:table-cell>
          <table:table-cell/>
          <table:table-cell table:style-name="ce51" office:value-type="string" calcext:value-type="string">
            <text:p>http://www.wolframalpha.com/input/?i=liquid+oxygen+at+100+kPa</text:p>
          </table:table-cell>
          <table:table-cell table:style-name="ce5" office:value-type="string" calcext:value-type="string">
            <text:p>http://en.wikipedia.org/wiki/Oxygen</text:p>
          </table:table-cell>
          <table:table-cell table:style-name="ce5" office:value-type="string" calcext:value-type="string">
            <text:p>http://www.engineeringtoolbox.com/oxygen-d_1422.html</text:p>
          </table:table-cell>
          <table:table-cell table:number-columns-repeated="2"/>
          <table:table-cell table:style-name="ce5" table:number-columns-repeated="7"/>
          <table:table-cell table:number-columns-repeated="1003"/>
        </table:table-row>
        <table:table-row table:style-name="ro5">
          <table:table-cell table:style-name="ce5" table:number-columns-repeated="21"/>
          <table:table-cell table:number-columns-repeated="1003"/>
        </table:table-row>
        <table:table-row table:style-name="ro5">
          <table:table-cell table:style-name="ce12" office:value-type="string" calcext:value-type="string" table:number-columns-spanned="2" table:number-rows-spanned="1">
            <text:p>Human consumption</text:p>
          </table:table-cell>
          <table:covered-table-cell/>
          <table:table-cell table:style-name="ce5" table:number-columns-repeated="19"/>
          <table:table-cell table:number-columns-repeated="1003"/>
        </table:table-row>
        <table:table-row table:style-name="ro5">
          <table:table-cell table:style-name="ce5"/>
          <table:table-cell table:style-name="ce10" office:value-type="float" office:value="0.835" calcext:value-type="float">
            <text:p>0.84</text:p>
          </table:table-cell>
          <table:table-cell table:style-name="ce10" office:value-type="string" calcext:value-type="string" table:number-columns-spanned="2" table:number-rows-spanned="1">
            <text:p>kg/Earth-day</text:p>
          </table:table-cell>
          <table:covered-table-cell/>
          <table:table-cell table:style-name="ce5" table:number-columns-repeated="5"/>
          <table:table-cell table:style-name="ce5" office:value-type="string" calcext:value-type="string">
            <text:p>http://ston.jsc.nasa.gov/collections/trs/_techrep/CR-2004-208941.pdf</text:p>
          </table:table-cell>
          <table:table-cell table:style-name="ce5" office:value-type="string" calcext:value-type="string">
            <text:p>&lt;- Table 3.3.6</text:p>
          </table:table-cell>
          <table:table-cell table:style-name="ce5" office:value-type="string" calcext:value-type="string">
            <text:p>http://ntrs.nasa.gov/archive/nasa/casi.ntrs.nasa.gov/20120015507.pdf</text:p>
          </table:table-cell>
          <table:table-cell table:style-name="ce5" office:value-type="string" calcext:value-type="string">
            <text:p>&lt;- slide 3</text:p>
          </table:table-cell>
          <table:table-cell table:style-name="ce5" table:number-columns-repeated="8"/>
          <table:table-cell table:number-columns-repeated="1003"/>
        </table:table-row>
        <table:table-row table:style-name="ro5">
          <table:table-cell table:style-name="ce5"/>
          <table:table-cell table:style-name="ce10" table:formula="of:=[.B40]/[.D35]" office:value-type="float" office:value="592.198581560284" calcext:value-type="float">
            <text:p>592.20</text:p>
          </table:table-cell>
          <table:table-cell table:style-name="ce10" office:value-type="string" calcext:value-type="string" table:number-columns-spanned="2" table:number-rows-spanned="1">
            <text:p>L/Earth-day</text:p>
          </table:table-cell>
          <table:covered-table-cell/>
          <table:table-cell table:style-name="ce5" table:number-columns-repeated="17"/>
          <table:table-cell table:number-columns-repeated="1003"/>
        </table:table-row>
        <table:table-row table:style-name="ro5">
          <table:table-cell table:style-name="ce5"/>
          <table:table-cell table:style-name="ce18" table:formula="of:=[.B41]/86400" office:value-type="float" office:value="0.00685415024954032" calcext:value-type="float">
            <text:p>0.01</text:p>
          </table:table-cell>
          <table:table-cell table:style-name="ce18" office:value-type="string" calcext:value-type="string" table:number-columns-spanned="2" table:number-rows-spanned="1">
            <text:p>L/sec</text:p>
          </table:table-cell>
          <table:covered-table-cell/>
          <table:table-cell table:style-name="ce5" table:number-columns-repeated="17"/>
          <table:table-cell table:number-columns-repeated="1003"/>
        </table:table-row>
        <table:table-row table:style-name="ro5">
          <table:table-cell table:style-name="ce5"/>
          <table:table-cell table:style-name="ce14"/>
          <table:table-cell table:number-columns-repeated="2"/>
          <table:table-cell table:style-name="ce5" table:number-columns-repeated="17"/>
          <table:table-cell table:number-columns-repeated="1003"/>
        </table:table-row>
        <table:table-row table:style-name="ro5">
          <table:table-cell/>
          <table:table-cell table:style-name="ce10" table:formula="of:=([.B40]/[.C36])*1000" office:value-type="float" office:value="2.67799871712636" calcext:value-type="float">
            <text:p>2.68</text:p>
          </table:table-cell>
          <table:table-cell table:style-name="ce10" office:value-type="string" calcext:value-type="string" table:number-columns-spanned="2" table:number-rows-spanned="1">
            <text:p>L/Earth-day (compressed)</text:p>
          </table:table-cell>
          <table:covered-table-cell/>
          <table:table-cell table:style-name="ce5" table:number-columns-repeated="17"/>
          <table:table-cell table:number-columns-repeated="1003"/>
        </table:table-row>
        <table:table-row table:style-name="ro5">
          <table:table-cell/>
          <table:table-cell table:style-name="ce14" table:formula="of:=([.B40]/[.C37])*1000" office:value-type="float" office:value="0.731814198071867" calcext:value-type="float">
            <text:p>0.73</text:p>
          </table:table-cell>
          <table:table-cell table:style-name="ce5" office:value-type="string" calcext:value-type="string" table:number-columns-spanned="2" table:number-rows-spanned="1">
            <text:p>L/Earth-day (liquid)</text:p>
          </table:table-cell>
          <table:covered-table-cell/>
          <table:table-cell/>
          <table:table-cell table:style-name="ce5" table:number-columns-repeated="4"/>
          <table:table-cell table:number-columns-repeated="4"/>
          <table:table-cell table:style-name="ce5" table:number-columns-repeated="8"/>
          <table:table-cell table:number-columns-repeated="1003"/>
        </table:table-row>
        <table:table-row table:style-name="ro5">
          <table:table-cell table:style-name="ce5"/>
          <table:table-cell table:number-columns-repeated="2"/>
          <table:table-cell table:style-name="ce5" table:number-columns-repeated="18"/>
          <table:table-cell table:number-columns-repeated="1003"/>
        </table:table-row>
        <table:table-row table:style-name="ro5">
          <table:table-cell table:style-name="ce12" office:value-type="string" calcext:value-type="string" table:number-columns-spanned="2" table:number-rows-spanned="1">
            <text:p>Kerbal consumption</text:p>
          </table:table-cell>
          <table:covered-table-cell/>
          <table:table-cell/>
          <table:table-cell table:style-name="ce5" table:number-columns-repeated="18"/>
          <table:table-cell table:number-columns-repeated="1003"/>
        </table:table-row>
        <table:table-row table:style-name="ro5">
          <table:table-cell/>
          <table:table-cell table:style-name="ce5" table:formula="of:=[.B40]*[.C29]" office:value-type="float" office:value="0.20875" calcext:value-type="float">
            <text:p>0.21</text:p>
          </table:table-cell>
          <table:table-cell table:style-name="ce5" office:value-type="string" calcext:value-type="string" table:number-columns-spanned="2" table:number-rows-spanned="1">
            <text:p>kg/Earth-day</text:p>
          </table:table-cell>
          <table:covered-table-cell/>
          <table:table-cell table:style-name="ce5"/>
          <table:table-cell table:style-name="ce5" table:formula="of:=[.B48]/[.B40]" office:value-type="float" office:value="0.25" calcext:value-type="float">
            <text:p>0.25</text:p>
          </table:table-cell>
          <table:table-cell table:style-name="ce5" office:value-type="string" calcext:value-type="string" table:number-columns-spanned="2" table:number-rows-spanned="1">
            <text:p>of human consumption</text:p>
          </table:table-cell>
          <table:covered-table-cell/>
          <table:table-cell table:style-name="ce5" table:number-columns-repeated="13"/>
          <table:table-cell table:number-columns-repeated="1003"/>
        </table:table-row>
        <table:table-row table:style-name="ro5">
          <table:table-cell/>
          <table:table-cell table:style-name="ce10" table:formula="of:=[.B48]/4" office:value-type="float" office:value="0.0521875" calcext:value-type="float">
            <text:p>0.05</text:p>
          </table:table-cell>
          <table:table-cell table:style-name="ce10" office:value-type="string" calcext:value-type="string" table:number-columns-spanned="2" table:number-rows-spanned="1">
            <text:p>kg/Kerbin-day</text:p>
          </table:table-cell>
          <table:covered-table-cell/>
          <table:table-cell table:style-name="ce5" table:number-columns-repeated="17"/>
          <table:table-cell table:number-columns-repeated="1003"/>
        </table:table-row>
        <table:table-row table:style-name="ro7">
          <table:table-cell/>
          <table:table-cell table:style-name="ce18" table:formula="of:=[.B49]/[.D35]" office:value-type="float" office:value="37.0124113475177" calcext:value-type="float">
            <text:p>37.01</text:p>
          </table:table-cell>
          <table:table-cell table:style-name="ce18" office:value-type="string" calcext:value-type="string" table:number-columns-spanned="2" table:number-rows-spanned="1">
            <text:p>L/Kerbin-day</text:p>
          </table:table-cell>
          <table:covered-table-cell/>
          <table:table-cell table:style-name="ce5" table:number-columns-repeated="17"/>
          <table:table-cell table:number-columns-repeated="1003"/>
        </table:table-row>
        <table:table-row table:style-name="ro5">
          <table:table-cell/>
          <table:table-cell table:style-name="ce18" table:formula="of:=[.B50]/21600" office:value-type="float" office:value="0.00171353756238508" calcext:value-type="float">
            <text:p>0.00</text:p>
          </table:table-cell>
          <table:table-cell table:style-name="ce18" office:value-type="string" calcext:value-type="string" table:number-columns-spanned="2" table:number-rows-spanned="1">
            <text:p>L/sec</text:p>
          </table:table-cell>
          <table:covered-table-cell/>
          <table:table-cell table:style-name="ce5" table:number-columns-repeated="17"/>
          <table:table-cell table:number-columns-repeated="1003"/>
        </table:table-row>
        <table:table-row table:style-name="ro5">
          <table:table-cell table:number-columns-repeated="4"/>
          <table:table-cell table:style-name="ce5" table:number-columns-repeated="17"/>
          <table:table-cell table:number-columns-repeated="1003"/>
        </table:table-row>
        <table:table-row table:style-name="ro5">
          <table:table-cell table:style-name="ce5"/>
          <table:table-cell table:style-name="ce18" table:formula="of:=([.B48]/[.D36])/4" office:value-type="float" office:value="0.167374919820398" calcext:value-type="float">
            <text:p>0.17</text:p>
          </table:table-cell>
          <table:table-cell table:style-name="ce10" office:value-type="string" calcext:value-type="string" table:number-columns-spanned="2" table:number-rows-spanned="1">
            <text:p>L/Kerbin-day (compressed)</text:p>
          </table:table-cell>
          <table:covered-table-cell/>
          <table:table-cell table:style-name="ce5" table:number-columns-repeated="17"/>
          <table:table-cell table:number-columns-repeated="1003"/>
        </table:table-row>
        <table:table-row table:style-name="ro5">
          <table:table-cell table:style-name="ce5"/>
          <table:table-cell table:style-name="ce14" table:formula="of:=([.B48]/[.D37])/4" office:value-type="float" office:value="0.0457383873794917" calcext:value-type="float">
            <text:p>0.05</text:p>
          </table:table-cell>
          <table:table-cell table:style-name="ce5" office:value-type="string" calcext:value-type="string" table:number-columns-spanned="2" table:number-rows-spanned="1">
            <text:p>L/Kerbin-day (liquid)</text:p>
          </table:table-cell>
          <table:covered-table-cell/>
          <table:table-cell table:style-name="ce5" table:number-columns-repeated="17"/>
          <table:table-cell table:number-columns-repeated="1003"/>
        </table:table-row>
        <table:table-row table:style-name="ro5">
          <table:table-cell table:style-name="ce5"/>
          <table:table-cell/>
          <table:table-cell table:style-name="ce5" table:number-columns-repeated="8"/>
          <table:table-cell table:number-columns-repeated="2"/>
          <table:table-cell table:style-name="ce5" table:number-columns-repeated="9"/>
          <table:table-cell table:number-columns-repeated="1003"/>
        </table:table-row>
        <table:table-row table:style-name="ro5">
          <table:table-cell table:style-name="ce12" office:value-type="string" calcext:value-type="string" table:number-columns-spanned="2" table:number-rows-spanned="1">
            <text:p>Cost</text:p>
          </table:table-cell>
          <table:covered-table-cell/>
          <table:table-cell table:style-name="ce5" table:number-columns-repeated="8"/>
          <table:table-cell table:number-columns-repeated="2"/>
          <table:table-cell table:style-name="ce5" table:number-columns-repeated="9"/>
          <table:table-cell table:number-columns-repeated="1003"/>
        </table:table-row>
        <table:table-row table:style-name="ro5">
          <table:table-cell table:style-name="ce5"/>
          <table:table-cell table:style-name="ce18" table:formula="of:=[.B58]*[.D35]" office:value-type="float" office:value="0.000055836" calcext:value-type="float">
            <text:p>0.00</text:p>
          </table:table-cell>
          <table:table-cell table:style-name="ce10" office:value-type="string" calcext:value-type="string">
            <text:p>K$/L</text:p>
          </table:table-cell>
          <table:table-cell table:style-name="ce5" table:number-columns-repeated="6"/>
          <table:table-cell table:style-name="ce8" office:value-type="string" calcext:value-type="string" table:number-columns-spanned="6" table:number-rows-spanned="1">
            <text:p>Arbitrary value chosen to make the K$/kg price be slightly higher than Oxidizer</text:p>
          </table:table-cell>
          <table:covered-table-cell table:number-columns-repeated="5"/>
          <table:table-cell table:style-name="ce5" table:number-columns-repeated="6"/>
          <table:table-cell table:number-columns-repeated="1003"/>
        </table:table-row>
        <table:table-row table:style-name="ro5">
          <table:table-cell table:style-name="ce5"/>
          <table:table-cell table:style-name="ce18" table:formula="of:=[.N58]*1.1" office:value-type="float" office:value="0.0396" calcext:value-type="float">
            <text:p>0.04</text:p>
          </table:table-cell>
          <table:table-cell table:style-name="ce10" office:value-type="string" calcext:value-type="string">
            <text:p>K$/kg</text:p>
          </table:table-cell>
          <table:table-cell table:style-name="ce5" table:number-columns-repeated="6"/>
          <table:table-cell table:style-name="ce8" office:value-type="string" calcext:value-type="string" table:number-columns-spanned="4" table:number-rows-spanned="1">
            <text:p>Oxidizer is 0.005 tons/L or 5 kg/L and costs 0.18 K$/L for</text:p>
          </table:table-cell>
          <table:covered-table-cell table:number-columns-repeated="3"/>
          <table:table-cell table:style-name="ce8" table:formula="of:=(1/(0.005*1000))*0.18" office:value-type="float" office:value="0.036" calcext:value-type="float">
            <text:p>0.04</text:p>
          </table:table-cell>
          <table:table-cell table:style-name="ce8" office:value-type="string" calcext:value-type="string">
            <text:p>K$/kg</text:p>
          </table:table-cell>
          <table:table-cell table:style-name="ce5" table:number-columns-repeated="6"/>
          <table:table-cell table:number-columns-repeated="1003"/>
        </table:table-row>
        <table:table-row table:style-name="ro9">
          <table:table-cell table:style-name="ce5"/>
          <table:table-cell table:style-name="ce18" table:formula="of:=[.B57]*[.B41]" office:value-type="float" office:value="0.033066" calcext:value-type="float">
            <text:p>0.03</text:p>
          </table:table-cell>
          <table:table-cell table:style-name="ce10" office:value-type="string" calcext:value-type="string">
            <text:p>K$/Earth-day</text:p>
          </table:table-cell>
          <table:table-cell table:style-name="ce5" table:number-columns-repeated="6"/>
          <table:table-cell table:style-name="ce5" office:value-type="string" calcext:value-type="string" table:number-columns-spanned="2" table:number-rows-spanned="1">
            <text:p>Real life price is $3.00 per kg</text:p>
          </table:table-cell>
          <table:covered-table-cell/>
          <table:table-cell table:style-name="ce14" office:value-type="string" calcext:value-type="string">
            <text:p>http://www.chemicool.com/elements/oxygen.html</text:p>
          </table:table-cell>
          <table:table-cell table:style-name="ce5" table:number-columns-repeated="9"/>
          <table:table-cell table:number-columns-repeated="1003"/>
        </table:table-row>
        <table:table-row table:style-name="ro5">
          <table:table-cell table:style-name="ce5"/>
          <table:table-cell table:style-name="ce18" table:formula="of:=[.B57]*[.B50]" office:value-type="float" office:value="0.002066625" calcext:value-type="float">
            <text:p>0.00</text:p>
          </table:table-cell>
          <table:table-cell table:style-name="ce10" office:value-type="string" calcext:value-type="string">
            <text:p>K$/Kerbin-day</text:p>
          </table:table-cell>
          <table:table-cell table:style-name="ce5" table:number-columns-repeated="7"/>
          <table:table-cell table:number-columns-repeated="2"/>
          <table:table-cell table:style-name="ce5" table:number-columns-repeated="9"/>
          <table:table-cell table:number-columns-repeated="1003"/>
        </table:table-row>
        <table:table-row table:style-name="ro5">
          <table:table-cell table:style-name="ce5"/>
          <table:table-cell/>
          <table:table-cell table:style-name="ce5" table:number-columns-repeated="8"/>
          <table:table-cell table:number-columns-repeated="2"/>
          <table:table-cell table:style-name="ce5" table:number-columns-repeated="9"/>
          <table:table-cell table:number-columns-repeated="1003"/>
        </table:table-row>
        <table:table-row table:style-name="ro5">
          <table:table-cell table:style-name="ce5" table:number-columns-repeated="10"/>
          <table:table-cell table:number-columns-repeated="2"/>
          <table:table-cell table:style-name="ce5" table:number-columns-repeated="9"/>
          <table:table-cell table:number-columns-repeated="1003"/>
        </table:table-row>
        <table:table-row table:style-name="ro8">
          <table:table-cell table:style-name="ce11" office:value-type="string" calcext:value-type="string">
            <text:p>Food</text:p>
          </table:table-cell>
          <table:table-cell table:style-name="ce5" table:number-columns-repeated="20"/>
          <table:table-cell table:number-columns-repeated="1003"/>
        </table:table-row>
        <table:table-row table:style-name="ro5">
          <table:table-cell table:number-columns-repeated="2"/>
          <table:table-cell table:style-name="ce72" office:value-type="string" calcext:value-type="string">
            <text:p>kg/Earth-day</text:p>
          </table:table-cell>
          <table:table-cell table:style-name="ce72" office:value-type="string" calcext:value-type="string">
            <text:p>m^3 volume</text:p>
          </table:table-cell>
          <table:table-cell table:style-name="ce5" table:number-columns-repeated="8"/>
          <table:table-cell/>
          <table:table-cell table:style-name="ce5"/>
          <table:table-cell/>
          <table:table-cell table:style-name="ce5" table:number-columns-repeated="6"/>
          <table:table-cell table:number-columns-repeated="1003"/>
        </table:table-row>
        <table:table-row table:style-name="ro5">
          <table:table-cell table:style-name="ce12" office:value-type="string" calcext:value-type="string" table:number-columns-spanned="2" table:number-rows-spanned="1">
            <text:p>Human consumption</text:p>
          </table:table-cell>
          <table:covered-table-cell/>
          <table:table-cell table:style-name="ce5" table:number-columns-repeated="7"/>
          <table:table-cell table:style-name="ce5" office:value-type="string" calcext:value-type="string">
            <text:p>http://ston.jsc.nasa.gov/collections/trs/_techrep/CR-2004-208941.pdf</text:p>
          </table:table-cell>
          <table:table-cell table:style-name="ce5" office:value-type="string" calcext:value-type="string">
            <text:p>&lt;- Table 4.3.7</text:p>
          </table:table-cell>
          <table:table-cell table:style-name="ce5" office:value-type="string" calcext:value-type="string" table:number-columns-spanned="3" table:number-rows-spanned="1">
            <text:p>also see 4.3.1 and 3.3.6 and 4.3.4</text:p>
          </table:table-cell>
          <table:covered-table-cell table:number-columns-repeated="2"/>
          <table:table-cell/>
          <table:table-cell table:style-name="ce5" table:number-columns-repeated="6"/>
          <table:table-cell table:number-columns-repeated="1003"/>
        </table:table-row>
        <table:table-row table:style-name="ro10">
          <table:table-cell table:style-name="ce5" office:value-type="string" calcext:value-type="string" table:number-columns-spanned="2" table:number-rows-spanned="1">
            <text:p>Dry mass</text:p>
          </table:table-cell>
          <table:covered-table-cell/>
          <table:table-cell table:style-name="ce5" office:value-type="float" office:value="0.66" calcext:value-type="float">
            <text:p>0.66</text:p>
          </table:table-cell>
          <table:table-cell table:style-name="ce5" table:number-columns-repeated="6"/>
          <table:table-cell table:style-name="ce5" office:value-type="string" calcext:value-type="string">
            <text:p>also see</text:p>
          </table:table-cell>
          <table:table-cell table:style-name="ce5" office:value-type="string" calcext:value-type="string">
            <text:p>http://ntrs.nasa.gov/archive/nasa/casi.ntrs.nasa.gov/20120015507.pdf</text:p>
          </table:table-cell>
          <table:table-cell table:style-name="ce5" office:value-type="string" calcext:value-type="string">
            <text:p>http://www.projectrho.com/public_html/rocket/supplement/102202_LifeSupportPart1.pdf</text:p>
          </table:table-cell>
          <table:table-cell table:style-name="ce14" office:value-type="string" calcext:value-type="string">
            <text:p>http://www.nasa.gov/pdf/146558main_RecyclingEDA(final)%204_10_06.pdf</text:p>
          </table:table-cell>
          <table:table-cell table:style-name="ce5" office:value-type="string" calcext:value-type="string">
            <text:p>http://ntrs.nasa.gov/archive/nasa/casi.ntrs.nasa.gov/20140005433.pdf</text:p>
          </table:table-cell>
          <table:table-cell table:style-name="ce5" office:value-type="string" calcext:value-type="string">
            <text:p>http://www.agrospaceconference.net/sperlonga2006/07%20Wheeler%20-%20NASA%20research.pdf</text:p>
          </table:table-cell>
          <table:table-cell table:style-name="ce5" table:number-columns-repeated="6"/>
          <table:table-cell table:number-columns-repeated="1003"/>
        </table:table-row>
        <table:table-row table:style-name="ro11">
          <table:table-cell table:style-name="ce5" office:value-type="string" calcext:value-type="string" table:number-columns-spanned="2" table:number-rows-spanned="1">
            <text:p>Food "as-shipped"</text:p>
          </table:table-cell>
          <table:covered-table-cell/>
          <table:table-cell table:style-name="ce5" office:value-type="float" office:value="1.37" calcext:value-type="float">
            <text:p>1.37</text:p>
          </table:table-cell>
          <table:table-cell table:style-name="ce5"/>
          <table:table-cell table:style-name="ce5" office:value-type="string" calcext:value-type="string">
            <text:p>52% water</text:p>
          </table:table-cell>
          <table:table-cell table:style-name="ce5" table:formula="of:=[.C67]*0.52" office:value-type="float" office:value="0.7124" calcext:value-type="float">
            <text:p>0.71</text:p>
          </table:table-cell>
          <table:table-cell table:style-name="ce5" office:value-type="string" calcext:value-type="string">
            <text:p>kg water</text:p>
          </table:table-cell>
          <table:table-cell/>
          <table:table-cell table:style-name="ce5" table:formula="of:=([.C67]-[.F67])-[.C66]" office:value-type="float" office:value="-0.00239999999999996" calcext:value-type="float">
            <text:p>0.00</text:p>
          </table:table-cell>
          <table:table-cell/>
          <table:table-cell table:style-name="ce14" office:value-type="string" calcext:value-type="string">
            <text:p>http://en.wikipedia.org/wiki/Life_support_system#Human_physiological_and_metabolic_needs</text:p>
          </table:table-cell>
          <table:table-cell table:style-name="ce14" office:value-type="string" calcext:value-type="string">
            <text:p>http://www.nasa.gov/audience/foreducators/stseducation/materials/Sustaining_Life.html</text:p>
          </table:table-cell>
          <table:table-cell table:number-columns-repeated="3"/>
          <table:table-cell table:style-name="ce5" table:number-columns-repeated="6"/>
          <table:table-cell table:number-columns-repeated="1003"/>
        </table:table-row>
        <table:table-row table:style-name="ro5">
          <table:table-cell table:style-name="ce5" office:value-type="string" calcext:value-type="string" table:number-columns-spanned="2" table:number-rows-spanned="1">
            <text:p>Rehydrated food "as-consumed"</text:p>
          </table:table-cell>
          <table:covered-table-cell/>
          <table:table-cell table:style-name="ce5" office:value-type="float" office:value="2.38" calcext:value-type="float">
            <text:p>2.38</text:p>
          </table:table-cell>
          <table:table-cell table:style-name="ce5" table:number-columns-repeated="9"/>
          <table:table-cell/>
          <table:table-cell table:style-name="ce5"/>
          <table:table-cell/>
          <table:table-cell table:style-name="ce5" table:number-columns-repeated="6"/>
          <table:table-cell table:number-columns-repeated="1003"/>
        </table:table-row>
        <table:table-row table:style-name="ro5">
          <table:table-cell table:style-name="ce5" office:value-type="string" calcext:value-type="string" table:number-columns-spanned="2" table:number-rows-spanned="1">
            <text:p>Additional drinking water</text:p>
          </table:table-cell>
          <table:covered-table-cell/>
          <table:table-cell table:style-name="ce5" office:value-type="float" office:value="1.153" calcext:value-type="float">
            <text:p>1.15</text:p>
          </table:table-cell>
          <table:table-cell table:style-name="ce5" table:number-columns-repeated="8"/>
          <table:table-cell table:style-name="ce5" table:number-columns-spanned="2" table:number-rows-spanned="1"/>
          <table:covered-table-cell/>
          <table:table-cell table:style-name="ce5" table:number-columns-repeated="8"/>
          <table:table-cell table:number-columns-repeated="1003"/>
        </table:table-row>
        <table:table-row table:style-name="ro5">
          <table:table-cell table:style-name="ce5" office:value-type="string" calcext:value-type="string" table:number-columns-spanned="2" table:number-rows-spanned="1">
            <text:p>Packaging mass</text:p>
          </table:table-cell>
          <table:covered-table-cell/>
          <table:table-cell table:style-name="ce5" office:value-type="float" office:value="0.24" calcext:value-type="float">
            <text:p>0.24</text:p>
          </table:table-cell>
          <table:table-cell table:style-name="ce5"/>
          <table:table-cell table:style-name="ce5" table:formula="of:=[.C70]/[.C67]" office:value-type="float" office:value="0.175182481751825" calcext:value-type="float">
            <text:p>0.18</text:p>
          </table:table-cell>
          <table:table-cell table:style-name="ce5" table:number-columns-repeated="16"/>
          <table:table-cell table:number-columns-repeated="1003"/>
        </table:table-row>
        <table:table-row table:style-name="ro16">
          <table:table-cell table:style-name="ce5" office:value-type="string" calcext:value-type="string" table:number-columns-spanned="2" table:number-rows-spanned="1">
            <text:p>Food locker mass</text:p>
          </table:table-cell>
          <table:covered-table-cell/>
          <table:table-cell table:style-name="ce5" office:value-type="float" office:value="0.25" calcext:value-type="float">
            <text:p>0.25</text:p>
          </table:table-cell>
          <table:table-cell table:style-name="ce5" office:value-type="float" office:value="0.00354" calcext:value-type="float">
            <text:p>0.00</text:p>
          </table:table-cell>
          <table:table-cell table:style-name="ce5" table:formula="of:=[.C71]/[.C67]" office:value-type="float" office:value="0.182481751824818" calcext:value-type="float">
            <text:p>0.18</text:p>
          </table:table-cell>
          <table:table-cell table:style-name="ce102" office:value-type="string" calcext:value-type="string" table:number-columns-spanned="3" table:number-rows-spanned="2">
            <text:p>volume is the space taken up by the food including packaging "as-shipped". 50% is provided frozen.</text:p>
          </table:table-cell>
          <table:covered-table-cell table:number-columns-repeated="2"/>
          <table:table-cell table:style-name="ce5" table:number-columns-repeated="13"/>
          <table:table-cell table:number-columns-repeated="1003"/>
        </table:table-row>
        <table:table-row table:style-name="ro5">
          <table:table-cell table:style-name="ce5" office:value-type="string" calcext:value-type="string" table:number-columns-spanned="2" table:number-rows-spanned="1">
            <text:p>Freezer mass</text:p>
          </table:table-cell>
          <table:covered-table-cell/>
          <table:table-cell table:style-name="ce5" office:value-type="float" office:value="0.808" calcext:value-type="float">
            <text:p>0.81</text:p>
          </table:table-cell>
          <table:table-cell table:style-name="ce5" office:value-type="float" office:value="0.00231" calcext:value-type="float">
            <text:p>0.00</text:p>
          </table:table-cell>
          <table:table-cell table:style-name="ce5" table:formula="of:=[.C72]/[.C67]" office:value-type="float" office:value="0.58978102189781" calcext:value-type="float">
            <text:p>0.59</text:p>
          </table:table-cell>
          <table:covered-table-cell table:number-columns-repeated="3"/>
          <table:table-cell table:style-name="ce5" table:number-columns-repeated="3"/>
          <table:table-cell table:style-name="ce5" table:number-columns-spanned="2" table:number-rows-spanned="1"/>
          <table:covered-table-cell/>
          <table:table-cell table:style-name="ce5" table:number-columns-repeated="8"/>
          <table:table-cell table:number-columns-repeated="1003"/>
        </table:table-row>
        <table:table-row table:style-name="ro5">
          <table:table-cell table:style-name="ce5" office:value-type="string" calcext:value-type="string" table:number-columns-spanned="2" table:number-rows-spanned="1">
            <text:p>Trash mass</text:p>
          </table:table-cell>
          <table:covered-table-cell/>
          <table:table-cell table:style-name="ce5" office:value-type="float" office:value="0.29" calcext:value-type="float">
            <text:p>0.29</text:p>
          </table:table-cell>
          <table:table-cell table:style-name="ce5" table:number-columns-repeated="2"/>
          <table:table-cell table:number-columns-repeated="3"/>
          <table:table-cell table:style-name="ce5" table:number-columns-repeated="13"/>
          <table:table-cell table:number-columns-repeated="1003"/>
        </table:table-row>
        <table:table-row table:style-name="ro5">
          <table:table-cell table:style-name="ce14"/>
          <table:table-cell table:style-name="ce5" table:number-columns-repeated="20"/>
          <table:table-cell table:number-columns-repeated="1003"/>
        </table:table-row>
        <table:table-row table:style-name="ro5">
          <table:table-cell table:style-name="ce5" office:value-type="string" calcext:value-type="string" table:number-columns-spanned="2" table:number-rows-spanned="1">
            <text:p>Rehydration water</text:p>
          </table:table-cell>
          <table:covered-table-cell/>
          <table:table-cell table:style-name="ce5" table:formula="of:=[.C68]-[.C67]" office:value-type="float" office:value="1.01" calcext:value-type="float">
            <text:p>1.01</text:p>
          </table:table-cell>
          <table:table-cell table:style-name="ce5" table:number-columns-repeated="18"/>
          <table:table-cell table:number-columns-repeated="1003"/>
        </table:table-row>
        <table:table-row table:style-name="ro5">
          <table:table-cell table:style-name="ce5" office:value-type="string" calcext:value-type="string" table:number-columns-spanned="2" table:number-rows-spanned="1">
            <text:p>Total water needed</text:p>
          </table:table-cell>
          <table:covered-table-cell/>
          <table:table-cell table:style-name="ce14" table:formula="of:=[.C75]+[.C69]" office:value-type="float" office:value="2.163" calcext:value-type="float">
            <text:p>2.16</text:p>
          </table:table-cell>
          <table:table-cell table:style-name="ce5" table:number-columns-repeated="18"/>
          <table:table-cell table:number-columns-repeated="1003"/>
        </table:table-row>
        <table:table-row table:style-name="ro7">
          <table:table-cell table:style-name="ce14" office:value-type="string" calcext:value-type="string" table:number-columns-spanned="2" table:number-rows-spanned="1">
            <text:p>Total water consumed</text:p>
          </table:table-cell>
          <table:covered-table-cell/>
          <table:table-cell table:style-name="ce14" table:formula="of:=[.C76]+[.F67]" office:value-type="float" office:value="2.8754" calcext:value-type="float">
            <text:p>2.88</text:p>
          </table:table-cell>
          <table:table-cell table:style-name="ce5" table:number-columns-repeated="18"/>
          <table:table-cell table:number-columns-repeated="1003"/>
        </table:table-row>
        <table:table-row table:style-name="ro5">
          <table:table-cell table:style-name="ce5" office:value-type="string" calcext:value-type="string" table:number-columns-spanned="2" table:number-rows-spanned="1">
            <text:p>Total Storage</text:p>
          </table:table-cell>
          <table:covered-table-cell/>
          <table:table-cell table:style-name="ce14" table:formula="of:=[.C71]+[.C72]" office:value-type="float" office:value="1.058" calcext:value-type="float">
            <text:p>1.06</text:p>
          </table:table-cell>
          <table:table-cell table:style-name="ce5" table:formula="of:=[.D71]+[.D72]" office:value-type="float" office:value="0.00585" calcext:value-type="float">
            <text:p>0.01</text:p>
          </table:table-cell>
          <table:table-cell table:style-name="ce5" table:formula="of:=[.C78]/[.C80]" office:value-type="float" office:value="0.643544482427221" calcext:value-type="float">
            <text:p>0.64</text:p>
          </table:table-cell>
          <table:table-cell table:style-name="ce5" table:number-columns-repeated="16"/>
          <table:table-cell table:number-columns-repeated="1003"/>
        </table:table-row>
        <table:table-row table:style-name="ro5">
          <table:table-cell table:style-name="ce5" table:number-columns-repeated="2"/>
          <table:table-cell table:style-name="ce14"/>
          <table:table-cell table:style-name="ce5" table:number-columns-repeated="18"/>
          <table:table-cell table:number-columns-repeated="1003"/>
        </table:table-row>
        <table:table-row table:style-name="ro7">
          <table:table-cell table:style-name="ce10" office:value-type="string" calcext:value-type="string" table:number-columns-spanned="2" table:number-rows-spanned="1">
            <text:p>Food "as shipped" w/packaging</text:p>
          </table:table-cell>
          <table:covered-table-cell/>
          <table:table-cell table:style-name="ce18" table:formula="of:=([.C67]+[.C70])+0.03402" office:value-type="float" office:value="1.64402" calcext:value-type="float">
            <text:p>1.64</text:p>
          </table:table-cell>
          <table:table-cell table:style-name="ce10" office:value-type="string" calcext:value-type="string">
            <text:p>kg/Earth-day</text:p>
          </table:table-cell>
          <table:table-cell table:style-name="ce5" table:number-columns-repeated="3"/>
          <table:table-cell table:number-columns-repeated="2"/>
          <table:table-cell table:style-name="ce107" office:value-type="string" calcext:value-type="string" table:number-columns-spanned="7" table:number-rows-spanned="1">
            <text:p>Added 0.03402 kg/day because the numbers were not coming out right. Should be "total in == total out" :(</text:p>
          </table:table-cell>
          <table:covered-table-cell table:number-columns-repeated="6"/>
          <table:table-cell table:style-name="ce5" table:number-columns-repeated="5"/>
          <table:table-cell table:number-columns-repeated="1003"/>
        </table:table-row>
        <table:table-row table:style-name="ro7">
          <table:table-cell table:style-name="ce15" office:value-type="string" calcext:value-type="string" table:number-columns-spanned="2" table:number-rows-spanned="2">
            <text:p>Food density "as-shipped" including packaging</text:p>
          </table:table-cell>
          <table:covered-table-cell/>
          <table:table-cell table:style-name="ce14" table:formula="of:=[.C80]/[.D78]" office:value-type="float" office:value="281.02905982906" calcext:value-type="float">
            <text:p>281.03</text:p>
          </table:table-cell>
          <table:table-cell table:style-name="ce5" office:value-type="string" calcext:value-type="string">
            <text:p>kg/m^3</text:p>
          </table:table-cell>
          <table:table-cell table:style-name="ce5" table:number-columns-repeated="3"/>
          <table:table-cell table:style-name="ce60" office:value-type="string" calcext:value-type="string" table:number-columns-spanned="2" table:number-rows-spanned="1">
            <text:p>Storage</text:p>
          </table:table-cell>
          <table:covered-table-cell/>
          <table:table-cell/>
          <table:table-cell table:style-name="ce5" table:number-columns-repeated="11"/>
          <table:table-cell table:number-columns-repeated="1003"/>
        </table:table-row>
        <table:table-row table:style-name="ro5">
          <table:covered-table-cell table:number-columns-repeated="2"/>
          <table:table-cell table:style-name="ce18" table:formula="of:=[.C81]/1000" office:value-type="float" office:value="0.28102905982906" calcext:value-type="float">
            <text:p>0.28</text:p>
          </table:table-cell>
          <table:table-cell table:style-name="ce10" office:value-type="string" calcext:value-type="string">
            <text:p>kg/L</text:p>
          </table:table-cell>
          <table:table-cell table:style-name="ce5" table:number-columns-repeated="3"/>
          <table:table-cell table:style-name="ce5" table:formula="of:=[.C78]/[.C80]" office:value-type="float" office:value="0.643544482427221" calcext:value-type="float">
            <text:p>0.64</text:p>
          </table:table-cell>
          <table:table-cell table:style-name="ce5" office:value-type="string" calcext:value-type="string">
            <text:p>% kg/Earth-day</text:p>
          </table:table-cell>
          <table:table-cell/>
          <table:table-cell table:style-name="ce5" table:number-columns-repeated="11"/>
          <table:table-cell table:number-columns-repeated="1003"/>
        </table:table-row>
        <table:table-row table:style-name="ro5">
          <table:table-cell table:style-name="ce5" table:number-columns-repeated="2"/>
          <table:table-cell table:style-name="ce14"/>
          <table:table-cell table:style-name="ce5" table:number-columns-repeated="4"/>
          <table:table-cell table:style-name="ce14" table:formula="of:=1/[.H82]" office:value-type="float" office:value="1.55389413988658" calcext:value-type="float">
            <text:p>1.55</text:p>
          </table:table-cell>
          <table:table-cell table:style-name="ce14" office:value-type="string" calcext:value-type="string">
            <text:p>multiplier</text:p>
          </table:table-cell>
          <table:table-cell/>
          <table:table-cell table:style-name="ce5" table:number-columns-repeated="11"/>
          <table:table-cell table:number-columns-repeated="1003"/>
        </table:table-row>
        <table:table-row table:style-name="ro5">
          <table:table-cell table:style-name="ce16" office:value-type="string" calcext:value-type="string" table:number-columns-spanned="2" table:number-rows-spanned="2">
            <text:p>Food volume consumed</text:p>
          </table:table-cell>
          <table:covered-table-cell/>
          <table:table-cell table:style-name="ce18" table:formula="of:=[.D78]*1000" office:value-type="float" office:value="5.85" calcext:value-type="float">
            <text:p>5.85</text:p>
          </table:table-cell>
          <table:table-cell table:style-name="ce10" office:value-type="string" calcext:value-type="string">
            <text:p>L/Earth-day</text:p>
          </table:table-cell>
          <table:table-cell table:style-name="ce5" table:number-columns-repeated="3"/>
          <table:table-cell table:number-columns-repeated="3"/>
          <table:table-cell table:style-name="ce5" table:number-columns-repeated="11"/>
          <table:table-cell table:number-columns-repeated="1003"/>
        </table:table-row>
        <table:table-row table:style-name="ro5">
          <table:covered-table-cell table:number-columns-repeated="2"/>
          <table:table-cell table:style-name="ce10" table:formula="of:=[.C84]/86400" office:value-type="float" office:value="0.0000677083333333333" calcext:value-type="float">
            <text:p>0.00</text:p>
          </table:table-cell>
          <table:table-cell table:style-name="ce10" office:value-type="string" calcext:value-type="string">
            <text:p>L/sec</text:p>
          </table:table-cell>
          <table:table-cell table:style-name="ce5" table:number-columns-repeated="17"/>
          <table:table-cell table:number-columns-repeated="1003"/>
        </table:table-row>
        <table:table-row table:style-name="ro5">
          <table:table-cell table:style-name="ce5" table:number-columns-repeated="8"/>
          <table:table-cell table:number-columns-repeated="3"/>
          <table:table-cell table:style-name="ce5" table:number-columns-repeated="10"/>
          <table:table-cell table:number-columns-repeated="1003"/>
        </table:table-row>
        <table:table-row table:style-name="ro5">
          <table:table-cell table:style-name="ce12" office:value-type="string" calcext:value-type="string" table:number-columns-spanned="2" table:number-rows-spanned="1">
            <text:p>Kerbal consumption</text:p>
          </table:table-cell>
          <table:covered-table-cell/>
          <table:table-cell table:style-name="ce5" table:number-columns-repeated="6"/>
          <table:table-cell table:number-columns-repeated="3"/>
          <table:table-cell table:style-name="ce5" table:number-columns-repeated="10"/>
          <table:table-cell table:number-columns-repeated="1003"/>
        </table:table-row>
        <table:table-row table:style-name="ro5">
          <table:table-cell table:style-name="ce16" office:value-type="string" calcext:value-type="string" table:number-columns-spanned="2" table:number-rows-spanned="2">
            <text:p>Food "as shipped" w/packaging</text:p>
          </table:table-cell>
          <table:covered-table-cell/>
          <table:table-cell table:style-name="ce5" table:formula="of:=[.C80]*[.C29]" office:value-type="float" office:value="0.411005" calcext:value-type="float">
            <text:p>0.41</text:p>
          </table:table-cell>
          <table:table-cell table:style-name="ce5" office:value-type="string" calcext:value-type="string">
            <text:p>kg/Earth-day</text:p>
          </table:table-cell>
          <table:table-cell table:style-name="ce5"/>
          <table:table-cell table:style-name="ce5" table:formula="of:=[.C88]/[.C80]" office:value-type="float" office:value="0.25" calcext:value-type="float">
            <text:p>0.25</text:p>
          </table:table-cell>
          <table:table-cell table:style-name="ce5" table:number-columns-repeated="2"/>
          <table:table-cell table:number-columns-repeated="6"/>
          <table:table-cell table:style-name="ce5" table:number-columns-repeated="4"/>
          <table:table-cell/>
          <table:table-cell table:style-name="ce5" table:number-columns-repeated="2"/>
          <table:table-cell table:number-columns-repeated="1003"/>
        </table:table-row>
        <table:table-row table:style-name="ro5">
          <table:covered-table-cell table:number-columns-repeated="2"/>
          <table:table-cell table:style-name="ce10" table:formula="of:=[.C88]/4" office:value-type="float" office:value="0.10275125" calcext:value-type="float">
            <text:p>0.10</text:p>
          </table:table-cell>
          <table:table-cell table:style-name="ce10" office:value-type="string" calcext:value-type="string">
            <text:p>kg/Kerbin-day</text:p>
          </table:table-cell>
          <table:table-cell table:style-name="ce5" table:number-columns-repeated="3"/>
          <table:table-cell table:style-name="ce60" office:value-type="string" calcext:value-type="string" table:number-columns-spanned="2" table:number-rows-spanned="1">
            <text:p>Storage</text:p>
          </table:table-cell>
          <table:covered-table-cell/>
          <table:table-cell table:number-columns-repeated="5"/>
          <table:table-cell table:style-name="ce5" table:number-columns-repeated="4"/>
          <table:table-cell/>
          <table:table-cell table:style-name="ce5" table:number-columns-repeated="2"/>
          <table:table-cell table:number-columns-repeated="1003"/>
        </table:table-row>
        <table:table-row table:style-name="ro5">
          <table:table-cell table:style-name="ce16" office:value-type="string" calcext:value-type="string" table:number-columns-spanned="2" table:number-rows-spanned="2">
            <text:p>Food volume consumed</text:p>
          </table:table-cell>
          <table:covered-table-cell/>
          <table:table-cell table:style-name="ce10" table:formula="of:=[.C89]/[.C82]" office:value-type="float" office:value="0.365625" calcext:value-type="float">
            <text:p>0.37</text:p>
          </table:table-cell>
          <table:table-cell table:style-name="ce10" office:value-type="string" calcext:value-type="string">
            <text:p>L/Kerbin-day</text:p>
          </table:table-cell>
          <table:table-cell table:style-name="ce5" table:number-columns-repeated="3"/>
          <table:table-cell table:style-name="ce14" table:formula="of:=[.C92]/[.C89]" office:value-type="float" office:value="0.643544482427221" calcext:value-type="float">
            <text:p>0.64</text:p>
          </table:table-cell>
          <table:table-cell table:style-name="ce5" office:value-type="string" calcext:value-type="string">
            <text:p>% kg/Kerbin-day</text:p>
          </table:table-cell>
          <table:table-cell table:number-columns-repeated="5"/>
          <table:table-cell table:style-name="ce5" table:number-columns-repeated="4"/>
          <table:table-cell/>
          <table:table-cell table:style-name="ce5" table:number-columns-repeated="2"/>
          <table:table-cell table:number-columns-repeated="1003"/>
        </table:table-row>
        <table:table-row table:style-name="ro5">
          <table:covered-table-cell table:number-columns-repeated="2"/>
          <table:table-cell table:style-name="ce10" table:formula="of:=[.C90]/21600" office:value-type="float" office:value="0.0000169270833333333" calcext:value-type="float">
            <text:p>0.00</text:p>
          </table:table-cell>
          <table:table-cell table:style-name="ce10" office:value-type="string" calcext:value-type="string">
            <text:p>L/sec</text:p>
          </table:table-cell>
          <table:table-cell table:style-name="ce5" table:number-columns-repeated="3"/>
          <table:table-cell table:style-name="ce5" table:formula="of:=1/[.H90]" office:value-type="float" office:value="1.55389413988658" calcext:value-type="float">
            <text:p>1.55</text:p>
          </table:table-cell>
          <table:table-cell table:style-name="ce14" office:value-type="string" calcext:value-type="string">
            <text:p>multiplier</text:p>
          </table:table-cell>
          <table:table-cell table:number-columns-repeated="5"/>
          <table:table-cell table:style-name="ce5" table:number-columns-repeated="4"/>
          <table:table-cell/>
          <table:table-cell table:style-name="ce5" table:number-columns-repeated="2"/>
          <table:table-cell table:number-columns-repeated="1003"/>
        </table:table-row>
        <table:table-row table:style-name="ro7">
          <table:table-cell table:style-name="ce14" office:value-type="string" calcext:value-type="string">
            <text:p>Storage</text:p>
          </table:table-cell>
          <table:table-cell table:style-name="ce14"/>
          <table:table-cell table:style-name="ce14" table:formula="of:=([.C78]*[.C29])/4" office:value-type="float" office:value="0.066125" calcext:value-type="float">
            <text:p>0.07</text:p>
          </table:table-cell>
          <table:table-cell table:style-name="ce14" office:value-type="string" calcext:value-type="string">
            <text:p>kg/Kerbin-day</text:p>
          </table:table-cell>
          <table:table-cell table:style-name="ce5" table:number-columns-repeated="4"/>
          <table:table-cell table:number-columns-repeated="6"/>
          <table:table-cell table:style-name="ce5" table:number-columns-repeated="4"/>
          <table:table-cell/>
          <table:table-cell table:style-name="ce5" table:number-columns-repeated="2"/>
          <table:table-cell table:number-columns-repeated="1003"/>
        </table:table-row>
        <table:table-row table:style-name="ro5">
          <table:table-cell table:style-name="ce14" table:number-columns-repeated="4"/>
          <table:table-cell table:style-name="ce5" table:number-columns-repeated="4"/>
          <table:table-cell table:number-columns-repeated="6"/>
          <table:table-cell table:style-name="ce5" table:number-columns-repeated="4"/>
          <table:table-cell/>
          <table:table-cell table:style-name="ce5" table:number-columns-repeated="2"/>
          <table:table-cell table:number-columns-repeated="1003"/>
        </table:table-row>
        <table:table-row table:style-name="ro5">
          <table:table-cell table:style-name="ce12" office:value-type="string" calcext:value-type="string" table:number-columns-spanned="2" table:number-rows-spanned="1">
            <text:p>Cost</text:p>
          </table:table-cell>
          <table:covered-table-cell/>
          <table:table-cell table:style-name="ce5"/>
          <table:table-cell table:style-name="ce14"/>
          <table:table-cell table:style-name="ce5" table:number-columns-repeated="4"/>
          <table:table-cell table:number-columns-repeated="6"/>
          <table:table-cell table:style-name="ce5" table:number-columns-repeated="4"/>
          <table:table-cell/>
          <table:table-cell table:style-name="ce5" table:number-columns-repeated="2"/>
          <table:table-cell table:number-columns-repeated="1003"/>
        </table:table-row>
        <table:table-row table:style-name="ro5">
          <table:table-cell table:style-name="ce5"/>
          <table:table-cell table:style-name="ce18" table:formula="of:=[.B96]*[.C82]" office:value-type="float" office:value="0.238874700854701" calcext:value-type="float">
            <text:p>0.24</text:p>
          </table:table-cell>
          <table:table-cell table:style-name="ce10" office:value-type="string" calcext:value-type="string">
            <text:p>K$/L</text:p>
          </table:table-cell>
          <table:table-cell table:style-name="ce14"/>
          <table:table-cell table:style-name="ce5" table:number-columns-repeated="4"/>
          <table:table-cell table:number-columns-repeated="6"/>
          <table:table-cell table:style-name="ce14" table:number-columns-repeated="2"/>
          <table:table-cell table:style-name="ce5" table:number-columns-repeated="2"/>
          <table:table-cell/>
          <table:table-cell table:style-name="ce5" table:number-columns-repeated="2"/>
          <table:table-cell table:number-columns-repeated="1003"/>
        </table:table-row>
        <table:table-row table:style-name="ro5">
          <table:table-cell table:style-name="ce5"/>
          <table:table-cell table:style-name="ce18" office:value-type="float" office:value="0.85" calcext:value-type="float">
            <text:p>0.85</text:p>
          </table:table-cell>
          <table:table-cell table:style-name="ce10" office:value-type="string" calcext:value-type="string">
            <text:p>K$/kg</text:p>
          </table:table-cell>
          <table:table-cell table:style-name="ce14"/>
          <table:table-cell table:style-name="ce5" table:number-columns-repeated="4"/>
          <table:table-cell/>
          <table:table-cell table:style-name="ce8" office:value-type="string" calcext:value-type="string" table:number-columns-spanned="2" table:number-rows-spanned="1">
            <text:p>Arbitrary value</text:p>
          </table:table-cell>
          <table:covered-table-cell/>
          <table:table-cell table:number-columns-repeated="3"/>
          <table:table-cell table:style-name="ce14" table:number-columns-repeated="2"/>
          <table:table-cell table:style-name="ce5" table:number-columns-repeated="2"/>
          <table:table-cell/>
          <table:table-cell table:style-name="ce5" table:number-columns-repeated="2"/>
          <table:table-cell table:number-columns-repeated="1003"/>
        </table:table-row>
        <table:table-row table:style-name="ro5">
          <table:table-cell table:style-name="ce5"/>
          <table:table-cell table:style-name="ce18" table:formula="of:=[.B95]*[.C84]" office:value-type="float" office:value="1.397417" calcext:value-type="float">
            <text:p>1.40</text:p>
          </table:table-cell>
          <table:table-cell table:style-name="ce10" office:value-type="string" calcext:value-type="string">
            <text:p>K$/Earth-day</text:p>
          </table:table-cell>
          <table:table-cell table:style-name="ce14"/>
          <table:table-cell table:style-name="ce5" table:number-columns-repeated="4"/>
          <table:table-cell table:number-columns-repeated="4"/>
          <table:table-cell table:style-name="ce14"/>
          <table:table-cell/>
          <table:table-cell table:style-name="ce14" table:number-columns-repeated="2"/>
          <table:table-cell table:style-name="ce5" table:number-columns-repeated="2"/>
          <table:table-cell/>
          <table:table-cell table:style-name="ce5" table:number-columns-repeated="2"/>
          <table:table-cell table:number-columns-repeated="1003"/>
        </table:table-row>
        <table:table-row table:style-name="ro5">
          <table:table-cell table:style-name="ce5"/>
          <table:table-cell table:style-name="ce18" table:formula="of:=[.B95]*[.C90]" office:value-type="float" office:value="0.0873385625" calcext:value-type="float">
            <text:p>0.09</text:p>
          </table:table-cell>
          <table:table-cell table:style-name="ce10" office:value-type="string" calcext:value-type="string">
            <text:p>K$/Kerbin-day</text:p>
          </table:table-cell>
          <table:table-cell table:style-name="ce14"/>
          <table:table-cell table:style-name="ce5" table:number-columns-repeated="4"/>
          <table:table-cell table:number-columns-repeated="4"/>
          <table:table-cell table:style-name="ce14"/>
          <table:table-cell/>
          <table:table-cell table:style-name="ce14" table:number-columns-repeated="2"/>
          <table:table-cell table:style-name="ce5" table:number-columns-repeated="2"/>
          <table:table-cell/>
          <table:table-cell table:style-name="ce5" table:number-columns-repeated="2"/>
          <table:table-cell table:number-columns-repeated="1003"/>
        </table:table-row>
        <table:table-row table:style-name="ro5">
          <table:table-cell table:style-name="ce5"/>
          <table:table-cell table:style-name="ce14"/>
          <table:table-cell table:style-name="ce5" table:number-columns-repeated="6"/>
          <table:table-cell table:number-columns-repeated="4"/>
          <table:table-cell table:style-name="ce14" table:number-columns-repeated="4"/>
          <table:table-cell table:style-name="ce5" table:number-columns-repeated="2"/>
          <table:table-cell/>
          <table:table-cell table:style-name="ce5" table:number-columns-repeated="2"/>
          <table:table-cell table:number-columns-repeated="1003"/>
        </table:table-row>
        <table:table-row table:style-name="ro5">
          <table:table-cell table:number-columns-repeated="4"/>
          <table:table-cell table:style-name="ce5" table:number-columns-repeated="4"/>
          <table:table-cell table:number-columns-repeated="8"/>
          <table:table-cell table:style-name="ce5"/>
          <table:table-cell table:style-name="ce131"/>
          <table:table-cell/>
          <table:table-cell table:style-name="ce131"/>
          <table:table-cell table:style-name="ce5"/>
          <table:table-cell table:number-columns-repeated="1003"/>
        </table:table-row>
        <table:table-row table:style-name="ro17">
          <table:table-cell table:style-name="ce17" office:value-type="string" calcext:value-type="string">
            <text:p>Water</text:p>
          </table:table-cell>
          <table:table-cell/>
          <table:table-cell table:style-name="ce85" office:value-type="string" calcext:value-type="string">
            <text:p>kg/m^3</text:p>
          </table:table-cell>
          <table:table-cell table:style-name="ce85" office:value-type="string" calcext:value-type="string">
            <text:p>kg/L</text:p>
          </table:table-cell>
          <table:table-cell table:style-name="ce5" table:number-columns-repeated="4"/>
          <table:table-cell table:number-columns-repeated="4"/>
          <table:table-cell table:style-name="ce5" table:number-columns-repeated="5"/>
          <table:table-cell table:style-name="ce131"/>
          <table:table-cell/>
          <table:table-cell table:style-name="ce131"/>
          <table:table-cell table:style-name="ce5"/>
          <table:table-cell table:number-columns-repeated="1003"/>
        </table:table-row>
        <table:table-row table:style-name="ro7">
          <table:table-cell table:style-name="ce18" office:value-type="string" calcext:value-type="string" table:number-columns-spanned="2" table:number-rows-spanned="1">
            <text:p>Density (liquid)</text:p>
          </table:table-cell>
          <table:covered-table-cell/>
          <table:table-cell table:style-name="ce18" table:formula="of:=[.D102]/1000" office:value-type="float" office:value="0.001" calcext:value-type="float">
            <text:p>0.00</text:p>
          </table:table-cell>
          <table:table-cell table:style-name="ce18" office:value-type="float" office:value="1" calcext:value-type="float">
            <text:p>1.00</text:p>
          </table:table-cell>
          <table:table-cell table:style-name="ce10" office:value-type="string" calcext:value-type="string" table:number-columns-spanned="2" table:number-rows-spanned="1">
            <text:p>@ 4°C / 100 kPa</text:p>
          </table:table-cell>
          <table:covered-table-cell/>
          <table:table-cell/>
          <table:table-cell table:style-name="ce5"/>
          <table:table-cell table:number-columns-repeated="4"/>
          <table:table-cell table:style-name="ce5"/>
          <table:table-cell/>
          <table:table-cell table:style-name="ce5" table:number-columns-repeated="3"/>
          <table:table-cell table:style-name="ce131"/>
          <table:table-cell/>
          <table:table-cell table:style-name="ce131"/>
          <table:table-cell table:style-name="ce5"/>
          <table:table-cell table:number-columns-repeated="1003"/>
        </table:table-row>
        <table:table-row table:style-name="ro5">
          <table:table-cell table:number-columns-repeated="7"/>
          <table:table-cell table:style-name="ce5"/>
          <table:table-cell table:number-columns-repeated="4"/>
          <table:table-cell table:style-name="ce5"/>
          <table:table-cell/>
          <table:table-cell table:style-name="ce5" table:number-columns-repeated="3"/>
          <table:table-cell table:style-name="ce131"/>
          <table:table-cell/>
          <table:table-cell table:style-name="ce131"/>
          <table:table-cell table:style-name="ce5"/>
          <table:table-cell table:number-columns-repeated="1003"/>
        </table:table-row>
        <table:table-row table:style-name="ro5">
          <table:table-cell table:style-name="ce12" office:value-type="string" calcext:value-type="string" table:number-columns-spanned="2" table:number-rows-spanned="1">
            <text:p>Human consumption</text:p>
          </table:table-cell>
          <table:covered-table-cell/>
          <table:table-cell table:style-name="ce72" office:value-type="string" calcext:value-type="string">
            <text:p>kg/Earth-day</text:p>
          </table:table-cell>
          <table:table-cell table:number-columns-repeated="4"/>
          <table:table-cell table:style-name="ce5" table:number-columns-repeated="2"/>
          <table:table-cell table:style-name="ce5" office:value-type="string" calcext:value-type="string">
            <text:p>http://ston.jsc.nasa.gov/collections/trs/_techrep/CR-2004-208941.pdf</text:p>
          </table:table-cell>
          <table:table-cell table:style-name="ce5" office:value-type="string" calcext:value-type="string" table:number-columns-spanned="2" table:number-rows-spanned="1">
            <text:p>&lt;- Table 4.6.1 &amp; 4.6.2</text:p>
          </table:table-cell>
          <table:covered-table-cell/>
          <table:table-cell table:style-name="ce5" office:value-type="string" calcext:value-type="string" table:number-columns-spanned="3" table:number-rows-spanned="1">
            <text:p>also see 4.3.1 and 3.3.6 and 4.3.4 and 4.3.7</text:p>
          </table:table-cell>
          <table:covered-table-cell table:number-columns-repeated="2"/>
          <table:table-cell table:style-name="ce5" table:number-columns-repeated="2"/>
          <table:table-cell table:style-name="ce131"/>
          <table:table-cell/>
          <table:table-cell table:style-name="ce131"/>
          <table:table-cell table:style-name="ce5"/>
          <table:table-cell table:number-columns-repeated="1003"/>
        </table:table-row>
        <table:table-row table:style-name="ro10">
          <table:table-cell table:style-name="ce14" office:value-type="string" calcext:value-type="string" table:number-columns-spanned="2" table:number-rows-spanned="1">
            <text:p>Total water consumed</text:p>
          </table:table-cell>
          <table:covered-table-cell/>
          <table:table-cell table:style-name="ce14" office:value-type="float" office:value="3.909" calcext:value-type="float">
            <text:p>3.91</text:p>
          </table:table-cell>
          <table:table-cell table:number-columns-repeated="4"/>
          <table:table-cell table:style-name="ce5" table:number-columns-repeated="2"/>
          <table:table-cell table:style-name="ce5" office:value-type="string" calcext:value-type="string">
            <text:p>also see</text:p>
          </table:table-cell>
          <table:table-cell table:style-name="ce5" office:value-type="string" calcext:value-type="string">
            <text:p>http://ntrs.nasa.gov/archive/nasa/casi.ntrs.nasa.gov/20120015507.pdf</text:p>
          </table:table-cell>
          <table:table-cell table:style-name="ce5" office:value-type="string" calcext:value-type="string">
            <text:p>http://www.projectrho.com/public_html/rocket/supplement/102202_LifeSupportPart1.pdf</text:p>
          </table:table-cell>
          <table:table-cell table:style-name="ce14" office:value-type="string" calcext:value-type="string">
            <text:p>http://www.nasa.gov/pdf/146558main_RecyclingEDA(final)%204_10_06.pdf</text:p>
          </table:table-cell>
          <table:table-cell table:style-name="ce5" office:value-type="string" calcext:value-type="string">
            <text:p>http://ntrs.nasa.gov/archive/nasa/casi.ntrs.nasa.gov/20140005433.pdf</text:p>
          </table:table-cell>
          <table:table-cell table:style-name="ce5" office:value-type="string" calcext:value-type="string">
            <text:p>http://www.agrospaceconference.net/sperlonga2006/07%20Wheeler%20-%20NASA%20research.pdf</text:p>
          </table:table-cell>
          <table:table-cell table:style-name="ce5" table:number-columns-repeated="2"/>
          <table:table-cell table:style-name="ce131"/>
          <table:table-cell/>
          <table:table-cell table:style-name="ce131"/>
          <table:table-cell table:style-name="ce5" table:number-columns-repeated="2"/>
          <table:table-cell table:number-columns-repeated="1002"/>
        </table:table-row>
        <table:table-row table:style-name="ro5">
          <table:table-cell table:style-name="ce5" office:value-type="string" calcext:value-type="string" table:number-columns-spanned="2" table:number-rows-spanned="1">
            <text:p>Water used with minimal hygiene</text:p>
          </table:table-cell>
          <table:covered-table-cell/>
          <table:table-cell table:style-name="ce5" office:value-type="float" office:value="4.5" calcext:value-type="float">
            <text:p>4.50</text:p>
          </table:table-cell>
          <table:table-cell/>
          <table:table-cell table:style-name="ce5" table:number-columns-repeated="4"/>
          <table:table-cell table:number-columns-repeated="7"/>
          <table:table-cell table:style-name="ce5" table:number-columns-repeated="2"/>
          <table:table-cell table:style-name="ce14"/>
          <table:table-cell/>
          <table:table-cell table:style-name="ce131"/>
          <table:table-cell table:style-name="ce5" table:number-columns-repeated="2"/>
          <table:table-cell table:number-columns-repeated="1002"/>
        </table:table-row>
        <table:table-row table:style-name="ro5">
          <table:table-cell table:style-name="ce19" office:value-type="string" calcext:value-type="string" table:number-columns-spanned="2" table:number-rows-spanned="1">
            <text:p>Minimal hygiene water</text:p>
          </table:table-cell>
          <table:covered-table-cell/>
          <table:table-cell table:style-name="ce71" table:formula="of:=[.C106]-[.C105]" office:value-type="float" office:value="0.591" calcext:value-type="float">
            <text:p>0.59</text:p>
          </table:table-cell>
          <table:table-cell table:style-name="ce34" table:number-columns-repeated="2"/>
          <table:table-cell table:style-name="ce19" table:number-columns-repeated="3"/>
          <table:table-cell table:number-columns-repeated="3"/>
          <table:table-cell table:style-name="ce5" table:number-columns-repeated="6"/>
          <table:table-cell table:style-name="ce131"/>
          <table:table-cell/>
          <table:table-cell table:style-name="ce131"/>
          <table:table-cell table:style-name="ce5" table:number-columns-repeated="2"/>
          <table:table-cell table:number-columns-repeated="1002"/>
        </table:table-row>
        <table:table-row table:style-name="ro5">
          <table:table-cell table:style-name="ce19" office:value-type="string" calcext:value-type="string" table:number-columns-spanned="2" table:number-rows-spanned="1">
            <text:p>Hygiene water used on ISS</text:p>
          </table:table-cell>
          <table:covered-table-cell/>
          <table:table-cell table:style-name="ce19" office:value-type="float" office:value="0.67" calcext:value-type="float">
            <text:p>0.67</text:p>
          </table:table-cell>
          <table:table-cell table:style-name="ce34" table:number-columns-repeated="2"/>
          <table:table-cell table:style-name="ce19" table:number-columns-repeated="2"/>
          <table:table-cell table:style-name="ce5"/>
          <table:table-cell/>
          <table:table-cell table:style-name="ce5"/>
          <table:table-cell table:number-columns-repeated="7"/>
          <table:table-cell table:style-name="ce131" table:number-columns-repeated="3"/>
          <table:table-cell table:style-name="ce5" table:number-columns-repeated="2"/>
          <table:table-cell table:number-columns-repeated="1002"/>
        </table:table-row>
        <table:table-row table:style-name="ro5">
          <table:table-cell table:style-name="ce19" office:value-type="string" calcext:value-type="string" table:number-columns-spanned="2" table:number-rows-spanned="1">
            <text:p>Early planetary base hygiene water</text:p>
          </table:table-cell>
          <table:covered-table-cell/>
          <table:table-cell table:style-name="ce19" office:value-type="float" office:value="7.67" calcext:value-type="float">
            <text:p>7.67</text:p>
          </table:table-cell>
          <table:table-cell table:style-name="ce34" table:number-columns-repeated="2"/>
          <table:table-cell table:style-name="ce19" table:number-columns-repeated="2"/>
          <table:table-cell table:style-name="ce5"/>
          <table:table-cell table:number-columns-repeated="1016"/>
        </table:table-row>
        <table:table-row table:style-name="ro5">
          <table:table-cell table:style-name="ce19" office:value-type="string" calcext:value-type="string" table:number-columns-spanned="2" table:number-rows-spanned="1">
            <text:p>Mature planetary base hygiene water</text:p>
          </table:table-cell>
          <table:covered-table-cell/>
          <table:table-cell table:style-name="ce19" office:value-type="float" office:value="25.58" calcext:value-type="float">
            <text:p>25.58</text:p>
          </table:table-cell>
          <table:table-cell/>
          <table:table-cell table:style-name="ce34"/>
          <table:table-cell table:style-name="ce19" table:number-columns-repeated="2"/>
          <table:table-cell table:style-name="ce5"/>
          <table:table-cell table:number-columns-repeated="1016"/>
        </table:table-row>
        <table:table-row table:style-name="ro5">
          <table:table-cell table:style-name="ce19"/>
          <table:table-cell table:style-name="ce34"/>
          <table:table-cell table:style-name="ce19"/>
          <table:table-cell/>
          <table:table-cell table:style-name="ce34"/>
          <table:table-cell table:style-name="ce19"/>
          <table:table-cell table:number-columns-repeated="1018"/>
        </table:table-row>
        <table:table-row table:style-name="ro7">
          <table:table-cell table:style-name="ce19" office:value-type="string" calcext:value-type="string" table:number-columns-spanned="2" table:number-rows-spanned="1">
            <text:p>Water already contained in food</text:p>
          </table:table-cell>
          <table:covered-table-cell/>
          <table:table-cell table:style-name="ce19" table:formula="of:=[.F67]" office:value-type="float" office:value="0.7124" calcext:value-type="float">
            <text:p>0.71</text:p>
          </table:table-cell>
          <table:table-cell table:style-name="ce14" office:value-type="string" calcext:value-type="string" table:number-columns-spanned="2" table:number-rows-spanned="1">
            <text:p>from the Food section above</text:p>
          </table:table-cell>
          <table:covered-table-cell/>
          <table:table-cell table:style-name="ce19"/>
          <table:table-cell table:number-columns-repeated="1018"/>
        </table:table-row>
        <table:table-row table:style-name="ro5">
          <table:table-cell table:style-name="ce19"/>
          <table:table-cell table:style-name="ce34"/>
          <table:table-cell table:style-name="ce19"/>
          <table:table-cell/>
          <table:table-cell table:style-name="ce34"/>
          <table:table-cell table:style-name="ce19"/>
          <table:table-cell table:number-columns-repeated="1018"/>
        </table:table-row>
        <table:table-row table:style-name="ro5">
          <table:table-cell table:style-name="ce5" office:value-type="string" calcext:value-type="string" table:number-columns-spanned="2" table:number-rows-spanned="1">
            <text:p>Water consumed</text:p>
          </table:table-cell>
          <table:covered-table-cell/>
          <table:table-cell table:style-name="ce5" table:formula="of:=[.C105]-[.C112]" office:value-type="float" office:value="3.1966" calcext:value-type="float">
            <text:p>3.20</text:p>
          </table:table-cell>
          <table:table-cell table:style-name="ce5" office:value-type="string" calcext:value-type="string">
            <text:p>kg/Earth-day</text:p>
          </table:table-cell>
          <table:table-cell table:style-name="ce5" table:number-columns-repeated="2"/>
          <table:table-cell table:number-columns-repeated="1018"/>
        </table:table-row>
        <table:table-row table:style-name="ro5">
          <table:table-cell table:style-name="ce5" office:value-type="string" calcext:value-type="string" table:number-columns-spanned="2" table:number-rows-spanned="1">
            <text:p>Hygiene water</text:p>
          </table:table-cell>
          <table:covered-table-cell/>
          <table:table-cell table:style-name="ce5" table:formula="of:=[.C108]" office:value-type="float" office:value="0.67" calcext:value-type="float">
            <text:p>0.67</text:p>
          </table:table-cell>
          <table:table-cell table:style-name="ce5" office:value-type="string" calcext:value-type="string">
            <text:p>kg/Earth-day</text:p>
          </table:table-cell>
          <table:table-cell table:style-name="ce5" table:number-columns-repeated="2"/>
          <table:table-cell table:number-columns-repeated="2"/>
          <table:table-cell table:style-name="ce5"/>
          <table:table-cell table:number-columns-repeated="1015"/>
        </table:table-row>
        <table:table-row table:style-name="ro5">
          <table:table-cell table:style-name="ce16" office:value-type="string" calcext:value-type="string" table:number-columns-spanned="2" table:number-rows-spanned="3">
            <text:p>Total water used</text:p>
          </table:table-cell>
          <table:covered-table-cell/>
          <table:table-cell table:style-name="ce10" table:formula="of:=[.C114]+[.C115]" office:value-type="float" office:value="3.8666" calcext:value-type="float">
            <text:p>3.87</text:p>
          </table:table-cell>
          <table:table-cell table:style-name="ce10" office:value-type="string" calcext:value-type="string">
            <text:p>kg/Earth-day</text:p>
          </table:table-cell>
          <table:table-cell table:style-name="ce5" table:number-columns-repeated="2"/>
          <table:table-cell table:number-columns-repeated="1018"/>
        </table:table-row>
        <table:table-row table:style-name="ro5">
          <table:covered-table-cell table:number-columns-repeated="2"/>
          <table:table-cell table:style-name="ce18" table:formula="of:=[.C116]" office:value-type="float" office:value="3.8666" calcext:value-type="float">
            <text:p>3.87</text:p>
          </table:table-cell>
          <table:table-cell table:style-name="ce10" office:value-type="string" calcext:value-type="string">
            <text:p>L/Earth-day</text:p>
          </table:table-cell>
          <table:table-cell table:style-name="ce5" table:number-columns-repeated="2"/>
          <table:table-cell table:number-columns-repeated="1018"/>
        </table:table-row>
        <table:table-row table:style-name="ro5">
          <table:covered-table-cell table:number-columns-repeated="2"/>
          <table:table-cell table:style-name="ce10" table:formula="of:=[.C117]/86400" office:value-type="float" office:value="0.0000447523148148148" calcext:value-type="float">
            <text:p>0.00</text:p>
          </table:table-cell>
          <table:table-cell table:style-name="ce10" office:value-type="string" calcext:value-type="string">
            <text:p>L/sec</text:p>
          </table:table-cell>
          <table:table-cell table:style-name="ce5" table:number-columns-repeated="2"/>
          <table:table-cell table:number-columns-repeated="1018"/>
        </table:table-row>
        <table:table-row table:style-name="ro5">
          <table:table-cell table:style-name="ce5" table:number-columns-repeated="3"/>
          <table:table-cell/>
          <table:table-cell table:style-name="ce5" table:number-columns-repeated="2"/>
          <table:table-cell table:number-columns-repeated="1018"/>
        </table:table-row>
        <table:table-row table:style-name="ro5">
          <table:table-cell table:style-name="ce12" office:value-type="string" calcext:value-type="string" table:number-columns-spanned="2" table:number-rows-spanned="1">
            <text:p>Kerbal consumption</text:p>
          </table:table-cell>
          <table:covered-table-cell/>
          <table:table-cell table:style-name="ce5"/>
          <table:table-cell/>
          <table:table-cell table:style-name="ce5" table:number-columns-repeated="2"/>
          <table:table-cell table:number-columns-repeated="1018"/>
        </table:table-row>
        <table:table-row table:style-name="ro7">
          <table:table-cell table:style-name="ce5" office:value-type="string" calcext:value-type="string" table:number-columns-spanned="2" table:number-rows-spanned="1">
            <text:p>Water consumed</text:p>
          </table:table-cell>
          <table:covered-table-cell/>
          <table:table-cell table:style-name="ce5" table:formula="of:=([.C114]*[.C29])/4" office:value-type="float" office:value="0.1997875" calcext:value-type="float">
            <text:p>0.20</text:p>
          </table:table-cell>
          <table:table-cell table:style-name="ce14" office:value-type="string" calcext:value-type="string">
            <text:p>kg/Kerbin-day</text:p>
          </table:table-cell>
          <table:table-cell table:style-name="ce5"/>
          <table:table-cell table:style-name="ce5" table:formula="of:=([.C121]/[.C114])*4" office:value-type="float" office:value="0.25" calcext:value-type="float">
            <text:p>0.25</text:p>
          </table:table-cell>
          <table:table-cell table:number-columns-repeated="1018"/>
        </table:table-row>
        <table:table-row table:style-name="ro7">
          <table:table-cell table:style-name="ce5" office:value-type="string" calcext:value-type="string" table:number-columns-spanned="2" table:number-rows-spanned="1">
            <text:p>Hygiene water</text:p>
          </table:table-cell>
          <table:covered-table-cell/>
          <table:table-cell table:style-name="ce5" table:formula="of:=([.C115]*[.C29])/4" office:value-type="float" office:value="0.041875" calcext:value-type="float">
            <text:p>0.04</text:p>
          </table:table-cell>
          <table:table-cell table:style-name="ce14" office:value-type="string" calcext:value-type="string">
            <text:p>kg/Kerbin-day</text:p>
          </table:table-cell>
          <table:table-cell table:style-name="ce5" table:number-columns-repeated="2"/>
          <table:table-cell table:number-columns-repeated="1018"/>
        </table:table-row>
        <table:table-row table:style-name="ro7">
          <table:table-cell table:style-name="ce16" office:value-type="string" calcext:value-type="string" table:number-columns-spanned="2" table:number-rows-spanned="3">
            <text:p>Total water used</text:p>
          </table:table-cell>
          <table:covered-table-cell/>
          <table:table-cell table:style-name="ce10" table:formula="of:=[.C121]+[.C122]" office:value-type="float" office:value="0.2416625" calcext:value-type="float">
            <text:p>0.24</text:p>
          </table:table-cell>
          <table:table-cell table:style-name="ce18" office:value-type="string" calcext:value-type="string">
            <text:p>kg/Kerbin-day</text:p>
          </table:table-cell>
          <table:table-cell table:style-name="ce5" table:number-columns-repeated="2"/>
          <table:table-cell table:number-columns-repeated="1018"/>
        </table:table-row>
        <table:table-row table:style-name="ro7">
          <table:covered-table-cell table:number-columns-repeated="2"/>
          <table:table-cell table:style-name="ce10" table:formula="of:=[.C123]" office:value-type="float" office:value="0.2416625" calcext:value-type="float">
            <text:p>0.24</text:p>
          </table:table-cell>
          <table:table-cell table:style-name="ce18" office:value-type="string" calcext:value-type="string">
            <text:p>L/Kerbin-day</text:p>
          </table:table-cell>
          <table:table-cell table:style-name="ce5" table:number-columns-repeated="2"/>
          <table:table-cell table:number-columns-repeated="1018"/>
        </table:table-row>
        <table:table-row table:style-name="ro5">
          <table:covered-table-cell table:number-columns-repeated="2"/>
          <table:table-cell table:style-name="ce10" table:formula="of:=[.C124]/21600" office:value-type="float" office:value="0.0000111880787037037" calcext:value-type="float">
            <text:p>0.00</text:p>
          </table:table-cell>
          <table:table-cell table:style-name="ce18" office:value-type="string" calcext:value-type="string">
            <text:p>L/sec</text:p>
          </table:table-cell>
          <table:table-cell table:style-name="ce5" table:number-columns-repeated="2"/>
          <table:table-cell table:number-columns-repeated="1018"/>
        </table:table-row>
        <table:table-row table:style-name="ro5">
          <table:table-cell table:style-name="ce5" table:number-columns-repeated="3"/>
          <table:table-cell/>
          <table:table-cell table:style-name="ce5" table:number-columns-repeated="2"/>
          <table:table-cell table:number-columns-repeated="1018"/>
        </table:table-row>
        <table:table-row table:style-name="ro5">
          <table:table-cell table:style-name="ce12" office:value-type="string" calcext:value-type="string" table:number-columns-spanned="2" table:number-rows-spanned="1">
            <text:p>Cost</text:p>
          </table:table-cell>
          <table:covered-table-cell/>
          <table:table-cell table:style-name="ce5"/>
          <table:table-cell/>
          <table:table-cell table:style-name="ce5" table:number-columns-repeated="2"/>
          <table:table-cell table:number-columns-repeated="1018"/>
        </table:table-row>
        <table:table-row table:style-name="ro5">
          <table:table-cell table:style-name="ce5"/>
          <table:table-cell table:style-name="ce52" office:value-type="float" office:value="0.0008" calcext:value-type="float">
            <text:p>0.00</text:p>
          </table:table-cell>
          <table:table-cell table:style-name="ce8" office:value-type="string" calcext:value-type="string">
            <text:p>K$/L</text:p>
          </table:table-cell>
          <table:table-cell/>
          <table:table-cell table:style-name="ce5" table:number-columns-repeated="2"/>
          <table:table-cell table:number-columns-repeated="3"/>
          <table:table-cell table:style-name="ce8" office:value-type="string" calcext:value-type="string" table:number-columns-spanned="6" table:number-rows-spanned="1">
            <text:p>Arbitrary value</text:p>
          </table:table-cell>
          <table:covered-table-cell table:number-columns-repeated="5"/>
          <table:table-cell table:number-columns-repeated="1009"/>
        </table:table-row>
        <table:table-row table:style-name="ro5">
          <table:table-cell table:style-name="ce5"/>
          <table:table-cell table:style-name="ce18" table:formula="of:=[.B128]/[.D102]" office:value-type="float" office:value="0.0008" calcext:value-type="float">
            <text:p>0.00</text:p>
          </table:table-cell>
          <table:table-cell table:style-name="ce10" office:value-type="string" calcext:value-type="string">
            <text:p>K$/kg</text:p>
          </table:table-cell>
          <table:table-cell/>
          <table:table-cell table:style-name="ce5" table:number-columns-repeated="2"/>
          <table:table-cell table:number-columns-repeated="3"/>
          <table:table-cell table:style-name="ce5" office:value-type="string" calcext:value-type="string" table:number-columns-spanned="6" table:number-rows-spanned="1">
            <text:p>Real life cost $3.07/1000 gals = $0.00307/gal or $0.0116212/liter</text:p>
          </table:table-cell>
          <table:covered-table-cell table:number-columns-repeated="5"/>
          <table:table-cell table:style-name="ce14" office:value-type="float" office:value="0.000811008582954" calcext:value-type="float">
            <text:p>0.00</text:p>
          </table:table-cell>
          <table:table-cell table:style-name="ce14" office:value-type="string" calcext:value-type="string">
            <text:p>$/L</text:p>
          </table:table-cell>
          <table:table-cell table:number-columns-repeated="1007"/>
        </table:table-row>
        <table:table-row table:style-name="ro5">
          <table:table-cell table:style-name="ce5"/>
          <table:table-cell table:style-name="ce18" table:formula="of:=[.B128]*[.C117]" office:value-type="float" office:value="0.00309328" calcext:value-type="float">
            <text:p>0.00</text:p>
          </table:table-cell>
          <table:table-cell table:style-name="ce10" office:value-type="string" calcext:value-type="string">
            <text:p>K$/Earth-day</text:p>
          </table:table-cell>
          <table:table-cell/>
          <table:table-cell table:style-name="ce5" table:number-columns-repeated="2"/>
          <table:table-cell table:number-columns-repeated="3"/>
          <table:table-cell table:style-name="ce5" office:value-type="string" calcext:value-type="string" table:number-columns-spanned="6" table:number-rows-spanned="1">
            <text:p>Or $0.50-4.13 per 100 CF (2831.68 liters) = $0.00017657-0.00145849 /liter</text:p>
          </table:table-cell>
          <table:covered-table-cell table:number-columns-repeated="5"/>
          <table:table-cell table:style-name="ce14" office:value-type="float" office:value="0.001458498135383" calcext:value-type="float">
            <text:p>0.00</text:p>
          </table:table-cell>
          <table:table-cell table:style-name="ce14" office:value-type="string" calcext:value-type="string">
            <text:p>$/L</text:p>
          </table:table-cell>
          <table:table-cell table:number-columns-repeated="1007"/>
        </table:table-row>
        <table:table-row table:style-name="ro5">
          <table:table-cell table:style-name="ce5"/>
          <table:table-cell table:style-name="ce18" table:formula="of:=[.B128]*[.C124]" office:value-type="float" office:value="0.00019333" calcext:value-type="float">
            <text:p>0.00</text:p>
          </table:table-cell>
          <table:table-cell table:style-name="ce10" office:value-type="string" calcext:value-type="string">
            <text:p>K$/Kerbin-day</text:p>
          </table:table-cell>
          <table:table-cell/>
          <table:table-cell table:style-name="ce5" table:number-columns-repeated="2"/>
          <table:table-cell table:number-columns-repeated="8"/>
          <table:table-cell table:style-name="ce50" office:value-type="string" calcext:value-type="string">
            <text:p>average</text:p>
          </table:table-cell>
          <table:table-cell table:style-name="ce14" table:formula="of:=AVERAGE([.P129:.P130])" office:value-type="float" office:value="0.0011347533591685" calcext:value-type="float">
            <text:p>0.00</text:p>
          </table:table-cell>
          <table:table-cell table:style-name="ce14" office:value-type="string" calcext:value-type="string">
            <text:p>$/L</text:p>
          </table:table-cell>
          <table:table-cell table:number-columns-repeated="1007"/>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6"/>
          <table:table-cell table:style-name="ce50" table:number-columns-repeated="2"/>
          <table:table-cell table:number-columns-repeated="2"/>
          <table:table-cell table:style-name="ce131" table:number-columns-repeated="3"/>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8">
          <table:table-cell table:style-name="ce11" office:value-type="string" calcext:value-type="string" table:number-columns-spanned="2" table:number-rows-spanned="1">
            <text:p>Carbon Dixoide</text:p>
          </table:table-cell>
          <table:covered-table-cell/>
          <table:table-cell table:style-name="ce72" office:value-type="string" calcext:value-type="string">
            <text:p>kg/m^3</text:p>
          </table:table-cell>
          <table:table-cell table:style-name="ce72" office:value-type="string" calcext:value-type="string">
            <text:p>kg/L</text:p>
          </table:table-cell>
          <table:table-cell table:style-name="ce5" table:number-columns-repeated="10"/>
          <table:table-cell table:style-name="ce131" table:number-columns-repeated="6"/>
          <table:table-cell table:style-name="ce5"/>
          <table:table-cell table:number-columns-repeated="1003"/>
        </table:table-row>
        <table:table-row table:style-name="ro5">
          <table:table-cell table:style-name="ce10" office:value-type="string" calcext:value-type="string" table:number-columns-spanned="2" table:number-rows-spanned="1">
            <text:p>Density (gas)</text:p>
          </table:table-cell>
          <table:covered-table-cell/>
          <table:table-cell table:style-name="ce10" office:value-type="float" office:value="1.951" calcext:value-type="float">
            <text:p>1.95</text:p>
          </table:table-cell>
          <table:table-cell table:style-name="ce18" table:formula="of:=[.C135]/1000" office:value-type="float" office:value="0.001951" calcext:value-type="float">
            <text:p>0.00</text:p>
          </table:table-cell>
          <table:table-cell table:style-name="ce10" office:value-type="string" calcext:value-type="string" table:number-columns-spanned="2" table:number-rows-spanned="1">
            <text:p>@ 0°C / 100 kPa</text:p>
          </table:table-cell>
          <table:covered-table-cell/>
          <table:table-cell table:style-name="ce5" table:number-columns-repeated="3"/>
          <table:table-cell table:style-name="ce5" office:value-type="string" calcext:value-type="string">
            <text:p>http://www.wolframalpha.com/input/?i=carbon+dioxide+at+0C+and+100+kPa&amp;a=*MC.~-_*Chemical-&amp;a=FSelect_**MoistAirRefractiveIndex-.dflt-&amp;f3=600+nm&amp;f=MoistAirRefractiveIndex.lambda%5Cu005f600+nm&amp;f4=50+%25&amp;f=MoistAirRefractiveIndex.rh%5Cu005f50+%25&amp;f5=370+ppm&amp;f=MoistAirRefractiveIndex.CCO2%5Cu005f370+ppm</text:p>
          </table:table-cell>
          <table:table-cell table:style-name="ce5"/>
          <table:table-cell table:style-name="ce5" office:value-type="string" calcext:value-type="string">
            <text:p>http://en.wikipedia.org/wiki/Carbon_dioxide</text:p>
          </table:table-cell>
          <table:table-cell table:style-name="ce5" table:number-columns-repeated="2"/>
          <table:table-cell table:style-name="ce131" table:number-columns-repeated="6"/>
          <table:table-cell table:style-name="ce5"/>
          <table:table-cell table:number-columns-repeated="1003"/>
        </table:table-row>
        <table:table-row table:style-name="ro5">
          <table:table-cell table:style-name="ce5" office:value-type="string" calcext:value-type="string" table:number-columns-spanned="2" table:number-rows-spanned="1">
            <text:p>As compressed gas</text:p>
          </table:table-cell>
          <table:covered-table-cell/>
          <table:table-cell table:style-name="ce82" office:value-type="string" calcext:value-type="string">
            <text:p>?</text:p>
          </table:table-cell>
          <table:table-cell table:style-name="ce60" office:value-type="string" calcext:value-type="string">
            <text:p>?</text:p>
          </table:table-cell>
          <table:table-cell table:style-name="ce5" office:value-type="string" calcext:value-type="string" table:number-columns-spanned="2" table:number-rows-spanned="1">
            <text:p>@ 0°C / ? MPa</text:p>
          </table:table-cell>
          <table:covered-table-cell/>
          <table:table-cell table:style-name="ce50" office:value-type="string" calcext:value-type="string">
            <text:p>ratio</text:p>
          </table:table-cell>
          <table:table-cell table:style-name="ce82" office:value-type="string" calcext:value-type="string">
            <text:p>?</text:p>
          </table:table-cell>
          <table:table-cell table:style-name="ce5" office:value-type="string" calcext:value-type="string" table:number-columns-spanned="4" table:number-rows-spanned="1">
            <text:p>CO2 liquifies under high pressure at normal temperatures</text:p>
          </table:table-cell>
          <table:covered-table-cell table:number-columns-repeated="3"/>
          <table:table-cell table:style-name="ce5"/>
          <table:table-cell/>
          <table:table-cell table:style-name="ce131" table:number-columns-repeated="6"/>
          <table:table-cell table:style-name="ce5"/>
          <table:table-cell table:number-columns-repeated="1003"/>
        </table:table-row>
        <table:table-row table:style-name="ro5">
          <table:table-cell table:style-name="ce10" office:value-type="string" calcext:value-type="string" table:number-columns-spanned="2" table:number-rows-spanned="1">
            <text:p>As liquid</text:p>
          </table:table-cell>
          <table:covered-table-cell/>
          <table:table-cell table:style-name="ce10" office:value-type="float" office:value="929.1" calcext:value-type="float">
            <text:p>929.10</text:p>
          </table:table-cell>
          <table:table-cell table:style-name="ce18" table:formula="of:=[.C137]/1000" office:value-type="float" office:value="0.9291" calcext:value-type="float">
            <text:p>0.93</text:p>
          </table:table-cell>
          <table:table-cell table:style-name="ce10" office:value-type="string" calcext:value-type="string" table:number-columns-spanned="2" table:number-rows-spanned="1">
            <text:p>@ 0°C / 3.67 MPa (~36.2 atm)</text:p>
          </table:table-cell>
          <table:covered-table-cell/>
          <table:table-cell table:style-name="ce50" office:value-type="string" calcext:value-type="string">
            <text:p>ratio</text:p>
          </table:table-cell>
          <table:table-cell table:style-name="ce5" table:formula="of:=[.C137]/[.C135]" office:value-type="float" office:value="476.217324449001" calcext:value-type="float">
            <text:p>476.22</text:p>
          </table:table-cell>
          <table:table-cell table:style-name="ce5"/>
          <table:table-cell table:style-name="ce5" office:value-type="string" calcext:value-type="string">
            <text:p>http://www.wolframalpha.com/input/?i=liquid+carbon+dioxide+at+0C</text:p>
          </table:table-cell>
          <table:table-cell table:style-name="ce5"/>
          <table:table-cell table:style-name="ce5" office:value-type="string" calcext:value-type="string">
            <text:p>http://en.wikipedia.org/wiki/Carbon_dioxide</text:p>
          </table:table-cell>
          <table:table-cell table:style-name="ce5"/>
          <table:table-cell table:style-name="ce5" office:value-type="string" calcext:value-type="string">
            <text:p>http://www.engineeringtoolbox.com/carbon-dioxide-d_1000.html</text:p>
          </table:table-cell>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2" office:value-type="string" calcext:value-type="string" table:number-columns-spanned="2" table:number-rows-spanned="1">
            <text:p>Human production</text:p>
          </table:table-cell>
          <table:covered-table-cell/>
          <table:table-cell table:style-name="ce5"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5"/>
          <table:table-cell table:style-name="ce10" office:value-type="float" office:value="0.998" calcext:value-type="float">
            <text:p>1.00</text:p>
          </table:table-cell>
          <table:table-cell table:style-name="ce10" office:value-type="string" calcext:value-type="string" table:number-columns-spanned="2" table:number-rows-spanned="1">
            <text:p>kg/Earth-day</text:p>
          </table:table-cell>
          <table:covered-table-cell/>
          <table:table-cell table:style-name="ce34"/>
          <table:table-cell table:style-name="ce19" table:number-columns-repeated="2"/>
          <table:table-cell table:style-name="ce5"/>
          <table:table-cell/>
          <table:table-cell table:style-name="ce5" office:value-type="string" calcext:value-type="string">
            <text:p>http://ston.jsc.nasa.gov/collections/trs/_techrep/CR-2004-208941.pdf</text:p>
          </table:table-cell>
          <table:table-cell table:style-name="ce5" office:value-type="string" calcext:value-type="string">
            <text:p>&lt;- Table 3.3.6</text:p>
          </table:table-cell>
          <table:table-cell table:style-name="ce5" office:value-type="string" calcext:value-type="string">
            <text:p>http://ntrs.nasa.gov/archive/nasa/casi.ntrs.nasa.gov/20120015507.pdf</text:p>
          </table:table-cell>
          <table:table-cell table:style-name="ce5" office:value-type="string" calcext:value-type="string">
            <text:p>&lt;- slide 3</text:p>
          </table:table-cell>
          <table:table-cell table:style-name="ce5"/>
          <table:table-cell table:style-name="ce131" table:number-columns-repeated="6"/>
          <table:table-cell table:style-name="ce5"/>
          <table:table-cell table:number-columns-repeated="1003"/>
        </table:table-row>
        <table:table-row table:style-name="ro5">
          <table:table-cell table:style-name="ce19"/>
          <table:table-cell table:style-name="ce18" table:formula="of:=[.B140]/[.D135]" office:value-type="float" office:value="511.532547411584" calcext:value-type="float">
            <text:p>511.53</text:p>
          </table:table-cell>
          <table:table-cell table:style-name="ce23" office:value-type="string" calcext:value-type="string" table:number-columns-spanned="2" table:number-rows-spanned="1">
            <text:p>L/Earth-day</text:p>
          </table:table-cell>
          <table:covered-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53" table:formula="of:=[.B141]/86400" office:value-type="float" office:value="0.00592051559504148" calcext:value-type="float">
            <text:p>0.01</text:p>
          </table:table-cell>
          <table:table-cell table:style-name="ce23" office:value-type="string" calcext:value-type="string" table:number-columns-spanned="2" table:number-rows-spanned="1">
            <text:p>L/sec</text:p>
          </table:table-cell>
          <table:covered-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18" table:formula="of:=[.B140]/[.D137]" office:value-type="float" office:value="1.0741577871058" calcext:value-type="float">
            <text:p>1.07</text:p>
          </table:table-cell>
          <table:table-cell table:style-name="ce23" office:value-type="string" calcext:value-type="string" table:number-columns-spanned="2" table:number-rows-spanned="1">
            <text:p>L/Earth-day (liquid)</text:p>
          </table:table-cell>
          <table:covered-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2" office:value-type="string" calcext:value-type="string" table:number-columns-spanned="2" table:number-rows-spanned="1">
            <text:p>Kerbal production</text:p>
          </table:table-cell>
          <table:covered-table-cell/>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5"/>
          <table:table-cell table:style-name="ce10" table:formula="of:=([.B140]*[.C29])/4" office:value-type="float" office:value="0.062375" calcext:value-type="float">
            <text:p>0.06</text:p>
          </table:table-cell>
          <table:table-cell table:style-name="ce10" office:value-type="string" calcext:value-type="string" table:number-columns-spanned="2" table:number-rows-spanned="1">
            <text:p>kg/Kerbin-day</text:p>
          </table:table-cell>
          <table:covered-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5"/>
          <table:table-cell table:style-name="ce18" table:formula="of:=[.B147]/[.D135]" office:value-type="float" office:value="31.970784213224" calcext:value-type="float">
            <text:p>31.97</text:p>
          </table:table-cell>
          <table:table-cell table:style-name="ce23" office:value-type="string" calcext:value-type="string" table:number-columns-spanned="2" table:number-rows-spanned="1">
            <text:p>L/Kerbin-day</text:p>
          </table:table-cell>
          <table:covered-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5"/>
          <table:table-cell table:style-name="ce53" table:formula="of:=[.B148]/21600" office:value-type="float" office:value="0.00148012889876037" calcext:value-type="float">
            <text:p>0.00</text:p>
          </table:table-cell>
          <table:table-cell table:style-name="ce23" office:value-type="string" calcext:value-type="string" table:number-columns-spanned="2" table:number-rows-spanned="1">
            <text:p>L/sec</text:p>
          </table:table-cell>
          <table:covered-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5"/>
          <table:table-cell table:style-name="ce14"/>
          <table:table-cell table:style-name="ce5"/>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5"/>
          <table:table-cell table:style-name="ce18" table:formula="of:=[.B147]/[.D137]" office:value-type="float" office:value="0.0671348616941126" calcext:value-type="float">
            <text:p>0.07</text:p>
          </table:table-cell>
          <table:table-cell table:style-name="ce10" office:value-type="string" calcext:value-type="string" table:number-columns-spanned="2" table:number-rows-spanned="1">
            <text:p>L/Kerbin-day (liquid)</text:p>
          </table:table-cell>
          <table:covered-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5"/>
          <table:table-cell/>
          <table:table-cell table:style-name="ce5"/>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8">
          <table:table-cell table:style-name="ce11" office:value-type="string" calcext:value-type="string" table:number-columns-spanned="2" table:number-rows-spanned="1">
            <text:p>Waste Water</text:p>
          </table:table-cell>
          <table:covered-table-cell/>
          <table:table-cell table:style-name="ce72" office:value-type="string" calcext:value-type="string">
            <text:p>kg/m^3</text:p>
          </table:table-cell>
          <table:table-cell table:style-name="ce72" office:value-type="string" calcext:value-type="string">
            <text:p>kg/L</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0" office:value-type="string" calcext:value-type="string" table:number-columns-spanned="2" table:number-rows-spanned="1">
            <text:p>Density (liquid)</text:p>
          </table:table-cell>
          <table:covered-table-cell/>
          <table:table-cell table:style-name="ce10" table:formula="of:=[.D155]*1000" office:value-type="float" office:value="1005" calcext:value-type="float">
            <text:p>1005.00</text:p>
          </table:table-cell>
          <table:table-cell table:style-name="ce18" office:value-type="float" office:value="1.005" calcext:value-type="float">
            <text:p>1.01</text:p>
          </table:table-cell>
          <table:table-cell table:style-name="ce10" office:value-type="string" calcext:value-type="string" table:number-columns-spanned="2" table:number-rows-spanned="1">
            <text:p>@ 0°C / 100 kPa</text:p>
          </table:table-cell>
          <table:covered-table-cell/>
          <table:table-cell table:style-name="ce19"/>
          <table:table-cell table:style-name="ce5" table:number-columns-repeated="2"/>
          <table:table-cell table:style-name="ce8" office:value-type="string" calcext:value-type="string" table:number-columns-spanned="4" table:number-rows-spanned="1">
            <text:p>Chose an arbitrary value. What should the density be?</text:p>
          </table:table-cell>
          <table:covered-table-cell table:number-columns-repeated="3"/>
          <table:table-cell table:style-name="ce5"/>
          <table:table-cell table:style-name="ce131" table:number-columns-repeated="6"/>
          <table:table-cell table:style-name="ce5"/>
          <table:table-cell table:number-columns-repeated="1003"/>
        </table:table-row>
        <table:table-row table:style-name="ro5">
          <table:table-cell table:style-name="ce20"/>
          <table:table-cell table:style-name="ce5" table:number-columns-repeated="2"/>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2" office:value-type="string" calcext:value-type="string" table:number-columns-spanned="2" table:number-rows-spanned="1">
            <text:p>Human production</text:p>
          </table:table-cell>
          <table:covered-table-cell/>
          <table:table-cell table:style-name="ce72" office:value-type="string" calcext:value-type="string">
            <text:p>kg/Earth-day</text:p>
          </table:table-cell>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7">
          <table:table-cell table:style-name="ce14" office:value-type="string" calcext:value-type="string" table:number-columns-spanned="2" table:number-rows-spanned="1">
            <text:p>Metabolic water production</text:p>
          </table:table-cell>
          <table:covered-table-cell/>
          <table:table-cell table:style-name="ce14" office:value-type="float" office:value="0.345" calcext:value-type="float">
            <text:p>0.35</text:p>
          </table:table-cell>
          <table:table-cell table:style-name="ce19" office:value-type="string" calcext:value-type="string" table:number-columns-spanned="2" table:number-rows-spanned="1">
            <text:p>generated by the Kerbal</text:p>
          </table:table-cell>
          <table:covered-table-cell/>
          <table:table-cell table:style-name="ce19" table:number-columns-repeated="2"/>
          <table:table-cell table:style-name="ce5" table:number-columns-repeated="2"/>
          <table:table-cell table:number-columns-repeated="3"/>
          <table:table-cell table:style-name="ce5" table:number-columns-repeated="2"/>
          <table:table-cell table:style-name="ce131" table:number-columns-repeated="6"/>
          <table:table-cell table:style-name="ce5"/>
          <table:table-cell table:number-columns-repeated="1003"/>
        </table:table-row>
        <table:table-row table:style-name="ro5">
          <table:table-cell table:style-name="ce19" office:value-type="string" calcext:value-type="string" table:number-columns-spanned="2" table:number-rows-spanned="1">
            <text:p>Water consumed</text:p>
          </table:table-cell>
          <table:covered-table-cell/>
          <table:table-cell table:style-name="ce19" table:formula="of:=[.C105]" office:value-type="float" office:value="3.909" calcext:value-type="float">
            <text:p>3.91</text:p>
          </table:table-cell>
          <table:table-cell table:style-name="ce19" office:value-type="string" calcext:value-type="string" table:number-columns-spanned="2" table:number-rows-spanned="1">
            <text:p>from the Water section above</text:p>
          </table:table-cell>
          <table:covered-table-cell/>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office:value-type="string" calcext:value-type="string" table:number-columns-spanned="2" table:number-rows-spanned="1">
            <text:p>Hygiene water used</text:p>
          </table:table-cell>
          <table:covered-table-cell/>
          <table:table-cell table:style-name="ce19" table:formula="of:=[.C115]" office:value-type="float" office:value="0.67" calcext:value-type="float">
            <text:p>0.67</text:p>
          </table:table-cell>
          <table:table-cell table:style-name="ce19" office:value-type="string" calcext:value-type="string" table:number-columns-spanned="2" table:number-rows-spanned="1">
            <text:p>from the Water section above</text:p>
          </table:table-cell>
          <table:covered-table-cell/>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office:value-type="string" calcext:value-type="string" table:number-columns-spanned="2" table:number-rows-spanned="1">
            <text:p>Total water</text:p>
          </table:table-cell>
          <table:covered-table-cell/>
          <table:table-cell table:style-name="ce19" table:formula="of:=([.C158]+[.C159])+[.C160]" office:value-type="float" office:value="4.924" calcext:value-type="float">
            <text:p>4.92</text:p>
          </table:table-cell>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21" office:value-type="string" calcext:value-type="string" table:number-columns-spanned="2" table:number-rows-spanned="3">
            <text:p>Total waste water</text:p>
          </table:table-cell>
          <table:covered-table-cell/>
          <table:table-cell table:style-name="ce23" table:formula="of:=[.C161]*[.D155]" office:value-type="float" office:value="4.94862" calcext:value-type="float">
            <text:p>4.95</text:p>
          </table:table-cell>
          <table:table-cell table:style-name="ce23" office:value-type="string" calcext:value-type="string">
            <text:p>kg/Earth-day</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63]/[.D155]" office:value-type="float" office:value="4.924" calcext:value-type="float">
            <text:p>4.92</text:p>
          </table:table-cell>
          <table:table-cell table:style-name="ce23" office:value-type="string" calcext:value-type="string">
            <text:p>L/Earth-day</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64]/86400" office:value-type="float" office:value="0.0000569907407407407" calcext:value-type="float">
            <text:p>0.00</text:p>
          </table:table-cell>
          <table:table-cell table:style-name="ce23" office:value-type="string" calcext:value-type="string">
            <text:p>L/sec</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2" office:value-type="string" calcext:value-type="string" table:number-columns-spanned="2" table:number-rows-spanned="1">
            <text:p>Kerbal production</text:p>
          </table:table-cell>
          <table:covered-table-cell/>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21" office:value-type="string" calcext:value-type="string" table:number-columns-spanned="2" table:number-rows-spanned="3">
            <text:p>Total waste water</text:p>
          </table:table-cell>
          <table:covered-table-cell/>
          <table:table-cell table:style-name="ce23" table:formula="of:=([.C163]*[.C29])/4" office:value-type="float" office:value="0.30928875" calcext:value-type="float">
            <text:p>0.31</text:p>
          </table:table-cell>
          <table:table-cell table:style-name="ce10" office:value-type="string" calcext:value-type="string">
            <text:p>kg/Kerbin-day</text:p>
          </table:table-cell>
          <table:table-cell table:style-name="ce5"/>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68]/[.D155]" office:value-type="float" office:value="0.30775" calcext:value-type="float">
            <text:p>0.31</text:p>
          </table:table-cell>
          <table:table-cell table:style-name="ce23" office:value-type="string" calcext:value-type="string">
            <text:p>L/Kerbin-day</text:p>
          </table:table-cell>
          <table:table-cell table:style-name="ce19" table:number-columns-repeated="3"/>
          <table:table-cell table:style-name="ce5" table:number-columns-repeated="7"/>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69]/21600" office:value-type="float" office:value="0.0000142476851851852" calcext:value-type="float">
            <text:p>0.00</text:p>
          </table:table-cell>
          <table:table-cell table:style-name="ce23" office:value-type="string" calcext:value-type="string">
            <text:p>L/sec</text:p>
          </table:table-cell>
          <table:table-cell table:style-name="ce19" table:number-columns-repeated="3"/>
          <table:table-cell table:style-name="ce5" table:number-columns-repeated="7"/>
          <table:table-cell table:style-name="ce131" table:number-columns-repeated="6"/>
          <table:table-cell table:style-name="ce5"/>
          <table:table-cell table:number-columns-repeated="1003"/>
        </table:table-row>
        <table:table-row table:style-name="ro5" table:number-rows-repeated="2">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8">
          <table:table-cell table:style-name="ce11" office:value-type="string" calcext:value-type="string" table:number-columns-spanned="2" table:number-rows-spanned="1">
            <text:p>Waste</text:p>
          </table:table-cell>
          <table:covered-table-cell/>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0" office:value-type="string" calcext:value-type="string" table:number-columns-spanned="2" table:number-rows-spanned="1">
            <text:p>Density (solid)</text:p>
          </table:table-cell>
          <table:covered-table-cell/>
          <table:table-cell table:style-name="ce10" table:formula="of:=[.D174]*1000" office:value-type="float" office:value="750" calcext:value-type="float">
            <text:p>750.00</text:p>
          </table:table-cell>
          <table:table-cell table:style-name="ce18" office:value-type="float" office:value="0.75" calcext:value-type="float">
            <text:p>0.75</text:p>
          </table:table-cell>
          <table:table-cell table:style-name="ce10" office:value-type="string" calcext:value-type="string" table:number-columns-spanned="2" table:number-rows-spanned="1">
            <text:p>@ 0°C / 100 kPa</text:p>
          </table:table-cell>
          <table:covered-table-cell/>
          <table:table-cell table:style-name="ce19"/>
          <table:table-cell table:style-name="ce5" table:number-columns-repeated="2"/>
          <table:table-cell table:style-name="ce8" office:value-type="string" calcext:value-type="string" table:number-columns-spanned="4" table:number-rows-spanned="1">
            <text:p>Chose an arbitrary value. What should the density be?</text:p>
          </table:table-cell>
          <table:covered-table-cell table:number-columns-repeated="3"/>
          <table:table-cell table:style-name="ce5"/>
          <table:table-cell table:style-name="ce131" table:number-columns-repeated="6"/>
          <table:table-cell table:style-name="ce5"/>
          <table:table-cell table:number-columns-repeated="1003"/>
        </table:table-row>
        <table:table-row table:style-name="ro5">
          <table:table-cell table:style-name="ce20"/>
          <table:table-cell table:style-name="ce5" table:number-columns-repeated="2"/>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2" office:value-type="string" calcext:value-type="string" table:number-columns-spanned="2" table:number-rows-spanned="1">
            <text:p>Human production</text:p>
          </table:table-cell>
          <table:covered-table-cell/>
          <table:table-cell table:style-name="ce72" office:value-type="string" calcext:value-type="string">
            <text:p>kg/Earth-day</text:p>
          </table:table-cell>
          <table:table-cell table:style-name="ce19"/>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office:value-type="string" calcext:value-type="string" table:number-columns-spanned="2" table:number-rows-spanned="1">
            <text:p>Bio-waste</text:p>
          </table:table-cell>
          <table:covered-table-cell/>
          <table:table-cell table:style-name="ce19" table:formula="of:=(0.032+0.018)+0.059" office:value-type="float" office:value="0.109" calcext:value-type="float">
            <text:p>0.11</text:p>
          </table:table-cell>
          <table:table-cell table:style-name="ce19"/>
          <table:table-cell table:style-name="ce34"/>
          <table:table-cell table:style-name="ce19" table:number-columns-repeated="2"/>
          <table:table-cell table:style-name="ce5" table:number-columns-repeated="2"/>
          <table:table-cell table:style-name="ce5" office:value-type="string" calcext:value-type="string">
            <text:p>http://ston.jsc.nasa.gov/collections/trs/_techrep/CR-2004-208941.pdf</text:p>
          </table:table-cell>
          <table:table-cell table:style-name="ce5" office:value-type="string" calcext:value-type="string" table:number-columns-spanned="2" table:number-rows-spanned="1">
            <text:p>&lt;- Table 3.3.6</text:p>
          </table:table-cell>
          <table:covered-table-cell/>
          <table:table-cell table:style-name="ce5" table:number-columns-repeated="2"/>
          <table:table-cell table:style-name="ce131" table:number-columns-repeated="6"/>
          <table:table-cell table:style-name="ce5"/>
          <table:table-cell table:number-columns-repeated="1003"/>
        </table:table-row>
        <table:table-row table:style-name="ro5">
          <table:table-cell table:style-name="ce19" office:value-type="string" calcext:value-type="string" table:number-columns-spanned="2" table:number-rows-spanned="1">
            <text:p>Food trash (includes packaging)</text:p>
          </table:table-cell>
          <table:covered-table-cell/>
          <table:table-cell table:style-name="ce19" table:formula="of:=[.C73]" office:value-type="float" office:value="0.29" calcext:value-type="float">
            <text:p>0.29</text:p>
          </table:table-cell>
          <table:table-cell table:style-name="ce19" office:value-type="string" calcext:value-type="string" table:number-columns-spanned="2" table:number-rows-spanned="1">
            <text:p>from the Food section above</text:p>
          </table:table-cell>
          <table:covered-table-cell/>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22" office:value-type="string" calcext:value-type="string" table:number-columns-spanned="2" table:number-rows-spanned="1">
            <text:p>Additional waste</text:p>
          </table:table-cell>
          <table:covered-table-cell/>
          <table:table-cell table:style-name="ce22" table:formula="of:=((((([.B209]+[.B210])+[.B211])-[.B212])-[.B213])-[.C177])-[.C178]" office:value-type="float" office:value="0" calcext:value-type="float">
            <text:p>0.00</text:p>
          </table:table-cell>
          <table:table-cell table:style-name="ce22" office:value-type="string" calcext:value-type="string" table:number-columns-spanned="3" table:number-rows-spanned="1">
            <text:p>makes the totals balance out to zero</text:p>
          </table:table-cell>
          <table:covered-table-cell table:number-columns-repeated="2"/>
          <table:table-cell table:style-name="ce19"/>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2"/>
          <table:table-cell table:style-name="ce5" office:value-type="float" office:value="0.123" calcext:value-type="float">
            <text:p>0.12</text:p>
          </table:table-cell>
          <table:table-cell table:style-name="ce5" office:value-type="string" calcext:value-type="string">
            <text:p>kg/poo</text:p>
          </table:table-cell>
          <table:table-cell table:style-name="ce5" table:number-columns-repeated="3"/>
          <table:table-cell table:style-name="ce131" table:number-columns-repeated="6"/>
          <table:table-cell table:style-name="ce5"/>
          <table:table-cell table:number-columns-repeated="1003"/>
        </table:table-row>
        <table:table-row table:style-name="ro5">
          <table:table-cell table:style-name="ce21" office:value-type="string" calcext:value-type="string" table:number-columns-spanned="2" table:number-rows-spanned="3">
            <text:p>Total waste</text:p>
          </table:table-cell>
          <table:covered-table-cell/>
          <table:table-cell table:style-name="ce23" table:formula="of:=([.C177]+[.C178])+[.C179]" office:value-type="float" office:value="0.399" calcext:value-type="float">
            <text:p>0.40</text:p>
          </table:table-cell>
          <table:table-cell table:style-name="ce23" office:value-type="string" calcext:value-type="string">
            <text:p>kg/Earth-day</text:p>
          </table:table-cell>
          <table:table-cell table:style-name="ce34"/>
          <table:table-cell table:style-name="ce19" table:number-columns-repeated="2"/>
          <table:table-cell table:style-name="ce5" table:number-columns-repeated="2"/>
          <table:table-cell table:style-name="ce5" table:formula="of:=[.J180]*0.75" office:value-type="float" office:value="0.09225" calcext:value-type="float">
            <text:p>0.09</text:p>
          </table:table-cell>
          <table:table-cell table:style-name="ce5" office:value-type="string" calcext:value-type="string">
            <text:p>75% water?</text:p>
          </table:table-cell>
          <table:table-cell table:style-name="ce5" table:number-columns-repeated="3"/>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81]/[.D174]" office:value-type="float" office:value="0.532" calcext:value-type="float">
            <text:p>0.53</text:p>
          </table:table-cell>
          <table:table-cell table:style-name="ce23" office:value-type="string" calcext:value-type="string">
            <text:p>L/Earth-day</text:p>
          </table:table-cell>
          <table:table-cell table:style-name="ce34"/>
          <table:table-cell table:style-name="ce19" table:number-columns-repeated="2"/>
          <table:table-cell table:style-name="ce5" table:number-columns-repeated="2"/>
          <table:table-cell table:style-name="ce5" table:formula="of:=[.J180]-[.J181]" office:value-type="float" office:value="0.03075" calcext:value-type="float">
            <text:p>0.03</text:p>
          </table:table-cell>
          <table:table-cell table:style-name="ce5" office:value-type="string" calcext:value-type="string">
            <text:p>waste</text:p>
          </table:table-cell>
          <table:table-cell table:style-name="ce5" table:number-columns-repeated="3"/>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82]/86400" office:value-type="float" office:value="0.00000615740740740741" calcext:value-type="float">
            <text:p>0.00</text:p>
          </table:table-cell>
          <table:table-cell table:style-name="ce23" office:value-type="string" calcext:value-type="string">
            <text:p>L/sec</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2" office:value-type="string" calcext:value-type="string" table:number-columns-spanned="2" table:number-rows-spanned="1">
            <text:p>Kerbal production</text:p>
          </table:table-cell>
          <table:covered-table-cell/>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21" office:value-type="string" calcext:value-type="string" table:number-columns-spanned="2" table:number-rows-spanned="3">
            <text:p>Total waste</text:p>
          </table:table-cell>
          <table:covered-table-cell/>
          <table:table-cell table:style-name="ce23" table:formula="of:=([.C181]*[.C29])/4" office:value-type="float" office:value="0.0249375" calcext:value-type="float">
            <text:p>0.02</text:p>
          </table:table-cell>
          <table:table-cell table:style-name="ce23" office:value-type="string" calcext:value-type="string">
            <text:p>kg/Kerbin-day</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86]/[.D174]" office:value-type="float" office:value="0.03325" calcext:value-type="float">
            <text:p>0.03</text:p>
          </table:table-cell>
          <table:table-cell table:style-name="ce23" office:value-type="string" calcext:value-type="string">
            <text:p>L/Kerbin-day</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covered-table-cell table:number-columns-repeated="2"/>
          <table:table-cell table:style-name="ce23" table:formula="of:=[.C187]/21600" office:value-type="float" office:value="0.00000153935185185185" calcext:value-type="float">
            <text:p>0.00</text:p>
          </table:table-cell>
          <table:table-cell table:style-name="ce23" office:value-type="string" calcext:value-type="string">
            <text:p>L/sec</text:p>
          </table:table-cell>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number-rows-repeated="2">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8">
          <table:table-cell table:style-name="ce11" office:value-type="string" calcext:value-type="string" table:number-columns-spanned="2" table:number-rows-spanned="1">
            <text:p>Electric Charge</text:p>
          </table:table-cell>
          <table:covered-table-cell/>
          <table:table-cell table:style-name="ce19" table:number-columns-repeated="2"/>
          <table:table-cell table:style-name="ce92" office:value-type="string" calcext:value-type="string" table:number-columns-spanned="1" table:number-rows-spanned="2">
            <text:p>Per Earth-day (24 hours)</text:p>
          </table:table-cell>
          <table:table-cell table:style-name="ce58" office:value-type="string" calcext:value-type="string" table:number-columns-spanned="1" table:number-rows-spanned="2">
            <text:p>Per Kerbin-day (6 hours)</text:p>
          </table:table-cell>
          <table:table-cell table:style-name="ce58" office:value-type="string" calcext:value-type="string" table:number-columns-spanned="1" table:number-rows-spanned="2">
            <text:p>Compared to probe core</text:p>
          </table:table-cell>
          <table:table-cell table:style-name="ce58" office:value-type="string" calcext:value-type="string" table:number-columns-spanned="1" table:number-rows-spanned="2">
            <text:p>2 Hours</text:p>
          </table:table-cell>
          <table:table-cell table:style-name="ce5" table:number-columns-repeated="6"/>
          <table:table-cell table:style-name="ce131" table:number-columns-repeated="6"/>
          <table:table-cell table:style-name="ce5"/>
          <table:table-cell table:number-columns-repeated="1003"/>
        </table:table-row>
        <table:table-row table:style-name="ro5">
          <table:table-cell table:style-name="ce19"/>
          <table:table-cell table:number-columns-repeated="3"/>
          <table:covered-table-cell table:number-columns-repeated="4"/>
          <table:table-cell table:style-name="ce5"/>
          <table:table-cell table:style-name="ce5" office:value-type="string" calcext:value-type="string" table:number-columns-spanned="6" table:number-rows-spanned="1">
            <text:p>Every probe except the RC-001S and RC-L01 require 1.7 EC/min. Those two require 3.0 EC/min.</text:p>
          </table:table-cell>
          <table:covered-table-cell table:number-columns-repeated="5"/>
          <table:table-cell table:style-name="ce60" office:value-type="string" calcext:value-type="string">
            <text:p>per min</text:p>
          </table:table-cell>
          <table:table-cell table:style-name="ce60" office:value-type="string" calcext:value-type="string">
            <text:p>per hour</text:p>
          </table:table-cell>
          <table:table-cell table:style-name="ce131" table:number-columns-repeated="3"/>
          <table:table-cell table:style-name="ce5"/>
          <table:table-cell table:number-columns-repeated="1003"/>
        </table:table-row>
        <table:table-row table:style-name="ro5">
          <table:table-cell table:style-name="ce23" office:value-type="string" calcext:value-type="string" table:number-columns-spanned="2" table:number-rows-spanned="1">
            <text:p>Base usage per command pod</text:p>
          </table:table-cell>
          <table:covered-table-cell/>
          <table:table-cell table:style-name="ce23" table:formula="of:=[.J195]*0.75" office:value-type="float" office:value="0.02125" calcext:value-type="float">
            <text:p>0.02</text:p>
          </table:table-cell>
          <table:table-cell table:style-name="ce23" office:value-type="string" calcext:value-type="string">
            <text:p>EC/sec</text:p>
          </table:table-cell>
          <table:table-cell table:style-name="ce59" table:formula="of:=[.C193]*86400" office:value-type="float" office:value="1836" calcext:value-type="float">
            <text:p>1836.00</text:p>
          </table:table-cell>
          <table:table-cell table:style-name="ce59" table:formula="of:=[.C193]*21600" office:value-type="float" office:value="459" calcext:value-type="float">
            <text:p>459.00</text:p>
          </table:table-cell>
          <table:table-cell table:style-name="ce59" table:formula="of:=[.C193]/[.J195]" office:value-type="float" office:value="0.75" calcext:value-type="float">
            <text:p>0.75</text:p>
          </table:table-cell>
          <table:table-cell table:style-name="ce59" table:formula="of:=([.C193]*3600)*2" office:value-type="float" office:value="153" calcext:value-type="float">
            <text:p>153.00</text:p>
          </table:table-cell>
          <table:table-cell/>
          <table:table-cell table:style-name="ce5" office:value-type="string" calcext:value-type="string" table:number-columns-spanned="4" table:number-rows-spanned="1">
            <text:p>http://wiki.kerbalspaceprogram.com/wiki/Parts#Pods</text:p>
          </table:table-cell>
          <table:covered-table-cell table:number-columns-repeated="3"/>
          <table:table-cell table:style-name="ce5"/>
          <table:table-cell table:style-name="ce19"/>
          <table:table-cell table:style-name="ce5" table:formula="of:=[.C193]*60" office:value-type="float" office:value="1.275" calcext:value-type="float">
            <text:p>1.28</text:p>
          </table:table-cell>
          <table:table-cell table:style-name="ce5" table:formula="of:=[.P193]*60" office:value-type="float" office:value="76.5" calcext:value-type="float">
            <text:p>76.50</text:p>
          </table:table-cell>
          <table:table-cell table:style-name="ce5"/>
          <table:table-cell table:style-name="ce131" table:number-columns-repeated="2"/>
          <table:table-cell table:style-name="ce5"/>
          <table:table-cell table:number-columns-repeated="1003"/>
        </table:table-row>
        <table:table-row table:style-name="ro5">
          <table:table-cell table:style-name="ce23" office:value-type="string" calcext:value-type="string" table:number-columns-spanned="2" table:number-rows-spanned="1">
            <text:p>Additional usage per Kerbal</text:p>
          </table:table-cell>
          <table:covered-table-cell/>
          <table:table-cell table:style-name="ce23" table:formula="of:=[.J195]*0.5" office:value-type="float" office:value="0.0141666666666667" calcext:value-type="float">
            <text:p>0.01</text:p>
          </table:table-cell>
          <table:table-cell table:style-name="ce23" office:value-type="string" calcext:value-type="string">
            <text:p>EC/sec</text:p>
          </table:table-cell>
          <table:table-cell table:style-name="ce14" table:formula="of:=[.C194]*86400" office:value-type="float" office:value="1224" calcext:value-type="float">
            <text:p>1224.00</text:p>
          </table:table-cell>
          <table:table-cell table:style-name="ce14" table:formula="of:=[.C194]*21600" office:value-type="float" office:value="306" calcext:value-type="float">
            <text:p>306.00</text:p>
          </table:table-cell>
          <table:table-cell table:style-name="ce14" table:formula="of:=[.C194]/[.J195]" office:value-type="float" office:value="0.5" calcext:value-type="float">
            <text:p>0.50</text:p>
          </table:table-cell>
          <table:table-cell table:style-name="ce14" table:formula="of:=([.C194]*3600)*2" office:value-type="float" office:value="102" calcext:value-type="float">
            <text:p>102.00</text:p>
          </table:table-cell>
          <table:table-cell table:style-name="ce5"/>
          <table:table-cell table:style-name="ce19" office:value-type="float" office:value="1.7" calcext:value-type="float">
            <text:p>1.70</text:p>
          </table:table-cell>
          <table:table-cell table:style-name="ce19" office:value-type="string" calcext:value-type="string">
            <text:p>EC/min</text:p>
          </table:table-cell>
          <table:table-cell table:style-name="ce5" table:number-columns-repeated="3"/>
          <table:table-cell table:style-name="ce19"/>
          <table:table-cell table:style-name="ce5" table:formula="of:=[.C194]*60" office:value-type="float" office:value="0.85" calcext:value-type="float">
            <text:p>0.85</text:p>
          </table:table-cell>
          <table:table-cell table:style-name="ce5" table:formula="of:=[.P194]*60" office:value-type="float" office:value="51" calcext:value-type="float">
            <text:p>51.00</text:p>
          </table:table-cell>
          <table:table-cell table:style-name="ce5"/>
          <table:table-cell table:style-name="ce131" table:number-columns-repeated="2"/>
          <table:table-cell table:style-name="ce5"/>
          <table:table-cell table:number-columns-repeated="1003"/>
        </table:table-row>
        <table:table-row table:style-name="ro5">
          <table:table-cell table:style-name="ce19" office:value-type="string" calcext:value-type="string" table:number-columns-spanned="2" table:number-rows-spanned="1">
            <text:p>Total for 1 Kerbal</text:p>
          </table:table-cell>
          <table:covered-table-cell/>
          <table:table-cell table:style-name="ce19" table:formula="of:=[.$C$193]+([.$C$194]*1)" office:value-type="float" office:value="0.0354166666666667" calcext:value-type="float">
            <text:p>0.04</text:p>
          </table:table-cell>
          <table:table-cell table:style-name="ce19" office:value-type="string" calcext:value-type="string">
            <text:p>EC/sec</text:p>
          </table:table-cell>
          <table:table-cell table:style-name="ce14" table:formula="of:=[.C195]*86400" office:value-type="float" office:value="3060" calcext:value-type="float">
            <text:p>3060.00</text:p>
          </table:table-cell>
          <table:table-cell table:style-name="ce14" table:formula="of:=[.C195]*21600" office:value-type="float" office:value="765" calcext:value-type="float">
            <text:p>765.00</text:p>
          </table:table-cell>
          <table:table-cell table:style-name="ce19" table:formula="of:=[.C195]/[.$J$195]" office:value-type="float" office:value="1.25" calcext:value-type="float">
            <text:p>1.25</text:p>
          </table:table-cell>
          <table:table-cell table:style-name="ce14" table:formula="of:=([.C195]*3600)*2" office:value-type="float" office:value="255" calcext:value-type="float">
            <text:p>255.00</text:p>
          </table:table-cell>
          <table:table-cell/>
          <table:table-cell table:style-name="ce19" table:formula="of:=[.J194]/60" office:value-type="float" office:value="0.0283333333333333" calcext:value-type="float">
            <text:p>0.03</text:p>
          </table:table-cell>
          <table:table-cell table:style-name="ce19" office:value-type="string" calcext:value-type="string">
            <text:p>EC/sec</text:p>
          </table:table-cell>
          <table:table-cell/>
          <table:table-cell table:style-name="ce5"/>
          <table:table-cell/>
          <table:table-cell table:style-name="ce19"/>
          <table:table-cell table:style-name="ce5" table:formula="of:=[.C195]*60" office:value-type="float" office:value="2.125" calcext:value-type="float">
            <text:p>2.13</text:p>
          </table:table-cell>
          <table:table-cell table:style-name="ce5" table:formula="of:=[.P195]*60" office:value-type="float" office:value="127.5" calcext:value-type="float">
            <text:p>127.50</text:p>
          </table:table-cell>
          <table:table-cell table:style-name="ce5" table:number-columns-repeated="4"/>
          <table:table-cell table:number-columns-repeated="1003"/>
        </table:table-row>
        <table:table-row table:style-name="ro5">
          <table:table-cell table:style-name="ce19" office:value-type="string" calcext:value-type="string" table:number-columns-spanned="2" table:number-rows-spanned="1">
            <text:p>Total for 2 Kerbals</text:p>
          </table:table-cell>
          <table:covered-table-cell/>
          <table:table-cell table:style-name="ce19" table:formula="of:=[.$C$193]+([.$C$194]*2)" office:value-type="float" office:value="0.0495833333333333" calcext:value-type="float">
            <text:p>0.05</text:p>
          </table:table-cell>
          <table:table-cell table:style-name="ce19" office:value-type="string" calcext:value-type="string">
            <text:p>EC/sec</text:p>
          </table:table-cell>
          <table:table-cell table:style-name="ce14" table:formula="of:=[.C196]*86400" office:value-type="float" office:value="4284" calcext:value-type="float">
            <text:p>4284.00</text:p>
          </table:table-cell>
          <table:table-cell table:style-name="ce14" table:formula="of:=[.C196]*21600" office:value-type="float" office:value="1071" calcext:value-type="float">
            <text:p>1071.00</text:p>
          </table:table-cell>
          <table:table-cell table:style-name="ce19" table:formula="of:=[.C196]/[.$J$195]" office:value-type="float" office:value="1.75" calcext:value-type="float">
            <text:p>1.75</text:p>
          </table:table-cell>
          <table:table-cell table:style-name="ce14" table:formula="of:=([.C196]*3600)*2" office:value-type="float" office:value="357" calcext:value-type="float">
            <text:p>357.00</text:p>
          </table:table-cell>
          <table:table-cell table:number-columns-repeated="4"/>
          <table:table-cell table:style-name="ce5"/>
          <table:table-cell/>
          <table:table-cell table:style-name="ce19"/>
          <table:table-cell table:style-name="ce5" table:formula="of:=[.C196]*60" office:value-type="float" office:value="2.975" calcext:value-type="float">
            <text:p>2.98</text:p>
          </table:table-cell>
          <table:table-cell table:style-name="ce5" table:formula="of:=[.P196]*60" office:value-type="float" office:value="178.5" calcext:value-type="float">
            <text:p>178.50</text:p>
          </table:table-cell>
          <table:table-cell table:style-name="ce5" table:number-columns-repeated="4"/>
          <table:table-cell table:number-columns-repeated="1003"/>
        </table:table-row>
        <table:table-row table:style-name="ro5">
          <table:table-cell table:style-name="ce19" office:value-type="string" calcext:value-type="string" table:number-columns-spanned="2" table:number-rows-spanned="1">
            <text:p>Total for 3 Kerbals</text:p>
          </table:table-cell>
          <table:covered-table-cell/>
          <table:table-cell table:style-name="ce19" table:formula="of:=[.$C$193]+([.$C$194]*3)" office:value-type="float" office:value="0.06375" calcext:value-type="float">
            <text:p>0.06</text:p>
          </table:table-cell>
          <table:table-cell table:style-name="ce19" office:value-type="string" calcext:value-type="string">
            <text:p>EC/sec</text:p>
          </table:table-cell>
          <table:table-cell table:style-name="ce14" table:formula="of:=[.C197]*86400" office:value-type="float" office:value="5508" calcext:value-type="float">
            <text:p>5508.00</text:p>
          </table:table-cell>
          <table:table-cell table:style-name="ce14" table:formula="of:=[.C197]*21600" office:value-type="float" office:value="1377" calcext:value-type="float">
            <text:p>1377.00</text:p>
          </table:table-cell>
          <table:table-cell table:style-name="ce19" table:formula="of:=[.C197]/[.$J$195]" office:value-type="float" office:value="2.25" calcext:value-type="float">
            <text:p>2.25</text:p>
          </table:table-cell>
          <table:table-cell table:style-name="ce14" table:formula="of:=([.C197]*3600)*2" office:value-type="float" office:value="459" calcext:value-type="float">
            <text:p>459.00</text:p>
          </table:table-cell>
          <table:table-cell/>
          <table:table-cell table:style-name="ce5" office:value-type="string" calcext:value-type="string" table:number-columns-spanned="3" table:number-rows-spanned="1">
            <text:p>1 kJ = 1 kW*s ?</text:p>
          </table:table-cell>
          <table:covered-table-cell table:number-columns-repeated="2"/>
          <table:table-cell table:style-name="ce5"/>
          <table:table-cell/>
          <table:table-cell table:style-name="ce19"/>
          <table:table-cell table:style-name="ce5" table:formula="of:=[.C197]*60" office:value-type="float" office:value="3.825" calcext:value-type="float">
            <text:p>3.83</text:p>
          </table:table-cell>
          <table:table-cell table:style-name="ce5" table:formula="of:=[.P197]*60" office:value-type="float" office:value="229.5" calcext:value-type="float">
            <text:p>229.50</text:p>
          </table:table-cell>
          <table:table-cell table:style-name="ce5" table:number-columns-repeated="4"/>
          <table:table-cell table:number-columns-repeated="1003"/>
        </table:table-row>
        <table:table-row table:style-name="ro5">
          <table:table-cell table:style-name="ce19" office:value-type="string" calcext:value-type="string" table:number-columns-spanned="2" table:number-rows-spanned="1">
            <text:p>Total for 4 Kerbals</text:p>
          </table:table-cell>
          <table:covered-table-cell/>
          <table:table-cell table:style-name="ce19" table:formula="of:=[.$C$193]+([.$C$194]*4)" office:value-type="float" office:value="0.0779166666666667" calcext:value-type="float">
            <text:p>0.08</text:p>
          </table:table-cell>
          <table:table-cell table:style-name="ce19" office:value-type="string" calcext:value-type="string">
            <text:p>EC/sec</text:p>
          </table:table-cell>
          <table:table-cell table:style-name="ce14" table:formula="of:=[.C198]*86400" office:value-type="float" office:value="6732" calcext:value-type="float">
            <text:p>6732.00</text:p>
          </table:table-cell>
          <table:table-cell table:style-name="ce14" table:formula="of:=[.C198]*21600" office:value-type="float" office:value="1683" calcext:value-type="float">
            <text:p>1683.00</text:p>
          </table:table-cell>
          <table:table-cell table:style-name="ce19" table:formula="of:=[.C198]/[.$J$195]" office:value-type="float" office:value="2.75" calcext:value-type="float">
            <text:p>2.75</text:p>
          </table:table-cell>
          <table:table-cell table:style-name="ce14" table:formula="of:=([.C198]*3600)*2" office:value-type="float" office:value="561" calcext:value-type="float">
            <text:p>561.00</text:p>
          </table:table-cell>
          <table:table-cell/>
          <table:table-cell table:style-name="ce5" office:value-type="string" calcext:value-type="string" table:number-columns-spanned="3" table:number-rows-spanned="1">
            <text:p>Other modders use "1 unit EC = 1 kJ" ?</text:p>
          </table:table-cell>
          <table:covered-table-cell table:number-columns-repeated="2"/>
          <table:table-cell table:style-name="ce5"/>
          <table:table-cell/>
          <table:table-cell table:style-name="ce19"/>
          <table:table-cell table:style-name="ce5" table:formula="of:=[.C198]*60" office:value-type="float" office:value="4.675" calcext:value-type="float">
            <text:p>4.68</text:p>
          </table:table-cell>
          <table:table-cell table:style-name="ce5" table:formula="of:=[.P198]*60" office:value-type="float" office:value="280.5" calcext:value-type="float">
            <text:p>280.50</text:p>
          </table:table-cell>
          <table:table-cell table:style-name="ce5" table:number-columns-repeated="4"/>
          <table:table-cell table:number-columns-repeated="1003"/>
        </table:table-row>
        <table:table-row table:style-name="ro5">
          <table:table-cell table:number-columns-repeated="2"/>
          <table:table-cell table:style-name="ce14"/>
          <table:table-cell table:number-columns-repeated="9"/>
          <table:table-cell table:style-name="ce5"/>
          <table:table-cell table:number-columns-repeated="2"/>
          <table:table-cell table:style-name="ce14" table:number-columns-repeated="2"/>
          <table:table-cell table:number-columns-repeated="3"/>
          <table:table-cell table:style-name="ce5"/>
          <table:table-cell table:number-columns-repeated="1003"/>
        </table:table-row>
        <table:table-row table:style-name="ro18">
          <table:table-cell table:number-columns-repeated="2"/>
          <table:table-cell table:style-name="ce14"/>
          <table:table-cell table:number-columns-repeated="4"/>
          <table:table-cell table:style-name="ce60" office:value-type="string" calcext:value-type="string">
            <text:p>6 Hours</text:p>
          </table:table-cell>
          <table:table-cell table:style-name="ce60" office:value-type="string" calcext:value-type="string">
            <text:p>Compared to 1 Kerbal in pod</text:p>
          </table:table-cell>
          <table:table-cell table:number-columns-repeated="2"/>
          <table:table-cell table:style-name="ce5" table:number-columns-repeated="2"/>
          <table:table-cell table:number-columns-repeated="2"/>
          <table:table-cell table:style-name="ce14" table:number-columns-repeated="2"/>
          <table:table-cell table:number-columns-repeated="3"/>
          <table:table-cell table:style-name="ce5"/>
          <table:table-cell table:number-columns-repeated="1003"/>
        </table:table-row>
        <table:table-row table:style-name="ro5">
          <table:table-cell table:style-name="ce19" office:value-type="string" calcext:value-type="string" table:number-columns-spanned="2" table:number-rows-spanned="1">
            <text:p>EVA</text:p>
          </table:table-cell>
          <table:covered-table-cell/>
          <table:table-cell table:style-name="ce19" table:formula="of:=[.J195]*0.15" office:value-type="float" office:value="0.00425" calcext:value-type="float">
            <text:p>0.00</text:p>
          </table:table-cell>
          <table:table-cell table:style-name="ce19" office:value-type="string" calcext:value-type="string">
            <text:p>EC/sec</text:p>
          </table:table-cell>
          <table:table-cell table:style-name="ce14" table:formula="of:=[.C201]*86400" office:value-type="float" office:value="367.2" calcext:value-type="float">
            <text:p>367.20</text:p>
          </table:table-cell>
          <table:table-cell table:style-name="ce14" table:formula="of:=[.C201]*21600" office:value-type="float" office:value="91.8" calcext:value-type="float">
            <text:p>91.80</text:p>
          </table:table-cell>
          <table:table-cell table:style-name="ce19" table:formula="of:=[.C201]/[.$J$195]" office:value-type="float" office:value="0.15" calcext:value-type="float">
            <text:p>0.15</text:p>
          </table:table-cell>
          <table:table-cell table:style-name="ce14" table:formula="of:=([.C201]*3600)*6" office:value-type="float" office:value="91.8" calcext:value-type="float">
            <text:p>91.80</text:p>
          </table:table-cell>
          <table:table-cell table:style-name="ce5" table:formula="of:=[.C201]/[.C195]" office:value-type="float" office:value="0.12" calcext:value-type="float">
            <text:p>0.12</text:p>
          </table:table-cell>
          <table:table-cell table:style-name="ce5" table:number-columns-repeated="5"/>
          <table:table-cell table:style-name="ce131"/>
          <table:table-cell table:style-name="ce5" table:formula="of:=[.C201]*60" office:value-type="float" office:value="0.255" calcext:value-type="float">
            <text:p>0.26</text:p>
          </table:table-cell>
          <table:table-cell table:style-name="ce5" table:formula="of:=[.P201]*60" office:value-type="float" office:value="15.3" calcext:value-type="float">
            <text:p>15.30</text:p>
          </table:table-cell>
          <table:table-cell table:style-name="ce131" table:number-columns-repeated="3"/>
          <table:table-cell table:style-name="ce5"/>
          <table:table-cell table:number-columns-repeated="1003"/>
        </table:table-row>
        <table:table-row table:style-name="ro5" table:number-rows-repeated="2">
          <table:table-cell table:style-name="ce19"/>
          <table:table-cell table:style-name="ce34"/>
          <table:table-cell table:style-name="ce19" table:number-columns-repeated="2"/>
          <table:table-cell/>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style-name="ce34"/>
          <table:table-cell table:style-name="ce19" table:number-columns-repeated="2"/>
          <table:table-cell table:style-name="ce34"/>
          <table:table-cell table:style-name="ce19" table:number-columns-repeated="2"/>
          <table:table-cell table:style-name="ce5" table:number-columns-repeated="7"/>
          <table:table-cell table:style-name="ce131" table:number-columns-repeated="6"/>
          <table:table-cell table:style-name="ce5"/>
          <table:table-cell table:number-columns-repeated="1003"/>
        </table:table-row>
        <table:table-row table:style-name="ro5">
          <table:table-cell table:style-name="ce19"/>
          <table:table-cell table:number-columns-repeated="14"/>
          <table:table-cell table:style-name="ce131" table:number-columns-repeated="5"/>
          <table:table-cell table:style-name="ce5"/>
          <table:table-cell table:number-columns-repeated="1003"/>
        </table:table-row>
        <table:table-row table:style-name="ro8">
          <table:table-cell table:style-name="ce24" office:value-type="string" calcext:value-type="string">
            <text:p>Summary</text:p>
          </table:table-cell>
          <table:table-cell table:style-name="ce39" table:number-columns-repeated="8"/>
          <table:table-cell table:style-name="ce25" table:number-columns-repeated="9"/>
          <table:table-cell table:style-name="ce131" table:number-columns-repeated="2"/>
          <table:table-cell table:style-name="ce5"/>
          <table:table-cell table:number-columns-repeated="1003"/>
        </table:table-row>
        <table:table-row table:style-name="ro16">
          <table:table-cell table:style-name="ce25"/>
          <table:table-cell table:style-name="ce54" office:value-type="string" calcext:value-type="string" table:number-columns-spanned="1" table:number-rows-spanned="2">
            <text:p>Human kg/Earth-day</text:p>
          </table:table-cell>
          <table:table-cell table:style-name="ce54" office:value-type="string" calcext:value-type="string" table:number-columns-spanned="1" table:number-rows-spanned="2">
            <text:p>Kerbal kg/Kerbin-day</text:p>
          </table:table-cell>
          <table:table-cell table:style-name="ce54" office:value-type="string" calcext:value-type="string" table:number-columns-spanned="1" table:number-rows-spanned="2">
            <text:p>Density kg/L</text:p>
          </table:table-cell>
          <table:table-cell table:style-name="ce54" office:value-type="string" calcext:value-type="string" table:number-columns-spanned="1" table:number-rows-spanned="2">
            <text:p>Human L/Earth-day</text:p>
          </table:table-cell>
          <table:table-cell table:style-name="ce54" office:value-type="string" calcext:value-type="string" table:number-columns-spanned="1" table:number-rows-spanned="2">
            <text:p>Kerbal L/Kerbin-day</text:p>
          </table:table-cell>
          <table:table-cell table:style-name="ce54" office:value-type="string" calcext:value-type="string" table:number-columns-spanned="1" table:number-rows-spanned="2">
            <text:p>Human L/sec</text:p>
          </table:table-cell>
          <table:table-cell table:style-name="ce54" office:value-type="string" calcext:value-type="string" table:number-columns-spanned="1" table:number-rows-spanned="2">
            <text:p>Kerbal L/sec</text:p>
          </table:table-cell>
          <table:table-cell table:style-name="ce54" office:value-type="string" calcext:value-type="string" table:number-columns-spanned="1" table:number-rows-spanned="2">
            <text:p>Density (as stored) kg/L</text:p>
          </table:table-cell>
          <table:table-cell table:style-name="ce54" office:value-type="string" calcext:value-type="string" table:number-columns-spanned="1" table:number-rows-spanned="2">
            <text:p>Human L/Earth-day (as stored)</text:p>
          </table:table-cell>
          <table:table-cell table:style-name="ce54" office:value-type="string" calcext:value-type="string" table:number-columns-spanned="1" table:number-rows-spanned="2">
            <text:p>Kerbal L/Kerbin-day (as stored)</text:p>
          </table:table-cell>
          <table:table-cell table:style-name="ce25" table:number-columns-repeated="7"/>
          <table:table-cell table:style-name="ce131" table:number-columns-repeated="2"/>
          <table:table-cell table:style-name="ce5"/>
          <table:table-cell table:number-columns-repeated="1003"/>
        </table:table-row>
        <table:table-row table:style-name="ro7">
          <table:table-cell table:style-name="ce25"/>
          <table:covered-table-cell table:number-columns-repeated="10"/>
          <table:table-cell table:style-name="ce54" office:value-type="string" calcext:value-type="string">
            <text:p>K$/L</text:p>
          </table:table-cell>
          <table:table-cell table:style-name="ce54" office:value-type="string" calcext:value-type="string">
            <text:p>K$/kg</text:p>
          </table:table-cell>
          <table:table-cell table:style-name="ce54" office:value-type="string" calcext:value-type="string">
            <text:p>K$/Earth-day</text:p>
          </table:table-cell>
          <table:table-cell table:style-name="ce54" office:value-type="string" calcext:value-type="string">
            <text:p>K$/Kerbin-day</text:p>
          </table:table-cell>
          <table:table-cell table:style-name="ce25" table:number-columns-repeated="3"/>
          <table:table-cell table:style-name="ce131" table:number-columns-repeated="2"/>
          <table:table-cell table:style-name="ce5"/>
          <table:table-cell table:number-columns-repeated="1003"/>
        </table:table-row>
        <table:table-row table:style-name="ro5">
          <table:table-cell table:style-name="ce26" office:value-type="string" calcext:value-type="string">
            <text:p>Food</text:p>
          </table:table-cell>
          <table:table-cell table:style-name="ce55" table:formula="of:=[.C80]" office:value-type="float" office:value="1.64402" calcext:value-type="float">
            <text:p>1.64</text:p>
          </table:table-cell>
          <table:table-cell table:style-name="ce55" table:formula="of:=[.C89]" office:value-type="float" office:value="0.10275125" calcext:value-type="float">
            <text:p>0.10</text:p>
          </table:table-cell>
          <table:table-cell table:style-name="ce55" table:formula="of:=[.C82]" office:value-type="float" office:value="0.28102905982906" calcext:value-type="float">
            <text:p>0.28</text:p>
          </table:table-cell>
          <table:table-cell table:style-name="ce55" table:formula="of:=[.C84]" office:value-type="float" office:value="5.85" calcext:value-type="float">
            <text:p>5.85</text:p>
          </table:table-cell>
          <table:table-cell table:style-name="ce55" table:formula="of:=[.C90]" office:value-type="float" office:value="0.365625" calcext:value-type="float">
            <text:p>0.37</text:p>
          </table:table-cell>
          <table:table-cell table:style-name="ce55" table:formula="of:=[.C85]" office:value-type="float" office:value="0.0000677083333333333" calcext:value-type="float">
            <text:p>0.00</text:p>
          </table:table-cell>
          <table:table-cell table:style-name="ce55" table:formula="of:=[.C91]" office:value-type="float" office:value="0.0000169270833333333" calcext:value-type="float">
            <text:p>0.00</text:p>
          </table:table-cell>
          <table:table-cell table:style-name="ce55"/>
          <table:table-cell table:style-name="ce55" table:formula="of:=[.E209]" office:value-type="float" office:value="5.85" calcext:value-type="float">
            <text:p>5.85</text:p>
          </table:table-cell>
          <table:table-cell table:style-name="ce55" table:formula="of:=[.F209]" office:value-type="float" office:value="0.365625" calcext:value-type="float">
            <text:p>0.37</text:p>
          </table:table-cell>
          <table:table-cell table:style-name="ce55" table:formula="of:=[.B95]" office:value-type="float" office:value="0.238874700854701" calcext:value-type="float">
            <text:p>0.24</text:p>
          </table:table-cell>
          <table:table-cell table:style-name="ce55" table:formula="of:=[.B96]" office:value-type="float" office:value="0.85" calcext:value-type="float">
            <text:p>0.85</text:p>
          </table:table-cell>
          <table:table-cell table:style-name="ce55" table:formula="of:=[.B97]" office:value-type="float" office:value="1.397417" calcext:value-type="float">
            <text:p>1.40</text:p>
          </table:table-cell>
          <table:table-cell table:style-name="ce55" table:formula="of:=[.B98]" office:value-type="float" office:value="0.0873385625" calcext:value-type="float">
            <text:p>0.09</text:p>
          </table:table-cell>
          <table:table-cell table:style-name="ce25" table:number-columns-repeated="3"/>
          <table:table-cell table:style-name="ce14" table:formula="of:=[.O209]/[.O215]" office:value-type="float" office:value="0.97477687061061" calcext:value-type="float">
            <text:p>0.97</text:p>
          </table:table-cell>
          <table:table-cell/>
          <table:table-cell table:style-name="ce5"/>
          <table:table-cell table:style-name="ce57" table:formula="of:=([.C209]/[.B209])-0.0625" office:value-type="float" office:value="0" calcext:value-type="float">
            <text:p>0.00</text:p>
          </table:table-cell>
          <table:table-cell table:style-name="ce57" table:formula="of:=([.F209]/[.E209])-0.0625" office:value-type="float" office:value="0" calcext:value-type="float">
            <text:p>0.00</text:p>
          </table:table-cell>
          <table:table-cell table:style-name="ce57" table:formula="of:=([.H209]/[.G209])-0.25" office:value-type="float" office:value="0" calcext:value-type="float">
            <text:p>0.00</text:p>
          </table:table-cell>
          <table:table-cell table:style-name="ce57" table:formula="of:=([.B209]/[.D209])-[.E209]" office:value-type="float" office:value="0" calcext:value-type="float">
            <text:p>0.00</text:p>
          </table:table-cell>
          <table:table-cell table:style-name="ce57" table:formula="of:=([.C209]/[.D209])-[.F209]" office:value-type="float" office:value="0" calcext:value-type="float">
            <text:p>0.00</text:p>
          </table:table-cell>
          <table:table-cell table:number-columns-repeated="998"/>
        </table:table-row>
        <table:table-row table:style-name="ro5">
          <table:table-cell table:style-name="ce26" office:value-type="string" calcext:value-type="string">
            <text:p>Water</text:p>
          </table:table-cell>
          <table:table-cell table:style-name="ce25" table:formula="of:=[.C116]" office:value-type="float" office:value="3.8666" calcext:value-type="float">
            <text:p>3.87</text:p>
          </table:table-cell>
          <table:table-cell table:style-name="ce25" table:formula="of:=[.C123]" office:value-type="float" office:value="0.2416625" calcext:value-type="float">
            <text:p>0.24</text:p>
          </table:table-cell>
          <table:table-cell table:style-name="ce25" table:formula="of:=[.D102]" office:value-type="float" office:value="1" calcext:value-type="float">
            <text:p>1.00</text:p>
          </table:table-cell>
          <table:table-cell table:style-name="ce25" table:formula="of:=[.C117]" office:value-type="float" office:value="3.8666" calcext:value-type="float">
            <text:p>3.87</text:p>
          </table:table-cell>
          <table:table-cell table:style-name="ce25" table:formula="of:=[.C124]" office:value-type="float" office:value="0.2416625" calcext:value-type="float">
            <text:p>0.24</text:p>
          </table:table-cell>
          <table:table-cell table:style-name="ce25" table:formula="of:=[.C118]" office:value-type="float" office:value="0.0000447523148148148" calcext:value-type="float">
            <text:p>0.00</text:p>
          </table:table-cell>
          <table:table-cell table:style-name="ce25" table:formula="of:=[.C125]" office:value-type="float" office:value="0.0000111880787037037" calcext:value-type="float">
            <text:p>0.00</text:p>
          </table:table-cell>
          <table:table-cell table:style-name="ce25"/>
          <table:table-cell table:style-name="ce25" table:formula="of:=[.E210]" office:value-type="float" office:value="3.8666" calcext:value-type="float">
            <text:p>3.87</text:p>
          </table:table-cell>
          <table:table-cell table:style-name="ce25" table:formula="of:=[.F210]" office:value-type="float" office:value="0.2416625" calcext:value-type="float">
            <text:p>0.24</text:p>
          </table:table-cell>
          <table:table-cell table:style-name="ce25" table:formula="of:=[.B128]" office:value-type="float" office:value="0.0008" calcext:value-type="float">
            <text:p>0.00</text:p>
          </table:table-cell>
          <table:table-cell table:style-name="ce25" table:formula="of:=[.B129]" office:value-type="float" office:value="0.0008" calcext:value-type="float">
            <text:p>0.00</text:p>
          </table:table-cell>
          <table:table-cell table:style-name="ce25" table:formula="of:=[.B130]" office:value-type="float" office:value="0.00309328" calcext:value-type="float">
            <text:p>0.00</text:p>
          </table:table-cell>
          <table:table-cell table:style-name="ce25" table:formula="of:=[.B131]" office:value-type="float" office:value="0.00019333" calcext:value-type="float">
            <text:p>0.00</text:p>
          </table:table-cell>
          <table:table-cell table:style-name="ce25" table:number-columns-repeated="3"/>
          <table:table-cell table:style-name="ce14" table:formula="of:=[.O210]/[.O215]" office:value-type="float" office:value="0.00215773659424666" calcext:value-type="float">
            <text:p>0.00</text:p>
          </table:table-cell>
          <table:table-cell/>
          <table:table-cell table:style-name="ce5"/>
          <table:table-cell table:style-name="ce57" table:formula="of:=([.C210]/[.B210])-0.0625" office:value-type="float" office:value="0" calcext:value-type="float">
            <text:p>0.00</text:p>
          </table:table-cell>
          <table:table-cell table:style-name="ce57" table:formula="of:=([.F210]/[.E210])-0.0625" office:value-type="float" office:value="0" calcext:value-type="float">
            <text:p>0.00</text:p>
          </table:table-cell>
          <table:table-cell table:style-name="ce57" table:formula="of:=([.H210]/[.G210])-0.25" office:value-type="float" office:value="0" calcext:value-type="float">
            <text:p>0.00</text:p>
          </table:table-cell>
          <table:table-cell table:style-name="ce57" table:formula="of:=([.B210]/[.D210])-[.E210]" office:value-type="float" office:value="0" calcext:value-type="float">
            <text:p>0.00</text:p>
          </table:table-cell>
          <table:table-cell table:style-name="ce57" table:formula="of:=([.C210]/[.D210])-[.F210]" office:value-type="float" office:value="0" calcext:value-type="float">
            <text:p>0.00</text:p>
          </table:table-cell>
          <table:table-cell table:number-columns-repeated="998"/>
        </table:table-row>
        <table:table-row table:style-name="ro7">
          <table:table-cell table:style-name="ce26" office:value-type="string" calcext:value-type="string">
            <text:p>Oxygen</text:p>
          </table:table-cell>
          <table:table-cell table:style-name="ce25" table:formula="of:=[.B40]" office:value-type="float" office:value="0.835" calcext:value-type="float">
            <text:p>0.84</text:p>
          </table:table-cell>
          <table:table-cell table:style-name="ce25" table:formula="of:=[.B49]" office:value-type="float" office:value="0.0521875" calcext:value-type="float">
            <text:p>0.05</text:p>
          </table:table-cell>
          <table:table-cell table:style-name="ce25" table:formula="of:=[.D35]" office:value-type="float" office:value="0.00141" calcext:value-type="float">
            <text:p>0.00</text:p>
          </table:table-cell>
          <table:table-cell table:style-name="ce25" table:formula="of:=[.B41]" office:value-type="float" office:value="592.198581560284" calcext:value-type="float">
            <text:p>592.20</text:p>
          </table:table-cell>
          <table:table-cell table:style-name="ce25" table:formula="of:=[.B50]" office:value-type="float" office:value="37.0124113475177" calcext:value-type="float">
            <text:p>37.01</text:p>
          </table:table-cell>
          <table:table-cell table:style-name="ce25" table:formula="of:=[.B42]" office:value-type="float" office:value="0.00685415024954032" calcext:value-type="float">
            <text:p>0.01</text:p>
          </table:table-cell>
          <table:table-cell table:style-name="ce25" table:formula="of:=[.B51]" office:value-type="float" office:value="0.00171353756238508" calcext:value-type="float">
            <text:p>0.00</text:p>
          </table:table-cell>
          <table:table-cell table:style-name="ce25" table:formula="of:=[.D36]" office:value-type="float" office:value="0.3118" calcext:value-type="float">
            <text:p>0.31</text:p>
          </table:table-cell>
          <table:table-cell table:style-name="ce25" table:formula="of:=[.B44]" office:value-type="float" office:value="2.67799871712636" calcext:value-type="float">
            <text:p>2.68</text:p>
          </table:table-cell>
          <table:table-cell table:style-name="ce25" table:formula="of:=[.B53]" office:value-type="float" office:value="0.167374919820398" calcext:value-type="float">
            <text:p>0.17</text:p>
          </table:table-cell>
          <table:table-cell table:style-name="ce25" table:formula="of:=[.B57]" office:value-type="float" office:value="0.000055836" calcext:value-type="float">
            <text:p>0.00</text:p>
          </table:table-cell>
          <table:table-cell table:style-name="ce25" table:formula="of:=[.B58]" office:value-type="float" office:value="0.0396" calcext:value-type="float">
            <text:p>0.04</text:p>
          </table:table-cell>
          <table:table-cell table:style-name="ce25" table:formula="of:=[.B59]" office:value-type="float" office:value="0.033066" calcext:value-type="float">
            <text:p>0.03</text:p>
          </table:table-cell>
          <table:table-cell table:style-name="ce25" table:formula="of:=[.B60]" office:value-type="float" office:value="0.002066625" calcext:value-type="float">
            <text:p>0.00</text:p>
          </table:table-cell>
          <table:table-cell table:style-name="ce25" office:value-type="string" calcext:value-type="string" table:number-columns-spanned="3" table:number-rows-spanned="1">
            <text:p>stored as compressed gas @ 0°C / 20 MPa</text:p>
          </table:table-cell>
          <table:covered-table-cell table:number-columns-repeated="2"/>
          <table:table-cell table:style-name="ce14" table:formula="of:=[.O211]/[.O215]" office:value-type="float" office:value="0.0230653927951431" calcext:value-type="float">
            <text:p>0.02</text:p>
          </table:table-cell>
          <table:table-cell table:number-columns-repeated="2"/>
          <table:table-cell table:style-name="ce57" table:formula="of:=([.C211]/[.B211])-0.0625" office:value-type="float" office:value="0" calcext:value-type="float">
            <text:p>0.00</text:p>
          </table:table-cell>
          <table:table-cell table:style-name="ce57" table:formula="of:=([.F211]/[.E211])-0.0625" office:value-type="float" office:value="0" calcext:value-type="float">
            <text:p>0.00</text:p>
          </table:table-cell>
          <table:table-cell table:style-name="ce57" table:formula="of:=([.H211]/[.G211])-0.25" office:value-type="float" office:value="0" calcext:value-type="float">
            <text:p>0.00</text:p>
          </table:table-cell>
          <table:table-cell table:style-name="ce57" table:formula="of:=([.B211]/[.D211])-[.E211]" office:value-type="float" office:value="0" calcext:value-type="float">
            <text:p>0.00</text:p>
          </table:table-cell>
          <table:table-cell table:style-name="ce57" table:formula="of:=([.C211]/[.D211])-[.F211]" office:value-type="float" office:value="0" calcext:value-type="float">
            <text:p>0.00</text:p>
          </table:table-cell>
          <table:table-cell table:number-columns-repeated="998"/>
        </table:table-row>
        <table:table-row table:style-name="ro7">
          <table:table-cell table:style-name="ce26" office:value-type="string" calcext:value-type="string">
            <text:p>Carbon Dioxide</text:p>
          </table:table-cell>
          <table:table-cell table:style-name="ce25" table:formula="of:=[.B140]" office:value-type="float" office:value="0.998" calcext:value-type="float">
            <text:p>1.00</text:p>
          </table:table-cell>
          <table:table-cell table:style-name="ce25" table:formula="of:=[.B147]" office:value-type="float" office:value="0.062375" calcext:value-type="float">
            <text:p>0.06</text:p>
          </table:table-cell>
          <table:table-cell table:style-name="ce25" table:formula="of:=[.D135]" office:value-type="float" office:value="0.001951" calcext:value-type="float">
            <text:p>0.00</text:p>
          </table:table-cell>
          <table:table-cell table:style-name="ce25" table:formula="of:=[.B141]" office:value-type="float" office:value="511.532547411584" calcext:value-type="float">
            <text:p>511.53</text:p>
          </table:table-cell>
          <table:table-cell table:style-name="ce25" table:formula="of:=[.B148]" office:value-type="float" office:value="31.970784213224" calcext:value-type="float">
            <text:p>31.97</text:p>
          </table:table-cell>
          <table:table-cell table:style-name="ce25" table:formula="of:=[.B142]" office:value-type="float" office:value="0.00592051559504148" calcext:value-type="float">
            <text:p>0.01</text:p>
          </table:table-cell>
          <table:table-cell table:style-name="ce25" table:formula="of:=[.B149]" office:value-type="float" office:value="0.00148012889876037" calcext:value-type="float">
            <text:p>0.00</text:p>
          </table:table-cell>
          <table:table-cell table:style-name="ce25" table:formula="of:=[.D137]" office:value-type="float" office:value="0.9291" calcext:value-type="float">
            <text:p>0.93</text:p>
          </table:table-cell>
          <table:table-cell table:style-name="ce25" table:formula="of:=[.B144]" office:value-type="float" office:value="1.0741577871058" calcext:value-type="float">
            <text:p>1.07</text:p>
          </table:table-cell>
          <table:table-cell table:style-name="ce25" table:formula="of:=[.B151]" office:value-type="float" office:value="0.0671348616941126" calcext:value-type="float">
            <text:p>0.07</text:p>
          </table:table-cell>
          <table:table-cell table:style-name="ce25" office:value-type="float" office:value="0" calcext:value-type="float">
            <text:p>0.00</text:p>
          </table:table-cell>
          <table:table-cell table:style-name="ce25" table:number-columns-repeated="3"/>
          <table:table-cell table:style-name="ce25" office:value-type="string" calcext:value-type="string" table:number-columns-spanned="3" table:number-rows-spanned="1">
            <text:p>stored as liquid @ 0°C / 3.67 MPa</text:p>
          </table:table-cell>
          <table:covered-table-cell table:number-columns-repeated="2"/>
          <table:table-cell table:number-columns-repeated="3"/>
          <table:table-cell table:style-name="ce57" table:formula="of:=([.C212]/[.B212])-0.0625" office:value-type="float" office:value="0" calcext:value-type="float">
            <text:p>0.00</text:p>
          </table:table-cell>
          <table:table-cell table:style-name="ce57" table:formula="of:=([.F212]/[.E212])-0.0625" office:value-type="float" office:value="0" calcext:value-type="float">
            <text:p>0.00</text:p>
          </table:table-cell>
          <table:table-cell table:style-name="ce57" table:formula="of:=([.H212]/[.G212])-0.25" office:value-type="float" office:value="0" calcext:value-type="float">
            <text:p>0.00</text:p>
          </table:table-cell>
          <table:table-cell table:style-name="ce57" table:formula="of:=([.B212]/[.D212])-[.E212]" office:value-type="float" office:value="0" calcext:value-type="float">
            <text:p>0.00</text:p>
          </table:table-cell>
          <table:table-cell table:style-name="ce57" table:formula="of:=([.C212]/[.D212])-[.F212]" office:value-type="float" office:value="0" calcext:value-type="float">
            <text:p>0.00</text:p>
          </table:table-cell>
          <table:table-cell table:number-columns-repeated="998"/>
        </table:table-row>
        <table:table-row table:style-name="ro5">
          <table:table-cell table:style-name="ce26" office:value-type="string" calcext:value-type="string">
            <text:p>Waste Water</text:p>
          </table:table-cell>
          <table:table-cell table:style-name="ce25" table:formula="of:=[.C163]" office:value-type="float" office:value="4.94862" calcext:value-type="float">
            <text:p>4.95</text:p>
          </table:table-cell>
          <table:table-cell table:style-name="ce25" table:formula="of:=[.C168]" office:value-type="float" office:value="0.30928875" calcext:value-type="float">
            <text:p>0.31</text:p>
          </table:table-cell>
          <table:table-cell table:style-name="ce25" table:formula="of:=[.D155]" office:value-type="float" office:value="1.005" calcext:value-type="float">
            <text:p>1.01</text:p>
          </table:table-cell>
          <table:table-cell table:style-name="ce25" table:formula="of:=[.C164]" office:value-type="float" office:value="4.924" calcext:value-type="float">
            <text:p>4.92</text:p>
          </table:table-cell>
          <table:table-cell table:style-name="ce25" table:formula="of:=[.C169]" office:value-type="float" office:value="0.30775" calcext:value-type="float">
            <text:p>0.31</text:p>
          </table:table-cell>
          <table:table-cell table:style-name="ce25" table:formula="of:=[.C165]" office:value-type="float" office:value="0.0000569907407407407" calcext:value-type="float">
            <text:p>0.00</text:p>
          </table:table-cell>
          <table:table-cell table:style-name="ce25" table:formula="of:=[.C170]" office:value-type="float" office:value="0.0000142476851851852" calcext:value-type="float">
            <text:p>0.00</text:p>
          </table:table-cell>
          <table:table-cell table:style-name="ce25"/>
          <table:table-cell table:style-name="ce25" table:formula="of:=[.E213]" office:value-type="float" office:value="4.924" calcext:value-type="float">
            <text:p>4.92</text:p>
          </table:table-cell>
          <table:table-cell table:style-name="ce25" table:formula="of:=[.F213]" office:value-type="float" office:value="0.30775" calcext:value-type="float">
            <text:p>0.31</text:p>
          </table:table-cell>
          <table:table-cell table:style-name="ce25" office:value-type="float" office:value="0" calcext:value-type="float">
            <text:p>0.00</text:p>
          </table:table-cell>
          <table:table-cell table:style-name="ce25" table:number-columns-repeated="6"/>
          <table:table-cell table:number-columns-repeated="2"/>
          <table:table-cell table:style-name="ce5"/>
          <table:table-cell table:style-name="ce57" table:formula="of:=([.C213]/[.B213])-0.0625" office:value-type="float" office:value="0" calcext:value-type="float">
            <text:p>0.00</text:p>
          </table:table-cell>
          <table:table-cell table:style-name="ce57" table:formula="of:=([.F213]/[.E213])-0.0625" office:value-type="float" office:value="0" calcext:value-type="float">
            <text:p>0.00</text:p>
          </table:table-cell>
          <table:table-cell table:style-name="ce57" table:formula="of:=([.H213]/[.G213])-0.25" office:value-type="float" office:value="0" calcext:value-type="float">
            <text:p>0.00</text:p>
          </table:table-cell>
          <table:table-cell table:style-name="ce57" table:formula="of:=([.B213]/[.D213])-[.E213]" office:value-type="float" office:value="0" calcext:value-type="float">
            <text:p>0.00</text:p>
          </table:table-cell>
          <table:table-cell table:style-name="ce57" table:formula="of:=([.C213]/[.D213])-[.F213]" office:value-type="float" office:value="0" calcext:value-type="float">
            <text:p>0.00</text:p>
          </table:table-cell>
          <table:table-cell table:number-columns-repeated="998"/>
        </table:table-row>
        <table:table-row table:style-name="ro5">
          <table:table-cell table:style-name="ce27" office:value-type="string" calcext:value-type="string">
            <text:p>Waste</text:p>
          </table:table-cell>
          <table:table-cell table:style-name="ce56" table:formula="of:=[.C181]" office:value-type="float" office:value="0.399" calcext:value-type="float">
            <text:p>0.40</text:p>
          </table:table-cell>
          <table:table-cell table:style-name="ce56" table:formula="of:=[.C186]" office:value-type="float" office:value="0.0249375" calcext:value-type="float">
            <text:p>0.02</text:p>
          </table:table-cell>
          <table:table-cell table:style-name="ce56" table:formula="of:=[.D174]" office:value-type="float" office:value="0.75" calcext:value-type="float">
            <text:p>0.75</text:p>
          </table:table-cell>
          <table:table-cell table:style-name="ce56" table:formula="of:=[.C182]" office:value-type="float" office:value="0.532" calcext:value-type="float">
            <text:p>0.53</text:p>
          </table:table-cell>
          <table:table-cell table:style-name="ce56" table:formula="of:=[.C187]" office:value-type="float" office:value="0.03325" calcext:value-type="float">
            <text:p>0.03</text:p>
          </table:table-cell>
          <table:table-cell table:style-name="ce56" table:formula="of:=[.C183]" office:value-type="float" office:value="0.00000615740740740741" calcext:value-type="float">
            <text:p>0.00</text:p>
          </table:table-cell>
          <table:table-cell table:style-name="ce56" table:formula="of:=[.C188]" office:value-type="float" office:value="0.00000153935185185185" calcext:value-type="float">
            <text:p>0.00</text:p>
          </table:table-cell>
          <table:table-cell table:style-name="ce56"/>
          <table:table-cell table:style-name="ce56" table:formula="of:=[.E214]" office:value-type="float" office:value="0.532" calcext:value-type="float">
            <text:p>0.53</text:p>
          </table:table-cell>
          <table:table-cell table:style-name="ce56" table:formula="of:=[.F214]" office:value-type="float" office:value="0.03325" calcext:value-type="float">
            <text:p>0.03</text:p>
          </table:table-cell>
          <table:table-cell table:style-name="ce56" office:value-type="float" office:value="0" calcext:value-type="float">
            <text:p>0.00</text:p>
          </table:table-cell>
          <table:table-cell table:style-name="ce56" table:formula="of:=[.B61]" office:value-type="float" office:value="0" calcext:value-type="float">
            <text:p>0.00</text:p>
          </table:table-cell>
          <table:table-cell table:style-name="ce56" table:number-columns-repeated="2"/>
          <table:table-cell table:style-name="ce25" table:number-columns-repeated="3"/>
          <table:table-cell table:number-columns-repeated="2"/>
          <table:table-cell table:style-name="ce5"/>
          <table:table-cell table:style-name="ce57" table:formula="of:=([.C214]/[.B214])-0.0625" office:value-type="float" office:value="0" calcext:value-type="float">
            <text:p>0.00</text:p>
          </table:table-cell>
          <table:table-cell table:style-name="ce57" table:formula="of:=([.F214]/[.E214])-0.0625" office:value-type="float" office:value="0" calcext:value-type="float">
            <text:p>0.00</text:p>
          </table:table-cell>
          <table:table-cell table:style-name="ce57" table:formula="of:=([.H214]/[.G214])-0.25" office:value-type="float" office:value="0" calcext:value-type="float">
            <text:p>0.00</text:p>
          </table:table-cell>
          <table:table-cell table:style-name="ce57" table:formula="of:=([.B214]/[.D214])-[.E214]" office:value-type="float" office:value="0" calcext:value-type="float">
            <text:p>0.00</text:p>
          </table:table-cell>
          <table:table-cell table:style-name="ce57" table:formula="of:=([.C214]/[.D214])-[.F214]" office:value-type="float" office:value="0" calcext:value-type="float">
            <text:p>0.00</text:p>
          </table:table-cell>
          <table:table-cell table:number-columns-repeated="998"/>
        </table:table-row>
        <table:table-row table:style-name="ro5">
          <table:table-cell table:style-name="ce28" office:value-type="string" calcext:value-type="string">
            <text:p>Total</text:p>
          </table:table-cell>
          <table:table-cell table:style-name="ce55" table:formula="of:=([.B209]+[.B210])+[.B211]" office:value-type="float" office:value="6.34562" calcext:value-type="float">
            <text:p>6.35</text:p>
          </table:table-cell>
          <table:table-cell table:style-name="ce55" table:formula="of:=([.C209]+[.C210])+[.C211]" office:value-type="float" office:value="0.39660125" calcext:value-type="float">
            <text:p>0.40</text:p>
          </table:table-cell>
          <table:table-cell table:style-name="ce55"/>
          <table:table-cell table:style-name="ce55" table:formula="of:=SUM([.E209:.E214])" office:value-type="float" office:value="1118.90372897187" calcext:value-type="float">
            <text:p>1118.90</text:p>
          </table:table-cell>
          <table:table-cell table:style-name="ce55" table:formula="of:=SUM([.F209:.F214])" office:value-type="float" office:value="69.9314830607417" calcext:value-type="float">
            <text:p>69.93</text:p>
          </table:table-cell>
          <table:table-cell table:style-name="ce55" table:formula="of:=SUM([.G209:.G214])" office:value-type="float" office:value="0.0129502746408781" calcext:value-type="float">
            <text:p>0.01</text:p>
          </table:table-cell>
          <table:table-cell table:style-name="ce55" table:formula="of:=SUM([.H209:.H214])" office:value-type="float" office:value="0.00323756866021952" calcext:value-type="float">
            <text:p>0.00</text:p>
          </table:table-cell>
          <table:table-cell table:style-name="ce55"/>
          <table:table-cell table:style-name="ce55" table:formula="of:=SUM([.J209:.J214])" office:value-type="float" office:value="18.9247565042322" calcext:value-type="float">
            <text:p>18.92</text:p>
          </table:table-cell>
          <table:table-cell table:style-name="ce55" table:formula="of:=SUM([.K209:.K214])" office:value-type="float" office:value="1.18279728151451" calcext:value-type="float">
            <text:p>1.18</text:p>
          </table:table-cell>
          <table:table-cell table:style-name="ce55" table:number-columns-repeated="2"/>
          <table:table-cell table:style-name="ce55" table:formula="of:=SUM([.N209:.N214])" office:value-type="float" office:value="1.43357628" calcext:value-type="float">
            <text:p>1.43</text:p>
          </table:table-cell>
          <table:table-cell table:style-name="ce55" table:formula="of:=SUM([.O209:.O214])" office:value-type="float" office:value="0.0895985175" calcext:value-type="float">
            <text:p>0.09</text:p>
          </table:table-cell>
          <table:table-cell table:style-name="ce25" table:number-columns-repeated="3"/>
          <table:table-cell table:style-name="ce131" table:number-columns-repeated="2"/>
          <table:table-cell table:style-name="ce5"/>
          <table:table-cell table:number-columns-repeated="1003"/>
        </table:table-row>
        <table:table-row table:style-name="ro5">
          <table:table-cell table:style-name="ce19"/>
          <table:table-cell table:style-name="ce57" table:formula="of:=(((([.B209]+[.B210])+[.B211])-[.B212])-[.B213])-[.B214]" office:value-type="float" office:value="0" calcext:value-type="float">
            <text:p>0.00</text:p>
          </table:table-cell>
          <table:table-cell table:style-name="ce57" table:formula="of:=(((([.C209]+[.C210])+[.C211])-[.C212])-[.C213])-[.C214]" office:value-type="float" office:value="0" calcext:value-type="float">
            <text:p>0.00</text:p>
          </table:table-cell>
          <table:table-cell table:style-name="ce57" table:number-columns-repeated="2"/>
          <table:table-cell table:style-name="ce57" table:formula="of:=([.E215]/[.F215])-16" office:value-type="float" office:value="0" calcext:value-type="float">
            <text:p>0.00</text:p>
          </table:table-cell>
          <table:table-cell table:style-name="ce57"/>
          <table:table-cell table:style-name="ce57" table:formula="of:=([.G215]/[.H215])-4" office:value-type="float" office:value="0" calcext:value-type="float">
            <text:p>0.00</text:p>
          </table:table-cell>
          <table:table-cell table:style-name="ce57" table:number-columns-repeated="2"/>
          <table:table-cell table:style-name="ce57" table:formula="of:=([.J215]/[.K215])-16" office:value-type="float" office:value="0" calcext:value-type="float">
            <text:p>0.00</text:p>
          </table:table-cell>
          <table:table-cell table:style-name="ce116"/>
          <table:table-cell table:style-name="ce57"/>
          <table:table-cell table:style-name="ce99"/>
          <table:table-cell table:style-name="ce57" table:formula="of:=([.N215]/[.O215])-16" office:value-type="float" office:value="0" calcext:value-type="float">
            <text:p>0.00</text:p>
          </table:table-cell>
          <table:table-cell table:style-name="ce131" table:number-columns-repeated="5"/>
          <table:table-cell table:style-name="ce5"/>
          <table:table-cell table:number-columns-repeated="1003"/>
        </table:table-row>
        <table:table-row table:style-name="ro5">
          <table:table-cell table:style-name="ce19"/>
          <table:table-cell table:number-columns-repeated="10"/>
          <table:table-cell table:style-name="ce5"/>
          <table:table-cell/>
          <table:table-cell table:style-name="ce5" table:number-columns-repeated="2"/>
          <table:table-cell table:style-name="ce131" table:number-columns-repeated="4"/>
          <table:table-cell/>
          <table:table-cell table:style-name="ce14"/>
          <table:table-cell table:number-columns-repeated="1003"/>
        </table:table-row>
        <table:table-row table:style-name="ro5">
          <table:table-cell table:style-name="ce19"/>
          <table:table-cell table:number-columns-repeated="10"/>
          <table:table-cell table:style-name="ce5"/>
          <table:table-cell/>
          <table:table-cell table:style-name="ce5"/>
          <table:table-cell table:style-name="ce131" table:number-columns-repeated="5"/>
          <table:table-cell table:number-columns-repeated="1005"/>
        </table:table-row>
        <table:table-row table:style-name="ro6">
          <table:table-cell table:style-name="ce6" office:value-type="string" calcext:value-type="string" table:number-columns-spanned="6" table:number-rows-spanned="1">
            <text:p>Containers</text:p>
          </table:table-cell>
          <table:covered-table-cell table:number-columns-repeated="5"/>
          <table:table-cell table:number-columns-repeated="9"/>
          <table:table-cell table:style-name="ce131"/>
          <table:table-cell table:number-columns-repeated="1008"/>
        </table:table-row>
        <table:table-row table:style-name="ro5">
          <table:table-cell table:style-name="ce5"/>
          <table:table-cell table:number-columns-repeated="1023"/>
        </table:table-row>
        <table:table-row table:style-name="ro7">
          <table:table-cell table:style-name="ce29" office:value-type="string" calcext:value-type="string">
            <text:p>Storage Ratios</text:p>
          </table:table-cell>
          <table:table-cell table:number-columns-repeated="3"/>
          <table:table-cell table:style-name="ce60" office:value-type="string" calcext:value-type="string" table:number-columns-spanned="6" table:number-rows-spanned="1">
            <text:p>ratios between the resources to keep the durations balanced</text:p>
          </table:table-cell>
          <table:covered-table-cell table:number-columns-repeated="5"/>
          <table:table-cell table:number-columns-repeated="1014"/>
        </table:table-row>
        <table:table-row table:style-name="ro5">
          <table:table-cell/>
          <table:table-cell table:style-name="ce58" office:value-type="string" calcext:value-type="string" table:number-columns-spanned="2" table:number-rows-spanned="1">
            <text:p>utilization</text:p>
          </table:table-cell>
          <table:covered-table-cell/>
          <table:table-cell/>
          <table:table-cell table:style-name="ce58" office:value-type="string" calcext:value-type="string" table:number-columns-spanned="2" table:number-rows-spanned="1">
            <text:p>All</text:p>
          </table:table-cell>
          <table:covered-table-cell/>
          <table:table-cell table:style-name="ce58" office:value-type="string" calcext:value-type="string" table:number-columns-spanned="2" table:number-rows-spanned="1">
            <text:p>Good</text:p>
          </table:table-cell>
          <table:covered-table-cell/>
          <table:table-cell table:style-name="ce58" office:value-type="string" calcext:value-type="string" table:number-columns-spanned="2" table:number-rows-spanned="1">
            <text:p>Waste</text:p>
          </table:table-cell>
          <table:covered-table-cell/>
          <table:table-cell table:number-columns-repeated="1014"/>
        </table:table-row>
        <table:table-row table:style-name="ro5">
          <table:table-cell table:style-name="ce5" office:value-type="string" calcext:value-type="string">
            <text:p>Food</text:p>
          </table:table-cell>
          <table:table-cell table:style-name="ce33" table:formula="of:=([.E209]/[.J209])*[.C223]" office:value-type="float" office:value="1" calcext:value-type="float">
            <text:p>1.00</text:p>
          </table:table-cell>
          <table:table-cell table:style-name="ce59" office:value-type="float" office:value="1" calcext:value-type="float">
            <text:p>1.00</text:p>
          </table:table-cell>
          <table:table-cell/>
          <table:table-cell table:style-name="ce59" table:formula="of:=[.E209]/[.B223]" office:value-type="float" office:value="5.85" calcext:value-type="float">
            <text:p>5.85</text:p>
          </table:table-cell>
          <table:table-cell table:style-name="ce59" table:formula="of:=[.E223]/[.E$229]" office:value-type="float" office:value="0.309118904578337" calcext:value-type="float">
            <text:p>0.31</text:p>
          </table:table-cell>
          <table:table-cell table:style-name="ce59" table:formula="of:=[.E223]" office:value-type="float" office:value="5.85" calcext:value-type="float">
            <text:p>5.85</text:p>
          </table:table-cell>
          <table:table-cell table:style-name="ce59" table:formula="of:=[.G223]/[.G$229]" office:value-type="float" office:value="0.471979781960726" calcext:value-type="float">
            <text:p>0.47</text:p>
          </table:table-cell>
          <table:table-cell table:style-name="ce59" table:number-columns-repeated="2"/>
          <table:table-cell table:number-columns-repeated="1014"/>
        </table:table-row>
        <table:table-row table:style-name="ro5">
          <table:table-cell table:style-name="ce5" office:value-type="string" calcext:value-type="string">
            <text:p>Water</text:p>
          </table:table-cell>
          <table:table-cell table:style-name="ce5" table:formula="of:=([.E210]/[.J210])*[.C224]" office:value-type="float" office:value="1" calcext:value-type="float">
            <text:p>1.00</text:p>
          </table:table-cell>
          <table:table-cell table:style-name="ce14" office:value-type="float" office:value="1" calcext:value-type="float">
            <text:p>1.00</text:p>
          </table:table-cell>
          <table:table-cell/>
          <table:table-cell table:style-name="ce14" table:formula="of:=[.E210]/[.B224]" office:value-type="float" office:value="3.8666" calcext:value-type="float">
            <text:p>3.87</text:p>
          </table:table-cell>
          <table:table-cell table:style-name="ce14" table:formula="of:=[.E224]/[.E$229]" office:value-type="float" office:value="0.204314385716683" calcext:value-type="float">
            <text:p>0.20</text:p>
          </table:table-cell>
          <table:table-cell table:style-name="ce14" table:formula="of:=[.E224]" office:value-type="float" office:value="3.8666" calcext:value-type="float">
            <text:p>3.87</text:p>
          </table:table-cell>
          <table:table-cell table:style-name="ce14" table:formula="of:=[.G224]/[.G$229]" office:value-type="float" office:value="0.311958465799888" calcext:value-type="float">
            <text:p>0.31</text:p>
          </table:table-cell>
          <table:table-cell/>
          <table:table-cell table:style-name="ce14"/>
          <table:table-cell table:number-columns-repeated="1014"/>
        </table:table-row>
        <table:table-row table:style-name="ro5">
          <table:table-cell table:style-name="ce5" office:value-type="string" calcext:value-type="string">
            <text:p>Oxygen</text:p>
          </table:table-cell>
          <table:table-cell table:style-name="ce5" table:formula="of:=([.E211]/[.J211])*[.C225]" office:value-type="float" office:value="221.13475177305" calcext:value-type="float">
            <text:p>221.13</text:p>
          </table:table-cell>
          <table:table-cell table:style-name="ce14" office:value-type="float" office:value="1" calcext:value-type="float">
            <text:p>1.00</text:p>
          </table:table-cell>
          <table:table-cell/>
          <table:table-cell table:style-name="ce14" table:formula="of:=[.E211]/[.B225]" office:value-type="float" office:value="2.67799871712636" calcext:value-type="float">
            <text:p>2.68</text:p>
          </table:table-cell>
          <table:table-cell table:style-name="ce14" table:formula="of:=[.E225]/[.E$229]" office:value-type="float" office:value="0.141507697418853" calcext:value-type="float">
            <text:p>0.14</text:p>
          </table:table-cell>
          <table:table-cell table:style-name="ce14" table:formula="of:=[.E225]" office:value-type="float" office:value="2.67799871712636" calcext:value-type="float">
            <text:p>2.68</text:p>
          </table:table-cell>
          <table:table-cell table:style-name="ce14" table:formula="of:=[.G225]/[.G$229]" office:value-type="float" office:value="0.216061752239386" calcext:value-type="float">
            <text:p>0.22</text:p>
          </table:table-cell>
          <table:table-cell/>
          <table:table-cell table:style-name="ce14"/>
          <table:table-cell table:number-columns-repeated="1014"/>
        </table:table-row>
        <table:table-row table:style-name="ro5">
          <table:table-cell table:style-name="ce5" office:value-type="string" calcext:value-type="string">
            <text:p>Carbon Dioxide</text:p>
          </table:table-cell>
          <table:table-cell table:style-name="ce5" table:formula="of:=([.E212]/[.J212])*[.C226]" office:value-type="float" office:value="476.217324449001" calcext:value-type="float">
            <text:p>476.22</text:p>
          </table:table-cell>
          <table:table-cell table:style-name="ce14" office:value-type="float" office:value="1" calcext:value-type="float">
            <text:p>1.00</text:p>
          </table:table-cell>
          <table:table-cell/>
          <table:table-cell table:style-name="ce14" table:formula="of:=[.E212]/[.B226]" office:value-type="float" office:value="1.0741577871058" calcext:value-type="float">
            <text:p>1.07</text:p>
          </table:table-cell>
          <table:table-cell table:style-name="ce14" table:formula="of:=[.E226]/[.E$229]" office:value-type="float" office:value="0.0567593980332369" calcext:value-type="float">
            <text:p>0.06</text:p>
          </table:table-cell>
          <table:table-cell table:style-name="ce14" table:number-columns-repeated="2"/>
          <table:table-cell table:style-name="ce14" table:formula="of:=[.E226]" office:value-type="float" office:value="1.0741577871058" calcext:value-type="float">
            <text:p>1.07</text:p>
          </table:table-cell>
          <table:table-cell table:style-name="ce14" table:formula="of:=[.I226]/[.I$229]" office:value-type="float" office:value="0.16449185794971" calcext:value-type="float">
            <text:p>0.16</text:p>
          </table:table-cell>
          <table:table-cell table:number-columns-repeated="1014"/>
        </table:table-row>
        <table:table-row table:style-name="ro5">
          <table:table-cell table:style-name="ce5" office:value-type="string" calcext:value-type="string">
            <text:p>Waste Water</text:p>
          </table:table-cell>
          <table:table-cell table:style-name="ce5" table:formula="of:=([.E213]/[.J213])*[.C227]" office:value-type="float" office:value="1" calcext:value-type="float">
            <text:p>1.00</text:p>
          </table:table-cell>
          <table:table-cell table:style-name="ce14" office:value-type="float" office:value="1" calcext:value-type="float">
            <text:p>1.00</text:p>
          </table:table-cell>
          <table:table-cell/>
          <table:table-cell table:style-name="ce14" table:formula="of:=[.E213]/[.B227]" office:value-type="float" office:value="4.924" calcext:value-type="float">
            <text:p>4.92</text:p>
          </table:table-cell>
          <table:table-cell table:style-name="ce14" table:formula="of:=[.E227]/[.E$229]" office:value-type="float" office:value="0.260188288229697" calcext:value-type="float">
            <text:p>0.26</text:p>
          </table:table-cell>
          <table:table-cell table:style-name="ce14" table:number-columns-repeated="2"/>
          <table:table-cell table:style-name="ce14" table:formula="of:=[.E227]" office:value-type="float" office:value="4.924" calcext:value-type="float">
            <text:p>4.92</text:p>
          </table:table-cell>
          <table:table-cell table:style-name="ce14" table:formula="of:=[.I227]/[.I$229]" office:value-type="float" office:value="0.754039972774125" calcext:value-type="float">
            <text:p>0.75</text:p>
          </table:table-cell>
          <table:table-cell table:number-columns-repeated="1014"/>
        </table:table-row>
        <table:table-row table:style-name="ro5">
          <table:table-cell table:style-name="ce5" office:value-type="string" calcext:value-type="string">
            <text:p>Waste</text:p>
          </table:table-cell>
          <table:table-cell table:style-name="ce5" table:formula="of:=([.E214]/[.J214])*[.C228]" office:value-type="float" office:value="1" calcext:value-type="float">
            <text:p>1.00</text:p>
          </table:table-cell>
          <table:table-cell table:style-name="ce14" office:value-type="float" office:value="1" calcext:value-type="float">
            <text:p>1.00</text:p>
          </table:table-cell>
          <table:table-cell/>
          <table:table-cell table:style-name="ce14" table:formula="of:=[.E214]/[.B228]" office:value-type="float" office:value="0.532" calcext:value-type="float">
            <text:p>0.53</text:p>
          </table:table-cell>
          <table:table-cell table:style-name="ce14" table:formula="of:=[.E228]/[.E$229]" office:value-type="float" office:value="0.0281113260231923" calcext:value-type="float">
            <text:p>0.03</text:p>
          </table:table-cell>
          <table:table-cell table:style-name="ce14" table:number-columns-repeated="2"/>
          <table:table-cell table:style-name="ce14" table:formula="of:=[.E228]" office:value-type="float" office:value="0.532" calcext:value-type="float">
            <text:p>0.53</text:p>
          </table:table-cell>
          <table:table-cell table:style-name="ce14" table:formula="of:=[.I228]/[.I$229]" office:value-type="float" office:value="0.0814681692761646" calcext:value-type="float">
            <text:p>0.08</text:p>
          </table:table-cell>
          <table:table-cell table:number-columns-repeated="1014"/>
        </table:table-row>
        <table:table-row table:style-name="ro5">
          <table:table-cell table:number-columns-repeated="4"/>
          <table:table-cell table:style-name="ce14" table:formula="of:=SUM([.E223:.E228])" office:value-type="float" office:value="18.9247565042322" calcext:value-type="float">
            <text:p>18.92</text:p>
          </table:table-cell>
          <table:table-cell table:style-name="ce14" table:formula="of:=SUM([.F223:.F228])" office:value-type="float" office:value="1" calcext:value-type="float">
            <text:p>1.00</text:p>
          </table:table-cell>
          <table:table-cell table:style-name="ce14" table:formula="of:=SUM([.G223:.G228])" office:value-type="float" office:value="12.3945987171264" calcext:value-type="float">
            <text:p>12.39</text:p>
          </table:table-cell>
          <table:table-cell table:style-name="ce14" table:formula="of:=SUM([.H223:.H228])" office:value-type="float" office:value="1" calcext:value-type="float">
            <text:p>1.00</text:p>
          </table:table-cell>
          <table:table-cell table:style-name="ce14" table:formula="of:=SUM([.I223:.I228])" office:value-type="float" office:value="6.5301577871058" calcext:value-type="float">
            <text:p>6.53</text:p>
          </table:table-cell>
          <table:table-cell table:style-name="ce14" table:formula="of:=SUM([.J223:.J228])" office:value-type="float" office:value="1" calcext:value-type="float">
            <text:p>1.00</text:p>
          </table:table-cell>
          <table:table-cell table:number-columns-repeated="1014"/>
        </table:table-row>
        <table:table-row table:style-name="ro5" table:number-rows-repeated="2">
          <table:table-cell table:number-columns-repeated="1024"/>
        </table:table-row>
        <table:table-row table:style-name="ro7">
          <table:table-cell table:style-name="ce30" office:value-type="string" calcext:value-type="string">
            <text:p>My containers</text:p>
          </table:table-cell>
          <table:table-cell table:number-columns-repeated="2"/>
          <table:table-cell table:style-name="ce14" office:value-type="string" calcext:value-type="string">
            <text:p>v=pi*(r^2)*h</text:p>
          </table:table-cell>
          <table:table-cell/>
          <table:table-cell table:style-name="ce94" office:value-type="string" calcext:value-type="string">
            <text:p>arbitrary values</text:p>
          </table:table-cell>
          <table:table-cell table:number-columns-repeated="2"/>
          <table:table-cell table:style-name="ce58" office:value-type="string" calcext:value-type="string" table:number-columns-spanned="1" table:number-rows-spanned="3">
            <text:p>structural density (tons/m^3)</text:p>
          </table:table-cell>
          <table:table-cell table:number-columns-repeated="12"/>
          <table:table-cell table:style-name="ce14" table:number-columns-repeated="4"/>
          <table:table-cell table:number-columns-repeated="999"/>
        </table:table-row>
        <table:table-row table:style-name="ro16">
          <table:table-cell table:number-columns-repeated="3"/>
          <table:table-cell table:style-name="ce58" office:value-type="string" calcext:value-type="string" table:number-columns-spanned="1" table:number-rows-spanned="2">
            <text:p>external volume (L)</text:p>
          </table:table-cell>
          <table:table-cell table:style-name="ce58" office:value-type="string" calcext:value-type="string" table:number-columns-spanned="1" table:number-rows-spanned="2">
            <text:p>internal volume (L)</text:p>
          </table:table-cell>
          <table:table-cell table:style-name="ce58" office:value-type="string" calcext:value-type="string" table:number-columns-spanned="1" table:number-rows-spanned="2">
            <text:p>internal volume %</text:p>
          </table:table-cell>
          <table:table-cell table:style-name="ce58" office:value-type="string" calcext:value-type="string" table:number-columns-spanned="1" table:number-rows-spanned="2">
            <text:p>structural volume (L)</text:p>
          </table:table-cell>
          <table:table-cell table:style-name="ce58" office:value-type="string" calcext:value-type="string" table:number-columns-spanned="1" table:number-rows-spanned="2">
            <text:p>structural mass (tons, rounded)</text:p>
          </table:table-cell>
          <table:covered-table-cell/>
          <table:table-cell table:number-columns-repeated="2"/>
          <table:table-cell table:style-name="ce117" office:value-type="string" calcext:value-type="string" table:number-columns-spanned="1" table:number-rows-spanned="2">
            <text:p>Kerbal days of good resources</text:p>
          </table:table-cell>
          <table:table-cell table:style-name="ce117" office:value-type="string" calcext:value-type="string" table:number-columns-spanned="1" table:number-rows-spanned="2">
            <text:p>contents mass (tons)</text:p>
          </table:table-cell>
          <table:table-cell table:style-name="ce117" office:value-type="string" calcext:value-type="string" table:number-columns-spanned="1" table:number-rows-spanned="2">
            <text:p>total mass (tons)</text:p>
          </table:table-cell>
          <table:table-cell table:style-name="ce117" office:value-type="string" calcext:value-type="string" table:number-columns-spanned="1" table:number-rows-spanned="2">
            <text:p>contents mass %</text:p>
          </table:table-cell>
          <table:table-cell office:value-type="string" calcext:value-type="string">
            <text:p>Mass per Kerbal-day</text:p>
          </table:table-cell>
          <table:table-cell table:style-name="ce117" office:value-type="string" calcext:value-type="string" table:number-columns-spanned="1" table:number-rows-spanned="2">
            <text:p>contents cost (K$)</text:p>
          </table:table-cell>
          <table:table-cell table:style-name="ce117" office:value-type="string" calcext:value-type="string" table:number-columns-spanned="1" table:number-rows-spanned="2">
            <text:p>total cost (K$)</text:p>
          </table:table-cell>
          <table:table-cell table:style-name="ce117" office:value-type="string" calcext:value-type="string" table:number-columns-spanned="1" table:number-rows-spanned="2">
            <text:p>contents cost %</text:p>
          </table:table-cell>
          <table:table-cell table:style-name="ce117" office:value-type="string" calcext:value-type="string" table:number-columns-spanned="1" table:number-rows-spanned="2">
            <text:p>Total cost per Kerbin day</text:p>
          </table:table-cell>
          <table:table-cell table:style-name="ce117" office:value-type="string" calcext:value-type="string" table:number-columns-spanned="1" table:number-rows-spanned="2">
            <text:p>Cost multiplier</text:p>
          </table:table-cell>
          <table:table-cell/>
          <table:table-cell table:style-name="ce14" table:number-columns-repeated="3"/>
          <table:table-cell table:number-columns-repeated="999"/>
        </table:table-row>
        <table:table-row table:style-name="ro7">
          <table:table-cell table:style-name="ce31"/>
          <table:table-cell table:style-name="ce58" office:value-type="string" calcext:value-type="string">
            <text:p>radius (m)</text:p>
          </table:table-cell>
          <table:table-cell table:style-name="ce58" office:value-type="string" calcext:value-type="string">
            <text:p>height (m)</text:p>
          </table:table-cell>
          <table:covered-table-cell table:number-columns-repeated="6"/>
          <table:table-cell table:style-name="ce58" office:value-type="string" calcext:value-type="string">
            <text:p>cost (K$)</text:p>
          </table:table-cell>
          <table:table-cell table:style-name="ce60"/>
          <table:covered-table-cell table:number-columns-repeated="4"/>
          <table:table-cell/>
          <table:covered-table-cell table:number-columns-repeated="5"/>
          <table:table-cell/>
          <table:table-cell table:style-name="ce108" office:value-type="string" calcext:value-type="string">
            <text:p>Comparisons</text:p>
          </table:table-cell>
          <table:table-cell table:style-name="ce139" office:value-type="string" calcext:value-type="string">
            <text:p>mass</text:p>
          </table:table-cell>
          <table:table-cell table:style-name="ce139" office:value-type="string" calcext:value-type="string">
            <text:p>volume</text:p>
          </table:table-cell>
          <table:table-cell table:number-columns-repeated="3"/>
          <table:table-cell table:style-name="ce108" office:value-type="string" calcext:value-type="string">
            <text:p>target density</text:p>
          </table:table-cell>
          <table:table-cell table:style-name="ce108" office:value-type="float" office:value="3" calcext:value-type="float">
            <text:p>3.00</text:p>
          </table:table-cell>
          <table:table-cell/>
          <table:table-cell table:style-name="ce108" office:value-type="string" calcext:value-type="string" table:number-columns-spanned="2" table:number-rows-spanned="1">
            <text:p>values chosen for density</text:p>
          </table:table-cell>
          <table:covered-table-cell/>
          <table:table-cell table:style-name="ce140" office:value-type="string" calcext:value-type="string">
            <text:p>steel</text:p>
          </table:table-cell>
          <table:table-cell table:style-name="ce108" office:value-type="float" office:value="7.859" calcext:value-type="float">
            <text:p>7.86</text:p>
          </table:table-cell>
          <table:table-cell table:style-name="ce108" office:value-type="string" calcext:value-type="string">
            <text:p>tons/m^3</text:p>
          </table:table-cell>
          <table:table-cell table:number-columns-repeated="988"/>
        </table:table-row>
        <table:table-row table:style-name="ro5">
          <table:table-cell table:style-name="ce14" office:value-type="string" calcext:value-type="string">
            <text:p>small</text:p>
          </table:table-cell>
          <table:table-cell table:style-name="ce59" table:formula="of:=[.B236]/2" office:value-type="float" office:value="0.3125" calcext:value-type="float">
            <text:p>0.31</text:p>
          </table:table-cell>
          <table:table-cell table:style-name="ce59" table:formula="of:=[.C236]/2" office:value-type="float" office:value="0.125" calcext:value-type="float">
            <text:p>0.13</text:p>
          </table:table-cell>
          <table:table-cell table:style-name="ce59" table:formula="of:=((PI()*([.B235]^2))*[.C235])*1000" office:value-type="float" office:value="38.349519697141" calcext:value-type="float">
            <text:p>38.35</text:p>
          </table:table-cell>
          <table:table-cell table:style-name="ce93" office:value-type="float" office:value="25" calcext:value-type="float">
            <text:p>25.00</text:p>
          </table:table-cell>
          <table:table-cell table:style-name="ce59" table:formula="of:=[.E235]/[.D235]" office:value-type="float" office:value="0.651898646904403" calcext:value-type="float">
            <text:p>0.65</text:p>
          </table:table-cell>
          <table:table-cell table:style-name="ce59" table:formula="of:=[.D235]-[.E235]" office:value-type="float" office:value="13.349519697141" calcext:value-type="float">
            <text:p>13.35</text:p>
          </table:table-cell>
          <table:table-cell table:style-name="ce93" office:value-type="float" office:value="0.04" calcext:value-type="float">
            <text:p>0.04</text:p>
          </table:table-cell>
          <table:table-cell table:style-name="ce59" table:formula="of:=[.H235]/([.G235]/1000)" office:value-type="float" office:value="2.99636248400506" calcext:value-type="float">
            <text:p>3.00</text:p>
          </table:table-cell>
          <table:table-cell table:style-name="ce93" office:value-type="float" office:value="50" calcext:value-type="float">
            <text:p>50.00</text:p>
          </table:table-cell>
          <table:table-cell/>
          <table:table-cell table:style-name="ce118" table:formula="of:=[.E235]/((([.F$209]/[.B$223])+([.F$210]/[.B$224]))+([.F$211]/[.B$225]))" office:value-type="float" office:value="32.2721218434685" calcext:value-type="float">
            <text:p>32.27</text:p>
          </table:table-cell>
          <table:table-cell table:style-name="ce118" table:formula="of:=((([.L235]*[.C$209])+([.L235]*[.C$210]))+([.L235]*[.C$211]))/1000" office:value-type="float" office:value="0.0127991638632719" calcext:value-type="float">
            <text:p>0.01</text:p>
          </table:table-cell>
          <table:table-cell table:style-name="ce118" table:formula="of:=[.H235]+[.M235]" office:value-type="float" office:value="0.0527991638632719" calcext:value-type="float">
            <text:p>0.05</text:p>
          </table:table-cell>
          <table:table-cell table:style-name="ce118" table:formula="of:=[.M235]/[.N235]" office:value-type="float" office:value="0.242412245322984" calcext:value-type="float">
            <text:p>0.24</text:p>
          </table:table-cell>
          <table:table-cell table:style-name="ce128" table:formula="of:=[.N235]/[.L235]" office:value-type="float" office:value="0.00163606112171264" calcext:value-type="float">
            <text:p>0.0016360611</text:p>
          </table:table-cell>
          <table:table-cell table:style-name="ce118" table:formula="of:=(([.L235]*[.$O$209])+([.L235]*[.$O$210]))+([.L235]*[.$O$211])" office:value-type="float" office:value="2.89153427375414" calcext:value-type="float">
            <text:p>2.89</text:p>
          </table:table-cell>
          <table:table-cell table:style-name="ce118" table:formula="of:=[.Q235]+[.J235]" office:value-type="float" office:value="52.8915342737541" calcext:value-type="float">
            <text:p>52.89</text:p>
          </table:table-cell>
          <table:table-cell table:style-name="ce118" table:formula="of:=[.Q235]/[.R235]" office:value-type="float" office:value="0.0546691320918815" calcext:value-type="float">
            <text:p>0.05</text:p>
          </table:table-cell>
          <table:table-cell table:style-name="ce118" table:formula="of:=[.R235]/[.L235]" office:value-type="float" office:value="1.6389233571408" calcext:value-type="float">
            <text:p>1.64</text:p>
          </table:table-cell>
          <table:table-cell table:style-name="ce118" table:formula="of:=[.T235]/[.$O$215]" office:value-type="float" office:value="18.2918579779045" calcext:value-type="float">
            <text:p>18.29</text:p>
          </table:table-cell>
          <table:table-cell/>
          <table:table-cell table:style-name="ce108" office:value-type="string" calcext:value-type="string">
            <text:p>Oscar-B</text:p>
          </table:table-cell>
          <table:table-cell table:style-name="ce118" table:formula="of:=[.H235]/0.015" office:value-type="float" office:value="2.66666666666667" calcext:value-type="float">
            <text:p>2.67</text:p>
          </table:table-cell>
          <table:table-cell table:style-name="ce118" table:formula="of:=([.E235]/1000)/0.106933003" office:value-type="float" office:value="0.233791245907496" calcext:value-type="float">
            <text:p>0.23</text:p>
          </table:table-cell>
          <table:table-cell table:number-columns-repeated="3"/>
          <table:table-cell table:style-name="ce108" office:value-type="string" calcext:value-type="string">
            <text:p>small</text:p>
          </table:table-cell>
          <table:table-cell table:style-name="ce108" table:formula="of:=([.G235]/1000)*[.AD$234]" office:value-type="float" office:value="0.0400485590914231" calcext:value-type="float">
            <text:p>0.04</text:p>
          </table:table-cell>
          <table:table-cell/>
          <table:table-cell table:style-name="ce108" office:value-type="string" calcext:value-type="string">
            <text:p>average</text:p>
          </table:table-cell>
          <table:table-cell table:style-name="ce108" table:formula="of:=AVERAGE([.I235:.I237])" office:value-type="float" office:value="2.97967205440432" calcext:value-type="float">
            <text:p>2.98</text:p>
          </table:table-cell>
          <table:table-cell table:style-name="ce140" office:value-type="string" calcext:value-type="string">
            <text:p>titanium</text:p>
          </table:table-cell>
          <table:table-cell table:style-name="ce108" office:value-type="float" office:value="4.507" calcext:value-type="float">
            <text:p>4.51</text:p>
          </table:table-cell>
          <table:table-cell table:style-name="ce108" office:value-type="string" calcext:value-type="string">
            <text:p>tons/m^3</text:p>
          </table:table-cell>
          <table:table-cell table:number-columns-repeated="988"/>
        </table:table-row>
        <table:table-row table:style-name="ro5">
          <table:table-cell table:style-name="ce14" office:value-type="string" calcext:value-type="string">
            <text:p>medium</text:p>
          </table:table-cell>
          <table:table-cell table:style-name="ce14" table:formula="of:=1.25/2" office:value-type="float" office:value="0.625" calcext:value-type="float">
            <text:p>0.63</text:p>
          </table:table-cell>
          <table:table-cell table:style-name="ce14" office:value-type="float" office:value="0.25" calcext:value-type="float">
            <text:p>0.25</text:p>
          </table:table-cell>
          <table:table-cell table:style-name="ce14" table:formula="of:=((PI()*([.B236]^2))*[.C236])*1000" office:value-type="float" office:value="306.796157577128" calcext:value-type="float">
            <text:p>306.80</text:p>
          </table:table-cell>
          <table:table-cell table:style-name="ce94" office:value-type="float" office:value="240" calcext:value-type="float">
            <text:p>240.00</text:p>
          </table:table-cell>
          <table:table-cell table:style-name="ce14" table:formula="of:=[.E236]/[.D236]" office:value-type="float" office:value="0.782278376285284" calcext:value-type="float">
            <text:p>0.78</text:p>
          </table:table-cell>
          <table:table-cell table:style-name="ce14" table:formula="of:=[.D236]-[.E236]" office:value-type="float" office:value="66.7961575771283" calcext:value-type="float">
            <text:p>66.80</text:p>
          </table:table-cell>
          <table:table-cell table:style-name="ce94" office:value-type="float" office:value="0.2" calcext:value-type="float">
            <text:p>0.20</text:p>
          </table:table-cell>
          <table:table-cell table:style-name="ce14" table:formula="of:=[.H236]/([.G236]/1000)" office:value-type="float" office:value="2.99418420541726" calcext:value-type="float">
            <text:p>2.99</text:p>
          </table:table-cell>
          <table:table-cell table:style-name="ce94" office:value-type="float" office:value="300" calcext:value-type="float">
            <text:p>300.00</text:p>
          </table:table-cell>
          <table:table-cell/>
          <table:table-cell table:style-name="ce108" table:formula="of:=[.E236]/((([.F$209]/[.B$223])+([.F$210]/[.B$224]))+([.F$211]/[.B$225]))" office:value-type="float" office:value="309.812369697297" calcext:value-type="float">
            <text:p>309.81</text:p>
          </table:table-cell>
          <table:table-cell table:style-name="ce108" table:formula="of:=((([.L236]*[.C$209])+([.L236]*[.C$210]))+([.L236]*[.C$211]))/1000" office:value-type="float" office:value="0.12287197308741" calcext:value-type="float">
            <text:p>0.12</text:p>
          </table:table-cell>
          <table:table-cell table:style-name="ce108" table:formula="of:=[.H236]+[.M236]" office:value-type="float" office:value="0.32287197308741" calcext:value-type="float">
            <text:p>0.32</text:p>
          </table:table-cell>
          <table:table-cell table:style-name="ce108" table:formula="of:=[.M236]/[.N236]" office:value-type="float" office:value="0.380559427046167" calcext:value-type="float">
            <text:p>0.38</text:p>
          </table:table-cell>
          <table:table-cell table:style-name="ce128" table:formula="of:=[.N236]/[.L236]" office:value-type="float" office:value="0.001042153266517" calcext:value-type="float">
            <text:p>0.0010421533</text:p>
          </table:table-cell>
          <table:table-cell table:style-name="ce108" table:formula="of:=(([.L236]*[.$O$209])+([.L236]*[.$O$210]))+([.L236]*[.$O$211])" office:value-type="float" office:value="27.7587290280398" calcext:value-type="float">
            <text:p>27.76</text:p>
          </table:table-cell>
          <table:table-cell table:style-name="ce108" table:formula="of:=[.Q236]+[.J236]" office:value-type="float" office:value="327.75872902804" calcext:value-type="float">
            <text:p>327.76</text:p>
          </table:table-cell>
          <table:table-cell table:style-name="ce108" table:formula="of:=[.Q236]/[.R236]" office:value-type="float" office:value="0.0846925697764254" calcext:value-type="float">
            <text:p>0.08</text:p>
          </table:table-cell>
          <table:table-cell table:style-name="ce108" table:formula="of:=[.R236]/[.L236]" office:value-type="float" office:value="1.0579265422755" calcext:value-type="float">
            <text:p>1.06</text:p>
          </table:table-cell>
          <table:table-cell table:style-name="ce108" table:formula="of:=[.T236]/[.$O$215]" office:value-type="float" office:value="11.8074112361903" calcext:value-type="float">
            <text:p>11.81</text:p>
          </table:table-cell>
          <table:table-cell/>
          <table:table-cell table:style-name="ce108" office:value-type="string" calcext:value-type="string">
            <text:p>FL-T100</text:p>
          </table:table-cell>
          <table:table-cell table:style-name="ce108" table:formula="of:=[.H236]/0.0625" office:value-type="float" office:value="3.2" calcext:value-type="float">
            <text:p>3.20</text:p>
          </table:table-cell>
          <table:table-cell table:style-name="ce108" table:formula="of:=([.E236]/1000)/0.958737992" office:value-type="float" office:value="0.25032908052318" calcext:value-type="float">
            <text:p>0.25</text:p>
          </table:table-cell>
          <table:table-cell table:number-columns-repeated="3"/>
          <table:table-cell table:style-name="ce108" office:value-type="string" calcext:value-type="string">
            <text:p>medium</text:p>
          </table:table-cell>
          <table:table-cell table:style-name="ce108" table:formula="of:=([.G236]/1000)*[.AD$234]" office:value-type="float" office:value="0.200388472731385" calcext:value-type="float">
            <text:p>0.20</text:p>
          </table:table-cell>
          <table:table-cell/>
          <table:table-cell table:style-name="ce108" office:value-type="string" calcext:value-type="string">
            <text:p>std dev</text:p>
          </table:table-cell>
          <table:table-cell table:style-name="ce108" table:formula="of:=STDEV([.I235:.I237])" office:value-type="float" office:value="0.0270441676173648" calcext:value-type="float">
            <text:p>0.03</text:p>
          </table:table-cell>
          <table:table-cell table:style-name="ce140" office:value-type="string" calcext:value-type="string">
            <text:p>aluminum</text:p>
          </table:table-cell>
          <table:table-cell table:style-name="ce108" office:value-type="float" office:value="2.7" calcext:value-type="float">
            <text:p>2.70</text:p>
          </table:table-cell>
          <table:table-cell table:style-name="ce108" office:value-type="string" calcext:value-type="string">
            <text:p>tons/m^3</text:p>
          </table:table-cell>
          <table:table-cell table:number-columns-repeated="988"/>
        </table:table-row>
        <table:table-row table:style-name="ro7">
          <table:table-cell table:style-name="ce14" office:value-type="string" calcext:value-type="string">
            <text:p>large</text:p>
          </table:table-cell>
          <table:table-cell table:style-name="ce14" table:formula="of:=[.B236]*2" office:value-type="float" office:value="1.25" calcext:value-type="float">
            <text:p>1.25</text:p>
          </table:table-cell>
          <table:table-cell table:style-name="ce14" table:formula="of:=[.C236]*2" office:value-type="float" office:value="0.5" calcext:value-type="float">
            <text:p>0.50</text:p>
          </table:table-cell>
          <table:table-cell table:style-name="ce14" table:formula="of:=((PI()*([.B237]^2))*[.C237])*1000" office:value-type="float" office:value="2454.36926061703" calcext:value-type="float">
            <text:p>2454.37</text:p>
          </table:table-cell>
          <table:table-cell table:style-name="ce94" office:value-type="float" office:value="2200" calcext:value-type="float">
            <text:p>2200.00</text:p>
          </table:table-cell>
          <table:table-cell table:style-name="ce14" table:formula="of:=[.E237]/[.D237]" office:value-type="float" office:value="0.896360639493554" calcext:value-type="float">
            <text:p>0.90</text:p>
          </table:table-cell>
          <table:table-cell table:style-name="ce14" table:formula="of:=[.D237]-[.E237]" office:value-type="float" office:value="254.369260617026" calcext:value-type="float">
            <text:p>254.37</text:p>
          </table:table-cell>
          <table:table-cell table:style-name="ce94" office:value-type="float" office:value="0.75" calcext:value-type="float">
            <text:p>0.75</text:p>
          </table:table-cell>
          <table:table-cell table:style-name="ce14" table:formula="of:=[.H237]/([.G237]/1000)" office:value-type="float" office:value="2.94846947379065" calcext:value-type="float">
            <text:p>2.95</text:p>
          </table:table-cell>
          <table:table-cell table:style-name="ce94" office:value-type="float" office:value="2000" calcext:value-type="float">
            <text:p>2000.00</text:p>
          </table:table-cell>
          <table:table-cell/>
          <table:table-cell table:style-name="ce108" table:formula="of:=[.E237]/((([.F$209]/[.B$223])+([.F$210]/[.B$224]))+([.F$211]/[.B$225]))" office:value-type="float" office:value="2839.94672222523" calcext:value-type="float">
            <text:p>2839.95</text:p>
          </table:table-cell>
          <table:table-cell table:style-name="ce108" table:formula="of:=((([.L237]*[.C$209])+([.L237]*[.C$210]))+([.L237]*[.C$211]))/1000" office:value-type="float" office:value="1.12632641996793" calcext:value-type="float">
            <text:p>1.13</text:p>
          </table:table-cell>
          <table:table-cell table:style-name="ce108" table:formula="of:=[.H237]+[.M237]" office:value-type="float" office:value="1.87632641996793" calcext:value-type="float">
            <text:p>1.88</text:p>
          </table:table-cell>
          <table:table-cell table:style-name="ce108" table:formula="of:=[.M237]/[.N237]" office:value-type="float" office:value="0.600282769555193" calcext:value-type="float">
            <text:p>0.60</text:p>
          </table:table-cell>
          <table:table-cell table:style-name="ce128" table:formula="of:=[.N237]/[.L237]" office:value-type="float" office:value="0.000660690711302408" calcext:value-type="float">
            <text:p>0.0006606907</text:p>
          </table:table-cell>
          <table:table-cell table:style-name="ce108" table:formula="of:=(([.L237]*[.$O$209])+([.L237]*[.$O$210]))+([.L237]*[.$O$211])" office:value-type="float" office:value="254.455016090365" calcext:value-type="float">
            <text:p>254.46</text:p>
          </table:table-cell>
          <table:table-cell table:style-name="ce108" table:formula="of:=[.Q237]+[.J237]" office:value-type="float" office:value="2254.45501609036" calcext:value-type="float">
            <text:p>2254.46</text:p>
          </table:table-cell>
          <table:table-cell table:style-name="ce108" table:formula="of:=[.Q237]/[.R237]" office:value-type="float" office:value="0.11286763952897" calcext:value-type="float">
            <text:p>0.11</text:p>
          </table:table-cell>
          <table:table-cell table:style-name="ce108" table:formula="of:=[.R237]/[.L237]" office:value-type="float" office:value="0.793837080973089" calcext:value-type="float">
            <text:p>0.79</text:p>
          </table:table-cell>
          <table:table-cell table:style-name="ce108" table:formula="of:=[.T237]/[.$O$215]" office:value-type="float" office:value="8.85993544450207" calcext:value-type="float">
            <text:p>8.86</text:p>
          </table:table-cell>
          <table:table-cell/>
          <table:table-cell table:style-name="ce108" office:value-type="string" calcext:value-type="string">
            <text:p>X200-8</text:p>
          </table:table-cell>
          <table:table-cell table:style-name="ce108" table:formula="of:=[.H237]/0.5" office:value-type="float" office:value="1.5" calcext:value-type="float">
            <text:p>1.50</text:p>
          </table:table-cell>
          <table:table-cell table:style-name="ce108" table:formula="of:=([.E237]/1000)/4.601942364" office:value-type="float" office:value="0.478059007694256" calcext:value-type="float">
            <text:p>0.48</text:p>
          </table:table-cell>
          <table:table-cell table:number-columns-repeated="3"/>
          <table:table-cell table:style-name="ce108" office:value-type="string" calcext:value-type="string">
            <text:p>large</text:p>
          </table:table-cell>
          <table:table-cell table:style-name="ce108" table:formula="of:=([.G237]/1000)*[.AD$234]" office:value-type="float" office:value="0.763107781851078" calcext:value-type="float">
            <text:p>0.76</text:p>
          </table:table-cell>
          <table:table-cell table:number-columns-repeated="3"/>
          <table:table-cell table:style-name="ce140" office:value-type="string" calcext:value-type="string">
            <text:p>carbon fiber</text:p>
          </table:table-cell>
          <table:table-cell table:style-name="ce108" office:value-type="float" office:value="1.79" calcext:value-type="float">
            <text:p>1.79</text:p>
          </table:table-cell>
          <table:table-cell table:style-name="ce108" office:value-type="string" calcext:value-type="string">
            <text:p>tons/m^3</text:p>
          </table:table-cell>
          <table:table-cell table:number-columns-repeated="988"/>
        </table:table-row>
        <table:table-row table:style-name="ro18">
          <table:table-cell table:style-name="ce31" office:value-type="string" calcext:value-type="string" table:number-columns-spanned="9" table:number-rows-spanned="1">
            <text:p>My (medium) container is 1.25 m in diameter and 0.25 m in height. The small containers are scaled down by half. The large containers are scaled up by two.</text:p>
          </table:table-cell>
          <table:covered-table-cell table:number-columns-repeated="8"/>
          <table:table-cell table:number-columns-repeated="1015"/>
        </table:table-row>
        <table:table-row table:style-name="ro16">
          <table:table-cell table:style-name="ce31"/>
          <table:table-cell table:number-columns-repeated="9"/>
          <table:table-cell table:style-name="Default"/>
          <table:table-cell/>
          <table:table-cell office:value-type="string" calcext:value-type="string">
            <text:p>Amt. Food:</text:p>
          </table:table-cell>
          <table:table-cell office:value-type="string" calcext:value-type="string">
            <text:p>Amt. Water:</text:p>
          </table:table-cell>
          <table:table-cell office:value-type="string" calcext:value-type="string">
            <text:p>Amt. O2:</text:p>
          </table:table-cell>
          <table:table-cell office:value-type="string" calcext:value-type="string">
            <text:p>Content mass (t):</text:p>
          </table:table-cell>
          <table:table-cell office:value-type="string" calcext:value-type="string">
            <text:p>Total mass (t)</text:p>
          </table:table-cell>
          <table:table-cell table:style-name="Default" office:value-type="string" calcext:value-type="string">
            <text:p>Total mass per Kerbin day</text:p>
          </table:table-cell>
          <table:table-cell office:value-type="string" calcext:value-type="string">
            <text:p>Content cost (\F)</text:p>
          </table:table-cell>
          <table:table-cell office:value-type="string" calcext:value-type="string">
            <text:p>Total cost (\F)</text:p>
          </table:table-cell>
          <table:table-cell office:value-type="string" calcext:value-type="string">
            <text:p>Total cost per Kerbin day</text:p>
          </table:table-cell>
          <table:table-cell/>
          <table:table-cell table:style-name="Default"/>
          <table:table-cell office:value-type="string" calcext:value-type="string">
            <text:p>After how many Kerbal-days do the recyclers make their cost back? <text:s/>(Using large containers.)</text:p>
          </table:table-cell>
          <table:table-cell table:number-columns-repeated="4"/>
          <table:table-cell table:style-name="Default" table:number-columns-repeated="4"/>
          <table:table-cell office:value-type="string" calcext:value-type="string">
            <text:p>After how many Kerbal-days do the recyclers make their mass back?</text:p>
          </table:table-cell>
          <table:table-cell table:number-columns-repeated="991"/>
        </table:table-row>
        <table:table-row table:style-name="ro16">
          <table:table-cell table:style-name="ce31"/>
          <table:table-cell table:number-columns-repeated="8"/>
          <table:table-cell office:value-type="string" calcext:value-type="string">
            <text:p>With recyclers:</text:p>
          </table:table-cell>
          <table:table-cell table:style-name="Default" office:value-type="string" calcext:value-type="string">
            <text:p>Small</text:p>
          </table:table-cell>
          <table:table-cell table:formula="of:=[.E235]/((([.F$209]/[.B$223])+([.F$210]/([.B$224]*[.$J$366])))+([.F$211]/([.B$225]*[.$J$338])))" office:value-type="float" office:value="60.7218373044609" calcext:value-type="float">
            <text:p>60.72</text:p>
          </table:table-cell>
          <table:table-cell table:formula="of:=[.L240]*[.$F$209]" office:value-type="float" office:value="22.2014217644435" calcext:value-type="float">
            <text:p>22.20</text:p>
          </table:table-cell>
          <table:table-cell table:formula="of:=[.L240]*[.$F$210]/[.$J$366]" office:value-type="float" office:value="1.46741910075893" calcext:value-type="float">
            <text:p>1.47</text:p>
          </table:table-cell>
          <table:table-cell table:formula="of:=[.L240]*[.$F$211]/[.$J$338]" office:value-type="float" office:value="294.365544843883" calcext:value-type="float">
            <text:p>294.37</text:p>
          </table:table-cell>
          <table:table-cell table:formula="of:=([.M240]*[.$D$209] + [.N240]*[.$D$210]+[.O240]*[.$D$211])/1000" office:value-type="float" office:value="0.00812171920431879" calcext:value-type="float">
            <text:p>0.01</text:p>
          </table:table-cell>
          <table:table-cell table:formula="of:=[.P240]+[.H235]" office:value-type="float" office:value="0.0481217192043188" calcext:value-type="float">
            <text:p>0.05</text:p>
          </table:table-cell>
          <table:table-cell table:style-name="Default" table:formula="of:=[.Q240]/[.L240]" office:value-type="float" office:value="0.000792494452416438" calcext:value-type="float">
            <text:p>0.0007924945</text:p>
          </table:table-cell>
          <table:table-cell table:formula="of:=[.M240]*[.$L$209] + [.N240]*[.$L$210] + [.O240]*[.$L$211]" office:value-type="float" office:value="5.320968112373" calcext:value-type="float">
            <text:p>5.32</text:p>
          </table:table-cell>
          <table:table-cell table:formula="of:=[.S240]+[.J235]" office:value-type="float" office:value="55.320968112373" calcext:value-type="float">
            <text:p>55.32</text:p>
          </table:table-cell>
          <table:table-cell table:formula="of:=[.T240]/[.L240]" office:value-type="float" office:value="0.911055570255429" calcext:value-type="float">
            <text:p>0.91</text:p>
          </table:table-cell>
          <table:table-cell/>
          <table:table-cell table:style-name="Default"/>
          <table:table-cell office:value-type="string" calcext:value-type="string">
            <text:p>Cost of recyclers:</text:p>
          </table:table-cell>
          <table:table-cell office:value-type="string" calcext:value-type="string">
            <text:p>Kerbal-days:</text:p>
          </table:table-cell>
          <table:table-cell table:style-name="Default" office:value-type="string" calcext:value-type="string">
            <text:p>Containers:</text:p>
          </table:table-cell>
          <table:table-cell office:value-type="string" calcext:value-type="string">
            <text:p>Kerbal-years:</text:p>
          </table:table-cell>
          <table:table-cell office:value-type="string" calcext:value-type="string">
            <text:p>Max Kerbals per container:</text:p>
          </table:table-cell>
          <table:table-cell office:value-type="string" calcext:value-type="string">
            <text:p>Minimum years (each set of recyclers can only support so many Kerbals):</text:p>
          </table:table-cell>
          <table:table-cell office:value-type="string" calcext:value-type="string">
            <text:p>Total cost:</text:p>
          </table:table-cell>
          <table:table-cell office:value-type="string" calcext:value-type="string">
            <text:p>Recycler cost per kerbal:</text:p>
          </table:table-cell>
          <table:table-cell table:style-name="Default"/>
          <table:table-cell office:value-type="string" calcext:value-type="string">
            <text:p>Mass of recyclers:</text:p>
          </table:table-cell>
          <table:table-cell office:value-type="string" calcext:value-type="string">
            <text:p>Kerbal-days:</text:p>
          </table:table-cell>
          <table:table-cell table:style-name="Default" office:value-type="string" calcext:value-type="string">
            <text:p>Containers:</text:p>
          </table:table-cell>
          <table:table-cell office:value-type="string" calcext:value-type="string">
            <text:p>Kerbal-years:</text:p>
          </table:table-cell>
          <table:table-cell office:value-type="string" calcext:value-type="string">
            <text:p>Minimum years:</text:p>
          </table:table-cell>
          <table:table-cell office:value-type="string" calcext:value-type="string">
            <text:p>Total mass:</text:p>
          </table:table-cell>
          <table:table-cell office:value-type="string" calcext:value-type="string">
            <text:p>Recycler mass per Kerbal:</text:p>
          </table:table-cell>
          <table:table-cell table:number-columns-repeated="985"/>
        </table:table-row>
        <table:table-row table:style-name="ro16">
          <table:table-cell table:style-name="ce31"/>
          <table:table-cell table:number-columns-repeated="9"/>
          <table:table-cell office:value-type="string" calcext:value-type="string">
            <text:p>Medium</text:p>
          </table:table-cell>
          <table:table-cell table:formula="of:=[.E236]/((([.F$209]/[.B$223])+([.F$210]/([.B$224]*[.$J$366])))+([.F$211]/([.B$225]*[.$J$338])))" office:value-type="float" office:value="582.929638122825" calcext:value-type="float">
            <text:p>582.93</text:p>
          </table:table-cell>
          <table:table-cell table:formula="of:=[.L241]*[.$F$209]" office:value-type="float" office:value="213.133648938658" calcext:value-type="float">
            <text:p>213.13</text:p>
          </table:table-cell>
          <table:table-cell table:formula="of:=[.L241]*[.$F$210]/[.$J$366]" office:value-type="float" office:value="14.0872233672857" calcext:value-type="float">
            <text:p>14.09</text:p>
          </table:table-cell>
          <table:table-cell table:formula="of:=[.L241]*[.$F$211]/[.$J$338]" office:value-type="float" office:value="2825.90923050128" calcext:value-type="float">
            <text:p>2825.91</text:p>
          </table:table-cell>
          <table:table-cell table:formula="of:=([.M241]*[.$D$209] + [.N241]*[.$D$210]+[.O241]*[.$D$211])/1000" office:value-type="float" office:value="0.0779685043614604" calcext:value-type="float">
            <text:p>0.08</text:p>
          </table:table-cell>
          <table:table-cell table:formula="of:=[.P241]+[.H236]" office:value-type="float" office:value="0.27796850436146" calcext:value-type="float">
            <text:p>0.28</text:p>
          </table:table-cell>
          <table:table-cell table:style-name="Default" table:formula="of:=[.Q241]/[.L241]" office:value-type="float" office:value="0.000476847437808423" calcext:value-type="float">
            <text:p>0.0004768474</text:p>
          </table:table-cell>
          <table:table-cell table:formula="of:=[.M241]*[.$L$209] + [.N241]*[.$L$210] + [.O241]*[.$L$211]" office:value-type="float" office:value="51.0812938787808" calcext:value-type="float">
            <text:p>51.08</text:p>
          </table:table-cell>
          <table:table-cell table:formula="of:=[.S241]+[.J236]" office:value-type="float" office:value="351.081293878781" calcext:value-type="float">
            <text:p>351.08</text:p>
          </table:table-cell>
          <table:table-cell table:formula="of:=[.T241]/[.L241]" office:value-type="float" office:value="0.602270447269327" calcext:value-type="float">
            <text:p>0.60</text:p>
          </table:table-cell>
          <table:table-cell/>
          <table:table-cell table:style-name="Default" office:value-type="string" calcext:value-type="string">
            <text:p>Medium recyclers:</text:p>
          </table:table-cell>
          <table:table-cell table:formula="of:=5000+6800" office:value-type="float" office:value="11800" calcext:value-type="float">
            <text:p>11800.00</text:p>
          </table:table-cell>
          <table:table-cell table:formula="of:=[.X241]/([.$T$237]-[.$U$242])" office:value-type="float" office:value="35550.3594145074" calcext:value-type="float">
            <text:p>35550.36</text:p>
          </table:table-cell>
          <table:table-cell table:style-name="Default" table:formula="of:=CEILING([.Y241]/[.L242];1)" office:value-type="float" office:value="7" calcext:value-type="float">
            <text:p>7</text:p>
          </table:table-cell>
          <table:table-cell table:formula="of:=[.Y241]/[.$C$384]" office:value-type="float" office:value="83.4515479213789" calcext:value-type="float">
            <text:p>83.45</text:p>
          </table:table-cell>
          <table:table-cell office:value-type="float" office:value="8" calcext:value-type="float">
            <text:p>8.00</text:p>
          </table:table-cell>
          <table:table-cell table:formula="of:=[.AA241]/[.AB241]" office:value-type="float" office:value="10.4314434901724" calcext:value-type="float">
            <text:p>10.43</text:p>
          </table:table-cell>
          <table:table-cell table:formula="of:=[.X241]+[.Z241]*[.$T$242]" office:value-type="float" office:value="29077.7163572218" calcext:value-type="float">
            <text:p>29077.72</text:p>
          </table:table-cell>
          <table:table-cell table:formula="of:=[.X241]/[.AB241]" office:value-type="float" office:value="1475" calcext:value-type="float">
            <text:p>1475.00</text:p>
          </table:table-cell>
          <table:table-cell table:style-name="Default"/>
          <table:table-cell office:value-type="float" office:value="8" calcext:value-type="float">
            <text:p>8.00</text:p>
          </table:table-cell>
          <table:table-cell table:formula="of:=[.AG241]/([.$P$237]-[.$R$242])" office:value-type="float" office:value="20694.2410605616" calcext:value-type="float">
            <text:p>20694.24</text:p>
          </table:table-cell>
          <table:table-cell table:style-name="Default" table:formula="of:=CEILING([.AH241]/[.$L$242];1)" office:value-type="float" office:value="4" calcext:value-type="float">
            <text:p>4</text:p>
          </table:table-cell>
          <table:table-cell table:formula="of:=[.AH241]/[.$C$384]" office:value-type="float" office:value="48.5780306585953" calcext:value-type="float">
            <text:p>48.58</text:p>
          </table:table-cell>
          <table:table-cell table:formula="of:=[.AJ241]/[.AB241]" office:value-type="float" office:value="6.07225383232441" calcext:value-type="float">
            <text:p>6.07</text:p>
          </table:table-cell>
          <table:table-cell table:formula="of:=[.AG241]+[.AI241]*[.$Q$242]" office:value-type="float" office:value="13.8588451599202" calcext:value-type="float">
            <text:p>13.86</text:p>
          </table:table-cell>
          <table:table-cell table:style-name="ce128" table:formula="of:=[.AG241]/[.AB241]" office:value-type="float" office:value="1" calcext:value-type="float">
            <text:p>1</text:p>
          </table:table-cell>
          <table:table-cell table:number-columns-repeated="985"/>
        </table:table-row>
        <table:table-row table:style-name="ro16">
          <table:table-cell table:style-name="ce31"/>
          <table:table-cell table:number-columns-repeated="9"/>
          <table:table-cell table:style-name="Default" office:value-type="string" calcext:value-type="string">
            <text:p>Large</text:p>
          </table:table-cell>
          <table:table-cell table:formula="of:=[.E237]/((([.F$209]/[.B$223])+([.F$210]/([.B$224]*[.$J$366])))+([.F$211]/([.B$225]*[.$J$338])))" office:value-type="float" office:value="5343.52168279256" calcext:value-type="float">
            <text:p>5343.52</text:p>
          </table:table-cell>
          <table:table-cell table:formula="of:=[.L242]*[.$F$209]" office:value-type="float" office:value="1953.72511527103" calcext:value-type="float">
            <text:p>1953.73</text:p>
          </table:table-cell>
          <table:table-cell table:formula="of:=[.L242]*[.$F$210]/[.$J$366]" office:value-type="float" office:value="129.132880866786" calcext:value-type="float">
            <text:p>129.13</text:p>
          </table:table-cell>
          <table:table-cell table:formula="of:=[.L242]*[.$F$211]/[.$J$338]" office:value-type="float" office:value="25904.1679462617" calcext:value-type="float">
            <text:p>25904.17</text:p>
          </table:table-cell>
          <table:table-cell table:formula="of:=([.M242]*[.$D$209] + [.N242]*[.$D$210]+[.O242]*[.$D$211])/1000" office:value-type="float" office:value="0.714711289980054" calcext:value-type="float">
            <text:p>0.71</text:p>
          </table:table-cell>
          <table:table-cell table:formula="of:=[.P242]+[.H237]" office:value-type="float" office:value="1.46471128998005" calcext:value-type="float">
            <text:p>1.46</text:p>
          </table:table-cell>
          <table:table-cell table:style-name="Default" table:formula="of:=[.Q242]/[.L242]" office:value-type="float" office:value="0.000274109730797347" calcext:value-type="float">
            <text:p>0.0002741097</text:p>
          </table:table-cell>
          <table:table-cell table:formula="of:=[.M242]*[.$L$209] + [.N242]*[.$L$210] + [.O242]*[.$L$211]" office:value-type="float" office:value="468.245193888824" calcext:value-type="float">
            <text:p>468.25</text:p>
          </table:table-cell>
          <table:table-cell table:formula="of:=[.S242]+[.J237]" office:value-type="float" office:value="2468.24519388882" calcext:value-type="float">
            <text:p>2468.25</text:p>
          </table:table-cell>
          <table:table-cell table:formula="of:=[.T242]/[.L242]" office:value-type="float" office:value="0.461913573184736" calcext:value-type="float">
            <text:p>0.46</text:p>
          </table:table-cell>
          <table:table-cell/>
          <table:table-cell table:style-name="Default" office:value-type="string" calcext:value-type="string">
            <text:p>Large recyclers:</text:p>
          </table:table-cell>
          <table:table-cell table:formula="of:=7400+5400" office:value-type="float" office:value="12800" calcext:value-type="float">
            <text:p>12800.00</text:p>
          </table:table-cell>
          <table:table-cell table:formula="of:=[.X242]/([.$T$237]-[.$U$242])" office:value-type="float" office:value="38563.1017377708" calcext:value-type="float">
            <text:p>38563.10</text:p>
          </table:table-cell>
          <table:table-cell table:style-name="Default" table:formula="of:=CEILING([.Y242]/[.L242];1)" office:value-type="float" office:value="8" calcext:value-type="float">
            <text:p>8</text:p>
          </table:table-cell>
          <table:table-cell table:formula="of:=[.Y242]/[.$C$384]" office:value-type="float" office:value="90.5237129994619" calcext:value-type="float">
            <text:p>90.52</text:p>
          </table:table-cell>
          <table:table-cell office:value-type="float" office:value="9" calcext:value-type="float">
            <text:p>9.00</text:p>
          </table:table-cell>
          <table:table-cell table:formula="of:=[.AA242]/[.AB242]" office:value-type="float" office:value="10.0581903332735" calcext:value-type="float">
            <text:p>10.06</text:p>
          </table:table-cell>
          <table:table-cell table:formula="of:=[.X242]+[.Z242]*[.$T$242]" office:value-type="float" office:value="32545.9615511106" calcext:value-type="float">
            <text:p>32545.96</text:p>
          </table:table-cell>
          <table:table-cell table:formula="of:=[.X242]/[.AB242]" office:value-type="float" office:value="1422.22222222222" calcext:value-type="float">
            <text:p>1422.22</text:p>
          </table:table-cell>
          <table:table-cell table:style-name="Default"/>
          <table:table-cell office:value-type="float" office:value="9" calcext:value-type="float">
            <text:p>9.00</text:p>
          </table:table-cell>
          <table:table-cell table:formula="of:=[.AG242]/([.$P$237]-[.$R$242])" office:value-type="float" office:value="23281.0211931318" calcext:value-type="float">
            <text:p>23281.02</text:p>
          </table:table-cell>
          <table:table-cell table:style-name="Default" table:formula="of:=CEILING([.AH242]/[.$L$242];1)" office:value-type="float" office:value="5" calcext:value-type="float">
            <text:p>5</text:p>
          </table:table-cell>
          <table:table-cell table:formula="of:=[.AH242]/[.$C$384]" office:value-type="float" office:value="54.6502844909197" calcext:value-type="float">
            <text:p>54.65</text:p>
          </table:table-cell>
          <table:table-cell table:formula="of:=[.AJ242]/[.AB242]" office:value-type="float" office:value="6.07225383232441" calcext:value-type="float">
            <text:p>6.07</text:p>
          </table:table-cell>
          <table:table-cell table:formula="of:=[.AG242]+[.AI242]*[.$Q$242]" office:value-type="float" office:value="16.3235564499003" calcext:value-type="float">
            <text:p>16.32</text:p>
          </table:table-cell>
          <table:table-cell table:style-name="ce128" table:formula="of:=[.AG242]/[.AB242]" office:value-type="float" office:value="1" calcext:value-type="float">
            <text:p>1</text:p>
          </table:table-cell>
          <table:table-cell table:number-columns-repeated="985"/>
        </table:table-row>
        <table:table-row table:style-name="ro5">
          <table:table-cell table:number-columns-repeated="10"/>
          <table:table-cell table:style-name="Default" office:value-type="string" calcext:value-type="string">
            <text:p>Units per kL</text:p>
          </table:table-cell>
          <table:table-cell/>
          <table:table-cell table:style-name="ce128" table:formula="of:=[.M242]*1000/[.$E$237]" office:value-type="float" office:value="888.056870577741" calcext:value-type="float">
            <text:p>888.0568705777</text:p>
          </table:table-cell>
          <table:table-cell table:style-name="ce128" table:formula="of:=[.N242]*1000/[.$E$237]" office:value-type="float" office:value="58.6967640303573" calcext:value-type="float">
            <text:p>58.6967640304</text:p>
          </table:table-cell>
          <table:table-cell table:style-name="ce128" table:formula="of:=[.O242]*1000/[.$E$237]" office:value-type="float" office:value="11774.6217937553" calcext:value-type="float">
            <text:p>11774.6217937553</text:p>
          </table:table-cell>
          <table:table-cell table:number-columns-repeated="2"/>
          <table:table-cell table:style-name="Default"/>
          <table:table-cell table:number-columns-repeated="2"/>
          <table:table-cell table:style-name="Default" table:number-columns-repeated="2"/>
          <table:table-cell/>
          <table:table-cell table:formula="of:=([.X242]/[.X241]-1)*100" office:value-type="float" office:value="8.47457627118644" calcext:value-type="float">
            <text:p>8.47</text:p>
          </table:table-cell>
          <table:table-cell/>
          <table:table-cell table:style-name="Default"/>
          <table:table-cell table:number-columns-repeated="3"/>
          <table:table-cell table:style-name="Default" table:number-columns-repeated="3"/>
          <table:table-cell table:formula="of:=([.AG242]/[.AG241]-1)*100" office:value-type="float" office:value="12.5" calcext:value-type="float">
            <text:p>12.50</text:p>
          </table:table-cell>
          <table:table-cell/>
          <table:table-cell table:style-name="Default"/>
          <table:table-cell table:number-columns-repeated="989"/>
        </table:table-row>
        <table:table-row table:style-name="ro5">
          <table:table-cell table:number-columns-repeated="10"/>
          <table:table-cell table:style-name="Default"/>
          <table:table-cell table:number-columns-repeated="9"/>
          <table:table-cell table:style-name="Default"/>
          <table:table-cell/>
          <table:table-cell office:value-type="string" calcext:value-type="string">
            <text:p>CONCLUSION: Large containers with large recyclers are the most effective option for large and very-long-term missions (assuming no addons besides TAC-LS).</text:p>
          </table:table-cell>
          <table:table-cell table:number-columns-repeated="1001"/>
        </table:table-row>
        <table:table-row table:style-name="ro5">
          <table:table-cell table:number-columns-repeated="12"/>
          <table:table-cell table:number-columns-repeated="2" table:style-name="ce14" office:value-type="float" office:value="1" calcext:value-type="float">
            <text:p>1.00</text:p>
          </table:table-cell>
          <table:table-cell table:number-columns-repeated="6"/>
          <table:table-cell table:style-name="Default"/>
          <table:table-cell/>
          <table:table-cell table:style-name="Default"/>
          <table:table-cell table:number-columns-repeated="1001"/>
        </table:table-row>
        <table:table-row table:style-name="ro16">
          <table:table-cell/>
          <table:table-cell table:style-name="ce60" office:value-type="string" calcext:value-type="string" table:number-columns-spanned="1" table:number-rows-spanned="2">
            <text:p>Food (L)</text:p>
          </table:table-cell>
          <table:table-cell table:style-name="ce60" office:value-type="string" calcext:value-type="string" table:number-columns-spanned="1" table:number-rows-spanned="2">
            <text:p>Water (L)</text:p>
          </table:table-cell>
          <table:table-cell table:style-name="ce60" office:value-type="string" calcext:value-type="string" table:number-columns-spanned="1" table:number-rows-spanned="2">
            <text:p>Oxygen (L)</text:p>
          </table:table-cell>
          <table:table-cell table:style-name="ce60" office:value-type="string" calcext:value-type="string" table:number-columns-spanned="1" table:number-rows-spanned="2">
            <text:p>Carbon Dioxide (L)</text:p>
          </table:table-cell>
          <table:table-cell table:style-name="ce60" office:value-type="string" calcext:value-type="string" table:number-columns-spanned="1" table:number-rows-spanned="2">
            <text:p>Waste Water (L)</text:p>
          </table:table-cell>
          <table:table-cell table:style-name="ce60" office:value-type="string" calcext:value-type="string" table:number-columns-spanned="1" table:number-rows-spanned="2">
            <text:p>Waste (L)</text:p>
          </table:table-cell>
          <table:table-cell table:style-name="ce60" office:value-type="string" calcext:value-type="string" table:number-columns-spanned="1" table:number-rows-spanned="2">
            <text:p>Total (L)</text:p>
          </table:table-cell>
          <table:table-cell table:style-name="ce60" office:value-type="string" calcext:value-type="string" table:number-columns-spanned="1" table:number-rows-spanned="2">
            <text:p>Total as stored (L)</text:p>
          </table:table-cell>
          <table:table-cell table:style-name="ce60" table:number-columns-spanned="1" table:number-rows-spanned="2"/>
          <table:table-cell table:style-name="ce60" office:value-type="string" calcext:value-type="string" table:number-columns-spanned="1" table:number-rows-spanned="2">
            <text:p>contents mass (kg)</text:p>
          </table:table-cell>
          <table:table-cell table:style-name="ce60" office:value-type="string" calcext:value-type="string" table:number-columns-spanned="1" table:number-rows-spanned="2">
            <text:p>total mass (kg)</text:p>
          </table:table-cell>
          <table:table-cell table:style-name="ce60" office:value-type="string" calcext:value-type="string" table:number-columns-spanned="1" table:number-rows-spanned="2">
            <text:p>contents cost (K$)</text:p>
          </table:table-cell>
          <table:table-cell table:style-name="ce60" office:value-type="string" calcext:value-type="string" table:number-columns-spanned="1" table:number-rows-spanned="2">
            <text:p>total cost (K$)</text:p>
          </table:table-cell>
          <table:table-cell table:style-name="ce60" table:number-columns-spanned="1" table:number-rows-spanned="2"/>
          <table:table-cell table:style-name="ce60" office:value-type="string" calcext:value-type="string" table:number-columns-spanned="1" table:number-rows-spanned="2">
            <text:p>contents mass %</text:p>
          </table:table-cell>
          <table:table-cell table:style-name="ce60" office:value-type="string" calcext:value-type="string" table:number-columns-spanned="1" table:number-rows-spanned="2">
            <text:p>contents cost %</text:p>
          </table:table-cell>
          <table:table-cell table:number-columns-repeated="5"/>
          <table:table-cell table:style-name="Default"/>
          <table:table-cell office:value-type="string" calcext:value-type="string">
            <text:p>After how many Kerbal-days is MKS/OKS worthwhile for colonization? <text:s/>Assume enough Kerbals present that fixed costs (e.g. Kerbitat, Colony Control Center, Aeroponics) are negligible.</text:p>
          </table:table-cell>
          <table:table-cell table:number-columns-repeated="1000"/>
        </table:table-row>
        <table:table-row table:style-name="ro5">
          <table:table-cell/>
          <table:covered-table-cell table:number-columns-repeated="16"/>
          <table:table-cell table:number-columns-repeated="5"/>
          <table:table-cell table:style-name="Default"/>
          <table:table-cell office:value-type="string" calcext:value-type="string">
            <text:p>Cost per Kerbal:</text:p>
          </table:table-cell>
          <table:table-cell office:value-type="string" calcext:value-type="string">
            <text:p>Days:</text:p>
          </table:table-cell>
          <table:table-cell office:value-type="string" calcext:value-type="string">
            <text:p>Years:</text:p>
          </table:table-cell>
          <table:table-cell/>
          <table:table-cell office:value-type="string" calcext:value-type="string">
            <text:p>Mass per Kerbal:</text:p>
          </table:table-cell>
          <table:table-cell office:value-type="string" calcext:value-type="string">
            <text:p>Days:</text:p>
          </table:table-cell>
          <table:table-cell office:value-type="string" calcext:value-type="string">
            <text:p>Years:</text:p>
          </table:table-cell>
          <table:table-cell table:number-columns-repeated="994"/>
        </table:table-row>
        <table:table-row table:style-name="ro5">
          <table:table-cell table:style-name="ce14" office:value-type="string" calcext:value-type="string">
            <text:p>small all</text:p>
          </table:table-cell>
          <table:table-cell table:style-name="ce18" table:formula="of:=ROUNDDOWN((([.E235]*[.$F$223])*[.$B$223]);[.$M$245])" office:value-type="float" office:value="7.7" calcext:value-type="float">
            <text:p>7.70</text:p>
          </table:table-cell>
          <table:table-cell table:style-name="ce18" table:formula="of:=ROUNDDOWN((([.E235]*[.$F$224])*[.$B$224]);[.$M$245])" office:value-type="float" office:value="5.1" calcext:value-type="float">
            <text:p>5.10</text:p>
          </table:table-cell>
          <table:table-cell table:style-name="ce18" table:formula="of:=ROUNDDOWN((([.E235]*[.$F$225])*[.$B$225]);[.$M$245])" office:value-type="float" office:value="782.3" calcext:value-type="float">
            <text:p>782.30</text:p>
          </table:table-cell>
          <table:table-cell table:style-name="ce18" table:formula="of:=ROUNDDOWN((([.E235]*[.$F$226])*[.$B$226]);[.$M$245])" office:value-type="float" office:value="675.7" calcext:value-type="float">
            <text:p>675.70</text:p>
          </table:table-cell>
          <table:table-cell table:style-name="ce18" table:formula="of:=ROUNDDOWN((([.E235]*[.$F$227])*[.$B$227]);[.$M$245])" office:value-type="float" office:value="6.5" calcext:value-type="float">
            <text:p>6.50</text:p>
          </table:table-cell>
          <table:table-cell table:style-name="ce18" table:formula="of:=ROUNDDOWN((([.E235]*[.$F$228])*[.$B$228]);[.$M$245])" office:value-type="float" office:value="0.7" calcext:value-type="float">
            <text:p>0.70</text:p>
          </table:table-cell>
          <table:table-cell table:style-name="ce14" table:formula="of:=SUM([.B248:.G248])" office:value-type="float" office:value="1478" calcext:value-type="float">
            <text:p>1478.00</text:p>
          </table:table-cell>
          <table:table-cell table:style-name="ce14" table:formula="of:=((((([.B248]/[.B$223])+([.C248]/[.B$224]))+([.D248]/[.B$225]))+([.E248]/[.B$226]))+([.F248]/[.B$227]))+([.G248]/[.B$228])" office:value-type="float" office:value="24.956551963873" calcext:value-type="float">
            <text:p>24.96</text:p>
          </table:table-cell>
          <table:table-cell table:style-name="ce14" table:formula="of:=[.I248]/[.E$235]" office:value-type="float" office:value="0.998262078554919" calcext:value-type="float">
            <text:p>1.00</text:p>
          </table:table-cell>
          <table:table-cell table:style-name="ce14" table:formula="of:=((((([.B248]*[.D$209])+([.C248]*[.D$210]))+([.D248]*[.D$211]))+([.E248]*[.D$212]))+([.F248]*[.D$213]))+([.G248]*[.D$214])" office:value-type="float" office:value="16.7427574606838" calcext:value-type="float">
            <text:p>16.74</text:p>
          </table:table-cell>
          <table:table-cell table:style-name="ce14" table:formula="of:=[.K248]+([.H$235]*1000)" office:value-type="float" office:value="56.7427574606838" calcext:value-type="float">
            <text:p>56.74</text:p>
          </table:table-cell>
          <table:table-cell table:style-name="ce14" table:formula="of:=((((([.B248]*[.L$209])+([.C248]*[.L$210]))+([.D248]*[.L$211]))+([.E248]*[.L$212]))+([.F248]*[.L$213]))+([.G248]*[.L$214])" office:value-type="float" office:value="1.8870956993812" calcext:value-type="float">
            <text:p>1.89</text:p>
          </table:table-cell>
          <table:table-cell table:style-name="ce62" table:formula="of:=ROUNDUP(([.M248]+[.J$235]);[.$N$245])" office:value-type="float" office:value="51.9" calcext:value-type="float">
            <text:p>51.90</text:p>
          </table:table-cell>
          <table:table-cell/>
          <table:table-cell table:style-name="ce14" table:formula="of:=[.K248]/[.L248]" office:value-type="float" office:value="0.295064219821967" calcext:value-type="float">
            <text:p>0.30</text:p>
          </table:table-cell>
          <table:table-cell table:style-name="ce14" table:formula="of:=[.M248]/[.N248]" office:value-type="float" office:value="0.036360225421603" calcext:value-type="float">
            <text:p>0.04</text:p>
          </table:table-cell>
          <table:table-cell table:number-columns-repeated="5"/>
          <table:table-cell office:value-type="string" calcext:value-type="string">
            <text:p>OKS (hab ring + 2x agro modules per 10 kerbals)</text:p>
          </table:table-cell>
          <table:table-cell table:formula="of:=(4000+4000+4000)/10" office:value-type="float" office:value="1200" calcext:value-type="float">
            <text:p>1200.00</text:p>
          </table:table-cell>
          <table:table-cell table:formula="of:=[.X248]/[.$T$237]" office:value-type="float" office:value="1511.64518357978" calcext:value-type="float">
            <text:p>1511.65</text:p>
          </table:table-cell>
          <table:table-cell table:formula="of:=[.Y248]/[.$C$384]" office:value-type="float" office:value="3.548462872253" calcext:value-type="float">
            <text:p>3.55</text:p>
          </table:table-cell>
          <table:table-cell/>
          <table:table-cell table:formula="of:=(1.25*3)/10" office:value-type="float" office:value="0.375" calcext:value-type="float">
            <text:p>0.38</text:p>
          </table:table-cell>
          <table:table-cell table:formula="of:=[.AB248]/[.$P$237]" office:value-type="float" office:value="567.587819209338" calcext:value-type="float">
            <text:p>567.59</text:p>
          </table:table-cell>
          <table:table-cell table:formula="of:=[.AC248]/[.$C$384]" office:value-type="float" office:value="1.33236577279187" calcext:value-type="float">
            <text:p>1.33</text:p>
          </table:table-cell>
          <table:table-cell table:number-columns-repeated="994"/>
        </table:table-row>
        <table:table-row table:style-name="ro5">
          <table:table-cell table:style-name="ce14" office:value-type="string" calcext:value-type="string">
            <text:p>medium all</text:p>
          </table:table-cell>
          <table:table-cell table:style-name="ce18" table:formula="of:=ROUNDDOWN((([.E236]*[.$F$223])*[.$B$223]);[.$M$245])" office:value-type="float" office:value="74.1" calcext:value-type="float">
            <text:p>74.10</text:p>
          </table:table-cell>
          <table:table-cell table:style-name="ce18" table:formula="of:=ROUNDDOWN((([.E236]*[.$F$224])*[.$B$224]);[.$M$245])" office:value-type="float" office:value="49" calcext:value-type="float">
            <text:p>49.00</text:p>
          </table:table-cell>
          <table:table-cell table:style-name="ce18" table:formula="of:=ROUNDDOWN((([.E236]*[.$F$225])*[.$B$225]);[.$M$245])" office:value-type="float" office:value="7510.1" calcext:value-type="float">
            <text:p>7510.10</text:p>
          </table:table-cell>
          <table:table-cell table:style-name="ce18" table:formula="of:=ROUNDDOWN((([.E236]*[.$F$226])*[.$B$226]);[.$M$245])" office:value-type="float" office:value="6487.1" calcext:value-type="float">
            <text:p>6487.10</text:p>
          </table:table-cell>
          <table:table-cell table:style-name="ce18" table:formula="of:=ROUNDDOWN((([.E236]*[.$F$227])*[.$B$227]);[.$M$245])" office:value-type="float" office:value="62.4" calcext:value-type="float">
            <text:p>62.40</text:p>
          </table:table-cell>
          <table:table-cell table:style-name="ce18" table:formula="of:=ROUNDDOWN((([.E236]*[.$F$228])*[.$B$228]);[.$M$245])" office:value-type="float" office:value="6.7" calcext:value-type="float">
            <text:p>6.70</text:p>
          </table:table-cell>
          <table:table-cell table:style-name="ce14" table:formula="of:=SUM([.B249:.G249])" office:value-type="float" office:value="14189.4" calcext:value-type="float">
            <text:p>14189.40</text:p>
          </table:table-cell>
          <table:table-cell table:style-name="ce14" table:formula="of:=((((([.B249]/[.B$223])+([.C249]/[.B$224]))+([.D249]/[.B$225]))+([.E249]/[.B$226]))+([.F249]/[.B$227]))+([.G249]/[.B$228])" office:value-type="float" office:value="239.783787250782" calcext:value-type="float">
            <text:p>239.78</text:p>
          </table:table-cell>
          <table:table-cell table:style-name="ce14" table:formula="of:=[.I249]/[.E$236]" office:value-type="float" office:value="0.999099113544926" calcext:value-type="float">
            <text:p>1.00</text:p>
          </table:table-cell>
          <table:table-cell table:style-name="ce14" table:formula="of:=((((([.B249]*[.D$209])+([.C249]*[.D$210]))+([.D249]*[.D$211]))+([.E249]*[.D$212]))+([.F249]*[.D$213]))+([.G249]*[.D$214])" office:value-type="float" office:value="160.806826433333" calcext:value-type="float">
            <text:p>160.81</text:p>
          </table:table-cell>
          <table:table-cell table:style-name="ce14" table:formula="of:=[.K249]+([.H$236]*1000)" office:value-type="float" office:value="360.806826433333" calcext:value-type="float">
            <text:p>360.81</text:p>
          </table:table-cell>
          <table:table-cell table:style-name="ce14" table:formula="of:=((((([.B249]*[.L$209])+([.C249]*[.L$210]))+([.D249]*[.L$211]))+([.E249]*[.L$212]))+([.F249]*[.L$213]))+([.G249]*[.L$214])" office:value-type="float" office:value="18.1591492769333" calcext:value-type="float">
            <text:p>18.16</text:p>
          </table:table-cell>
          <table:table-cell table:style-name="ce62" table:formula="of:=ROUNDUP(([.M249]+[.J$236]);[.$N$245])" office:value-type="float" office:value="318.2" calcext:value-type="float">
            <text:p>318.20</text:p>
          </table:table-cell>
          <table:table-cell/>
          <table:table-cell table:style-name="ce14" table:formula="of:=[.K249]/[.L249]" office:value-type="float" office:value="0.445686762700555" calcext:value-type="float">
            <text:p>0.45</text:p>
          </table:table-cell>
          <table:table-cell table:style-name="ce14" table:formula="of:=[.M249]/[.N249]" office:value-type="float" office:value="0.0570683509645925" calcext:value-type="float">
            <text:p>0.06</text:p>
          </table:table-cell>
          <table:table-cell table:number-columns-repeated="5"/>
          <table:table-cell office:value-type="string" calcext:value-type="string">
            <text:p>MKS (hab module + agro module per 2 kerbals)</text:p>
          </table:table-cell>
          <table:table-cell office:value-type="float" office:value="450" calcext:value-type="float">
            <text:p>450.00</text:p>
          </table:table-cell>
          <table:table-cell table:formula="of:=[.X249]/[.$T$237]" office:value-type="float" office:value="566.866943842417" calcext:value-type="float">
            <text:p>566.87</text:p>
          </table:table-cell>
          <table:table-cell table:formula="of:=[.Y249]/[.$C$384]" office:value-type="float" office:value="1.33067357709488" calcext:value-type="float">
            <text:p>1.33</text:p>
          </table:table-cell>
          <table:table-cell/>
          <table:table-cell office:value-type="float" office:value="1.25" calcext:value-type="float">
            <text:p>1.25</text:p>
          </table:table-cell>
          <table:table-cell table:formula="of:=[.AB249]/[.$P$237]" office:value-type="float" office:value="1891.95939736446" calcext:value-type="float">
            <text:p>1891.96</text:p>
          </table:table-cell>
          <table:table-cell table:formula="of:=[.AC249]/[.$C$384]" office:value-type="float" office:value="4.44121924263958" calcext:value-type="float">
            <text:p>4.44</text:p>
          </table:table-cell>
          <table:table-cell table:number-columns-repeated="994"/>
        </table:table-row>
        <table:table-row table:style-name="ro5">
          <table:table-cell table:style-name="ce14" office:value-type="string" calcext:value-type="string">
            <text:p>large all</text:p>
          </table:table-cell>
          <table:table-cell table:style-name="ce18" table:formula="of:=ROUNDDOWN((([.E237]*[.$F$223])*[.$B$223]);[.$M$245])" office:value-type="float" office:value="680" calcext:value-type="float">
            <text:p>680.00</text:p>
          </table:table-cell>
          <table:table-cell table:style-name="ce18" table:formula="of:=ROUNDDOWN((([.E237]*[.$F$224])*[.$B$224]);[.$M$245])" office:value-type="float" office:value="449.4" calcext:value-type="float">
            <text:p>449.40</text:p>
          </table:table-cell>
          <table:table-cell table:style-name="ce18" table:formula="of:=ROUNDDOWN((([.E237]*[.$F$225])*[.$B$225]);[.$M$245])" office:value-type="float" office:value="68842.9" calcext:value-type="float">
            <text:p>68842.90</text:p>
          </table:table-cell>
          <table:table-cell table:style-name="ce18" table:formula="of:=ROUNDDOWN((([.E237]*[.$F$226])*[.$B$226]);[.$M$245])" office:value-type="float" office:value="59465.5" calcext:value-type="float">
            <text:p>59465.50</text:p>
          </table:table-cell>
          <table:table-cell table:style-name="ce18" table:formula="of:=ROUNDDOWN((([.E237]*[.$F$227])*[.$B$227]);[.$M$245])" office:value-type="float" office:value="572.4" calcext:value-type="float">
            <text:p>572.40</text:p>
          </table:table-cell>
          <table:table-cell table:style-name="ce18" table:formula="of:=ROUNDDOWN((([.E237]*[.$F$228])*[.$B$228]);[.$M$245])" office:value-type="float" office:value="61.8" calcext:value-type="float">
            <text:p>61.80</text:p>
          </table:table-cell>
          <table:table-cell table:style-name="ce14" table:formula="of:=SUM([.B250:.G250])" office:value-type="float" office:value="130072" calcext:value-type="float">
            <text:p>130072.00</text:p>
          </table:table-cell>
          <table:table-cell table:style-name="ce14" table:formula="of:=((((([.B250]/[.B$223])+([.C250]/[.B$224]))+([.D250]/[.B$225]))+([.E250]/[.B$226]))+([.F250]/[.B$227]))+([.G250]/[.B$228])" office:value-type="float" office:value="2199.78702342387" calcext:value-type="float">
            <text:p>2199.79</text:p>
          </table:table-cell>
          <table:table-cell table:style-name="ce14" table:formula="of:=[.I250]/[.E$237]" office:value-type="float" office:value="0.999903192465395" calcext:value-type="float">
            <text:p>1.00</text:p>
          </table:table-cell>
          <table:table-cell table:style-name="ce14" table:formula="of:=((((([.B250]*[.D$209])+([.C250]*[.D$210]))+([.D250]*[.D$211]))+([.E250]*[.D$212]))+([.F250]*[.D$213]))+([.G250]*[.D$214])" office:value-type="float" office:value="1475.19744018376" calcext:value-type="float">
            <text:p>1475.20</text:p>
          </table:table-cell>
          <table:table-cell table:style-name="ce14" table:formula="of:=[.K250]+([.H$237]*1000)" office:value-type="float" office:value="2225.19744018376" calcext:value-type="float">
            <text:p>2225.20</text:p>
          </table:table-cell>
          <table:table-cell table:style-name="ce14" table:formula="of:=((((([.B250]*[.L$209])+([.C250]*[.L$210]))+([.D250]*[.L$211]))+([.E250]*[.L$212]))+([.F250]*[.L$213]))+([.G250]*[.L$214])" office:value-type="float" office:value="166.638228745597" calcext:value-type="float">
            <text:p>166.64</text:p>
          </table:table-cell>
          <table:table-cell table:style-name="ce62" table:formula="of:=ROUNDUP(([.M250]+[.J$237]);[.$N$245])" office:value-type="float" office:value="2166.7" calcext:value-type="float">
            <text:p>2166.70</text:p>
          </table:table-cell>
          <table:table-cell/>
          <table:table-cell table:style-name="ce14" table:formula="of:=[.K250]/[.L250]" office:value-type="float" office:value="0.662951257063255" calcext:value-type="float">
            <text:p>0.66</text:p>
          </table:table-cell>
          <table:table-cell table:style-name="ce14" table:formula="of:=[.M250]/[.N250]" office:value-type="float" office:value="0.0769087685169135" calcext:value-type="float">
            <text:p>0.08</text:p>
          </table:table-cell>
          <table:table-cell table:style-name="ce14" table:number-columns-repeated="3"/>
          <table:table-cell table:number-columns-repeated="1004"/>
        </table:table-row>
        <table:table-row table:style-name="ro5">
          <table:table-cell table:style-name="ce14" office:value-type="string" calcext:value-type="string">
            <text:p>small good</text:p>
          </table:table-cell>
          <table:table-cell table:style-name="ce18" table:formula="of:=ROUNDDOWN((([.E235]*[.$H$223])*[.$B$223]);[.$M$245])" office:value-type="float" office:value="11.7" calcext:value-type="float">
            <text:p>11.70</text:p>
          </table:table-cell>
          <table:table-cell table:style-name="ce18" table:formula="of:=ROUNDDOWN((([.E235]*[.$H$224])*[.$B$224]);[.$M$245])" office:value-type="float" office:value="7.7" calcext:value-type="float">
            <text:p>7.70</text:p>
          </table:table-cell>
          <table:table-cell table:style-name="ce18" table:formula="of:=ROUNDDOWN((([.E235]*[.$H$225])*[.$B$225]);[.$M$245])" office:value-type="float" office:value="1194.4" calcext:value-type="float">
            <text:p>1194.40</text:p>
          </table:table-cell>
          <table:table-cell table:style-name="ce18" table:number-columns-repeated="3"/>
          <table:table-cell table:style-name="ce14" table:formula="of:=SUM([.B251:.G251])" office:value-type="float" office:value="1213.8" calcext:value-type="float">
            <text:p>1213.80</text:p>
          </table:table-cell>
          <table:table-cell table:style-name="ce14" table:formula="of:=((((([.B251]/[.B$223])+([.C251]/[.B$224]))+([.D251]/[.B$225]))+([.E251]/[.B$226]))+([.F251]/[.B$227]))+([.G251]/[.B$228])" office:value-type="float" office:value="24.8012315586915" calcext:value-type="float">
            <text:p>24.80</text:p>
          </table:table-cell>
          <table:table-cell table:style-name="ce14" table:formula="of:=[.I251]/[.E$235]" office:value-type="float" office:value="0.992049262347659" calcext:value-type="float">
            <text:p>0.99</text:p>
          </table:table-cell>
          <table:table-cell table:style-name="ce14" table:formula="of:=((((([.B251]*[.D$209])+([.C251]*[.D$210]))+([.D251]*[.D$211]))+([.E251]*[.D$212]))+([.F251]*[.D$213]))+([.G251]*[.D$214])" office:value-type="float" office:value="12.672144" calcext:value-type="float">
            <text:p>12.67</text:p>
          </table:table-cell>
          <table:table-cell table:style-name="ce14" table:formula="of:=[.K251]+([.H$235]*1000)" office:value-type="float" office:value="52.672144" calcext:value-type="float">
            <text:p>52.67</text:p>
          </table:table-cell>
          <table:table-cell table:style-name="ce14" table:formula="of:=((((([.B251]*[.L$209])+([.C251]*[.L$210]))+([.D251]*[.L$211]))+([.E251]*[.L$212]))+([.F251]*[.L$213]))+([.G251]*[.L$214])" office:value-type="float" office:value="2.8676845184" calcext:value-type="float">
            <text:p>2.87</text:p>
          </table:table-cell>
          <table:table-cell table:style-name="ce62" table:formula="of:=ROUNDUP(([.M251]+[.J$235]);[.$N$245])" office:value-type="float" office:value="52.9" calcext:value-type="float">
            <text:p>52.90</text:p>
          </table:table-cell>
          <table:table-cell/>
          <table:table-cell table:style-name="ce14" table:formula="of:=[.K251]/[.L251]" office:value-type="float" office:value="0.240585308241867" calcext:value-type="float">
            <text:p>0.24</text:p>
          </table:table-cell>
          <table:table-cell table:style-name="ce14" table:formula="of:=[.M251]/[.N251]" office:value-type="float" office:value="0.0542095372098299" calcext:value-type="float">
            <text:p>0.05</text:p>
          </table:table-cell>
          <table:table-cell table:number-columns-repeated="1007"/>
        </table:table-row>
        <table:table-row table:style-name="ro7">
          <table:table-cell table:style-name="ce14" office:value-type="string" calcext:value-type="string">
            <text:p>medium good</text:p>
          </table:table-cell>
          <table:table-cell table:style-name="ce18" table:formula="of:=ROUNDDOWN((([.E236]*[.$H$223])*[.$B$223]);[.$M$245])" office:value-type="float" office:value="113.2" calcext:value-type="float">
            <text:p>113.20</text:p>
          </table:table-cell>
          <table:table-cell table:style-name="ce18" table:formula="of:=ROUNDDOWN((([.E236]*[.$H$224])*[.$B$224]);[.$M$245])" office:value-type="float" office:value="74.8" calcext:value-type="float">
            <text:p>74.80</text:p>
          </table:table-cell>
          <table:table-cell table:style-name="ce18" table:formula="of:=ROUNDDOWN((([.E236]*[.$H$225])*[.$B$225]);[.$M$245])" office:value-type="float" office:value="11466.9" calcext:value-type="float">
            <text:p>11466.90</text:p>
          </table:table-cell>
          <table:table-cell table:style-name="ce18" table:number-columns-repeated="3"/>
          <table:table-cell table:style-name="ce14" table:formula="of:=SUM([.B252:.G252])" office:value-type="float" office:value="11654.9" calcext:value-type="float">
            <text:p>11654.90</text:p>
          </table:table-cell>
          <table:table-cell table:style-name="ce14" table:formula="of:=((((([.B252]/[.B$223])+([.C252]/[.B$224]))+([.D252]/[.B$225]))+([.E252]/[.B$226]))+([.F252]/[.B$227]))+([.G252]/[.B$228])" office:value-type="float" office:value="239.854807568954" calcext:value-type="float">
            <text:p>239.85</text:p>
          </table:table-cell>
          <table:table-cell table:style-name="ce14" table:formula="of:=[.I252]/[.E$236]" office:value-type="float" office:value="0.99939503153731" calcext:value-type="float">
            <text:p>1.00</text:p>
          </table:table-cell>
          <table:table-cell table:style-name="ce14" table:formula="of:=((((([.B252]*[.D$209])+([.C252]*[.D$210]))+([.D252]*[.D$211]))+([.E252]*[.D$212]))+([.F252]*[.D$213]))+([.G252]*[.D$214])" office:value-type="float" office:value="122.78081857265" calcext:value-type="float">
            <text:p>122.78</text:p>
          </table:table-cell>
          <table:table-cell table:style-name="ce14" table:formula="of:=[.K252]+([.H$236]*1000)" office:value-type="float" office:value="322.78081857265" calcext:value-type="float">
            <text:p>322.78</text:p>
          </table:table-cell>
          <table:table-cell table:style-name="ce14" table:formula="of:=((((([.B252]*[.L$209])+([.C252]*[.L$210]))+([.D252]*[.L$211]))+([.E252]*[.L$212]))+([.F252]*[.L$213]))+([.G252]*[.L$214])" office:value-type="float" office:value="27.7407219651521" calcext:value-type="float">
            <text:p>27.74</text:p>
          </table:table-cell>
          <table:table-cell table:style-name="ce62" table:formula="of:=ROUNDUP(([.M252]+[.J$236]);[.$N$245])" office:value-type="float" office:value="327.8" calcext:value-type="float">
            <text:p>327.80</text:p>
          </table:table-cell>
          <table:table-cell/>
          <table:table-cell table:style-name="ce14" table:formula="of:=[.K252]/[.L252]" office:value-type="float" office:value="0.380384494703222" calcext:value-type="float">
            <text:p>0.38</text:p>
          </table:table-cell>
          <table:table-cell table:style-name="ce14" table:formula="of:=[.M252]/[.N252]" office:value-type="float" office:value="0.0846269736581822" calcext:value-type="float">
            <text:p>0.08</text:p>
          </table:table-cell>
          <table:table-cell table:number-columns-repeated="1007"/>
        </table:table-row>
        <table:table-row table:style-name="ro5">
          <table:table-cell table:style-name="ce14" office:value-type="string" calcext:value-type="string">
            <text:p>large good</text:p>
          </table:table-cell>
          <table:table-cell table:style-name="ce18" table:formula="of:=ROUNDDOWN((([.E237]*[.$H$223])*[.$B$223]);[.$M$245])" office:value-type="float" office:value="1038.3" calcext:value-type="float">
            <text:p>1038.30</text:p>
          </table:table-cell>
          <table:table-cell table:style-name="ce18" table:formula="of:=ROUNDDOWN((([.E237]*[.$H$224])*[.$B$224]);[.$M$245])" office:value-type="float" office:value="686.3" calcext:value-type="float">
            <text:p>686.30</text:p>
          </table:table-cell>
          <table:table-cell table:style-name="ce18" table:formula="of:=ROUNDDOWN((([.E237]*[.$H$225])*[.$B$225]);[.$M$245])" office:value-type="float" office:value="105113.2" calcext:value-type="float">
            <text:p>105113.20</text:p>
          </table:table-cell>
          <table:table-cell table:style-name="ce18" table:number-columns-repeated="3"/>
          <table:table-cell table:style-name="ce14" table:formula="of:=SUM([.B253:.G253])" office:value-type="float" office:value="106837.8" calcext:value-type="float">
            <text:p>106837.80</text:p>
          </table:table-cell>
          <table:table-cell table:style-name="ce14" table:formula="of:=((((([.B253]/[.B$223])+([.C253]/[.B$224]))+([.D253]/[.B$225]))+([.E253]/[.B$226]))+([.F253]/[.B$227]))+([.G253]/[.B$228])" office:value-type="float" office:value="2199.93550994227" calcext:value-type="float">
            <text:p>2199.94</text:p>
          </table:table-cell>
          <table:table-cell table:style-name="ce14" table:formula="of:=[.I253]/[.E$237]" office:value-type="float" office:value="0.999970686337396" calcext:value-type="float">
            <text:p>1.00</text:p>
          </table:table-cell>
          <table:table-cell table:style-name="ce14" table:formula="of:=((((([.B253]*[.D$209])+([.C253]*[.D$210]))+([.D253]*[.D$211]))+([.E253]*[.D$212]))+([.F253]*[.D$213]))+([.G253]*[.D$214])" office:value-type="float" office:value="1126.30208482051" calcext:value-type="float">
            <text:p>1126.30</text:p>
          </table:table-cell>
          <table:table-cell table:style-name="ce14" table:formula="of:=[.K253]+([.H$237]*1000)" office:value-type="float" office:value="1876.30208482051" calcext:value-type="float">
            <text:p>1876.30</text:p>
          </table:table-cell>
          <table:table-cell table:style-name="ce14" table:formula="of:=((((([.B253]*[.L$209])+([.C253]*[.L$210]))+([.D253]*[.L$211]))+([.E253]*[.L$212]))+([.F253]*[.L$213]))+([.G253]*[.L$214])" office:value-type="float" office:value="254.441742532636" calcext:value-type="float">
            <text:p>254.44</text:p>
          </table:table-cell>
          <table:table-cell table:style-name="ce62" table:formula="of:=ROUNDUP(([.M253]+[.J$237]);[.$N$245])" office:value-type="float" office:value="2254.5" calcext:value-type="float">
            <text:p>2254.50</text:p>
          </table:table-cell>
          <table:table-cell/>
          <table:table-cell table:style-name="ce14" table:formula="of:=[.K253]/[.L253]" office:value-type="float" office:value="0.600277585327234" calcext:value-type="float">
            <text:p>0.60</text:p>
          </table:table-cell>
          <table:table-cell table:style-name="ce14" table:formula="of:=[.M253]/[.N253]" office:value-type="float" office:value="0.112859499903587" calcext:value-type="float">
            <text:p>0.11</text:p>
          </table:table-cell>
          <table:table-cell table:style-name="ce14" table:number-columns-repeated="3"/>
          <table:table-cell table:number-columns-repeated="1004"/>
        </table:table-row>
        <table:table-row table:style-name="ro7">
          <table:table-cell table:style-name="ce14" office:value-type="string" calcext:value-type="string">
            <text:p>small waste</text:p>
          </table:table-cell>
          <table:table-cell table:style-name="ce18" table:number-columns-repeated="3"/>
          <table:table-cell table:style-name="ce18" table:formula="of:=ROUNDDOWN((([.E235]*[.$J$226])*[.$B$226]);[.$M$245])" office:value-type="float" office:value="1958.3" calcext:value-type="float">
            <text:p>1958.30</text:p>
          </table:table-cell>
          <table:table-cell table:style-name="ce18" table:formula="of:=ROUNDDOWN((([.E235]*[.$J$227])*[.$B$227]);[.$M$245])" office:value-type="float" office:value="18.8" calcext:value-type="float">
            <text:p>18.80</text:p>
          </table:table-cell>
          <table:table-cell table:style-name="ce18" table:formula="of:=ROUNDDOWN((([.E235]*[.$J$228])*[.$B$228]);[.$M$245])" office:value-type="float" office:value="2" calcext:value-type="float">
            <text:p>2.00</text:p>
          </table:table-cell>
          <table:table-cell table:style-name="ce14" table:formula="of:=SUM([.B254:.G254])" office:value-type="float" office:value="1979.1" calcext:value-type="float">
            <text:p>1979.10</text:p>
          </table:table-cell>
          <table:table-cell table:style-name="ce14" table:formula="of:=((((([.B254]/[.B$223])+([.C254]/[.B$224]))+([.D254]/[.B$225]))+([.E254]/[.B$226]))+([.F254]/[.B$227]))+([.G254]/[.B$228])" office:value-type="float" office:value="24.9121981487461" calcext:value-type="float">
            <text:p>24.91</text:p>
          </table:table-cell>
          <table:table-cell table:style-name="ce14" table:formula="of:=[.I254]/[.E$235]" office:value-type="float" office:value="0.996487925949844" calcext:value-type="float">
            <text:p>1.00</text:p>
          </table:table-cell>
          <table:table-cell table:style-name="ce14" table:formula="of:=((((([.B254]*[.D$209])+([.C254]*[.D$210]))+([.D254]*[.D$211]))+([.E254]*[.D$212]))+([.F254]*[.D$213]))+([.G254]*[.D$214])" office:value-type="float" office:value="24.2146433" calcext:value-type="float">
            <text:p>24.21</text:p>
          </table:table-cell>
          <table:table-cell table:style-name="ce14" table:formula="of:=[.K254]+([.H$235]*1000)" office:value-type="float" office:value="64.2146433" calcext:value-type="float">
            <text:p>64.21</text:p>
          </table:table-cell>
          <table:table-cell table:style-name="ce14" table:formula="of:=((((([.B254]*[.L$209])+([.C254]*[.L$210]))+([.D254]*[.L$211]))+([.E254]*[.L$212]))+([.F254]*[.L$213]))+([.G254]*[.L$214])" office:value-type="float" office:value="0" calcext:value-type="float">
            <text:p>0.00</text:p>
          </table:table-cell>
          <table:table-cell table:style-name="ce62" table:formula="of:=ROUNDUP(([.M254]+[.J$235]);[.$N$245])" office:value-type="float" office:value="50" calcext:value-type="float">
            <text:p>50.00</text:p>
          </table:table-cell>
          <table:table-cell/>
          <table:table-cell table:style-name="ce14" table:formula="of:=[.K254]/[.L254]" office:value-type="float" office:value="0.377089119484372" calcext:value-type="float">
            <text:p>0.38</text:p>
          </table:table-cell>
          <table:table-cell table:style-name="ce14" table:formula="of:=[.M254]/[.N254]" office:value-type="float" office:value="0" calcext:value-type="float">
            <text:p>0.00</text:p>
          </table:table-cell>
          <table:table-cell table:number-columns-repeated="1007"/>
        </table:table-row>
        <table:table-row table:style-name="ro7">
          <table:table-cell table:style-name="ce14" office:value-type="string" calcext:value-type="string">
            <text:p>medium waste</text:p>
          </table:table-cell>
          <table:table-cell table:style-name="ce18" table:number-columns-repeated="3"/>
          <table:table-cell table:style-name="ce18" table:formula="of:=ROUNDDOWN((([.E236]*[.$J$226])*[.$B$226]);[.$M$245])" office:value-type="float" office:value="18800.1" calcext:value-type="float">
            <text:p>18800.10</text:p>
          </table:table-cell>
          <table:table-cell table:style-name="ce18" table:formula="of:=ROUNDDOWN((([.E236]*[.$J$227])*[.$B$227]);[.$M$245])" office:value-type="float" office:value="180.9" calcext:value-type="float">
            <text:p>180.90</text:p>
          </table:table-cell>
          <table:table-cell table:style-name="ce18" table:formula="of:=ROUNDDOWN((([.E236]*[.$J$228])*[.$B$228]);[.$M$245])" office:value-type="float" office:value="19.5" calcext:value-type="float">
            <text:p>19.50</text:p>
          </table:table-cell>
          <table:table-cell table:style-name="ce14" table:formula="of:=SUM([.B255:.G255])" office:value-type="float" office:value="19000.5" calcext:value-type="float">
            <text:p>19000.50</text:p>
          </table:table-cell>
          <table:table-cell table:style-name="ce14" table:formula="of:=((((([.B255]/[.B$223])+([.C255]/[.B$224]))+([.D255]/[.B$225]))+([.E255]/[.B$226]))+([.F255]/[.B$227]))+([.G255]/[.B$228])" office:value-type="float" office:value="239.877984178237" calcext:value-type="float">
            <text:p>239.88</text:p>
          </table:table-cell>
          <table:table-cell table:style-name="ce14" table:formula="of:=[.I255]/[.E$236]" office:value-type="float" office:value="0.999491600742654" calcext:value-type="float">
            <text:p>1.00</text:p>
          </table:table-cell>
          <table:table-cell table:style-name="ce14" table:formula="of:=((((([.B255]*[.D$209])+([.C255]*[.D$210]))+([.D255]*[.D$211]))+([.E255]*[.D$212]))+([.F255]*[.D$213]))+([.G255]*[.D$214])" office:value-type="float" office:value="233.1084951" calcext:value-type="float">
            <text:p>233.11</text:p>
          </table:table-cell>
          <table:table-cell table:style-name="ce14" table:formula="of:=[.K255]+([.H$236]*1000)" office:value-type="float" office:value="433.1084951" calcext:value-type="float">
            <text:p>433.11</text:p>
          </table:table-cell>
          <table:table-cell table:style-name="ce14" table:formula="of:=((((([.B255]*[.L$209])+([.C255]*[.L$210]))+([.D255]*[.L$211]))+([.E255]*[.L$212]))+([.F255]*[.L$213]))+([.G255]*[.L$214])" office:value-type="float" office:value="0" calcext:value-type="float">
            <text:p>0.00</text:p>
          </table:table-cell>
          <table:table-cell table:style-name="ce62" table:formula="of:=ROUNDUP(([.M255]+[.J$236]);[.$N$245])" office:value-type="float" office:value="300" calcext:value-type="float">
            <text:p>300.00</text:p>
          </table:table-cell>
          <table:table-cell/>
          <table:table-cell table:style-name="ce14" table:formula="of:=[.K255]/[.L255]" office:value-type="float" office:value="0.538221941470296" calcext:value-type="float">
            <text:p>0.54</text:p>
          </table:table-cell>
          <table:table-cell table:style-name="ce14" table:formula="of:=[.M255]/[.N255]" office:value-type="float" office:value="0" calcext:value-type="float">
            <text:p>0.00</text:p>
          </table:table-cell>
          <table:table-cell table:number-columns-repeated="1007"/>
        </table:table-row>
        <table:table-row table:style-name="ro7">
          <table:table-cell table:style-name="ce14" office:value-type="string" calcext:value-type="string">
            <text:p>large waste</text:p>
          </table:table-cell>
          <table:table-cell table:style-name="ce18" table:number-columns-repeated="3"/>
          <table:table-cell table:style-name="ce18" table:formula="of:=ROUNDDOWN((([.E237]*[.$J$226])*[.$B$226]);[.$M$245])" office:value-type="float" office:value="172334.5" calcext:value-type="float">
            <text:p>172334.50</text:p>
          </table:table-cell>
          <table:table-cell table:style-name="ce18" table:formula="of:=ROUNDDOWN((([.E237]*[.$J$227])*[.$B$227]);[.$M$245])" office:value-type="float" office:value="1658.8" calcext:value-type="float">
            <text:p>1658.80</text:p>
          </table:table-cell>
          <table:table-cell table:style-name="ce18" table:formula="of:=ROUNDDOWN((([.E237]*[.$J$228])*[.$B$228]);[.$M$245])" office:value-type="float" office:value="179.2" calcext:value-type="float">
            <text:p>179.20</text:p>
          </table:table-cell>
          <table:table-cell table:style-name="ce14" table:formula="of:=SUM([.B256:.G256])" office:value-type="float" office:value="174172.5" calcext:value-type="float">
            <text:p>174172.50</text:p>
          </table:table-cell>
          <table:table-cell table:style-name="ce14" table:formula="of:=((((([.B256]/[.B$223])+([.C256]/[.B$224]))+([.D256]/[.B$225]))+([.E256]/[.B$226]))+([.F256]/[.B$227]))+([.G256]/[.B$228])" office:value-type="float" office:value="2199.88204660424" calcext:value-type="float">
            <text:p>2199.88</text:p>
          </table:table-cell>
          <table:table-cell table:style-name="ce14" table:formula="of:=[.I256]/[.E$237]" office:value-type="float" office:value="0.999946384820109" calcext:value-type="float">
            <text:p>1.00</text:p>
          </table:table-cell>
          <table:table-cell table:style-name="ce14" table:formula="of:=((((([.B256]*[.D$209])+([.C256]*[.D$210]))+([.D256]*[.D$211]))+([.E256]*[.D$212]))+([.F256]*[.D$213]))+([.G256]*[.D$214])" office:value-type="float" office:value="2137.7186095" calcext:value-type="float">
            <text:p>2137.72</text:p>
          </table:table-cell>
          <table:table-cell table:style-name="ce14" table:formula="of:=[.K256]+([.H$237]*1000)" office:value-type="float" office:value="2887.7186095" calcext:value-type="float">
            <text:p>2887.72</text:p>
          </table:table-cell>
          <table:table-cell table:style-name="ce14" table:formula="of:=((((([.B256]*[.L$209])+([.C256]*[.L$210]))+([.D256]*[.L$211]))+([.E256]*[.L$212]))+([.F256]*[.L$213]))+([.G256]*[.L$214])" office:value-type="float" office:value="0" calcext:value-type="float">
            <text:p>0.00</text:p>
          </table:table-cell>
          <table:table-cell table:style-name="ce62" table:formula="of:=ROUNDUP(([.M256]+[.J$237]);[.$N$245])" office:value-type="float" office:value="2000" calcext:value-type="float">
            <text:p>2000.00</text:p>
          </table:table-cell>
          <table:table-cell/>
          <table:table-cell table:style-name="ce14" table:formula="of:=[.K256]/[.L256]" office:value-type="float" office:value="0.740279403425024" calcext:value-type="float">
            <text:p>0.74</text:p>
          </table:table-cell>
          <table:table-cell table:style-name="ce14" table:formula="of:=[.M256]/[.N256]" office:value-type="float" office:value="0" calcext:value-type="float">
            <text:p>0.00</text:p>
          </table:table-cell>
          <table:table-cell table:number-columns-repeated="1007"/>
        </table:table-row>
        <table:table-row table:style-name="ro5">
          <table:table-cell table:style-name="ce14" office:value-type="string" calcext:value-type="string">
            <text:p>small food</text:p>
          </table:table-cell>
          <table:table-cell table:style-name="ce18" table:formula="of:=ROUNDDOWN(([.E235]*[.B$223]);[.$M$245])" office:value-type="float" office:value="25" calcext:value-type="float">
            <text:p>25.00</text:p>
          </table:table-cell>
          <table:table-cell table:style-name="ce18" table:number-columns-repeated="5"/>
          <table:table-cell table:style-name="ce14" table:formula="of:=SUM([.B257:.G257])" office:value-type="float" office:value="25" calcext:value-type="float">
            <text:p>25.00</text:p>
          </table:table-cell>
          <table:table-cell table:style-name="ce14" table:formula="of:=((((([.B257]/[.B$223])+([.C257]/[.B$224]))+([.D257]/[.B$225]))+([.E257]/[.B$226]))+([.F257]/[.B$227]))+([.G257]/[.B$228])" office:value-type="float" office:value="25" calcext:value-type="float">
            <text:p>25.00</text:p>
          </table:table-cell>
          <table:table-cell table:style-name="ce14" table:formula="of:=[.I257]/[.E$235]" office:value-type="float" office:value="1" calcext:value-type="float">
            <text:p>1.00</text:p>
          </table:table-cell>
          <table:table-cell table:style-name="ce14" table:formula="of:=((((([.B257]*[.D$209])+([.C257]*[.D$210]))+([.D257]*[.D$211]))+([.E257]*[.D$212]))+([.F257]*[.D$213]))+([.G257]*[.D$214])" office:value-type="float" office:value="7.0257264957265" calcext:value-type="float">
            <text:p>7.03</text:p>
          </table:table-cell>
          <table:table-cell table:style-name="ce14" table:formula="of:=[.K257]+([.H$235]*1000)" office:value-type="float" office:value="47.0257264957265" calcext:value-type="float">
            <text:p>47.03</text:p>
          </table:table-cell>
          <table:table-cell table:style-name="ce14" table:formula="of:=((((([.B257]*[.L$209])+([.C257]*[.L$210]))+([.D257]*[.L$211]))+([.E257]*[.L$212]))+([.F257]*[.L$213]))+([.G257]*[.L$214])" office:value-type="float" office:value="5.97186752136752" calcext:value-type="float">
            <text:p>5.97</text:p>
          </table:table-cell>
          <table:table-cell table:style-name="ce62" table:formula="of:=ROUNDUP(([.M257]+[.J$235]);[.$N$245])" office:value-type="float" office:value="56" calcext:value-type="float">
            <text:p>56.00</text:p>
          </table:table-cell>
          <table:table-cell/>
          <table:table-cell table:style-name="ce14" table:formula="of:=[.K257]/[.L257]" office:value-type="float" office:value="0.149401764082581" calcext:value-type="float">
            <text:p>0.15</text:p>
          </table:table-cell>
          <table:table-cell table:style-name="ce14" table:formula="of:=[.M257]/[.N257]" office:value-type="float" office:value="0.106640491452991" calcext:value-type="float">
            <text:p>0.11</text:p>
          </table:table-cell>
          <table:table-cell table:number-columns-repeated="1007"/>
        </table:table-row>
        <table:table-row table:style-name="ro7">
          <table:table-cell table:style-name="ce14" office:value-type="string" calcext:value-type="string">
            <text:p>medium food</text:p>
          </table:table-cell>
          <table:table-cell table:style-name="ce18" table:formula="of:=ROUNDDOWN(([.E236]*[.B$223]);[.$M$245])" office:value-type="float" office:value="240" calcext:value-type="float">
            <text:p>240.00</text:p>
          </table:table-cell>
          <table:table-cell table:style-name="ce18" table:number-columns-repeated="5"/>
          <table:table-cell table:style-name="ce14" table:formula="of:=SUM([.B258:.G258])" office:value-type="float" office:value="240" calcext:value-type="float">
            <text:p>240.00</text:p>
          </table:table-cell>
          <table:table-cell table:style-name="ce14" table:formula="of:=((((([.B258]/[.B$223])+([.C258]/[.B$224]))+([.D258]/[.B$225]))+([.E258]/[.B$226]))+([.F258]/[.B$227]))+([.G258]/[.B$228])" office:value-type="float" office:value="240" calcext:value-type="float">
            <text:p>240.00</text:p>
          </table:table-cell>
          <table:table-cell table:style-name="ce14" table:formula="of:=[.I258]/[.E$236]" office:value-type="float" office:value="1" calcext:value-type="float">
            <text:p>1.00</text:p>
          </table:table-cell>
          <table:table-cell table:style-name="ce14" table:formula="of:=((((([.B258]*[.D$209])+([.C258]*[.D$210]))+([.D258]*[.D$211]))+([.E258]*[.D$212]))+([.F258]*[.D$213]))+([.G258]*[.D$214])" office:value-type="float" office:value="67.4469743589743" calcext:value-type="float">
            <text:p>67.45</text:p>
          </table:table-cell>
          <table:table-cell table:style-name="ce14" table:formula="of:=[.K258]+([.H$236]*1000)" office:value-type="float" office:value="267.446974358974" calcext:value-type="float">
            <text:p>267.45</text:p>
          </table:table-cell>
          <table:table-cell table:style-name="ce14" table:formula="of:=((((([.B258]*[.L$209])+([.C258]*[.L$210]))+([.D258]*[.L$211]))+([.E258]*[.L$212]))+([.F258]*[.L$213]))+([.G258]*[.L$214])" office:value-type="float" office:value="57.3299282051282" calcext:value-type="float">
            <text:p>57.33</text:p>
          </table:table-cell>
          <table:table-cell table:style-name="ce62" table:formula="of:=ROUNDUP(([.M258]+[.J$236]);[.$N$245])" office:value-type="float" office:value="357.4" calcext:value-type="float">
            <text:p>357.40</text:p>
          </table:table-cell>
          <table:table-cell/>
          <table:table-cell table:style-name="ce14" table:formula="of:=[.K258]/[.L258]" office:value-type="float" office:value="0.252188212338664" calcext:value-type="float">
            <text:p>0.25</text:p>
          </table:table-cell>
          <table:table-cell table:style-name="ce14" table:formula="of:=[.M258]/[.N258]" office:value-type="float" office:value="0.160408304994763" calcext:value-type="float">
            <text:p>0.16</text:p>
          </table:table-cell>
          <table:table-cell table:number-columns-repeated="1007"/>
        </table:table-row>
        <table:table-row table:style-name="ro5">
          <table:table-cell table:style-name="ce14" office:value-type="string" calcext:value-type="string">
            <text:p>large food</text:p>
          </table:table-cell>
          <table:table-cell table:style-name="ce18" table:formula="of:=ROUNDDOWN(([.E237]*[.B$223]);[.$M$245])" office:value-type="float" office:value="2200" calcext:value-type="float">
            <text:p>2200.00</text:p>
          </table:table-cell>
          <table:table-cell table:style-name="ce18" table:number-columns-repeated="5"/>
          <table:table-cell table:style-name="ce14" table:formula="of:=SUM([.B259:.G259])" office:value-type="float" office:value="2200" calcext:value-type="float">
            <text:p>2200.00</text:p>
          </table:table-cell>
          <table:table-cell table:style-name="ce14" table:formula="of:=((((([.B259]/[.B$223])+([.C259]/[.B$224]))+([.D259]/[.B$225]))+([.E259]/[.B$226]))+([.F259]/[.B$227]))+([.G259]/[.B$228])" office:value-type="float" office:value="2200" calcext:value-type="float">
            <text:p>2200.00</text:p>
          </table:table-cell>
          <table:table-cell table:style-name="ce14" table:formula="of:=[.I259]/[.E$237]" office:value-type="float" office:value="1" calcext:value-type="float">
            <text:p>1.00</text:p>
          </table:table-cell>
          <table:table-cell table:style-name="ce14" table:formula="of:=((((([.B259]*[.D$209])+([.C259]*[.D$210]))+([.D259]*[.D$211]))+([.E259]*[.D$212]))+([.F259]*[.D$213]))+([.G259]*[.D$214])" office:value-type="float" office:value="618.263931623932" calcext:value-type="float">
            <text:p>618.26</text:p>
          </table:table-cell>
          <table:table-cell table:style-name="ce14" table:formula="of:=[.K259]+([.H$237]*1000)" office:value-type="float" office:value="1368.26393162393" calcext:value-type="float">
            <text:p>1368.26</text:p>
          </table:table-cell>
          <table:table-cell table:style-name="ce14" table:formula="of:=((((([.B259]*[.L$209])+([.C259]*[.L$210]))+([.D259]*[.L$211]))+([.E259]*[.L$212]))+([.F259]*[.L$213]))+([.G259]*[.L$214])" office:value-type="float" office:value="525.524341880342" calcext:value-type="float">
            <text:p>525.52</text:p>
          </table:table-cell>
          <table:table-cell table:style-name="ce62" table:formula="of:=ROUNDUP(([.M259]+[.J$237]);[.$N$245])" office:value-type="float" office:value="2525.6" calcext:value-type="float">
            <text:p>2525.60</text:p>
          </table:table-cell>
          <table:table-cell/>
          <table:table-cell table:style-name="ce14" table:formula="of:=[.K259]/[.L259]" office:value-type="float" office:value="0.45186013994401" calcext:value-type="float">
            <text:p>0.45</text:p>
          </table:table-cell>
          <table:table-cell table:style-name="ce14" table:formula="of:=[.M259]/[.N259]" office:value-type="float" office:value="0.208079007713154" calcext:value-type="float">
            <text:p>0.21</text:p>
          </table:table-cell>
          <table:table-cell table:number-columns-repeated="1007"/>
        </table:table-row>
        <table:table-row table:style-name="ro7">
          <table:table-cell table:style-name="ce14" office:value-type="string" calcext:value-type="string">
            <text:p>small water</text:p>
          </table:table-cell>
          <table:table-cell table:style-name="ce18"/>
          <table:table-cell table:style-name="ce18" table:formula="of:=ROUNDDOWN(([.E235]*[.B$224]);[.$M$245])" office:value-type="float" office:value="25" calcext:value-type="float">
            <text:p>25.00</text:p>
          </table:table-cell>
          <table:table-cell table:style-name="ce18" table:number-columns-repeated="4"/>
          <table:table-cell table:style-name="ce14" table:formula="of:=SUM([.B260:.G260])" office:value-type="float" office:value="25" calcext:value-type="float">
            <text:p>25.00</text:p>
          </table:table-cell>
          <table:table-cell table:style-name="ce14" table:formula="of:=((((([.B260]/[.B$223])+([.C260]/[.B$224]))+([.D260]/[.B$225]))+([.E260]/[.B$226]))+([.F260]/[.B$227]))+([.G260]/[.B$228])" office:value-type="float" office:value="25" calcext:value-type="float">
            <text:p>25.00</text:p>
          </table:table-cell>
          <table:table-cell table:style-name="ce14" table:formula="of:=[.I260]/[.E$235]" office:value-type="float" office:value="1" calcext:value-type="float">
            <text:p>1.00</text:p>
          </table:table-cell>
          <table:table-cell table:style-name="ce14" table:formula="of:=((((([.B260]*[.D$209])+([.C260]*[.D$210]))+([.D260]*[.D$211]))+([.E260]*[.D$212]))+([.F260]*[.D$213]))+([.G260]*[.D$214])" office:value-type="float" office:value="25" calcext:value-type="float">
            <text:p>25.00</text:p>
          </table:table-cell>
          <table:table-cell table:style-name="ce14" table:formula="of:=[.K260]+([.H$235]*1000)" office:value-type="float" office:value="65" calcext:value-type="float">
            <text:p>65.00</text:p>
          </table:table-cell>
          <table:table-cell table:style-name="ce14" table:formula="of:=((((([.B260]*[.L$209])+([.C260]*[.L$210]))+([.D260]*[.L$211]))+([.E260]*[.L$212]))+([.F260]*[.L$213]))+([.G260]*[.L$214])" office:value-type="float" office:value="0.02" calcext:value-type="float">
            <text:p>0.02</text:p>
          </table:table-cell>
          <table:table-cell table:style-name="ce62" table:formula="of:=ROUNDUP(([.M260]+[.J$235]);[.$N$245])" office:value-type="float" office:value="50.1" calcext:value-type="float">
            <text:p>50.10</text:p>
          </table:table-cell>
          <table:table-cell/>
          <table:table-cell table:style-name="ce14" table:formula="of:=[.K260]/[.L260]" office:value-type="float" office:value="0.384615384615385" calcext:value-type="float">
            <text:p>0.38</text:p>
          </table:table-cell>
          <table:table-cell table:style-name="ce14" table:formula="of:=[.M260]/[.N260]" office:value-type="float" office:value="0.000399201596806387" calcext:value-type="float">
            <text:p>0.00</text:p>
          </table:table-cell>
          <table:table-cell table:number-columns-repeated="1007"/>
        </table:table-row>
        <table:table-row table:style-name="ro7">
          <table:table-cell table:style-name="ce14" office:value-type="string" calcext:value-type="string">
            <text:p>medium water</text:p>
          </table:table-cell>
          <table:table-cell table:style-name="ce18"/>
          <table:table-cell table:style-name="ce18" table:formula="of:=ROUNDDOWN(([.E236]*[.B$224]);[.$M$245])" office:value-type="float" office:value="240" calcext:value-type="float">
            <text:p>240.00</text:p>
          </table:table-cell>
          <table:table-cell table:style-name="ce18" table:number-columns-repeated="4"/>
          <table:table-cell table:style-name="ce14" table:formula="of:=SUM([.B261:.G261])" office:value-type="float" office:value="240" calcext:value-type="float">
            <text:p>240.00</text:p>
          </table:table-cell>
          <table:table-cell table:style-name="ce14" table:formula="of:=((((([.B261]/[.B$223])+([.C261]/[.B$224]))+([.D261]/[.B$225]))+([.E261]/[.B$226]))+([.F261]/[.B$227]))+([.G261]/[.B$228])" office:value-type="float" office:value="240" calcext:value-type="float">
            <text:p>240.00</text:p>
          </table:table-cell>
          <table:table-cell table:style-name="ce14" table:formula="of:=[.I261]/[.E$236]" office:value-type="float" office:value="1" calcext:value-type="float">
            <text:p>1.00</text:p>
          </table:table-cell>
          <table:table-cell table:style-name="ce14" table:formula="of:=((((([.B261]*[.D$209])+([.C261]*[.D$210]))+([.D261]*[.D$211]))+([.E261]*[.D$212]))+([.F261]*[.D$213]))+([.G261]*[.D$214])" office:value-type="float" office:value="240" calcext:value-type="float">
            <text:p>240.00</text:p>
          </table:table-cell>
          <table:table-cell table:style-name="ce14" table:formula="of:=[.K261]+([.H$236]*1000)" office:value-type="float" office:value="440" calcext:value-type="float">
            <text:p>440.00</text:p>
          </table:table-cell>
          <table:table-cell table:style-name="ce14" table:formula="of:=((((([.B261]*[.L$209])+([.C261]*[.L$210]))+([.D261]*[.L$211]))+([.E261]*[.L$212]))+([.F261]*[.L$213]))+([.G261]*[.L$214])" office:value-type="float" office:value="0.192" calcext:value-type="float">
            <text:p>0.19</text:p>
          </table:table-cell>
          <table:table-cell table:style-name="ce62" table:formula="of:=ROUNDUP(([.M261]+[.J$236]);[.$N$245])" office:value-type="float" office:value="300.2" calcext:value-type="float">
            <text:p>300.20</text:p>
          </table:table-cell>
          <table:table-cell/>
          <table:table-cell table:style-name="ce14" table:formula="of:=[.K261]/[.L261]" office:value-type="float" office:value="0.545454545454545" calcext:value-type="float">
            <text:p>0.55</text:p>
          </table:table-cell>
          <table:table-cell table:style-name="ce14" table:formula="of:=[.M261]/[.N261]" office:value-type="float" office:value="0.000639573617588275" calcext:value-type="float">
            <text:p>0.00</text:p>
          </table:table-cell>
          <table:table-cell table:number-columns-repeated="1007"/>
        </table:table-row>
        <table:table-row table:style-name="ro5">
          <table:table-cell table:style-name="ce14" office:value-type="string" calcext:value-type="string">
            <text:p>large water</text:p>
          </table:table-cell>
          <table:table-cell table:style-name="ce18"/>
          <table:table-cell table:style-name="ce18" table:formula="of:=ROUNDDOWN(([.E237]*[.B$224]);[.$M$245])" office:value-type="float" office:value="2200" calcext:value-type="float">
            <text:p>2200.00</text:p>
          </table:table-cell>
          <table:table-cell table:style-name="ce18" table:number-columns-repeated="4"/>
          <table:table-cell table:style-name="ce14" table:formula="of:=SUM([.B262:.G262])" office:value-type="float" office:value="2200" calcext:value-type="float">
            <text:p>2200.00</text:p>
          </table:table-cell>
          <table:table-cell table:style-name="ce14" table:formula="of:=((((([.B262]/[.B$223])+([.C262]/[.B$224]))+([.D262]/[.B$225]))+([.E262]/[.B$226]))+([.F262]/[.B$227]))+([.G262]/[.B$228])" office:value-type="float" office:value="2200" calcext:value-type="float">
            <text:p>2200.00</text:p>
          </table:table-cell>
          <table:table-cell table:style-name="ce14" table:formula="of:=[.I262]/[.E$237]" office:value-type="float" office:value="1" calcext:value-type="float">
            <text:p>1.00</text:p>
          </table:table-cell>
          <table:table-cell table:style-name="ce14" table:formula="of:=((((([.B262]*[.D$209])+([.C262]*[.D$210]))+([.D262]*[.D$211]))+([.E262]*[.D$212]))+([.F262]*[.D$213]))+([.G262]*[.D$214])" office:value-type="float" office:value="2200" calcext:value-type="float">
            <text:p>2200.00</text:p>
          </table:table-cell>
          <table:table-cell table:style-name="ce14" table:formula="of:=[.K262]+([.H$237]*1000)" office:value-type="float" office:value="2950" calcext:value-type="float">
            <text:p>2950.00</text:p>
          </table:table-cell>
          <table:table-cell table:style-name="ce14" table:formula="of:=((((([.B262]*[.L$209])+([.C262]*[.L$210]))+([.D262]*[.L$211]))+([.E262]*[.L$212]))+([.F262]*[.L$213]))+([.G262]*[.L$214])" office:value-type="float" office:value="1.76" calcext:value-type="float">
            <text:p>1.76</text:p>
          </table:table-cell>
          <table:table-cell table:style-name="ce62" table:formula="of:=ROUNDUP(([.M262]+[.J$237]);[.$N$245])" office:value-type="float" office:value="2001.8" calcext:value-type="float">
            <text:p>2001.80</text:p>
          </table:table-cell>
          <table:table-cell/>
          <table:table-cell table:style-name="ce14" table:formula="of:=[.K262]/[.L262]" office:value-type="float" office:value="0.745762711864407" calcext:value-type="float">
            <text:p>0.75</text:p>
          </table:table-cell>
          <table:table-cell table:style-name="ce14" table:formula="of:=[.M262]/[.N262]" office:value-type="float" office:value="0.000879208712159057" calcext:value-type="float">
            <text:p>0.00</text:p>
          </table:table-cell>
          <table:table-cell table:number-columns-repeated="1007"/>
        </table:table-row>
        <table:table-row table:style-name="ro7">
          <table:table-cell table:style-name="ce14" office:value-type="string" calcext:value-type="string">
            <text:p>small oxygen</text:p>
          </table:table-cell>
          <table:table-cell table:style-name="ce18" table:number-columns-repeated="2"/>
          <table:table-cell table:style-name="ce18" table:formula="of:=ROUNDDOWN(([.E235]*[.B$225]);[.$M$245])" office:value-type="float" office:value="5528.3" calcext:value-type="float">
            <text:p>5528.30</text:p>
          </table:table-cell>
          <table:table-cell table:style-name="ce18" table:number-columns-repeated="3"/>
          <table:table-cell table:style-name="ce14" table:formula="of:=SUM([.B263:.G263])" office:value-type="float" office:value="5528.3" calcext:value-type="float">
            <text:p>5528.30</text:p>
          </table:table-cell>
          <table:table-cell table:style-name="ce14" table:formula="of:=((((([.B263]/[.B$223])+([.C263]/[.B$224]))+([.D263]/[.B$225]))+([.E263]/[.B$226]))+([.F263]/[.B$227]))+([.G263]/[.B$228])" office:value-type="float" office:value="24.999688903143" calcext:value-type="float">
            <text:p>25.00</text:p>
          </table:table-cell>
          <table:table-cell table:style-name="ce14" table:formula="of:=[.I263]/[.E$235]" office:value-type="float" office:value="0.999987556125722" calcext:value-type="float">
            <text:p>1.00</text:p>
          </table:table-cell>
          <table:table-cell table:style-name="ce14" table:formula="of:=((((([.B263]*[.D$209])+([.C263]*[.D$210]))+([.D263]*[.D$211]))+([.E263]*[.D$212]))+([.F263]*[.D$213]))+([.G263]*[.D$214])" office:value-type="float" office:value="7.794903" calcext:value-type="float">
            <text:p>7.79</text:p>
          </table:table-cell>
          <table:table-cell table:style-name="ce14" table:formula="of:=[.K263]+([.H$235]*1000)" office:value-type="float" office:value="47.794903" calcext:value-type="float">
            <text:p>47.79</text:p>
          </table:table-cell>
          <table:table-cell table:style-name="ce14" table:formula="of:=((((([.B263]*[.L$209])+([.C263]*[.L$210]))+([.D263]*[.L$211]))+([.E263]*[.L$212]))+([.F263]*[.L$213]))+([.G263]*[.L$214])" office:value-type="float" office:value="0.3086781588" calcext:value-type="float">
            <text:p>0.31</text:p>
          </table:table-cell>
          <table:table-cell table:style-name="ce62" table:formula="of:=ROUNDUP(([.M263]+[.J$235]);[.$N$245])" office:value-type="float" office:value="50.4" calcext:value-type="float">
            <text:p>50.40</text:p>
          </table:table-cell>
          <table:table-cell/>
          <table:table-cell table:style-name="ce14" table:formula="of:=[.K263]/[.L263]" office:value-type="float" office:value="0.163090675170949" calcext:value-type="float">
            <text:p>0.16</text:p>
          </table:table-cell>
          <table:table-cell table:style-name="ce14" table:formula="of:=[.M263]/[.N263]" office:value-type="float" office:value="0.00612456664285715" calcext:value-type="float">
            <text:p>0.01</text:p>
          </table:table-cell>
          <table:table-cell table:number-columns-repeated="1007"/>
        </table:table-row>
        <table:table-row table:style-name="ro18">
          <table:table-cell table:style-name="ce14" office:value-type="string" calcext:value-type="string">
            <text:p>medium oxygen</text:p>
          </table:table-cell>
          <table:table-cell table:style-name="ce18" table:number-columns-repeated="2"/>
          <table:table-cell table:style-name="ce18" table:formula="of:=ROUNDDOWN(([.E236]*[.B$225]);[.$M$245])" office:value-type="float" office:value="53072.3" calcext:value-type="float">
            <text:p>53072.30</text:p>
          </table:table-cell>
          <table:table-cell table:style-name="ce18" table:number-columns-repeated="3"/>
          <table:table-cell table:style-name="ce14" table:formula="of:=SUM([.B264:.G264])" office:value-type="float" office:value="53072.3" calcext:value-type="float">
            <text:p>53072.30</text:p>
          </table:table-cell>
          <table:table-cell table:style-name="ce14" table:formula="of:=((((([.B264]/[.B$223])+([.C264]/[.B$224]))+([.D264]/[.B$225]))+([.E264]/[.B$226]))+([.F264]/[.B$227]))+([.G264]/[.B$228])" office:value-type="float" office:value="239.999817190507" calcext:value-type="float">
            <text:p>240.00</text:p>
          </table:table-cell>
          <table:table-cell table:style-name="ce14" table:formula="of:=[.I264]/[.E$236]" office:value-type="float" office:value="0.999999238293778" calcext:value-type="float">
            <text:p>1.00</text:p>
          </table:table-cell>
          <table:table-cell table:style-name="ce14" table:formula="of:=((((([.B264]*[.D$209])+([.C264]*[.D$210]))+([.D264]*[.D$211]))+([.E264]*[.D$212]))+([.F264]*[.D$213]))+([.G264]*[.D$214])" office:value-type="float" office:value="74.831943" calcext:value-type="float">
            <text:p>74.83</text:p>
          </table:table-cell>
          <table:table-cell table:style-name="ce14" table:formula="of:=[.K264]+([.H$236]*1000)" office:value-type="float" office:value="274.831943" calcext:value-type="float">
            <text:p>274.83</text:p>
          </table:table-cell>
          <table:table-cell table:style-name="ce14" table:formula="of:=((((([.B264]*[.L$209])+([.C264]*[.L$210]))+([.D264]*[.L$211]))+([.E264]*[.L$212]))+([.F264]*[.L$213]))+([.G264]*[.L$214])" office:value-type="float" office:value="2.9633449428" calcext:value-type="float">
            <text:p>2.96</text:p>
          </table:table-cell>
          <table:table-cell table:style-name="ce62" table:formula="of:=ROUNDUP(([.M264]+[.J$236]);[.$N$245])" office:value-type="float" office:value="303" calcext:value-type="float">
            <text:p>303.00</text:p>
          </table:table-cell>
          <table:table-cell/>
          <table:table-cell table:style-name="ce14" table:formula="of:=[.K264]/[.L264]" office:value-type="float" office:value="0.272282552687116" calcext:value-type="float">
            <text:p>0.27</text:p>
          </table:table-cell>
          <table:table-cell table:style-name="ce14" table:formula="of:=[.M264]/[.N264]" office:value-type="float" office:value="0.00978001631287129" calcext:value-type="float">
            <text:p>0.01</text:p>
          </table:table-cell>
          <table:table-cell table:number-columns-repeated="1007"/>
        </table:table-row>
        <table:table-row table:style-name="ro7">
          <table:table-cell table:style-name="ce14" office:value-type="string" calcext:value-type="string">
            <text:p>large oxygen</text:p>
          </table:table-cell>
          <table:table-cell table:style-name="ce18" table:number-columns-repeated="2"/>
          <table:table-cell table:style-name="ce18" table:formula="of:=ROUNDDOWN(([.E237]*[.B$225]);[.$M$245])" office:value-type="float" office:value="486496.4" calcext:value-type="float">
            <text:p>486496.40</text:p>
          </table:table-cell>
          <table:table-cell table:style-name="ce18" table:number-columns-repeated="3"/>
          <table:table-cell table:style-name="ce14" table:formula="of:=SUM([.B265:.G265])" office:value-type="float" office:value="486496.4" calcext:value-type="float">
            <text:p>486496.40</text:p>
          </table:table-cell>
          <table:table-cell table:style-name="ce14" table:formula="of:=((((([.B265]/[.B$223])+([.C265]/[.B$224]))+([.D265]/[.B$225]))+([.E265]/[.B$226]))+([.F265]/[.B$227]))+([.G265]/[.B$228])" office:value-type="float" office:value="2199.99975625401" calcext:value-type="float">
            <text:p>2200.00</text:p>
          </table:table-cell>
          <table:table-cell table:style-name="ce14" table:formula="of:=[.I265]/[.E$237]" office:value-type="float" office:value="0.999999889206368" calcext:value-type="float">
            <text:p>1.00</text:p>
          </table:table-cell>
          <table:table-cell table:style-name="ce14" table:formula="of:=((((([.B265]*[.D$209])+([.C265]*[.D$210]))+([.D265]*[.D$211]))+([.E265]*[.D$212]))+([.F265]*[.D$213]))+([.G265]*[.D$214])" office:value-type="float" office:value="685.959924" calcext:value-type="float">
            <text:p>685.96</text:p>
          </table:table-cell>
          <table:table-cell table:style-name="ce14" table:formula="of:=[.K265]+([.H$237]*1000)" office:value-type="float" office:value="1435.959924" calcext:value-type="float">
            <text:p>1435.96</text:p>
          </table:table-cell>
          <table:table-cell table:style-name="ce14" table:formula="of:=((((([.B265]*[.L$209])+([.C265]*[.L$210]))+([.D265]*[.L$211]))+([.E265]*[.L$212]))+([.F265]*[.L$213]))+([.G265]*[.L$214])" office:value-type="float" office:value="27.1640129904" calcext:value-type="float">
            <text:p>27.16</text:p>
          </table:table-cell>
          <table:table-cell table:style-name="ce62" table:formula="of:=ROUNDUP(([.M265]+[.J$237]);[.$N$245])" office:value-type="float" office:value="2027.2" calcext:value-type="float">
            <text:p>2027.20</text:p>
          </table:table-cell>
          <table:table-cell/>
          <table:table-cell table:style-name="ce14" table:formula="of:=[.K265]/[.L265]" office:value-type="float" office:value="0.4777013010845" calcext:value-type="float">
            <text:p>0.48</text:p>
          </table:table-cell>
          <table:table-cell table:style-name="ce14" table:formula="of:=[.M265]/[.N265]" office:value-type="float" office:value="0.0133997696282557" calcext:value-type="float">
            <text:p>0.01</text:p>
          </table:table-cell>
          <table:table-cell table:number-columns-repeated="1007"/>
        </table:table-row>
        <table:table-row table:style-name="ro5">
          <table:table-cell table:number-columns-repeated="1024"/>
        </table:table-row>
        <table:table-row table:style-name="ro5">
          <table:table-cell table:number-columns-repeated="10"/>
          <table:table-cell table:style-name="ce108" table:formula="of:=MAX([.K248:.K265])" office:value-type="float" office:value="2200" calcext:value-type="float">
            <text:p>2200.00</text:p>
          </table:table-cell>
          <table:table-cell/>
          <table:table-cell table:style-name="ce108" table:formula="of:=MAX([.M248:.M265])" office:value-type="float" office:value="525.524341880342" calcext:value-type="float">
            <text:p>525.52</text:p>
          </table:table-cell>
          <table:table-cell table:number-columns-repeated="2"/>
          <table:table-cell table:style-name="ce108" table:formula="of:=MAX([.P248:.P265])" office:value-type="float" office:value="0.745762711864407" calcext:value-type="float">
            <text:p>0.75</text:p>
          </table:table-cell>
          <table:table-cell table:style-name="ce108" table:formula="of:=MAX([.Q248:.Q265])" office:value-type="float" office:value="0.208079007713154" calcext:value-type="float">
            <text:p>0.21</text:p>
          </table:table-cell>
          <table:table-cell table:number-columns-repeated="1007"/>
        </table:table-row>
        <table:table-row table:style-name="ro5">
          <table:table-cell table:number-columns-repeated="10"/>
          <table:table-cell table:style-name="ce108" table:formula="of:=MIN([.K248:.K265])" office:value-type="float" office:value="7.0257264957265" calcext:value-type="float">
            <text:p>7.03</text:p>
          </table:table-cell>
          <table:table-cell/>
          <table:table-cell table:style-name="ce108" table:formula="of:=MIN([.M248:.M265])" office:value-type="float" office:value="0" calcext:value-type="float">
            <text:p>0.00</text:p>
          </table:table-cell>
          <table:table-cell table:number-columns-repeated="2"/>
          <table:table-cell table:style-name="ce108" table:formula="of:=MIN([.P248:.P265])" office:value-type="float" office:value="0.149401764082581" calcext:value-type="float">
            <text:p>0.15</text:p>
          </table:table-cell>
          <table:table-cell table:style-name="ce108" table:formula="of:=MIN([.Q248:.Q265])" office:value-type="float" office:value="0" calcext:value-type="float">
            <text:p>0.00</text:p>
          </table:table-cell>
          <table:table-cell table:number-columns-repeated="1007"/>
        </table:table-row>
        <table:table-row table:style-name="ro7">
          <table:table-cell table:style-name="ce30" office:value-type="string" calcext:value-type="string">
            <text:p>Hex Cans</text:p>
          </table:table-cell>
          <table:table-cell table:style-name="ce60" office:value-type="string" calcext:value-type="string" table:number-columns-spanned="1" table:number-rows-spanned="2">
            <text:p>internal volume (L)</text:p>
          </table:table-cell>
          <table:table-cell table:style-name="ce60" office:value-type="string" calcext:value-type="string" table:number-columns-spanned="1" table:number-rows-spanned="2">
            <text:p>structural mass (tons)</text:p>
          </table:table-cell>
          <table:table-cell table:style-name="ce60" office:value-type="string" calcext:value-type="string" table:number-columns-spanned="1" table:number-rows-spanned="2">
            <text:p>structural mass (kg)</text:p>
          </table:table-cell>
          <table:table-cell table:style-name="ce60" office:value-type="string" calcext:value-type="string" table:number-columns-spanned="1" table:number-rows-spanned="2">
            <text:p>cost (K$)</text:p>
          </table:table-cell>
          <table:table-cell/>
          <table:table-cell table:style-name="ce104" office:value-type="string" calcext:value-type="string" table:number-columns-spanned="1" table:number-rows-spanned="2">
            <text:p>% of volume of my containers</text:p>
          </table:table-cell>
          <table:table-cell table:style-name="ce104" office:value-type="string" calcext:value-type="string" table:number-columns-spanned="1" table:number-rows-spanned="2">
            <text:p>Proportional structural mass</text:p>
          </table:table-cell>
          <table:table-cell table:style-name="ce104" office:value-type="string" calcext:value-type="string" table:number-columns-spanned="1" table:number-rows-spanned="2">
            <text:p>% of mass of my containers</text:p>
          </table:table-cell>
          <table:table-cell table:style-name="ce104" office:value-type="string" calcext:value-type="string" table:number-columns-spanned="1" table:number-rows-spanned="2">
            <text:p>Proportional cost</text:p>
          </table:table-cell>
          <table:table-cell table:style-name="ce104" office:value-type="string" calcext:value-type="string" table:number-columns-spanned="1" table:number-rows-spanned="2">
            <text:p>% of cost of my containers</text:p>
          </table:table-cell>
          <table:table-cell table:number-columns-repeated="1013"/>
        </table:table-row>
        <table:table-row table:style-name="ro5">
          <table:table-cell/>
          <table:covered-table-cell table:number-columns-repeated="4"/>
          <table:table-cell/>
          <table:covered-table-cell table:number-columns-repeated="5"/>
          <table:table-cell table:number-columns-repeated="1013"/>
        </table:table-row>
        <table:table-row table:style-name="ro5">
          <table:table-cell table:style-name="ce14" office:value-type="string" calcext:value-type="string">
            <text:p>small</text:p>
          </table:table-cell>
          <table:table-cell table:style-name="ce61" office:value-type="string" calcext:value-type="string">
            <text:p>16.25</text:p>
          </table:table-cell>
          <table:table-cell table:style-name="ce14" office:value-type="float" office:value="0.03" calcext:value-type="float">
            <text:p>0.03</text:p>
          </table:table-cell>
          <table:table-cell table:style-name="ce61" table:formula="of:=[.C271]*1000" office:value-type="float" office:value="30" calcext:value-type="float">
            <text:p>30.00</text:p>
          </table:table-cell>
          <table:table-cell table:style-name="ce14" office:value-type="float" office:value="35" calcext:value-type="float">
            <text:p>35.00</text:p>
          </table:table-cell>
          <table:table-cell/>
          <table:table-cell table:style-name="ce88" table:formula="of:=[.B271]/[.E235]" office:value-type="float" office:value="0.65" calcext:value-type="float">
            <text:p>0.65</text:p>
          </table:table-cell>
          <table:table-cell table:style-name="ce88" table:formula="of:=[.G271]*[.H235]" office:value-type="float" office:value="0.026" calcext:value-type="float">
            <text:p>0.03</text:p>
          </table:table-cell>
          <table:table-cell table:style-name="ce88" table:formula="of:=[.C271]/[.H235]" office:value-type="float" office:value="0.75" calcext:value-type="float">
            <text:p>0.75</text:p>
          </table:table-cell>
          <table:table-cell table:style-name="ce88" table:formula="of:=[.G271]*[.J235]" office:value-type="float" office:value="32.5" calcext:value-type="float">
            <text:p>32.50</text:p>
          </table:table-cell>
          <table:table-cell table:style-name="ce88" table:formula="of:=[.E271]/[.J235]" office:value-type="float" office:value="0.7" calcext:value-type="float">
            <text:p>0.70</text:p>
          </table:table-cell>
          <table:table-cell table:number-columns-repeated="1013"/>
        </table:table-row>
        <table:table-row table:style-name="ro5">
          <table:table-cell table:style-name="ce14" office:value-type="string" calcext:value-type="string">
            <text:p>medium</text:p>
          </table:table-cell>
          <table:table-cell table:style-name="ce61" office:value-type="string" calcext:value-type="string">
            <text:p>130</text:p>
          </table:table-cell>
          <table:table-cell table:style-name="ce14" office:value-type="float" office:value="0.12" calcext:value-type="float">
            <text:p>0.12</text:p>
          </table:table-cell>
          <table:table-cell table:style-name="ce61" table:formula="of:=[.C272]*1000" office:value-type="float" office:value="120" calcext:value-type="float">
            <text:p>120.00</text:p>
          </table:table-cell>
          <table:table-cell table:style-name="ce14" office:value-type="float" office:value="175" calcext:value-type="float">
            <text:p>175.00</text:p>
          </table:table-cell>
          <table:table-cell/>
          <table:table-cell table:style-name="ce88" table:formula="of:=[.B272]/[.E236]" office:value-type="float" office:value="0.541666666666667" calcext:value-type="float">
            <text:p>0.54</text:p>
          </table:table-cell>
          <table:table-cell table:style-name="ce88" table:formula="of:=[.G272]*[.H236]" office:value-type="float" office:value="0.108333333333333" calcext:value-type="float">
            <text:p>0.11</text:p>
          </table:table-cell>
          <table:table-cell table:style-name="ce88" table:formula="of:=[.C272]/[.H236]" office:value-type="float" office:value="0.6" calcext:value-type="float">
            <text:p>0.60</text:p>
          </table:table-cell>
          <table:table-cell table:style-name="ce88" table:formula="of:=[.G272]*[.J236]" office:value-type="float" office:value="162.5" calcext:value-type="float">
            <text:p>162.50</text:p>
          </table:table-cell>
          <table:table-cell table:style-name="ce88" table:formula="of:=[.E272]/[.J236]" office:value-type="float" office:value="0.583333333333333" calcext:value-type="float">
            <text:p>0.58</text:p>
          </table:table-cell>
          <table:table-cell table:number-columns-repeated="1013"/>
        </table:table-row>
        <table:table-row table:style-name="ro5">
          <table:table-cell table:style-name="ce14" office:value-type="string" calcext:value-type="string">
            <text:p>large</text:p>
          </table:table-cell>
          <table:table-cell table:style-name="ce61" office:value-type="string" calcext:value-type="string">
            <text:p>1040</text:p>
          </table:table-cell>
          <table:table-cell table:style-name="ce14" office:value-type="float" office:value="0.38" calcext:value-type="float">
            <text:p>0.38</text:p>
          </table:table-cell>
          <table:table-cell table:style-name="ce61" table:formula="of:=[.C273]*1000" office:value-type="float" office:value="380" calcext:value-type="float">
            <text:p>380.00</text:p>
          </table:table-cell>
          <table:table-cell table:style-name="ce14" office:value-type="float" office:value="1000" calcext:value-type="float">
            <text:p>1000.00</text:p>
          </table:table-cell>
          <table:table-cell/>
          <table:table-cell table:style-name="ce88" table:formula="of:=[.B273]/[.E237]" office:value-type="float" office:value="0.472727272727273" calcext:value-type="float">
            <text:p>0.47</text:p>
          </table:table-cell>
          <table:table-cell table:style-name="ce88" table:formula="of:=[.G273]*[.H237]" office:value-type="float" office:value="0.354545454545455" calcext:value-type="float">
            <text:p>0.35</text:p>
          </table:table-cell>
          <table:table-cell table:style-name="ce88" table:formula="of:=[.C273]/[.H237]" office:value-type="float" office:value="0.506666666666667" calcext:value-type="float">
            <text:p>0.51</text:p>
          </table:table-cell>
          <table:table-cell table:style-name="ce88" table:formula="of:=[.G273]*[.J237]" office:value-type="float" office:value="945.454545454545" calcext:value-type="float">
            <text:p>945.45</text:p>
          </table:table-cell>
          <table:table-cell table:style-name="ce88" table:formula="of:=[.E273]/[.J237]" office:value-type="float" office:value="0.5" calcext:value-type="float">
            <text:p>0.50</text:p>
          </table:table-cell>
          <table:table-cell table:number-columns-repeated="1013"/>
        </table:table-row>
        <table:table-row table:style-name="ro5" table:number-rows-repeated="3">
          <table:table-cell table:number-columns-repeated="1024"/>
        </table:table-row>
        <table:table-row table:style-name="ro16">
          <table:table-cell/>
          <table:table-cell table:style-name="ce60" office:value-type="string" calcext:value-type="string" table:number-columns-spanned="1" table:number-rows-spanned="2">
            <text:p>Food (L)</text:p>
          </table:table-cell>
          <table:table-cell table:style-name="ce60" office:value-type="string" calcext:value-type="string" table:number-columns-spanned="1" table:number-rows-spanned="2">
            <text:p>Water (L)</text:p>
          </table:table-cell>
          <table:table-cell table:style-name="ce60" office:value-type="string" calcext:value-type="string" table:number-columns-spanned="1" table:number-rows-spanned="2">
            <text:p>Oxygen (L)</text:p>
          </table:table-cell>
          <table:table-cell table:style-name="ce60" office:value-type="string" calcext:value-type="string" table:number-columns-spanned="1" table:number-rows-spanned="2">
            <text:p>Carbon Dioxide (L)</text:p>
          </table:table-cell>
          <table:table-cell table:style-name="ce60" office:value-type="string" calcext:value-type="string" table:number-columns-spanned="1" table:number-rows-spanned="2">
            <text:p>Waste Water (L)</text:p>
          </table:table-cell>
          <table:table-cell table:style-name="ce60" office:value-type="string" calcext:value-type="string" table:number-columns-spanned="1" table:number-rows-spanned="2">
            <text:p>Waste (L)</text:p>
          </table:table-cell>
          <table:table-cell table:style-name="ce60" office:value-type="string" calcext:value-type="string" table:number-columns-spanned="1" table:number-rows-spanned="2">
            <text:p>Total (L)</text:p>
          </table:table-cell>
          <table:table-cell table:style-name="ce60" office:value-type="string" calcext:value-type="string" table:number-columns-spanned="1" table:number-rows-spanned="2">
            <text:p>Total as stored (L)</text:p>
          </table:table-cell>
          <table:table-cell table:style-name="ce60" table:number-columns-spanned="1" table:number-rows-spanned="2"/>
          <table:table-cell table:style-name="ce60" office:value-type="string" calcext:value-type="string" table:number-columns-spanned="1" table:number-rows-spanned="2">
            <text:p>contents mass (kg)</text:p>
          </table:table-cell>
          <table:table-cell table:style-name="ce60" office:value-type="string" calcext:value-type="string" table:number-columns-spanned="1" table:number-rows-spanned="2">
            <text:p>total mass (kg)</text:p>
          </table:table-cell>
          <table:table-cell table:style-name="ce60" office:value-type="string" calcext:value-type="string" table:number-columns-spanned="1" table:number-rows-spanned="2">
            <text:p>contents cost (K$)</text:p>
          </table:table-cell>
          <table:table-cell table:style-name="ce60" office:value-type="string" calcext:value-type="string" table:number-columns-spanned="1" table:number-rows-spanned="2">
            <text:p>total cost (K$)</text:p>
          </table:table-cell>
          <table:table-cell table:style-name="ce60" table:number-columns-spanned="1" table:number-rows-spanned="2"/>
          <table:table-cell table:style-name="ce60" office:value-type="string" calcext:value-type="string" table:number-columns-spanned="1" table:number-rows-spanned="2">
            <text:p>contents mass %</text:p>
          </table:table-cell>
          <table:table-cell table:style-name="ce60" office:value-type="string" calcext:value-type="string" table:number-columns-spanned="1" table:number-rows-spanned="2">
            <text:p>contents cost %</text:p>
          </table:table-cell>
          <table:table-cell table:number-columns-repeated="1007"/>
        </table:table-row>
        <table:table-row table:style-name="ro5">
          <table:table-cell/>
          <table:covered-table-cell table:number-columns-repeated="16"/>
          <table:table-cell table:number-columns-repeated="1007"/>
        </table:table-row>
        <table:table-row table:style-name="ro5">
          <table:table-cell table:style-name="ce14" office:value-type="string" calcext:value-type="string">
            <text:p>small all</text:p>
          </table:table-cell>
          <table:table-cell table:style-name="ce62" table:formula="of:=ROUNDDOWN((([.B271]*[.$F$223])*[.$B$223]);[.$M$245])" office:value-type="float" office:value="5" calcext:value-type="float">
            <text:p>5.00</text:p>
          </table:table-cell>
          <table:table-cell table:style-name="ce62" table:formula="of:=ROUNDDOWN((([.B271]*[.$F$224])*[.$B$224]);[.$M$245])" office:value-type="float" office:value="3.3" calcext:value-type="float">
            <text:p>3.30</text:p>
          </table:table-cell>
          <table:table-cell table:style-name="ce62" table:formula="of:=ROUNDDOWN((([.B271]*[.$F$225])*[.$B$225]);[.$M$245])" office:value-type="float" office:value="508.4" calcext:value-type="float">
            <text:p>508.40</text:p>
          </table:table-cell>
          <table:table-cell table:style-name="ce62" table:formula="of:=ROUNDDOWN((([.B271]*[.$F$226])*[.$B$226]);[.$M$245])" office:value-type="float" office:value="439.2" calcext:value-type="float">
            <text:p>439.20</text:p>
          </table:table-cell>
          <table:table-cell table:style-name="ce62" table:formula="of:=ROUNDDOWN((([.B271]*[.$F$227])*[.$B$227]);[.$M$245])" office:value-type="float" office:value="4.2" calcext:value-type="float">
            <text:p>4.20</text:p>
          </table:table-cell>
          <table:table-cell table:style-name="ce62" table:formula="of:=ROUNDDOWN((([.B271]*[.$F$228])*[.$B$228]);[.$M$245])" office:value-type="float" office:value="0.4" calcext:value-type="float">
            <text:p>0.40</text:p>
          </table:table-cell>
          <table:table-cell table:style-name="ce14" table:formula="of:=SUM([.B279:.G279])" office:value-type="float" office:value="960.5" calcext:value-type="float">
            <text:p>960.50</text:p>
          </table:table-cell>
          <table:table-cell table:style-name="ce14" table:formula="of:=((((([.B279]/[.B$223])+([.C279]/[.B$224]))+([.D279]/[.B$225]))+([.E279]/[.B$226]))+([.F279]/[.B$227]))+([.G279]/[.B$228])" office:value-type="float" office:value="16.1213186748002" calcext:value-type="float">
            <text:p>16.12</text:p>
          </table:table-cell>
          <table:table-cell table:style-name="ce14" table:formula="of:=[.I279]/[.B$271]" office:value-type="float" office:value="0.992081149218476" calcext:value-type="float">
            <text:p>0.99</text:p>
          </table:table-cell>
          <table:table-cell table:style-name="ce14" table:formula="of:=((((([.B279]*[.D$209])+([.C279]*[.D$210]))+([.D279]*[.D$211]))+([.E279]*[.D$212]))+([.F279]*[.D$213]))+([.G279]*[.D$214])" office:value-type="float" office:value="10.7998684991453" calcext:value-type="float">
            <text:p>10.80</text:p>
          </table:table-cell>
          <table:table-cell table:style-name="ce14" table:formula="of:=[.K279]+([.C$271]*1000)" office:value-type="float" office:value="40.7998684991453" calcext:value-type="float">
            <text:p>40.80</text:p>
          </table:table-cell>
          <table:table-cell table:style-name="ce14" table:formula="of:=((((([.B279]*[.L$209])+([.C279]*[.L$210]))+([.D279]*[.L$211]))+([.E279]*[.L$212]))+([.F279]*[.L$213]))+([.G279]*[.L$214])" office:value-type="float" office:value="1.2254005266735" calcext:value-type="float">
            <text:p>1.23</text:p>
          </table:table-cell>
          <table:table-cell table:style-name="ce62" table:formula="of:=ROUNDUP(([.M279]+[.E$271]);[.$N$245])" office:value-type="float" office:value="36.3" calcext:value-type="float">
            <text:p>36.30</text:p>
          </table:table-cell>
          <table:table-cell/>
          <table:table-cell table:style-name="ce14" table:formula="of:=[.K279]/[.L279]" office:value-type="float" office:value="0.264703512448123" calcext:value-type="float">
            <text:p>0.26</text:p>
          </table:table-cell>
          <table:table-cell table:style-name="ce14" table:formula="of:=[.M279]/[.N279]" office:value-type="float" office:value="0.0337575902664877" calcext:value-type="float">
            <text:p>0.03</text:p>
          </table:table-cell>
          <table:table-cell table:number-columns-repeated="1007"/>
        </table:table-row>
        <table:table-row table:style-name="ro5">
          <table:table-cell table:style-name="ce14" office:value-type="string" calcext:value-type="string">
            <text:p>medium all</text:p>
          </table:table-cell>
          <table:table-cell table:style-name="ce62" table:formula="of:=ROUNDDOWN((([.B272]*[.$F$223])*[.$B$223]);[.$M$245])" office:value-type="float" office:value="40.1" calcext:value-type="float">
            <text:p>40.10</text:p>
          </table:table-cell>
          <table:table-cell table:style-name="ce62" table:formula="of:=ROUNDDOWN((([.B272]*[.$F$224])*[.$B$224]);[.$M$245])" office:value-type="float" office:value="26.5" calcext:value-type="float">
            <text:p>26.50</text:p>
          </table:table-cell>
          <table:table-cell table:style-name="ce62" table:formula="of:=ROUNDDOWN((([.B272]*[.$F$225])*[.$B$225]);[.$M$245])" office:value-type="float" office:value="4067.9" calcext:value-type="float">
            <text:p>4067.90</text:p>
          </table:table-cell>
          <table:table-cell table:style-name="ce62" table:formula="of:=ROUNDDOWN((([.B272]*[.$F$226])*[.$B$226]);[.$M$245])" office:value-type="float" office:value="3513.8" calcext:value-type="float">
            <text:p>3513.80</text:p>
          </table:table-cell>
          <table:table-cell table:style-name="ce62" table:formula="of:=ROUNDDOWN((([.B272]*[.$F$227])*[.$B$227]);[.$M$245])" office:value-type="float" office:value="33.8" calcext:value-type="float">
            <text:p>33.80</text:p>
          </table:table-cell>
          <table:table-cell table:style-name="ce62" table:formula="of:=ROUNDDOWN((([.B272]*[.$F$228])*[.$B$228]);[.$M$245])" office:value-type="float" office:value="3.6" calcext:value-type="float">
            <text:p>3.60</text:p>
          </table:table-cell>
          <table:table-cell table:style-name="ce14" table:formula="of:=SUM([.B280:.G280])" office:value-type="float" office:value="7685.7" calcext:value-type="float">
            <text:p>7685.70</text:p>
          </table:table-cell>
          <table:table-cell table:style-name="ce14" table:formula="of:=((((([.B280]/[.B$223])+([.C280]/[.B$224]))+([.D280]/[.B$225]))+([.E280]/[.B$226]))+([.F280]/[.B$227]))+([.G280]/[.B$228])" office:value-type="float" office:value="129.774134865422" calcext:value-type="float">
            <text:p>129.77</text:p>
          </table:table-cell>
          <table:table-cell table:style-name="ce14" table:formula="of:=[.I280]/[.B$272]" office:value-type="float" office:value="0.998262575887863" calcext:value-type="float">
            <text:p>1.00</text:p>
          </table:table-cell>
          <table:table-cell table:style-name="ce14" table:formula="of:=((((([.B280]*[.D$209])+([.C280]*[.D$210]))+([.D280]*[.D$211]))+([.E280]*[.D$212]))+([.F280]*[.D$213]))+([.G280]*[.D$214])" office:value-type="float" office:value="87.0294280991453" calcext:value-type="float">
            <text:p>87.03</text:p>
          </table:table-cell>
          <table:table-cell table:style-name="ce14" table:formula="of:=[.K280]+([.C$272]*1000)" office:value-type="float" office:value="207.029428099145" calcext:value-type="float">
            <text:p>207.03</text:p>
          </table:table-cell>
          <table:table-cell table:style-name="ce14" table:formula="of:=((((([.B280]*[.L$209])+([.C280]*[.L$210]))+([.D280]*[.L$211]))+([.E280]*[.L$212]))+([.F280]*[.L$213]))+([.G280]*[.L$214])" office:value-type="float" office:value="9.8272107686735" calcext:value-type="float">
            <text:p>9.83</text:p>
          </table:table-cell>
          <table:table-cell table:style-name="ce62" table:formula="of:=ROUNDUP(([.M280]+[.E$272]);[.$N$245])" office:value-type="float" office:value="184.9" calcext:value-type="float">
            <text:p>184.90</text:p>
          </table:table-cell>
          <table:table-cell/>
          <table:table-cell table:style-name="ce14" table:formula="of:=[.K280]/[.L280]" office:value-type="float" office:value="0.420372257694048" calcext:value-type="float">
            <text:p>0.42</text:p>
          </table:table-cell>
          <table:table-cell table:style-name="ce14" table:formula="of:=[.M280]/[.N280]" office:value-type="float" office:value="0.0531487872832531" calcext:value-type="float">
            <text:p>0.05</text:p>
          </table:table-cell>
          <table:table-cell table:number-columns-repeated="1007"/>
        </table:table-row>
        <table:table-row table:style-name="ro5">
          <table:table-cell table:style-name="ce14" office:value-type="string" calcext:value-type="string">
            <text:p>large all</text:p>
          </table:table-cell>
          <table:table-cell table:style-name="ce62" table:formula="of:=ROUNDDOWN((([.B273]*[.$F$223])*[.$B$223]);[.$M$245])" office:value-type="float" office:value="321.4" calcext:value-type="float">
            <text:p>321.40</text:p>
          </table:table-cell>
          <table:table-cell table:style-name="ce62" table:formula="of:=ROUNDDOWN((([.B273]*[.$F$224])*[.$B$224]);[.$M$245])" office:value-type="float" office:value="212.4" calcext:value-type="float">
            <text:p>212.40</text:p>
          </table:table-cell>
          <table:table-cell table:style-name="ce62" table:formula="of:=ROUNDDOWN((([.B273]*[.$F$225])*[.$B$225]);[.$M$245])" office:value-type="float" office:value="32543.9" calcext:value-type="float">
            <text:p>32543.90</text:p>
          </table:table-cell>
          <table:table-cell table:style-name="ce62" table:formula="of:=ROUNDDOWN((([.B273]*[.$F$226])*[.$B$226]);[.$M$245])" office:value-type="float" office:value="28111" calcext:value-type="float">
            <text:p>28111.00</text:p>
          </table:table-cell>
          <table:table-cell table:style-name="ce62" table:formula="of:=ROUNDDOWN((([.B273]*[.$F$227])*[.$B$227]);[.$M$245])" office:value-type="float" office:value="270.5" calcext:value-type="float">
            <text:p>270.50</text:p>
          </table:table-cell>
          <table:table-cell table:style-name="ce62" table:formula="of:=ROUNDDOWN((([.B273]*[.$F$228])*[.$B$228]);[.$M$245])" office:value-type="float" office:value="29.2" calcext:value-type="float">
            <text:p>29.20</text:p>
          </table:table-cell>
          <table:table-cell table:style-name="ce14" table:formula="of:=SUM([.B281:.G281])" office:value-type="float" office:value="61488.4" calcext:value-type="float">
            <text:p>61488.40</text:p>
          </table:table-cell>
          <table:table-cell table:style-name="ce14" table:formula="of:=((((([.B281]/[.B$223])+([.C281]/[.B$224]))+([.D281]/[.B$225]))+([.E281]/[.B$226]))+([.F281]/[.B$227]))+([.G281]/[.B$228])" office:value-type="float" office:value="1039.69750434304" calcext:value-type="float">
            <text:p>1039.70</text:p>
          </table:table-cell>
          <table:table-cell table:style-name="ce14" table:formula="of:=[.I281]/[.B$273]" office:value-type="float" office:value="0.999709138791385" calcext:value-type="float">
            <text:p>1.00</text:p>
          </table:table-cell>
          <table:table-cell table:style-name="ce14" table:formula="of:=((((([.B281]*[.D$209])+([.C281]*[.D$210]))+([.D281]*[.D$211]))+([.E281]*[.D$212]))+([.F281]*[.D$213]))+([.G281]*[.D$214])" office:value-type="float" office:value="697.20669982906" calcext:value-type="float">
            <text:p>697.21</text:p>
          </table:table-cell>
          <table:table-cell table:style-name="ce14" table:formula="of:=[.K281]+([.C$273]*1000)" office:value-type="float" office:value="1077.20669982906" calcext:value-type="float">
            <text:p>1077.21</text:p>
          </table:table-cell>
          <table:table-cell table:style-name="ce14" table:formula="of:=((((([.B281]*[.L$209])+([.C281]*[.L$210]))+([.D281]*[.L$211]))+([.E281]*[.L$212]))+([.F281]*[.L$213]))+([.G281]*[.L$214])" office:value-type="float" office:value="78.7613700551008" calcext:value-type="float">
            <text:p>78.76</text:p>
          </table:table-cell>
          <table:table-cell table:style-name="ce62" table:formula="of:=ROUNDUP(([.M281]+[.E$273]);[.$N$245])" office:value-type="float" office:value="1078.8" calcext:value-type="float">
            <text:p>1078.80</text:p>
          </table:table-cell>
          <table:table-cell/>
          <table:table-cell table:style-name="ce14" table:formula="of:=[.K281]/[.L281]" office:value-type="float" office:value="0.647235762588274" calcext:value-type="float">
            <text:p>0.65</text:p>
          </table:table-cell>
          <table:table-cell table:style-name="ce14" table:formula="of:=[.M281]/[.N281]" office:value-type="float" office:value="0.0730083148452918" calcext:value-type="float">
            <text:p>0.07</text:p>
          </table:table-cell>
          <table:table-cell table:number-columns-repeated="1007"/>
        </table:table-row>
        <table:table-row table:style-name="ro5">
          <table:table-cell table:style-name="ce14" office:value-type="string" calcext:value-type="string">
            <text:p>small good</text:p>
          </table:table-cell>
          <table:table-cell table:style-name="ce62" table:formula="of:=ROUNDDOWN((([.B271]*[.$H$223])*[.$B$223]);[.$M$245])" office:value-type="float" office:value="7.6" calcext:value-type="float">
            <text:p>7.60</text:p>
          </table:table-cell>
          <table:table-cell table:style-name="ce62" table:formula="of:=ROUNDDOWN((([.B271]*[.$H$224])*[.$B$224]);[.$M$245])" office:value-type="float" office:value="5" calcext:value-type="float">
            <text:p>5.00</text:p>
          </table:table-cell>
          <table:table-cell table:style-name="ce62" table:formula="of:=ROUNDDOWN((([.B271]*[.$H$225])*[.$B$225]);[.$M$245])" office:value-type="float" office:value="776.4" calcext:value-type="float">
            <text:p>776.40</text:p>
          </table:table-cell>
          <table:table-cell table:style-name="ce62" table:number-columns-repeated="3"/>
          <table:table-cell table:style-name="ce14" table:formula="of:=SUM([.B282:.G282])" office:value-type="float" office:value="789" calcext:value-type="float">
            <text:p>789.00</text:p>
          </table:table-cell>
          <table:table-cell table:style-name="ce14" table:formula="of:=((((([.B282]/[.B$223])+([.C282]/[.B$224]))+([.D282]/[.B$225]))+([.E282]/[.B$226]))+([.F282]/[.B$227]))+([.G282]/[.B$228])" office:value-type="float" office:value="16.1109813983323" calcext:value-type="float">
            <text:p>16.11</text:p>
          </table:table-cell>
          <table:table-cell table:style-name="ce14" table:formula="of:=[.I282]/[.B$271]" office:value-type="float" office:value="0.991445009128139" calcext:value-type="float">
            <text:p>0.99</text:p>
          </table:table-cell>
          <table:table-cell table:style-name="ce14" table:formula="of:=((((([.B282]*[.D$209])+([.C282]*[.D$210]))+([.D282]*[.D$211]))+([.E282]*[.D$212]))+([.F282]*[.D$213]))+([.G282]*[.D$214])" office:value-type="float" office:value="8.23054485470086" calcext:value-type="float">
            <text:p>8.23</text:p>
          </table:table-cell>
          <table:table-cell table:style-name="ce14" table:formula="of:=[.K282]+([.C$271]*1000)" office:value-type="float" office:value="38.2305448547009" calcext:value-type="float">
            <text:p>38.23</text:p>
          </table:table-cell>
          <table:table-cell table:style-name="ce14" table:formula="of:=((((([.B282]*[.L$209])+([.C282]*[.L$210]))+([.D282]*[.L$211]))+([.E282]*[.L$212]))+([.F282]*[.L$213]))+([.G282]*[.L$214])" office:value-type="float" office:value="1.86279879689573" calcext:value-type="float">
            <text:p>1.86</text:p>
          </table:table-cell>
          <table:table-cell table:style-name="ce62" table:formula="of:=ROUNDUP(([.M282]+[.E$271]);[.$N$245])" office:value-type="float" office:value="36.9" calcext:value-type="float">
            <text:p>36.90</text:p>
          </table:table-cell>
          <table:table-cell/>
          <table:table-cell table:style-name="ce14" table:formula="of:=[.K282]/[.L282]" office:value-type="float" office:value="0.215287145029763" calcext:value-type="float">
            <text:p>0.22</text:p>
          </table:table-cell>
          <table:table-cell table:style-name="ce14" table:formula="of:=[.M282]/[.N282]" office:value-type="float" office:value="0.0504823522193964" calcext:value-type="float">
            <text:p>0.05</text:p>
          </table:table-cell>
          <table:table-cell table:number-columns-repeated="1007"/>
        </table:table-row>
        <table:table-row table:style-name="ro7">
          <table:table-cell table:style-name="ce14" office:value-type="string" calcext:value-type="string">
            <text:p>medium good</text:p>
          </table:table-cell>
          <table:table-cell table:style-name="ce62" table:formula="of:=ROUNDDOWN((([.B272]*[.$H$223])*[.$B$223]);[.$M$245])" office:value-type="float" office:value="61.3" calcext:value-type="float">
            <text:p>61.30</text:p>
          </table:table-cell>
          <table:table-cell table:style-name="ce62" table:formula="of:=ROUNDDOWN((([.B272]*[.$H$224])*[.$B$224]);[.$M$245])" office:value-type="float" office:value="40.5" calcext:value-type="float">
            <text:p>40.50</text:p>
          </table:table-cell>
          <table:table-cell table:style-name="ce62" table:formula="of:=ROUNDDOWN((([.B272]*[.$H$225])*[.$B$225]);[.$M$245])" office:value-type="float" office:value="6211.2" calcext:value-type="float">
            <text:p>6211.20</text:p>
          </table:table-cell>
          <table:table-cell table:style-name="ce62" table:number-columns-repeated="3"/>
          <table:table-cell table:style-name="ce14" table:formula="of:=SUM([.B283:.G283])" office:value-type="float" office:value="6313" calcext:value-type="float">
            <text:p>6313.00</text:p>
          </table:table-cell>
          <table:table-cell table:style-name="ce14" table:formula="of:=((((([.B283]/[.B$223])+([.C283]/[.B$224]))+([.D283]/[.B$225]))+([.E283]/[.B$226]))+([.F283]/[.B$227]))+([.G283]/[.B$228])" office:value-type="float" office:value="129.887851186658" calcext:value-type="float">
            <text:p>129.89</text:p>
          </table:table-cell>
          <table:table-cell table:style-name="ce14" table:formula="of:=[.I283]/[.B$272]" office:value-type="float" office:value="0.999137316820447" calcext:value-type="float">
            <text:p>1.00</text:p>
          </table:table-cell>
          <table:table-cell table:style-name="ce14" table:formula="of:=((((([.B283]*[.D$209])+([.C283]*[.D$210]))+([.D283]*[.D$211]))+([.E283]*[.D$212]))+([.F283]*[.D$213]))+([.G283]*[.D$214])" office:value-type="float" office:value="66.4848733675214" calcext:value-type="float">
            <text:p>66.48</text:p>
          </table:table-cell>
          <table:table-cell table:style-name="ce14" table:formula="of:=[.K283]+([.C$272]*1000)" office:value-type="float" office:value="186.484873367521" calcext:value-type="float">
            <text:p>186.48</text:p>
          </table:table-cell>
          <table:table-cell table:style-name="ce14" table:formula="of:=((((([.B283]*[.L$209])+([.C283]*[.L$210]))+([.D283]*[.L$211]))+([.E283]*[.L$212]))+([.F283]*[.L$213]))+([.G283]*[.L$214])" office:value-type="float" office:value="15.0222277255932" calcext:value-type="float">
            <text:p>15.02</text:p>
          </table:table-cell>
          <table:table-cell table:style-name="ce62" table:formula="of:=ROUNDUP(([.M283]+[.E$272]);[.$N$245])" office:value-type="float" office:value="190.1" calcext:value-type="float">
            <text:p>190.10</text:p>
          </table:table-cell>
          <table:table-cell/>
          <table:table-cell table:style-name="ce14" table:formula="of:=[.K283]/[.L283]" office:value-type="float" office:value="0.356516172957868" calcext:value-type="float">
            <text:p>0.36</text:p>
          </table:table-cell>
          <table:table-cell table:style-name="ce14" table:formula="of:=[.M283]/[.N283]" office:value-type="float" office:value="0.0790227655212686" calcext:value-type="float">
            <text:p>0.08</text:p>
          </table:table-cell>
          <table:table-cell table:number-columns-repeated="1007"/>
        </table:table-row>
        <table:table-row table:style-name="ro5">
          <table:table-cell table:style-name="ce14" office:value-type="string" calcext:value-type="string">
            <text:p>large good</text:p>
          </table:table-cell>
          <table:table-cell table:style-name="ce62" table:formula="of:=ROUNDDOWN((([.B273]*[.$H$223])*[.$B$223]);[.$M$245])" office:value-type="float" office:value="490.8" calcext:value-type="float">
            <text:p>490.80</text:p>
          </table:table-cell>
          <table:table-cell table:style-name="ce62" table:formula="of:=ROUNDDOWN((([.B273]*[.$H$224])*[.$B$224]);[.$M$245])" office:value-type="float" office:value="324.4" calcext:value-type="float">
            <text:p>324.40</text:p>
          </table:table-cell>
          <table:table-cell table:style-name="ce62" table:formula="of:=ROUNDDOWN((([.B273]*[.$H$225])*[.$B$225]);[.$M$245])" office:value-type="float" office:value="49689.9" calcext:value-type="float">
            <text:p>49689.90</text:p>
          </table:table-cell>
          <table:table-cell table:style-name="ce62" table:number-columns-repeated="3"/>
          <table:table-cell table:style-name="ce14" table:formula="of:=SUM([.B284:.G284])" office:value-type="float" office:value="50505.1" calcext:value-type="float">
            <text:p>50505.10</text:p>
          </table:table-cell>
          <table:table-cell table:style-name="ce14" table:formula="of:=((((([.B284]/[.B$223])+([.C284]/[.B$224]))+([.D284]/[.B$225]))+([.E284]/[.B$226]))+([.F284]/[.B$227]))+([.G284]/[.B$228])" office:value-type="float" office:value="1039.90416613214" calcext:value-type="float">
            <text:p>1039.90</text:p>
          </table:table-cell>
          <table:table-cell table:style-name="ce14" table:formula="of:=[.I284]/[.B$273]" office:value-type="float" office:value="0.999907852050131" calcext:value-type="float">
            <text:p>1.00</text:p>
          </table:table-cell>
          <table:table-cell table:style-name="ce14" table:formula="of:=((((([.B284]*[.D$209])+([.C284]*[.D$210]))+([.D284]*[.D$211]))+([.E284]*[.D$212]))+([.F284]*[.D$213]))+([.G284]*[.D$214])" office:value-type="float" office:value="532.391821564103" calcext:value-type="float">
            <text:p>532.39</text:p>
          </table:table-cell>
          <table:table-cell table:style-name="ce14" table:formula="of:=[.K284]+([.C$273]*1000)" office:value-type="float" office:value="912.391821564103" calcext:value-type="float">
            <text:p>912.39</text:p>
          </table:table-cell>
          <table:table-cell table:style-name="ce14" table:formula="of:=((((([.B284]*[.L$209])+([.C284]*[.L$210]))+([.D284]*[.L$211]))+([.E284]*[.L$212]))+([.F284]*[.L$213]))+([.G284]*[.L$214])" office:value-type="float" office:value="120.273708435887" calcext:value-type="float">
            <text:p>120.27</text:p>
          </table:table-cell>
          <table:table-cell table:style-name="ce62" table:formula="of:=ROUNDUP(([.M284]+[.E$273]);[.$N$245])" office:value-type="float" office:value="1120.3" calcext:value-type="float">
            <text:p>1120.30</text:p>
          </table:table-cell>
          <table:table-cell/>
          <table:table-cell table:style-name="ce14" table:formula="of:=[.K284]/[.L284]" office:value-type="float" office:value="0.583512268502615" calcext:value-type="float">
            <text:p>0.58</text:p>
          </table:table-cell>
          <table:table-cell table:style-name="ce14" table:formula="of:=[.M284]/[.N284]" office:value-type="float" office:value="0.107358482938398" calcext:value-type="float">
            <text:p>0.11</text:p>
          </table:table-cell>
          <table:table-cell table:number-columns-repeated="1007"/>
        </table:table-row>
        <table:table-row table:style-name="ro7">
          <table:table-cell table:style-name="ce14" office:value-type="string" calcext:value-type="string">
            <text:p>small waste</text:p>
          </table:table-cell>
          <table:table-cell table:style-name="ce62" table:number-columns-repeated="3"/>
          <table:table-cell table:style-name="ce62" table:formula="of:=ROUNDDOWN((([.B271]*[.$J$226])*[.$B$226]);[.$M$245])" office:value-type="float" office:value="1272.9" calcext:value-type="float">
            <text:p>1272.90</text:p>
          </table:table-cell>
          <table:table-cell table:style-name="ce62" table:formula="of:=ROUNDDOWN((([.B271]*[.$J$227])*[.$B$227]);[.$M$245])" office:value-type="float" office:value="12.2" calcext:value-type="float">
            <text:p>12.20</text:p>
          </table:table-cell>
          <table:table-cell table:style-name="ce62" table:formula="of:=ROUNDDOWN((([.B271]*[.$J$228])*[.$B$228]);[.$M$245])" office:value-type="float" office:value="1.3" calcext:value-type="float">
            <text:p>1.30</text:p>
          </table:table-cell>
          <table:table-cell table:style-name="ce14" table:formula="of:=SUM([.B285:.G285])" office:value-type="float" office:value="1286.4" calcext:value-type="float">
            <text:p>1286.40</text:p>
          </table:table-cell>
          <table:table-cell table:style-name="ce14" table:formula="of:=((((([.B285]/[.B$223])+([.C285]/[.B$224]))+([.D285]/[.B$225]))+([.E285]/[.B$226]))+([.F285]/[.B$227]))+([.G285]/[.B$228])" office:value-type="float" office:value="16.172939296093" calcext:value-type="float">
            <text:p>16.17</text:p>
          </table:table-cell>
          <table:table-cell table:style-name="ce14" table:formula="of:=[.I285]/[.B$271]" office:value-type="float" office:value="0.995257802836492" calcext:value-type="float">
            <text:p>1.00</text:p>
          </table:table-cell>
          <table:table-cell table:style-name="ce14" table:formula="of:=((((([.B285]*[.D$209])+([.C285]*[.D$210]))+([.D285]*[.D$211]))+([.E285]*[.D$212]))+([.F285]*[.D$213]))+([.G285]*[.D$214])" office:value-type="float" office:value="15.7194279" calcext:value-type="float">
            <text:p>15.72</text:p>
          </table:table-cell>
          <table:table-cell table:style-name="ce14" table:formula="of:=[.K285]+([.C$271]*1000)" office:value-type="float" office:value="45.7194279" calcext:value-type="float">
            <text:p>45.72</text:p>
          </table:table-cell>
          <table:table-cell table:style-name="ce14" table:formula="of:=((((([.B285]*[.L$209])+([.C285]*[.L$210]))+([.D285]*[.L$211]))+([.E285]*[.L$212]))+([.F285]*[.L$213]))+([.G285]*[.L$214])" office:value-type="float" office:value="0" calcext:value-type="float">
            <text:p>0.00</text:p>
          </table:table-cell>
          <table:table-cell table:style-name="ce62" table:formula="of:=ROUNDUP(([.M285]+[.E$271]);[.$N$245])" office:value-type="float" office:value="35" calcext:value-type="float">
            <text:p>35.00</text:p>
          </table:table-cell>
          <table:table-cell/>
          <table:table-cell table:style-name="ce14" table:formula="of:=[.K285]/[.L285]" office:value-type="float" office:value="0.343823810183766" calcext:value-type="float">
            <text:p>0.34</text:p>
          </table:table-cell>
          <table:table-cell table:style-name="ce14" table:formula="of:=[.M285]/[.N285]" office:value-type="float" office:value="0" calcext:value-type="float">
            <text:p>0.00</text:p>
          </table:table-cell>
          <table:table-cell table:number-columns-repeated="1007"/>
        </table:table-row>
        <table:table-row table:style-name="ro7">
          <table:table-cell table:style-name="ce14" office:value-type="string" calcext:value-type="string">
            <text:p>medium waste</text:p>
          </table:table-cell>
          <table:table-cell table:style-name="ce62" table:number-columns-repeated="3"/>
          <table:table-cell table:style-name="ce62" table:formula="of:=ROUNDDOWN((([.B272]*[.$J$226])*[.$B$226]);[.$M$245])" office:value-type="float" office:value="10183.4" calcext:value-type="float">
            <text:p>10183.40</text:p>
          </table:table-cell>
          <table:table-cell table:style-name="ce62" table:formula="of:=ROUNDDOWN((([.B272]*[.$J$227])*[.$B$227]);[.$M$245])" office:value-type="float" office:value="98" calcext:value-type="float">
            <text:p>98.00</text:p>
          </table:table-cell>
          <table:table-cell table:style-name="ce62" table:formula="of:=ROUNDDOWN((([.B272]*[.$J$228])*[.$B$228]);[.$M$245])" office:value-type="float" office:value="10.5" calcext:value-type="float">
            <text:p>10.50</text:p>
          </table:table-cell>
          <table:table-cell table:style-name="ce14" table:formula="of:=SUM([.B286:.G286])" office:value-type="float" office:value="10291.9" calcext:value-type="float">
            <text:p>10291.90</text:p>
          </table:table-cell>
          <table:table-cell table:style-name="ce14" table:formula="of:=((((([.B286]/[.B$223])+([.C286]/[.B$224]))+([.D286]/[.B$225]))+([.E286]/[.B$226]))+([.F286]/[.B$227]))+([.G286]/[.B$228])" office:value-type="float" office:value="129.883934345065" calcext:value-type="float">
            <text:p>129.88</text:p>
          </table:table-cell>
          <table:table-cell table:style-name="ce14" table:formula="of:=[.I286]/[.B$272]" office:value-type="float" office:value="0.999107187269732" calcext:value-type="float">
            <text:p>1.00</text:p>
          </table:table-cell>
          <table:table-cell table:style-name="ce14" table:formula="of:=((((([.B286]*[.D$209])+([.C286]*[.D$210]))+([.D286]*[.D$211]))+([.E286]*[.D$212]))+([.F286]*[.D$213]))+([.G286]*[.D$214])" office:value-type="float" office:value="126.2328134" calcext:value-type="float">
            <text:p>126.23</text:p>
          </table:table-cell>
          <table:table-cell table:style-name="ce14" table:formula="of:=[.K286]+([.C$272]*1000)" office:value-type="float" office:value="246.2328134" calcext:value-type="float">
            <text:p>246.23</text:p>
          </table:table-cell>
          <table:table-cell table:style-name="ce14" table:formula="of:=((((([.B286]*[.L$209])+([.C286]*[.L$210]))+([.D286]*[.L$211]))+([.E286]*[.L$212]))+([.F286]*[.L$213]))+([.G286]*[.L$214])" office:value-type="float" office:value="0" calcext:value-type="float">
            <text:p>0.00</text:p>
          </table:table-cell>
          <table:table-cell table:style-name="ce62" table:formula="of:=ROUNDUP(([.M286]+[.E$272]);[.$N$245])" office:value-type="float" office:value="175" calcext:value-type="float">
            <text:p>175.00</text:p>
          </table:table-cell>
          <table:table-cell/>
          <table:table-cell table:style-name="ce14" table:formula="of:=[.K286]/[.L286]" office:value-type="float" office:value="0.512656342008071" calcext:value-type="float">
            <text:p>0.51</text:p>
          </table:table-cell>
          <table:table-cell table:style-name="ce14" table:formula="of:=[.M286]/[.N286]" office:value-type="float" office:value="0" calcext:value-type="float">
            <text:p>0.00</text:p>
          </table:table-cell>
          <table:table-cell table:number-columns-repeated="1007"/>
        </table:table-row>
        <table:table-row table:style-name="ro7">
          <table:table-cell table:style-name="ce14" office:value-type="string" calcext:value-type="string">
            <text:p>large waste</text:p>
          </table:table-cell>
          <table:table-cell table:style-name="ce62" table:number-columns-repeated="3"/>
          <table:table-cell table:style-name="ce62" table:formula="of:=ROUNDDOWN((([.B273]*[.$J$226])*[.$B$226]);[.$M$245])" office:value-type="float" office:value="81467.2" calcext:value-type="float">
            <text:p>81467.20</text:p>
          </table:table-cell>
          <table:table-cell table:style-name="ce62" table:formula="of:=ROUNDDOWN((([.B273]*[.$J$227])*[.$B$227]);[.$M$245])" office:value-type="float" office:value="784.2" calcext:value-type="float">
            <text:p>784.20</text:p>
          </table:table-cell>
          <table:table-cell table:style-name="ce62" table:formula="of:=ROUNDDOWN((([.B273]*[.$J$228])*[.$B$228]);[.$M$245])" office:value-type="float" office:value="84.7" calcext:value-type="float">
            <text:p>84.70</text:p>
          </table:table-cell>
          <table:table-cell table:style-name="ce14" table:formula="of:=SUM([.B287:.G287])" office:value-type="float" office:value="82336.1" calcext:value-type="float">
            <text:p>82336.10</text:p>
          </table:table-cell>
          <table:table-cell table:style-name="ce14" table:formula="of:=((((([.B287]/[.B$223])+([.C287]/[.B$224]))+([.D287]/[.B$225]))+([.E287]/[.B$226]))+([.F287]/[.B$227]))+([.G287]/[.B$228])" office:value-type="float" office:value="1039.97147476052" calcext:value-type="float">
            <text:p>1039.97</text:p>
          </table:table-cell>
          <table:table-cell table:style-name="ce14" table:formula="of:=[.I287]/[.B$273]" office:value-type="float" office:value="0.999972571885116" calcext:value-type="float">
            <text:p>1.00</text:p>
          </table:table-cell>
          <table:table-cell table:style-name="ce14" table:formula="of:=((((([.B287]*[.D$209])+([.C287]*[.D$210]))+([.D287]*[.D$211]))+([.E287]*[.D$212]))+([.F287]*[.D$213]))+([.G287]*[.D$214])" office:value-type="float" office:value="1010.5885072" calcext:value-type="float">
            <text:p>1010.59</text:p>
          </table:table-cell>
          <table:table-cell table:style-name="ce14" table:formula="of:=[.K287]+([.C$273]*1000)" office:value-type="float" office:value="1390.5885072" calcext:value-type="float">
            <text:p>1390.59</text:p>
          </table:table-cell>
          <table:table-cell table:style-name="ce14" table:formula="of:=((((([.B287]*[.L$209])+([.C287]*[.L$210]))+([.D287]*[.L$211]))+([.E287]*[.L$212]))+([.F287]*[.L$213]))+([.G287]*[.L$214])" office:value-type="float" office:value="0" calcext:value-type="float">
            <text:p>0.00</text:p>
          </table:table-cell>
          <table:table-cell table:style-name="ce62" table:formula="of:=ROUNDUP(([.M287]+[.E$273]);[.$N$245])" office:value-type="float" office:value="1000" calcext:value-type="float">
            <text:p>1000.00</text:p>
          </table:table-cell>
          <table:table-cell/>
          <table:table-cell table:style-name="ce14" table:formula="of:=[.K287]/[.L287]" office:value-type="float" office:value="0.7267344019942" calcext:value-type="float">
            <text:p>0.73</text:p>
          </table:table-cell>
          <table:table-cell table:style-name="ce14" table:formula="of:=[.M287]/[.N287]" office:value-type="float" office:value="0" calcext:value-type="float">
            <text:p>0.00</text:p>
          </table:table-cell>
          <table:table-cell table:number-columns-repeated="1007"/>
        </table:table-row>
        <table:table-row table:style-name="ro5">
          <table:table-cell table:style-name="ce14" office:value-type="string" calcext:value-type="string">
            <text:p>small food</text:p>
          </table:table-cell>
          <table:table-cell table:style-name="ce62" table:formula="of:=ROUNDDOWN(([.B271]*[.B$223]);[.$M$245])" office:value-type="float" office:value="16.2" calcext:value-type="float">
            <text:p>16.20</text:p>
          </table:table-cell>
          <table:table-cell table:style-name="ce62" table:number-columns-repeated="5"/>
          <table:table-cell table:style-name="ce14" table:formula="of:=SUM([.B288:.G288])" office:value-type="float" office:value="16.2" calcext:value-type="float">
            <text:p>16.20</text:p>
          </table:table-cell>
          <table:table-cell table:style-name="ce14" table:formula="of:=((((([.B288]/[.B$223])+([.C288]/[.B$224]))+([.D288]/[.B$225]))+([.E288]/[.B$226]))+([.F288]/[.B$227]))+([.G288]/[.B$228])" office:value-type="float" office:value="16.2" calcext:value-type="float">
            <text:p>16.20</text:p>
          </table:table-cell>
          <table:table-cell table:style-name="ce14" table:formula="of:=[.I288]/[.B$271]" office:value-type="float" office:value="0.996923076923077" calcext:value-type="float">
            <text:p>1.00</text:p>
          </table:table-cell>
          <table:table-cell table:style-name="ce14" table:formula="of:=((((([.B288]*[.D$209])+([.C288]*[.D$210]))+([.D288]*[.D$211]))+([.E288]*[.D$212]))+([.F288]*[.D$213]))+([.G288]*[.D$214])" office:value-type="float" office:value="4.55267076923077" calcext:value-type="float">
            <text:p>4.55</text:p>
          </table:table-cell>
          <table:table-cell table:style-name="ce14" table:formula="of:=[.K288]+([.C$271]*1000)" office:value-type="float" office:value="34.5526707692308" calcext:value-type="float">
            <text:p>34.55</text:p>
          </table:table-cell>
          <table:table-cell table:style-name="ce14" table:formula="of:=((((([.B288]*[.L$209])+([.C288]*[.L$210]))+([.D288]*[.L$211]))+([.E288]*[.L$212]))+([.F288]*[.L$213]))+([.G288]*[.L$214])" office:value-type="float" office:value="3.86977015384615" calcext:value-type="float">
            <text:p>3.87</text:p>
          </table:table-cell>
          <table:table-cell table:style-name="ce62" table:formula="of:=ROUNDUP(([.M288]+[.E$271]);[.$N$245])" office:value-type="float" office:value="38.9" calcext:value-type="float">
            <text:p>38.90</text:p>
          </table:table-cell>
          <table:table-cell/>
          <table:table-cell table:style-name="ce14" table:formula="of:=[.K288]/[.L288]" office:value-type="float" office:value="0.131760314553888" calcext:value-type="float">
            <text:p>0.13</text:p>
          </table:table-cell>
          <table:table-cell table:style-name="ce14" table:formula="of:=[.M288]/[.N288]" office:value-type="float" office:value="0.0994799525410322" calcext:value-type="float">
            <text:p>0.10</text:p>
          </table:table-cell>
          <table:table-cell table:number-columns-repeated="1007"/>
        </table:table-row>
        <table:table-row table:style-name="ro7">
          <table:table-cell table:style-name="ce14" office:value-type="string" calcext:value-type="string">
            <text:p>medium food</text:p>
          </table:table-cell>
          <table:table-cell table:style-name="ce62" table:formula="of:=ROUNDDOWN(([.B272]*[.B$223]);[.$M$245])" office:value-type="float" office:value="130" calcext:value-type="float">
            <text:p>130.00</text:p>
          </table:table-cell>
          <table:table-cell table:style-name="ce62" table:number-columns-repeated="5"/>
          <table:table-cell table:style-name="ce14" table:formula="of:=SUM([.B289:.G289])" office:value-type="float" office:value="130" calcext:value-type="float">
            <text:p>130.00</text:p>
          </table:table-cell>
          <table:table-cell table:style-name="ce14" table:formula="of:=((((([.B289]/[.B$223])+([.C289]/[.B$224]))+([.D289]/[.B$225]))+([.E289]/[.B$226]))+([.F289]/[.B$227]))+([.G289]/[.B$228])" office:value-type="float" office:value="130" calcext:value-type="float">
            <text:p>130.00</text:p>
          </table:table-cell>
          <table:table-cell table:style-name="ce14" table:formula="of:=[.I289]/[.B$272]" office:value-type="float" office:value="1" calcext:value-type="float">
            <text:p>1.00</text:p>
          </table:table-cell>
          <table:table-cell table:style-name="ce14" table:formula="of:=((((([.B289]*[.D$209])+([.C289]*[.D$210]))+([.D289]*[.D$211]))+([.E289]*[.D$212]))+([.F289]*[.D$213]))+([.G289]*[.D$214])" office:value-type="float" office:value="36.5337777777778" calcext:value-type="float">
            <text:p>36.53</text:p>
          </table:table-cell>
          <table:table-cell table:style-name="ce14" table:formula="of:=[.K289]+([.C$272]*1000)" office:value-type="float" office:value="156.533777777778" calcext:value-type="float">
            <text:p>156.53</text:p>
          </table:table-cell>
          <table:table-cell table:style-name="ce14" table:formula="of:=((((([.B289]*[.L$209])+([.C289]*[.L$210]))+([.D289]*[.L$211]))+([.E289]*[.L$212]))+([.F289]*[.L$213]))+([.G289]*[.L$214])" office:value-type="float" office:value="31.0537111111111" calcext:value-type="float">
            <text:p>31.05</text:p>
          </table:table-cell>
          <table:table-cell table:style-name="ce62" table:formula="of:=ROUNDUP(([.M289]+[.E$272]);[.$N$245])" office:value-type="float" office:value="206.1" calcext:value-type="float">
            <text:p>206.10</text:p>
          </table:table-cell>
          <table:table-cell/>
          <table:table-cell table:style-name="ce14" table:formula="of:=[.K289]/[.L289]" office:value-type="float" office:value="0.233392295876502" calcext:value-type="float">
            <text:p>0.23</text:p>
          </table:table-cell>
          <table:table-cell table:style-name="ce14" table:formula="of:=[.M289]/[.N289]" office:value-type="float" office:value="0.15067302819559" calcext:value-type="float">
            <text:p>0.15</text:p>
          </table:table-cell>
          <table:table-cell table:number-columns-repeated="1007"/>
        </table:table-row>
        <table:table-row table:style-name="ro5">
          <table:table-cell table:style-name="ce14" office:value-type="string" calcext:value-type="string">
            <text:p>large food</text:p>
          </table:table-cell>
          <table:table-cell table:style-name="ce62" table:formula="of:=ROUNDDOWN(([.B273]*[.B$223]);[.$M$245])" office:value-type="float" office:value="1040" calcext:value-type="float">
            <text:p>1040.00</text:p>
          </table:table-cell>
          <table:table-cell table:style-name="ce62" table:number-columns-repeated="5"/>
          <table:table-cell table:style-name="ce14" table:formula="of:=SUM([.B290:.G290])" office:value-type="float" office:value="1040" calcext:value-type="float">
            <text:p>1040.00</text:p>
          </table:table-cell>
          <table:table-cell table:style-name="ce14" table:formula="of:=((((([.B290]/[.B$223])+([.C290]/[.B$224]))+([.D290]/[.B$225]))+([.E290]/[.B$226]))+([.F290]/[.B$227]))+([.G290]/[.B$228])" office:value-type="float" office:value="1040" calcext:value-type="float">
            <text:p>1040.00</text:p>
          </table:table-cell>
          <table:table-cell table:style-name="ce14" table:formula="of:=[.I290]/[.B$273]" office:value-type="float" office:value="1" calcext:value-type="float">
            <text:p>1.00</text:p>
          </table:table-cell>
          <table:table-cell table:style-name="ce14" table:formula="of:=((((([.B290]*[.D$209])+([.C290]*[.D$210]))+([.D290]*[.D$211]))+([.E290]*[.D$212]))+([.F290]*[.D$213]))+([.G290]*[.D$214])" office:value-type="float" office:value="292.270222222222" calcext:value-type="float">
            <text:p>292.27</text:p>
          </table:table-cell>
          <table:table-cell table:style-name="ce14" table:formula="of:=[.K290]+([.C$273]*1000)" office:value-type="float" office:value="672.270222222222" calcext:value-type="float">
            <text:p>672.27</text:p>
          </table:table-cell>
          <table:table-cell table:style-name="ce14" table:formula="of:=((((([.B290]*[.L$209])+([.C290]*[.L$210]))+([.D290]*[.L$211]))+([.E290]*[.L$212]))+([.F290]*[.L$213]))+([.G290]*[.L$214])" office:value-type="float" office:value="248.429688888889" calcext:value-type="float">
            <text:p>248.43</text:p>
          </table:table-cell>
          <table:table-cell table:style-name="ce62" table:formula="of:=ROUNDUP(([.M290]+[.E$273]);[.$N$245])" office:value-type="float" office:value="1248.5" calcext:value-type="float">
            <text:p>1248.50</text:p>
          </table:table-cell>
          <table:table-cell/>
          <table:table-cell table:style-name="ce14" table:formula="of:=[.K290]/[.L290]" office:value-type="float" office:value="0.434751105375616" calcext:value-type="float">
            <text:p>0.43</text:p>
          </table:table-cell>
          <table:table-cell table:style-name="ce14" table:formula="of:=[.M290]/[.N290]" office:value-type="float" office:value="0.198982530147288" calcext:value-type="float">
            <text:p>0.20</text:p>
          </table:table-cell>
          <table:table-cell table:number-columns-repeated="1007"/>
        </table:table-row>
        <table:table-row table:style-name="ro7">
          <table:table-cell table:style-name="ce14" office:value-type="string" calcext:value-type="string">
            <text:p>small water</text:p>
          </table:table-cell>
          <table:table-cell table:style-name="ce62"/>
          <table:table-cell table:style-name="ce62" table:formula="of:=ROUNDDOWN(([.B271]*[.B$224]);[.$M$245])" office:value-type="float" office:value="16.2" calcext:value-type="float">
            <text:p>16.20</text:p>
          </table:table-cell>
          <table:table-cell table:style-name="ce62" table:number-columns-repeated="4"/>
          <table:table-cell table:style-name="ce14" table:formula="of:=SUM([.B291:.G291])" office:value-type="float" office:value="16.2" calcext:value-type="float">
            <text:p>16.20</text:p>
          </table:table-cell>
          <table:table-cell table:style-name="ce14" table:formula="of:=((((([.B291]/[.B$223])+([.C291]/[.B$224]))+([.D291]/[.B$225]))+([.E291]/[.B$226]))+([.F291]/[.B$227]))+([.G291]/[.B$228])" office:value-type="float" office:value="16.2" calcext:value-type="float">
            <text:p>16.20</text:p>
          </table:table-cell>
          <table:table-cell table:style-name="ce14" table:formula="of:=[.I291]/[.B$271]" office:value-type="float" office:value="0.996923076923077" calcext:value-type="float">
            <text:p>1.00</text:p>
          </table:table-cell>
          <table:table-cell table:style-name="ce14" table:formula="of:=((((([.B291]*[.D$209])+([.C291]*[.D$210]))+([.D291]*[.D$211]))+([.E291]*[.D$212]))+([.F291]*[.D$213]))+([.G291]*[.D$214])" office:value-type="float" office:value="16.2" calcext:value-type="float">
            <text:p>16.20</text:p>
          </table:table-cell>
          <table:table-cell table:style-name="ce14" table:formula="of:=[.K291]+([.C$271]*1000)" office:value-type="float" office:value="46.2" calcext:value-type="float">
            <text:p>46.20</text:p>
          </table:table-cell>
          <table:table-cell table:style-name="ce14" table:formula="of:=((((([.B291]*[.L$209])+([.C291]*[.L$210]))+([.D291]*[.L$211]))+([.E291]*[.L$212]))+([.F291]*[.L$213]))+([.G291]*[.L$214])" office:value-type="float" office:value="0.01296" calcext:value-type="float">
            <text:p>0.01</text:p>
          </table:table-cell>
          <table:table-cell table:style-name="ce62" table:formula="of:=ROUNDUP(([.M291]+[.E$271]);[.$N$245])" office:value-type="float" office:value="35.1" calcext:value-type="float">
            <text:p>35.10</text:p>
          </table:table-cell>
          <table:table-cell/>
          <table:table-cell table:style-name="ce14" table:formula="of:=[.K291]/[.L291]" office:value-type="float" office:value="0.350649350649351" calcext:value-type="float">
            <text:p>0.35</text:p>
          </table:table-cell>
          <table:table-cell table:style-name="ce14" table:formula="of:=[.M291]/[.N291]" office:value-type="float" office:value="0.000369230769230769" calcext:value-type="float">
            <text:p>0.00</text:p>
          </table:table-cell>
          <table:table-cell table:number-columns-repeated="1007"/>
        </table:table-row>
        <table:table-row table:style-name="ro7">
          <table:table-cell table:style-name="ce14" office:value-type="string" calcext:value-type="string">
            <text:p>medium water</text:p>
          </table:table-cell>
          <table:table-cell table:style-name="ce62"/>
          <table:table-cell table:style-name="ce62" table:formula="of:=ROUNDDOWN(([.B272]*[.B$224]);[.$M$245])" office:value-type="float" office:value="130" calcext:value-type="float">
            <text:p>130.00</text:p>
          </table:table-cell>
          <table:table-cell table:style-name="ce62" table:number-columns-repeated="4"/>
          <table:table-cell table:style-name="ce14" table:formula="of:=SUM([.B292:.G292])" office:value-type="float" office:value="130" calcext:value-type="float">
            <text:p>130.00</text:p>
          </table:table-cell>
          <table:table-cell table:style-name="ce14" table:formula="of:=((((([.B292]/[.B$223])+([.C292]/[.B$224]))+([.D292]/[.B$225]))+([.E292]/[.B$226]))+([.F292]/[.B$227]))+([.G292]/[.B$228])" office:value-type="float" office:value="130" calcext:value-type="float">
            <text:p>130.00</text:p>
          </table:table-cell>
          <table:table-cell table:style-name="ce14" table:formula="of:=[.I292]/[.B$272]" office:value-type="float" office:value="1" calcext:value-type="float">
            <text:p>1.00</text:p>
          </table:table-cell>
          <table:table-cell table:style-name="ce14" table:formula="of:=((((([.B292]*[.D$209])+([.C292]*[.D$210]))+([.D292]*[.D$211]))+([.E292]*[.D$212]))+([.F292]*[.D$213]))+([.G292]*[.D$214])" office:value-type="float" office:value="130" calcext:value-type="float">
            <text:p>130.00</text:p>
          </table:table-cell>
          <table:table-cell table:style-name="ce14" table:formula="of:=[.K292]+([.C$272]*1000)" office:value-type="float" office:value="250" calcext:value-type="float">
            <text:p>250.00</text:p>
          </table:table-cell>
          <table:table-cell table:style-name="ce14" table:formula="of:=((((([.B292]*[.L$209])+([.C292]*[.L$210]))+([.D292]*[.L$211]))+([.E292]*[.L$212]))+([.F292]*[.L$213]))+([.G292]*[.L$214])" office:value-type="float" office:value="0.104" calcext:value-type="float">
            <text:p>0.10</text:p>
          </table:table-cell>
          <table:table-cell table:style-name="ce62" table:formula="of:=ROUNDUP(([.M292]+[.E$272]);[.$N$245])" office:value-type="float" office:value="175.2" calcext:value-type="float">
            <text:p>175.20</text:p>
          </table:table-cell>
          <table:table-cell/>
          <table:table-cell table:style-name="ce14" table:formula="of:=[.K292]/[.L292]" office:value-type="float" office:value="0.52" calcext:value-type="float">
            <text:p>0.52</text:p>
          </table:table-cell>
          <table:table-cell table:style-name="ce14" table:formula="of:=[.M292]/[.N292]" office:value-type="float" office:value="0.000593607305936073" calcext:value-type="float">
            <text:p>0.00</text:p>
          </table:table-cell>
          <table:table-cell table:number-columns-repeated="1007"/>
        </table:table-row>
        <table:table-row table:style-name="ro5">
          <table:table-cell table:style-name="ce14" office:value-type="string" calcext:value-type="string">
            <text:p>large water</text:p>
          </table:table-cell>
          <table:table-cell table:style-name="ce62"/>
          <table:table-cell table:style-name="ce62" table:formula="of:=ROUNDDOWN(([.B273]*[.B$224]);[.$M$245])" office:value-type="float" office:value="1040" calcext:value-type="float">
            <text:p>1040.00</text:p>
          </table:table-cell>
          <table:table-cell table:style-name="ce62" table:number-columns-repeated="4"/>
          <table:table-cell table:style-name="ce14" table:formula="of:=SUM([.B293:.G293])" office:value-type="float" office:value="1040" calcext:value-type="float">
            <text:p>1040.00</text:p>
          </table:table-cell>
          <table:table-cell table:style-name="ce14" table:formula="of:=((((([.B293]/[.B$223])+([.C293]/[.B$224]))+([.D293]/[.B$225]))+([.E293]/[.B$226]))+([.F293]/[.B$227]))+([.G293]/[.B$228])" office:value-type="float" office:value="1040" calcext:value-type="float">
            <text:p>1040.00</text:p>
          </table:table-cell>
          <table:table-cell table:style-name="ce14" table:formula="of:=[.I293]/[.B$273]" office:value-type="float" office:value="1" calcext:value-type="float">
            <text:p>1.00</text:p>
          </table:table-cell>
          <table:table-cell table:style-name="ce14" table:formula="of:=((((([.B293]*[.D$209])+([.C293]*[.D$210]))+([.D293]*[.D$211]))+([.E293]*[.D$212]))+([.F293]*[.D$213]))+([.G293]*[.D$214])" office:value-type="float" office:value="1040" calcext:value-type="float">
            <text:p>1040.00</text:p>
          </table:table-cell>
          <table:table-cell table:style-name="ce14" table:formula="of:=[.K293]+([.C$273]*1000)" office:value-type="float" office:value="1420" calcext:value-type="float">
            <text:p>1420.00</text:p>
          </table:table-cell>
          <table:table-cell table:style-name="ce14" table:formula="of:=((((([.B293]*[.L$209])+([.C293]*[.L$210]))+([.D293]*[.L$211]))+([.E293]*[.L$212]))+([.F293]*[.L$213]))+([.G293]*[.L$214])" office:value-type="float" office:value="0.832" calcext:value-type="float">
            <text:p>0.83</text:p>
          </table:table-cell>
          <table:table-cell table:style-name="ce62" table:formula="of:=ROUNDUP(([.M293]+[.E$273]);[.$N$245])" office:value-type="float" office:value="1000.9" calcext:value-type="float">
            <text:p>1000.90</text:p>
          </table:table-cell>
          <table:table-cell/>
          <table:table-cell table:style-name="ce14" table:formula="of:=[.K293]/[.L293]" office:value-type="float" office:value="0.732394366197183" calcext:value-type="float">
            <text:p>0.73</text:p>
          </table:table-cell>
          <table:table-cell table:style-name="ce14" table:formula="of:=[.M293]/[.N293]" office:value-type="float" office:value="0.000831251873314017" calcext:value-type="float">
            <text:p>0.00</text:p>
          </table:table-cell>
          <table:table-cell table:number-columns-repeated="1007"/>
        </table:table-row>
        <table:table-row table:style-name="ro7">
          <table:table-cell table:style-name="ce14" office:value-type="string" calcext:value-type="string">
            <text:p>small oxygen</text:p>
          </table:table-cell>
          <table:table-cell table:style-name="ce62" table:number-columns-repeated="2"/>
          <table:table-cell table:style-name="ce62" table:formula="of:=ROUNDDOWN(([.B271]*[.B$225]);[.$M$245])" office:value-type="float" office:value="3593.4" calcext:value-type="float">
            <text:p>3593.40</text:p>
          </table:table-cell>
          <table:table-cell table:style-name="ce62" table:number-columns-repeated="3"/>
          <table:table-cell table:style-name="ce14" table:formula="of:=SUM([.B294:.G294])" office:value-type="float" office:value="3593.4" calcext:value-type="float">
            <text:p>3593.40</text:p>
          </table:table-cell>
          <table:table-cell table:style-name="ce14" table:formula="of:=((((([.B294]/[.B$223])+([.C294]/[.B$224]))+([.D294]/[.B$225]))+([.E294]/[.B$226]))+([.F294]/[.B$227]))+([.G294]/[.B$228])" office:value-type="float" office:value="16.2498203976908" calcext:value-type="float">
            <text:p>16.25</text:p>
          </table:table-cell>
          <table:table-cell table:style-name="ce14" table:formula="of:=[.I294]/[.B$271]" office:value-type="float" office:value="0.999988947550205" calcext:value-type="float">
            <text:p>1.00</text:p>
          </table:table-cell>
          <table:table-cell table:style-name="ce14" table:formula="of:=((((([.B294]*[.D$209])+([.C294]*[.D$210]))+([.D294]*[.D$211]))+([.E294]*[.D$212]))+([.F294]*[.D$213]))+([.G294]*[.D$214])" office:value-type="float" office:value="5.066694" calcext:value-type="float">
            <text:p>5.07</text:p>
          </table:table-cell>
          <table:table-cell table:style-name="ce14" table:formula="of:=[.K294]+([.C$271]*1000)" office:value-type="float" office:value="35.066694" calcext:value-type="float">
            <text:p>35.07</text:p>
          </table:table-cell>
          <table:table-cell table:style-name="ce14" table:formula="of:=((((([.B294]*[.L$209])+([.C294]*[.L$210]))+([.D294]*[.L$211]))+([.E294]*[.L$212]))+([.F294]*[.L$213]))+([.G294]*[.L$214])" office:value-type="float" office:value="0.2006410824" calcext:value-type="float">
            <text:p>0.20</text:p>
          </table:table-cell>
          <table:table-cell table:style-name="ce62" table:formula="of:=ROUNDUP(([.M294]+[.E$271]);[.$N$245])" office:value-type="float" office:value="35.3" calcext:value-type="float">
            <text:p>35.30</text:p>
          </table:table-cell>
          <table:table-cell/>
          <table:table-cell table:style-name="ce14" table:formula="of:=[.K294]/[.L294]" office:value-type="float" office:value="0.144487358859663" calcext:value-type="float">
            <text:p>0.14</text:p>
          </table:table-cell>
          <table:table-cell table:style-name="ce14" table:formula="of:=[.M294]/[.N294]" office:value-type="float" office:value="0.00568388335410765" calcext:value-type="float">
            <text:p>0.01</text:p>
          </table:table-cell>
          <table:table-cell table:number-columns-repeated="1007"/>
        </table:table-row>
        <table:table-row table:style-name="ro18">
          <table:table-cell table:style-name="ce14" office:value-type="string" calcext:value-type="string">
            <text:p>medium oxygen</text:p>
          </table:table-cell>
          <table:table-cell table:style-name="ce62" table:number-columns-repeated="2"/>
          <table:table-cell table:style-name="ce62" table:formula="of:=ROUNDDOWN(([.B272]*[.B$225]);[.$M$245])" office:value-type="float" office:value="28747.5" calcext:value-type="float">
            <text:p>28747.50</text:p>
          </table:table-cell>
          <table:table-cell table:style-name="ce62" table:number-columns-repeated="3"/>
          <table:table-cell table:style-name="ce14" table:formula="of:=SUM([.B295:.G295])" office:value-type="float" office:value="28747.5" calcext:value-type="float">
            <text:p>28747.50</text:p>
          </table:table-cell>
          <table:table-cell table:style-name="ce14" table:formula="of:=((((([.B295]/[.B$223])+([.C295]/[.B$224]))+([.D295]/[.B$225]))+([.E295]/[.B$226]))+([.F295]/[.B$227]))+([.G295]/[.B$228])" office:value-type="float" office:value="129.999919820398" calcext:value-type="float">
            <text:p>130.00</text:p>
          </table:table-cell>
          <table:table-cell table:style-name="ce14" table:formula="of:=[.I295]/[.B$272]" office:value-type="float" office:value="0.999999383233829" calcext:value-type="float">
            <text:p>1.00</text:p>
          </table:table-cell>
          <table:table-cell table:style-name="ce14" table:formula="of:=((((([.B295]*[.D$209])+([.C295]*[.D$210]))+([.D295]*[.D$211]))+([.E295]*[.D$212]))+([.F295]*[.D$213]))+([.G295]*[.D$214])" office:value-type="float" office:value="40.533975" calcext:value-type="float">
            <text:p>40.53</text:p>
          </table:table-cell>
          <table:table-cell table:style-name="ce14" table:formula="of:=[.K295]+([.C$272]*1000)" office:value-type="float" office:value="160.533975" calcext:value-type="float">
            <text:p>160.53</text:p>
          </table:table-cell>
          <table:table-cell table:style-name="ce14" table:formula="of:=((((([.B295]*[.L$209])+([.C295]*[.L$210]))+([.D295]*[.L$211]))+([.E295]*[.L$212]))+([.F295]*[.L$213]))+([.G295]*[.L$214])" office:value-type="float" office:value="1.60514541" calcext:value-type="float">
            <text:p>1.61</text:p>
          </table:table-cell>
          <table:table-cell table:style-name="ce62" table:formula="of:=ROUNDUP(([.M295]+[.E$272]);[.$N$245])" office:value-type="float" office:value="176.7" calcext:value-type="float">
            <text:p>176.70</text:p>
          </table:table-cell>
          <table:table-cell/>
          <table:table-cell table:style-name="ce14" table:formula="of:=[.K295]/[.L295]" office:value-type="float" office:value="0.25249468220045" calcext:value-type="float">
            <text:p>0.25</text:p>
          </table:table-cell>
          <table:table-cell table:style-name="ce14" table:formula="of:=[.M295]/[.N295]" office:value-type="float" office:value="0.00908401477079797" calcext:value-type="float">
            <text:p>0.01</text:p>
          </table:table-cell>
          <table:table-cell table:number-columns-repeated="1007"/>
        </table:table-row>
        <table:table-row table:style-name="ro7">
          <table:table-cell table:style-name="ce14" office:value-type="string" calcext:value-type="string">
            <text:p>large oxygen</text:p>
          </table:table-cell>
          <table:table-cell table:style-name="ce62" table:number-columns-repeated="2"/>
          <table:table-cell table:style-name="ce62" table:formula="of:=ROUNDDOWN(([.B273]*[.B$225]);[.$M$245])" office:value-type="float" office:value="229980.1" calcext:value-type="float">
            <text:p>229980.10</text:p>
          </table:table-cell>
          <table:table-cell table:style-name="ce62" table:number-columns-repeated="3"/>
          <table:table-cell table:style-name="ce14" table:formula="of:=SUM([.B296:.G296])" office:value-type="float" office:value="229980.1" calcext:value-type="float">
            <text:p>229980.10</text:p>
          </table:table-cell>
          <table:table-cell table:style-name="ce14" table:formula="of:=((((([.B296]/[.B$223])+([.C296]/[.B$224]))+([.D296]/[.B$225]))+([.E296]/[.B$226]))+([.F296]/[.B$227]))+([.G296]/[.B$228])" office:value-type="float" office:value="1039.99981077614" calcext:value-type="float">
            <text:p>1040.00</text:p>
          </table:table-cell>
          <table:table-cell table:style-name="ce14" table:formula="of:=[.I296]/[.B$273]" office:value-type="float" office:value="0.999999818053979" calcext:value-type="float">
            <text:p>1.00</text:p>
          </table:table-cell>
          <table:table-cell table:style-name="ce14" table:formula="of:=((((([.B296]*[.D$209])+([.C296]*[.D$210]))+([.D296]*[.D$211]))+([.E296]*[.D$212]))+([.F296]*[.D$213]))+([.G296]*[.D$214])" office:value-type="float" office:value="324.271941" calcext:value-type="float">
            <text:p>324.27</text:p>
          </table:table-cell>
          <table:table-cell table:style-name="ce14" table:formula="of:=[.K296]+([.C$273]*1000)" office:value-type="float" office:value="704.271941" calcext:value-type="float">
            <text:p>704.27</text:p>
          </table:table-cell>
          <table:table-cell table:style-name="ce14" table:formula="of:=((((([.B296]*[.L$209])+([.C296]*[.L$210]))+([.D296]*[.L$211]))+([.E296]*[.L$212]))+([.F296]*[.L$213]))+([.G296]*[.L$214])" office:value-type="float" office:value="12.8411688636" calcext:value-type="float">
            <text:p>12.84</text:p>
          </table:table-cell>
          <table:table-cell table:style-name="ce62" table:formula="of:=ROUNDUP(([.M296]+[.E$273]);[.$N$245])" office:value-type="float" office:value="1012.9" calcext:value-type="float">
            <text:p>1012.90</text:p>
          </table:table-cell>
          <table:table-cell/>
          <table:table-cell table:style-name="ce14" table:formula="of:=[.K296]/[.L296]" office:value-type="float" office:value="0.46043569553483" calcext:value-type="float">
            <text:p>0.46</text:p>
          </table:table-cell>
          <table:table-cell table:style-name="ce14" table:formula="of:=[.M296]/[.N296]" office:value-type="float" office:value="0.0126776274692467" calcext:value-type="float">
            <text:p>0.01</text:p>
          </table:table-cell>
          <table:table-cell table:number-columns-repeated="1007"/>
        </table:table-row>
        <table:table-row table:style-name="ro5">
          <table:table-cell table:number-columns-repeated="1024"/>
        </table:table-row>
        <table:table-row table:style-name="ro5">
          <table:table-cell table:number-columns-repeated="10"/>
          <table:table-cell table:style-name="ce108" table:formula="of:=MAX([.K279:.K296])" office:value-type="float" office:value="1040" calcext:value-type="float">
            <text:p>1040.00</text:p>
          </table:table-cell>
          <table:table-cell/>
          <table:table-cell table:style-name="ce108" table:formula="of:=MAX([.M279:.M296])" office:value-type="float" office:value="248.429688888889" calcext:value-type="float">
            <text:p>248.43</text:p>
          </table:table-cell>
          <table:table-cell table:number-columns-repeated="2"/>
          <table:table-cell table:style-name="ce108" table:formula="of:=MAX([.P279:.P296])" office:value-type="float" office:value="0.732394366197183" calcext:value-type="float">
            <text:p>0.73</text:p>
          </table:table-cell>
          <table:table-cell table:style-name="ce108" table:formula="of:=MAX([.Q279:.Q296])" office:value-type="float" office:value="0.198982530147288" calcext:value-type="float">
            <text:p>0.20</text:p>
          </table:table-cell>
          <table:table-cell table:number-columns-repeated="1007"/>
        </table:table-row>
        <table:table-row table:style-name="ro5">
          <table:table-cell table:number-columns-repeated="10"/>
          <table:table-cell table:style-name="ce108" table:formula="of:=MIN([.K279:.K296])" office:value-type="float" office:value="4.55267076923077" calcext:value-type="float">
            <text:p>4.55</text:p>
          </table:table-cell>
          <table:table-cell/>
          <table:table-cell table:style-name="ce108" table:formula="of:=MIN([.M279:.M296])" office:value-type="float" office:value="0" calcext:value-type="float">
            <text:p>0.00</text:p>
          </table:table-cell>
          <table:table-cell table:number-columns-repeated="2"/>
          <table:table-cell table:style-name="ce108" table:formula="of:=MIN([.P279:.P296])" office:value-type="float" office:value="0.131760314553888" calcext:value-type="float">
            <text:p>0.13</text:p>
          </table:table-cell>
          <table:table-cell table:style-name="ce108" table:formula="of:=MIN([.Q279:.Q296])" office:value-type="float" office:value="0" calcext:value-type="float">
            <text:p>0.00</text:p>
          </table:table-cell>
          <table:table-cell table:number-columns-repeated="1007"/>
        </table:table-row>
        <table:table-row table:style-name="ro5">
          <table:table-cell table:style-name="ce5" table:number-columns-repeated="7"/>
          <table:table-cell table:number-columns-repeated="4"/>
          <table:table-cell table:style-name="ce5"/>
          <table:table-cell table:number-columns-repeated="3"/>
          <table:table-cell table:style-name="ce5" table:number-columns-repeated="22"/>
          <table:table-cell table:number-columns-repeated="987"/>
        </table:table-row>
        <table:table-row table:style-name="ro5">
          <table:table-cell table:style-name="ce12" office:value-type="string" calcext:value-type="string" table:number-columns-spanned="2" table:number-rows-spanned="1">
            <text:p>Command Pods</text:p>
          </table:table-cell>
          <table:covered-table-cell/>
          <table:table-cell table:style-name="ce5" table:number-columns-repeated="5"/>
          <table:table-cell table:number-columns-repeated="4"/>
          <table:table-cell table:style-name="ce5"/>
          <table:table-cell table:number-columns-repeated="3"/>
          <table:table-cell table:style-name="ce5" table:number-columns-repeated="22"/>
          <table:table-cell table:number-columns-repeated="987"/>
        </table:table-row>
        <table:table-row table:style-name="ro5">
          <table:table-cell table:style-name="ce5" office:value-type="string" calcext:value-type="string" table:number-columns-spanned="2" table:number-rows-spanned="1">
            <text:p>Number of days per crew member</text:p>
          </table:table-cell>
          <table:covered-table-cell/>
          <table:table-cell table:style-name="ce5" office:value-type="float" office:value="3" calcext:value-type="float">
            <text:p>3.00</text:p>
          </table:table-cell>
          <table:table-cell table:style-name="ce5" table:number-columns-repeated="4"/>
          <table:table-cell table:number-columns-repeated="4"/>
          <table:table-cell table:style-name="ce5"/>
          <table:table-cell table:number-columns-repeated="3"/>
          <table:table-cell table:style-name="ce5" table:number-columns-repeated="22"/>
          <table:table-cell table:number-columns-repeated="987"/>
        </table:table-row>
        <table:table-row table:style-name="ro5">
          <table:table-cell table:style-name="ce5"/>
          <table:table-cell/>
          <table:table-cell table:style-name="ce5" table:number-columns-repeated="5"/>
          <table:table-cell table:number-columns-repeated="4"/>
          <table:table-cell table:style-name="ce5" table:number-columns-repeated="6"/>
          <table:table-cell table:number-columns-repeated="4"/>
          <table:table-cell table:style-name="ce5"/>
          <table:table-cell/>
          <table:table-cell table:style-name="ce5" table:number-columns-repeated="14"/>
          <table:table-cell table:number-columns-repeated="987"/>
        </table:table-row>
        <table:table-row table:style-name="ro5">
          <table:table-cell table:style-name="ce5"/>
          <table:table-cell table:style-name="ce63" office:value-type="string" calcext:value-type="string" table:number-columns-spanned="10" table:number-rows-spanned="1">
            <text:p>Number of crew members (Human &amp; using Earth days)</text:p>
          </table:table-cell>
          <table:covered-table-cell table:number-columns-repeated="9"/>
          <table:table-cell table:style-name="ce119" office:value-type="string" calcext:value-type="string" table:number-columns-spanned="10" table:number-rows-spanned="1">
            <text:p>Number of crew members (Kerbals &amp; using Kerbin days)</text:p>
          </table:table-cell>
          <table:covered-table-cell table:number-columns-repeated="9"/>
          <table:table-cell table:number-columns-repeated="2"/>
          <table:table-cell table:style-name="ce5" table:number-columns-repeated="14"/>
          <table:table-cell table:number-columns-repeated="987"/>
        </table:table-row>
        <table:table-row table:style-name="ro5">
          <table:table-cell table:style-name="ce32"/>
          <table:table-cell table:style-name="ce32" office:value-type="float" office:value="1" calcext:value-type="float">
            <text:p>1.00</text:p>
          </table:table-cell>
          <table:table-cell table:style-name="ce32" office:value-type="float" office:value="2" calcext:value-type="float">
            <text:p>2.00</text:p>
          </table:table-cell>
          <table:table-cell table:style-name="ce32" office:value-type="float" office:value="3" calcext:value-type="float">
            <text:p>3.00</text:p>
          </table:table-cell>
          <table:table-cell table:style-name="ce32" office:value-type="float" office:value="4" calcext:value-type="float">
            <text:p>4.00</text:p>
          </table:table-cell>
          <table:table-cell table:style-name="ce32" office:value-type="float" office:value="5" calcext:value-type="float">
            <text:p>5.00</text:p>
          </table:table-cell>
          <table:table-cell table:style-name="ce58" office:value-type="float" office:value="6" calcext:value-type="float">
            <text:p>6.00</text:p>
          </table:table-cell>
          <table:table-cell table:style-name="ce58" office:value-type="float" office:value="7" calcext:value-type="float">
            <text:p>7.00</text:p>
          </table:table-cell>
          <table:table-cell table:style-name="ce58" office:value-type="float" office:value="8" calcext:value-type="float">
            <text:p>8.00</text:p>
          </table:table-cell>
          <table:table-cell table:style-name="ce58" office:value-type="float" office:value="9" calcext:value-type="float">
            <text:p>9.00</text:p>
          </table:table-cell>
          <table:table-cell table:style-name="ce109" office:value-type="float" office:value="10" calcext:value-type="float">
            <text:p>10.00</text:p>
          </table:table-cell>
          <table:table-cell table:style-name="ce120" office:value-type="float" office:value="1" calcext:value-type="float">
            <text:p>1.00</text:p>
          </table:table-cell>
          <table:table-cell table:style-name="ce32" office:value-type="float" office:value="2" calcext:value-type="float">
            <text:p>2.00</text:p>
          </table:table-cell>
          <table:table-cell table:style-name="ce32" office:value-type="float" office:value="3" calcext:value-type="float">
            <text:p>3.00</text:p>
          </table:table-cell>
          <table:table-cell table:style-name="ce32" office:value-type="float" office:value="4" calcext:value-type="float">
            <text:p>4.00</text:p>
          </table:table-cell>
          <table:table-cell table:style-name="ce32" office:value-type="float" office:value="5" calcext:value-type="float">
            <text:p>5.00</text:p>
          </table:table-cell>
          <table:table-cell table:style-name="ce58" office:value-type="float" office:value="6" calcext:value-type="float">
            <text:p>6.00</text:p>
          </table:table-cell>
          <table:table-cell table:style-name="ce58" office:value-type="float" office:value="7" calcext:value-type="float">
            <text:p>7.00</text:p>
          </table:table-cell>
          <table:table-cell table:style-name="ce58" office:value-type="float" office:value="8" calcext:value-type="float">
            <text:p>8.00</text:p>
          </table:table-cell>
          <table:table-cell table:style-name="ce58" office:value-type="float" office:value="9" calcext:value-type="float">
            <text:p>9.00</text:p>
          </table:table-cell>
          <table:table-cell table:style-name="ce32" office:value-type="float" office:value="10" calcext:value-type="float">
            <text:p>10.00</text:p>
          </table:table-cell>
          <table:table-cell/>
          <table:table-cell table:style-name="ce60"/>
          <table:table-cell table:style-name="ce82" table:number-columns-repeated="14"/>
          <table:table-cell table:number-columns-repeated="987"/>
        </table:table-row>
        <table:table-row table:style-name="ro5">
          <table:table-cell table:style-name="ce33" office:value-type="string" calcext:value-type="string">
            <text:p>Food</text:p>
          </table:table-cell>
          <table:table-cell table:style-name="ce64" table:formula="of:=ROUNDUP((([.$E$209]*[.B$305])*[.$C$302]);2)" office:value-type="float" office:value="17.55" calcext:value-type="float">
            <text:p>17.55</text:p>
          </table:table-cell>
          <table:table-cell table:style-name="ce64" table:formula="of:=ROUNDUP((([.$E$209]*[.C$305])*[.$C$302]);2)" office:value-type="float" office:value="35.1" calcext:value-type="float">
            <text:p>35.10</text:p>
          </table:table-cell>
          <table:table-cell table:style-name="ce64" table:formula="of:=ROUNDUP((([.$E$209]*[.D$305])*[.$C$302]);2)" office:value-type="float" office:value="52.65" calcext:value-type="float">
            <text:p>52.65</text:p>
          </table:table-cell>
          <table:table-cell table:style-name="ce64" table:formula="of:=ROUNDUP((([.$E$209]*[.E$305])*[.$C$302]);2)" office:value-type="float" office:value="70.2" calcext:value-type="float">
            <text:p>70.20</text:p>
          </table:table-cell>
          <table:table-cell table:style-name="ce64" table:formula="of:=ROUNDUP((([.$E$209]*[.F$305])*[.$C$302]);2)" office:value-type="float" office:value="87.75" calcext:value-type="float">
            <text:p>87.75</text:p>
          </table:table-cell>
          <table:table-cell table:style-name="ce64" table:formula="of:=ROUNDUP((([.$E$209]*[.G$305])*[.$C$302]);2)" office:value-type="float" office:value="105.3" calcext:value-type="float">
            <text:p>105.30</text:p>
          </table:table-cell>
          <table:table-cell table:style-name="ce64" table:formula="of:=ROUNDUP((([.$E$209]*[.H$305])*[.$C$302]);2)" office:value-type="float" office:value="122.85" calcext:value-type="float">
            <text:p>122.85</text:p>
          </table:table-cell>
          <table:table-cell table:style-name="ce64" table:formula="of:=ROUNDUP((([.$E$209]*[.I$305])*[.$C$302]);2)" office:value-type="float" office:value="140.4" calcext:value-type="float">
            <text:p>140.40</text:p>
          </table:table-cell>
          <table:table-cell table:style-name="ce64" table:formula="of:=ROUNDUP((([.$E$209]*[.J$305])*[.$C$302]);2)" office:value-type="float" office:value="157.95" calcext:value-type="float">
            <text:p>157.95</text:p>
          </table:table-cell>
          <table:table-cell table:style-name="ce110" table:formula="of:=ROUNDUP((([.$E$209]*[.K$305])*[.$C$302]);2)" office:value-type="float" office:value="175.5" calcext:value-type="float">
            <text:p>175.50</text:p>
          </table:table-cell>
          <table:table-cell table:style-name="ce121" table:formula="of:=ROUNDUP((([.$F209]*[.L$305])*[.$C$302]);3)" office:value-type="float" office:value="1.097" calcext:value-type="float">
            <text:p>1.10</text:p>
          </table:table-cell>
          <table:table-cell table:style-name="ce129" table:formula="of:=ROUNDUP((([.$F209]*[.M$305])*[.$C$302]);3)" office:value-type="float" office:value="2.194" calcext:value-type="float">
            <text:p>2.19</text:p>
          </table:table-cell>
          <table:table-cell table:style-name="ce129" table:formula="of:=ROUNDUP((([.$F209]*[.N$305])*[.$C$302]);3)" office:value-type="float" office:value="3.291" calcext:value-type="float">
            <text:p>3.29</text:p>
          </table:table-cell>
          <table:table-cell table:style-name="ce129" table:formula="of:=ROUNDUP((([.$F209]*[.O$305])*[.$C$302]);3)" office:value-type="float" office:value="4.388" calcext:value-type="float">
            <text:p>4.39</text:p>
          </table:table-cell>
          <table:table-cell table:style-name="ce129" table:formula="of:=ROUNDUP((([.$F209]*[.P$305])*[.$C$302]);3)" office:value-type="float" office:value="5.485" calcext:value-type="float">
            <text:p>5.49</text:p>
          </table:table-cell>
          <table:table-cell table:style-name="ce129" table:formula="of:=ROUNDUP((([.$F209]*[.Q$305])*[.$C$302]);3)" office:value-type="float" office:value="6.582" calcext:value-type="float">
            <text:p>6.58</text:p>
          </table:table-cell>
          <table:table-cell table:style-name="ce129" table:formula="of:=ROUNDUP((([.$F209]*[.R$305])*[.$C$302]);3)" office:value-type="float" office:value="7.679" calcext:value-type="float">
            <text:p>7.68</text:p>
          </table:table-cell>
          <table:table-cell table:style-name="ce129" table:formula="of:=ROUNDUP((([.$F209]*[.S$305])*[.$C$302]);3)" office:value-type="float" office:value="8.775" calcext:value-type="float">
            <text:p>8.78</text:p>
          </table:table-cell>
          <table:table-cell table:style-name="ce129" table:formula="of:=ROUNDUP((([.$F209]*[.T$305])*[.$C$302]);3)" office:value-type="float" office:value="9.872" calcext:value-type="float">
            <text:p>9.87</text:p>
          </table:table-cell>
          <table:table-cell table:style-name="ce129" table:formula="of:=ROUNDUP((([.$F209]*[.U$305])*[.$C$302]);3)" office:value-type="float" office:value="10.969" calcext:value-type="float">
            <text:p>10.97</text:p>
          </table:table-cell>
          <table:table-cell table:number-columns-repeated="2"/>
          <table:table-cell table:style-name="ce5" table:number-columns-repeated="14"/>
          <table:table-cell table:number-columns-repeated="987"/>
        </table:table-row>
        <table:table-row table:style-name="ro5">
          <table:table-cell table:style-name="ce5" office:value-type="string" calcext:value-type="string">
            <text:p>Water</text:p>
          </table:table-cell>
          <table:table-cell table:style-name="ce39" table:formula="of:=ROUNDUP((([.$E$210]*[.B$305])*[.$C$302]);2)" office:value-type="float" office:value="11.6" calcext:value-type="float">
            <text:p>11.60</text:p>
          </table:table-cell>
          <table:table-cell table:style-name="ce39" table:formula="of:=ROUNDUP((([.$E$210]*[.C$305])*[.$C$302]);2)" office:value-type="float" office:value="23.2" calcext:value-type="float">
            <text:p>23.20</text:p>
          </table:table-cell>
          <table:table-cell table:style-name="ce39" table:formula="of:=ROUNDUP((([.$E$210]*[.D$305])*[.$C$302]);2)" office:value-type="float" office:value="34.8" calcext:value-type="float">
            <text:p>34.80</text:p>
          </table:table-cell>
          <table:table-cell table:style-name="ce39" table:formula="of:=ROUNDUP((([.$E$210]*[.E$305])*[.$C$302]);2)" office:value-type="float" office:value="46.4" calcext:value-type="float">
            <text:p>46.40</text:p>
          </table:table-cell>
          <table:table-cell table:style-name="ce39" table:formula="of:=ROUNDUP((([.$E$210]*[.F$305])*[.$C$302]);2)" office:value-type="float" office:value="58" calcext:value-type="float">
            <text:p>58.00</text:p>
          </table:table-cell>
          <table:table-cell table:style-name="ce39" table:formula="of:=ROUNDUP((([.$E$210]*[.G$305])*[.$C$302]);2)" office:value-type="float" office:value="69.6" calcext:value-type="float">
            <text:p>69.60</text:p>
          </table:table-cell>
          <table:table-cell table:style-name="ce39" table:formula="of:=ROUNDUP((([.$E$210]*[.H$305])*[.$C$302]);2)" office:value-type="float" office:value="81.2" calcext:value-type="float">
            <text:p>81.20</text:p>
          </table:table-cell>
          <table:table-cell table:style-name="ce39" table:formula="of:=ROUNDUP((([.$E$210]*[.I$305])*[.$C$302]);2)" office:value-type="float" office:value="92.8" calcext:value-type="float">
            <text:p>92.80</text:p>
          </table:table-cell>
          <table:table-cell table:style-name="ce39" table:formula="of:=ROUNDUP((([.$E$210]*[.J$305])*[.$C$302]);2)" office:value-type="float" office:value="104.4" calcext:value-type="float">
            <text:p>104.40</text:p>
          </table:table-cell>
          <table:table-cell table:style-name="ce111" table:formula="of:=ROUNDUP((([.$E$210]*[.K$305])*[.$C$302]);2)" office:value-type="float" office:value="116" calcext:value-type="float">
            <text:p>116.00</text:p>
          </table:table-cell>
          <table:table-cell table:style-name="ce122" table:formula="of:=ROUNDUP((([.$F210]*[.L$305])*[.$C$302]);3)" office:value-type="float" office:value="0.725" calcext:value-type="float">
            <text:p>0.73</text:p>
          </table:table-cell>
          <table:table-cell table:style-name="ce130" table:formula="of:=ROUNDUP((([.$F210]*[.M$305])*[.$C$302]);3)" office:value-type="float" office:value="1.45" calcext:value-type="float">
            <text:p>1.45</text:p>
          </table:table-cell>
          <table:table-cell table:style-name="ce130" table:formula="of:=ROUNDUP((([.$F210]*[.N$305])*[.$C$302]);3)" office:value-type="float" office:value="2.175" calcext:value-type="float">
            <text:p>2.18</text:p>
          </table:table-cell>
          <table:table-cell table:style-name="ce130" table:formula="of:=ROUNDUP((([.$F210]*[.O$305])*[.$C$302]);3)" office:value-type="float" office:value="2.9" calcext:value-type="float">
            <text:p>2.90</text:p>
          </table:table-cell>
          <table:table-cell table:style-name="ce130" table:formula="of:=ROUNDUP((([.$F210]*[.P$305])*[.$C$302]);3)" office:value-type="float" office:value="3.625" calcext:value-type="float">
            <text:p>3.63</text:p>
          </table:table-cell>
          <table:table-cell table:style-name="ce130" table:formula="of:=ROUNDUP((([.$F210]*[.Q$305])*[.$C$302]);3)" office:value-type="float" office:value="4.35" calcext:value-type="float">
            <text:p>4.35</text:p>
          </table:table-cell>
          <table:table-cell table:style-name="ce130" table:formula="of:=ROUNDUP((([.$F210]*[.R$305])*[.$C$302]);3)" office:value-type="float" office:value="5.075" calcext:value-type="float">
            <text:p>5.08</text:p>
          </table:table-cell>
          <table:table-cell table:style-name="ce130" table:formula="of:=ROUNDUP((([.$F210]*[.S$305])*[.$C$302]);3)" office:value-type="float" office:value="5.8" calcext:value-type="float">
            <text:p>5.80</text:p>
          </table:table-cell>
          <table:table-cell table:style-name="ce130" table:formula="of:=ROUNDUP((([.$F210]*[.T$305])*[.$C$302]);3)" office:value-type="float" office:value="6.525" calcext:value-type="float">
            <text:p>6.53</text:p>
          </table:table-cell>
          <table:table-cell table:style-name="ce130" table:formula="of:=ROUNDUP((([.$F210]*[.U$305])*[.$C$302]);3)" office:value-type="float" office:value="7.25" calcext:value-type="float">
            <text:p>7.25</text:p>
          </table:table-cell>
          <table:table-cell table:number-columns-repeated="2"/>
          <table:table-cell table:style-name="ce5" table:number-columns-repeated="14"/>
          <table:table-cell table:number-columns-repeated="987"/>
        </table:table-row>
        <table:table-row table:style-name="ro5">
          <table:table-cell table:style-name="ce5" office:value-type="string" calcext:value-type="string">
            <text:p>Oxygen</text:p>
          </table:table-cell>
          <table:table-cell table:style-name="ce39" table:formula="of:=ROUNDUP((([.$E$211]*[.B$305])*[.$C$302]);2)" office:value-type="float" office:value="1776.6" calcext:value-type="float">
            <text:p>1776.60</text:p>
          </table:table-cell>
          <table:table-cell table:style-name="ce39" table:formula="of:=ROUNDUP((([.$E$211]*[.C$305])*[.$C$302]);2)" office:value-type="float" office:value="3553.2" calcext:value-type="float">
            <text:p>3553.20</text:p>
          </table:table-cell>
          <table:table-cell table:style-name="ce39" table:formula="of:=ROUNDUP((([.$E$211]*[.D$305])*[.$C$302]);2)" office:value-type="float" office:value="5329.79" calcext:value-type="float">
            <text:p>5329.79</text:p>
          </table:table-cell>
          <table:table-cell table:style-name="ce39" table:formula="of:=ROUNDUP((([.$E$211]*[.E$305])*[.$C$302]);2)" office:value-type="float" office:value="7106.39" calcext:value-type="float">
            <text:p>7106.39</text:p>
          </table:table-cell>
          <table:table-cell table:style-name="ce39" table:formula="of:=ROUNDUP((([.$E$211]*[.F$305])*[.$C$302]);2)" office:value-type="float" office:value="8882.98" calcext:value-type="float">
            <text:p>8882.98</text:p>
          </table:table-cell>
          <table:table-cell table:style-name="ce39" table:formula="of:=ROUNDUP((([.$E$211]*[.G$305])*[.$C$302]);2)" office:value-type="float" office:value="10659.58" calcext:value-type="float">
            <text:p>10659.58</text:p>
          </table:table-cell>
          <table:table-cell table:style-name="ce39" table:formula="of:=ROUNDUP((([.$E$211]*[.H$305])*[.$C$302]);2)" office:value-type="float" office:value="12436.18" calcext:value-type="float">
            <text:p>12436.18</text:p>
          </table:table-cell>
          <table:table-cell table:style-name="ce39" table:formula="of:=ROUNDUP((([.$E$211]*[.I$305])*[.$C$302]);2)" office:value-type="float" office:value="14212.77" calcext:value-type="float">
            <text:p>14212.77</text:p>
          </table:table-cell>
          <table:table-cell table:style-name="ce39" table:formula="of:=ROUNDUP((([.$E$211]*[.J$305])*[.$C$302]);2)" office:value-type="float" office:value="15989.37" calcext:value-type="float">
            <text:p>15989.37</text:p>
          </table:table-cell>
          <table:table-cell table:style-name="ce111" table:formula="of:=ROUNDUP((([.$E$211]*[.K$305])*[.$C$302]);2)" office:value-type="float" office:value="17765.96" calcext:value-type="float">
            <text:p>17765.96</text:p>
          </table:table-cell>
          <table:table-cell table:style-name="ce122" table:formula="of:=ROUNDUP((([.$F211]*[.L$305])*[.$C$302]);3)" office:value-type="float" office:value="111.038" calcext:value-type="float">
            <text:p>111.04</text:p>
          </table:table-cell>
          <table:table-cell table:style-name="ce130" table:formula="of:=ROUNDUP((([.$F211]*[.M$305])*[.$C$302]);3)" office:value-type="float" office:value="222.075" calcext:value-type="float">
            <text:p>222.08</text:p>
          </table:table-cell>
          <table:table-cell table:style-name="ce130" table:formula="of:=ROUNDUP((([.$F211]*[.N$305])*[.$C$302]);3)" office:value-type="float" office:value="333.112" calcext:value-type="float">
            <text:p>333.11</text:p>
          </table:table-cell>
          <table:table-cell table:style-name="ce130" table:formula="of:=ROUNDUP((([.$F211]*[.O$305])*[.$C$302]);3)" office:value-type="float" office:value="444.149" calcext:value-type="float">
            <text:p>444.15</text:p>
          </table:table-cell>
          <table:table-cell table:style-name="ce130" table:formula="of:=ROUNDUP((([.$F211]*[.P$305])*[.$C$302]);3)" office:value-type="float" office:value="555.187" calcext:value-type="float">
            <text:p>555.19</text:p>
          </table:table-cell>
          <table:table-cell table:style-name="ce130" table:formula="of:=ROUNDUP((([.$F211]*[.Q$305])*[.$C$302]);3)" office:value-type="float" office:value="666.224" calcext:value-type="float">
            <text:p>666.22</text:p>
          </table:table-cell>
          <table:table-cell table:style-name="ce130" table:formula="of:=ROUNDUP((([.$F211]*[.R$305])*[.$C$302]);3)" office:value-type="float" office:value="777.261" calcext:value-type="float">
            <text:p>777.26</text:p>
          </table:table-cell>
          <table:table-cell table:style-name="ce130" table:formula="of:=ROUNDUP((([.$F211]*[.S$305])*[.$C$302]);3)" office:value-type="float" office:value="888.298" calcext:value-type="float">
            <text:p>888.30</text:p>
          </table:table-cell>
          <table:table-cell table:style-name="ce130" table:formula="of:=ROUNDUP((([.$F211]*[.T$305])*[.$C$302]);3)" office:value-type="float" office:value="999.336" calcext:value-type="float">
            <text:p>999.34</text:p>
          </table:table-cell>
          <table:table-cell table:style-name="ce130" table:formula="of:=ROUNDUP((([.$F211]*[.U$305])*[.$C$302]);3)" office:value-type="float" office:value="1110.373" calcext:value-type="float">
            <text:p>1110.37</text:p>
          </table:table-cell>
          <table:table-cell table:number-columns-repeated="2"/>
          <table:table-cell table:style-name="ce5" table:number-columns-repeated="14"/>
          <table:table-cell table:number-columns-repeated="987"/>
        </table:table-row>
        <table:table-row table:style-name="ro5">
          <table:table-cell table:style-name="ce5" office:value-type="string" calcext:value-type="string">
            <text:p>Carbon Dioxide</text:p>
          </table:table-cell>
          <table:table-cell table:style-name="ce39" table:formula="of:=ROUNDUP((([.$E$212]*[.B$305])*[.$C$302]);2)" office:value-type="float" office:value="1534.6" calcext:value-type="float">
            <text:p>1534.60</text:p>
          </table:table-cell>
          <table:table-cell table:style-name="ce39" table:formula="of:=ROUNDUP((([.$E$212]*[.C$305])*[.$C$302]);2)" office:value-type="float" office:value="3069.2" calcext:value-type="float">
            <text:p>3069.20</text:p>
          </table:table-cell>
          <table:table-cell table:style-name="ce39" table:formula="of:=ROUNDUP((([.$E$212]*[.D$305])*[.$C$302]);2)" office:value-type="float" office:value="4603.8" calcext:value-type="float">
            <text:p>4603.80</text:p>
          </table:table-cell>
          <table:table-cell table:style-name="ce39" table:formula="of:=ROUNDUP((([.$E$212]*[.E$305])*[.$C$302]);2)" office:value-type="float" office:value="6138.4" calcext:value-type="float">
            <text:p>6138.40</text:p>
          </table:table-cell>
          <table:table-cell table:style-name="ce39" table:formula="of:=ROUNDUP((([.$E$212]*[.F$305])*[.$C$302]);2)" office:value-type="float" office:value="7672.99" calcext:value-type="float">
            <text:p>7672.99</text:p>
          </table:table-cell>
          <table:table-cell table:style-name="ce39" table:formula="of:=ROUNDUP((([.$E$212]*[.G$305])*[.$C$302]);2)" office:value-type="float" office:value="9207.59" calcext:value-type="float">
            <text:p>9207.59</text:p>
          </table:table-cell>
          <table:table-cell table:style-name="ce39" table:formula="of:=ROUNDUP((([.$E$212]*[.H$305])*[.$C$302]);2)" office:value-type="float" office:value="10742.19" calcext:value-type="float">
            <text:p>10742.19</text:p>
          </table:table-cell>
          <table:table-cell table:style-name="ce39" table:formula="of:=ROUNDUP((([.$E$212]*[.I$305])*[.$C$302]);2)" office:value-type="float" office:value="12276.79" calcext:value-type="float">
            <text:p>12276.79</text:p>
          </table:table-cell>
          <table:table-cell table:style-name="ce39" table:formula="of:=ROUNDUP((([.$E$212]*[.J$305])*[.$C$302]);2)" office:value-type="float" office:value="13811.38" calcext:value-type="float">
            <text:p>13811.38</text:p>
          </table:table-cell>
          <table:table-cell table:style-name="ce111" table:formula="of:=ROUNDUP((([.$E$212]*[.K$305])*[.$C$302]);2)" office:value-type="float" office:value="15345.98" calcext:value-type="float">
            <text:p>15345.98</text:p>
          </table:table-cell>
          <table:table-cell table:style-name="ce122" table:formula="of:=ROUNDUP((([.$F212]*[.L$305])*[.$C$302]);3)" office:value-type="float" office:value="95.913" calcext:value-type="float">
            <text:p>95.91</text:p>
          </table:table-cell>
          <table:table-cell table:style-name="ce130" table:formula="of:=ROUNDUP((([.$F212]*[.M$305])*[.$C$302]);3)" office:value-type="float" office:value="191.825" calcext:value-type="float">
            <text:p>191.83</text:p>
          </table:table-cell>
          <table:table-cell table:style-name="ce130" table:formula="of:=ROUNDUP((([.$F212]*[.N$305])*[.$C$302]);3)" office:value-type="float" office:value="287.738" calcext:value-type="float">
            <text:p>287.74</text:p>
          </table:table-cell>
          <table:table-cell table:style-name="ce130" table:formula="of:=ROUNDUP((([.$F212]*[.O$305])*[.$C$302]);3)" office:value-type="float" office:value="383.65" calcext:value-type="float">
            <text:p>383.65</text:p>
          </table:table-cell>
          <table:table-cell table:style-name="ce130" table:formula="of:=ROUNDUP((([.$F212]*[.P$305])*[.$C$302]);3)" office:value-type="float" office:value="479.562" calcext:value-type="float">
            <text:p>479.56</text:p>
          </table:table-cell>
          <table:table-cell table:style-name="ce130" table:formula="of:=ROUNDUP((([.$F212]*[.Q$305])*[.$C$302]);3)" office:value-type="float" office:value="575.475" calcext:value-type="float">
            <text:p>575.48</text:p>
          </table:table-cell>
          <table:table-cell table:style-name="ce130" table:formula="of:=ROUNDUP((([.$F212]*[.R$305])*[.$C$302]);3)" office:value-type="float" office:value="671.387" calcext:value-type="float">
            <text:p>671.39</text:p>
          </table:table-cell>
          <table:table-cell table:style-name="ce130" table:formula="of:=ROUNDUP((([.$F212]*[.S$305])*[.$C$302]);3)" office:value-type="float" office:value="767.299" calcext:value-type="float">
            <text:p>767.30</text:p>
          </table:table-cell>
          <table:table-cell table:style-name="ce130" table:formula="of:=ROUNDUP((([.$F212]*[.T$305])*[.$C$302]);3)" office:value-type="float" office:value="863.212" calcext:value-type="float">
            <text:p>863.21</text:p>
          </table:table-cell>
          <table:table-cell table:style-name="ce130" table:formula="of:=ROUNDUP((([.$F212]*[.U$305])*[.$C$302]);3)" office:value-type="float" office:value="959.124" calcext:value-type="float">
            <text:p>959.12</text:p>
          </table:table-cell>
          <table:table-cell table:number-columns-repeated="2"/>
          <table:table-cell table:style-name="ce5" table:number-columns-repeated="14"/>
          <table:table-cell table:number-columns-repeated="987"/>
        </table:table-row>
        <table:table-row table:style-name="ro5">
          <table:table-cell table:style-name="ce5" office:value-type="string" calcext:value-type="string">
            <text:p>Waste Water</text:p>
          </table:table-cell>
          <table:table-cell table:style-name="ce39" table:formula="of:=ROUNDUP((([.$E$213]*[.B$305])*[.$C$302]);2)" office:value-type="float" office:value="14.78" calcext:value-type="float">
            <text:p>14.78</text:p>
          </table:table-cell>
          <table:table-cell table:style-name="ce39" table:formula="of:=ROUNDUP((([.$E$213]*[.C$305])*[.$C$302]);2)" office:value-type="float" office:value="29.55" calcext:value-type="float">
            <text:p>29.55</text:p>
          </table:table-cell>
          <table:table-cell table:style-name="ce39" table:formula="of:=ROUNDUP((([.$E$213]*[.D$305])*[.$C$302]);2)" office:value-type="float" office:value="44.32" calcext:value-type="float">
            <text:p>44.32</text:p>
          </table:table-cell>
          <table:table-cell table:style-name="ce39" table:formula="of:=ROUNDUP((([.$E$213]*[.E$305])*[.$C$302]);2)" office:value-type="float" office:value="59.09" calcext:value-type="float">
            <text:p>59.09</text:p>
          </table:table-cell>
          <table:table-cell table:style-name="ce39" table:formula="of:=ROUNDUP((([.$E$213]*[.F$305])*[.$C$302]);2)" office:value-type="float" office:value="73.86" calcext:value-type="float">
            <text:p>73.86</text:p>
          </table:table-cell>
          <table:table-cell table:style-name="ce39" table:formula="of:=ROUNDUP((([.$E$213]*[.G$305])*[.$C$302]);2)" office:value-type="float" office:value="88.64" calcext:value-type="float">
            <text:p>88.64</text:p>
          </table:table-cell>
          <table:table-cell table:style-name="ce39" table:formula="of:=ROUNDUP((([.$E$213]*[.H$305])*[.$C$302]);2)" office:value-type="float" office:value="103.41" calcext:value-type="float">
            <text:p>103.41</text:p>
          </table:table-cell>
          <table:table-cell table:style-name="ce39" table:formula="of:=ROUNDUP((([.$E$213]*[.I$305])*[.$C$302]);2)" office:value-type="float" office:value="118.18" calcext:value-type="float">
            <text:p>118.18</text:p>
          </table:table-cell>
          <table:table-cell table:style-name="ce39" table:formula="of:=ROUNDUP((([.$E$213]*[.J$305])*[.$C$302]);2)" office:value-type="float" office:value="132.95" calcext:value-type="float">
            <text:p>132.95</text:p>
          </table:table-cell>
          <table:table-cell table:style-name="ce111" table:formula="of:=ROUNDUP((([.$E$213]*[.K$305])*[.$C$302]);2)" office:value-type="float" office:value="147.72" calcext:value-type="float">
            <text:p>147.72</text:p>
          </table:table-cell>
          <table:table-cell table:style-name="ce122" table:formula="of:=ROUNDUP((([.$F213]*[.L$305])*[.$C$302]);3)" office:value-type="float" office:value="0.924" calcext:value-type="float">
            <text:p>0.92</text:p>
          </table:table-cell>
          <table:table-cell table:style-name="ce130" table:formula="of:=ROUNDUP((([.$F213]*[.M$305])*[.$C$302]);3)" office:value-type="float" office:value="1.847" calcext:value-type="float">
            <text:p>1.85</text:p>
          </table:table-cell>
          <table:table-cell table:style-name="ce130" table:formula="of:=ROUNDUP((([.$F213]*[.N$305])*[.$C$302]);3)" office:value-type="float" office:value="2.77" calcext:value-type="float">
            <text:p>2.77</text:p>
          </table:table-cell>
          <table:table-cell table:style-name="ce130" table:formula="of:=ROUNDUP((([.$F213]*[.O$305])*[.$C$302]);3)" office:value-type="float" office:value="3.693" calcext:value-type="float">
            <text:p>3.69</text:p>
          </table:table-cell>
          <table:table-cell table:style-name="ce130" table:formula="of:=ROUNDUP((([.$F213]*[.P$305])*[.$C$302]);3)" office:value-type="float" office:value="4.617" calcext:value-type="float">
            <text:p>4.62</text:p>
          </table:table-cell>
          <table:table-cell table:style-name="ce130" table:formula="of:=ROUNDUP((([.$F213]*[.Q$305])*[.$C$302]);3)" office:value-type="float" office:value="5.54" calcext:value-type="float">
            <text:p>5.54</text:p>
          </table:table-cell>
          <table:table-cell table:style-name="ce130" table:formula="of:=ROUNDUP((([.$F213]*[.R$305])*[.$C$302]);3)" office:value-type="float" office:value="6.463" calcext:value-type="float">
            <text:p>6.46</text:p>
          </table:table-cell>
          <table:table-cell table:style-name="ce130" table:formula="of:=ROUNDUP((([.$F213]*[.S$305])*[.$C$302]);3)" office:value-type="float" office:value="7.386" calcext:value-type="float">
            <text:p>7.39</text:p>
          </table:table-cell>
          <table:table-cell table:style-name="ce130" table:formula="of:=ROUNDUP((([.$F213]*[.T$305])*[.$C$302]);3)" office:value-type="float" office:value="8.31" calcext:value-type="float">
            <text:p>8.31</text:p>
          </table:table-cell>
          <table:table-cell table:style-name="ce130" table:formula="of:=ROUNDUP((([.$F213]*[.U$305])*[.$C$302]);3)" office:value-type="float" office:value="9.233" calcext:value-type="float">
            <text:p>9.23</text:p>
          </table:table-cell>
          <table:table-cell table:number-columns-repeated="2"/>
          <table:table-cell table:style-name="ce5" table:number-columns-repeated="14"/>
          <table:table-cell table:number-columns-repeated="987"/>
        </table:table-row>
        <table:table-row table:style-name="ro5">
          <table:table-cell table:style-name="ce5" office:value-type="string" calcext:value-type="string">
            <text:p>Waste</text:p>
          </table:table-cell>
          <table:table-cell table:style-name="ce39" table:formula="of:=ROUNDUP((([.$E$214]*[.B$305])*[.$C$302]);2)" office:value-type="float" office:value="1.6" calcext:value-type="float">
            <text:p>1.60</text:p>
          </table:table-cell>
          <table:table-cell table:style-name="ce39" table:formula="of:=ROUNDUP((([.$E$214]*[.C$305])*[.$C$302]);2)" office:value-type="float" office:value="3.2" calcext:value-type="float">
            <text:p>3.20</text:p>
          </table:table-cell>
          <table:table-cell table:style-name="ce39" table:formula="of:=ROUNDUP((([.$E$214]*[.D$305])*[.$C$302]);2)" office:value-type="float" office:value="4.79" calcext:value-type="float">
            <text:p>4.79</text:p>
          </table:table-cell>
          <table:table-cell table:style-name="ce39" table:formula="of:=ROUNDUP((([.$E$214]*[.E$305])*[.$C$302]);2)" office:value-type="float" office:value="6.39" calcext:value-type="float">
            <text:p>6.39</text:p>
          </table:table-cell>
          <table:table-cell table:style-name="ce39" table:formula="of:=ROUNDUP((([.$E$214]*[.F$305])*[.$C$302]);2)" office:value-type="float" office:value="7.98" calcext:value-type="float">
            <text:p>7.98</text:p>
          </table:table-cell>
          <table:table-cell table:style-name="ce39" table:formula="of:=ROUNDUP((([.$E$214]*[.G$305])*[.$C$302]);2)" office:value-type="float" office:value="9.58" calcext:value-type="float">
            <text:p>9.58</text:p>
          </table:table-cell>
          <table:table-cell table:style-name="ce39" table:formula="of:=ROUNDUP((([.$E$214]*[.H$305])*[.$C$302]);2)" office:value-type="float" office:value="11.18" calcext:value-type="float">
            <text:p>11.18</text:p>
          </table:table-cell>
          <table:table-cell table:style-name="ce39" table:formula="of:=ROUNDUP((([.$E$214]*[.I$305])*[.$C$302]);2)" office:value-type="float" office:value="12.77" calcext:value-type="float">
            <text:p>12.77</text:p>
          </table:table-cell>
          <table:table-cell table:style-name="ce39" table:formula="of:=ROUNDUP((([.$E$214]*[.J$305])*[.$C$302]);2)" office:value-type="float" office:value="14.37" calcext:value-type="float">
            <text:p>14.37</text:p>
          </table:table-cell>
          <table:table-cell table:style-name="ce111" table:formula="of:=ROUNDUP((([.$E$214]*[.K$305])*[.$C$302]);2)" office:value-type="float" office:value="15.96" calcext:value-type="float">
            <text:p>15.96</text:p>
          </table:table-cell>
          <table:table-cell table:style-name="ce122" table:formula="of:=ROUNDUP((([.$F214]*[.L$305])*[.$C$302]);3)" office:value-type="float" office:value="0.1" calcext:value-type="float">
            <text:p>0.10</text:p>
          </table:table-cell>
          <table:table-cell table:style-name="ce130" table:formula="of:=ROUNDUP((([.$F214]*[.M$305])*[.$C$302]);3)" office:value-type="float" office:value="0.2" calcext:value-type="float">
            <text:p>0.20</text:p>
          </table:table-cell>
          <table:table-cell table:style-name="ce130" table:formula="of:=ROUNDUP((([.$F214]*[.N$305])*[.$C$302]);3)" office:value-type="float" office:value="0.3" calcext:value-type="float">
            <text:p>0.30</text:p>
          </table:table-cell>
          <table:table-cell table:style-name="ce130" table:formula="of:=ROUNDUP((([.$F214]*[.O$305])*[.$C$302]);3)" office:value-type="float" office:value="0.399" calcext:value-type="float">
            <text:p>0.40</text:p>
          </table:table-cell>
          <table:table-cell table:style-name="ce130" table:formula="of:=ROUNDUP((([.$F214]*[.P$305])*[.$C$302]);3)" office:value-type="float" office:value="0.499" calcext:value-type="float">
            <text:p>0.50</text:p>
          </table:table-cell>
          <table:table-cell table:style-name="ce130" table:formula="of:=ROUNDUP((([.$F214]*[.Q$305])*[.$C$302]);3)" office:value-type="float" office:value="0.599" calcext:value-type="float">
            <text:p>0.60</text:p>
          </table:table-cell>
          <table:table-cell table:style-name="ce130" table:formula="of:=ROUNDUP((([.$F214]*[.R$305])*[.$C$302]);3)" office:value-type="float" office:value="0.699" calcext:value-type="float">
            <text:p>0.70</text:p>
          </table:table-cell>
          <table:table-cell table:style-name="ce130" table:formula="of:=ROUNDUP((([.$F214]*[.S$305])*[.$C$302]);3)" office:value-type="float" office:value="0.798" calcext:value-type="float">
            <text:p>0.80</text:p>
          </table:table-cell>
          <table:table-cell table:style-name="ce130" table:formula="of:=ROUNDUP((([.$F214]*[.T$305])*[.$C$302]);3)" office:value-type="float" office:value="0.898" calcext:value-type="float">
            <text:p>0.90</text:p>
          </table:table-cell>
          <table:table-cell table:style-name="ce130" table:formula="of:=ROUNDUP((([.$F214]*[.U$305])*[.$C$302]);3)" office:value-type="float" office:value="0.998" calcext:value-type="float">
            <text:p>1.00</text:p>
          </table:table-cell>
          <table:table-cell table:number-columns-repeated="2"/>
          <table:table-cell table:style-name="ce5" table:number-columns-repeated="14"/>
          <table:table-cell table:number-columns-repeated="987"/>
        </table:table-row>
        <table:table-row table:style-name="ro5">
          <table:table-cell table:style-name="ce5" office:value-type="string" calcext:value-type="string">
            <text:p>Electric Charge</text:p>
          </table:table-cell>
          <table:table-cell table:style-name="ce5" table:formula="of:=(([.$C$193]+([.$C$194]*[.B$305]))*[.$C$302])*86400" office:value-type="float" office:value="9180" calcext:value-type="float">
            <text:p>9180.00</text:p>
          </table:table-cell>
          <table:table-cell table:style-name="ce5" table:formula="of:=(([.$C$193]+([.$C$194]*[.C$305]))*[.$C$302])*86400" office:value-type="float" office:value="12852" calcext:value-type="float">
            <text:p>12852.00</text:p>
          </table:table-cell>
          <table:table-cell table:style-name="ce5" table:formula="of:=(([.$C$193]+([.$C$194]*[.D$305]))*[.$C$302])*86400" office:value-type="float" office:value="16524" calcext:value-type="float">
            <text:p>16524.00</text:p>
          </table:table-cell>
          <table:table-cell table:style-name="ce5" table:formula="of:=(([.$C$193]+([.$C$194]*[.E$305]))*[.$C$302])*86400" office:value-type="float" office:value="20196" calcext:value-type="float">
            <text:p>20196.00</text:p>
          </table:table-cell>
          <table:table-cell table:style-name="ce5" table:formula="of:=(([.$C$193]+([.$C$194]*[.F$305]))*[.$C$302])*86400" office:value-type="float" office:value="23868" calcext:value-type="float">
            <text:p>23868.00</text:p>
          </table:table-cell>
          <table:table-cell table:style-name="ce5" table:formula="of:=(([.$C$193]+([.$C$194]*[.G$305]))*[.$C$302])*86400" office:value-type="float" office:value="27540" calcext:value-type="float">
            <text:p>27540.00</text:p>
          </table:table-cell>
          <table:table-cell table:style-name="ce5" table:formula="of:=(([.$C$193]+([.$C$194]*[.H$305]))*[.$C$302])*86400" office:value-type="float" office:value="31212" calcext:value-type="float">
            <text:p>31212.00</text:p>
          </table:table-cell>
          <table:table-cell table:style-name="ce5" table:formula="of:=(([.$C$193]+([.$C$194]*[.I$305]))*[.$C$302])*86400" office:value-type="float" office:value="34884" calcext:value-type="float">
            <text:p>34884.00</text:p>
          </table:table-cell>
          <table:table-cell table:style-name="ce5" table:formula="of:=(([.$C$193]+([.$C$194]*[.J$305]))*[.$C$302])*86400" office:value-type="float" office:value="38556" calcext:value-type="float">
            <text:p>38556.00</text:p>
          </table:table-cell>
          <table:table-cell table:style-name="ce5" table:formula="of:=(([.$C$193]+([.$C$194]*[.K$305]))*[.$C$302])*86400" office:value-type="float" office:value="42228" calcext:value-type="float">
            <text:p>42228.00</text:p>
          </table:table-cell>
          <table:table-cell table:style-name="ce5" table:formula="of:=(([.$C$193]+([.$C$194]*[.L$305]))*[.$C$302])*21600" office:value-type="float" office:value="2295" calcext:value-type="float">
            <text:p>2295.00</text:p>
          </table:table-cell>
          <table:table-cell table:style-name="ce5" table:formula="of:=(([.$C$193]+([.$C$194]*[.M$305]))*[.$C$302])*21600" office:value-type="float" office:value="3213" calcext:value-type="float">
            <text:p>3213.00</text:p>
          </table:table-cell>
          <table:table-cell table:style-name="ce5" table:formula="of:=(([.$C$193]+([.$C$194]*[.N$305]))*[.$C$302])*21600" office:value-type="float" office:value="4131" calcext:value-type="float">
            <text:p>4131.00</text:p>
          </table:table-cell>
          <table:table-cell table:style-name="ce5" table:formula="of:=(([.$C$193]+([.$C$194]*[.O$305]))*[.$C$302])*21600" office:value-type="float" office:value="5049" calcext:value-type="float">
            <text:p>5049.00</text:p>
          </table:table-cell>
          <table:table-cell table:style-name="ce5" table:formula="of:=(([.$C$193]+([.$C$194]*[.P$305]))*[.$C$302])*21600" office:value-type="float" office:value="5967" calcext:value-type="float">
            <text:p>5967.00</text:p>
          </table:table-cell>
          <table:table-cell table:style-name="ce5" table:formula="of:=(([.$C$193]+([.$C$194]*[.Q$305]))*[.$C$302])*21600" office:value-type="float" office:value="6885" calcext:value-type="float">
            <text:p>6885.00</text:p>
          </table:table-cell>
          <table:table-cell table:style-name="ce5" table:formula="of:=(([.$C$193]+([.$C$194]*[.R$305]))*[.$C$302])*21600" office:value-type="float" office:value="7803" calcext:value-type="float">
            <text:p>7803.00</text:p>
          </table:table-cell>
          <table:table-cell table:style-name="ce5" table:formula="of:=(([.$C$193]+([.$C$194]*[.S$305]))*[.$C$302])*21600" office:value-type="float" office:value="8721" calcext:value-type="float">
            <text:p>8721.00</text:p>
          </table:table-cell>
          <table:table-cell table:style-name="ce5" table:formula="of:=(([.$C$193]+([.$C$194]*[.T$305]))*[.$C$302])*21600" office:value-type="float" office:value="9639" calcext:value-type="float">
            <text:p>9639.00</text:p>
          </table:table-cell>
          <table:table-cell table:style-name="ce5" table:formula="of:=(([.$C$193]+([.$C$194]*[.U$305]))*[.$C$302])*21600" office:value-type="float" office:value="10557" calcext:value-type="float">
            <text:p>10557.00</text:p>
          </table:table-cell>
          <table:table-cell table:number-columns-repeated="2"/>
          <table:table-cell table:style-name="ce5" table:number-columns-repeated="14"/>
          <table:table-cell table:number-columns-repeated="987"/>
        </table:table-row>
        <table:table-row table:style-name="ro5">
          <table:table-cell table:style-name="ce5" office:value-type="string" calcext:value-type="string">
            <text:p>Volume</text:p>
          </table:table-cell>
          <table:table-cell table:style-name="ce5" table:formula="of:=ROUNDUP((((((([.B306]/[.$B$223])+([.B307]/[.$B$224]))+([.B308]/[.$B$225]))+([.B309]/[.$B$226]))+([.B310]/[.$B$227]))+([.B311]/[.$B$228]));2)" office:value-type="float" office:value="56.79" calcext:value-type="float">
            <text:p>56.79</text:p>
          </table:table-cell>
          <table:table-cell table:style-name="ce5" table:formula="of:=ROUNDUP((((((([.C306]/[.$B$223])+([.C307]/[.$B$224]))+([.C308]/[.$B$225]))+([.C309]/[.$B$226]))+([.C310]/[.$B$227]))+([.C311]/[.$B$228]));2)" office:value-type="float" office:value="113.57" calcext:value-type="float">
            <text:p>113.57</text:p>
          </table:table-cell>
          <table:table-cell table:style-name="ce5" table:formula="of:=ROUNDUP((((((([.D306]/[.$B$223])+([.D307]/[.$B$224]))+([.D308]/[.$B$225]))+([.D309]/[.$B$226]))+([.D310]/[.$B$227]))+([.D311]/[.$B$228]));2)" office:value-type="float" office:value="170.33" calcext:value-type="float">
            <text:p>170.33</text:p>
          </table:table-cell>
          <table:table-cell table:style-name="ce5" table:formula="of:=ROUNDUP((((((([.E306]/[.$B$223])+([.E307]/[.$B$224]))+([.E308]/[.$B$225]))+([.E309]/[.$B$226]))+([.E310]/[.$B$227]))+([.E311]/[.$B$228]));2)" office:value-type="float" office:value="227.11" calcext:value-type="float">
            <text:p>227.11</text:p>
          </table:table-cell>
          <table:table-cell table:style-name="ce5" table:formula="of:=ROUNDUP((((((([.F306]/[.$B$223])+([.F307]/[.$B$224]))+([.F308]/[.$B$225]))+([.F309]/[.$B$226]))+([.F310]/[.$B$227]))+([.F311]/[.$B$228]));2)" office:value-type="float" office:value="283.88" calcext:value-type="float">
            <text:p>283.88</text:p>
          </table:table-cell>
          <table:table-cell table:style-name="ce5" table:formula="of:=ROUNDUP((((((([.G306]/[.$B$223])+([.G307]/[.$B$224]))+([.G308]/[.$B$225]))+([.G309]/[.$B$226]))+([.G310]/[.$B$227]))+([.G311]/[.$B$228]));2)" office:value-type="float" office:value="340.66" calcext:value-type="float">
            <text:p>340.66</text:p>
          </table:table-cell>
          <table:table-cell table:style-name="ce5" table:formula="of:=ROUNDUP((((((([.H306]/[.$B$223])+([.H307]/[.$B$224]))+([.H308]/[.$B$225]))+([.H309]/[.$B$226]))+([.H310]/[.$B$227]))+([.H311]/[.$B$228]));2)" office:value-type="float" office:value="397.44" calcext:value-type="float">
            <text:p>397.44</text:p>
          </table:table-cell>
          <table:table-cell table:style-name="ce5" table:formula="of:=ROUNDUP((((((([.I306]/[.$B$223])+([.I307]/[.$B$224]))+([.I308]/[.$B$225]))+([.I309]/[.$B$226]))+([.I310]/[.$B$227]))+([.I311]/[.$B$228]));2)" office:value-type="float" office:value="454.21" calcext:value-type="float">
            <text:p>454.21</text:p>
          </table:table-cell>
          <table:table-cell table:style-name="ce5" table:formula="of:=ROUNDUP((((((([.J306]/[.$B$223])+([.J307]/[.$B$224]))+([.J308]/[.$B$225]))+([.J309]/[.$B$226]))+([.J310]/[.$B$227]))+([.J311]/[.$B$228]));2)" office:value-type="float" office:value="510.98" calcext:value-type="float">
            <text:p>510.98</text:p>
          </table:table-cell>
          <table:table-cell table:style-name="ce112" table:formula="of:=ROUNDUP((((((([.K306]/[.$B$223])+([.K307]/[.$B$224]))+([.K308]/[.$B$225]))+([.K309]/[.$B$226]))+([.K310]/[.$B$227]))+([.K311]/[.$B$228]));2)" office:value-type="float" office:value="567.75" calcext:value-type="float">
            <text:p>567.75</text:p>
          </table:table-cell>
          <table:table-cell table:style-name="ce123" table:formula="of:=ROUNDUP((((((([.L306]/[.$B$223])+([.L307]/[.$B$224]))+([.L308]/[.$B$225]))+([.L309]/[.$B$226]))+([.L310]/[.$B$227]))+([.L311]/[.$B$228]));3)" office:value-type="float" office:value="3.55" calcext:value-type="float">
            <text:p>3.55</text:p>
          </table:table-cell>
          <table:table-cell table:style-name="ce5" table:formula="of:=ROUNDUP((((((([.M306]/[.$B$223])+([.M307]/[.$B$224]))+([.M308]/[.$B$225]))+([.M309]/[.$B$226]))+([.M310]/[.$B$227]))+([.M311]/[.$B$228]));3)" office:value-type="float" office:value="7.099" calcext:value-type="float">
            <text:p>7.10</text:p>
          </table:table-cell>
          <table:table-cell table:style-name="ce5" table:formula="of:=ROUNDUP((((((([.N306]/[.$B$223])+([.N307]/[.$B$224]))+([.N308]/[.$B$225]))+([.N309]/[.$B$226]))+([.N310]/[.$B$227]))+([.N311]/[.$B$228]));3)" office:value-type="float" office:value="10.647" calcext:value-type="float">
            <text:p>10.65</text:p>
          </table:table-cell>
          <table:table-cell table:style-name="ce5" table:formula="of:=ROUNDUP((((((([.O306]/[.$B$223])+([.O307]/[.$B$224]))+([.O308]/[.$B$225]))+([.O309]/[.$B$226]))+([.O310]/[.$B$227]))+([.O311]/[.$B$228]));3)" office:value-type="float" office:value="14.195" calcext:value-type="float">
            <text:p>14.20</text:p>
          </table:table-cell>
          <table:table-cell table:style-name="ce5" table:formula="of:=ROUNDUP((((((([.P306]/[.$B$223])+([.P307]/[.$B$224]))+([.P308]/[.$B$225]))+([.P309]/[.$B$226]))+([.P310]/[.$B$227]))+([.P311]/[.$B$228]));3)" office:value-type="float" office:value="17.744" calcext:value-type="float">
            <text:p>17.74</text:p>
          </table:table-cell>
          <table:table-cell table:style-name="ce5" table:formula="of:=ROUNDUP((((((([.Q306]/[.$B$223])+([.Q307]/[.$B$224]))+([.Q308]/[.$B$225]))+([.Q309]/[.$B$226]))+([.Q310]/[.$B$227]))+([.Q311]/[.$B$228]));3)" office:value-type="float" office:value="21.293" calcext:value-type="float">
            <text:p>21.29</text:p>
          </table:table-cell>
          <table:table-cell table:style-name="ce5" table:formula="of:=ROUNDUP((((((([.R306]/[.$B$223])+([.R307]/[.$B$224]))+([.R308]/[.$B$225]))+([.R309]/[.$B$226]))+([.R310]/[.$B$227]))+([.R311]/[.$B$228]));3)" office:value-type="float" office:value="24.841" calcext:value-type="float">
            <text:p>24.84</text:p>
          </table:table-cell>
          <table:table-cell table:style-name="ce5" table:formula="of:=ROUNDUP((((((([.S306]/[.$B$223])+([.S307]/[.$B$224]))+([.S308]/[.$B$225]))+([.S309]/[.$B$226]))+([.S310]/[.$B$227]))+([.S311]/[.$B$228]));3)" office:value-type="float" office:value="28.388" calcext:value-type="float">
            <text:p>28.39</text:p>
          </table:table-cell>
          <table:table-cell table:style-name="ce5" table:formula="of:=ROUNDUP((((((([.T306]/[.$B$223])+([.T307]/[.$B$224]))+([.T308]/[.$B$225]))+([.T309]/[.$B$226]))+([.T310]/[.$B$227]))+([.T311]/[.$B$228]));3)" office:value-type="float" office:value="31.937" calcext:value-type="float">
            <text:p>31.94</text:p>
          </table:table-cell>
          <table:table-cell table:style-name="ce5" table:formula="of:=ROUNDUP((((((([.U306]/[.$B$223])+([.U307]/[.$B$224]))+([.U308]/[.$B$225]))+([.U309]/[.$B$226]))+([.U310]/[.$B$227]))+([.U311]/[.$B$228]));3)" office:value-type="float" office:value="35.486" calcext:value-type="float">
            <text:p>35.49</text:p>
          </table:table-cell>
          <table:table-cell table:style-name="ce5" table:number-columns-repeated="16"/>
          <table:table-cell table:number-columns-repeated="987"/>
        </table:table-row>
        <table:table-row table:style-name="ro5">
          <table:table-cell table:style-name="ce5"/>
          <table:table-cell table:style-name="ce65" table:formula="of:=((([.B313]/[.$J$215])/[.B305])/[.$C$302])-1" office:value-type="float" office:value="0.000277070712464189" calcext:value-type="float">
            <text:p>0.00</text:p>
          </table:table-cell>
          <table:table-cell table:style-name="ce65" table:formula="of:=((([.C313]/[.$J$215])/[.C305])/[.$C$302])-1" office:value-type="float" office:value="0.000189002648481873" calcext:value-type="float">
            <text:p>0.00</text:p>
          </table:table-cell>
          <table:table-cell table:style-name="ce65" table:formula="of:=((([.D313]/[.$J$215])/[.D305])/[.$C$302])-1" office:value-type="float" office:value="0.0000422225418443833" calcext:value-type="float">
            <text:p>0.00</text:p>
          </table:table-cell>
          <table:table-cell table:style-name="ce65" table:formula="of:=((([.E313]/[.$J$215])/[.E305])/[.$C$302])-1" office:value-type="float" office:value="0.0000569005525081767" calcext:value-type="float">
            <text:p>0.00</text:p>
          </table:table-cell>
          <table:table-cell table:style-name="ce65" table:formula="of:=((([.F313]/[.$J$215])/[.F305])/[.$C$302])-1" office:value-type="float" office:value="0.0000304801333135263" calcext:value-type="float">
            <text:p>0.00</text:p>
          </table:table-cell>
          <table:table-cell table:style-name="ce65" table:formula="of:=((([.G313]/[.$J$215])/[.G305])/[.$C$302])-1" office:value-type="float" office:value="0.0000422225418443833" calcext:value-type="float">
            <text:p>0.00</text:p>
          </table:table-cell>
          <table:table-cell table:style-name="ce65" table:formula="of:=((([.H313]/[.$J$215])/[.H305])/[.$C$302])-1" office:value-type="float" office:value="0.0000506099765094081" calcext:value-type="float">
            <text:p>0.00</text:p>
          </table:table-cell>
          <table:table-cell table:style-name="ce65" table:formula="of:=((([.I313]/[.$J$215])/[.I305])/[.$C$302])-1" office:value-type="float" office:value="0.0000348835365124867" calcext:value-type="float">
            <text:p>0.00</text:p>
          </table:table-cell>
          <table:table-cell table:style-name="ce65" table:formula="of:=((([.J313]/[.$J$215])/[.J305])/[.$C$302])-1" office:value-type="float" office:value="0.0000226518609593995" calcext:value-type="float">
            <text:p>0.00</text:p>
          </table:table-cell>
          <table:table-cell table:style-name="ce113" table:formula="of:=((([.K313]/[.$J$215])/[.K305])/[.$C$302])-1" office:value-type="float" office:value="0.0000128665205170186" calcext:value-type="float">
            <text:p>0.00</text:p>
          </table:table-cell>
          <table:table-cell table:style-name="ce124" table:formula="of:=((([.L313]/[.$K$215])/[.L305])/[.$C$302])-1" office:value-type="float" office:value="0.000453206840429044" calcext:value-type="float">
            <text:p>0.00</text:p>
          </table:table-cell>
          <table:table-cell table:style-name="ce65" table:formula="of:=((([.M313]/[.$K$215])/[.M305])/[.$C$302])-1" office:value-type="float" office:value="0.000312297938057204" calcext:value-type="float">
            <text:p>0.00</text:p>
          </table:table-cell>
          <table:table-cell table:style-name="ce65" table:formula="of:=((([.N313]/[.$K$215])/[.N305])/[.$C$302])-1" office:value-type="float" office:value="0.000171389035685365" calcext:value-type="float">
            <text:p>0.00</text:p>
          </table:table-cell>
          <table:table-cell table:style-name="ce65" table:formula="of:=((([.O313]/[.$K$215])/[.O305])/[.$C$302])-1" office:value-type="float" office:value="0.000100934584499335" calcext:value-type="float">
            <text:p>0.00</text:p>
          </table:table-cell>
          <table:table-cell table:style-name="ce65" table:formula="of:=((([.P313]/[.$K$215])/[.P305])/[.$C$302])-1" office:value-type="float" office:value="0.000115025474736408" calcext:value-type="float">
            <text:p>0.00</text:p>
          </table:table-cell>
          <table:table-cell table:style-name="ce65" table:formula="of:=((([.Q313]/[.$K$215])/[.Q305])/[.$C$302])-1" office:value-type="float" office:value="0.000124419401561271" calcext:value-type="float">
            <text:p>0.00</text:p>
          </table:table-cell>
          <table:table-cell table:style-name="ce65" table:formula="of:=((([.R313]/[.$K$215])/[.R305])/[.$C$302])-1" office:value-type="float" office:value="0.0000908696629013939" calcext:value-type="float">
            <text:p>0.00</text:p>
          </table:table-cell>
          <table:table-cell table:style-name="ce65" table:formula="of:=((([.S313]/[.$K$215])/[.S305])/[.$C$302])-1" office:value-type="float" office:value="0.0000304801333135263" calcext:value-type="float">
            <text:p>0.00</text:p>
          </table:table-cell>
          <table:table-cell table:style-name="ce65" table:formula="of:=((([.T313]/[.$K$215])/[.T305])/[.$C$302])-1" office:value-type="float" office:value="0.0000461366780213357" calcext:value-type="float">
            <text:p>0.00</text:p>
          </table:table-cell>
          <table:table-cell table:style-name="ce65" table:formula="of:=((([.U313]/[.$K$215])/[.U305])/[.$C$302])-1" office:value-type="float" office:value="0.000058661913787672" calcext:value-type="float">
            <text:p>0.00</text:p>
          </table:table-cell>
          <table:table-cell table:style-name="ce5" table:number-columns-repeated="16"/>
          <table:table-cell table:number-columns-repeated="987"/>
        </table:table-row>
        <table:table-row table:style-name="ro5" table:number-rows-repeated="2">
          <table:table-cell table:style-name="ce5" table:number-columns-repeated="37"/>
          <table:table-cell table:number-columns-repeated="987"/>
        </table:table-row>
        <table:table-row table:style-name="ro6">
          <table:table-cell table:style-name="ce6" office:value-type="string" calcext:value-type="string" table:number-columns-spanned="6" table:number-rows-spanned="1">
            <text:p>Recycling</text:p>
          </table:table-cell>
          <table:covered-table-cell table:number-columns-repeated="5"/>
          <table:table-cell table:style-name="ce5" table:number-columns-repeated="31"/>
          <table:table-cell table:number-columns-repeated="987"/>
        </table:table-row>
        <table:table-row table:style-name="ro5">
          <table:table-cell table:style-name="ce5" table:number-columns-repeated="11"/>
          <table:table-cell table:style-name="ce125" office:value-type="string" calcext:value-type="string" table:number-columns-spanned="3" table:number-rows-spanned="1">
            <text:p>Not used by this mod, but might be used by others</text:p>
          </table:table-cell>
          <table:covered-table-cell table:number-columns-repeated="2"/>
          <table:table-cell table:style-name="ce5" table:number-columns-repeated="23"/>
          <table:table-cell table:number-columns-repeated="987"/>
        </table:table-row>
        <table:table-row table:style-name="ro5">
          <table:table-cell table:style-name="ce5" table:number-columns-repeated="11"/>
          <table:table-cell table:style-name="ce125" office:value-type="string" calcext:value-type="string">
            <text:p>Hydrogen (H2)</text:p>
          </table:table-cell>
          <table:table-cell table:style-name="ce125" table:formula="of:=0.08988/1000" office:value-type="float" office:value="0.00008988" calcext:value-type="float">
            <text:p>0.00</text:p>
          </table:table-cell>
          <table:table-cell table:style-name="ce125" office:value-type="string" calcext:value-type="string">
            <text:p>kg/L <text:s/>(kg/unit)</text:p>
          </table:table-cell>
          <table:table-cell table:style-name="ce125" office:value-type="string" calcext:value-type="string" table:number-columns-spanned="2" table:number-rows-spanned="1">
            <text:p>@ ?°C / ? kPa, gas</text:p>
          </table:table-cell>
          <table:covered-table-cell/>
          <table:table-cell table:style-name="ce5" table:number-columns-repeated="21"/>
          <table:table-cell table:number-columns-repeated="987"/>
        </table:table-row>
        <table:table-row table:style-name="ro5">
          <table:table-cell table:style-name="ce5" table:number-columns-repeated="11"/>
          <table:table-cell table:style-name="ce125" office:value-type="string" calcext:value-type="string">
            <text:p>Methane (CH4)</text:p>
          </table:table-cell>
          <table:table-cell table:style-name="ce125" table:formula="of:=0.7081/1000" office:value-type="float" office:value="0.0007081" calcext:value-type="float">
            <text:p>0.00</text:p>
          </table:table-cell>
          <table:table-cell table:style-name="ce125" office:value-type="string" calcext:value-type="string">
            <text:p>kg/L (kg/unit)</text:p>
          </table:table-cell>
          <table:table-cell table:style-name="ce125" office:value-type="string" calcext:value-type="string" table:number-columns-spanned="2" table:number-rows-spanned="1">
            <text:p>@ ?°C / ? kPa, gas</text:p>
          </table:table-cell>
          <table:covered-table-cell/>
          <table:table-cell table:style-name="ce5" table:number-columns-repeated="21"/>
          <table:table-cell table:number-columns-repeated="987"/>
        </table:table-row>
        <table:table-row table:style-name="ro5" table:number-rows-repeated="3">
          <table:table-cell table:style-name="ce5" table:number-columns-repeated="37"/>
          <table:table-cell table:number-columns-repeated="987"/>
        </table:table-row>
        <table:table-row table:style-name="ro5">
          <table:table-cell table:style-name="ce12" office:value-type="string" calcext:value-type="string" table:number-columns-spanned="7" table:number-rows-spanned="1">
            <text:p>Water Splitter: Water -&gt; O2 + H</text:p>
          </table:table-cell>
          <table:covered-table-cell table:number-columns-repeated="6"/>
          <table:table-cell table:style-name="ce5" table:number-columns-repeated="30"/>
          <table:table-cell table:number-columns-repeated="987"/>
        </table:table-row>
        <table:table-row table:style-name="ro5">
          <table:table-cell table:style-name="ce5" table:number-columns-repeated="4"/>
          <table:table-cell table:style-name="ce19"/>
          <table:table-cell table:style-name="ce71" office:value-type="string" calcext:value-type="string">
            <text:p>scale</text:p>
          </table:table-cell>
          <table:table-cell table:style-name="ce19" table:formula="of:=[.H211]/[.B329]" office:value-type="float" office:value="0.000151011160603708" calcext:value-type="float">
            <text:p>0.00</text:p>
          </table:table-cell>
          <table:table-cell table:style-name="ce5"/>
          <table:table-cell table:style-name="ce19" office:value-type="string" calcext:value-type="string">
            <text:p>Efficiency</text:p>
          </table:table-cell>
          <table:table-cell table:style-name="ce19" office:value-type="float" office:value="0.9" calcext:value-type="float">
            <text:p>0.90</text:p>
          </table:table-cell>
          <table:table-cell table:style-name="ce5"/>
          <table:table-cell table:style-name="ce19" office:value-type="string" calcext:value-type="string" table:number-columns-spanned="4" table:number-rows-spanned="1">
            <text:p>http://www.convertunits.com/molarmass/Water</text:p>
          </table:table-cell>
          <table:covered-table-cell table:number-columns-repeated="3"/>
          <table:table-cell table:style-name="ce5" table:number-columns-repeated="22"/>
          <table:table-cell table:number-columns-repeated="987"/>
        </table:table-row>
        <table:table-row table:style-name="ro5">
          <table:table-cell table:style-name="ce34"/>
          <table:table-cell table:style-name="ce66" office:value-type="string" calcext:value-type="string">
            <text:p>L (units)</text:p>
          </table:table-cell>
          <table:table-cell table:style-name="ce66" office:value-type="string" calcext:value-type="string">
            <text:p>kg</text:p>
          </table:table-cell>
          <table:table-cell table:style-name="ce66" office:value-type="string" calcext:value-type="string">
            <text:p>mol</text:p>
          </table:table-cell>
          <table:table-cell table:style-name="ce66"/>
          <table:table-cell table:style-name="ce72" office:value-type="string" calcext:value-type="string">
            <text:p>L/s (units/s)</text:p>
          </table:table-cell>
          <table:table-cell table:style-name="ce66" office:value-type="string" calcext:value-type="string">
            <text:p>kg/s</text:p>
          </table:table-cell>
          <table:table-cell table:style-name="ce5"/>
          <table:table-cell table:number-columns-repeated="2"/>
          <table:table-cell table:style-name="ce5"/>
          <table:table-cell table:style-name="ce5" office:value-type="string" calcext:value-type="string" table:number-columns-spanned="4" table:number-rows-spanned="1">
            <text:p>http://hyperphysics.phy-astr.gsu.edu/hbase/thermo/electrol.html</text:p>
          </table:table-cell>
          <table:covered-table-cell table:number-columns-repeated="3"/>
          <table:table-cell table:style-name="ce5" table:number-columns-repeated="22"/>
          <table:table-cell table:number-columns-repeated="987"/>
        </table:table-row>
        <table:table-row table:style-name="ro5">
          <table:table-cell table:style-name="ce35" office:value-type="string" calcext:value-type="string">
            <text:p>Water</text:p>
          </table:table-cell>
          <table:table-cell table:style-name="ce67" table:formula="of:=[.C327]/[.D210]" office:value-type="float" office:value="0.01801528" calcext:value-type="float">
            <text:p>0.02</text:p>
          </table:table-cell>
          <table:table-cell table:style-name="ce67" table:formula="of:=18.01528/1000" office:value-type="float" office:value="0.01801528" calcext:value-type="float">
            <text:p>0.02</text:p>
          </table:table-cell>
          <table:table-cell table:style-name="ce26" office:value-type="string" calcext:value-type="string">
            <text:p>1 HHO</text:p>
          </table:table-cell>
          <table:table-cell table:style-name="ce39" office:value-type="string" calcext:value-type="string">
            <text:p>input</text:p>
          </table:table-cell>
          <table:table-cell table:style-name="ce73" table:formula="of:=[.G327]/[.D210]" office:value-type="float" office:value="0.00000272050834140077" calcext:value-type="float">
            <text:p>0.00</text:p>
          </table:table-cell>
          <table:table-cell table:style-name="ce73" table:formula="of:=[.C327]*[.G325]" office:value-type="float" office:value="0.00000272050834140077" calcext:value-type="float">
            <text:p>0.00</text:p>
          </table:table-cell>
          <table:table-cell table:style-name="ce82" table:formula="of:=[.F327]/[.H210]" office:value-type="float" office:value="0.243161351778851" calcext:value-type="float">
            <text:p>0.24</text:p>
          </table:table-cell>
          <table:table-cell table:style-name="ce5" table:number-columns-repeated="3"/>
          <table:table-cell table:style-name="ce5" office:value-type="string" calcext:value-type="string" table:number-columns-spanned="4" table:number-rows-spanned="1">
            <text:p>http://www.jamesoberg.com/elektron2_tec.html</text:p>
          </table:table-cell>
          <table:covered-table-cell table:number-columns-repeated="3"/>
          <table:table-cell table:style-name="ce5" table:number-columns-repeated="22"/>
          <table:table-cell table:number-columns-repeated="987"/>
        </table:table-row>
        <table:table-row table:style-name="ro5">
          <table:table-cell table:style-name="ce36" office:value-type="string" calcext:value-type="string">
            <text:p>ElectricCharge</text:p>
          </table:table-cell>
          <table:table-cell table:style-name="ce68" table:formula="of:=237.1/[.J325]" office:value-type="float" office:value="263.444444444444" calcext:value-type="float">
            <text:p>263.44</text:p>
          </table:table-cell>
          <table:table-cell table:style-name="ce68"/>
          <table:table-cell table:style-name="ce27"/>
          <table:table-cell table:style-name="ce41" office:value-type="string" calcext:value-type="string">
            <text:p>input</text:p>
          </table:table-cell>
          <table:table-cell table:style-name="ce68" table:formula="of:=[.B328]*[.G325]" office:value-type="float" office:value="0.0397830513101546" calcext:value-type="float">
            <text:p>0.04</text:p>
          </table:table-cell>
          <table:table-cell table:style-name="ce75"/>
          <table:table-cell table:style-name="ce82"/>
          <table:table-cell table:style-name="ce5" table:number-columns-repeated="3"/>
          <table:table-cell table:style-name="ce5" office:value-type="string" calcext:value-type="string" table:number-columns-spanned="4" table:number-rows-spanned="1">
            <text:p>http://en.wikipedia.org/wiki/Electrolysis_of_water#Thermodynamics</text:p>
          </table:table-cell>
          <table:covered-table-cell table:number-columns-repeated="3"/>
          <table:table-cell table:style-name="ce5" table:number-columns-repeated="22"/>
          <table:table-cell table:number-columns-repeated="987"/>
        </table:table-row>
        <table:table-row table:style-name="ro5">
          <table:table-cell table:style-name="ce37" office:value-type="string" calcext:value-type="string">
            <text:p>O2</text:p>
          </table:table-cell>
          <table:table-cell table:style-name="ce69" table:formula="of:=[.C329]/[.D211]" office:value-type="float" office:value="11.3470921985816" calcext:value-type="float">
            <text:p>11.35</text:p>
          </table:table-cell>
          <table:table-cell table:style-name="ce69" table:formula="of:=15.9994/1000" office:value-type="float" office:value="0.0159994" calcext:value-type="float">
            <text:p>0.02</text:p>
          </table:table-cell>
          <table:table-cell table:style-name="ce90" office:value-type="string" calcext:value-type="string">
            <text:p>1/2 O</text:p>
          </table:table-cell>
          <table:table-cell table:style-name="ce42" office:value-type="string" calcext:value-type="string">
            <text:p>output</text:p>
          </table:table-cell>
          <table:table-cell table:style-name="ce69" table:formula="of:=[.G329]/[.D211]" office:value-type="float" office:value="0.00171353756238508" calcext:value-type="float">
            <text:p>0.00</text:p>
          </table:table-cell>
          <table:table-cell table:style-name="ce76" table:formula="of:=[.C329]*[.G325]" office:value-type="float" office:value="0.00000241608796296296" calcext:value-type="float">
            <text:p>0.00</text:p>
          </table:table-cell>
          <table:table-cell table:style-name="ce82" table:formula="of:=[.F329]/[.H211]" office:value-type="float" office:value="1" calcext:value-type="float">
            <text:p>1.00</text:p>
          </table:table-cell>
          <table:table-cell table:style-name="ce5" table:number-columns-repeated="29"/>
          <table:table-cell table:number-columns-repeated="987"/>
        </table:table-row>
        <table:table-row table:style-name="ro7">
          <table:table-cell table:style-name="ce38" office:value-type="string" calcext:value-type="string">
            <text:p>Waste (H2)</text:p>
          </table:table-cell>
          <table:table-cell table:style-name="ce70" table:formula="of:=[.C330]/[.D214]" office:value-type="float" office:value="0.00268784" calcext:value-type="float">
            <text:p>0.00</text:p>
          </table:table-cell>
          <table:table-cell table:style-name="ce70" table:formula="of:=(1.00794*2)/1000" office:value-type="float" office:value="0.00201588" calcext:value-type="float">
            <text:p>0.00</text:p>
          </table:table-cell>
          <table:table-cell table:style-name="ce91" office:value-type="string" calcext:value-type="string">
            <text:p>1 HH</text:p>
          </table:table-cell>
          <table:table-cell table:style-name="ce91" office:value-type="string" calcext:value-type="string">
            <text:p>output</text:p>
          </table:table-cell>
          <table:table-cell table:style-name="ce70" table:formula="of:=[.G330]/[.D214]" office:value-type="float" office:value="0.00000040589383791707" calcext:value-type="float">
            <text:p>0.00</text:p>
          </table:table-cell>
          <table:table-cell table:style-name="ce70" table:formula="of:=[.C330]*[.G325]" office:value-type="float" office:value="0.000000304420378437803" calcext:value-type="float">
            <text:p>0.00</text:p>
          </table:table-cell>
          <table:table-cell table:style-name="ce5" table:number-columns-repeated="4"/>
          <table:table-cell table:style-name="ce126" office:value-type="string" calcext:value-type="string">
            <text:p>Hydrogen (H2)</text:p>
          </table:table-cell>
          <table:table-cell table:style-name="ce126" table:formula="of:=[.G330]/[.M319]" office:value-type="float" office:value="0.00338696460211173" calcext:value-type="float">
            <text:p>0.00</text:p>
          </table:table-cell>
          <table:table-cell table:style-name="ce126" office:value-type="string" calcext:value-type="string">
            <text:p>L/s</text:p>
          </table:table-cell>
          <table:table-cell table:style-name="ce5" table:number-columns-repeated="23"/>
          <table:table-cell table:number-columns-repeated="987"/>
        </table:table-row>
        <table:table-row table:style-name="ro5">
          <table:table-cell table:style-name="ce34"/>
          <table:table-cell table:style-name="ce71"/>
          <table:table-cell table:style-name="ce86" table:formula="of:=(([.C327]+[.C328])-[.C329])-[.C330]" office:value-type="float" office:value="0" calcext:value-type="float">
            <text:p>0.00</text:p>
          </table:table-cell>
          <table:table-cell table:style-name="ce19" table:number-columns-repeated="2"/>
          <table:table-cell table:style-name="ce71"/>
          <table:table-cell table:style-name="ce86" table:formula="of:=(([.G327]+[.G328])-[.G329])-[.G330]" office:value-type="float" office:value="0" calcext:value-type="float">
            <text:p>0.00</text:p>
          </table:table-cell>
          <table:table-cell table:style-name="ce5" table:number-columns-repeated="30"/>
          <table:table-cell table:number-columns-repeated="987"/>
        </table:table-row>
        <table:table-row table:style-name="ro5" table:number-rows-repeated="2">
          <table:table-cell table:style-name="ce5" table:number-columns-repeated="37"/>
          <table:table-cell table:number-columns-repeated="987"/>
        </table:table-row>
        <table:table-row table:style-name="ro5">
          <table:table-cell table:style-name="ce12" office:value-type="string" calcext:value-type="string" table:number-columns-spanned="7" table:number-rows-spanned="1">
            <text:p>Bosch reaction: CO2 + 2H2 --&gt; C + 2H2O, then H2O --&gt; 2H2 + O2, C is waste</text:p>
          </table:table-cell>
          <table:covered-table-cell table:number-columns-repeated="6"/>
          <table:table-cell table:style-name="ce5" table:number-columns-repeated="30"/>
          <table:table-cell table:number-columns-repeated="987"/>
        </table:table-row>
        <table:table-row table:style-name="ro5">
          <table:table-cell table:style-name="ce5" table:number-columns-repeated="5"/>
          <table:table-cell table:style-name="ce50" office:value-type="string" calcext:value-type="string">
            <text:p>scale</text:p>
          </table:table-cell>
          <table:table-cell table:style-name="ce5" table:formula="of:=[.H211]/[.B344]" office:value-type="float" office:value="0.0000755055803018539" calcext:value-type="float">
            <text:p>0.00</text:p>
          </table:table-cell>
          <table:table-cell table:style-name="ce5"/>
          <table:table-cell table:number-columns-repeated="2"/>
          <table:table-cell table:style-name="ce5" table:number-columns-repeated="27"/>
          <table:table-cell table:number-columns-repeated="987"/>
        </table:table-row>
        <table:table-row table:style-name="ro5">
          <table:table-cell table:style-name="ce5"/>
          <table:table-cell table:style-name="ce72" office:value-type="string" calcext:value-type="string">
            <text:p>L (units)</text:p>
          </table:table-cell>
          <table:table-cell table:style-name="ce72" office:value-type="string" calcext:value-type="string">
            <text:p>kg</text:p>
          </table:table-cell>
          <table:table-cell table:style-name="ce72" office:value-type="string" calcext:value-type="string">
            <text:p>mol</text:p>
          </table:table-cell>
          <table:table-cell table:style-name="ce72"/>
          <table:table-cell table:style-name="ce72" office:value-type="string" calcext:value-type="string">
            <text:p>L/s (units/s)</text:p>
          </table:table-cell>
          <table:table-cell table:style-name="ce72" office:value-type="string" calcext:value-type="string">
            <text:p>kg/s</text:p>
          </table:table-cell>
          <table:table-cell table:style-name="ce5"/>
          <table:table-cell table:number-columns-repeated="2"/>
          <table:table-cell table:style-name="ce5" table:number-columns-repeated="5"/>
          <table:table-cell table:style-name="ce5" office:value-type="string" calcext:value-type="string" table:number-columns-spanned="3" table:number-rows-spanned="1">
            <text:p>storage in converter for 8-9 Kerbals * 2 Kerbin-days</text:p>
          </table:table-cell>
          <table:covered-table-cell table:number-columns-repeated="2"/>
          <table:table-cell table:style-name="ce5" table:number-columns-repeated="19"/>
          <table:table-cell table:number-columns-repeated="987"/>
        </table:table-row>
        <table:table-row table:style-name="ro18">
          <table:table-cell table:style-name="ce39" office:value-type="string" calcext:value-type="string">
            <text:p>Carbon Dioxide</text:p>
          </table:table-cell>
          <table:table-cell table:style-name="ce73" table:formula="of:=[.C337]/[.D212]" office:value-type="float" office:value="22.5574064582265" calcext:value-type="float">
            <text:p>22.56</text:p>
          </table:table-cell>
          <table:table-cell table:style-name="ce73" table:formula="of:=44.0095/1000" office:value-type="float" office:value="0.0440095" calcext:value-type="float">
            <text:p>0.04</text:p>
          </table:table-cell>
          <table:table-cell table:style-name="ce39" office:value-type="string" calcext:value-type="string">
            <text:p>1 COO</text:p>
          </table:table-cell>
          <table:table-cell table:style-name="ce39" office:value-type="string" calcext:value-type="string">
            <text:p>input</text:p>
          </table:table-cell>
          <table:table-cell table:style-name="ce73" table:formula="of:=[.G337]/[.D212]" office:value-type="float" office:value="0.00170321006473318" calcext:value-type="float">
            <text:p>0.00</text:p>
          </table:table-cell>
          <table:table-cell table:style-name="ce73" table:formula="of:=[.C337]*[.$G$335]" office:value-type="float" office:value="0.00000332296283629444" calcext:value-type="float">
            <text:p>0.00</text:p>
          </table:table-cell>
          <table:table-cell table:style-name="ce5" table:formula="of:=[.F337]/[.H212]" office:value-type="float" office:value="1.15071739100537" calcext:value-type="float">
            <text:p>1.15</text:p>
          </table:table-cell>
          <table:table-cell table:style-name="ce50" office:value-type="string" calcext:value-type="string">
            <text:p>Overall Efficiency</text:p>
          </table:table-cell>
          <table:table-cell table:style-name="ce82" table:formula="of:=[.H344]/[.H337]" office:value-type="float" office:value="0.86902310490529" calcext:value-type="float">
            <text:p>0.87</text:p>
          </table:table-cell>
          <table:table-cell table:style-name="ce5"/>
          <table:table-cell table:style-name="ce14" office:value-type="string" calcext:value-type="string">
            <text:p>Carbon Dioxide</text:p>
          </table:table-cell>
          <table:table-cell table:style-name="ce14" table:formula="of:=[.F337]*21600" office:value-type="float" office:value="36.7893373982367" calcext:value-type="float">
            <text:p>36.79</text:p>
          </table:table-cell>
          <table:table-cell table:style-name="ce14" office:value-type="string" calcext:value-type="string">
            <text:p>units/Kerbin-day</text:p>
          </table:table-cell>
          <table:table-cell/>
          <table:table-cell table:style-name="ce5" table:formula="of:=ROUNDUP((([.M337]*2)*8.16);0)" office:value-type="float" office:value="601" calcext:value-type="float">
            <text:p>601.00</text:p>
          </table:table-cell>
          <table:table-cell table:style-name="ce5" table:formula="of:=ROUNDUP((([.M337]*2)*9.18);0)" office:value-type="float" office:value="676" calcext:value-type="float">
            <text:p>676.00</text:p>
          </table:table-cell>
          <table:table-cell table:style-name="ce5" office:value-type="string" calcext:value-type="string">
            <text:p>units (L)</text:p>
          </table:table-cell>
          <table:table-cell table:style-name="ce5" table:number-columns-repeated="19"/>
          <table:table-cell table:number-columns-repeated="987"/>
        </table:table-row>
        <table:table-row table:style-name="ro5">
          <table:table-cell table:style-name="ce40" office:value-type="string" calcext:value-type="string">
            <text:p>Hydrogen</text:p>
          </table:table-cell>
          <table:table-cell table:style-name="ce74" table:formula="of:=[.C338]/[.M319]" office:value-type="float" office:value="44.8571428571429" calcext:value-type="float">
            <text:p>44.86</text:p>
          </table:table-cell>
          <table:table-cell table:style-name="ce74" table:formula="of:=((1.00794*2)*2)/1000" office:value-type="float" office:value="0.00403176" calcext:value-type="float">
            <text:p>0.00</text:p>
          </table:table-cell>
          <table:table-cell table:style-name="ce40" office:value-type="string" calcext:value-type="string">
            <text:p>2 HH HH</text:p>
          </table:table-cell>
          <table:table-cell table:style-name="ce40" office:value-type="string" calcext:value-type="string">
            <text:p>input/reused</text:p>
          </table:table-cell>
          <table:table-cell table:style-name="ce74" table:formula="of:=[.G338]/[.M319]" office:value-type="float" office:value="0.00338696460211173" calcext:value-type="float">
            <text:p>0.00</text:p>
          </table:table-cell>
          <table:table-cell table:style-name="ce74" table:formula="of:=[.C338]*[.$G$335]" office:value-type="float" office:value="0.000000304420378437803" calcext:value-type="float">
            <text:p>0.00</text:p>
          </table:table-cell>
          <table:table-cell table:style-name="ce5"/>
          <table:table-cell table:style-name="ce50" office:value-type="string" calcext:value-type="string">
            <text:p>Multiplier</text:p>
          </table:table-cell>
          <table:table-cell table:style-name="ce82" table:formula="of:=1/(1-[.J337])" office:value-type="float" office:value="7.63493438500655" calcext:value-type="float">
            <text:p>7.63</text:p>
          </table:table-cell>
          <table:table-cell table:style-name="ce5"/>
          <table:table-cell table:style-name="ce14" table:number-columns-repeated="3"/>
          <table:table-cell table:style-name="ce5" table:number-columns-repeated="23"/>
          <table:table-cell table:number-columns-repeated="987"/>
        </table:table-row>
        <table:table-row table:style-name="ro5">
          <table:table-cell table:style-name="ce41" office:value-type="string" calcext:value-type="string">
            <text:p>Electric Charge</text:p>
          </table:table-cell>
          <table:table-cell table:style-name="ce75" office:value-type="float" office:value="0" calcext:value-type="float">
            <text:p>0.00</text:p>
          </table:table-cell>
          <table:table-cell table:style-name="ce75"/>
          <table:table-cell table:style-name="ce41"/>
          <table:table-cell table:style-name="ce41" office:value-type="string" calcext:value-type="string">
            <text:p>input</text:p>
          </table:table-cell>
          <table:table-cell table:style-name="ce75" table:number-columns-repeated="2"/>
          <table:table-cell table:style-name="ce5"/>
          <table:table-cell table:number-columns-repeated="2"/>
          <table:table-cell table:style-name="ce5" table:number-columns-repeated="5"/>
          <table:table-cell table:style-name="ce50" office:value-type="string" calcext:value-type="string" table:number-columns-spanned="2" table:number-rows-spanned="1">
            <text:p>eliminates # containers</text:p>
          </table:table-cell>
          <table:covered-table-cell/>
          <table:table-cell table:style-name="ce82" table:formula="of:=[.J338]-1" office:value-type="float" office:value="6.63493438500655" calcext:value-type="float">
            <text:p>6.63</text:p>
          </table:table-cell>
          <table:table-cell/>
          <table:table-cell table:style-name="ce82"/>
          <table:table-cell table:style-name="ce5" table:number-columns-repeated="17"/>
          <table:table-cell table:number-columns-repeated="987"/>
        </table:table-row>
        <table:table-row table:style-name="ro7">
          <table:table-cell table:style-name="ce42" office:value-type="string" calcext:value-type="string">
            <text:p>Waste (C)</text:p>
          </table:table-cell>
          <table:table-cell table:style-name="ce76" table:formula="of:=[.C340]/[.D214]" office:value-type="float" office:value="0.0160142666666667" calcext:value-type="float">
            <text:p>0.02</text:p>
          </table:table-cell>
          <table:table-cell table:style-name="ce76" table:formula="of:=12.0107/1000" office:value-type="float" office:value="0.0120107" calcext:value-type="float">
            <text:p>0.01</text:p>
          </table:table-cell>
          <table:table-cell table:style-name="ce42" office:value-type="string" calcext:value-type="string">
            <text:p>1 C</text:p>
          </table:table-cell>
          <table:table-cell table:style-name="ce42" office:value-type="string" calcext:value-type="string">
            <text:p>output/waste</text:p>
          </table:table-cell>
          <table:table-cell table:style-name="ce76" table:formula="of:=[.G340]/[.D214]" office:value-type="float" office:value="0.0000012091664977753" calcext:value-type="float">
            <text:p>0.00</text:p>
          </table:table-cell>
          <table:table-cell table:style-name="ce76" table:formula="of:=[.C340]*[.$G$335]" office:value-type="float" office:value="0.000000906874873331477" calcext:value-type="float">
            <text:p>0.00</text:p>
          </table:table-cell>
          <table:table-cell table:style-name="ce5"/>
          <table:table-cell table:number-columns-repeated="2"/>
          <table:table-cell table:style-name="ce5"/>
          <table:table-cell table:number-columns-repeated="3"/>
          <table:table-cell table:style-name="ce5"/>
          <table:table-cell/>
          <table:table-cell table:style-name="ce60" office:value-type="string" calcext:value-type="string">
            <text:p>each (large)</text:p>
          </table:table-cell>
          <table:table-cell table:style-name="ce82"/>
          <table:table-cell table:style-name="ce50"/>
          <table:table-cell/>
          <table:table-cell table:style-name="ce5" office:value-type="string" calcext:value-type="string">
            <text:p>each (medium)</text:p>
          </table:table-cell>
          <table:table-cell table:style-name="ce5" table:number-columns-repeated="16"/>
          <table:table-cell table:number-columns-repeated="987"/>
        </table:table-row>
        <table:table-row table:style-name="ro5">
          <table:table-cell table:style-name="ce40" office:value-type="string" calcext:value-type="string">
            <text:p>Water</text:p>
          </table:table-cell>
          <table:table-cell table:style-name="ce74" table:formula="of:=[.C341]/[.D210]" office:value-type="float" office:value="0.03603056" calcext:value-type="float">
            <text:p>0.04</text:p>
          </table:table-cell>
          <table:table-cell table:style-name="ce74" table:formula="of:=(18.01528*2)/1000" office:value-type="float" office:value="0.03603056" calcext:value-type="float">
            <text:p>0.04</text:p>
          </table:table-cell>
          <table:table-cell table:style-name="ce40" office:value-type="string" calcext:value-type="string">
            <text:p>2 HHO HHO</text:p>
          </table:table-cell>
          <table:table-cell table:style-name="ce40" office:value-type="string" calcext:value-type="string">
            <text:p>interm</text:p>
          </table:table-cell>
          <table:table-cell table:style-name="ce74" table:formula="of:=[.G341]/[.D210]" office:value-type="float" office:value="0.00000272050834140077" calcext:value-type="float">
            <text:p>0.00</text:p>
          </table:table-cell>
          <table:table-cell table:style-name="ce74" table:formula="of:=[.C341]*[.$G$335]" office:value-type="float" office:value="0.00000272050834140077" calcext:value-type="float">
            <text:p>0.00</text:p>
          </table:table-cell>
          <table:table-cell table:style-name="ce5"/>
          <table:table-cell table:number-columns-repeated="2"/>
          <table:table-cell table:style-name="ce5"/>
          <table:table-cell table:number-columns-repeated="2"/>
          <table:table-cell table:style-name="ce5" table:number-columns-repeated="2"/>
          <table:table-cell table:style-name="ce5" office:value-type="string" calcext:value-type="string">
            <text:p>mass (empty) (t)</text:p>
          </table:table-cell>
          <table:table-cell table:style-name="ce61" table:formula="of:=[.H237]" office:value-type="float" office:value="0.75" calcext:value-type="float">
            <text:p>0.75</text:p>
          </table:table-cell>
          <table:table-cell table:style-name="ce50" table:formula="of:=[.Q341]*[.R$339]" office:value-type="float" office:value="4.97620078875491" calcext:value-type="float">
            <text:p>4.98</text:p>
          </table:table-cell>
          <table:table-cell table:style-name="ce50"/>
          <table:table-cell table:style-name="ce14"/>
          <table:table-cell table:style-name="ce50" table:formula="of:=[.H236]" office:value-type="float" office:value="0.2" calcext:value-type="float">
            <text:p>0.20</text:p>
          </table:table-cell>
          <table:table-cell table:style-name="ce5" table:formula="of:=[.U341]*[.R$339]" office:value-type="float" office:value="1.32698687700131" calcext:value-type="float">
            <text:p>1.33</text:p>
          </table:table-cell>
          <table:table-cell table:style-name="ce14"/>
          <table:table-cell table:style-name="ce5" table:number-columns-repeated="14"/>
          <table:table-cell table:number-columns-repeated="987"/>
        </table:table-row>
        <table:table-row table:style-name="ro7">
          <table:table-cell table:style-name="ce41" office:value-type="string" calcext:value-type="string">
            <text:p>Electric Charge</text:p>
          </table:table-cell>
          <table:table-cell table:style-name="ce75" table:formula="of:=(237.1*2)/0.9" office:value-type="float" office:value="526.888888888889" calcext:value-type="float">
            <text:p>526.89</text:p>
          </table:table-cell>
          <table:table-cell table:style-name="ce75"/>
          <table:table-cell table:style-name="ce41"/>
          <table:table-cell table:style-name="ce41" office:value-type="string" calcext:value-type="string">
            <text:p>input</text:p>
          </table:table-cell>
          <table:table-cell table:style-name="ce75" table:formula="of:=[.B342]*[.$G$335]" office:value-type="float" office:value="0.0397830513101546" calcext:value-type="float">
            <text:p>0.04</text:p>
          </table:table-cell>
          <table:table-cell table:style-name="ce75"/>
          <table:table-cell table:style-name="ce5"/>
          <table:table-cell table:number-columns-repeated="3"/>
          <table:table-cell table:style-name="ce14" office:value-type="string" calcext:value-type="string">
            <text:p>Electric Charge</text:p>
          </table:table-cell>
          <table:table-cell table:style-name="ce5" table:formula="of:=[.F342]*21600" office:value-type="float" office:value="859.313908299339" calcext:value-type="float">
            <text:p>859.31</text:p>
          </table:table-cell>
          <table:table-cell table:style-name="ce5" office:value-type="string" calcext:value-type="string">
            <text:p>units/Kerbin-day</text:p>
          </table:table-cell>
          <table:table-cell table:style-name="ce5"/>
          <table:table-cell table:style-name="ce5" office:value-type="string" calcext:value-type="string">
            <text:p>mass (contents) (t)</text:p>
          </table:table-cell>
          <table:table-cell table:style-name="ce14" table:formula="of:=[.K265]/1000" office:value-type="float" office:value="0.685959924" calcext:value-type="float">
            <text:p>0.69</text:p>
          </table:table-cell>
          <table:table-cell table:style-name="ce50" table:formula="of:=[.Q342]*[.R$339]" office:value-type="float" office:value="4.55129908648408" calcext:value-type="float">
            <text:p>4.55</text:p>
          </table:table-cell>
          <table:table-cell table:style-name="ce14" table:formula="of:=[.R342]+[.Q341]" office:value-type="float" office:value="5.30129908648408" calcext:value-type="float">
            <text:p>5.30</text:p>
          </table:table-cell>
          <table:table-cell/>
          <table:table-cell table:style-name="ce14" table:formula="of:=[.K264]/1000" office:value-type="float" office:value="0.074831943" calcext:value-type="float">
            <text:p>0.07</text:p>
          </table:table-cell>
          <table:table-cell table:style-name="ce5" table:formula="of:=[.U342]*[.R$339]" office:value-type="float" office:value="0.49650503170755" calcext:value-type="float">
            <text:p>0.50</text:p>
          </table:table-cell>
          <table:table-cell table:style-name="ce14" table:formula="of:=[.V342]+[.U341]" office:value-type="float" office:value="0.696505031707551" calcext:value-type="float">
            <text:p>0.70</text:p>
          </table:table-cell>
          <table:table-cell table:style-name="ce5" table:number-columns-repeated="14"/>
          <table:table-cell table:number-columns-repeated="987"/>
        </table:table-row>
        <table:table-row table:style-name="ro5">
          <table:table-cell table:style-name="ce43" office:value-type="string" calcext:value-type="string">
            <text:p>Hydrogen</text:p>
          </table:table-cell>
          <table:table-cell table:style-name="ce77" table:formula="of:=[.C343]/[.M319]" office:value-type="float" office:value="44.8571428571429" calcext:value-type="float">
            <text:p>44.86</text:p>
          </table:table-cell>
          <table:table-cell table:style-name="ce77" table:formula="of:=((1.00794*2)*2)/1000" office:value-type="float" office:value="0.00403176" calcext:value-type="float">
            <text:p>0.00</text:p>
          </table:table-cell>
          <table:table-cell table:style-name="ce43" office:value-type="string" calcext:value-type="string">
            <text:p>2 HH HH</text:p>
          </table:table-cell>
          <table:table-cell table:style-name="ce43" office:value-type="string" calcext:value-type="string">
            <text:p>output/reused</text:p>
          </table:table-cell>
          <table:table-cell table:style-name="ce77" table:formula="of:=[.G343]/[.M319]" office:value-type="float" office:value="0.00338696460211173" calcext:value-type="float">
            <text:p>0.00</text:p>
          </table:table-cell>
          <table:table-cell table:style-name="ce77" table:formula="of:=[.C343]*[.$G$335]" office:value-type="float" office:value="0.000000304420378437803" calcext:value-type="float">
            <text:p>0.00</text:p>
          </table:table-cell>
          <table:table-cell table:style-name="ce5"/>
          <table:table-cell table:number-columns-repeated="2"/>
          <table:table-cell table:style-name="ce5" table:number-columns-repeated="5"/>
          <table:table-cell table:style-name="ce5" office:value-type="string" calcext:value-type="string">
            <text:p>mass (full) (t)</text:p>
          </table:table-cell>
          <table:table-cell table:style-name="ce61" table:formula="of:=[.L265]/1000" office:value-type="float" office:value="1.435959924" calcext:value-type="float">
            <text:p>1.44</text:p>
          </table:table-cell>
          <table:table-cell table:style-name="ce50" table:formula="of:=[.Q343]*[.R$339]" office:value-type="float" office:value="9.527499875239" calcext:value-type="float">
            <text:p>9.53</text:p>
          </table:table-cell>
          <table:table-cell table:style-name="ce138" table:formula="of:=[.R343]/2" office:value-type="float" office:value="4.7637499376195" calcext:value-type="float">
            <text:p>4.76</text:p>
          </table:table-cell>
          <table:table-cell table:style-name="ce14"/>
          <table:table-cell table:style-name="ce50" table:formula="of:=[.L264]/1000" office:value-type="float" office:value="0.274831943" calcext:value-type="float">
            <text:p>0.27</text:p>
          </table:table-cell>
          <table:table-cell table:style-name="ce5" table:formula="of:=[.U343]*[.R$339]" office:value-type="float" office:value="1.82349190870886" calcext:value-type="float">
            <text:p>1.82</text:p>
          </table:table-cell>
          <table:table-cell table:style-name="ce14"/>
          <table:table-cell table:style-name="ce5" table:number-columns-repeated="14"/>
          <table:table-cell table:number-columns-repeated="987"/>
        </table:table-row>
        <table:table-row table:style-name="ro18">
          <table:table-cell table:style-name="ce44" office:value-type="string" calcext:value-type="string">
            <text:p>Oxygen</text:p>
          </table:table-cell>
          <table:table-cell table:style-name="ce78" table:formula="of:=[.C344]/[.D211]" office:value-type="float" office:value="22.6941843971631" calcext:value-type="float">
            <text:p>22.69</text:p>
          </table:table-cell>
          <table:table-cell table:style-name="ce78" table:formula="of:=(15.9994*2)/1000" office:value-type="float" office:value="0.0319988" calcext:value-type="float">
            <text:p>0.03</text:p>
          </table:table-cell>
          <table:table-cell table:style-name="ce44" office:value-type="string" calcext:value-type="string">
            <text:p>1 OO</text:p>
          </table:table-cell>
          <table:table-cell table:style-name="ce44" office:value-type="string" calcext:value-type="string">
            <text:p>output</text:p>
          </table:table-cell>
          <table:table-cell table:style-name="ce78" table:formula="of:=[.G344]/[.D211]" office:value-type="float" office:value="0.00171353756238508" calcext:value-type="float">
            <text:p>0.00</text:p>
          </table:table-cell>
          <table:table-cell table:style-name="ce78" table:formula="of:=[.C344]*[.$G$335]" office:value-type="float" office:value="0.00000241608796296296" calcext:value-type="float">
            <text:p>0.00</text:p>
          </table:table-cell>
          <table:table-cell table:style-name="ce5" table:formula="of:=[.F344]/[.H211]" office:value-type="float" office:value="1" calcext:value-type="float">
            <text:p>1.00</text:p>
          </table:table-cell>
          <table:table-cell table:number-columns-repeated="2"/>
          <table:table-cell table:style-name="ce5"/>
          <table:table-cell table:style-name="ce5" office:value-type="string" calcext:value-type="string">
            <text:p>Oxygen</text:p>
          </table:table-cell>
          <table:table-cell table:style-name="ce14" table:formula="of:=[.F344]*21600" office:value-type="float" office:value="37.0124113475177" calcext:value-type="float">
            <text:p>37.01</text:p>
          </table:table-cell>
          <table:table-cell table:style-name="ce14" office:value-type="string" calcext:value-type="string">
            <text:p>units/Kerbin-day</text:p>
          </table:table-cell>
          <table:table-cell table:style-name="ce5"/>
          <table:table-cell table:style-name="ce5" office:value-type="string" calcext:value-type="string">
            <text:p>cost (empty) (K$)</text:p>
          </table:table-cell>
          <table:table-cell table:style-name="ce14" table:formula="of:=[.J237]" office:value-type="float" office:value="2000" calcext:value-type="float">
            <text:p>2000.00</text:p>
          </table:table-cell>
          <table:table-cell table:style-name="ce50" table:formula="of:=[.Q344]*[.R$339]" office:value-type="float" office:value="13269.8687700131" calcext:value-type="float">
            <text:p>13269.87</text:p>
          </table:table-cell>
          <table:table-cell table:style-name="ce14" table:number-columns-repeated="2"/>
          <table:table-cell table:style-name="ce14" table:formula="of:=[.J236]" office:value-type="float" office:value="300" calcext:value-type="float">
            <text:p>300.00</text:p>
          </table:table-cell>
          <table:table-cell table:style-name="ce5" table:formula="of:=[.U344]*[.R$339]" office:value-type="float" office:value="1990.48031550197" calcext:value-type="float">
            <text:p>1990.48</text:p>
          </table:table-cell>
          <table:table-cell table:style-name="ce14"/>
          <table:table-cell table:style-name="ce5" table:number-columns-repeated="14"/>
          <table:table-cell table:number-columns-repeated="987"/>
        </table:table-row>
        <table:table-row table:style-name="ro5">
          <table:table-cell table:style-name="ce5"/>
          <table:table-cell table:style-name="ce50"/>
          <table:table-cell table:style-name="ce86" table:formula="of:=((([.C337]+[.C338])-[.C340])-[.C343])-[.C344]" office:value-type="float" office:value="0" calcext:value-type="float">
            <text:p>0.00</text:p>
          </table:table-cell>
          <table:table-cell table:style-name="ce5" table:number-columns-repeated="2"/>
          <table:table-cell table:style-name="ce50"/>
          <table:table-cell table:style-name="ce86" table:formula="of:=((([.G337]+[.G338])-[.G340])-[.G343])-[.G344]" office:value-type="float" office:value="0" calcext:value-type="float">
            <text:p>0.00</text:p>
          </table:table-cell>
          <table:table-cell table:style-name="ce5"/>
          <table:table-cell table:number-columns-repeated="2"/>
          <table:table-cell table:style-name="ce5" table:number-columns-repeated="5"/>
          <table:table-cell table:style-name="ce5" office:value-type="string" calcext:value-type="string">
            <text:p>cost (contents) (K$)</text:p>
          </table:table-cell>
          <table:table-cell table:style-name="ce5" table:formula="of:=[.M265]" office:value-type="float" office:value="27.1640129904" calcext:value-type="float">
            <text:p>27.16</text:p>
          </table:table-cell>
          <table:table-cell table:style-name="ce50" table:formula="of:=[.Q345]*[.R$339]" office:value-type="float" office:value="180.23144382477" calcext:value-type="float">
            <text:p>180.23</text:p>
          </table:table-cell>
          <table:table-cell table:style-name="ce5" table:formula="of:=[.R345]+[.Q344]" office:value-type="float" office:value="2180.23144382477" calcext:value-type="float">
            <text:p>2180.23</text:p>
          </table:table-cell>
          <table:table-cell table:style-name="ce5"/>
          <table:table-cell table:style-name="ce5" table:formula="of:=[.M264]" office:value-type="float" office:value="2.9633449428" calcext:value-type="float">
            <text:p>2.96</text:p>
          </table:table-cell>
          <table:table-cell table:style-name="ce5" table:formula="of:=[.U345]*[.R$339]" office:value-type="float" office:value="19.661599255619" calcext:value-type="float">
            <text:p>19.66</text:p>
          </table:table-cell>
          <table:table-cell table:style-name="ce5" table:formula="of:=[.V345]+[.U344]" office:value-type="float" office:value="319.661599255619" calcext:value-type="float">
            <text:p>319.66</text:p>
          </table:table-cell>
          <table:table-cell table:style-name="ce5" table:number-columns-repeated="14"/>
          <table:table-cell table:number-columns-repeated="987"/>
        </table:table-row>
        <table:table-row table:style-name="ro5">
          <table:table-cell table:style-name="ce5" table:number-columns-repeated="8"/>
          <table:table-cell table:number-columns-repeated="2"/>
          <table:table-cell table:style-name="ce5" table:number-columns-repeated="5"/>
          <table:table-cell table:style-name="ce5" office:value-type="string" calcext:value-type="string">
            <text:p>cost (K$)</text:p>
          </table:table-cell>
          <table:table-cell table:style-name="ce61" table:formula="of:=[.N265]" office:value-type="float" office:value="2027.2" calcext:value-type="float">
            <text:p>2027.20</text:p>
          </table:table-cell>
          <table:table-cell table:style-name="ce50" table:formula="of:=[.Q346]*[.R$339]" office:value-type="float" office:value="13450.3389852853" calcext:value-type="float">
            <text:p>13450.34</text:p>
          </table:table-cell>
          <table:table-cell table:style-name="ce138" table:formula="of:=[.R346]/2" office:value-type="float" office:value="6725.16949264264" calcext:value-type="float">
            <text:p>6725.17</text:p>
          </table:table-cell>
          <table:table-cell table:style-name="ce14"/>
          <table:table-cell table:style-name="ce50" table:formula="of:=[.N264]" office:value-type="float" office:value="303" calcext:value-type="float">
            <text:p>303.00</text:p>
          </table:table-cell>
          <table:table-cell table:style-name="ce5" table:formula="of:=[.U346]*[.R$339]" office:value-type="float" office:value="2010.38511865699" calcext:value-type="float">
            <text:p>2010.39</text:p>
          </table:table-cell>
          <table:table-cell table:style-name="ce5" table:number-columns-repeated="15"/>
          <table:table-cell table:number-columns-repeated="987"/>
        </table:table-row>
        <table:table-row table:style-name="ro5">
          <table:table-cell table:style-name="ce5" table:number-columns-repeated="15"/>
          <table:table-cell table:style-name="ce5" office:value-type="string" calcext:value-type="string">
            <text:p>Because of the efficiency, this recycler effectively turns 1 container into 7.63 containers. For balance, should the recycler weight as much as those containers that it saves? Compare to large containers or medium containers?</text:p>
          </table:table-cell>
          <table:table-cell table:number-columns-repeated="6"/>
          <table:table-cell table:style-name="ce5" table:number-columns-repeated="15"/>
          <table:table-cell table:number-columns-repeated="987"/>
        </table:table-row>
        <table:table-row table:style-name="ro19">
          <table:table-cell table:style-name="ce30" office:value-type="string" calcext:value-type="string" table:number-columns-spanned="9" table:number-rows-spanned="1">
            <text:p>Sabatier reaction: First split some water to get hydrogen gas. Then use the hydrogen in the Sabatier reaction to recover the O2 (as water) from the CO2. This uses twice the water that it generates and generates methane gas as waste. 4H2O -&gt; 2O2+4H2, then 4H2+CO2 -&gt; CH4+2H2O</text:p>
          </table:table-cell>
          <table:covered-table-cell table:number-columns-repeated="8"/>
          <table:table-cell table:style-name="ce5" table:number-columns-repeated="6"/>
          <table:table-cell/>
          <table:table-cell table:style-name="ce5" table:number-columns-repeated="2"/>
          <table:table-cell table:style-name="ce14" table:formula="of:=[.R339]/2" office:value-type="float" office:value="3.31746719250328" calcext:value-type="float">
            <text:p>3.32</text:p>
          </table:table-cell>
          <table:table-cell table:style-name="ce14" table:formula="of:=[.S342]/2" office:value-type="float" office:value="2.65064954324204" calcext:value-type="float">
            <text:p>2.65</text:p>
          </table:table-cell>
          <table:table-cell table:style-name="ce5" table:number-columns-repeated="2"/>
          <table:table-cell table:number-columns-repeated="5"/>
          <table:table-cell table:style-name="ce5" table:number-columns-repeated="10"/>
          <table:table-cell table:number-columns-repeated="987"/>
        </table:table-row>
        <table:table-row table:style-name="ro5">
          <table:table-cell table:style-name="ce5" table:number-columns-repeated="5"/>
          <table:table-cell table:style-name="ce50" office:value-type="string" calcext:value-type="string">
            <text:p>scale</text:p>
          </table:table-cell>
          <table:table-cell table:style-name="ce5" table:formula="of:=[.H211]/[.B353]" office:value-type="float" office:value="0.0000377527901509269" calcext:value-type="float">
            <text:p>0.00</text:p>
          </table:table-cell>
          <table:table-cell table:style-name="ce5" table:number-columns-repeated="3"/>
          <table:table-cell/>
          <table:table-cell table:style-name="ce127" office:value-type="string" calcext:value-type="string">
            <text:p>Methane (CH4)</text:p>
          </table:table-cell>
          <table:table-cell table:style-name="ce126" table:formula="of:=[.G357]/[.M320]" office:value-type="float" office:value="0.000855313692818302" calcext:value-type="float">
            <text:p>0.00</text:p>
          </table:table-cell>
          <table:table-cell table:style-name="ce126" office:value-type="string" calcext:value-type="string">
            <text:p>L/s</text:p>
          </table:table-cell>
          <table:table-cell table:style-name="ce5" table:number-columns-repeated="8"/>
          <table:table-cell table:number-columns-repeated="5"/>
          <table:table-cell table:style-name="ce5" table:number-columns-repeated="10"/>
          <table:table-cell table:number-columns-repeated="987"/>
        </table:table-row>
        <table:table-row table:style-name="ro5">
          <table:table-cell table:style-name="ce5"/>
          <table:table-cell table:style-name="ce72" office:value-type="string" calcext:value-type="string">
            <text:p>L (units)</text:p>
          </table:table-cell>
          <table:table-cell table:style-name="ce72" office:value-type="string" calcext:value-type="string">
            <text:p>kg</text:p>
          </table:table-cell>
          <table:table-cell table:style-name="ce72" office:value-type="string" calcext:value-type="string">
            <text:p>mol</text:p>
          </table:table-cell>
          <table:table-cell table:style-name="ce20"/>
          <table:table-cell table:style-name="ce72" office:value-type="string" calcext:value-type="string">
            <text:p>L/s (units/s)</text:p>
          </table:table-cell>
          <table:table-cell table:style-name="ce72" office:value-type="string" calcext:value-type="string">
            <text:p>kg/s</text:p>
          </table:table-cell>
          <table:table-cell table:style-name="ce5" table:number-columns-repeated="15"/>
          <table:table-cell table:number-columns-repeated="5"/>
          <table:table-cell table:style-name="ce5" table:number-columns-repeated="10"/>
          <table:table-cell table:number-columns-repeated="987"/>
        </table:table-row>
        <table:table-row table:style-name="ro5">
          <table:table-cell table:style-name="ce10" office:value-type="string" calcext:value-type="string">
            <text:p>Water</text:p>
          </table:table-cell>
          <table:table-cell table:style-name="ce10" table:formula="of:=[.C351]/[.D210]" office:value-type="float" office:value="0.07206112" calcext:value-type="float">
            <text:p>0.07</text:p>
          </table:table-cell>
          <table:table-cell table:style-name="ce10" table:formula="of:=(18.01528*4)/1000" office:value-type="float" office:value="0.07206112" calcext:value-type="float">
            <text:p>0.07</text:p>
          </table:table-cell>
          <table:table-cell table:style-name="ce10" office:value-type="string" calcext:value-type="string">
            <text:p>4 HHO HHO HHO HHO</text:p>
          </table:table-cell>
          <table:table-cell table:style-name="ce10" office:value-type="string" calcext:value-type="string">
            <text:p>input</text:p>
          </table:table-cell>
          <table:table-cell table:style-name="ce10" table:formula="of:=[.G351]/[.D210]" office:value-type="float" office:value="0.00000272050834140077" calcext:value-type="float">
            <text:p>0.00</text:p>
          </table:table-cell>
          <table:table-cell table:style-name="ce10" table:formula="of:=[.C351]*[.$G$349]" office:value-type="float" office:value="0.00000272050834140077" calcext:value-type="float">
            <text:p>0.00</text:p>
          </table:table-cell>
          <table:table-cell table:style-name="ce5" table:formula="of:=[.F351]/[.H210]" office:value-type="float" office:value="0.243161351778851" calcext:value-type="float">
            <text:p>0.24</text:p>
          </table:table-cell>
          <table:table-cell table:style-name="ce50" office:value-type="string" calcext:value-type="string">
            <text:p>Overall Efficiency</text:p>
          </table:table-cell>
          <table:table-cell table:style-name="ce82" table:formula="of:=[.H353]/[.H355]" office:value-type="float" office:value="1.73804620981058" calcext:value-type="float">
            <text:p>1.74</text:p>
          </table:table-cell>
          <table:table-cell table:style-name="ce5" office:value-type="string" calcext:value-type="string">
            <text:p>???</text:p>
          </table:table-cell>
          <table:table-cell/>
          <table:table-cell table:style-name="ce5" table:number-columns-repeated="25"/>
          <table:table-cell table:number-columns-repeated="987"/>
        </table:table-row>
        <table:table-row table:style-name="ro7">
          <table:table-cell table:style-name="ce45" office:value-type="string" calcext:value-type="string">
            <text:p>Electric Charge</text:p>
          </table:table-cell>
          <table:table-cell table:style-name="ce45" table:formula="of:=(237.1*4)/0.9" office:value-type="float" office:value="1053.77777777778" calcext:value-type="float">
            <text:p>1053.78</text:p>
          </table:table-cell>
          <table:table-cell table:style-name="ce45" table:number-columns-repeated="2"/>
          <table:table-cell table:style-name="ce45" office:value-type="string" calcext:value-type="string">
            <text:p>input</text:p>
          </table:table-cell>
          <table:table-cell table:style-name="ce45" table:formula="of:=[.B352]*[.G349]" office:value-type="float" office:value="0.0397830513101546" calcext:value-type="float">
            <text:p>0.04</text:p>
          </table:table-cell>
          <table:table-cell table:style-name="ce45"/>
          <table:table-cell table:style-name="ce5"/>
          <table:table-cell table:style-name="ce50" office:value-type="string" calcext:value-type="string">
            <text:p>Multiplier</text:p>
          </table:table-cell>
          <table:table-cell table:style-name="ce82" table:formula="of:=1/(1-[.J351])" office:value-type="float" office:value="-1.35492871138333" calcext:value-type="float">
            <text:p>-1.35</text:p>
          </table:table-cell>
          <table:table-cell table:style-name="ce5"/>
          <table:table-cell table:style-name="ce14" office:value-type="string" calcext:value-type="string">
            <text:p>Electric Charge</text:p>
          </table:table-cell>
          <table:table-cell table:style-name="ce5" table:formula="of:=[.F352]*21600" office:value-type="float" office:value="859.313908299339" calcext:value-type="float">
            <text:p>859.31</text:p>
          </table:table-cell>
          <table:table-cell table:style-name="ce5" office:value-type="string" calcext:value-type="string">
            <text:p>units/Kerbin-day</text:p>
          </table:table-cell>
          <table:table-cell table:style-name="ce5" table:number-columns-repeated="23"/>
          <table:table-cell table:number-columns-repeated="987"/>
        </table:table-row>
        <table:table-row table:style-name="ro18">
          <table:table-cell table:style-name="ce42" office:value-type="string" calcext:value-type="string">
            <text:p>Oxygen</text:p>
          </table:table-cell>
          <table:table-cell table:style-name="ce42" table:formula="of:=[.C353]/[.D211]" office:value-type="float" office:value="45.3883687943262" calcext:value-type="float">
            <text:p>45.39</text:p>
          </table:table-cell>
          <table:table-cell table:style-name="ce42" table:formula="of:=((15.9994*2)*2)/1000" office:value-type="float" office:value="0.0639976" calcext:value-type="float">
            <text:p>0.06</text:p>
          </table:table-cell>
          <table:table-cell table:style-name="ce42" office:value-type="string" calcext:value-type="string">
            <text:p>2 OO OO</text:p>
          </table:table-cell>
          <table:table-cell table:style-name="ce42" office:value-type="string" calcext:value-type="string">
            <text:p>output</text:p>
          </table:table-cell>
          <table:table-cell table:style-name="ce42" table:formula="of:=[.G353]/[.D211]" office:value-type="float" office:value="0.00171353756238508" calcext:value-type="float">
            <text:p>0.00</text:p>
          </table:table-cell>
          <table:table-cell table:style-name="ce42" table:formula="of:=[.C353]*[.$G$349]" office:value-type="float" office:value="0.00000241608796296296" calcext:value-type="float">
            <text:p>0.00</text:p>
          </table:table-cell>
          <table:table-cell table:style-name="ce5" table:formula="of:=[.F353]/[.H211]" office:value-type="float" office:value="1" calcext:value-type="float">
            <text:p>1.00</text:p>
          </table:table-cell>
          <table:table-cell table:style-name="ce5" table:number-columns-repeated="3"/>
          <table:table-cell table:style-name="ce5" office:value-type="string" calcext:value-type="string">
            <text:p>Oxygen</text:p>
          </table:table-cell>
          <table:table-cell table:style-name="ce14" table:formula="of:=[.F353]*21600" office:value-type="float" office:value="37.0124113475177" calcext:value-type="float">
            <text:p>37.01</text:p>
          </table:table-cell>
          <table:table-cell table:style-name="ce14" office:value-type="string" calcext:value-type="string">
            <text:p>units/Kerbin-day</text:p>
          </table:table-cell>
          <table:table-cell table:style-name="ce5" table:number-columns-repeated="23"/>
          <table:table-cell table:number-columns-repeated="987"/>
        </table:table-row>
        <table:table-row table:style-name="ro5">
          <table:table-cell table:style-name="ce40" office:value-type="string" calcext:value-type="string">
            <text:p>Hydrogen</text:p>
          </table:table-cell>
          <table:table-cell table:style-name="ce40" table:formula="of:=[.C354]/[.M319]" office:value-type="float" office:value="89.7142857142857" calcext:value-type="float">
            <text:p>89.71</text:p>
          </table:table-cell>
          <table:table-cell table:style-name="ce40" table:formula="of:=((1.00794*2)*4)/1000" office:value-type="float" office:value="0.00806352" calcext:value-type="float">
            <text:p>0.01</text:p>
          </table:table-cell>
          <table:table-cell table:style-name="ce40" office:value-type="string" calcext:value-type="string">
            <text:p>4 HH HH HH HH</text:p>
          </table:table-cell>
          <table:table-cell table:style-name="ce40" office:value-type="string" calcext:value-type="string">
            <text:p>interm</text:p>
          </table:table-cell>
          <table:table-cell table:style-name="ce40" table:formula="of:=[.G354]/[.M319]" office:value-type="float" office:value="0.00338696460211173" calcext:value-type="float">
            <text:p>0.00</text:p>
          </table:table-cell>
          <table:table-cell table:style-name="ce40" table:formula="of:=[.C354]*[.$G$349]" office:value-type="float" office:value="0.000000304420378437803" calcext:value-type="float">
            <text:p>0.00</text:p>
          </table:table-cell>
          <table:table-cell table:style-name="ce5"/>
          <table:table-cell table:style-name="ce50" office:value-type="string" calcext:value-type="string">
            <text:p>Eff by mass?</text:p>
          </table:table-cell>
          <table:table-cell table:style-name="ce60" table:formula="of:=([.G353]+[.G358])/([.G351]+[.G355])" office:value-type="float" office:value="0.861787074110572" calcext:value-type="float">
            <text:p>0.86</text:p>
          </table:table-cell>
          <table:table-cell table:style-name="ce114" table:formula="of:=1/(1-[.J354])" office:value-type="float" office:value="7.23521330269796" calcext:value-type="float">
            <text:p>7.24</text:p>
          </table:table-cell>
          <table:table-cell table:number-columns-repeated="4"/>
          <table:table-cell table:style-name="ce5" office:value-type="string" calcext:value-type="string" table:number-columns-spanned="3" table:number-rows-spanned="1">
            <text:p>storage in converter for 8-9 Kerbals * 2 Kerbin-days</text:p>
          </table:table-cell>
          <table:covered-table-cell table:number-columns-repeated="2"/>
          <table:table-cell table:style-name="ce5" table:number-columns-repeated="19"/>
          <table:table-cell table:number-columns-repeated="987"/>
        </table:table-row>
        <table:table-row table:style-name="ro18">
          <table:table-cell table:style-name="ce10" office:value-type="string" calcext:value-type="string">
            <text:p>Carbon Dioxide</text:p>
          </table:table-cell>
          <table:table-cell table:style-name="ce10" table:formula="of:=[.C355]/[.D212]" office:value-type="float" office:value="22.5574064582265" calcext:value-type="float">
            <text:p>22.56</text:p>
          </table:table-cell>
          <table:table-cell table:style-name="ce10" table:formula="of:=44.0095/1000" office:value-type="float" office:value="0.0440095" calcext:value-type="float">
            <text:p>0.04</text:p>
          </table:table-cell>
          <table:table-cell table:style-name="ce10" office:value-type="string" calcext:value-type="string">
            <text:p>1 COO</text:p>
          </table:table-cell>
          <table:table-cell table:style-name="ce10" office:value-type="string" calcext:value-type="string">
            <text:p>input</text:p>
          </table:table-cell>
          <table:table-cell table:style-name="ce10" table:formula="of:=[.G355]/[.D212]" office:value-type="float" office:value="0.000851605032366591" calcext:value-type="float">
            <text:p>0.00</text:p>
          </table:table-cell>
          <table:table-cell table:style-name="ce10" table:formula="of:=[.C355]*[.$G$349]" office:value-type="float" office:value="0.00000166148141814722" calcext:value-type="float">
            <text:p>0.00</text:p>
          </table:table-cell>
          <table:table-cell table:style-name="ce5" table:formula="of:=[.F355]/[.H212]" office:value-type="float" office:value="0.575358695502684" calcext:value-type="float">
            <text:p>0.58</text:p>
          </table:table-cell>
          <table:table-cell table:style-name="ce50" office:value-type="string" calcext:value-type="string">
            <text:p>Eff by mass?</text:p>
          </table:table-cell>
          <table:table-cell table:style-name="ce82" table:formula="of:=([.G353])/(([.G351]-[.G358])+[.G355])" office:value-type="float" office:value="0.799569615515031" calcext:value-type="float">
            <text:p>0.80</text:p>
          </table:table-cell>
          <table:table-cell table:style-name="ce114" table:formula="of:=1/(1-[.J355])" office:value-type="float" office:value="4.98926349200808" calcext:value-type="float">
            <text:p>4.99</text:p>
          </table:table-cell>
          <table:table-cell table:style-name="ce14" office:value-type="string" calcext:value-type="string">
            <text:p>Carbon Dioxide</text:p>
          </table:table-cell>
          <table:table-cell table:style-name="ce14" table:formula="of:=[.F355]*21600" office:value-type="float" office:value="18.3946686991184" calcext:value-type="float">
            <text:p>18.39</text:p>
          </table:table-cell>
          <table:table-cell table:style-name="ce14" office:value-type="string" calcext:value-type="string">
            <text:p>units/Kerbin-day</text:p>
          </table:table-cell>
          <table:table-cell/>
          <table:table-cell table:style-name="ce5" table:formula="of:=ROUNDUP((([.M355]*2)*8.16);0)" office:value-type="float" office:value="301" calcext:value-type="float">
            <text:p>301.00</text:p>
          </table:table-cell>
          <table:table-cell table:style-name="ce5" table:formula="of:=ROUNDUP((([.M355]*2)*9.18);0)" office:value-type="float" office:value="338" calcext:value-type="float">
            <text:p>338.00</text:p>
          </table:table-cell>
          <table:table-cell table:style-name="ce5" office:value-type="string" calcext:value-type="string">
            <text:p>units (L)</text:p>
          </table:table-cell>
          <table:table-cell table:style-name="ce5" table:number-columns-repeated="19"/>
          <table:table-cell table:number-columns-repeated="987"/>
        </table:table-row>
        <table:table-row table:style-name="ro5">
          <table:table-cell table:style-name="ce45" office:value-type="string" calcext:value-type="string">
            <text:p>Electric Charge</text:p>
          </table:table-cell>
          <table:table-cell table:style-name="ce45" table:number-columns-repeated="3"/>
          <table:table-cell table:style-name="ce45" office:value-type="string" calcext:value-type="string">
            <text:p>input</text:p>
          </table:table-cell>
          <table:table-cell table:style-name="ce45" table:number-columns-repeated="2"/>
          <table:table-cell table:style-name="ce5" table:number-columns-repeated="2"/>
          <table:table-cell table:number-columns-repeated="8"/>
          <table:table-cell table:style-name="ce5" table:number-columns-repeated="20"/>
          <table:table-cell table:number-columns-repeated="987"/>
        </table:table-row>
        <table:table-row table:style-name="ro5">
          <table:table-cell table:style-name="ce42" office:value-type="string" calcext:value-type="string">
            <text:p>Waste (CH4)</text:p>
          </table:table-cell>
          <table:table-cell table:style-name="ce42" table:formula="of:=[.C357]/[.D214]" office:value-type="float" office:value="0.0213899466666667" calcext:value-type="float">
            <text:p>0.02</text:p>
          </table:table-cell>
          <table:table-cell table:style-name="ce42" table:formula="of:=16.04246/1000" office:value-type="float" office:value="0.01604246" calcext:value-type="float">
            <text:p>0.02</text:p>
          </table:table-cell>
          <table:table-cell table:style-name="ce42" office:value-type="string" calcext:value-type="string">
            <text:p>1 CHHHH</text:p>
          </table:table-cell>
          <table:table-cell table:style-name="ce42" office:value-type="string" calcext:value-type="string">
            <text:p>output/waste</text:p>
          </table:table-cell>
          <table:table-cell table:style-name="ce42" table:formula="of:=[.G357]/[.D214]" office:value-type="float" office:value="0.000000807530167846186" calcext:value-type="float">
            <text:p>0.00</text:p>
          </table:table-cell>
          <table:table-cell table:style-name="ce42" table:formula="of:=[.C357]*[.$G$349]" office:value-type="float" office:value="0.00000060564762588464" calcext:value-type="float">
            <text:p>0.00</text:p>
          </table:table-cell>
          <table:table-cell table:style-name="ce5" table:number-columns-repeated="2"/>
          <table:table-cell table:number-columns-repeated="8"/>
          <table:table-cell table:style-name="ce5" table:number-columns-repeated="20"/>
          <table:table-cell table:number-columns-repeated="987"/>
        </table:table-row>
        <table:table-row table:style-name="ro5">
          <table:table-cell table:style-name="ce44" office:value-type="string" calcext:value-type="string">
            <text:p>Water</text:p>
          </table:table-cell>
          <table:table-cell table:style-name="ce44" table:formula="of:=[.C358]/[.D210]" office:value-type="float" office:value="0.03603056" calcext:value-type="float">
            <text:p>0.04</text:p>
          </table:table-cell>
          <table:table-cell table:style-name="ce44" table:formula="of:=(18.01528*2)/1000" office:value-type="float" office:value="0.03603056" calcext:value-type="float">
            <text:p>0.04</text:p>
          </table:table-cell>
          <table:table-cell table:style-name="ce44" office:value-type="string" calcext:value-type="string">
            <text:p>2 HHO HHO</text:p>
          </table:table-cell>
          <table:table-cell table:style-name="ce44" office:value-type="string" calcext:value-type="string">
            <text:p>output/resused</text:p>
          </table:table-cell>
          <table:table-cell table:style-name="ce44" table:formula="of:=[.G358]/[.D210]" office:value-type="float" office:value="0.00000136025417070038" calcext:value-type="float">
            <text:p>0.00</text:p>
          </table:table-cell>
          <table:table-cell table:style-name="ce44" table:formula="of:=[.C358]*[.$G$349]" office:value-type="float" office:value="0.00000136025417070038" calcext:value-type="float">
            <text:p>0.00</text:p>
          </table:table-cell>
          <table:table-cell table:style-name="ce5" table:formula="of:=[.F358]/[.H210]" office:value-type="float" office:value="0.121580675889425" calcext:value-type="float">
            <text:p>0.12</text:p>
          </table:table-cell>
          <table:table-cell table:style-name="ce5"/>
          <table:table-cell table:number-columns-repeated="2"/>
          <table:table-cell table:style-name="ce14" office:value-type="string" calcext:value-type="string">
            <text:p>Net Water</text:p>
          </table:table-cell>
          <table:table-cell table:style-name="ce14" table:formula="of:=[.F351]-[.F358]" office:value-type="float" office:value="0.00000136025417070038" calcext:value-type="float">
            <text:p>0.00</text:p>
          </table:table-cell>
          <table:table-cell table:style-name="ce14" office:value-type="string" calcext:value-type="string">
            <text:p>units/s</text:p>
          </table:table-cell>
          <table:table-cell table:style-name="ce14" table:formula="of:=[.M358]/[.H210]" office:value-type="float" office:value="0.121580675889425" calcext:value-type="float">
            <text:p>0.12</text:p>
          </table:table-cell>
          <table:table-cell table:number-columns-repeated="2"/>
          <table:table-cell table:style-name="ce5" table:number-columns-repeated="20"/>
          <table:table-cell table:number-columns-repeated="987"/>
        </table:table-row>
        <table:table-row table:style-name="ro5">
          <table:table-cell table:style-name="ce5" table:number-columns-repeated="2"/>
          <table:table-cell table:style-name="ce87" table:formula="of:=((((([.C351]+[.C352])+[.C355])+[.C356])-[.C353])-[.C357])-[.C358]" office:value-type="float" office:value="0" calcext:value-type="float">
            <text:p>0.00</text:p>
          </table:table-cell>
          <table:table-cell table:style-name="ce5" table:number-columns-repeated="3"/>
          <table:table-cell table:style-name="ce87" table:formula="of:=((((([.G351]+[.G352])+[.G355])+[.G356])-[.G353])-[.G357])-[.G358]" office:value-type="float" office:value="0" calcext:value-type="float">
            <text:p>0.00</text:p>
          </table:table-cell>
          <table:table-cell table:style-name="ce5" table:number-columns-repeated="5"/>
          <table:table-cell table:style-name="ce5" table:formula="of:=[.M358]*21600" office:value-type="float" office:value="0.0293814900871283" calcext:value-type="float">
            <text:p>0.03</text:p>
          </table:table-cell>
          <table:table-cell table:style-name="ce5" office:value-type="string" calcext:value-type="string">
            <text:p>units/Kerbin-day</text:p>
          </table:table-cell>
          <table:table-cell table:style-name="ce5"/>
          <table:table-cell table:number-columns-repeated="2"/>
          <table:table-cell table:style-name="ce5" table:number-columns-repeated="20"/>
          <table:table-cell table:number-columns-repeated="987"/>
        </table:table-row>
        <table:table-row table:style-name="ro5">
          <table:table-cell table:style-name="ce46"/>
          <table:table-cell table:style-name="ce5"/>
          <table:table-cell table:number-columns-repeated="4"/>
          <table:table-cell table:style-name="ce88" table:formula="of:=(([.G351]+[.G352])-[.G353])-[.G354]" office:value-type="float" office:value="0" calcext:value-type="float">
            <text:p>0.00</text:p>
          </table:table-cell>
          <table:table-cell table:number-columns-repeated="10"/>
          <table:table-cell table:style-name="ce5" table:number-columns-repeated="20"/>
          <table:table-cell table:number-columns-repeated="987"/>
        </table:table-row>
        <table:table-row table:style-name="ro5">
          <table:table-cell table:style-name="ce46"/>
          <table:table-cell table:style-name="ce5"/>
          <table:table-cell table:number-columns-repeated="4"/>
          <table:table-cell table:style-name="ce88" table:formula="of:=((([.G354]+[.G355])+[.G356])-[.G357])-[.G358]" office:value-type="float" office:value="0" calcext:value-type="float">
            <text:p>0.00</text:p>
          </table:table-cell>
          <table:table-cell table:number-columns-repeated="10"/>
          <table:table-cell table:style-name="ce5" table:number-columns-repeated="20"/>
          <table:table-cell table:number-columns-repeated="987"/>
        </table:table-row>
        <table:table-row table:style-name="ro7">
          <table:table-cell table:style-name="ce30" office:value-type="string" calcext:value-type="string" table:number-columns-spanned="9" table:number-rows-spanned="1">
            <text:p>Water Purifier: WasteWater -&gt; Water + Waste</text:p>
          </table:table-cell>
          <table:covered-table-cell table:number-columns-repeated="8"/>
          <table:table-cell table:number-columns-repeated="8"/>
          <table:table-cell table:style-name="ce5" table:number-columns-repeated="20"/>
          <table:table-cell table:number-columns-repeated="987"/>
        </table:table-row>
        <table:table-row table:style-name="ro5">
          <table:table-cell table:style-name="ce46"/>
          <table:table-cell table:style-name="ce5"/>
          <table:table-cell table:number-columns-repeated="2"/>
          <table:table-cell table:style-name="ce50" office:value-type="string" calcext:value-type="string">
            <text:p>scale</text:p>
          </table:table-cell>
          <table:table-cell table:style-name="ce5" table:formula="of:=[.H213]/[.B365]" office:value-type="float" office:value="0.0000142476851851852" calcext:value-type="float">
            <text:p>0.00</text:p>
          </table:table-cell>
          <table:table-cell table:number-columns-repeated="11"/>
          <table:table-cell table:style-name="ce5" table:number-columns-repeated="20"/>
          <table:table-cell table:number-columns-repeated="987"/>
        </table:table-row>
        <table:table-row table:style-name="ro5">
          <table:table-cell table:style-name="ce5"/>
          <table:table-cell table:style-name="ce72" office:value-type="string" calcext:value-type="string">
            <text:p>L (units)</text:p>
          </table:table-cell>
          <table:table-cell table:style-name="ce72" office:value-type="string" calcext:value-type="string">
            <text:p>kg</text:p>
          </table:table-cell>
          <table:table-cell/>
          <table:table-cell table:style-name="ce72" office:value-type="string" calcext:value-type="string">
            <text:p>L/s (units/s)</text:p>
          </table:table-cell>
          <table:table-cell table:style-name="ce72" office:value-type="string" calcext:value-type="string">
            <text:p>kg/s</text:p>
          </table:table-cell>
          <table:table-cell table:style-name="ce5"/>
          <table:table-cell/>
          <table:table-cell table:style-name="ce5" table:number-columns-repeated="2"/>
          <table:table-cell table:style-name="ce115" table:number-columns-repeated="3"/>
          <table:table-cell table:style-name="ce5" table:number-columns-repeated="2"/>
          <table:table-cell table:style-name="ce5" office:value-type="string" calcext:value-type="string" table:number-columns-spanned="3" table:number-rows-spanned="1">
            <text:p>storage in converter for 8-9 Kerbals * 2 Kerbin-days</text:p>
          </table:table-cell>
          <table:covered-table-cell table:number-columns-repeated="2"/>
          <table:table-cell table:style-name="ce5" table:number-columns-repeated="19"/>
          <table:table-cell table:number-columns-repeated="987"/>
        </table:table-row>
        <table:table-row table:style-name="ro7">
          <table:table-cell table:style-name="ce10" office:value-type="string" calcext:value-type="string">
            <text:p>Waste Water</text:p>
          </table:table-cell>
          <table:table-cell table:style-name="ce18" office:value-type="float" office:value="1" calcext:value-type="float">
            <text:p>1.00</text:p>
          </table:table-cell>
          <table:table-cell table:style-name="ce18" table:formula="of:=[.B365]*[.D213]" office:value-type="float" office:value="1.005" calcext:value-type="float">
            <text:p>1.01</text:p>
          </table:table-cell>
          <table:table-cell table:style-name="ce10" office:value-type="string" calcext:value-type="string">
            <text:p>input</text:p>
          </table:table-cell>
          <table:table-cell table:style-name="ce95" table:formula="of:=[.F365]/[.D213]" office:value-type="float" office:value="0.0000142476851851852" calcext:value-type="float">
            <text:p>0.00</text:p>
          </table:table-cell>
          <table:table-cell table:style-name="ce95" table:formula="of:=[.C365]*[.F363]" office:value-type="float" office:value="0.0000143189236111111" calcext:value-type="float">
            <text:p>0.00</text:p>
          </table:table-cell>
          <table:table-cell table:style-name="ce5" table:formula="of:=[.E365]/[.H213]" office:value-type="float" office:value="1" calcext:value-type="float">
            <text:p>1.00</text:p>
          </table:table-cell>
          <table:table-cell/>
          <table:table-cell table:style-name="ce50" office:value-type="string" calcext:value-type="string">
            <text:p>Efficiency =</text:p>
          </table:table-cell>
          <table:table-cell table:style-name="ce82" office:value-type="float" office:value="0.9" calcext:value-type="float">
            <text:p>0.90</text:p>
          </table:table-cell>
          <table:table-cell table:style-name="ce5"/>
          <table:table-cell table:style-name="ce14" office:value-type="string" calcext:value-type="string">
            <text:p>Waste Water</text:p>
          </table:table-cell>
          <table:table-cell table:style-name="ce5" table:formula="of:=[.E365]*21600" office:value-type="float" office:value="0.30775" calcext:value-type="float">
            <text:p>0.31</text:p>
          </table:table-cell>
          <table:table-cell table:style-name="ce5" office:value-type="string" calcext:value-type="string">
            <text:p>units/Kerbin-day</text:p>
          </table:table-cell>
          <table:table-cell table:style-name="ce5"/>
          <table:table-cell table:style-name="ce5" table:formula="of:=ROUNDUP((([.M365]*2)*8);0)" office:value-type="float" office:value="5" calcext:value-type="float">
            <text:p>5.00</text:p>
          </table:table-cell>
          <table:table-cell table:style-name="ce5" table:formula="of:=ROUNDUP((([.M365]*2)*9);0)" office:value-type="float" office:value="6" calcext:value-type="float">
            <text:p>6.00</text:p>
          </table:table-cell>
          <table:table-cell table:style-name="ce5" office:value-type="string" calcext:value-type="string">
            <text:p>units (L)</text:p>
          </table:table-cell>
          <table:table-cell table:style-name="ce5" table:number-columns-repeated="19"/>
          <table:table-cell table:number-columns-repeated="987"/>
        </table:table-row>
        <table:table-row table:style-name="ro7">
          <table:table-cell table:style-name="ce45" office:value-type="string" calcext:value-type="string">
            <text:p>Electric Charge</text:p>
          </table:table-cell>
          <table:table-cell table:style-name="ce79" office:value-type="float" office:value="500" calcext:value-type="float">
            <text:p>500.00</text:p>
          </table:table-cell>
          <table:table-cell table:style-name="ce79"/>
          <table:table-cell table:style-name="ce45" office:value-type="string" calcext:value-type="string">
            <text:p>input</text:p>
          </table:table-cell>
          <table:table-cell table:style-name="ce96" table:formula="of:=500*[.E365]" office:value-type="float" office:value="0.00712384259259259" calcext:value-type="float">
            <text:p>0.01</text:p>
          </table:table-cell>
          <table:table-cell table:style-name="ce96"/>
          <table:table-cell table:style-name="ce5"/>
          <table:table-cell/>
          <table:table-cell table:style-name="ce50" office:value-type="string" calcext:value-type="string">
            <text:p>Multiplier =</text:p>
          </table:table-cell>
          <table:table-cell table:style-name="ce82" table:formula="of:=1/(1-[.J365])" office:value-type="float" office:value="10" calcext:value-type="float">
            <text:p>10.00</text:p>
          </table:table-cell>
          <table:table-cell table:style-name="ce115"/>
          <table:table-cell table:style-name="ce14" office:value-type="string" calcext:value-type="string">
            <text:p>Electric Charge</text:p>
          </table:table-cell>
          <table:table-cell table:style-name="ce5" table:formula="of:=[.E366]*21600" office:value-type="float" office:value="153.875" calcext:value-type="float">
            <text:p>153.88</text:p>
          </table:table-cell>
          <table:table-cell table:style-name="ce5" office:value-type="string" calcext:value-type="string">
            <text:p>units/Kerbin-day</text:p>
          </table:table-cell>
          <table:table-cell table:style-name="ce5"/>
          <table:table-cell table:number-columns-repeated="2"/>
          <table:table-cell table:style-name="ce5" table:number-columns-repeated="20"/>
          <table:table-cell table:number-columns-repeated="987"/>
        </table:table-row>
        <table:table-row table:style-name="ro5">
          <table:table-cell table:style-name="ce42" office:value-type="string" calcext:value-type="string">
            <text:p>Water</text:p>
          </table:table-cell>
          <table:table-cell table:style-name="ce80" table:formula="of:=[.C367]/[.D210]" office:value-type="float" office:value="0.9" calcext:value-type="float">
            <text:p>0.90</text:p>
          </table:table-cell>
          <table:table-cell table:style-name="ce80" table:formula="of:=([.C365]*([.D210]/[.D213]))*[.J365]" office:value-type="float" office:value="0.9" calcext:value-type="float">
            <text:p>0.90</text:p>
          </table:table-cell>
          <table:table-cell table:style-name="ce42" office:value-type="string" calcext:value-type="string">
            <text:p>output</text:p>
          </table:table-cell>
          <table:table-cell table:style-name="ce97" table:formula="of:=[.F367]/[.D210]" office:value-type="float" office:value="0.0000128229166666667" calcext:value-type="float">
            <text:p>0.00</text:p>
          </table:table-cell>
          <table:table-cell table:style-name="ce97" table:formula="of:=[.C367]*[.F363]" office:value-type="float" office:value="0.0000128229166666667" calcext:value-type="float">
            <text:p>0.00</text:p>
          </table:table-cell>
          <table:table-cell table:style-name="ce5" table:formula="of:=[.E367]/[.H210]" office:value-type="float" office:value="1.14612320902085" calcext:value-type="float">
            <text:p>1.15</text:p>
          </table:table-cell>
          <table:table-cell/>
          <table:table-cell table:style-name="ce5" table:number-columns-repeated="2"/>
          <table:table-cell table:style-name="ce115"/>
          <table:table-cell table:style-name="ce14" office:value-type="string" calcext:value-type="string">
            <text:p>Water</text:p>
          </table:table-cell>
          <table:table-cell table:style-name="ce5" table:formula="of:=[.E367]*21600" office:value-type="float" office:value="0.276975" calcext:value-type="float">
            <text:p>0.28</text:p>
          </table:table-cell>
          <table:table-cell table:style-name="ce5" office:value-type="string" calcext:value-type="string">
            <text:p>units/Kerbin-day</text:p>
          </table:table-cell>
          <table:table-cell table:style-name="ce5" table:number-columns-repeated="2"/>
          <table:table-cell table:style-name="ce60" office:value-type="string" calcext:value-type="string">
            <text:p>each</text:p>
          </table:table-cell>
          <table:table-cell table:style-name="ce132" office:value-type="string" calcext:value-type="string">
            <text:p>unrounded</text:p>
          </table:table-cell>
          <table:table-cell table:style-name="ce132" office:value-type="string" calcext:value-type="string">
            <text:p>rounded (medium)</text:p>
          </table:table-cell>
          <table:table-cell table:style-name="ce132" office:value-type="string" calcext:value-type="string">
            <text:p>round (large)</text:p>
          </table:table-cell>
          <table:table-cell table:style-name="ce5" table:number-columns-repeated="17"/>
          <table:table-cell table:number-columns-repeated="987"/>
        </table:table-row>
        <table:table-row table:style-name="ro5">
          <table:table-cell table:style-name="ce44" office:value-type="string" calcext:value-type="string">
            <text:p>Waste</text:p>
          </table:table-cell>
          <table:table-cell table:style-name="ce81" table:formula="of:=[.C368]/[.D214]" office:value-type="float" office:value="0.14" calcext:value-type="float">
            <text:p>0.14</text:p>
          </table:table-cell>
          <table:table-cell table:style-name="ce81" table:formula="of:=[.C365]-[.C367]" office:value-type="float" office:value="0.105" calcext:value-type="float">
            <text:p>0.11</text:p>
          </table:table-cell>
          <table:table-cell table:style-name="ce91" office:value-type="string" calcext:value-type="string">
            <text:p>output</text:p>
          </table:table-cell>
          <table:table-cell table:style-name="ce98" table:formula="of:=[.F368]/[.D214]" office:value-type="float" office:value="0.00000199467592592592" calcext:value-type="float">
            <text:p>0.00</text:p>
          </table:table-cell>
          <table:table-cell table:style-name="ce98" table:formula="of:=[.C368]*[.F363]" office:value-type="float" office:value="0.00000149600694444444" calcext:value-type="float">
            <text:p>0.00</text:p>
          </table:table-cell>
          <table:table-cell table:style-name="ce5"/>
          <table:table-cell/>
          <table:table-cell table:style-name="ce5" table:number-columns-repeated="3"/>
          <table:table-cell/>
          <table:table-cell table:style-name="ce5" table:number-columns-repeated="3"/>
          <table:table-cell table:style-name="ce5" office:value-type="string" calcext:value-type="string">
            <text:p>eliminates # large containers</text:p>
          </table:table-cell>
          <table:table-cell table:style-name="ce50" table:formula="of:=[.J366]-1" office:value-type="float" office:value="9" calcext:value-type="float">
            <text:p>9.00</text:p>
          </table:table-cell>
          <table:table-cell table:style-name="ce137" table:formula="of:=[.Q368]/2" office:value-type="float" office:value="4.5" calcext:value-type="float">
            <text:p>4.50</text:p>
          </table:table-cell>
          <table:table-cell table:style-name="ce115" table:number-columns-repeated="2"/>
          <table:table-cell table:style-name="ce5" table:number-columns-repeated="17"/>
          <table:table-cell table:number-columns-repeated="987"/>
        </table:table-row>
        <table:table-row table:style-name="ro5">
          <table:table-cell table:style-name="ce5" table:number-columns-repeated="2"/>
          <table:table-cell table:style-name="ce88" table:formula="of:=(([.C365]+[.C366])-[.C367])-[.C368]" office:value-type="float" office:value="0" calcext:value-type="float">
            <text:p>0.00</text:p>
          </table:table-cell>
          <table:table-cell table:number-columns-repeated="2"/>
          <table:table-cell table:style-name="ce88" table:formula="of:=(([.F365]+[.F366])-[.F367])-[.F368]" office:value-type="float" office:value="0" calcext:value-type="float">
            <text:p>0.00</text:p>
          </table:table-cell>
          <table:table-cell table:number-columns-repeated="9"/>
          <table:table-cell table:style-name="ce5" office:value-type="string" calcext:value-type="string">
            <text:p>mass (empty) (t)</text:p>
          </table:table-cell>
          <table:table-cell table:style-name="ce61" table:formula="of:=[.H237]" office:value-type="float" office:value="0.75" calcext:value-type="float">
            <text:p>0.75</text:p>
          </table:table-cell>
          <table:table-cell table:style-name="ce137" table:formula="of:=[.Q369]*[.R$368]" office:value-type="float" office:value="3.375" calcext:value-type="float">
            <text:p>3.38</text:p>
          </table:table-cell>
          <table:table-cell table:style-name="ce137" table:formula="of:=ROUNDUP([.R369];1)" office:value-type="float" office:value="3.4" calcext:value-type="float">
            <text:p>3.40</text:p>
          </table:table-cell>
          <table:table-cell table:style-name="ce137"/>
          <table:table-cell table:style-name="ce5" table:number-columns-repeated="17"/>
          <table:table-cell table:number-columns-repeated="987"/>
        </table:table-row>
        <table:table-row table:style-name="ro5">
          <table:table-cell table:number-columns-repeated="15"/>
          <table:table-cell table:style-name="ce5" office:value-type="string" calcext:value-type="string">
            <text:p>mass (full) (t)</text:p>
          </table:table-cell>
          <table:table-cell table:style-name="ce61" table:formula="of:=[.L262]/1000" office:value-type="float" office:value="2.95" calcext:value-type="float">
            <text:p>2.95</text:p>
          </table:table-cell>
          <table:table-cell table:style-name="ce137" table:formula="of:=[.Q370]*[.R$368]" office:value-type="float" office:value="13.275" calcext:value-type="float">
            <text:p>13.28</text:p>
          </table:table-cell>
          <table:table-cell table:style-name="ce137" table:formula="of:=ROUNDUP([.R370];1)" office:value-type="float" office:value="13.3" calcext:value-type="float">
            <text:p>13.30</text:p>
          </table:table-cell>
          <table:table-cell table:style-name="ce137" table:formula="of:=ROUNDUP(([.S370]*[.T366]);1)" office:value-type="float" office:value="0" calcext:value-type="float">
            <text:p>0.00</text:p>
          </table:table-cell>
          <table:table-cell table:style-name="ce5" table:number-columns-repeated="17"/>
          <table:table-cell table:number-columns-repeated="987"/>
        </table:table-row>
        <table:table-row table:style-name="ro5">
          <table:table-cell table:number-columns-repeated="15"/>
          <table:table-cell table:style-name="ce5" office:value-type="string" calcext:value-type="string">
            <text:p>cost (K$)</text:p>
          </table:table-cell>
          <table:table-cell table:style-name="ce61" table:formula="of:=[.N262]" office:value-type="float" office:value="2001.8" calcext:value-type="float">
            <text:p>2001.80</text:p>
          </table:table-cell>
          <table:table-cell table:style-name="ce137" table:formula="of:=[.Q371]*[.R$368]" office:value-type="float" office:value="9008.1" calcext:value-type="float">
            <text:p>9008.10</text:p>
          </table:table-cell>
          <table:table-cell table:style-name="ce137" table:formula="of:=ROUNDUP([.R371];0)" office:value-type="float" office:value="9009" calcext:value-type="float">
            <text:p>9009.00</text:p>
          </table:table-cell>
          <table:table-cell table:style-name="ce137" table:formula="of:=ROUNDUP(([.S371]*[.T366]);0)" office:value-type="float" office:value="0" calcext:value-type="float">
            <text:p>0.00</text:p>
          </table:table-cell>
          <table:table-cell table:style-name="ce5" table:number-columns-repeated="17"/>
          <table:table-cell table:number-columns-repeated="987"/>
        </table:table-row>
        <table:table-row table:style-name="ro7">
          <table:table-cell table:style-name="ce30" office:value-type="string" calcext:value-type="string" table:number-columns-spanned="9" table:number-rows-spanned="1">
            <text:p>Air Filter: IntakeAir -&gt; O2</text:p>
          </table:table-cell>
          <table:covered-table-cell table:number-columns-repeated="8"/>
          <table:table-cell table:number-columns-repeated="7"/>
          <table:table-cell table:style-name="ce5" table:number-columns-repeated="21"/>
          <table:table-cell table:number-columns-repeated="987"/>
        </table:table-row>
        <table:table-row table:style-name="ro5">
          <table:table-cell table:style-name="ce34"/>
          <table:table-cell table:style-name="ce72" office:value-type="string" calcext:value-type="string">
            <text:p>L/s (units/s)</text:p>
          </table:table-cell>
          <table:table-cell table:style-name="ce66" office:value-type="string" calcext:value-type="string">
            <text:p>kg/s</text:p>
          </table:table-cell>
          <table:table-cell table:style-name="ce19"/>
          <table:table-cell table:style-name="ce5"/>
          <table:table-cell table:style-name="ce19" office:value-type="string" calcext:value-type="string">
            <text:p>IntakeAir density</text:p>
          </table:table-cell>
          <table:table-cell table:style-name="ce19" table:formula="of:=0.005*1000" office:value-type="float" office:value="5" calcext:value-type="float">
            <text:p>5.00</text:p>
          </table:table-cell>
          <table:table-cell table:style-name="ce19" office:value-type="string" calcext:value-type="string">
            <text:p>kg/unit</text:p>
          </table:table-cell>
          <table:table-cell table:number-columns-repeated="8"/>
          <table:table-cell table:style-name="ce5" table:number-columns-repeated="21"/>
          <table:table-cell table:number-columns-repeated="987"/>
        </table:table-row>
        <table:table-row table:style-name="ro5">
          <table:table-cell table:style-name="ce47" office:value-type="string" calcext:value-type="string">
            <text:p>Intake Air</text:p>
          </table:table-cell>
          <table:table-cell table:style-name="ce73" office:value-type="float" office:value="0.1" calcext:value-type="float">
            <text:p>0.10</text:p>
          </table:table-cell>
          <table:table-cell table:style-name="ce73" table:formula="of:=([.B374]*[.G373])/1000" office:value-type="float" office:value="0.0005" calcext:value-type="float">
            <text:p>0.00</text:p>
          </table:table-cell>
          <table:table-cell table:style-name="ce19"/>
          <table:table-cell table:style-name="ce5"/>
          <table:table-cell table:style-name="ce19" office:value-type="string" calcext:value-type="string">
            <text:p>Oxygen %</text:p>
          </table:table-cell>
          <table:table-cell table:style-name="ce19" office:value-type="float" office:value="0.2" calcext:value-type="float">
            <text:p>0.20</text:p>
          </table:table-cell>
          <table:table-cell table:style-name="ce19" office:value-type="string" calcext:value-type="string">
            <text:p>by weight</text:p>
          </table:table-cell>
          <table:table-cell table:style-name="ce5" table:number-columns-repeated="3"/>
          <table:table-cell table:style-name="ce14" office:value-type="string" calcext:value-type="string">
            <text:p>Intake Air</text:p>
          </table:table-cell>
          <table:table-cell table:style-name="ce5" table:formula="of:=[.B374]*21600" office:value-type="float" office:value="2160" calcext:value-type="float">
            <text:p>2160.00</text:p>
          </table:table-cell>
          <table:table-cell table:style-name="ce5" office:value-type="string" calcext:value-type="string">
            <text:p>units/Kerbin-day</text:p>
          </table:table-cell>
          <table:table-cell table:style-name="ce5" table:number-columns-repeated="23"/>
          <table:table-cell table:number-columns-repeated="987"/>
        </table:table-row>
        <table:table-row table:style-name="ro7">
          <table:table-cell table:style-name="ce48" office:value-type="string" calcext:value-type="string">
            <text:p>Electric Charge</text:p>
          </table:table-cell>
          <table:table-cell table:style-name="ce75" office:value-type="float" office:value="1" calcext:value-type="float">
            <text:p>1.00</text:p>
          </table:table-cell>
          <table:table-cell table:style-name="ce75" office:value-type="float" office:value="0" calcext:value-type="float">
            <text:p>0.00</text:p>
          </table:table-cell>
          <table:table-cell table:style-name="ce19"/>
          <table:table-cell table:style-name="ce5"/>
          <table:table-cell table:style-name="ce19" office:value-type="string" calcext:value-type="string">
            <text:p>Efficiency</text:p>
          </table:table-cell>
          <table:table-cell table:style-name="ce19" office:value-type="float" office:value="0.9" calcext:value-type="float">
            <text:p>0.90</text:p>
          </table:table-cell>
          <table:table-cell table:style-name="ce19"/>
          <table:table-cell table:style-name="ce5" table:number-columns-repeated="3"/>
          <table:table-cell table:style-name="ce14" office:value-type="string" calcext:value-type="string">
            <text:p>Electric Charge</text:p>
          </table:table-cell>
          <table:table-cell table:style-name="ce5" table:formula="of:=[.B375]*21600" office:value-type="float" office:value="21600" calcext:value-type="float">
            <text:p>21600.00</text:p>
          </table:table-cell>
          <table:table-cell table:style-name="ce5" office:value-type="string" calcext:value-type="string">
            <text:p>units/Kerbin-day</text:p>
          </table:table-cell>
          <table:table-cell table:style-name="ce5" table:number-columns-repeated="23"/>
          <table:table-cell table:number-columns-repeated="987"/>
        </table:table-row>
        <table:table-row table:style-name="ro5">
          <table:table-cell table:style-name="ce49" office:value-type="string" calcext:value-type="string">
            <text:p>Oxygen</text:p>
          </table:table-cell>
          <table:table-cell table:style-name="ce76" table:formula="of:=[.C376]/[.D211]" office:value-type="float" office:value="0.0638297872340426" calcext:value-type="float">
            <text:p>0.06</text:p>
          </table:table-cell>
          <table:table-cell table:style-name="ce76" table:formula="of:=([.C374]*[.G375])*[.G374]" office:value-type="float" office:value="0.00009" calcext:value-type="float">
            <text:p>0.00</text:p>
          </table:table-cell>
          <table:table-cell table:style-name="ce19" table:formula="of:=[.B376]/[.H211]" office:value-type="float" office:value="37.2502994011976" calcext:value-type="float">
            <text:p>37.25</text:p>
          </table:table-cell>
          <table:table-cell table:style-name="ce5" table:number-columns-repeated="7"/>
          <table:table-cell table:style-name="ce14" office:value-type="string" calcext:value-type="string">
            <text:p>Oxygen</text:p>
          </table:table-cell>
          <table:table-cell table:style-name="ce5" table:formula="of:=[.B376]*21600" office:value-type="float" office:value="1378.72340425532" calcext:value-type="float">
            <text:p>1378.72</text:p>
          </table:table-cell>
          <table:table-cell table:style-name="ce5" office:value-type="string" calcext:value-type="string">
            <text:p>units/Kerbin-day</text:p>
          </table:table-cell>
          <table:table-cell table:style-name="ce5" table:number-columns-repeated="23"/>
          <table:table-cell table:number-columns-repeated="987"/>
        </table:table-row>
        <table:table-row table:style-name="ro5" table:number-rows-repeated="4">
          <table:table-cell table:style-name="ce5" table:number-columns-repeated="37"/>
          <table:table-cell table:number-columns-repeated="987"/>
        </table:table-row>
        <table:table-row table:style-name="ro6">
          <table:table-cell table:style-name="ce6" office:value-type="string" calcext:value-type="string" table:number-columns-spanned="6" table:number-rows-spanned="1">
            <text:p>Balance Check</text:p>
          </table:table-cell>
          <table:covered-table-cell table:number-columns-repeated="5"/>
          <table:table-cell table:style-name="ce5" table:number-columns-repeated="31"/>
          <table:table-cell table:number-columns-repeated="987"/>
        </table:table-row>
        <table:table-row table:style-name="ro5">
          <table:table-cell table:style-name="ce50" office:value-type="string" calcext:value-type="string">
            <text:p>Using</text:p>
          </table:table-cell>
          <table:table-cell table:style-name="ce5" office:value-type="string" calcext:value-type="string" table:number-columns-spanned="2" table:number-rows-spanned="1">
            <text:p>http://alexmoon.github.io/ksp/</text:p>
          </table:table-cell>
          <table:covered-table-cell/>
          <table:table-cell table:style-name="ce5" office:value-type="string" calcext:value-type="string" table:number-columns-spanned="11" table:number-rows-spanned="1">
            <text:p>I planned some trips to see how long the trip would take and how long they would have to wait for the return window to see how much supplies would be needed for various interplanetary trips.</text:p>
          </table:table-cell>
          <table:covered-table-cell table:number-columns-repeated="10"/>
          <table:table-cell table:style-name="ce5" table:number-columns-repeated="23"/>
          <table:table-cell table:number-columns-repeated="987"/>
        </table:table-row>
        <table:table-row table:style-name="ro5">
          <table:table-cell table:style-name="ce5"/>
          <table:table-cell/>
          <table:table-cell table:style-name="ce5" table:number-columns-repeated="12"/>
          <table:table-cell table:number-columns-repeated="3"/>
          <table:table-cell table:style-name="ce5" table:number-columns-repeated="20"/>
          <table:table-cell table:number-columns-repeated="987"/>
        </table:table-row>
        <table:table-row table:style-name="ro5">
          <table:table-cell table:style-name="ce5" office:value-type="string" calcext:value-type="string" table:number-columns-spanned="2" table:number-rows-spanned="1">
            <text:p>Length of Kerbin year</text:p>
          </table:table-cell>
          <table:covered-table-cell/>
          <table:table-cell table:style-name="ce5" office:value-type="float" office:value="426" calcext:value-type="float">
            <text:p>426.00</text:p>
          </table:table-cell>
          <table:table-cell table:style-name="ce5" table:number-columns-repeated="11"/>
          <table:table-cell table:style-name="ce5" office:value-type="string" calcext:value-type="string" table:number-columns-spanned="2" table:number-rows-spanned="1">
            <text:p>Length of Earth year</text:p>
          </table:table-cell>
          <table:covered-table-cell/>
          <table:table-cell table:style-name="ce5" office:value-type="float" office:value="365" calcext:value-type="float">
            <text:p>365.00</text:p>
          </table:table-cell>
          <table:table-cell table:style-name="ce5"/>
          <table:table-cell table:style-name="ce5" office:value-type="string" calcext:value-type="string" table:number-columns-spanned="2" table:number-rows-spanned="1">
            <text:p>Length of year</text:p>
          </table:table-cell>
          <table:covered-table-cell/>
          <table:table-cell table:style-name="ce5" office:value-type="float" office:value="365" calcext:value-type="float">
            <text:p>365.00</text:p>
          </table:table-cell>
          <table:table-cell table:style-name="ce5" table:number-columns-repeated="16"/>
          <table:table-cell table:number-columns-repeated="987"/>
        </table:table-row>
        <table:table-row table:style-name="ro5">
          <table:table-cell table:style-name="ce5"/>
          <table:table-cell/>
          <table:table-cell table:style-name="ce5" table:number-columns-repeated="12"/>
          <table:table-cell table:style-name="ce5" office:value-type="string" calcext:value-type="string" table:number-columns-spanned="3" table:number-rows-spanned="1">
            <text:p>http://abrhmsanchez.github.io/ksp/</text:p>
          </table:table-cell>
          <table:covered-table-cell table:number-columns-repeated="2"/>
          <table:table-cell table:style-name="ce5"/>
          <table:table-cell table:style-name="ce5" office:value-type="string" calcext:value-type="string" table:number-columns-spanned="3" table:number-rows-spanned="1">
            <text:p>http://ksp.joshuawagneronline.com/dvcalc64/</text:p>
          </table:table-cell>
          <table:covered-table-cell table:number-columns-repeated="2"/>
          <table:table-cell table:style-name="ce5" table:number-columns-repeated="16"/>
          <table:table-cell table:number-columns-repeated="987"/>
        </table:table-row>
        <table:table-row table:style-name="ro5">
          <table:table-cell table:style-name="ce5" table:number-columns-repeated="2"/>
          <table:table-cell table:style-name="ce72" office:value-type="string" calcext:value-type="string" table:number-columns-spanned="3" table:number-rows-spanned="1">
            <text:p>Kerbin -&gt; Duna</text:p>
          </table:table-cell>
          <table:covered-table-cell table:number-columns-repeated="2"/>
          <table:table-cell table:style-name="ce5"/>
          <table:table-cell table:style-name="ce72" office:value-type="string" calcext:value-type="string" table:number-columns-spanned="3" table:number-rows-spanned="1">
            <text:p>Kerbin -&gt; Jool</text:p>
          </table:table-cell>
          <table:covered-table-cell table:number-columns-repeated="2"/>
          <table:table-cell table:style-name="ce5"/>
          <table:table-cell table:style-name="ce72" office:value-type="string" calcext:value-type="string" table:number-columns-spanned="3" table:number-rows-spanned="1">
            <text:p>Kerbin -&gt; Eeloo</text:p>
          </table:table-cell>
          <table:covered-table-cell table:number-columns-repeated="2"/>
          <table:table-cell table:style-name="ce5"/>
          <table:table-cell table:style-name="ce72" office:value-type="string" calcext:value-type="string" table:number-columns-spanned="3" table:number-rows-spanned="1">
            <text:p>Earth -&gt; Mars</text:p>
          </table:table-cell>
          <table:covered-table-cell table:number-columns-repeated="2"/>
          <table:table-cell table:style-name="ce5"/>
          <table:table-cell table:style-name="ce72" office:value-type="string" calcext:value-type="string" table:number-columns-spanned="3" table:number-rows-spanned="1">
            <text:p>Kerbin -&gt; Duna (6.4x rescale)</text:p>
          </table:table-cell>
          <table:covered-table-cell table:number-columns-repeated="2"/>
          <table:table-cell table:style-name="ce5" table:number-columns-repeated="16"/>
          <table:table-cell table:number-columns-repeated="987"/>
        </table:table-row>
        <table:table-row table:style-name="ro5">
          <table:table-cell table:style-name="ce14"/>
          <table:table-cell table:style-name="ce5"/>
          <table:table-cell table:style-name="ce82" office:value-type="string" calcext:value-type="string">
            <text:p>Year</text:p>
          </table:table-cell>
          <table:table-cell table:style-name="ce82" office:value-type="string" calcext:value-type="string">
            <text:p>Day</text:p>
          </table:table-cell>
          <table:table-cell table:style-name="ce82" office:value-type="string" calcext:value-type="string">
            <text:p>Duration</text:p>
          </table:table-cell>
          <table:table-cell table:style-name="ce5"/>
          <table:table-cell table:style-name="ce82" office:value-type="string" calcext:value-type="string">
            <text:p>Year</text:p>
          </table:table-cell>
          <table:table-cell table:style-name="ce82" office:value-type="string" calcext:value-type="string">
            <text:p>Day</text:p>
          </table:table-cell>
          <table:table-cell table:style-name="ce82" office:value-type="string" calcext:value-type="string">
            <text:p>Duration</text:p>
          </table:table-cell>
          <table:table-cell table:style-name="ce5"/>
          <table:table-cell table:style-name="ce82" office:value-type="string" calcext:value-type="string">
            <text:p>Year</text:p>
          </table:table-cell>
          <table:table-cell table:style-name="ce82" office:value-type="string" calcext:value-type="string">
            <text:p>Day</text:p>
          </table:table-cell>
          <table:table-cell table:style-name="ce82" office:value-type="string" calcext:value-type="string">
            <text:p>Duration</text:p>
          </table:table-cell>
          <table:table-cell table:style-name="ce5"/>
          <table:table-cell table:style-name="ce82" office:value-type="string" calcext:value-type="string">
            <text:p>Year</text:p>
          </table:table-cell>
          <table:table-cell table:style-name="ce82" office:value-type="string" calcext:value-type="string">
            <text:p>Day</text:p>
          </table:table-cell>
          <table:table-cell table:style-name="ce82" office:value-type="string" calcext:value-type="string">
            <text:p>Duration</text:p>
          </table:table-cell>
          <table:table-cell table:style-name="ce5"/>
          <table:table-cell table:style-name="ce82" office:value-type="string" calcext:value-type="string">
            <text:p>Year</text:p>
          </table:table-cell>
          <table:table-cell table:style-name="ce82" office:value-type="string" calcext:value-type="string">
            <text:p>Day</text:p>
          </table:table-cell>
          <table:table-cell table:style-name="ce82" office:value-type="string" calcext:value-type="string">
            <text:p>Duration</text:p>
          </table:table-cell>
          <table:table-cell table:style-name="ce5" table:number-columns-repeated="16"/>
          <table:table-cell table:number-columns-repeated="987"/>
        </table:table-row>
        <table:table-row table:style-name="ro5">
          <table:table-cell table:style-name="ce5" office:value-type="string" calcext:value-type="string" table:number-columns-spanned="2" table:number-rows-spanned="1">
            <text:p>Origin Departure date</text:p>
          </table:table-cell>
          <table:covered-table-cell/>
          <table:table-cell table:style-name="ce82" office:value-type="float" office:value="1" calcext:value-type="float">
            <text:p>1.00</text:p>
          </table:table-cell>
          <table:table-cell table:style-name="ce82" office:value-type="float" office:value="231" calcext:value-type="float">
            <text:p>231.00</text:p>
          </table:table-cell>
          <table:table-cell table:style-name="ce5" table:number-columns-repeated="2"/>
          <table:table-cell table:style-name="ce82" office:value-type="float" office:value="2" calcext:value-type="float">
            <text:p>2.00</text:p>
          </table:table-cell>
          <table:table-cell table:style-name="ce82" office:value-type="float" office:value="242" calcext:value-type="float">
            <text:p>242.00</text:p>
          </table:table-cell>
          <table:table-cell table:style-name="ce5" table:number-columns-repeated="2"/>
          <table:table-cell table:style-name="ce82" office:value-type="float" office:value="2" calcext:value-type="float">
            <text:p>2.00</text:p>
          </table:table-cell>
          <table:table-cell table:style-name="ce82" office:value-type="float" office:value="256" calcext:value-type="float">
            <text:p>256.00</text:p>
          </table:table-cell>
          <table:table-cell table:style-name="ce5" table:number-columns-repeated="2"/>
          <table:table-cell table:style-name="ce82" office:value-type="float" office:value="2" calcext:value-type="float">
            <text:p>2.00</text:p>
          </table:table-cell>
          <table:table-cell table:style-name="ce82" office:value-type="float" office:value="76" calcext:value-type="float">
            <text:p>76.00</text:p>
          </table:table-cell>
          <table:table-cell table:style-name="ce5" table:number-columns-repeated="2"/>
          <table:table-cell table:style-name="ce82" office:value-type="float" office:value="2" calcext:value-type="float">
            <text:p>2.00</text:p>
          </table:table-cell>
          <table:table-cell table:style-name="ce82" office:value-type="float" office:value="18" calcext:value-type="float">
            <text:p>18.00</text:p>
          </table:table-cell>
          <table:table-cell table:style-name="ce5" table:number-columns-repeated="17"/>
          <table:table-cell table:number-columns-repeated="987"/>
        </table:table-row>
        <table:table-row table:style-name="ro5">
          <table:table-cell table:style-name="ce5" office:value-type="string" calcext:value-type="string" table:number-columns-spanned="2" table:number-rows-spanned="1">
            <text:p>Destination Arrival date</text:p>
          </table:table-cell>
          <table:covered-table-cell/>
          <table:table-cell table:style-name="ce82" office:value-type="float" office:value="2" calcext:value-type="float">
            <text:p>2.00</text:p>
          </table:table-cell>
          <table:table-cell table:style-name="ce82" office:value-type="float" office:value="75" calcext:value-type="float">
            <text:p>75.00</text:p>
          </table:table-cell>
          <table:table-cell table:style-name="ce82" table:formula="of:=((([.C389]-[.C388])*[.$C$384])+[.D389])-[.D388]" office:value-type="float" office:value="270" calcext:value-type="float">
            <text:p>270.00</text:p>
          </table:table-cell>
          <table:table-cell table:style-name="ce5"/>
          <table:table-cell table:style-name="ce82" office:value-type="float" office:value="5" calcext:value-type="float">
            <text:p>5.00</text:p>
          </table:table-cell>
          <table:table-cell table:style-name="ce82" office:value-type="float" office:value="304" calcext:value-type="float">
            <text:p>304.00</text:p>
          </table:table-cell>
          <table:table-cell table:style-name="ce5" table:formula="of:=((([.G389]-[.G388])*[.$C$384])+[.H389])-[.H388]" office:value-type="float" office:value="1340" calcext:value-type="float">
            <text:p>1340.00</text:p>
          </table:table-cell>
          <table:table-cell table:style-name="ce5"/>
          <table:table-cell table:style-name="ce82" office:value-type="float" office:value="7" calcext:value-type="float">
            <text:p>7.00</text:p>
          </table:table-cell>
          <table:table-cell table:style-name="ce82" office:value-type="float" office:value="14" calcext:value-type="float">
            <text:p>14.00</text:p>
          </table:table-cell>
          <table:table-cell table:style-name="ce5" table:formula="of:=((([.K389]-[.K388])*[.$C$384])+[.L389])-[.L388]" office:value-type="float" office:value="1888" calcext:value-type="float">
            <text:p>1888.00</text:p>
          </table:table-cell>
          <table:table-cell table:style-name="ce5"/>
          <table:table-cell table:style-name="ce82" office:value-type="float" office:value="2" calcext:value-type="float">
            <text:p>2.00</text:p>
          </table:table-cell>
          <table:table-cell table:style-name="ce82" office:value-type="float" office:value="309" calcext:value-type="float">
            <text:p>309.00</text:p>
          </table:table-cell>
          <table:table-cell table:style-name="ce5" table:formula="of:=((([.O389]-[.O388])*[.$Q$384])+[.P389])-[.P388]" office:value-type="float" office:value="233" calcext:value-type="float">
            <text:p>233.00</text:p>
          </table:table-cell>
          <table:table-cell table:style-name="ce5"/>
          <table:table-cell table:style-name="ce82" office:value-type="float" office:value="3" calcext:value-type="float">
            <text:p>3.00</text:p>
          </table:table-cell>
          <table:table-cell table:style-name="ce82" office:value-type="float" office:value="97" calcext:value-type="float">
            <text:p>97.00</text:p>
          </table:table-cell>
          <table:table-cell table:style-name="ce5" table:formula="of:=((([.S389]-[.S388])*[.$U$384])+[.T389])-[.T388]" office:value-type="float" office:value="444" calcext:value-type="float">
            <text:p>444.00</text:p>
          </table:table-cell>
          <table:table-cell table:style-name="ce5" table:number-columns-repeated="16"/>
          <table:table-cell table:number-columns-repeated="987"/>
        </table:table-row>
        <table:table-row table:style-name="ro5">
          <table:table-cell table:style-name="ce5" office:value-type="string" calcext:value-type="string" table:number-columns-spanned="2" table:number-rows-spanned="1">
            <text:p>Destination Departure date</text:p>
          </table:table-cell>
          <table:covered-table-cell/>
          <table:table-cell table:style-name="ce82" office:value-type="float" office:value="3" calcext:value-type="float">
            <text:p>3.00</text:p>
          </table:table-cell>
          <table:table-cell table:style-name="ce82" office:value-type="float" office:value="242" calcext:value-type="float">
            <text:p>242.00</text:p>
          </table:table-cell>
          <table:table-cell table:style-name="ce82" table:formula="of:=((([.C390]-[.C389])*[.$C$384])+[.D390])-[.D389]" office:value-type="float" office:value="593" calcext:value-type="float">
            <text:p>593.00</text:p>
          </table:table-cell>
          <table:table-cell table:style-name="ce5"/>
          <table:table-cell table:style-name="ce82" office:value-type="float" office:value="6" calcext:value-type="float">
            <text:p>6.00</text:p>
          </table:table-cell>
          <table:table-cell table:style-name="ce82" office:value-type="float" office:value="307" calcext:value-type="float">
            <text:p>307.00</text:p>
          </table:table-cell>
          <table:table-cell table:style-name="ce5" table:formula="of:=((([.G390]-[.G389])*[.$C$384])+[.H390])-[.H389]" office:value-type="float" office:value="429" calcext:value-type="float">
            <text:p>429.00</text:p>
          </table:table-cell>
          <table:table-cell table:style-name="ce5"/>
          <table:table-cell table:style-name="ce82" office:value-type="float" office:value="7" calcext:value-type="float">
            <text:p>7.00</text:p>
          </table:table-cell>
          <table:table-cell table:style-name="ce82" office:value-type="float" office:value="29" calcext:value-type="float">
            <text:p>29.00</text:p>
          </table:table-cell>
          <table:table-cell table:style-name="ce5" table:formula="of:=((([.K390]-[.K389])*[.$C$384])+[.L390])-[.L389]" office:value-type="float" office:value="15" calcext:value-type="float">
            <text:p>15.00</text:p>
          </table:table-cell>
          <table:table-cell table:style-name="ce5"/>
          <table:table-cell table:style-name="ce82" office:value-type="float" office:value="4" calcext:value-type="float">
            <text:p>4.00</text:p>
          </table:table-cell>
          <table:table-cell table:style-name="ce82" office:value-type="float" office:value="110" calcext:value-type="float">
            <text:p>110.00</text:p>
          </table:table-cell>
          <table:table-cell table:style-name="ce5" table:formula="of:=((([.O390]-[.O389])*[.$Q$384])+[.P390])-[.P389]" office:value-type="float" office:value="531" calcext:value-type="float">
            <text:p>531.00</text:p>
          </table:table-cell>
          <table:table-cell table:style-name="ce5"/>
          <table:table-cell table:style-name="ce82" office:value-type="float" office:value="5" calcext:value-type="float">
            <text:p>5.00</text:p>
          </table:table-cell>
          <table:table-cell table:style-name="ce82" office:value-type="float" office:value="374" calcext:value-type="float">
            <text:p>374.00</text:p>
          </table:table-cell>
          <table:table-cell table:style-name="ce5" table:formula="of:=((([.S390]-[.S389])*[.$U$384])+[.T390])-[.T389]" office:value-type="float" office:value="1007" calcext:value-type="float">
            <text:p>1007.00</text:p>
          </table:table-cell>
          <table:table-cell table:style-name="ce5" table:number-columns-repeated="16"/>
          <table:table-cell table:number-columns-repeated="987"/>
        </table:table-row>
        <table:table-row table:style-name="ro5">
          <table:table-cell table:style-name="ce5" office:value-type="string" calcext:value-type="string" table:number-columns-spanned="2" table:number-rows-spanned="1">
            <text:p>Origin Arrival date</text:p>
          </table:table-cell>
          <table:covered-table-cell/>
          <table:table-cell table:style-name="ce82" office:value-type="float" office:value="4" calcext:value-type="float">
            <text:p>4.00</text:p>
          </table:table-cell>
          <table:table-cell table:style-name="ce82" office:value-type="float" office:value="83" calcext:value-type="float">
            <text:p>83.00</text:p>
          </table:table-cell>
          <table:table-cell table:style-name="ce82" table:formula="of:=((([.C391]-[.C390])*[.$C$384])+[.D391])-[.D390]" office:value-type="float" office:value="267" calcext:value-type="float">
            <text:p>267.00</text:p>
          </table:table-cell>
          <table:table-cell table:style-name="ce5"/>
          <table:table-cell table:style-name="ce82" office:value-type="float" office:value="9" calcext:value-type="float">
            <text:p>9.00</text:p>
          </table:table-cell>
          <table:table-cell table:style-name="ce82" office:value-type="float" office:value="283" calcext:value-type="float">
            <text:p>283.00</text:p>
          </table:table-cell>
          <table:table-cell table:style-name="ce5" table:formula="of:=((([.G391]-[.G390])*[.$C$384])+[.H391])-[.H390]" office:value-type="float" office:value="1254" calcext:value-type="float">
            <text:p>1254.00</text:p>
          </table:table-cell>
          <table:table-cell table:style-name="ce5"/>
          <table:table-cell table:style-name="ce82" office:value-type="float" office:value="10" calcext:value-type="float">
            <text:p>10.00</text:p>
          </table:table-cell>
          <table:table-cell table:style-name="ce82" office:value-type="float" office:value="277" calcext:value-type="float">
            <text:p>277.00</text:p>
          </table:table-cell>
          <table:table-cell table:style-name="ce5" table:formula="of:=((([.K391]-[.K390])*[.$C$384])+[.L391])-[.L390]" office:value-type="float" office:value="1526" calcext:value-type="float">
            <text:p>1526.00</text:p>
          </table:table-cell>
          <table:table-cell table:style-name="ce5"/>
          <table:table-cell table:style-name="ce82" office:value-type="float" office:value="4" calcext:value-type="float">
            <text:p>4.00</text:p>
          </table:table-cell>
          <table:table-cell table:style-name="ce82" office:value-type="float" office:value="316" calcext:value-type="float">
            <text:p>316.00</text:p>
          </table:table-cell>
          <table:table-cell table:style-name="ce5" table:formula="of:=((([.O391]-[.O390])*[.$Q$384])+[.P391])-[.P390]" office:value-type="float" office:value="206" calcext:value-type="float">
            <text:p>206.00</text:p>
          </table:table-cell>
          <table:table-cell table:style-name="ce5"/>
          <table:table-cell table:style-name="ce82" office:value-type="float" office:value="7" calcext:value-type="float">
            <text:p>7.00</text:p>
          </table:table-cell>
          <table:table-cell table:style-name="ce82" office:value-type="float" office:value="33" calcext:value-type="float">
            <text:p>33.00</text:p>
          </table:table-cell>
          <table:table-cell table:style-name="ce5" table:formula="of:=((([.S391]-[.S390])*[.$U$384])+[.T391])-[.T390]" office:value-type="float" office:value="389" calcext:value-type="float">
            <text:p>389.00</text:p>
          </table:table-cell>
          <table:table-cell table:style-name="ce5" table:number-columns-repeated="16"/>
          <table:table-cell table:number-columns-repeated="987"/>
        </table:table-row>
        <table:table-row table:style-name="ro5">
          <table:table-cell table:style-name="ce20" office:value-type="string" calcext:value-type="string" table:number-columns-spanned="2" table:number-rows-spanned="1">
            <text:p>Total (Kerbin days)</text:p>
          </table:table-cell>
          <table:covered-table-cell/>
          <table:table-cell table:style-name="ce5" table:number-columns-repeated="2"/>
          <table:table-cell table:style-name="ce72" table:formula="of:=((([.C391]-[.C388])*[.$C$384])+[.D391])-[.D388]" office:value-type="float" office:value="1130" calcext:value-type="float">
            <text:p>1130.00</text:p>
          </table:table-cell>
          <table:table-cell/>
          <table:table-cell table:style-name="ce5" table:number-columns-repeated="2"/>
          <table:table-cell table:style-name="ce20" table:formula="of:=((([.G391]-[.G388])*[.$C$384])+[.H391])-[.H388]" office:value-type="float" office:value="3023" calcext:value-type="float">
            <text:p>3023.00</text:p>
          </table:table-cell>
          <table:table-cell table:style-name="ce5" table:number-columns-repeated="3"/>
          <table:table-cell table:style-name="ce20" table:formula="of:=((([.K391]-[.K388])*[.$C$384])+[.L391])-[.L388]" office:value-type="float" office:value="3429" calcext:value-type="float">
            <text:p>3429.00</text:p>
          </table:table-cell>
          <table:table-cell table:style-name="ce5"/>
          <table:table-cell table:style-name="ce20" office:value-type="string" calcext:value-type="string" table:number-columns-spanned="2" table:number-rows-spanned="1">
            <text:p>Total (Earth days)</text:p>
          </table:table-cell>
          <table:covered-table-cell/>
          <table:table-cell table:style-name="ce20" table:formula="of:=((([.O391]-[.O388])*[.$Q$384])+[.P391])-[.P388]" office:value-type="float" office:value="970" calcext:value-type="float">
            <text:p>970.00</text:p>
          </table:table-cell>
          <table:table-cell table:style-name="ce5"/>
          <table:table-cell table:style-name="ce20" office:value-type="string" calcext:value-type="string" table:number-columns-spanned="2" table:number-rows-spanned="1">
            <text:p>Total (24-hour days)</text:p>
          </table:table-cell>
          <table:covered-table-cell/>
          <table:table-cell table:style-name="ce20" table:formula="of:=((([.S391]-[.S388])*[.$U$384])+[.T391])-[.T388]" office:value-type="float" office:value="1840" calcext:value-type="float">
            <text:p>1840.00</text:p>
          </table:table-cell>
          <table:table-cell table:style-name="ce5" table:number-columns-repeated="16"/>
          <table:table-cell table:number-columns-repeated="987"/>
        </table:table-row>
        <table:table-row table:style-name="ro5">
          <table:table-cell table:style-name="ce5" table:number-columns-repeated="4"/>
          <table:table-cell table:style-name="ce99" table:formula="of:=SUM([.E389:.E391])-[.E392]" office:value-type="float" office:value="0" calcext:value-type="float">
            <text:p>0.00</text:p>
          </table:table-cell>
          <table:table-cell table:style-name="ce5" table:number-columns-repeated="3"/>
          <table:table-cell table:style-name="ce99" table:formula="of:=SUM([.I389:.I391])-[.I392]" office:value-type="float" office:value="0" calcext:value-type="float">
            <text:p>0.00</text:p>
          </table:table-cell>
          <table:table-cell table:style-name="ce5" table:number-columns-repeated="3"/>
          <table:table-cell table:style-name="ce99" table:formula="of:=SUM([.M389:.M391])-[.M392]" office:value-type="float" office:value="0" calcext:value-type="float">
            <text:p>0.00</text:p>
          </table:table-cell>
          <table:table-cell table:style-name="ce5" table:number-columns-repeated="3"/>
          <table:table-cell table:style-name="ce99" table:formula="of:=SUM([.Q389:.Q391])-[.Q392]" office:value-type="float" office:value="0" calcext:value-type="float">
            <text:p>0.00</text:p>
          </table:table-cell>
          <table:table-cell table:style-name="ce5" table:number-columns-repeated="3"/>
          <table:table-cell table:style-name="ce99" table:formula="of:=SUM([.U389:.U391])-[.U392]" office:value-type="float" office:value="0" calcext:value-type="float">
            <text:p>0.00</text:p>
          </table:table-cell>
          <table:table-cell table:style-name="ce5" table:number-columns-repeated="16"/>
          <table:table-cell table:number-columns-repeated="987"/>
        </table:table-row>
        <table:table-row table:style-name="ro5">
          <table:table-cell table:style-name="ce5" office:value-type="string" calcext:value-type="string">
            <text:p>Total (Kerbin years)</text:p>
          </table:table-cell>
          <table:table-cell table:style-name="ce5" table:number-columns-repeated="3"/>
          <table:table-cell table:style-name="ce99" table:formula="of:=[.E392]/[.$C$384]" office:value-type="float" office:value="2.65258215962441" calcext:value-type="float">
            <text:p>2.65</text:p>
          </table:table-cell>
          <table:table-cell table:style-name="ce5" table:number-columns-repeated="3"/>
          <table:table-cell table:style-name="ce99" table:formula="of:=[.I392]/[.$C$384]" office:value-type="float" office:value="7.0962441314554" calcext:value-type="float">
            <text:p>7.10</text:p>
          </table:table-cell>
          <table:table-cell table:style-name="ce5" table:number-columns-repeated="3"/>
          <table:table-cell table:style-name="ce99" table:formula="of:=[.M392]/[.$C$384]" office:value-type="float" office:value="8.04929577464789" calcext:value-type="float">
            <text:p>8.05</text:p>
          </table:table-cell>
          <table:table-cell table:style-name="ce5" table:number-columns-repeated="3"/>
          <table:table-cell table:style-name="ce99"/>
          <table:table-cell table:style-name="ce5" table:number-columns-repeated="3"/>
          <table:table-cell table:style-name="ce99"/>
          <table:table-cell table:style-name="ce5" table:number-columns-repeated="16"/>
          <table:table-cell table:number-columns-repeated="987"/>
        </table:table-row>
        <table:table-row table:style-name="ro5">
          <table:table-cell table:style-name="ce5" table:number-columns-repeated="4"/>
          <table:table-cell table:style-name="ce99"/>
          <table:table-cell table:style-name="ce5" table:number-columns-repeated="3"/>
          <table:table-cell table:style-name="ce99"/>
          <table:table-cell table:style-name="ce5" table:number-columns-repeated="3"/>
          <table:table-cell table:style-name="ce99"/>
          <table:table-cell table:style-name="ce5" table:number-columns-repeated="3"/>
          <table:table-cell table:style-name="ce99"/>
          <table:table-cell table:style-name="ce5" table:number-columns-repeated="3"/>
          <table:table-cell table:style-name="ce99"/>
          <table:table-cell table:style-name="ce5" table:number-columns-repeated="16"/>
          <table:table-cell table:number-columns-repeated="987"/>
        </table:table-row>
        <table:table-row table:style-name="ro5">
          <table:table-cell table:style-name="ce12" office:value-type="string" calcext:value-type="string" table:number-columns-spanned="2" table:number-rows-spanned="1">
            <text:p>Human consumption</text:p>
          </table:table-cell>
          <table:covered-table-cell/>
          <table:table-cell table:style-name="ce5" table:number-columns-repeated="12"/>
          <table:table-cell table:number-columns-repeated="3"/>
          <table:table-cell table:style-name="ce5"/>
          <table:table-cell table:number-columns-repeated="3"/>
          <table:table-cell table:style-name="ce5" table:number-columns-repeated="16"/>
          <table:table-cell table:number-columns-repeated="987"/>
        </table:table-row>
        <table:table-row table:style-name="ro5">
          <table:table-cell/>
          <table:table-cell table:style-name="ce82" office:value-type="string" calcext:value-type="string">
            <text:p>Earth days</text:p>
          </table:table-cell>
          <table:table-cell table:style-name="ce5" table:formula="of:=[.E392]/4" office:value-type="float" office:value="282.5" calcext:value-type="float">
            <text:p>282.50</text:p>
          </table:table-cell>
          <table:table-cell table:style-name="ce5" table:number-columns-repeated="3"/>
          <table:table-cell table:style-name="ce5" table:formula="of:=[.I392]/4" office:value-type="float" office:value="755.75" calcext:value-type="float">
            <text:p>755.75</text:p>
          </table:table-cell>
          <table:table-cell table:style-name="ce5" table:number-columns-repeated="3"/>
          <table:table-cell table:style-name="ce5" table:formula="of:=[.M392]/4" office:value-type="float" office:value="857.25" calcext:value-type="float">
            <text:p>857.25</text:p>
          </table:table-cell>
          <table:table-cell table:style-name="ce5" table:number-columns-repeated="3"/>
          <table:table-cell table:style-name="ce5" table:formula="of:=[.Q392]" office:value-type="float" office:value="970" calcext:value-type="float">
            <text:p>970.00</text:p>
          </table:table-cell>
          <table:table-cell table:style-name="ce5" table:number-columns-repeated="3"/>
          <table:table-cell table:style-name="ce5" table:formula="of:=[.U392]" office:value-type="float" office:value="1840" calcext:value-type="float">
            <text:p>1840.00</text:p>
          </table:table-cell>
          <table:table-cell table:style-name="ce5" table:number-columns-repeated="18"/>
          <table:table-cell table:number-columns-repeated="987"/>
        </table:table-row>
        <table:table-row table:style-name="ro16">
          <table:table-cell/>
          <table:table-cell table:style-name="ce83" office:value-type="string" calcext:value-type="string" table:number-columns-spanned="1" table:number-rows-spanned="4">
            <text:p>Per crew member</text:p>
          </table:table-cell>
          <table:table-cell table:style-name="ce5" table:formula="of:=((([.$B$209]+[.$B$210])+[.$B$211])*[.C397])/1000" office:value-type="float" office:value="1.79263765" calcext:value-type="float">
            <text:p>1.79</text:p>
          </table:table-cell>
          <table:table-cell table:style-name="ce5" office:value-type="string" calcext:value-type="string">
            <text:p>tons</text:p>
          </table:table-cell>
          <table:table-cell table:style-name="ce5" table:number-columns-repeated="2"/>
          <table:table-cell table:style-name="ce5" table:formula="of:=((([.$B$209]+[.$B$210])+[.$B$211])*[.G397])/1000" office:value-type="float" office:value="4.795702315" calcext:value-type="float">
            <text:p>4.80</text:p>
          </table:table-cell>
          <table:table-cell table:style-name="ce5" office:value-type="string" calcext:value-type="string">
            <text:p>tons</text:p>
          </table:table-cell>
          <table:table-cell table:style-name="ce5" table:number-columns-repeated="2"/>
          <table:table-cell table:style-name="ce5" table:formula="of:=((([.$B$209]+[.$B$210])+[.$B$211])*[.K397])/1000" office:value-type="float" office:value="5.439782745" calcext:value-type="float">
            <text:p>5.44</text:p>
          </table:table-cell>
          <table:table-cell table:style-name="ce5" office:value-type="string" calcext:value-type="string">
            <text:p>tons</text:p>
          </table:table-cell>
          <table:table-cell table:style-name="ce5" table:number-columns-repeated="2"/>
          <table:table-cell table:style-name="ce5" table:formula="of:=((([.$B$209]+[.$B$210])+[.$B$211])*[.O397])/1000" office:value-type="float" office:value="6.1552514" calcext:value-type="float">
            <text:p>6.16</text:p>
          </table:table-cell>
          <table:table-cell table:style-name="ce5" office:value-type="string" calcext:value-type="string">
            <text:p>tons</text:p>
          </table:table-cell>
          <table:table-cell table:style-name="ce5" table:number-columns-repeated="2"/>
          <table:table-cell table:style-name="ce5" table:formula="of:=((([.$B$209]+[.$B$210])+[.$B$211])*[.S397])/1000" office:value-type="float" office:value="11.6759408" calcext:value-type="float">
            <text:p>11.68</text:p>
          </table:table-cell>
          <table:table-cell table:style-name="ce5" office:value-type="string" calcext:value-type="string">
            <text:p>tons</text:p>
          </table:table-cell>
          <table:table-cell table:style-name="ce5" table:number-columns-repeated="17"/>
          <table:table-cell table:number-columns-repeated="987"/>
        </table:table-row>
        <table:table-row table:style-name="ro5">
          <table:table-cell/>
          <table:covered-table-cell/>
          <table:table-cell table:style-name="ce5" table:formula="of:=((([.$E$209]/[.$B$223])+([.$E$210]/[.$B$224]))+([.$E$211]/[.$B$225]))*[.C397]" office:value-type="float" office:value="3501.4741375882" calcext:value-type="float">
            <text:p>3501.47</text:p>
          </table:table-cell>
          <table:table-cell table:style-name="ce5" office:value-type="string" calcext:value-type="string">
            <text:p>L</text:p>
          </table:table-cell>
          <table:table-cell table:style-name="ce5" table:number-columns-repeated="2"/>
          <table:table-cell table:style-name="ce5" table:formula="of:=((([.$E$209]/[.$B$223])+([.$E$210]/[.$B$224]))+([.$E$211]/[.$B$225]))*[.G397]" office:value-type="float" office:value="9367.21798046825" calcext:value-type="float">
            <text:p>9367.22</text:p>
          </table:table-cell>
          <table:table-cell table:style-name="ce5" office:value-type="string" calcext:value-type="string">
            <text:p>L</text:p>
          </table:table-cell>
          <table:table-cell table:style-name="ce5" table:number-columns-repeated="2"/>
          <table:table-cell table:style-name="ce5" table:formula="of:=((([.$E$209]/[.$B$223])+([.$E$210]/[.$B$224]))+([.$E$211]/[.$B$225]))*[.K397]" office:value-type="float" office:value="10625.2697502566" calcext:value-type="float">
            <text:p>10625.27</text:p>
          </table:table-cell>
          <table:table-cell table:style-name="ce5" office:value-type="string" calcext:value-type="string">
            <text:p>L</text:p>
          </table:table-cell>
          <table:table-cell table:style-name="ce5" table:number-columns-repeated="2"/>
          <table:table-cell table:style-name="ce5" table:formula="of:=((([.$E$209]/[.$B$223])+([.$E$210]/[.$B$224]))+([.$E$211]/[.$B$225]))*[.O397]" office:value-type="float" office:value="12022.7607556126" calcext:value-type="float">
            <text:p>12022.76</text:p>
          </table:table-cell>
          <table:table-cell table:style-name="ce5" office:value-type="string" calcext:value-type="string">
            <text:p>L</text:p>
          </table:table-cell>
          <table:table-cell table:style-name="ce5" table:number-columns-repeated="2"/>
          <table:table-cell table:style-name="ce5" table:formula="of:=((([.$E$209]/[.$B$223])+([.$E$210]/[.$B$224]))+([.$E$211]/[.$B$225]))*[.S397]" office:value-type="float" office:value="22806.0616395125" calcext:value-type="float">
            <text:p>22806.06</text:p>
          </table:table-cell>
          <table:table-cell table:style-name="ce5" office:value-type="string" calcext:value-type="string">
            <text:p>L</text:p>
          </table:table-cell>
          <table:table-cell table:style-name="ce5" table:number-columns-repeated="17"/>
          <table:table-cell table:number-columns-repeated="987"/>
        </table:table-row>
        <table:table-row table:style-name="ro5">
          <table:table-cell/>
          <table:covered-table-cell/>
          <table:table-cell table:style-name="ce5" table:formula="of:=[.$N$215]*[.C397]" office:value-type="float" office:value="404.9852991" calcext:value-type="float">
            <text:p>404.99</text:p>
          </table:table-cell>
          <table:table-cell table:style-name="ce5" office:value-type="string" calcext:value-type="string">
            <text:p>K$</text:p>
          </table:table-cell>
          <table:table-cell table:style-name="ce5" table:number-columns-repeated="2"/>
          <table:table-cell table:style-name="ce5" table:formula="of:=[.$N$215]*[.G397]" office:value-type="float" office:value="1083.42527361" calcext:value-type="float">
            <text:p>1083.43</text:p>
          </table:table-cell>
          <table:table-cell table:style-name="ce5" office:value-type="string" calcext:value-type="string">
            <text:p>K$</text:p>
          </table:table-cell>
          <table:table-cell table:style-name="ce5" table:number-columns-repeated="2"/>
          <table:table-cell table:style-name="ce5" table:formula="of:=[.$N$215]*[.K397]" office:value-type="float" office:value="1228.93326603" calcext:value-type="float">
            <text:p>1228.93</text:p>
          </table:table-cell>
          <table:table-cell table:style-name="ce5" office:value-type="string" calcext:value-type="string">
            <text:p>K$</text:p>
          </table:table-cell>
          <table:table-cell table:style-name="ce5" table:number-columns-repeated="2"/>
          <table:table-cell table:style-name="ce5" table:formula="of:=[.$N$215]*[.O397]" office:value-type="float" office:value="1390.5689916" calcext:value-type="float">
            <text:p>1390.57</text:p>
          </table:table-cell>
          <table:table-cell table:style-name="ce5" office:value-type="string" calcext:value-type="string">
            <text:p>K$</text:p>
          </table:table-cell>
          <table:table-cell table:style-name="ce5" table:number-columns-repeated="2"/>
          <table:table-cell table:style-name="ce5" table:formula="of:=[.$N$215]*[.S397]" office:value-type="float" office:value="2637.7803552" calcext:value-type="float">
            <text:p>2637.78</text:p>
          </table:table-cell>
          <table:table-cell table:style-name="ce5" office:value-type="string" calcext:value-type="string">
            <text:p>K$</text:p>
          </table:table-cell>
          <table:table-cell table:style-name="ce5" table:number-columns-repeated="17"/>
          <table:table-cell table:number-columns-repeated="987"/>
        </table:table-row>
        <table:table-row table:style-name="ro5">
          <table:table-cell/>
          <table:covered-table-cell/>
          <table:table-cell table:style-name="ce89" table:formula="of:=[.C399]/[.$E$237]" office:value-type="float" office:value="1.59157915344918" calcext:value-type="float">
            <text:p>1.59</text:p>
          </table:table-cell>
          <table:table-cell table:style-name="ce89" office:value-type="string" calcext:value-type="string">
            <text:p>large containers</text:p>
          </table:table-cell>
          <table:table-cell table:style-name="ce89" table:number-columns-repeated="2"/>
          <table:table-cell table:style-name="ce89" table:formula="of:=[.G399]/[.$E$237]" office:value-type="float" office:value="4.25782635475829" calcext:value-type="float">
            <text:p>4.26</text:p>
          </table:table-cell>
          <table:table-cell table:style-name="ce89" office:value-type="string" calcext:value-type="string">
            <text:p>large containers</text:p>
          </table:table-cell>
          <table:table-cell table:style-name="ce89" table:number-columns-repeated="2"/>
          <table:table-cell table:style-name="ce89" table:formula="of:=[.K399]/[.$E$237]" office:value-type="float" office:value="4.82966806829844" calcext:value-type="float">
            <text:p>4.83</text:p>
          </table:table-cell>
          <table:table-cell table:style-name="ce89" office:value-type="string" calcext:value-type="string">
            <text:p>large containers</text:p>
          </table:table-cell>
          <table:table-cell table:style-name="ce89" table:number-columns-repeated="2"/>
          <table:table-cell table:style-name="ce89" table:formula="of:=[.O399]/[.$E$237]" office:value-type="float" office:value="5.46489125255117" calcext:value-type="float">
            <text:p>5.46</text:p>
          </table:table-cell>
          <table:table-cell table:style-name="ce89" office:value-type="string" calcext:value-type="string">
            <text:p>large containers</text:p>
          </table:table-cell>
          <table:table-cell table:style-name="ce89" table:number-columns-repeated="2"/>
          <table:table-cell table:style-name="ce89" table:formula="of:=[.S399]/[.$E$237]" office:value-type="float" office:value="10.3663916543239" calcext:value-type="float">
            <text:p>10.37</text:p>
          </table:table-cell>
          <table:table-cell table:style-name="ce89" office:value-type="string" calcext:value-type="string">
            <text:p>large containers</text:p>
          </table:table-cell>
          <table:table-cell table:style-name="ce89" table:number-columns-repeated="17"/>
          <table:table-cell table:number-columns-repeated="987"/>
        </table:table-row>
        <table:table-row table:style-name="ro16">
          <table:table-cell/>
          <table:table-cell table:style-name="ce84" office:value-type="string" calcext:value-type="string" table:number-columns-spanned="1" table:number-rows-spanned="5">
            <text:p>For 6 crew members</text:p>
          </table:table-cell>
          <table:table-cell table:style-name="ce33" table:formula="of:=[.C398]*6" office:value-type="float" office:value="10.7558259" calcext:value-type="float">
            <text:p>10.76</text:p>
          </table:table-cell>
          <table:table-cell table:style-name="ce33" office:value-type="string" calcext:value-type="string">
            <text:p>tons</text:p>
          </table:table-cell>
          <table:table-cell table:style-name="ce33" table:number-columns-repeated="2"/>
          <table:table-cell table:style-name="ce33" table:formula="of:=[.G398]*6" office:value-type="float" office:value="28.77421389" calcext:value-type="float">
            <text:p>28.77</text:p>
          </table:table-cell>
          <table:table-cell table:style-name="ce33" office:value-type="string" calcext:value-type="string">
            <text:p>tons</text:p>
          </table:table-cell>
          <table:table-cell table:style-name="ce33" table:number-columns-repeated="2"/>
          <table:table-cell table:style-name="ce33" table:formula="of:=[.K398]*6" office:value-type="float" office:value="32.63869647" calcext:value-type="float">
            <text:p>32.64</text:p>
          </table:table-cell>
          <table:table-cell table:style-name="ce33" office:value-type="string" calcext:value-type="string">
            <text:p>tons</text:p>
          </table:table-cell>
          <table:table-cell table:style-name="ce33" table:number-columns-repeated="2"/>
          <table:table-cell table:style-name="ce33" table:formula="of:=[.O398]*6" office:value-type="float" office:value="36.9315084" calcext:value-type="float">
            <text:p>36.93</text:p>
          </table:table-cell>
          <table:table-cell table:style-name="ce33" office:value-type="string" calcext:value-type="string">
            <text:p>tons</text:p>
          </table:table-cell>
          <table:table-cell table:style-name="ce33" table:number-columns-repeated="2"/>
          <table:table-cell table:style-name="ce33" table:formula="of:=[.S398]*6" office:value-type="float" office:value="70.0556448" calcext:value-type="float">
            <text:p>70.06</text:p>
          </table:table-cell>
          <table:table-cell table:style-name="ce33" office:value-type="string" calcext:value-type="string">
            <text:p>tons</text:p>
          </table:table-cell>
          <table:table-cell table:style-name="ce33" table:number-columns-repeated="17"/>
          <table:table-cell table:number-columns-repeated="987"/>
        </table:table-row>
        <table:table-row table:style-name="ro5">
          <table:table-cell/>
          <table:covered-table-cell/>
          <table:table-cell table:style-name="ce5" table:formula="of:=[.C399]*6" office:value-type="float" office:value="21008.8448255292" calcext:value-type="float">
            <text:p>21008.84</text:p>
          </table:table-cell>
          <table:table-cell table:style-name="ce5" office:value-type="string" calcext:value-type="string">
            <text:p>L</text:p>
          </table:table-cell>
          <table:table-cell table:style-name="ce5" table:number-columns-repeated="2"/>
          <table:table-cell table:style-name="ce5" table:formula="of:=[.G399]*6" office:value-type="float" office:value="56203.3078828095" calcext:value-type="float">
            <text:p>56203.31</text:p>
          </table:table-cell>
          <table:table-cell table:style-name="ce5" office:value-type="string" calcext:value-type="string">
            <text:p>L</text:p>
          </table:table-cell>
          <table:table-cell table:style-name="ce5" table:number-columns-repeated="2"/>
          <table:table-cell table:style-name="ce5" table:formula="of:=[.K399]*6" office:value-type="float" office:value="63751.6185015394" calcext:value-type="float">
            <text:p>63751.62</text:p>
          </table:table-cell>
          <table:table-cell table:style-name="ce5" office:value-type="string" calcext:value-type="string">
            <text:p>L</text:p>
          </table:table-cell>
          <table:table-cell table:style-name="ce5" table:number-columns-repeated="2"/>
          <table:table-cell table:style-name="ce5" table:formula="of:=[.O399]*6" office:value-type="float" office:value="72136.5645336754" calcext:value-type="float">
            <text:p>72136.56</text:p>
          </table:table-cell>
          <table:table-cell table:style-name="ce5" office:value-type="string" calcext:value-type="string">
            <text:p>L</text:p>
          </table:table-cell>
          <table:table-cell table:style-name="ce5" table:number-columns-repeated="2"/>
          <table:table-cell table:style-name="ce5" table:formula="of:=[.S399]*6" office:value-type="float" office:value="136836.369837075" calcext:value-type="float">
            <text:p>136836.37</text:p>
          </table:table-cell>
          <table:table-cell table:style-name="ce5" office:value-type="string" calcext:value-type="string">
            <text:p>L</text:p>
          </table:table-cell>
          <table:table-cell table:style-name="ce5" table:number-columns-repeated="17"/>
          <table:table-cell table:number-columns-repeated="987"/>
        </table:table-row>
        <table:table-row table:style-name="ro5">
          <table:table-cell/>
          <table:covered-table-cell/>
          <table:table-cell table:style-name="ce5" table:formula="of:=[.C400]*6" office:value-type="float" office:value="2429.9117946" calcext:value-type="float">
            <text:p>2429.91</text:p>
          </table:table-cell>
          <table:table-cell table:style-name="ce5" office:value-type="string" calcext:value-type="string">
            <text:p>K$</text:p>
          </table:table-cell>
          <table:table-cell table:style-name="ce5" table:number-columns-repeated="2"/>
          <table:table-cell table:style-name="ce5" table:formula="of:=[.G400]*6" office:value-type="float" office:value="6500.55164166" calcext:value-type="float">
            <text:p>6500.55</text:p>
          </table:table-cell>
          <table:table-cell table:style-name="ce5" office:value-type="string" calcext:value-type="string">
            <text:p>K$</text:p>
          </table:table-cell>
          <table:table-cell table:style-name="ce5" table:number-columns-repeated="2"/>
          <table:table-cell table:style-name="ce5" table:formula="of:=[.K400]*6" office:value-type="float" office:value="7373.59959618" calcext:value-type="float">
            <text:p>7373.60</text:p>
          </table:table-cell>
          <table:table-cell table:style-name="ce5" office:value-type="string" calcext:value-type="string">
            <text:p>K$</text:p>
          </table:table-cell>
          <table:table-cell table:style-name="ce5" table:number-columns-repeated="2"/>
          <table:table-cell table:style-name="ce5" table:formula="of:=[.O400]*6" office:value-type="float" office:value="8343.4139496" calcext:value-type="float">
            <text:p>8343.41</text:p>
          </table:table-cell>
          <table:table-cell table:style-name="ce5" office:value-type="string" calcext:value-type="string">
            <text:p>K$</text:p>
          </table:table-cell>
          <table:table-cell table:style-name="ce5" table:number-columns-repeated="2"/>
          <table:table-cell table:style-name="ce5" table:formula="of:=[.S400]*6" office:value-type="float" office:value="15826.6821312" calcext:value-type="float">
            <text:p>15826.68</text:p>
          </table:table-cell>
          <table:table-cell table:style-name="ce5" office:value-type="string" calcext:value-type="string">
            <text:p>K$</text:p>
          </table:table-cell>
          <table:table-cell table:style-name="ce5" table:number-columns-repeated="17"/>
          <table:table-cell table:number-columns-repeated="987"/>
        </table:table-row>
        <table:table-row table:style-name="ro5">
          <table:table-cell/>
          <table:covered-table-cell/>
          <table:table-cell table:style-name="ce5" table:formula="of:=[.C401]*6" office:value-type="float" office:value="9.54947492069508" calcext:value-type="float">
            <text:p>9.55</text:p>
          </table:table-cell>
          <table:table-cell table:style-name="ce5" office:value-type="string" calcext:value-type="string">
            <text:p>large containers</text:p>
          </table:table-cell>
          <table:table-cell table:style-name="ce5" table:number-columns-repeated="2"/>
          <table:table-cell table:style-name="ce5" table:formula="of:=[.G401]*6" office:value-type="float" office:value="25.5469581285498" calcext:value-type="float">
            <text:p>25.55</text:p>
          </table:table-cell>
          <table:table-cell table:style-name="ce5" office:value-type="string" calcext:value-type="string">
            <text:p>large containers</text:p>
          </table:table-cell>
          <table:table-cell table:style-name="ce5" table:number-columns-repeated="2"/>
          <table:table-cell table:style-name="ce5" table:formula="of:=[.K401]*6" office:value-type="float" office:value="28.9780084097907" calcext:value-type="float">
            <text:p>28.98</text:p>
          </table:table-cell>
          <table:table-cell table:style-name="ce5" office:value-type="string" calcext:value-type="string">
            <text:p>large containers</text:p>
          </table:table-cell>
          <table:table-cell table:style-name="ce5" table:number-columns-repeated="2"/>
          <table:table-cell table:style-name="ce5" table:formula="of:=[.O401]*6" office:value-type="float" office:value="32.789347515307" calcext:value-type="float">
            <text:p>32.79</text:p>
          </table:table-cell>
          <table:table-cell table:style-name="ce5" office:value-type="string" calcext:value-type="string">
            <text:p>large containers</text:p>
          </table:table-cell>
          <table:table-cell table:style-name="ce5" table:number-columns-repeated="2"/>
          <table:table-cell table:style-name="ce5" table:formula="of:=[.S401]*6" office:value-type="float" office:value="62.1983499259432" calcext:value-type="float">
            <text:p>62.20</text:p>
          </table:table-cell>
          <table:table-cell table:style-name="ce5" office:value-type="string" calcext:value-type="string">
            <text:p>large containers</text:p>
          </table:table-cell>
          <table:table-cell table:style-name="ce5" table:number-columns-repeated="17"/>
          <table:table-cell table:number-columns-repeated="987"/>
        </table:table-row>
        <table:table-row table:style-name="ro5">
          <table:table-cell/>
          <table:covered-table-cell/>
          <table:table-cell table:style-name="ce5" table:formula="of:=[.C405]*[.$H$237]" office:value-type="float" office:value="7.16210619052131" calcext:value-type="float">
            <text:p>7.16</text:p>
          </table:table-cell>
          <table:table-cell table:style-name="ce5" office:value-type="string" calcext:value-type="string">
            <text:p>container mass</text:p>
          </table:table-cell>
          <table:table-cell table:style-name="ce5" table:number-columns-repeated="2"/>
          <table:table-cell table:style-name="ce5" table:formula="of:=[.G405]*[.$H$237]" office:value-type="float" office:value="19.1602185964123" calcext:value-type="float">
            <text:p>19.16</text:p>
          </table:table-cell>
          <table:table-cell table:style-name="ce5" office:value-type="string" calcext:value-type="string">
            <text:p>container mass</text:p>
          </table:table-cell>
          <table:table-cell table:style-name="ce5" table:number-columns-repeated="2"/>
          <table:table-cell table:style-name="ce5" table:formula="of:=[.K405]*[.$H$237]" office:value-type="float" office:value="21.733506307343" calcext:value-type="float">
            <text:p>21.73</text:p>
          </table:table-cell>
          <table:table-cell table:style-name="ce5" office:value-type="string" calcext:value-type="string">
            <text:p>container mass</text:p>
          </table:table-cell>
          <table:table-cell table:style-name="ce5" table:number-columns-repeated="2"/>
          <table:table-cell table:style-name="ce5" table:formula="of:=[.O405]*[.$H$237]" office:value-type="float" office:value="24.5920106364803" calcext:value-type="float">
            <text:p>24.59</text:p>
          </table:table-cell>
          <table:table-cell table:style-name="ce5" office:value-type="string" calcext:value-type="string">
            <text:p>container mass</text:p>
          </table:table-cell>
          <table:table-cell table:style-name="ce5" table:number-columns-repeated="2"/>
          <table:table-cell table:style-name="ce5" table:formula="of:=[.S405]*[.$H$237]" office:value-type="float" office:value="46.6487624444574" calcext:value-type="float">
            <text:p>46.65</text:p>
          </table:table-cell>
          <table:table-cell table:style-name="ce5" office:value-type="string" calcext:value-type="string">
            <text:p>container mass</text:p>
          </table:table-cell>
          <table:table-cell table:style-name="ce5" table:number-columns-repeated="17"/>
          <table:table-cell table:number-columns-repeated="987"/>
        </table:table-row>
        <table:table-row table:style-name="ro5">
          <table:table-cell table:style-name="ce5" table:number-columns-repeated="2"/>
          <table:table-cell table:style-name="ce14" table:formula="of:=[.C402]+[.C406]" office:value-type="float" office:value="17.9179320905213" calcext:value-type="float">
            <text:p>17.92</text:p>
          </table:table-cell>
          <table:table-cell table:style-name="ce14" office:value-type="string" calcext:value-type="string">
            <text:p>total mass</text:p>
          </table:table-cell>
          <table:table-cell table:style-name="ce5" table:number-columns-repeated="2"/>
          <table:table-cell table:style-name="ce14" table:formula="of:=[.G402]+[.G406]" office:value-type="float" office:value="47.9344324864123" calcext:value-type="float">
            <text:p>47.93</text:p>
          </table:table-cell>
          <table:table-cell table:style-name="ce14" office:value-type="string" calcext:value-type="string">
            <text:p>total mass</text:p>
          </table:table-cell>
          <table:table-cell table:style-name="ce5" table:number-columns-repeated="2"/>
          <table:table-cell table:style-name="ce14" table:formula="of:=[.K402]+[.K406]" office:value-type="float" office:value="54.372202777343" calcext:value-type="float">
            <text:p>54.37</text:p>
          </table:table-cell>
          <table:table-cell table:style-name="ce14" office:value-type="string" calcext:value-type="string">
            <text:p>total mass</text:p>
          </table:table-cell>
          <table:table-cell table:style-name="ce5" table:number-columns-repeated="2"/>
          <table:table-cell table:style-name="ce14" table:formula="of:=[.O402]+[.O406]" office:value-type="float" office:value="61.5235190364803" calcext:value-type="float">
            <text:p>61.52</text:p>
          </table:table-cell>
          <table:table-cell table:style-name="ce14" office:value-type="string" calcext:value-type="string">
            <text:p>total mass</text:p>
          </table:table-cell>
          <table:table-cell table:style-name="ce5" table:number-columns-repeated="2"/>
          <table:table-cell table:style-name="ce14" table:formula="of:=[.S402]+[.S406]" office:value-type="float" office:value="116.704407244457" calcext:value-type="float">
            <text:p>116.70</text:p>
          </table:table-cell>
          <table:table-cell table:style-name="ce14" office:value-type="string" calcext:value-type="string">
            <text:p>total mass</text:p>
          </table:table-cell>
          <table:table-cell table:style-name="ce5" table:number-columns-repeated="17"/>
          <table:table-cell table:number-columns-repeated="987"/>
        </table:table-row>
        <table:table-row table:style-name="ro5">
          <table:table-cell table:style-name="ce5" table:number-columns-repeated="2"/>
          <table:table-cell table:number-columns-repeated="2"/>
          <table:table-cell table:style-name="ce5" table:number-columns-repeated="2"/>
          <table:table-cell table:number-columns-repeated="2"/>
          <table:table-cell table:style-name="ce5" table:number-columns-repeated="2"/>
          <table:table-cell table:number-columns-repeated="2"/>
          <table:table-cell table:style-name="ce5" table:number-columns-repeated="2"/>
          <table:table-cell table:number-columns-repeated="2"/>
          <table:table-cell table:style-name="ce5" table:number-columns-repeated="2"/>
          <table:table-cell table:number-columns-repeated="2"/>
          <table:table-cell table:style-name="ce5" table:number-columns-repeated="17"/>
          <table:table-cell table:number-columns-repeated="987"/>
        </table:table-row>
        <table:table-row table:style-name="ro5">
          <table:table-cell table:style-name="ce12" office:value-type="string" calcext:value-type="string" table:number-columns-spanned="2" table:number-rows-spanned="1">
            <text:p>Kerbal consumption</text:p>
          </table:table-cell>
          <table:covered-table-cell/>
          <table:table-cell table:style-name="ce5" table:number-columns-repeated="35"/>
          <table:table-cell table:number-columns-repeated="987"/>
        </table:table-row>
        <table:table-row table:style-name="ro5">
          <table:table-cell/>
          <table:table-cell table:style-name="ce82" office:value-type="string" calcext:value-type="string">
            <text:p>Kerbin days</text:p>
          </table:table-cell>
          <table:table-cell table:style-name="ce5" table:formula="of:=[.E392]" office:value-type="float" office:value="1130" calcext:value-type="float">
            <text:p>1130.00</text:p>
          </table:table-cell>
          <table:table-cell table:style-name="ce5" table:number-columns-repeated="2"/>
          <table:table-cell/>
          <table:table-cell table:style-name="ce5" table:formula="of:=[.I392]" office:value-type="float" office:value="3023" calcext:value-type="float">
            <text:p>3023.00</text:p>
          </table:table-cell>
          <table:table-cell table:style-name="ce5" table:number-columns-repeated="3"/>
          <table:table-cell table:style-name="ce5" table:formula="of:=[.M392]" office:value-type="float" office:value="3429" calcext:value-type="float">
            <text:p>3429.00</text:p>
          </table:table-cell>
          <table:table-cell table:style-name="ce5" table:number-columns-repeated="3"/>
          <table:table-cell table:style-name="ce5" table:formula="of:=[.Q392]*4" office:value-type="float" office:value="3880" calcext:value-type="float">
            <text:p>3880.00</text:p>
          </table:table-cell>
          <table:table-cell table:style-name="ce5" table:number-columns-repeated="3"/>
          <table:table-cell table:style-name="ce5" table:formula="of:=[.U392]*4" office:value-type="float" office:value="7360" calcext:value-type="float">
            <text:p>7360.00</text:p>
          </table:table-cell>
          <table:table-cell table:style-name="ce5" table:number-columns-repeated="18"/>
          <table:table-cell table:number-columns-repeated="987"/>
        </table:table-row>
        <table:table-row table:style-name="ro5">
          <table:table-cell/>
          <table:table-cell table:style-name="ce83" office:value-type="string" calcext:value-type="string" table:number-columns-spanned="1" table:number-rows-spanned="4">
            <text:p>Per Kerbal</text:p>
          </table:table-cell>
          <table:table-cell table:style-name="ce5" table:formula="of:=((([.$C$209]+[.$C$210])+[.$C$211])*[.C410])/1000" office:value-type="float" office:value="0.4481594125" calcext:value-type="float">
            <text:p>0.45</text:p>
          </table:table-cell>
          <table:table-cell table:style-name="ce5" office:value-type="string" calcext:value-type="string">
            <text:p>tons</text:p>
          </table:table-cell>
          <table:table-cell table:style-name="ce99" table:formula="of:=[.C411]/[.C398]" office:value-type="float" office:value="0.25" calcext:value-type="float">
            <text:p>0.25</text:p>
          </table:table-cell>
          <table:table-cell/>
          <table:table-cell table:style-name="ce5" table:formula="of:=((([.$C$209]+[.$C$210])+[.$C$211])*[.G410])/1000" office:value-type="float" office:value="1.19892557875" calcext:value-type="float">
            <text:p>1.20</text:p>
          </table:table-cell>
          <table:table-cell table:style-name="ce5" office:value-type="string" calcext:value-type="string">
            <text:p>tons</text:p>
          </table:table-cell>
          <table:table-cell table:style-name="ce5" table:number-columns-repeated="2"/>
          <table:table-cell table:style-name="ce5" table:formula="of:=((([.$C$209]+[.$C$210])+[.$C$211])*[.K410])/1000" office:value-type="float" office:value="1.35994568625" calcext:value-type="float">
            <text:p>1.36</text:p>
          </table:table-cell>
          <table:table-cell table:style-name="ce5" office:value-type="string" calcext:value-type="string">
            <text:p>tons</text:p>
          </table:table-cell>
          <table:table-cell table:style-name="ce5" table:number-columns-repeated="2"/>
          <table:table-cell table:style-name="ce5" table:formula="of:=((([.$C$209]+[.$C$210])+[.$C$211])*[.O410])/1000" office:value-type="float" office:value="1.53881285" calcext:value-type="float">
            <text:p>1.54</text:p>
          </table:table-cell>
          <table:table-cell table:style-name="ce5" office:value-type="string" calcext:value-type="string">
            <text:p>tons</text:p>
          </table:table-cell>
          <table:table-cell table:style-name="ce5" table:number-columns-repeated="2"/>
          <table:table-cell table:style-name="ce5" table:formula="of:=((([.$C$209]+[.$C$210])+[.$C$211])*[.S410])/1000" office:value-type="float" office:value="2.9189852" calcext:value-type="float">
            <text:p>2.92</text:p>
          </table:table-cell>
          <table:table-cell table:style-name="ce5" office:value-type="string" calcext:value-type="string">
            <text:p>tons</text:p>
          </table:table-cell>
          <table:table-cell table:style-name="ce5" table:number-columns-repeated="17"/>
          <table:table-cell table:number-columns-repeated="987"/>
        </table:table-row>
        <table:table-row table:style-name="ro5">
          <table:table-cell/>
          <table:covered-table-cell/>
          <table:table-cell table:style-name="ce5" table:formula="of:=((([.$F$209]/[.$B$223])+([.$F$210]/[.$B$224]))+([.$F$211]/[.$B$225]))*[.C410]" office:value-type="float" office:value="875.368534397049" calcext:value-type="float">
            <text:p>875.37</text:p>
          </table:table-cell>
          <table:table-cell table:style-name="ce5" office:value-type="string" calcext:value-type="string">
            <text:p>L</text:p>
          </table:table-cell>
          <table:table-cell table:style-name="ce99" table:formula="of:=[.C412]/[.C399]" office:value-type="float" office:value="0.25" calcext:value-type="float">
            <text:p>0.25</text:p>
          </table:table-cell>
          <table:table-cell/>
          <table:table-cell table:style-name="ce5" table:formula="of:=((([.$F$209]/[.$B$223])+([.$F$210]/[.$B$224]))+([.$F$211]/[.$B$225]))*[.G410]" office:value-type="float" office:value="2341.80449511706" calcext:value-type="float">
            <text:p>2341.80</text:p>
          </table:table-cell>
          <table:table-cell table:style-name="ce5" office:value-type="string" calcext:value-type="string">
            <text:p>L</text:p>
          </table:table-cell>
          <table:table-cell table:style-name="ce5" table:number-columns-repeated="2"/>
          <table:table-cell table:style-name="ce5" table:formula="of:=((([.$F$209]/[.$B$223])+([.$F$210]/[.$B$224]))+([.$F$211]/[.$B$225]))*[.K410]" office:value-type="float" office:value="2656.31743756414" calcext:value-type="float">
            <text:p>2656.32</text:p>
          </table:table-cell>
          <table:table-cell table:style-name="ce5" office:value-type="string" calcext:value-type="string">
            <text:p>L</text:p>
          </table:table-cell>
          <table:table-cell table:style-name="ce5" table:number-columns-repeated="2"/>
          <table:table-cell table:style-name="ce5" table:formula="of:=((([.$F$209]/[.$B$223])+([.$F$210]/[.$B$224]))+([.$F$211]/[.$B$225]))*[.O410]" office:value-type="float" office:value="3005.69018890314" calcext:value-type="float">
            <text:p>3005.69</text:p>
          </table:table-cell>
          <table:table-cell table:style-name="ce5" office:value-type="string" calcext:value-type="string">
            <text:p>L</text:p>
          </table:table-cell>
          <table:table-cell table:style-name="ce5" table:number-columns-repeated="2"/>
          <table:table-cell table:style-name="ce5" table:formula="of:=((([.$F$209]/[.$B$223])+([.$F$210]/[.$B$224]))+([.$F$211]/[.$B$225]))*[.S410]" office:value-type="float" office:value="5701.51540987813" calcext:value-type="float">
            <text:p>5701.52</text:p>
          </table:table-cell>
          <table:table-cell table:style-name="ce5" office:value-type="string" calcext:value-type="string">
            <text:p>L</text:p>
          </table:table-cell>
          <table:table-cell table:style-name="ce5" table:number-columns-repeated="17"/>
          <table:table-cell table:number-columns-repeated="987"/>
        </table:table-row>
        <table:table-row table:style-name="ro5">
          <table:table-cell/>
          <table:covered-table-cell/>
          <table:table-cell table:style-name="ce5" table:formula="of:=[.$O$215]*[.C410]" office:value-type="float" office:value="101.246324775" calcext:value-type="float">
            <text:p>101.25</text:p>
          </table:table-cell>
          <table:table-cell table:style-name="ce5" office:value-type="string" calcext:value-type="string">
            <text:p>K$</text:p>
          </table:table-cell>
          <table:table-cell table:style-name="ce99" table:formula="of:=[.C413]/[.C400]" office:value-type="float" office:value="0.25" calcext:value-type="float">
            <text:p>0.25</text:p>
          </table:table-cell>
          <table:table-cell/>
          <table:table-cell table:style-name="ce5" table:formula="of:=[.$O$215]*[.G410]" office:value-type="float" office:value="270.8563184025" calcext:value-type="float">
            <text:p>270.86</text:p>
          </table:table-cell>
          <table:table-cell table:style-name="ce5" office:value-type="string" calcext:value-type="string">
            <text:p>K$</text:p>
          </table:table-cell>
          <table:table-cell table:style-name="ce5" table:number-columns-repeated="2"/>
          <table:table-cell table:style-name="ce5" table:formula="of:=[.$O$215]*[.K410]" office:value-type="float" office:value="307.2333165075" calcext:value-type="float">
            <text:p>307.23</text:p>
          </table:table-cell>
          <table:table-cell table:style-name="ce5" office:value-type="string" calcext:value-type="string">
            <text:p>K$</text:p>
          </table:table-cell>
          <table:table-cell table:style-name="ce5" table:number-columns-repeated="2"/>
          <table:table-cell table:style-name="ce5" table:formula="of:=[.$O$215]*[.O410]" office:value-type="float" office:value="347.6422479" calcext:value-type="float">
            <text:p>347.64</text:p>
          </table:table-cell>
          <table:table-cell table:style-name="ce5" office:value-type="string" calcext:value-type="string">
            <text:p>K$</text:p>
          </table:table-cell>
          <table:table-cell table:style-name="ce5" table:number-columns-repeated="2"/>
          <table:table-cell table:style-name="ce5" table:formula="of:=[.$O$215]*[.S410]" office:value-type="float" office:value="659.4450888" calcext:value-type="float">
            <text:p>659.45</text:p>
          </table:table-cell>
          <table:table-cell table:style-name="ce5" office:value-type="string" calcext:value-type="string">
            <text:p>K$</text:p>
          </table:table-cell>
          <table:table-cell table:style-name="ce5" table:number-columns-repeated="17"/>
          <table:table-cell table:number-columns-repeated="987"/>
        </table:table-row>
        <table:table-row table:style-name="ro5">
          <table:table-cell/>
          <table:covered-table-cell/>
          <table:table-cell table:style-name="ce89" table:formula="of:=[.C412]/[.$E$237]" office:value-type="float" office:value="0.397894788362295" calcext:value-type="float">
            <text:p>0.40</text:p>
          </table:table-cell>
          <table:table-cell table:style-name="ce89" office:value-type="string" calcext:value-type="string">
            <text:p>large containers</text:p>
          </table:table-cell>
          <table:table-cell table:style-name="ce100" table:formula="of:=[.C414]/[.C401]" office:value-type="float" office:value="0.25" calcext:value-type="float">
            <text:p>0.25</text:p>
          </table:table-cell>
          <table:table-cell table:style-name="ce103"/>
          <table:table-cell table:style-name="ce89" table:formula="of:=[.G412]/[.$E$237]" office:value-type="float" office:value="1.06445658868957" calcext:value-type="float">
            <text:p>1.06</text:p>
          </table:table-cell>
          <table:table-cell table:style-name="ce89" office:value-type="string" calcext:value-type="string">
            <text:p>large containers</text:p>
          </table:table-cell>
          <table:table-cell table:style-name="ce89" table:number-columns-repeated="2"/>
          <table:table-cell table:style-name="ce89" table:formula="of:=[.K412]/[.$E$237]" office:value-type="float" office:value="1.20741701707461" calcext:value-type="float">
            <text:p>1.21</text:p>
          </table:table-cell>
          <table:table-cell table:style-name="ce89" office:value-type="string" calcext:value-type="string">
            <text:p>large containers</text:p>
          </table:table-cell>
          <table:table-cell table:style-name="ce89" table:number-columns-repeated="2"/>
          <table:table-cell table:style-name="ce89" table:formula="of:=[.O412]/[.$E$237]" office:value-type="float" office:value="1.36622281313779" calcext:value-type="float">
            <text:p>1.37</text:p>
          </table:table-cell>
          <table:table-cell table:style-name="ce89" office:value-type="string" calcext:value-type="string">
            <text:p>large containers</text:p>
          </table:table-cell>
          <table:table-cell table:style-name="ce89" table:number-columns-repeated="2"/>
          <table:table-cell table:style-name="ce89" table:formula="of:=[.S412]/[.$E$237]" office:value-type="float" office:value="2.59159791358097" calcext:value-type="float">
            <text:p>2.59</text:p>
          </table:table-cell>
          <table:table-cell table:style-name="ce89" office:value-type="string" calcext:value-type="string">
            <text:p>large containers</text:p>
          </table:table-cell>
          <table:table-cell table:style-name="ce89" table:number-columns-repeated="17"/>
          <table:table-cell table:number-columns-repeated="987"/>
        </table:table-row>
        <table:table-row table:style-name="ro16">
          <table:table-cell/>
          <table:table-cell table:style-name="ce84" office:value-type="string" calcext:value-type="string" table:number-columns-spanned="1" table:number-rows-spanned="5">
            <text:p>For 6 Kerbals</text:p>
          </table:table-cell>
          <table:table-cell table:style-name="ce33" table:formula="of:=[.C411]*6" office:value-type="float" office:value="2.688956475" calcext:value-type="float">
            <text:p>2.69</text:p>
          </table:table-cell>
          <table:table-cell table:style-name="ce33" office:value-type="string" calcext:value-type="string">
            <text:p>tons</text:p>
          </table:table-cell>
          <table:table-cell table:style-name="ce33" table:number-columns-repeated="2"/>
          <table:table-cell table:style-name="ce33" table:formula="of:=[.G411]*6" office:value-type="float" office:value="7.1935534725" calcext:value-type="float">
            <text:p>7.19</text:p>
          </table:table-cell>
          <table:table-cell table:style-name="ce33" office:value-type="string" calcext:value-type="string">
            <text:p>tons</text:p>
          </table:table-cell>
          <table:table-cell table:style-name="ce33" table:number-columns-repeated="2"/>
          <table:table-cell table:style-name="ce33" table:formula="of:=[.K411]*6" office:value-type="float" office:value="8.1596741175" calcext:value-type="float">
            <text:p>8.16</text:p>
          </table:table-cell>
          <table:table-cell table:style-name="ce33" office:value-type="string" calcext:value-type="string">
            <text:p>tons</text:p>
          </table:table-cell>
          <table:table-cell table:style-name="ce33" table:number-columns-repeated="2"/>
          <table:table-cell table:style-name="ce33" table:formula="of:=[.O411]*6" office:value-type="float" office:value="9.2328771" calcext:value-type="float">
            <text:p>9.23</text:p>
          </table:table-cell>
          <table:table-cell table:style-name="ce33" office:value-type="string" calcext:value-type="string">
            <text:p>tons</text:p>
          </table:table-cell>
          <table:table-cell table:style-name="ce33" table:number-columns-repeated="2"/>
          <table:table-cell table:style-name="ce33" table:formula="of:=[.S411]*6" office:value-type="float" office:value="17.5139112" calcext:value-type="float">
            <text:p>17.51</text:p>
          </table:table-cell>
          <table:table-cell table:style-name="ce33" office:value-type="string" calcext:value-type="string">
            <text:p>tons</text:p>
          </table:table-cell>
          <table:table-cell table:style-name="ce33" table:number-columns-repeated="17"/>
          <table:table-cell table:number-columns-repeated="987"/>
        </table:table-row>
        <table:table-row table:style-name="ro5">
          <table:table-cell/>
          <table:covered-table-cell/>
          <table:table-cell table:style-name="ce5" table:formula="of:=[.C412]*6" office:value-type="float" office:value="5252.2112063823" calcext:value-type="float">
            <text:p>5252.21</text:p>
          </table:table-cell>
          <table:table-cell table:style-name="ce5" office:value-type="string" calcext:value-type="string">
            <text:p>L</text:p>
          </table:table-cell>
          <table:table-cell table:style-name="ce5" table:number-columns-repeated="2"/>
          <table:table-cell table:style-name="ce5" table:formula="of:=[.G412]*6" office:value-type="float" office:value="14050.8269707024" calcext:value-type="float">
            <text:p>14050.83</text:p>
          </table:table-cell>
          <table:table-cell table:style-name="ce5" office:value-type="string" calcext:value-type="string">
            <text:p>L</text:p>
          </table:table-cell>
          <table:table-cell table:style-name="ce5" table:number-columns-repeated="2"/>
          <table:table-cell table:style-name="ce5" table:formula="of:=[.K412]*6" office:value-type="float" office:value="15937.9046253849" calcext:value-type="float">
            <text:p>15937.90</text:p>
          </table:table-cell>
          <table:table-cell table:style-name="ce5" office:value-type="string" calcext:value-type="string">
            <text:p>L</text:p>
          </table:table-cell>
          <table:table-cell table:style-name="ce5" table:number-columns-repeated="2"/>
          <table:table-cell table:style-name="ce5" table:formula="of:=[.O412]*6" office:value-type="float" office:value="18034.1411334189" calcext:value-type="float">
            <text:p>18034.14</text:p>
          </table:table-cell>
          <table:table-cell table:style-name="ce5" office:value-type="string" calcext:value-type="string">
            <text:p>L</text:p>
          </table:table-cell>
          <table:table-cell table:style-name="ce5" table:number-columns-repeated="2"/>
          <table:table-cell table:style-name="ce5" table:formula="of:=[.S412]*6" office:value-type="float" office:value="34209.0924592688" calcext:value-type="float">
            <text:p>34209.09</text:p>
          </table:table-cell>
          <table:table-cell table:style-name="ce5" office:value-type="string" calcext:value-type="string">
            <text:p>L</text:p>
          </table:table-cell>
          <table:table-cell table:style-name="ce5" table:number-columns-repeated="17"/>
          <table:table-cell table:number-columns-repeated="987"/>
        </table:table-row>
        <table:table-row table:style-name="ro5">
          <table:table-cell/>
          <table:covered-table-cell/>
          <table:table-cell table:style-name="ce5" table:formula="of:=[.C413]*6" office:value-type="float" office:value="607.47794865" calcext:value-type="float">
            <text:p>607.48</text:p>
          </table:table-cell>
          <table:table-cell table:style-name="ce5" office:value-type="string" calcext:value-type="string">
            <text:p>K$</text:p>
          </table:table-cell>
          <table:table-cell table:style-name="ce5" table:number-columns-repeated="2"/>
          <table:table-cell table:style-name="ce5" table:formula="of:=[.G413]*6" office:value-type="float" office:value="1625.137910415" calcext:value-type="float">
            <text:p>1625.14</text:p>
          </table:table-cell>
          <table:table-cell table:style-name="ce5" office:value-type="string" calcext:value-type="string">
            <text:p>K$</text:p>
          </table:table-cell>
          <table:table-cell table:style-name="ce5" table:number-columns-repeated="2"/>
          <table:table-cell table:style-name="ce5" table:formula="of:=[.K413]*6" office:value-type="float" office:value="1843.399899045" calcext:value-type="float">
            <text:p>1843.40</text:p>
          </table:table-cell>
          <table:table-cell table:style-name="ce5" office:value-type="string" calcext:value-type="string">
            <text:p>K$</text:p>
          </table:table-cell>
          <table:table-cell table:style-name="ce5" table:number-columns-repeated="2"/>
          <table:table-cell table:style-name="ce5" table:formula="of:=[.O413]*6" office:value-type="float" office:value="2085.8534874" calcext:value-type="float">
            <text:p>2085.85</text:p>
          </table:table-cell>
          <table:table-cell table:style-name="ce5" office:value-type="string" calcext:value-type="string">
            <text:p>K$</text:p>
          </table:table-cell>
          <table:table-cell table:style-name="ce5" table:number-columns-repeated="2"/>
          <table:table-cell table:style-name="ce5" table:formula="of:=[.S413]*6" office:value-type="float" office:value="3956.6705328" calcext:value-type="float">
            <text:p>3956.67</text:p>
          </table:table-cell>
          <table:table-cell table:style-name="ce5" office:value-type="string" calcext:value-type="string">
            <text:p>K$</text:p>
          </table:table-cell>
          <table:table-cell table:style-name="ce5" table:number-columns-repeated="17"/>
          <table:table-cell table:number-columns-repeated="987"/>
        </table:table-row>
        <table:table-row table:style-name="ro5">
          <table:table-cell/>
          <table:covered-table-cell/>
          <table:table-cell table:style-name="ce5" table:formula="of:=[.C414]*6" office:value-type="float" office:value="2.38736873017377" calcext:value-type="float">
            <text:p>2.39</text:p>
          </table:table-cell>
          <table:table-cell table:style-name="ce5" office:value-type="string" calcext:value-type="string">
            <text:p>large containers</text:p>
          </table:table-cell>
          <table:table-cell table:style-name="ce5" table:number-columns-repeated="2"/>
          <table:table-cell table:style-name="ce5" table:formula="of:=[.G414]*6" office:value-type="float" office:value="6.38673953213744" calcext:value-type="float">
            <text:p>6.39</text:p>
          </table:table-cell>
          <table:table-cell table:style-name="ce5" office:value-type="string" calcext:value-type="string">
            <text:p>large containers</text:p>
          </table:table-cell>
          <table:table-cell table:style-name="ce5" table:number-columns-repeated="2"/>
          <table:table-cell table:style-name="ce5" table:formula="of:=[.K414]*6" office:value-type="float" office:value="7.24450210244766" calcext:value-type="float">
            <text:p>7.24</text:p>
          </table:table-cell>
          <table:table-cell table:style-name="ce5" office:value-type="string" calcext:value-type="string">
            <text:p>large containers</text:p>
          </table:table-cell>
          <table:table-cell table:style-name="ce5" table:number-columns-repeated="2"/>
          <table:table-cell table:style-name="ce5" table:formula="of:=[.O414]*6" office:value-type="float" office:value="8.19733687882675" calcext:value-type="float">
            <text:p>8.20</text:p>
          </table:table-cell>
          <table:table-cell table:style-name="ce5" office:value-type="string" calcext:value-type="string">
            <text:p>large containers</text:p>
          </table:table-cell>
          <table:table-cell table:style-name="ce5" table:number-columns-repeated="2"/>
          <table:table-cell table:style-name="ce5" table:formula="of:=[.S414]*6" office:value-type="float" office:value="15.5495874814858" calcext:value-type="float">
            <text:p>15.55</text:p>
          </table:table-cell>
          <table:table-cell table:style-name="ce5" office:value-type="string" calcext:value-type="string">
            <text:p>large containers</text:p>
          </table:table-cell>
          <table:table-cell table:style-name="ce5" table:number-columns-repeated="17"/>
          <table:table-cell table:number-columns-repeated="987"/>
        </table:table-row>
        <table:table-row table:style-name="ro5">
          <table:table-cell table:style-name="ce5"/>
          <table:covered-table-cell/>
          <table:table-cell table:style-name="ce5" table:formula="of:=[.C418]*[.$H$237]" office:value-type="float" office:value="1.79052654763033" calcext:value-type="float">
            <text:p>1.79</text:p>
          </table:table-cell>
          <table:table-cell table:style-name="ce5" office:value-type="string" calcext:value-type="string">
            <text:p>container mass</text:p>
          </table:table-cell>
          <table:table-cell table:style-name="ce5" table:number-columns-repeated="2"/>
          <table:table-cell table:style-name="ce5" table:formula="of:=[.G418]*[.$H$237]" office:value-type="float" office:value="4.79005464910308" calcext:value-type="float">
            <text:p>4.79</text:p>
          </table:table-cell>
          <table:table-cell table:style-name="ce5" office:value-type="string" calcext:value-type="string">
            <text:p>container mass</text:p>
          </table:table-cell>
          <table:table-cell table:style-name="ce5" table:number-columns-repeated="2"/>
          <table:table-cell table:style-name="ce5" table:formula="of:=[.K418]*[.$H$237]" office:value-type="float" office:value="5.43337657683575" calcext:value-type="float">
            <text:p>5.43</text:p>
          </table:table-cell>
          <table:table-cell table:style-name="ce5" office:value-type="string" calcext:value-type="string">
            <text:p>container mass</text:p>
          </table:table-cell>
          <table:table-cell table:style-name="ce5" table:number-columns-repeated="2"/>
          <table:table-cell table:style-name="ce5" table:formula="of:=[.O418]*[.$H$237]" office:value-type="float" office:value="6.14800265912007" calcext:value-type="float">
            <text:p>6.15</text:p>
          </table:table-cell>
          <table:table-cell table:style-name="ce5" office:value-type="string" calcext:value-type="string">
            <text:p>container mass</text:p>
          </table:table-cell>
          <table:table-cell table:style-name="ce5" table:number-columns-repeated="2"/>
          <table:table-cell table:style-name="ce5" table:formula="of:=[.S418]*[.$H$237]" office:value-type="float" office:value="11.6621906111144" calcext:value-type="float">
            <text:p>11.66</text:p>
          </table:table-cell>
          <table:table-cell table:style-name="ce5" office:value-type="string" calcext:value-type="string">
            <text:p>container mass</text:p>
          </table:table-cell>
          <table:table-cell table:style-name="ce5" table:number-columns-repeated="17"/>
          <table:table-cell table:number-columns-repeated="987"/>
        </table:table-row>
        <table:table-row table:style-name="ro5">
          <table:table-cell table:style-name="ce14" table:number-columns-repeated="2"/>
          <table:table-cell table:style-name="ce14" table:formula="of:=[.C415]+[.C419]" office:value-type="float" office:value="4.47948302263033" calcext:value-type="float">
            <text:p>4.48</text:p>
          </table:table-cell>
          <table:table-cell table:style-name="ce14" office:value-type="string" calcext:value-type="string">
            <text:p>total mass</text:p>
          </table:table-cell>
          <table:table-cell table:style-name="ce14" table:number-columns-repeated="2"/>
          <table:table-cell table:style-name="ce14" table:formula="of:=[.G415]+[.G419]" office:value-type="float" office:value="11.9836081216031" calcext:value-type="float">
            <text:p>11.98</text:p>
          </table:table-cell>
          <table:table-cell table:style-name="ce14" office:value-type="string" calcext:value-type="string">
            <text:p>total mass</text:p>
          </table:table-cell>
          <table:table-cell table:style-name="ce14" table:number-columns-repeated="2"/>
          <table:table-cell table:style-name="ce14" table:formula="of:=[.K415]+[.K419]" office:value-type="float" office:value="13.5930506943357" calcext:value-type="float">
            <text:p>13.59</text:p>
          </table:table-cell>
          <table:table-cell table:style-name="ce14" office:value-type="string" calcext:value-type="string">
            <text:p>total mass</text:p>
          </table:table-cell>
          <table:table-cell table:style-name="ce14" table:number-columns-repeated="2"/>
          <table:table-cell table:style-name="ce14" table:formula="of:=[.O415]+[.O419]" office:value-type="float" office:value="15.3808797591201" calcext:value-type="float">
            <text:p>15.38</text:p>
          </table:table-cell>
          <table:table-cell table:style-name="ce14" office:value-type="string" calcext:value-type="string">
            <text:p>total mass</text:p>
          </table:table-cell>
          <table:table-cell table:style-name="ce14" table:number-columns-repeated="2"/>
          <table:table-cell table:style-name="ce14" table:formula="of:=[.S415]+[.S419]" office:value-type="float" office:value="29.1761018111143" calcext:value-type="float">
            <text:p>29.18</text:p>
          </table:table-cell>
          <table:table-cell table:style-name="ce14" office:value-type="string" calcext:value-type="string">
            <text:p>total mass</text:p>
          </table:table-cell>
          <table:table-cell table:style-name="ce14" table:number-columns-repeated="17"/>
          <table:table-cell table:number-columns-repeated="987"/>
        </table:table-row>
        <table:table-row table:style-name="ro5">
          <table:table-cell table:style-name="ce14" table:number-columns-repeated="37"/>
          <table:table-cell table:number-columns-repeated="987"/>
        </table:table-row>
        <table:table-row table:style-name="ro5" table:number-rows-repeated="2">
          <table:table-cell table:style-name="ce14" table:number-columns-repeated="6"/>
          <table:table-cell table:style-name="ce5" table:number-columns-repeated="2"/>
          <table:table-cell table:style-name="ce14" table:number-columns-repeated="29"/>
          <table:table-cell table:number-columns-repeated="987"/>
        </table:table-row>
        <table:table-row table:style-name="ro5" table:number-rows-repeated="4">
          <table:table-cell table:style-name="ce14" table:number-columns-repeated="37"/>
          <table:table-cell table:number-columns-repeated="987"/>
        </table:table-row>
        <table:table-row table:style-name="ro5" table:number-rows-repeated="8">
          <table:table-cell table:number-columns-repeated="15"/>
          <table:table-cell table:style-name="ce14" table:number-columns-repeated="22"/>
          <table:table-cell table:number-columns-repeated="987"/>
        </table:table-row>
        <table:table-row table:style-name="ro5" table:number-rows-repeated="31">
          <table:table-cell table:style-name="ce14" table:number-columns-repeated="37"/>
          <table:table-cell table:number-columns-repeated="987"/>
        </table:table-row>
        <table:table-row table:style-name="ro5" table:number-rows-repeated="5">
          <table:table-cell table:style-name="ce19"/>
          <table:table-cell table:style-name="ce34" table:number-columns-repeated="4"/>
          <table:table-cell table:style-name="ce19" table:number-columns-repeated="4"/>
          <table:table-cell table:style-name="ce5" table:number-columns-repeated="12"/>
          <table:table-cell table:number-columns-repeated="1003"/>
        </table:table-row>
        <table:table-row table:style-name="ro16" table:number-rows-repeated="1048104">
          <table:table-cell table:number-columns-repeated="1024"/>
        </table:table-row>
        <table:table-row table:style-name="ro16">
          <table:table-cell table:number-columns-repeated="1024"/>
        </table:table-row>
      </table:table>
      <table:table table:name="MM_AddLifeSupportModule" table:style-name="ta2" table:print="false">
        <table:table-column table:style-name="co4" table:default-cell-style-name="ce133"/>
        <table:table-column table:style-name="co5" table:default-cell-style-name="ce133"/>
        <table:table-column table:style-name="co4" table:number-columns-repeated="254" table:default-cell-style-name="Default"/>
        <table:table-row table:style-name="ro12">
          <table:table-cell office:value-type="float" office:value="1" calcext:value-type="float">
            <text:p>1</text:p>
          </table:table-cell>
          <table:table-cell table:formula="of:=((((((((((((((((((&quot;@PART[*]:HAS[!MODULE[LifeSupportModule],#CrewCapacity[&quot;&amp;[.A1])&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FOR[TacLifeSupport]&#10;{&#10;&#9;MODULE&#10;&#9;{&#10;&#9;&#9;name = LifeSupportModule&#10;&#9;}&#10;}" calcext:value-type="string">
            <text:p>@PART[*]:HAS[!MODULE[LifeSupportModule],#CrewCapacity[1]]:FOR[TacLifeSupport]</text:p>
            <text:p>{</text:p>
            <text:p>	MODULE</text:p>
            <text:p>	{</text:p>
            <text:p>		name = LifeSupportModule</text:p>
            <text:p>	}</text:p>
            <text:p>}</text:p>
          </table:table-cell>
          <table:table-cell table:number-columns-repeated="254"/>
        </table:table-row>
        <table:table-row table:style-name="ro13">
          <table:table-cell office:value-type="float" office:value="2" calcext:value-type="float">
            <text:p>2</text:p>
          </table:table-cell>
          <table:table-cell table:formula="of:=((((((((((((((((((&quot;@PART[*]:HAS[!MODULE[LifeSupportModule],#CrewCapacity[&quot;&amp;[.A2])&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FOR[TacLifeSupport]&#10;{&#10;&#9;MODULE&#10;&#9;{&#10;&#9;&#9;name = LifeSupportModule&#10;&#9;}&#10;}" calcext:value-type="string">
            <text:p>@PART[*]:HAS[!MODULE[LifeSupportModule],#CrewCapacity[2]]:FOR[TacLifeSupport]</text:p>
            <text:p>{</text:p>
            <text:p>	MODULE</text:p>
            <text:p>	{</text:p>
            <text:p>		name = LifeSupportModule</text:p>
            <text:p>	}</text:p>
            <text:p>}</text:p>
          </table:table-cell>
          <table:table-cell table:number-columns-repeated="254"/>
        </table:table-row>
        <table:table-row table:style-name="ro14">
          <table:table-cell office:value-type="float" office:value="3" calcext:value-type="float">
            <text:p>3</text:p>
          </table:table-cell>
          <table:table-cell table:formula="of:=((((((((((((((((((&quot;@PART[*]:HAS[!MODULE[LifeSupportModule],#CrewCapacity[&quot;&amp;[.A3])&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3]]:FOR[TacLifeSupport]&#10;{&#10;&#9;MODULE&#10;&#9;{&#10;&#9;&#9;name = LifeSupportModule&#10;&#9;}&#10;}" calcext:value-type="string">
            <text:p>@PART[*]:HAS[!MODULE[LifeSupportModule],#CrewCapacity[3]]:FOR[TacLifeSupport]</text:p>
            <text:p>{</text:p>
            <text:p>	MODULE</text:p>
            <text:p>	{</text:p>
            <text:p>		name = LifeSupportModule</text:p>
            <text:p>	}</text:p>
            <text:p>}</text:p>
          </table:table-cell>
          <table:table-cell table:number-columns-repeated="254"/>
        </table:table-row>
        <table:table-row table:style-name="ro14">
          <table:table-cell office:value-type="float" office:value="4" calcext:value-type="float">
            <text:p>4</text:p>
          </table:table-cell>
          <table:table-cell table:formula="of:=((((((((((((((((((&quot;@PART[*]:HAS[!MODULE[LifeSupportModule],#CrewCapacity[&quot;&amp;[.A4])&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4]]:FOR[TacLifeSupport]&#10;{&#10;&#9;MODULE&#10;&#9;{&#10;&#9;&#9;name = LifeSupportModule&#10;&#9;}&#10;}" calcext:value-type="string">
            <text:p>@PART[*]:HAS[!MODULE[LifeSupportModule],#CrewCapacity[4]]:FOR[TacLifeSupport]</text:p>
            <text:p>{</text:p>
            <text:p>	MODULE</text:p>
            <text:p>	{</text:p>
            <text:p>		name = LifeSupportModule</text:p>
            <text:p>	}</text:p>
            <text:p>}</text:p>
          </table:table-cell>
          <table:table-cell table:number-columns-repeated="254"/>
        </table:table-row>
        <table:table-row table:style-name="ro14">
          <table:table-cell office:value-type="float" office:value="5" calcext:value-type="float">
            <text:p>5</text:p>
          </table:table-cell>
          <table:table-cell table:formula="of:=((((((((((((((((((&quot;@PART[*]:HAS[!MODULE[LifeSupportModule],#CrewCapacity[&quot;&amp;[.A5])&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5]]:FOR[TacLifeSupport]&#10;{&#10;&#9;MODULE&#10;&#9;{&#10;&#9;&#9;name = LifeSupportModule&#10;&#9;}&#10;}" calcext:value-type="string">
            <text:p>@PART[*]:HAS[!MODULE[LifeSupportModule],#CrewCapacity[5]]:FOR[TacLifeSupport]</text:p>
            <text:p>{</text:p>
            <text:p>	MODULE</text:p>
            <text:p>	{</text:p>
            <text:p>		name = LifeSupportModule</text:p>
            <text:p>	}</text:p>
            <text:p>}</text:p>
          </table:table-cell>
          <table:table-cell table:number-columns-repeated="254"/>
        </table:table-row>
        <table:table-row table:style-name="ro14">
          <table:table-cell office:value-type="float" office:value="6" calcext:value-type="float">
            <text:p>6</text:p>
          </table:table-cell>
          <table:table-cell table:formula="of:=((((((((((((((((((&quot;@PART[*]:HAS[!MODULE[LifeSupportModule],#CrewCapacity[&quot;&amp;[.A6])&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6]]:FOR[TacLifeSupport]&#10;{&#10;&#9;MODULE&#10;&#9;{&#10;&#9;&#9;name = LifeSupportModule&#10;&#9;}&#10;}" calcext:value-type="string">
            <text:p>@PART[*]:HAS[!MODULE[LifeSupportModule],#CrewCapacity[6]]:FOR[TacLifeSupport]</text:p>
            <text:p>{</text:p>
            <text:p>	MODULE</text:p>
            <text:p>	{</text:p>
            <text:p>		name = LifeSupportModule</text:p>
            <text:p>	}</text:p>
            <text:p>}</text:p>
          </table:table-cell>
          <table:table-cell table:number-columns-repeated="254"/>
        </table:table-row>
        <table:table-row table:style-name="ro14">
          <table:table-cell office:value-type="float" office:value="7" calcext:value-type="float">
            <text:p>7</text:p>
          </table:table-cell>
          <table:table-cell table:formula="of:=((((((((((((((((((&quot;@PART[*]:HAS[!MODULE[LifeSupportModule],#CrewCapacity[&quot;&amp;[.A7])&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7]]:FOR[TacLifeSupport]&#10;{&#10;&#9;MODULE&#10;&#9;{&#10;&#9;&#9;name = LifeSupportModule&#10;&#9;}&#10;}" calcext:value-type="string">
            <text:p>@PART[*]:HAS[!MODULE[LifeSupportModule],#CrewCapacity[7]]:FOR[TacLifeSupport]</text:p>
            <text:p>{</text:p>
            <text:p>	MODULE</text:p>
            <text:p>	{</text:p>
            <text:p>		name = LifeSupportModule</text:p>
            <text:p>	}</text:p>
            <text:p>}</text:p>
          </table:table-cell>
          <table:table-cell table:number-columns-repeated="254"/>
        </table:table-row>
        <table:table-row table:style-name="ro14">
          <table:table-cell office:value-type="float" office:value="8" calcext:value-type="float">
            <text:p>8</text:p>
          </table:table-cell>
          <table:table-cell table:formula="of:=((((((((((((((((((&quot;@PART[*]:HAS[!MODULE[LifeSupportModule],#CrewCapacity[&quot;&amp;[.A8])&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8]]:FOR[TacLifeSupport]&#10;{&#10;&#9;MODULE&#10;&#9;{&#10;&#9;&#9;name = LifeSupportModule&#10;&#9;}&#10;}" calcext:value-type="string">
            <text:p>@PART[*]:HAS[!MODULE[LifeSupportModule],#CrewCapacity[8]]:FOR[TacLifeSupport]</text:p>
            <text:p>{</text:p>
            <text:p>	MODULE</text:p>
            <text:p>	{</text:p>
            <text:p>		name = LifeSupportModule</text:p>
            <text:p>	}</text:p>
            <text:p>}</text:p>
          </table:table-cell>
          <table:table-cell table:number-columns-repeated="254"/>
        </table:table-row>
        <table:table-row table:style-name="ro14">
          <table:table-cell office:value-type="float" office:value="9" calcext:value-type="float">
            <text:p>9</text:p>
          </table:table-cell>
          <table:table-cell table:formula="of:=((((((((((((((((((&quot;@PART[*]:HAS[!MODULE[LifeSupportModule],#CrewCapacity[&quot;&amp;[.A9])&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9]]:FOR[TacLifeSupport]&#10;{&#10;&#9;MODULE&#10;&#9;{&#10;&#9;&#9;name = LifeSupportModule&#10;&#9;}&#10;}" calcext:value-type="string">
            <text:p>@PART[*]:HAS[!MODULE[LifeSupportModule],#CrewCapacity[9]]:FOR[TacLifeSupport]</text:p>
            <text:p>{</text:p>
            <text:p>	MODULE</text:p>
            <text:p>	{</text:p>
            <text:p>		name = LifeSupportModule</text:p>
            <text:p>	}</text:p>
            <text:p>}</text:p>
          </table:table-cell>
          <table:table-cell table:number-columns-repeated="254"/>
        </table:table-row>
        <table:table-row table:style-name="ro14">
          <table:table-cell office:value-type="float" office:value="10" calcext:value-type="float">
            <text:p>10</text:p>
          </table:table-cell>
          <table:table-cell table:formula="of:=((((((((((((((((((&quot;@PART[*]:HAS[!MODULE[LifeSupportModule],#CrewCapacity[&quot;&amp;[.A10])&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0]]:FOR[TacLifeSupport]&#10;{&#10;&#9;MODULE&#10;&#9;{&#10;&#9;&#9;name = LifeSupportModule&#10;&#9;}&#10;}" calcext:value-type="string">
            <text:p>@PART[*]:HAS[!MODULE[LifeSupportModule],#CrewCapacity[10]]:FOR[TacLifeSupport]</text:p>
            <text:p>{</text:p>
            <text:p>	MODULE</text:p>
            <text:p>	{</text:p>
            <text:p>		name = LifeSupportModule</text:p>
            <text:p>	}</text:p>
            <text:p>}</text:p>
          </table:table-cell>
          <table:table-cell table:number-columns-repeated="254"/>
        </table:table-row>
        <table:table-row table:style-name="ro14">
          <table:table-cell office:value-type="float" office:value="11" calcext:value-type="float">
            <text:p>11</text:p>
          </table:table-cell>
          <table:table-cell table:formula="of:=((((((((((((((((((&quot;@PART[*]:HAS[!MODULE[LifeSupportModule],#CrewCapacity[&quot;&amp;[.A11])&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1]]:FOR[TacLifeSupport]&#10;{&#10;&#9;MODULE&#10;&#9;{&#10;&#9;&#9;name = LifeSupportModule&#10;&#9;}&#10;}" calcext:value-type="string">
            <text:p>@PART[*]:HAS[!MODULE[LifeSupportModule],#CrewCapacity[11]]:FOR[TacLifeSupport]</text:p>
            <text:p>{</text:p>
            <text:p>	MODULE</text:p>
            <text:p>	{</text:p>
            <text:p>		name = LifeSupportModule</text:p>
            <text:p>	}</text:p>
            <text:p>}</text:p>
          </table:table-cell>
          <table:table-cell table:number-columns-repeated="254"/>
        </table:table-row>
        <table:table-row table:style-name="ro14">
          <table:table-cell office:value-type="float" office:value="12" calcext:value-type="float">
            <text:p>12</text:p>
          </table:table-cell>
          <table:table-cell table:formula="of:=((((((((((((((((((&quot;@PART[*]:HAS[!MODULE[LifeSupportModule],#CrewCapacity[&quot;&amp;[.A12])&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2]]:FOR[TacLifeSupport]&#10;{&#10;&#9;MODULE&#10;&#9;{&#10;&#9;&#9;name = LifeSupportModule&#10;&#9;}&#10;}" calcext:value-type="string">
            <text:p>@PART[*]:HAS[!MODULE[LifeSupportModule],#CrewCapacity[12]]:FOR[TacLifeSupport]</text:p>
            <text:p>{</text:p>
            <text:p>	MODULE</text:p>
            <text:p>	{</text:p>
            <text:p>		name = LifeSupportModule</text:p>
            <text:p>	}</text:p>
            <text:p>}</text:p>
          </table:table-cell>
          <table:table-cell table:number-columns-repeated="254"/>
        </table:table-row>
        <table:table-row table:style-name="ro14">
          <table:table-cell office:value-type="float" office:value="13" calcext:value-type="float">
            <text:p>13</text:p>
          </table:table-cell>
          <table:table-cell table:formula="of:=((((((((((((((((((&quot;@PART[*]:HAS[!MODULE[LifeSupportModule],#CrewCapacity[&quot;&amp;[.A13])&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3]]:FOR[TacLifeSupport]&#10;{&#10;&#9;MODULE&#10;&#9;{&#10;&#9;&#9;name = LifeSupportModule&#10;&#9;}&#10;}" calcext:value-type="string">
            <text:p>@PART[*]:HAS[!MODULE[LifeSupportModule],#CrewCapacity[13]]:FOR[TacLifeSupport]</text:p>
            <text:p>{</text:p>
            <text:p>	MODULE</text:p>
            <text:p>	{</text:p>
            <text:p>		name = LifeSupportModule</text:p>
            <text:p>	}</text:p>
            <text:p>}</text:p>
          </table:table-cell>
          <table:table-cell table:number-columns-repeated="254"/>
        </table:table-row>
        <table:table-row table:style-name="ro14">
          <table:table-cell office:value-type="float" office:value="14" calcext:value-type="float">
            <text:p>14</text:p>
          </table:table-cell>
          <table:table-cell table:formula="of:=((((((((((((((((((&quot;@PART[*]:HAS[!MODULE[LifeSupportModule],#CrewCapacity[&quot;&amp;[.A14])&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4]]:FOR[TacLifeSupport]&#10;{&#10;&#9;MODULE&#10;&#9;{&#10;&#9;&#9;name = LifeSupportModule&#10;&#9;}&#10;}" calcext:value-type="string">
            <text:p>@PART[*]:HAS[!MODULE[LifeSupportModule],#CrewCapacity[14]]:FOR[TacLifeSupport]</text:p>
            <text:p>{</text:p>
            <text:p>	MODULE</text:p>
            <text:p>	{</text:p>
            <text:p>		name = LifeSupportModule</text:p>
            <text:p>	}</text:p>
            <text:p>}</text:p>
          </table:table-cell>
          <table:table-cell table:number-columns-repeated="254"/>
        </table:table-row>
        <table:table-row table:style-name="ro14">
          <table:table-cell office:value-type="float" office:value="15" calcext:value-type="float">
            <text:p>15</text:p>
          </table:table-cell>
          <table:table-cell table:formula="of:=((((((((((((((((((&quot;@PART[*]:HAS[!MODULE[LifeSupportModule],#CrewCapacity[&quot;&amp;[.A15])&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5]]:FOR[TacLifeSupport]&#10;{&#10;&#9;MODULE&#10;&#9;{&#10;&#9;&#9;name = LifeSupportModule&#10;&#9;}&#10;}" calcext:value-type="string">
            <text:p>@PART[*]:HAS[!MODULE[LifeSupportModule],#CrewCapacity[15]]:FOR[TacLifeSupport]</text:p>
            <text:p>{</text:p>
            <text:p>	MODULE</text:p>
            <text:p>	{</text:p>
            <text:p>		name = LifeSupportModule</text:p>
            <text:p>	}</text:p>
            <text:p>}</text:p>
          </table:table-cell>
          <table:table-cell table:number-columns-repeated="254"/>
        </table:table-row>
        <table:table-row table:style-name="ro14">
          <table:table-cell office:value-type="float" office:value="16" calcext:value-type="float">
            <text:p>16</text:p>
          </table:table-cell>
          <table:table-cell table:formula="of:=((((((((((((((((((&quot;@PART[*]:HAS[!MODULE[LifeSupportModule],#CrewCapacity[&quot;&amp;[.A16])&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6]]:FOR[TacLifeSupport]&#10;{&#10;&#9;MODULE&#10;&#9;{&#10;&#9;&#9;name = LifeSupportModule&#10;&#9;}&#10;}" calcext:value-type="string">
            <text:p>@PART[*]:HAS[!MODULE[LifeSupportModule],#CrewCapacity[16]]:FOR[TacLifeSupport]</text:p>
            <text:p>{</text:p>
            <text:p>	MODULE</text:p>
            <text:p>	{</text:p>
            <text:p>		name = LifeSupportModule</text:p>
            <text:p>	}</text:p>
            <text:p>}</text:p>
          </table:table-cell>
          <table:table-cell table:number-columns-repeated="254"/>
        </table:table-row>
        <table:table-row table:style-name="ro14">
          <table:table-cell office:value-type="float" office:value="17" calcext:value-type="float">
            <text:p>17</text:p>
          </table:table-cell>
          <table:table-cell table:formula="of:=((((((((((((((((((&quot;@PART[*]:HAS[!MODULE[LifeSupportModule],#CrewCapacity[&quot;&amp;[.A17])&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7]]:FOR[TacLifeSupport]&#10;{&#10;&#9;MODULE&#10;&#9;{&#10;&#9;&#9;name = LifeSupportModule&#10;&#9;}&#10;}" calcext:value-type="string">
            <text:p>@PART[*]:HAS[!MODULE[LifeSupportModule],#CrewCapacity[17]]:FOR[TacLifeSupport]</text:p>
            <text:p>{</text:p>
            <text:p>	MODULE</text:p>
            <text:p>	{</text:p>
            <text:p>		name = LifeSupportModule</text:p>
            <text:p>	}</text:p>
            <text:p>}</text:p>
          </table:table-cell>
          <table:table-cell table:number-columns-repeated="254"/>
        </table:table-row>
        <table:table-row table:style-name="ro14">
          <table:table-cell office:value-type="float" office:value="18" calcext:value-type="float">
            <text:p>18</text:p>
          </table:table-cell>
          <table:table-cell table:formula="of:=((((((((((((((((((&quot;@PART[*]:HAS[!MODULE[LifeSupportModule],#CrewCapacity[&quot;&amp;[.A18])&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8]]:FOR[TacLifeSupport]&#10;{&#10;&#9;MODULE&#10;&#9;{&#10;&#9;&#9;name = LifeSupportModule&#10;&#9;}&#10;}" calcext:value-type="string">
            <text:p>@PART[*]:HAS[!MODULE[LifeSupportModule],#CrewCapacity[18]]:FOR[TacLifeSupport]</text:p>
            <text:p>{</text:p>
            <text:p>	MODULE</text:p>
            <text:p>	{</text:p>
            <text:p>		name = LifeSupportModule</text:p>
            <text:p>	}</text:p>
            <text:p>}</text:p>
          </table:table-cell>
          <table:table-cell table:number-columns-repeated="254"/>
        </table:table-row>
        <table:table-row table:style-name="ro14">
          <table:table-cell office:value-type="float" office:value="19" calcext:value-type="float">
            <text:p>19</text:p>
          </table:table-cell>
          <table:table-cell table:formula="of:=((((((((((((((((((&quot;@PART[*]:HAS[!MODULE[LifeSupportModule],#CrewCapacity[&quot;&amp;[.A19])&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19]]:FOR[TacLifeSupport]&#10;{&#10;&#9;MODULE&#10;&#9;{&#10;&#9;&#9;name = LifeSupportModule&#10;&#9;}&#10;}" calcext:value-type="string">
            <text:p>@PART[*]:HAS[!MODULE[LifeSupportModule],#CrewCapacity[19]]:FOR[TacLifeSupport]</text:p>
            <text:p>{</text:p>
            <text:p>	MODULE</text:p>
            <text:p>	{</text:p>
            <text:p>		name = LifeSupportModule</text:p>
            <text:p>	}</text:p>
            <text:p>}</text:p>
          </table:table-cell>
          <table:table-cell table:number-columns-repeated="254"/>
        </table:table-row>
        <table:table-row table:style-name="ro14">
          <table:table-cell office:value-type="float" office:value="20" calcext:value-type="float">
            <text:p>20</text:p>
          </table:table-cell>
          <table:table-cell table:formula="of:=((((((((((((((((((&quot;@PART[*]:HAS[!MODULE[LifeSupportModule],#CrewCapacity[&quot;&amp;[.A20])&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0]]:FOR[TacLifeSupport]&#10;{&#10;&#9;MODULE&#10;&#9;{&#10;&#9;&#9;name = LifeSupportModule&#10;&#9;}&#10;}" calcext:value-type="string">
            <text:p>@PART[*]:HAS[!MODULE[LifeSupportModule],#CrewCapacity[20]]:FOR[TacLifeSupport]</text:p>
            <text:p>{</text:p>
            <text:p>	MODULE</text:p>
            <text:p>	{</text:p>
            <text:p>		name = LifeSupportModule</text:p>
            <text:p>	}</text:p>
            <text:p>}</text:p>
          </table:table-cell>
          <table:table-cell table:number-columns-repeated="254"/>
        </table:table-row>
        <table:table-row table:style-name="ro14">
          <table:table-cell office:value-type="float" office:value="21" calcext:value-type="float">
            <text:p>21</text:p>
          </table:table-cell>
          <table:table-cell table:formula="of:=((((((((((((((((((&quot;@PART[*]:HAS[!MODULE[LifeSupportModule],#CrewCapacity[&quot;&amp;[.A21])&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1]]:FOR[TacLifeSupport]&#10;{&#10;&#9;MODULE&#10;&#9;{&#10;&#9;&#9;name = LifeSupportModule&#10;&#9;}&#10;}" calcext:value-type="string">
            <text:p>@PART[*]:HAS[!MODULE[LifeSupportModule],#CrewCapacity[21]]:FOR[TacLifeSupport]</text:p>
            <text:p>{</text:p>
            <text:p>	MODULE</text:p>
            <text:p>	{</text:p>
            <text:p>		name = LifeSupportModule</text:p>
            <text:p>	}</text:p>
            <text:p>}</text:p>
          </table:table-cell>
          <table:table-cell table:number-columns-repeated="254"/>
        </table:table-row>
        <table:table-row table:style-name="ro14">
          <table:table-cell office:value-type="float" office:value="22" calcext:value-type="float">
            <text:p>22</text:p>
          </table:table-cell>
          <table:table-cell table:formula="of:=((((((((((((((((((&quot;@PART[*]:HAS[!MODULE[LifeSupportModule],#CrewCapacity[&quot;&amp;[.A22])&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2]]:FOR[TacLifeSupport]&#10;{&#10;&#9;MODULE&#10;&#9;{&#10;&#9;&#9;name = LifeSupportModule&#10;&#9;}&#10;}" calcext:value-type="string">
            <text:p>@PART[*]:HAS[!MODULE[LifeSupportModule],#CrewCapacity[22]]:FOR[TacLifeSupport]</text:p>
            <text:p>{</text:p>
            <text:p>	MODULE</text:p>
            <text:p>	{</text:p>
            <text:p>		name = LifeSupportModule</text:p>
            <text:p>	}</text:p>
            <text:p>}</text:p>
          </table:table-cell>
          <table:table-cell table:number-columns-repeated="254"/>
        </table:table-row>
        <table:table-row table:style-name="ro14">
          <table:table-cell office:value-type="float" office:value="23" calcext:value-type="float">
            <text:p>23</text:p>
          </table:table-cell>
          <table:table-cell table:formula="of:=((((((((((((((((((&quot;@PART[*]:HAS[!MODULE[LifeSupportModule],#CrewCapacity[&quot;&amp;[.A23])&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3]]:FOR[TacLifeSupport]&#10;{&#10;&#9;MODULE&#10;&#9;{&#10;&#9;&#9;name = LifeSupportModule&#10;&#9;}&#10;}" calcext:value-type="string">
            <text:p>@PART[*]:HAS[!MODULE[LifeSupportModule],#CrewCapacity[23]]:FOR[TacLifeSupport]</text:p>
            <text:p>{</text:p>
            <text:p>	MODULE</text:p>
            <text:p>	{</text:p>
            <text:p>		name = LifeSupportModule</text:p>
            <text:p>	}</text:p>
            <text:p>}</text:p>
          </table:table-cell>
          <table:table-cell table:number-columns-repeated="254"/>
        </table:table-row>
        <table:table-row table:style-name="ro14">
          <table:table-cell office:value-type="float" office:value="24" calcext:value-type="float">
            <text:p>24</text:p>
          </table:table-cell>
          <table:table-cell table:formula="of:=((((((((((((((((((&quot;@PART[*]:HAS[!MODULE[LifeSupportModule],#CrewCapacity[&quot;&amp;[.A24])&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4]]:FOR[TacLifeSupport]&#10;{&#10;&#9;MODULE&#10;&#9;{&#10;&#9;&#9;name = LifeSupportModule&#10;&#9;}&#10;}" calcext:value-type="string">
            <text:p>@PART[*]:HAS[!MODULE[LifeSupportModule],#CrewCapacity[24]]:FOR[TacLifeSupport]</text:p>
            <text:p>{</text:p>
            <text:p>	MODULE</text:p>
            <text:p>	{</text:p>
            <text:p>		name = LifeSupportModule</text:p>
            <text:p>	}</text:p>
            <text:p>}</text:p>
          </table:table-cell>
          <table:table-cell table:number-columns-repeated="254"/>
        </table:table-row>
        <table:table-row table:style-name="ro14">
          <table:table-cell office:value-type="float" office:value="25" calcext:value-type="float">
            <text:p>25</text:p>
          </table:table-cell>
          <table:table-cell table:formula="of:=((((((((((((((((((&quot;@PART[*]:HAS[!MODULE[LifeSupportModule],#CrewCapacity[&quot;&amp;[.A25])&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5]]:FOR[TacLifeSupport]&#10;{&#10;&#9;MODULE&#10;&#9;{&#10;&#9;&#9;name = LifeSupportModule&#10;&#9;}&#10;}" calcext:value-type="string">
            <text:p>@PART[*]:HAS[!MODULE[LifeSupportModule],#CrewCapacity[25]]:FOR[TacLifeSupport]</text:p>
            <text:p>{</text:p>
            <text:p>	MODULE</text:p>
            <text:p>	{</text:p>
            <text:p>		name = LifeSupportModule</text:p>
            <text:p>	}</text:p>
            <text:p>}</text:p>
          </table:table-cell>
          <table:table-cell table:number-columns-repeated="254"/>
        </table:table-row>
        <table:table-row table:style-name="ro14">
          <table:table-cell office:value-type="float" office:value="26" calcext:value-type="float">
            <text:p>26</text:p>
          </table:table-cell>
          <table:table-cell table:formula="of:=((((((((((((((((((&quot;@PART[*]:HAS[!MODULE[LifeSupportModule],#CrewCapacity[&quot;&amp;[.A26])&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6]]:FOR[TacLifeSupport]&#10;{&#10;&#9;MODULE&#10;&#9;{&#10;&#9;&#9;name = LifeSupportModule&#10;&#9;}&#10;}" calcext:value-type="string">
            <text:p>@PART[*]:HAS[!MODULE[LifeSupportModule],#CrewCapacity[26]]:FOR[TacLifeSupport]</text:p>
            <text:p>{</text:p>
            <text:p>	MODULE</text:p>
            <text:p>	{</text:p>
            <text:p>		name = LifeSupportModule</text:p>
            <text:p>	}</text:p>
            <text:p>}</text:p>
          </table:table-cell>
          <table:table-cell table:number-columns-repeated="254"/>
        </table:table-row>
        <table:table-row table:style-name="ro14">
          <table:table-cell office:value-type="float" office:value="27" calcext:value-type="float">
            <text:p>27</text:p>
          </table:table-cell>
          <table:table-cell table:formula="of:=((((((((((((((((((&quot;@PART[*]:HAS[!MODULE[LifeSupportModule],#CrewCapacity[&quot;&amp;[.A27])&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7]]:FOR[TacLifeSupport]&#10;{&#10;&#9;MODULE&#10;&#9;{&#10;&#9;&#9;name = LifeSupportModule&#10;&#9;}&#10;}" calcext:value-type="string">
            <text:p>@PART[*]:HAS[!MODULE[LifeSupportModule],#CrewCapacity[27]]:FOR[TacLifeSupport]</text:p>
            <text:p>{</text:p>
            <text:p>	MODULE</text:p>
            <text:p>	{</text:p>
            <text:p>		name = LifeSupportModule</text:p>
            <text:p>	}</text:p>
            <text:p>}</text:p>
          </table:table-cell>
          <table:table-cell table:number-columns-repeated="254"/>
        </table:table-row>
        <table:table-row table:style-name="ro14">
          <table:table-cell office:value-type="float" office:value="28" calcext:value-type="float">
            <text:p>28</text:p>
          </table:table-cell>
          <table:table-cell table:formula="of:=((((((((((((((((((&quot;@PART[*]:HAS[!MODULE[LifeSupportModule],#CrewCapacity[&quot;&amp;[.A28])&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8]]:FOR[TacLifeSupport]&#10;{&#10;&#9;MODULE&#10;&#9;{&#10;&#9;&#9;name = LifeSupportModule&#10;&#9;}&#10;}" calcext:value-type="string">
            <text:p>@PART[*]:HAS[!MODULE[LifeSupportModule],#CrewCapacity[28]]:FOR[TacLifeSupport]</text:p>
            <text:p>{</text:p>
            <text:p>	MODULE</text:p>
            <text:p>	{</text:p>
            <text:p>		name = LifeSupportModule</text:p>
            <text:p>	}</text:p>
            <text:p>}</text:p>
          </table:table-cell>
          <table:table-cell table:number-columns-repeated="254"/>
        </table:table-row>
        <table:table-row table:style-name="ro14">
          <table:table-cell office:value-type="float" office:value="29" calcext:value-type="float">
            <text:p>29</text:p>
          </table:table-cell>
          <table:table-cell table:formula="of:=((((((((((((((((((&quot;@PART[*]:HAS[!MODULE[LifeSupportModule],#CrewCapacity[&quot;&amp;[.A29])&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29]]:FOR[TacLifeSupport]&#10;{&#10;&#9;MODULE&#10;&#9;{&#10;&#9;&#9;name = LifeSupportModule&#10;&#9;}&#10;}" calcext:value-type="string">
            <text:p>@PART[*]:HAS[!MODULE[LifeSupportModule],#CrewCapacity[29]]:FOR[TacLifeSupport]</text:p>
            <text:p>{</text:p>
            <text:p>	MODULE</text:p>
            <text:p>	{</text:p>
            <text:p>		name = LifeSupportModule</text:p>
            <text:p>	}</text:p>
            <text:p>}</text:p>
          </table:table-cell>
          <table:table-cell table:number-columns-repeated="254"/>
        </table:table-row>
        <table:table-row table:style-name="ro14">
          <table:table-cell office:value-type="float" office:value="30" calcext:value-type="float">
            <text:p>30</text:p>
          </table:table-cell>
          <table:table-cell table:formula="of:=((((((((((((((((((&quot;@PART[*]:HAS[!MODULE[LifeSupportModule],#CrewCapacity[&quot;&amp;[.A30])&amp;&quot;]]:FOR[TacLifeSupport]&quot;)&amp;CHAR(10))&amp;&quot;{&quot;)&amp;CHAR(10))&amp;CHAR(9))&amp;&quot;MODULE&quot;)&amp;CHAR(10))&amp;CHAR(9))&amp;&quot;{&quot;)&amp;CHAR(10))&amp;CHAR(9))&amp;CHAR(9))&amp;&quot;name = LifeSupportModule&quot;)&amp;CHAR(10))&amp;CHAR(9))&amp;&quot;}&quot;)&amp;CHAR(10))&amp;&quot;}&quot;" office:value-type="string" office:string-value="@PART[*]:HAS[!MODULE[LifeSupportModule],#CrewCapacity[30]]:FOR[TacLifeSupport]&#10;{&#10;&#9;MODULE&#10;&#9;{&#10;&#9;&#9;name = LifeSupportModule&#10;&#9;}&#10;}" calcext:value-type="string">
            <text:p>@PART[*]:HAS[!MODULE[LifeSupportModule],#CrewCapacity[30]]:FOR[TacLifeSupport]</text:p>
            <text:p>{</text:p>
            <text:p>	MODULE</text:p>
            <text:p>	{</text:p>
            <text:p>		name = LifeSupportModule</text:p>
            <text:p>	}</text:p>
            <text:p>}</text:p>
          </table:table-cell>
          <table:table-cell table:number-columns-repeated="254"/>
        </table:table-row>
      </table:table>
      <table:table table:name="MM_AddResources" table:style-name="ta3" table:print="false">
        <table:table-column table:style-name="co4" table:default-cell-style-name="ce133"/>
        <table:table-column table:style-name="co6" table:default-cell-style-name="ce133"/>
        <table:table-column table:style-name="co4" table:number-columns-repeated="254" table:default-cell-style-name="Default"/>
        <table:table-row table:style-name="ro14">
          <table:table-cell table:style-name="Default" table:number-columns-repeated="2"/>
          <table:table-cell table:number-columns-repeated="2"/>
          <table:table-cell table:style-name="ce135" office:value-type="string" calcext:value-type="string">
            <text:p>Kerbal L/Kerbin-day</text:p>
          </table:table-cell>
          <table:table-cell table:number-columns-repeated="251"/>
        </table:table-row>
        <table:table-row table:style-name="ro14">
          <table:table-cell table:style-name="Default" table:number-columns-repeated="2"/>
          <table:table-cell/>
          <table:table-cell table:style-name="ce135" office:value-type="string" calcext:value-type="string">
            <text:p>Food</text:p>
          </table:table-cell>
          <table:table-cell table:style-name="ce135" table:formula="of:=[Numbers.F208]" office:value-type="float" office:value="0" calcext:value-type="float">
            <text:p>0</text:p>
          </table:table-cell>
          <table:table-cell table:number-columns-repeated="251"/>
        </table:table-row>
        <table:table-row table:style-name="ro14">
          <table:table-cell table:style-name="Default" table:number-columns-repeated="2"/>
          <table:table-cell/>
          <table:table-cell table:style-name="ce135" office:value-type="string" calcext:value-type="string">
            <text:p>Water</text:p>
          </table:table-cell>
          <table:table-cell table:style-name="ce135" table:formula="of:=[Numbers.F209]" office:value-type="float" office:value="0.365625" calcext:value-type="float">
            <text:p>0.365625</text:p>
          </table:table-cell>
          <table:table-cell table:number-columns-repeated="251"/>
        </table:table-row>
        <table:table-row table:style-name="ro14">
          <table:table-cell table:style-name="Default" table:number-columns-repeated="2"/>
          <table:table-cell/>
          <table:table-cell table:style-name="ce135" office:value-type="string" calcext:value-type="string">
            <text:p>Oxygen</text:p>
          </table:table-cell>
          <table:table-cell table:style-name="ce135" table:formula="of:=[Numbers.F210]" office:value-type="float" office:value="0.2416625" calcext:value-type="float">
            <text:p>0.2416625</text:p>
          </table:table-cell>
          <table:table-cell table:number-columns-repeated="251"/>
        </table:table-row>
        <table:table-row table:style-name="ro14">
          <table:table-cell table:style-name="Default" table:number-columns-repeated="2"/>
          <table:table-cell/>
          <table:table-cell table:style-name="ce135" office:value-type="string" calcext:value-type="string">
            <text:p>Carbon Dioxide</text:p>
          </table:table-cell>
          <table:table-cell table:style-name="ce135" table:formula="of:=[Numbers.F211]" office:value-type="float" office:value="37.0124113475177" calcext:value-type="float">
            <text:p>37.0124113475</text:p>
          </table:table-cell>
          <table:table-cell table:number-columns-repeated="251"/>
        </table:table-row>
        <table:table-row table:style-name="ro14">
          <table:table-cell table:style-name="Default" table:number-columns-repeated="2"/>
          <table:table-cell/>
          <table:table-cell table:style-name="ce135" office:value-type="string" calcext:value-type="string">
            <text:p>Waste Water</text:p>
          </table:table-cell>
          <table:table-cell table:style-name="ce135" table:formula="of:=[Numbers.F212]" office:value-type="float" office:value="31.970784213224" calcext:value-type="float">
            <text:p>31.9707842132</text:p>
          </table:table-cell>
          <table:table-cell table:number-columns-repeated="251"/>
        </table:table-row>
        <table:table-row table:style-name="ro14">
          <table:table-cell table:style-name="Default" table:number-columns-repeated="2"/>
          <table:table-cell/>
          <table:table-cell table:style-name="ce135" office:value-type="string" calcext:value-type="string">
            <text:p>Waste</text:p>
          </table:table-cell>
          <table:table-cell table:style-name="ce135" table:formula="of:=[Numbers.F213]" office:value-type="float" office:value="0.30775" calcext:value-type="float">
            <text:p>0.30775</text:p>
          </table:table-cell>
          <table:table-cell table:number-columns-repeated="251"/>
        </table:table-row>
        <table:table-row table:style-name="ro14">
          <table:table-cell table:style-name="ce134" table:number-columns-repeated="3"/>
          <table:table-cell table:style-name="ce134" office:value-type="string" calcext:value-type="string">
            <text:p>NumDays</text:p>
          </table:table-cell>
          <table:table-cell table:style-name="ce134" office:value-type="float" office:value="3" calcext:value-type="float">
            <text:p>3.000000000000000</text:p>
          </table:table-cell>
          <table:table-cell table:style-name="ce134"/>
          <table:table-cell table:number-columns-repeated="250"/>
        </table:table-row>
        <table:table-row table:style-name="ro12">
          <table:table-cell office:value-type="float" office:value="1" calcext:value-type="float">
            <text:p>1</text:p>
          </table:table-cell>
          <table:table-cell table:formula="of:=(((((((((((((((((((((((((((((((((((((((((((((((((((((((((((((((((((((((((((((((((((((((((((((((((((((((((((((((((((((((((((((((((((((((((((((((((((((((((&quot;@PART[*]:HAS[#CrewCapacity[&quot;&amp;[.A9])&amp;&quot;],@MODULE[ModuleCommand],!RESOURCE[Food]]:FOR[TacLifeSupport]:NEEDS[!modularFuelTanks&amp;!RealFuels]&quot;)&amp;CHAR(10))&amp;&quot;{&quot;)&amp;CHAR(10))&amp;CHAR(9))&amp;&quot;// &quot;)&amp;[.A9])&amp;&quot; crew&quot;)&amp;CHAR(10))&amp;CHAR(9))&amp;&quot;RESOURCE&quot;)&amp;CHAR(10))&amp;CHAR(9))&amp;&quot;{&quot;)&amp;CHAR(10))&amp;CHAR(9))&amp;CHAR(9))&amp;&quot;name = Food&quot;)&amp;CHAR(10))&amp;CHAR(9))&amp;CHAR(9))&amp;&quot;amount = &quot;)&amp;ROUNDUP((([.$E$3]*[.A9])*[.$E$10]);3))&amp;CHAR(10))&amp;CHAR(9))&amp;CHAR(9))&amp;&quot;maxAmount = &quot;)&amp;ROUNDUP((([.$E$3]*[.A9])*[.$E$10]);3))&amp;&quot;&quot;)&amp;CHAR(10))&amp;CHAR(9))&amp;&quot;}&quot;)&amp;CHAR(10))&amp;CHAR(9))&amp;&quot;RESOURCE&quot;)&amp;CHAR(10))&amp;CHAR(9))&amp;&quot;{&quot;)&amp;CHAR(10))&amp;CHAR(9))&amp;CHAR(9))&amp;&quot;name = Water&quot;)&amp;CHAR(10))&amp;CHAR(9))&amp;CHAR(9))&amp;&quot;amount = &quot;)&amp;ROUNDUP((([.$E$4]*[.A9])*[.$E$10]);3))&amp;&quot;&quot;)&amp;CHAR(10))&amp;CHAR(9))&amp;CHAR(9))&amp;&quot;maxAmount = &quot;)&amp;ROUNDUP((([.$E$4]*[.A9])*[.$E$10]);3))&amp;&quot;&quot;)&amp;CHAR(10))&amp;CHAR(9))&amp;&quot;}&quot;)&amp;CHAR(10))&amp;CHAR(9))&amp;&quot;RESOURCE&quot;)&amp;CHAR(10))&amp;CHAR(9))&amp;&quot;{&quot;)&amp;CHAR(10))&amp;CHAR(9))&amp;CHAR(9))&amp;&quot;name = Oxygen&quot;)&amp;CHAR(10))&amp;CHAR(9))&amp;CHAR(9))&amp;&quot;amount = &quot;)&amp;ROUNDUP((([.$E$5]*[.A9])*[.$E$10]);3))&amp;&quot;&quot;)&amp;CHAR(10))&amp;CHAR(9))&amp;CHAR(9))&amp;&quot;maxAmount = &quot;)&amp;ROUNDUP((([.$E$5]*[.A9])*[.$E$10]);3))&amp;&quot;&quot;)&amp;CHAR(10))&amp;CHAR(9))&amp;&quot;}&quot;)&amp;CHAR(10))&amp;CHAR(9))&amp;&quot;RESOURCE&quot;)&amp;CHAR(10))&amp;CHAR(9))&amp;&quot;{&quot;)&amp;CHAR(10))&amp;CHAR(9))&amp;CHAR(9))&amp;&quot;name = CarbonDioxide&quot;)&amp;CHAR(10))&amp;CHAR(9))&amp;CHAR(9))&amp;&quot;amount = 0&quot;)&amp;CHAR(10))&amp;CHAR(9))&amp;CHAR(9))&amp;&quot;maxAmount = &quot;)&amp;ROUNDUP((([.$E$6]*[.A9])*[.$E$10]);3))&amp;&quot;&quot;)&amp;CHAR(10))&amp;CHAR(9))&amp;&quot;}&quot;)&amp;CHAR(10))&amp;CHAR(9))&amp;&quot;RESOURCE&quot;)&amp;CHAR(10))&amp;CHAR(9))&amp;&quot;{&quot;)&amp;CHAR(10))&amp;CHAR(9))&amp;CHAR(9))&amp;&quot;name = Waste&quot;)&amp;CHAR(10))&amp;CHAR(9))&amp;CHAR(9))&amp;&quot;amount = 0&quot;)&amp;CHAR(10))&amp;CHAR(9))&amp;CHAR(9))&amp;&quot;maxAmount = &quot;)&amp;ROUNDUP((([.$E$8]*[.A9])*[.$E$10]);3))&amp;&quot;&quot;)&amp;CHAR(10))&amp;CHAR(9))&amp;&quot;}&quot;)&amp;CHAR(10))&amp;CHAR(9))&amp;&quot;RESOURCE&quot;)&amp;CHAR(10))&amp;CHAR(9))&amp;&quot;{&quot;)&amp;CHAR(10))&amp;CHAR(9))&amp;CHAR(9))&amp;&quot;name = WasteWater&quot;)&amp;CHAR(10))&amp;CHAR(9))&amp;CHAR(9))&amp;&quot;amount = 0&quot;)&amp;CHAR(10))&amp;CHAR(9))&amp;CHAR(9))&amp;&quot;maxAmount = &quot;)&amp;ROUNDUP((([.$E$7]*[.A9])*[.$E$10]);3))&amp;&quot;&quot;)&amp;CHAR(10))&amp;CHAR(9))&amp;&quot;}&quot;)&amp;CHAR(10))&amp;&quot;}&quot;" office:value-type="string" office:string-value="" calcext:value-type="error">
            <text:p>Err:514</text:p>
          </table:table-cell>
          <table:table-cell table:number-columns-repeated="254"/>
        </table:table-row>
        <table:table-row table:style-name="ro13">
          <table:table-cell office:value-type="float" office:value="2" calcext:value-type="float">
            <text:p>2</text:p>
          </table:table-cell>
          <table:table-cell table:formula="of:=(((((((((((((((((((((((((((((((((((((((((((((((((((((((((((((((((((((((((((((((((((((((((((((((((((((((((((((((((((((((((((((((((((((((((((((((((((((((((&quot;@PART[*]:HAS[#CrewCapacity[&quot;&amp;[.A10])&amp;&quot;],@MODULE[ModuleCommand],!RESOURCE[Food]]:FOR[TacLifeSupport]:NEEDS[!modularFuelTanks&amp;!RealFuels]&quot;)&amp;CHAR(10))&amp;&quot;{&quot;)&amp;CHAR(10))&amp;CHAR(9))&amp;&quot;// &quot;)&amp;[.A10])&amp;&quot; crew&quot;)&amp;CHAR(10))&amp;CHAR(9))&amp;&quot;RESOURCE&quot;)&amp;CHAR(10))&amp;CHAR(9))&amp;&quot;{&quot;)&amp;CHAR(10))&amp;CHAR(9))&amp;CHAR(9))&amp;&quot;name = Food&quot;)&amp;CHAR(10))&amp;CHAR(9))&amp;CHAR(9))&amp;&quot;amount = &quot;)&amp;ROUNDUP((([.$E$3]*[.A10])*[.$E$10]);3))&amp;CHAR(10))&amp;CHAR(9))&amp;CHAR(9))&amp;&quot;maxAmount = &quot;)&amp;ROUNDUP((([.$E$3]*[.A10])*[.$E$10]);3))&amp;&quot;&quot;)&amp;CHAR(10))&amp;CHAR(9))&amp;&quot;}&quot;)&amp;CHAR(10))&amp;CHAR(9))&amp;&quot;RESOURCE&quot;)&amp;CHAR(10))&amp;CHAR(9))&amp;&quot;{&quot;)&amp;CHAR(10))&amp;CHAR(9))&amp;CHAR(9))&amp;&quot;name = Water&quot;)&amp;CHAR(10))&amp;CHAR(9))&amp;CHAR(9))&amp;&quot;amount = &quot;)&amp;ROUNDUP((([.$E$4]*[.A10])*[.$E$10]);3))&amp;&quot;&quot;)&amp;CHAR(10))&amp;CHAR(9))&amp;CHAR(9))&amp;&quot;maxAmount = &quot;)&amp;ROUNDUP((([.$E$4]*[.A10])*[.$E$10]);3))&amp;&quot;&quot;)&amp;CHAR(10))&amp;CHAR(9))&amp;&quot;}&quot;)&amp;CHAR(10))&amp;CHAR(9))&amp;&quot;RESOURCE&quot;)&amp;CHAR(10))&amp;CHAR(9))&amp;&quot;{&quot;)&amp;CHAR(10))&amp;CHAR(9))&amp;CHAR(9))&amp;&quot;name = Oxygen&quot;)&amp;CHAR(10))&amp;CHAR(9))&amp;CHAR(9))&amp;&quot;amount = &quot;)&amp;ROUNDUP((([.$E$5]*[.A10])*[.$E$10]);3))&amp;&quot;&quot;)&amp;CHAR(10))&amp;CHAR(9))&amp;CHAR(9))&amp;&quot;maxAmount = &quot;)&amp;ROUNDUP((([.$E$5]*[.A10])*[.$E$10]);3))&amp;&quot;&quot;)&amp;CHAR(10))&amp;CHAR(9))&amp;&quot;}&quot;)&amp;CHAR(10))&amp;CHAR(9))&amp;&quot;RESOURCE&quot;)&amp;CHAR(10))&amp;CHAR(9))&amp;&quot;{&quot;)&amp;CHAR(10))&amp;CHAR(9))&amp;CHAR(9))&amp;&quot;name = CarbonDioxide&quot;)&amp;CHAR(10))&amp;CHAR(9))&amp;CHAR(9))&amp;&quot;amount = 0&quot;)&amp;CHAR(10))&amp;CHAR(9))&amp;CHAR(9))&amp;&quot;maxAmount = &quot;)&amp;ROUNDUP((([.$E$6]*[.A10])*[.$E$10]);3))&amp;&quot;&quot;)&amp;CHAR(10))&amp;CHAR(9))&amp;&quot;}&quot;)&amp;CHAR(10))&amp;CHAR(9))&amp;&quot;RESOURCE&quot;)&amp;CHAR(10))&amp;CHAR(9))&amp;&quot;{&quot;)&amp;CHAR(10))&amp;CHAR(9))&amp;CHAR(9))&amp;&quot;name = Waste&quot;)&amp;CHAR(10))&amp;CHAR(9))&amp;CHAR(9))&amp;&quot;amount = 0&quot;)&amp;CHAR(10))&amp;CHAR(9))&amp;CHAR(9))&amp;&quot;maxAmount = &quot;)&amp;ROUNDUP((([.$E$8]*[.A10])*[.$E$10]);3))&amp;&quot;&quot;)&amp;CHAR(10))&amp;CHAR(9))&amp;&quot;}&quot;)&amp;CHAR(10))&amp;CHAR(9))&amp;&quot;RESOURCE&quot;)&amp;CHAR(10))&amp;CHAR(9))&amp;&quot;{&quot;)&amp;CHAR(10))&amp;CHAR(9))&amp;CHAR(9))&amp;&quot;name = WasteWater&quot;)&amp;CHAR(10))&amp;CHAR(9))&amp;CHAR(9))&amp;&quot;amount = 0&quot;)&amp;CHAR(10))&amp;CHAR(9))&amp;CHAR(9))&amp;&quot;maxAmount = &quot;)&amp;ROUNDUP((([.$E$7]*[.A10])*[.$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3" calcext:value-type="float">
            <text:p>3</text:p>
          </table:table-cell>
          <table:table-cell table:formula="of:=(((((((((((((((((((((((((((((((((((((((((((((((((((((((((((((((((((((((((((((((((((((((((((((((((((((((((((((((((((((((((((((((((((((((((((((((((((((((((&quot;@PART[*]:HAS[#CrewCapacity[&quot;&amp;[.A11])&amp;&quot;],@MODULE[ModuleCommand],!RESOURCE[Food]]:FOR[TacLifeSupport]:NEEDS[!modularFuelTanks&amp;!RealFuels]&quot;)&amp;CHAR(10))&amp;&quot;{&quot;)&amp;CHAR(10))&amp;CHAR(9))&amp;&quot;// &quot;)&amp;[.A11])&amp;&quot; crew&quot;)&amp;CHAR(10))&amp;CHAR(9))&amp;&quot;RESOURCE&quot;)&amp;CHAR(10))&amp;CHAR(9))&amp;&quot;{&quot;)&amp;CHAR(10))&amp;CHAR(9))&amp;CHAR(9))&amp;&quot;name = Food&quot;)&amp;CHAR(10))&amp;CHAR(9))&amp;CHAR(9))&amp;&quot;amount = &quot;)&amp;ROUNDUP((([.$E$3]*[.A11])*[.$E$10]);3))&amp;CHAR(10))&amp;CHAR(9))&amp;CHAR(9))&amp;&quot;maxAmount = &quot;)&amp;ROUNDUP((([.$E$3]*[.A11])*[.$E$10]);3))&amp;&quot;&quot;)&amp;CHAR(10))&amp;CHAR(9))&amp;&quot;}&quot;)&amp;CHAR(10))&amp;CHAR(9))&amp;&quot;RESOURCE&quot;)&amp;CHAR(10))&amp;CHAR(9))&amp;&quot;{&quot;)&amp;CHAR(10))&amp;CHAR(9))&amp;CHAR(9))&amp;&quot;name = Water&quot;)&amp;CHAR(10))&amp;CHAR(9))&amp;CHAR(9))&amp;&quot;amount = &quot;)&amp;ROUNDUP((([.$E$4]*[.A11])*[.$E$10]);3))&amp;&quot;&quot;)&amp;CHAR(10))&amp;CHAR(9))&amp;CHAR(9))&amp;&quot;maxAmount = &quot;)&amp;ROUNDUP((([.$E$4]*[.A11])*[.$E$10]);3))&amp;&quot;&quot;)&amp;CHAR(10))&amp;CHAR(9))&amp;&quot;}&quot;)&amp;CHAR(10))&amp;CHAR(9))&amp;&quot;RESOURCE&quot;)&amp;CHAR(10))&amp;CHAR(9))&amp;&quot;{&quot;)&amp;CHAR(10))&amp;CHAR(9))&amp;CHAR(9))&amp;&quot;name = Oxygen&quot;)&amp;CHAR(10))&amp;CHAR(9))&amp;CHAR(9))&amp;&quot;amount = &quot;)&amp;ROUNDUP((([.$E$5]*[.A11])*[.$E$10]);3))&amp;&quot;&quot;)&amp;CHAR(10))&amp;CHAR(9))&amp;CHAR(9))&amp;&quot;maxAmount = &quot;)&amp;ROUNDUP((([.$E$5]*[.A11])*[.$E$10]);3))&amp;&quot;&quot;)&amp;CHAR(10))&amp;CHAR(9))&amp;&quot;}&quot;)&amp;CHAR(10))&amp;CHAR(9))&amp;&quot;RESOURCE&quot;)&amp;CHAR(10))&amp;CHAR(9))&amp;&quot;{&quot;)&amp;CHAR(10))&amp;CHAR(9))&amp;CHAR(9))&amp;&quot;name = CarbonDioxide&quot;)&amp;CHAR(10))&amp;CHAR(9))&amp;CHAR(9))&amp;&quot;amount = 0&quot;)&amp;CHAR(10))&amp;CHAR(9))&amp;CHAR(9))&amp;&quot;maxAmount = &quot;)&amp;ROUNDUP((([.$E$6]*[.A11])*[.$E$10]);3))&amp;&quot;&quot;)&amp;CHAR(10))&amp;CHAR(9))&amp;&quot;}&quot;)&amp;CHAR(10))&amp;CHAR(9))&amp;&quot;RESOURCE&quot;)&amp;CHAR(10))&amp;CHAR(9))&amp;&quot;{&quot;)&amp;CHAR(10))&amp;CHAR(9))&amp;CHAR(9))&amp;&quot;name = Waste&quot;)&amp;CHAR(10))&amp;CHAR(9))&amp;CHAR(9))&amp;&quot;amount = 0&quot;)&amp;CHAR(10))&amp;CHAR(9))&amp;CHAR(9))&amp;&quot;maxAmount = &quot;)&amp;ROUNDUP((([.$E$8]*[.A11])*[.$E$10]);3))&amp;&quot;&quot;)&amp;CHAR(10))&amp;CHAR(9))&amp;&quot;}&quot;)&amp;CHAR(10))&amp;CHAR(9))&amp;&quot;RESOURCE&quot;)&amp;CHAR(10))&amp;CHAR(9))&amp;&quot;{&quot;)&amp;CHAR(10))&amp;CHAR(9))&amp;CHAR(9))&amp;&quot;name = WasteWater&quot;)&amp;CHAR(10))&amp;CHAR(9))&amp;CHAR(9))&amp;&quot;amount = 0&quot;)&amp;CHAR(10))&amp;CHAR(9))&amp;CHAR(9))&amp;&quot;maxAmount = &quot;)&amp;ROUNDUP((([.$E$7]*[.A11])*[.$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4" calcext:value-type="float">
            <text:p>4</text:p>
          </table:table-cell>
          <table:table-cell table:formula="of:=(((((((((((((((((((((((((((((((((((((((((((((((((((((((((((((((((((((((((((((((((((((((((((((((((((((((((((((((((((((((((((((((((((((((((((((((((((((((((&quot;@PART[*]:HAS[#CrewCapacity[&quot;&amp;[.A12])&amp;&quot;],@MODULE[ModuleCommand],!RESOURCE[Food]]:FOR[TacLifeSupport]:NEEDS[!modularFuelTanks&amp;!RealFuels]&quot;)&amp;CHAR(10))&amp;&quot;{&quot;)&amp;CHAR(10))&amp;CHAR(9))&amp;&quot;// &quot;)&amp;[.A12])&amp;&quot; crew&quot;)&amp;CHAR(10))&amp;CHAR(9))&amp;&quot;RESOURCE&quot;)&amp;CHAR(10))&amp;CHAR(9))&amp;&quot;{&quot;)&amp;CHAR(10))&amp;CHAR(9))&amp;CHAR(9))&amp;&quot;name = Food&quot;)&amp;CHAR(10))&amp;CHAR(9))&amp;CHAR(9))&amp;&quot;amount = &quot;)&amp;ROUNDUP((([.$E$3]*[.A12])*[.$E$10]);3))&amp;CHAR(10))&amp;CHAR(9))&amp;CHAR(9))&amp;&quot;maxAmount = &quot;)&amp;ROUNDUP((([.$E$3]*[.A12])*[.$E$10]);3))&amp;&quot;&quot;)&amp;CHAR(10))&amp;CHAR(9))&amp;&quot;}&quot;)&amp;CHAR(10))&amp;CHAR(9))&amp;&quot;RESOURCE&quot;)&amp;CHAR(10))&amp;CHAR(9))&amp;&quot;{&quot;)&amp;CHAR(10))&amp;CHAR(9))&amp;CHAR(9))&amp;&quot;name = Water&quot;)&amp;CHAR(10))&amp;CHAR(9))&amp;CHAR(9))&amp;&quot;amount = &quot;)&amp;ROUNDUP((([.$E$4]*[.A12])*[.$E$10]);3))&amp;&quot;&quot;)&amp;CHAR(10))&amp;CHAR(9))&amp;CHAR(9))&amp;&quot;maxAmount = &quot;)&amp;ROUNDUP((([.$E$4]*[.A12])*[.$E$10]);3))&amp;&quot;&quot;)&amp;CHAR(10))&amp;CHAR(9))&amp;&quot;}&quot;)&amp;CHAR(10))&amp;CHAR(9))&amp;&quot;RESOURCE&quot;)&amp;CHAR(10))&amp;CHAR(9))&amp;&quot;{&quot;)&amp;CHAR(10))&amp;CHAR(9))&amp;CHAR(9))&amp;&quot;name = Oxygen&quot;)&amp;CHAR(10))&amp;CHAR(9))&amp;CHAR(9))&amp;&quot;amount = &quot;)&amp;ROUNDUP((([.$E$5]*[.A12])*[.$E$10]);3))&amp;&quot;&quot;)&amp;CHAR(10))&amp;CHAR(9))&amp;CHAR(9))&amp;&quot;maxAmount = &quot;)&amp;ROUNDUP((([.$E$5]*[.A12])*[.$E$10]);3))&amp;&quot;&quot;)&amp;CHAR(10))&amp;CHAR(9))&amp;&quot;}&quot;)&amp;CHAR(10))&amp;CHAR(9))&amp;&quot;RESOURCE&quot;)&amp;CHAR(10))&amp;CHAR(9))&amp;&quot;{&quot;)&amp;CHAR(10))&amp;CHAR(9))&amp;CHAR(9))&amp;&quot;name = CarbonDioxide&quot;)&amp;CHAR(10))&amp;CHAR(9))&amp;CHAR(9))&amp;&quot;amount = 0&quot;)&amp;CHAR(10))&amp;CHAR(9))&amp;CHAR(9))&amp;&quot;maxAmount = &quot;)&amp;ROUNDUP((([.$E$6]*[.A12])*[.$E$10]);3))&amp;&quot;&quot;)&amp;CHAR(10))&amp;CHAR(9))&amp;&quot;}&quot;)&amp;CHAR(10))&amp;CHAR(9))&amp;&quot;RESOURCE&quot;)&amp;CHAR(10))&amp;CHAR(9))&amp;&quot;{&quot;)&amp;CHAR(10))&amp;CHAR(9))&amp;CHAR(9))&amp;&quot;name = Waste&quot;)&amp;CHAR(10))&amp;CHAR(9))&amp;CHAR(9))&amp;&quot;amount = 0&quot;)&amp;CHAR(10))&amp;CHAR(9))&amp;CHAR(9))&amp;&quot;maxAmount = &quot;)&amp;ROUNDUP((([.$E$8]*[.A12])*[.$E$10]);3))&amp;&quot;&quot;)&amp;CHAR(10))&amp;CHAR(9))&amp;&quot;}&quot;)&amp;CHAR(10))&amp;CHAR(9))&amp;&quot;RESOURCE&quot;)&amp;CHAR(10))&amp;CHAR(9))&amp;&quot;{&quot;)&amp;CHAR(10))&amp;CHAR(9))&amp;CHAR(9))&amp;&quot;name = WasteWater&quot;)&amp;CHAR(10))&amp;CHAR(9))&amp;CHAR(9))&amp;&quot;amount = 0&quot;)&amp;CHAR(10))&amp;CHAR(9))&amp;CHAR(9))&amp;&quot;maxAmount = &quot;)&amp;ROUNDUP((([.$E$7]*[.A12])*[.$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5" calcext:value-type="float">
            <text:p>5</text:p>
          </table:table-cell>
          <table:table-cell table:formula="of:=(((((((((((((((((((((((((((((((((((((((((((((((((((((((((((((((((((((((((((((((((((((((((((((((((((((((((((((((((((((((((((((((((((((((((((((((((((((((((&quot;@PART[*]:HAS[#CrewCapacity[&quot;&amp;[.A13])&amp;&quot;],@MODULE[ModuleCommand],!RESOURCE[Food]]:FOR[TacLifeSupport]:NEEDS[!modularFuelTanks&amp;!RealFuels]&quot;)&amp;CHAR(10))&amp;&quot;{&quot;)&amp;CHAR(10))&amp;CHAR(9))&amp;&quot;// &quot;)&amp;[.A13])&amp;&quot; crew&quot;)&amp;CHAR(10))&amp;CHAR(9))&amp;&quot;RESOURCE&quot;)&amp;CHAR(10))&amp;CHAR(9))&amp;&quot;{&quot;)&amp;CHAR(10))&amp;CHAR(9))&amp;CHAR(9))&amp;&quot;name = Food&quot;)&amp;CHAR(10))&amp;CHAR(9))&amp;CHAR(9))&amp;&quot;amount = &quot;)&amp;ROUNDUP((([.$E$3]*[.A13])*[.$E$10]);3))&amp;CHAR(10))&amp;CHAR(9))&amp;CHAR(9))&amp;&quot;maxAmount = &quot;)&amp;ROUNDUP((([.$E$3]*[.A13])*[.$E$10]);3))&amp;&quot;&quot;)&amp;CHAR(10))&amp;CHAR(9))&amp;&quot;}&quot;)&amp;CHAR(10))&amp;CHAR(9))&amp;&quot;RESOURCE&quot;)&amp;CHAR(10))&amp;CHAR(9))&amp;&quot;{&quot;)&amp;CHAR(10))&amp;CHAR(9))&amp;CHAR(9))&amp;&quot;name = Water&quot;)&amp;CHAR(10))&amp;CHAR(9))&amp;CHAR(9))&amp;&quot;amount = &quot;)&amp;ROUNDUP((([.$E$4]*[.A13])*[.$E$10]);3))&amp;&quot;&quot;)&amp;CHAR(10))&amp;CHAR(9))&amp;CHAR(9))&amp;&quot;maxAmount = &quot;)&amp;ROUNDUP((([.$E$4]*[.A13])*[.$E$10]);3))&amp;&quot;&quot;)&amp;CHAR(10))&amp;CHAR(9))&amp;&quot;}&quot;)&amp;CHAR(10))&amp;CHAR(9))&amp;&quot;RESOURCE&quot;)&amp;CHAR(10))&amp;CHAR(9))&amp;&quot;{&quot;)&amp;CHAR(10))&amp;CHAR(9))&amp;CHAR(9))&amp;&quot;name = Oxygen&quot;)&amp;CHAR(10))&amp;CHAR(9))&amp;CHAR(9))&amp;&quot;amount = &quot;)&amp;ROUNDUP((([.$E$5]*[.A13])*[.$E$10]);3))&amp;&quot;&quot;)&amp;CHAR(10))&amp;CHAR(9))&amp;CHAR(9))&amp;&quot;maxAmount = &quot;)&amp;ROUNDUP((([.$E$5]*[.A13])*[.$E$10]);3))&amp;&quot;&quot;)&amp;CHAR(10))&amp;CHAR(9))&amp;&quot;}&quot;)&amp;CHAR(10))&amp;CHAR(9))&amp;&quot;RESOURCE&quot;)&amp;CHAR(10))&amp;CHAR(9))&amp;&quot;{&quot;)&amp;CHAR(10))&amp;CHAR(9))&amp;CHAR(9))&amp;&quot;name = CarbonDioxide&quot;)&amp;CHAR(10))&amp;CHAR(9))&amp;CHAR(9))&amp;&quot;amount = 0&quot;)&amp;CHAR(10))&amp;CHAR(9))&amp;CHAR(9))&amp;&quot;maxAmount = &quot;)&amp;ROUNDUP((([.$E$6]*[.A13])*[.$E$10]);3))&amp;&quot;&quot;)&amp;CHAR(10))&amp;CHAR(9))&amp;&quot;}&quot;)&amp;CHAR(10))&amp;CHAR(9))&amp;&quot;RESOURCE&quot;)&amp;CHAR(10))&amp;CHAR(9))&amp;&quot;{&quot;)&amp;CHAR(10))&amp;CHAR(9))&amp;CHAR(9))&amp;&quot;name = Waste&quot;)&amp;CHAR(10))&amp;CHAR(9))&amp;CHAR(9))&amp;&quot;amount = 0&quot;)&amp;CHAR(10))&amp;CHAR(9))&amp;CHAR(9))&amp;&quot;maxAmount = &quot;)&amp;ROUNDUP((([.$E$8]*[.A13])*[.$E$10]);3))&amp;&quot;&quot;)&amp;CHAR(10))&amp;CHAR(9))&amp;&quot;}&quot;)&amp;CHAR(10))&amp;CHAR(9))&amp;&quot;RESOURCE&quot;)&amp;CHAR(10))&amp;CHAR(9))&amp;&quot;{&quot;)&amp;CHAR(10))&amp;CHAR(9))&amp;CHAR(9))&amp;&quot;name = WasteWater&quot;)&amp;CHAR(10))&amp;CHAR(9))&amp;CHAR(9))&amp;&quot;amount = 0&quot;)&amp;CHAR(10))&amp;CHAR(9))&amp;CHAR(9))&amp;&quot;maxAmount = &quot;)&amp;ROUNDUP((([.$E$7]*[.A13])*[.$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6" calcext:value-type="float">
            <text:p>6</text:p>
          </table:table-cell>
          <table:table-cell table:formula="of:=(((((((((((((((((((((((((((((((((((((((((((((((((((((((((((((((((((((((((((((((((((((((((((((((((((((((((((((((((((((((((((((((((((((((((((((((((((((((((&quot;@PART[*]:HAS[#CrewCapacity[&quot;&amp;[.A14])&amp;&quot;],@MODULE[ModuleCommand],!RESOURCE[Food]]:FOR[TacLifeSupport]:NEEDS[!modularFuelTanks&amp;!RealFuels]&quot;)&amp;CHAR(10))&amp;&quot;{&quot;)&amp;CHAR(10))&amp;CHAR(9))&amp;&quot;// &quot;)&amp;[.A14])&amp;&quot; crew&quot;)&amp;CHAR(10))&amp;CHAR(9))&amp;&quot;RESOURCE&quot;)&amp;CHAR(10))&amp;CHAR(9))&amp;&quot;{&quot;)&amp;CHAR(10))&amp;CHAR(9))&amp;CHAR(9))&amp;&quot;name = Food&quot;)&amp;CHAR(10))&amp;CHAR(9))&amp;CHAR(9))&amp;&quot;amount = &quot;)&amp;ROUNDUP((([.$E$3]*[.A14])*[.$E$10]);3))&amp;CHAR(10))&amp;CHAR(9))&amp;CHAR(9))&amp;&quot;maxAmount = &quot;)&amp;ROUNDUP((([.$E$3]*[.A14])*[.$E$10]);3))&amp;&quot;&quot;)&amp;CHAR(10))&amp;CHAR(9))&amp;&quot;}&quot;)&amp;CHAR(10))&amp;CHAR(9))&amp;&quot;RESOURCE&quot;)&amp;CHAR(10))&amp;CHAR(9))&amp;&quot;{&quot;)&amp;CHAR(10))&amp;CHAR(9))&amp;CHAR(9))&amp;&quot;name = Water&quot;)&amp;CHAR(10))&amp;CHAR(9))&amp;CHAR(9))&amp;&quot;amount = &quot;)&amp;ROUNDUP((([.$E$4]*[.A14])*[.$E$10]);3))&amp;&quot;&quot;)&amp;CHAR(10))&amp;CHAR(9))&amp;CHAR(9))&amp;&quot;maxAmount = &quot;)&amp;ROUNDUP((([.$E$4]*[.A14])*[.$E$10]);3))&amp;&quot;&quot;)&amp;CHAR(10))&amp;CHAR(9))&amp;&quot;}&quot;)&amp;CHAR(10))&amp;CHAR(9))&amp;&quot;RESOURCE&quot;)&amp;CHAR(10))&amp;CHAR(9))&amp;&quot;{&quot;)&amp;CHAR(10))&amp;CHAR(9))&amp;CHAR(9))&amp;&quot;name = Oxygen&quot;)&amp;CHAR(10))&amp;CHAR(9))&amp;CHAR(9))&amp;&quot;amount = &quot;)&amp;ROUNDUP((([.$E$5]*[.A14])*[.$E$10]);3))&amp;&quot;&quot;)&amp;CHAR(10))&amp;CHAR(9))&amp;CHAR(9))&amp;&quot;maxAmount = &quot;)&amp;ROUNDUP((([.$E$5]*[.A14])*[.$E$10]);3))&amp;&quot;&quot;)&amp;CHAR(10))&amp;CHAR(9))&amp;&quot;}&quot;)&amp;CHAR(10))&amp;CHAR(9))&amp;&quot;RESOURCE&quot;)&amp;CHAR(10))&amp;CHAR(9))&amp;&quot;{&quot;)&amp;CHAR(10))&amp;CHAR(9))&amp;CHAR(9))&amp;&quot;name = CarbonDioxide&quot;)&amp;CHAR(10))&amp;CHAR(9))&amp;CHAR(9))&amp;&quot;amount = 0&quot;)&amp;CHAR(10))&amp;CHAR(9))&amp;CHAR(9))&amp;&quot;maxAmount = &quot;)&amp;ROUNDUP((([.$E$6]*[.A14])*[.$E$10]);3))&amp;&quot;&quot;)&amp;CHAR(10))&amp;CHAR(9))&amp;&quot;}&quot;)&amp;CHAR(10))&amp;CHAR(9))&amp;&quot;RESOURCE&quot;)&amp;CHAR(10))&amp;CHAR(9))&amp;&quot;{&quot;)&amp;CHAR(10))&amp;CHAR(9))&amp;CHAR(9))&amp;&quot;name = Waste&quot;)&amp;CHAR(10))&amp;CHAR(9))&amp;CHAR(9))&amp;&quot;amount = 0&quot;)&amp;CHAR(10))&amp;CHAR(9))&amp;CHAR(9))&amp;&quot;maxAmount = &quot;)&amp;ROUNDUP((([.$E$8]*[.A14])*[.$E$10]);3))&amp;&quot;&quot;)&amp;CHAR(10))&amp;CHAR(9))&amp;&quot;}&quot;)&amp;CHAR(10))&amp;CHAR(9))&amp;&quot;RESOURCE&quot;)&amp;CHAR(10))&amp;CHAR(9))&amp;&quot;{&quot;)&amp;CHAR(10))&amp;CHAR(9))&amp;CHAR(9))&amp;&quot;name = WasteWater&quot;)&amp;CHAR(10))&amp;CHAR(9))&amp;CHAR(9))&amp;&quot;amount = 0&quot;)&amp;CHAR(10))&amp;CHAR(9))&amp;CHAR(9))&amp;&quot;maxAmount = &quot;)&amp;ROUNDUP((([.$E$7]*[.A14])*[.$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7" calcext:value-type="float">
            <text:p>7</text:p>
          </table:table-cell>
          <table:table-cell table:formula="of:=(((((((((((((((((((((((((((((((((((((((((((((((((((((((((((((((((((((((((((((((((((((((((((((((((((((((((((((((((((((((((((((((((((((((((((((((((((((((((&quot;@PART[*]:HAS[#CrewCapacity[&quot;&amp;[.A15])&amp;&quot;],@MODULE[ModuleCommand],!RESOURCE[Food]]:FOR[TacLifeSupport]:NEEDS[!modularFuelTanks&amp;!RealFuels]&quot;)&amp;CHAR(10))&amp;&quot;{&quot;)&amp;CHAR(10))&amp;CHAR(9))&amp;&quot;// &quot;)&amp;[.A15])&amp;&quot; crew&quot;)&amp;CHAR(10))&amp;CHAR(9))&amp;&quot;RESOURCE&quot;)&amp;CHAR(10))&amp;CHAR(9))&amp;&quot;{&quot;)&amp;CHAR(10))&amp;CHAR(9))&amp;CHAR(9))&amp;&quot;name = Food&quot;)&amp;CHAR(10))&amp;CHAR(9))&amp;CHAR(9))&amp;&quot;amount = &quot;)&amp;ROUNDUP((([.$E$3]*[.A15])*[.$E$10]);3))&amp;CHAR(10))&amp;CHAR(9))&amp;CHAR(9))&amp;&quot;maxAmount = &quot;)&amp;ROUNDUP((([.$E$3]*[.A15])*[.$E$10]);3))&amp;&quot;&quot;)&amp;CHAR(10))&amp;CHAR(9))&amp;&quot;}&quot;)&amp;CHAR(10))&amp;CHAR(9))&amp;&quot;RESOURCE&quot;)&amp;CHAR(10))&amp;CHAR(9))&amp;&quot;{&quot;)&amp;CHAR(10))&amp;CHAR(9))&amp;CHAR(9))&amp;&quot;name = Water&quot;)&amp;CHAR(10))&amp;CHAR(9))&amp;CHAR(9))&amp;&quot;amount = &quot;)&amp;ROUNDUP((([.$E$4]*[.A15])*[.$E$10]);3))&amp;&quot;&quot;)&amp;CHAR(10))&amp;CHAR(9))&amp;CHAR(9))&amp;&quot;maxAmount = &quot;)&amp;ROUNDUP((([.$E$4]*[.A15])*[.$E$10]);3))&amp;&quot;&quot;)&amp;CHAR(10))&amp;CHAR(9))&amp;&quot;}&quot;)&amp;CHAR(10))&amp;CHAR(9))&amp;&quot;RESOURCE&quot;)&amp;CHAR(10))&amp;CHAR(9))&amp;&quot;{&quot;)&amp;CHAR(10))&amp;CHAR(9))&amp;CHAR(9))&amp;&quot;name = Oxygen&quot;)&amp;CHAR(10))&amp;CHAR(9))&amp;CHAR(9))&amp;&quot;amount = &quot;)&amp;ROUNDUP((([.$E$5]*[.A15])*[.$E$10]);3))&amp;&quot;&quot;)&amp;CHAR(10))&amp;CHAR(9))&amp;CHAR(9))&amp;&quot;maxAmount = &quot;)&amp;ROUNDUP((([.$E$5]*[.A15])*[.$E$10]);3))&amp;&quot;&quot;)&amp;CHAR(10))&amp;CHAR(9))&amp;&quot;}&quot;)&amp;CHAR(10))&amp;CHAR(9))&amp;&quot;RESOURCE&quot;)&amp;CHAR(10))&amp;CHAR(9))&amp;&quot;{&quot;)&amp;CHAR(10))&amp;CHAR(9))&amp;CHAR(9))&amp;&quot;name = CarbonDioxide&quot;)&amp;CHAR(10))&amp;CHAR(9))&amp;CHAR(9))&amp;&quot;amount = 0&quot;)&amp;CHAR(10))&amp;CHAR(9))&amp;CHAR(9))&amp;&quot;maxAmount = &quot;)&amp;ROUNDUP((([.$E$6]*[.A15])*[.$E$10]);3))&amp;&quot;&quot;)&amp;CHAR(10))&amp;CHAR(9))&amp;&quot;}&quot;)&amp;CHAR(10))&amp;CHAR(9))&amp;&quot;RESOURCE&quot;)&amp;CHAR(10))&amp;CHAR(9))&amp;&quot;{&quot;)&amp;CHAR(10))&amp;CHAR(9))&amp;CHAR(9))&amp;&quot;name = Waste&quot;)&amp;CHAR(10))&amp;CHAR(9))&amp;CHAR(9))&amp;&quot;amount = 0&quot;)&amp;CHAR(10))&amp;CHAR(9))&amp;CHAR(9))&amp;&quot;maxAmount = &quot;)&amp;ROUNDUP((([.$E$8]*[.A15])*[.$E$10]);3))&amp;&quot;&quot;)&amp;CHAR(10))&amp;CHAR(9))&amp;&quot;}&quot;)&amp;CHAR(10))&amp;CHAR(9))&amp;&quot;RESOURCE&quot;)&amp;CHAR(10))&amp;CHAR(9))&amp;&quot;{&quot;)&amp;CHAR(10))&amp;CHAR(9))&amp;CHAR(9))&amp;&quot;name = WasteWater&quot;)&amp;CHAR(10))&amp;CHAR(9))&amp;CHAR(9))&amp;&quot;amount = 0&quot;)&amp;CHAR(10))&amp;CHAR(9))&amp;CHAR(9))&amp;&quot;maxAmount = &quot;)&amp;ROUNDUP((([.$E$7]*[.A15])*[.$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8" calcext:value-type="float">
            <text:p>8</text:p>
          </table:table-cell>
          <table:table-cell table:formula="of:=(((((((((((((((((((((((((((((((((((((((((((((((((((((((((((((((((((((((((((((((((((((((((((((((((((((((((((((((((((((((((((((((((((((((((((((((((((((((((&quot;@PART[*]:HAS[#CrewCapacity[&quot;&amp;[.A16])&amp;&quot;],@MODULE[ModuleCommand],!RESOURCE[Food]]:FOR[TacLifeSupport]:NEEDS[!modularFuelTanks&amp;!RealFuels]&quot;)&amp;CHAR(10))&amp;&quot;{&quot;)&amp;CHAR(10))&amp;CHAR(9))&amp;&quot;// &quot;)&amp;[.A16])&amp;&quot; crew&quot;)&amp;CHAR(10))&amp;CHAR(9))&amp;&quot;RESOURCE&quot;)&amp;CHAR(10))&amp;CHAR(9))&amp;&quot;{&quot;)&amp;CHAR(10))&amp;CHAR(9))&amp;CHAR(9))&amp;&quot;name = Food&quot;)&amp;CHAR(10))&amp;CHAR(9))&amp;CHAR(9))&amp;&quot;amount = &quot;)&amp;ROUNDUP((([.$E$3]*[.A16])*[.$E$10]);3))&amp;CHAR(10))&amp;CHAR(9))&amp;CHAR(9))&amp;&quot;maxAmount = &quot;)&amp;ROUNDUP((([.$E$3]*[.A16])*[.$E$10]);3))&amp;&quot;&quot;)&amp;CHAR(10))&amp;CHAR(9))&amp;&quot;}&quot;)&amp;CHAR(10))&amp;CHAR(9))&amp;&quot;RESOURCE&quot;)&amp;CHAR(10))&amp;CHAR(9))&amp;&quot;{&quot;)&amp;CHAR(10))&amp;CHAR(9))&amp;CHAR(9))&amp;&quot;name = Water&quot;)&amp;CHAR(10))&amp;CHAR(9))&amp;CHAR(9))&amp;&quot;amount = &quot;)&amp;ROUNDUP((([.$E$4]*[.A16])*[.$E$10]);3))&amp;&quot;&quot;)&amp;CHAR(10))&amp;CHAR(9))&amp;CHAR(9))&amp;&quot;maxAmount = &quot;)&amp;ROUNDUP((([.$E$4]*[.A16])*[.$E$10]);3))&amp;&quot;&quot;)&amp;CHAR(10))&amp;CHAR(9))&amp;&quot;}&quot;)&amp;CHAR(10))&amp;CHAR(9))&amp;&quot;RESOURCE&quot;)&amp;CHAR(10))&amp;CHAR(9))&amp;&quot;{&quot;)&amp;CHAR(10))&amp;CHAR(9))&amp;CHAR(9))&amp;&quot;name = Oxygen&quot;)&amp;CHAR(10))&amp;CHAR(9))&amp;CHAR(9))&amp;&quot;amount = &quot;)&amp;ROUNDUP((([.$E$5]*[.A16])*[.$E$10]);3))&amp;&quot;&quot;)&amp;CHAR(10))&amp;CHAR(9))&amp;CHAR(9))&amp;&quot;maxAmount = &quot;)&amp;ROUNDUP((([.$E$5]*[.A16])*[.$E$10]);3))&amp;&quot;&quot;)&amp;CHAR(10))&amp;CHAR(9))&amp;&quot;}&quot;)&amp;CHAR(10))&amp;CHAR(9))&amp;&quot;RESOURCE&quot;)&amp;CHAR(10))&amp;CHAR(9))&amp;&quot;{&quot;)&amp;CHAR(10))&amp;CHAR(9))&amp;CHAR(9))&amp;&quot;name = CarbonDioxide&quot;)&amp;CHAR(10))&amp;CHAR(9))&amp;CHAR(9))&amp;&quot;amount = 0&quot;)&amp;CHAR(10))&amp;CHAR(9))&amp;CHAR(9))&amp;&quot;maxAmount = &quot;)&amp;ROUNDUP((([.$E$6]*[.A16])*[.$E$10]);3))&amp;&quot;&quot;)&amp;CHAR(10))&amp;CHAR(9))&amp;&quot;}&quot;)&amp;CHAR(10))&amp;CHAR(9))&amp;&quot;RESOURCE&quot;)&amp;CHAR(10))&amp;CHAR(9))&amp;&quot;{&quot;)&amp;CHAR(10))&amp;CHAR(9))&amp;CHAR(9))&amp;&quot;name = Waste&quot;)&amp;CHAR(10))&amp;CHAR(9))&amp;CHAR(9))&amp;&quot;amount = 0&quot;)&amp;CHAR(10))&amp;CHAR(9))&amp;CHAR(9))&amp;&quot;maxAmount = &quot;)&amp;ROUNDUP((([.$E$8]*[.A16])*[.$E$10]);3))&amp;&quot;&quot;)&amp;CHAR(10))&amp;CHAR(9))&amp;&quot;}&quot;)&amp;CHAR(10))&amp;CHAR(9))&amp;&quot;RESOURCE&quot;)&amp;CHAR(10))&amp;CHAR(9))&amp;&quot;{&quot;)&amp;CHAR(10))&amp;CHAR(9))&amp;CHAR(9))&amp;&quot;name = WasteWater&quot;)&amp;CHAR(10))&amp;CHAR(9))&amp;CHAR(9))&amp;&quot;amount = 0&quot;)&amp;CHAR(10))&amp;CHAR(9))&amp;CHAR(9))&amp;&quot;maxAmount = &quot;)&amp;ROUNDUP((([.$E$7]*[.A16])*[.$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9" calcext:value-type="float">
            <text:p>9</text:p>
          </table:table-cell>
          <table:table-cell table:formula="of:=(((((((((((((((((((((((((((((((((((((((((((((((((((((((((((((((((((((((((((((((((((((((((((((((((((((((((((((((((((((((((((((((((((((((((((((((((((((((((&quot;@PART[*]:HAS[#CrewCapacity[&quot;&amp;[.A17])&amp;&quot;],@MODULE[ModuleCommand],!RESOURCE[Food]]:FOR[TacLifeSupport]:NEEDS[!modularFuelTanks&amp;!RealFuels]&quot;)&amp;CHAR(10))&amp;&quot;{&quot;)&amp;CHAR(10))&amp;CHAR(9))&amp;&quot;// &quot;)&amp;[.A17])&amp;&quot; crew&quot;)&amp;CHAR(10))&amp;CHAR(9))&amp;&quot;RESOURCE&quot;)&amp;CHAR(10))&amp;CHAR(9))&amp;&quot;{&quot;)&amp;CHAR(10))&amp;CHAR(9))&amp;CHAR(9))&amp;&quot;name = Food&quot;)&amp;CHAR(10))&amp;CHAR(9))&amp;CHAR(9))&amp;&quot;amount = &quot;)&amp;ROUNDUP((([.$E$3]*[.A17])*[.$E$10]);3))&amp;CHAR(10))&amp;CHAR(9))&amp;CHAR(9))&amp;&quot;maxAmount = &quot;)&amp;ROUNDUP((([.$E$3]*[.A17])*[.$E$10]);3))&amp;&quot;&quot;)&amp;CHAR(10))&amp;CHAR(9))&amp;&quot;}&quot;)&amp;CHAR(10))&amp;CHAR(9))&amp;&quot;RESOURCE&quot;)&amp;CHAR(10))&amp;CHAR(9))&amp;&quot;{&quot;)&amp;CHAR(10))&amp;CHAR(9))&amp;CHAR(9))&amp;&quot;name = Water&quot;)&amp;CHAR(10))&amp;CHAR(9))&amp;CHAR(9))&amp;&quot;amount = &quot;)&amp;ROUNDUP((([.$E$4]*[.A17])*[.$E$10]);3))&amp;&quot;&quot;)&amp;CHAR(10))&amp;CHAR(9))&amp;CHAR(9))&amp;&quot;maxAmount = &quot;)&amp;ROUNDUP((([.$E$4]*[.A17])*[.$E$10]);3))&amp;&quot;&quot;)&amp;CHAR(10))&amp;CHAR(9))&amp;&quot;}&quot;)&amp;CHAR(10))&amp;CHAR(9))&amp;&quot;RESOURCE&quot;)&amp;CHAR(10))&amp;CHAR(9))&amp;&quot;{&quot;)&amp;CHAR(10))&amp;CHAR(9))&amp;CHAR(9))&amp;&quot;name = Oxygen&quot;)&amp;CHAR(10))&amp;CHAR(9))&amp;CHAR(9))&amp;&quot;amount = &quot;)&amp;ROUNDUP((([.$E$5]*[.A17])*[.$E$10]);3))&amp;&quot;&quot;)&amp;CHAR(10))&amp;CHAR(9))&amp;CHAR(9))&amp;&quot;maxAmount = &quot;)&amp;ROUNDUP((([.$E$5]*[.A17])*[.$E$10]);3))&amp;&quot;&quot;)&amp;CHAR(10))&amp;CHAR(9))&amp;&quot;}&quot;)&amp;CHAR(10))&amp;CHAR(9))&amp;&quot;RESOURCE&quot;)&amp;CHAR(10))&amp;CHAR(9))&amp;&quot;{&quot;)&amp;CHAR(10))&amp;CHAR(9))&amp;CHAR(9))&amp;&quot;name = CarbonDioxide&quot;)&amp;CHAR(10))&amp;CHAR(9))&amp;CHAR(9))&amp;&quot;amount = 0&quot;)&amp;CHAR(10))&amp;CHAR(9))&amp;CHAR(9))&amp;&quot;maxAmount = &quot;)&amp;ROUNDUP((([.$E$6]*[.A17])*[.$E$10]);3))&amp;&quot;&quot;)&amp;CHAR(10))&amp;CHAR(9))&amp;&quot;}&quot;)&amp;CHAR(10))&amp;CHAR(9))&amp;&quot;RESOURCE&quot;)&amp;CHAR(10))&amp;CHAR(9))&amp;&quot;{&quot;)&amp;CHAR(10))&amp;CHAR(9))&amp;CHAR(9))&amp;&quot;name = Waste&quot;)&amp;CHAR(10))&amp;CHAR(9))&amp;CHAR(9))&amp;&quot;amount = 0&quot;)&amp;CHAR(10))&amp;CHAR(9))&amp;CHAR(9))&amp;&quot;maxAmount = &quot;)&amp;ROUNDUP((([.$E$8]*[.A17])*[.$E$10]);3))&amp;&quot;&quot;)&amp;CHAR(10))&amp;CHAR(9))&amp;&quot;}&quot;)&amp;CHAR(10))&amp;CHAR(9))&amp;&quot;RESOURCE&quot;)&amp;CHAR(10))&amp;CHAR(9))&amp;&quot;{&quot;)&amp;CHAR(10))&amp;CHAR(9))&amp;CHAR(9))&amp;&quot;name = WasteWater&quot;)&amp;CHAR(10))&amp;CHAR(9))&amp;CHAR(9))&amp;&quot;amount = 0&quot;)&amp;CHAR(10))&amp;CHAR(9))&amp;CHAR(9))&amp;&quot;maxAmount = &quot;)&amp;ROUNDUP((([.$E$7]*[.A17])*[.$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0" calcext:value-type="float">
            <text:p>10</text:p>
          </table:table-cell>
          <table:table-cell table:formula="of:=(((((((((((((((((((((((((((((((((((((((((((((((((((((((((((((((((((((((((((((((((((((((((((((((((((((((((((((((((((((((((((((((((((((((((((((((((((((((((&quot;@PART[*]:HAS[#CrewCapacity[&quot;&amp;[.A18])&amp;&quot;],@MODULE[ModuleCommand],!RESOURCE[Food]]:FOR[TacLifeSupport]:NEEDS[!modularFuelTanks&amp;!RealFuels]&quot;)&amp;CHAR(10))&amp;&quot;{&quot;)&amp;CHAR(10))&amp;CHAR(9))&amp;&quot;// &quot;)&amp;[.A18])&amp;&quot; crew&quot;)&amp;CHAR(10))&amp;CHAR(9))&amp;&quot;RESOURCE&quot;)&amp;CHAR(10))&amp;CHAR(9))&amp;&quot;{&quot;)&amp;CHAR(10))&amp;CHAR(9))&amp;CHAR(9))&amp;&quot;name = Food&quot;)&amp;CHAR(10))&amp;CHAR(9))&amp;CHAR(9))&amp;&quot;amount = &quot;)&amp;ROUNDUP((([.$E$3]*[.A18])*[.$E$10]);3))&amp;CHAR(10))&amp;CHAR(9))&amp;CHAR(9))&amp;&quot;maxAmount = &quot;)&amp;ROUNDUP((([.$E$3]*[.A18])*[.$E$10]);3))&amp;&quot;&quot;)&amp;CHAR(10))&amp;CHAR(9))&amp;&quot;}&quot;)&amp;CHAR(10))&amp;CHAR(9))&amp;&quot;RESOURCE&quot;)&amp;CHAR(10))&amp;CHAR(9))&amp;&quot;{&quot;)&amp;CHAR(10))&amp;CHAR(9))&amp;CHAR(9))&amp;&quot;name = Water&quot;)&amp;CHAR(10))&amp;CHAR(9))&amp;CHAR(9))&amp;&quot;amount = &quot;)&amp;ROUNDUP((([.$E$4]*[.A18])*[.$E$10]);3))&amp;&quot;&quot;)&amp;CHAR(10))&amp;CHAR(9))&amp;CHAR(9))&amp;&quot;maxAmount = &quot;)&amp;ROUNDUP((([.$E$4]*[.A18])*[.$E$10]);3))&amp;&quot;&quot;)&amp;CHAR(10))&amp;CHAR(9))&amp;&quot;}&quot;)&amp;CHAR(10))&amp;CHAR(9))&amp;&quot;RESOURCE&quot;)&amp;CHAR(10))&amp;CHAR(9))&amp;&quot;{&quot;)&amp;CHAR(10))&amp;CHAR(9))&amp;CHAR(9))&amp;&quot;name = Oxygen&quot;)&amp;CHAR(10))&amp;CHAR(9))&amp;CHAR(9))&amp;&quot;amount = &quot;)&amp;ROUNDUP((([.$E$5]*[.A18])*[.$E$10]);3))&amp;&quot;&quot;)&amp;CHAR(10))&amp;CHAR(9))&amp;CHAR(9))&amp;&quot;maxAmount = &quot;)&amp;ROUNDUP((([.$E$5]*[.A18])*[.$E$10]);3))&amp;&quot;&quot;)&amp;CHAR(10))&amp;CHAR(9))&amp;&quot;}&quot;)&amp;CHAR(10))&amp;CHAR(9))&amp;&quot;RESOURCE&quot;)&amp;CHAR(10))&amp;CHAR(9))&amp;&quot;{&quot;)&amp;CHAR(10))&amp;CHAR(9))&amp;CHAR(9))&amp;&quot;name = CarbonDioxide&quot;)&amp;CHAR(10))&amp;CHAR(9))&amp;CHAR(9))&amp;&quot;amount = 0&quot;)&amp;CHAR(10))&amp;CHAR(9))&amp;CHAR(9))&amp;&quot;maxAmount = &quot;)&amp;ROUNDUP((([.$E$6]*[.A18])*[.$E$10]);3))&amp;&quot;&quot;)&amp;CHAR(10))&amp;CHAR(9))&amp;&quot;}&quot;)&amp;CHAR(10))&amp;CHAR(9))&amp;&quot;RESOURCE&quot;)&amp;CHAR(10))&amp;CHAR(9))&amp;&quot;{&quot;)&amp;CHAR(10))&amp;CHAR(9))&amp;CHAR(9))&amp;&quot;name = Waste&quot;)&amp;CHAR(10))&amp;CHAR(9))&amp;CHAR(9))&amp;&quot;amount = 0&quot;)&amp;CHAR(10))&amp;CHAR(9))&amp;CHAR(9))&amp;&quot;maxAmount = &quot;)&amp;ROUNDUP((([.$E$8]*[.A18])*[.$E$10]);3))&amp;&quot;&quot;)&amp;CHAR(10))&amp;CHAR(9))&amp;&quot;}&quot;)&amp;CHAR(10))&amp;CHAR(9))&amp;&quot;RESOURCE&quot;)&amp;CHAR(10))&amp;CHAR(9))&amp;&quot;{&quot;)&amp;CHAR(10))&amp;CHAR(9))&amp;CHAR(9))&amp;&quot;name = WasteWater&quot;)&amp;CHAR(10))&amp;CHAR(9))&amp;CHAR(9))&amp;&quot;amount = 0&quot;)&amp;CHAR(10))&amp;CHAR(9))&amp;CHAR(9))&amp;&quot;maxAmount = &quot;)&amp;ROUNDUP((([.$E$7]*[.A18])*[.$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1" calcext:value-type="float">
            <text:p>11</text:p>
          </table:table-cell>
          <table:table-cell table:formula="of:=(((((((((((((((((((((((((((((((((((((((((((((((((((((((((((((((((((((((((((((((((((((((((((((((((((((((((((((((((((((((((((((((((((((((((((((((((((((((((&quot;@PART[*]:HAS[#CrewCapacity[&quot;&amp;[.A19])&amp;&quot;],@MODULE[ModuleCommand],!RESOURCE[Food]]:FOR[TacLifeSupport]:NEEDS[!modularFuelTanks&amp;!RealFuels]&quot;)&amp;CHAR(10))&amp;&quot;{&quot;)&amp;CHAR(10))&amp;CHAR(9))&amp;&quot;// &quot;)&amp;[.A19])&amp;&quot; crew&quot;)&amp;CHAR(10))&amp;CHAR(9))&amp;&quot;RESOURCE&quot;)&amp;CHAR(10))&amp;CHAR(9))&amp;&quot;{&quot;)&amp;CHAR(10))&amp;CHAR(9))&amp;CHAR(9))&amp;&quot;name = Food&quot;)&amp;CHAR(10))&amp;CHAR(9))&amp;CHAR(9))&amp;&quot;amount = &quot;)&amp;ROUNDUP((([.$E$3]*[.A19])*[.$E$10]);3))&amp;CHAR(10))&amp;CHAR(9))&amp;CHAR(9))&amp;&quot;maxAmount = &quot;)&amp;ROUNDUP((([.$E$3]*[.A19])*[.$E$10]);3))&amp;&quot;&quot;)&amp;CHAR(10))&amp;CHAR(9))&amp;&quot;}&quot;)&amp;CHAR(10))&amp;CHAR(9))&amp;&quot;RESOURCE&quot;)&amp;CHAR(10))&amp;CHAR(9))&amp;&quot;{&quot;)&amp;CHAR(10))&amp;CHAR(9))&amp;CHAR(9))&amp;&quot;name = Water&quot;)&amp;CHAR(10))&amp;CHAR(9))&amp;CHAR(9))&amp;&quot;amount = &quot;)&amp;ROUNDUP((([.$E$4]*[.A19])*[.$E$10]);3))&amp;&quot;&quot;)&amp;CHAR(10))&amp;CHAR(9))&amp;CHAR(9))&amp;&quot;maxAmount = &quot;)&amp;ROUNDUP((([.$E$4]*[.A19])*[.$E$10]);3))&amp;&quot;&quot;)&amp;CHAR(10))&amp;CHAR(9))&amp;&quot;}&quot;)&amp;CHAR(10))&amp;CHAR(9))&amp;&quot;RESOURCE&quot;)&amp;CHAR(10))&amp;CHAR(9))&amp;&quot;{&quot;)&amp;CHAR(10))&amp;CHAR(9))&amp;CHAR(9))&amp;&quot;name = Oxygen&quot;)&amp;CHAR(10))&amp;CHAR(9))&amp;CHAR(9))&amp;&quot;amount = &quot;)&amp;ROUNDUP((([.$E$5]*[.A19])*[.$E$10]);3))&amp;&quot;&quot;)&amp;CHAR(10))&amp;CHAR(9))&amp;CHAR(9))&amp;&quot;maxAmount = &quot;)&amp;ROUNDUP((([.$E$5]*[.A19])*[.$E$10]);3))&amp;&quot;&quot;)&amp;CHAR(10))&amp;CHAR(9))&amp;&quot;}&quot;)&amp;CHAR(10))&amp;CHAR(9))&amp;&quot;RESOURCE&quot;)&amp;CHAR(10))&amp;CHAR(9))&amp;&quot;{&quot;)&amp;CHAR(10))&amp;CHAR(9))&amp;CHAR(9))&amp;&quot;name = CarbonDioxide&quot;)&amp;CHAR(10))&amp;CHAR(9))&amp;CHAR(9))&amp;&quot;amount = 0&quot;)&amp;CHAR(10))&amp;CHAR(9))&amp;CHAR(9))&amp;&quot;maxAmount = &quot;)&amp;ROUNDUP((([.$E$6]*[.A19])*[.$E$10]);3))&amp;&quot;&quot;)&amp;CHAR(10))&amp;CHAR(9))&amp;&quot;}&quot;)&amp;CHAR(10))&amp;CHAR(9))&amp;&quot;RESOURCE&quot;)&amp;CHAR(10))&amp;CHAR(9))&amp;&quot;{&quot;)&amp;CHAR(10))&amp;CHAR(9))&amp;CHAR(9))&amp;&quot;name = Waste&quot;)&amp;CHAR(10))&amp;CHAR(9))&amp;CHAR(9))&amp;&quot;amount = 0&quot;)&amp;CHAR(10))&amp;CHAR(9))&amp;CHAR(9))&amp;&quot;maxAmount = &quot;)&amp;ROUNDUP((([.$E$8]*[.A19])*[.$E$10]);3))&amp;&quot;&quot;)&amp;CHAR(10))&amp;CHAR(9))&amp;&quot;}&quot;)&amp;CHAR(10))&amp;CHAR(9))&amp;&quot;RESOURCE&quot;)&amp;CHAR(10))&amp;CHAR(9))&amp;&quot;{&quot;)&amp;CHAR(10))&amp;CHAR(9))&amp;CHAR(9))&amp;&quot;name = WasteWater&quot;)&amp;CHAR(10))&amp;CHAR(9))&amp;CHAR(9))&amp;&quot;amount = 0&quot;)&amp;CHAR(10))&amp;CHAR(9))&amp;CHAR(9))&amp;&quot;maxAmount = &quot;)&amp;ROUNDUP((([.$E$7]*[.A19])*[.$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2" calcext:value-type="float">
            <text:p>12</text:p>
          </table:table-cell>
          <table:table-cell table:formula="of:=(((((((((((((((((((((((((((((((((((((((((((((((((((((((((((((((((((((((((((((((((((((((((((((((((((((((((((((((((((((((((((((((((((((((((((((((((((((((((&quot;@PART[*]:HAS[#CrewCapacity[&quot;&amp;[.A20])&amp;&quot;],@MODULE[ModuleCommand],!RESOURCE[Food]]:FOR[TacLifeSupport]:NEEDS[!modularFuelTanks&amp;!RealFuels]&quot;)&amp;CHAR(10))&amp;&quot;{&quot;)&amp;CHAR(10))&amp;CHAR(9))&amp;&quot;// &quot;)&amp;[.A20])&amp;&quot; crew&quot;)&amp;CHAR(10))&amp;CHAR(9))&amp;&quot;RESOURCE&quot;)&amp;CHAR(10))&amp;CHAR(9))&amp;&quot;{&quot;)&amp;CHAR(10))&amp;CHAR(9))&amp;CHAR(9))&amp;&quot;name = Food&quot;)&amp;CHAR(10))&amp;CHAR(9))&amp;CHAR(9))&amp;&quot;amount = &quot;)&amp;ROUNDUP((([.$E$3]*[.A20])*[.$E$10]);3))&amp;CHAR(10))&amp;CHAR(9))&amp;CHAR(9))&amp;&quot;maxAmount = &quot;)&amp;ROUNDUP((([.$E$3]*[.A20])*[.$E$10]);3))&amp;&quot;&quot;)&amp;CHAR(10))&amp;CHAR(9))&amp;&quot;}&quot;)&amp;CHAR(10))&amp;CHAR(9))&amp;&quot;RESOURCE&quot;)&amp;CHAR(10))&amp;CHAR(9))&amp;&quot;{&quot;)&amp;CHAR(10))&amp;CHAR(9))&amp;CHAR(9))&amp;&quot;name = Water&quot;)&amp;CHAR(10))&amp;CHAR(9))&amp;CHAR(9))&amp;&quot;amount = &quot;)&amp;ROUNDUP((([.$E$4]*[.A20])*[.$E$10]);3))&amp;&quot;&quot;)&amp;CHAR(10))&amp;CHAR(9))&amp;CHAR(9))&amp;&quot;maxAmount = &quot;)&amp;ROUNDUP((([.$E$4]*[.A20])*[.$E$10]);3))&amp;&quot;&quot;)&amp;CHAR(10))&amp;CHAR(9))&amp;&quot;}&quot;)&amp;CHAR(10))&amp;CHAR(9))&amp;&quot;RESOURCE&quot;)&amp;CHAR(10))&amp;CHAR(9))&amp;&quot;{&quot;)&amp;CHAR(10))&amp;CHAR(9))&amp;CHAR(9))&amp;&quot;name = Oxygen&quot;)&amp;CHAR(10))&amp;CHAR(9))&amp;CHAR(9))&amp;&quot;amount = &quot;)&amp;ROUNDUP((([.$E$5]*[.A20])*[.$E$10]);3))&amp;&quot;&quot;)&amp;CHAR(10))&amp;CHAR(9))&amp;CHAR(9))&amp;&quot;maxAmount = &quot;)&amp;ROUNDUP((([.$E$5]*[.A20])*[.$E$10]);3))&amp;&quot;&quot;)&amp;CHAR(10))&amp;CHAR(9))&amp;&quot;}&quot;)&amp;CHAR(10))&amp;CHAR(9))&amp;&quot;RESOURCE&quot;)&amp;CHAR(10))&amp;CHAR(9))&amp;&quot;{&quot;)&amp;CHAR(10))&amp;CHAR(9))&amp;CHAR(9))&amp;&quot;name = CarbonDioxide&quot;)&amp;CHAR(10))&amp;CHAR(9))&amp;CHAR(9))&amp;&quot;amount = 0&quot;)&amp;CHAR(10))&amp;CHAR(9))&amp;CHAR(9))&amp;&quot;maxAmount = &quot;)&amp;ROUNDUP((([.$E$6]*[.A20])*[.$E$10]);3))&amp;&quot;&quot;)&amp;CHAR(10))&amp;CHAR(9))&amp;&quot;}&quot;)&amp;CHAR(10))&amp;CHAR(9))&amp;&quot;RESOURCE&quot;)&amp;CHAR(10))&amp;CHAR(9))&amp;&quot;{&quot;)&amp;CHAR(10))&amp;CHAR(9))&amp;CHAR(9))&amp;&quot;name = Waste&quot;)&amp;CHAR(10))&amp;CHAR(9))&amp;CHAR(9))&amp;&quot;amount = 0&quot;)&amp;CHAR(10))&amp;CHAR(9))&amp;CHAR(9))&amp;&quot;maxAmount = &quot;)&amp;ROUNDUP((([.$E$8]*[.A20])*[.$E$10]);3))&amp;&quot;&quot;)&amp;CHAR(10))&amp;CHAR(9))&amp;&quot;}&quot;)&amp;CHAR(10))&amp;CHAR(9))&amp;&quot;RESOURCE&quot;)&amp;CHAR(10))&amp;CHAR(9))&amp;&quot;{&quot;)&amp;CHAR(10))&amp;CHAR(9))&amp;CHAR(9))&amp;&quot;name = WasteWater&quot;)&amp;CHAR(10))&amp;CHAR(9))&amp;CHAR(9))&amp;&quot;amount = 0&quot;)&amp;CHAR(10))&amp;CHAR(9))&amp;CHAR(9))&amp;&quot;maxAmount = &quot;)&amp;ROUNDUP((([.$E$7]*[.A20])*[.$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3" calcext:value-type="float">
            <text:p>13</text:p>
          </table:table-cell>
          <table:table-cell table:formula="of:=(((((((((((((((((((((((((((((((((((((((((((((((((((((((((((((((((((((((((((((((((((((((((((((((((((((((((((((((((((((((((((((((((((((((((((((((((((((((((&quot;@PART[*]:HAS[#CrewCapacity[&quot;&amp;[.A21])&amp;&quot;],@MODULE[ModuleCommand],!RESOURCE[Food]]:FOR[TacLifeSupport]:NEEDS[!modularFuelTanks&amp;!RealFuels]&quot;)&amp;CHAR(10))&amp;&quot;{&quot;)&amp;CHAR(10))&amp;CHAR(9))&amp;&quot;// &quot;)&amp;[.A21])&amp;&quot; crew&quot;)&amp;CHAR(10))&amp;CHAR(9))&amp;&quot;RESOURCE&quot;)&amp;CHAR(10))&amp;CHAR(9))&amp;&quot;{&quot;)&amp;CHAR(10))&amp;CHAR(9))&amp;CHAR(9))&amp;&quot;name = Food&quot;)&amp;CHAR(10))&amp;CHAR(9))&amp;CHAR(9))&amp;&quot;amount = &quot;)&amp;ROUNDUP((([.$E$3]*[.A21])*[.$E$10]);3))&amp;CHAR(10))&amp;CHAR(9))&amp;CHAR(9))&amp;&quot;maxAmount = &quot;)&amp;ROUNDUP((([.$E$3]*[.A21])*[.$E$10]);3))&amp;&quot;&quot;)&amp;CHAR(10))&amp;CHAR(9))&amp;&quot;}&quot;)&amp;CHAR(10))&amp;CHAR(9))&amp;&quot;RESOURCE&quot;)&amp;CHAR(10))&amp;CHAR(9))&amp;&quot;{&quot;)&amp;CHAR(10))&amp;CHAR(9))&amp;CHAR(9))&amp;&quot;name = Water&quot;)&amp;CHAR(10))&amp;CHAR(9))&amp;CHAR(9))&amp;&quot;amount = &quot;)&amp;ROUNDUP((([.$E$4]*[.A21])*[.$E$10]);3))&amp;&quot;&quot;)&amp;CHAR(10))&amp;CHAR(9))&amp;CHAR(9))&amp;&quot;maxAmount = &quot;)&amp;ROUNDUP((([.$E$4]*[.A21])*[.$E$10]);3))&amp;&quot;&quot;)&amp;CHAR(10))&amp;CHAR(9))&amp;&quot;}&quot;)&amp;CHAR(10))&amp;CHAR(9))&amp;&quot;RESOURCE&quot;)&amp;CHAR(10))&amp;CHAR(9))&amp;&quot;{&quot;)&amp;CHAR(10))&amp;CHAR(9))&amp;CHAR(9))&amp;&quot;name = Oxygen&quot;)&amp;CHAR(10))&amp;CHAR(9))&amp;CHAR(9))&amp;&quot;amount = &quot;)&amp;ROUNDUP((([.$E$5]*[.A21])*[.$E$10]);3))&amp;&quot;&quot;)&amp;CHAR(10))&amp;CHAR(9))&amp;CHAR(9))&amp;&quot;maxAmount = &quot;)&amp;ROUNDUP((([.$E$5]*[.A21])*[.$E$10]);3))&amp;&quot;&quot;)&amp;CHAR(10))&amp;CHAR(9))&amp;&quot;}&quot;)&amp;CHAR(10))&amp;CHAR(9))&amp;&quot;RESOURCE&quot;)&amp;CHAR(10))&amp;CHAR(9))&amp;&quot;{&quot;)&amp;CHAR(10))&amp;CHAR(9))&amp;CHAR(9))&amp;&quot;name = CarbonDioxide&quot;)&amp;CHAR(10))&amp;CHAR(9))&amp;CHAR(9))&amp;&quot;amount = 0&quot;)&amp;CHAR(10))&amp;CHAR(9))&amp;CHAR(9))&amp;&quot;maxAmount = &quot;)&amp;ROUNDUP((([.$E$6]*[.A21])*[.$E$10]);3))&amp;&quot;&quot;)&amp;CHAR(10))&amp;CHAR(9))&amp;&quot;}&quot;)&amp;CHAR(10))&amp;CHAR(9))&amp;&quot;RESOURCE&quot;)&amp;CHAR(10))&amp;CHAR(9))&amp;&quot;{&quot;)&amp;CHAR(10))&amp;CHAR(9))&amp;CHAR(9))&amp;&quot;name = Waste&quot;)&amp;CHAR(10))&amp;CHAR(9))&amp;CHAR(9))&amp;&quot;amount = 0&quot;)&amp;CHAR(10))&amp;CHAR(9))&amp;CHAR(9))&amp;&quot;maxAmount = &quot;)&amp;ROUNDUP((([.$E$8]*[.A21])*[.$E$10]);3))&amp;&quot;&quot;)&amp;CHAR(10))&amp;CHAR(9))&amp;&quot;}&quot;)&amp;CHAR(10))&amp;CHAR(9))&amp;&quot;RESOURCE&quot;)&amp;CHAR(10))&amp;CHAR(9))&amp;&quot;{&quot;)&amp;CHAR(10))&amp;CHAR(9))&amp;CHAR(9))&amp;&quot;name = WasteWater&quot;)&amp;CHAR(10))&amp;CHAR(9))&amp;CHAR(9))&amp;&quot;amount = 0&quot;)&amp;CHAR(10))&amp;CHAR(9))&amp;CHAR(9))&amp;&quot;maxAmount = &quot;)&amp;ROUNDUP((([.$E$7]*[.A21])*[.$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4" calcext:value-type="float">
            <text:p>14</text:p>
          </table:table-cell>
          <table:table-cell table:formula="of:=(((((((((((((((((((((((((((((((((((((((((((((((((((((((((((((((((((((((((((((((((((((((((((((((((((((((((((((((((((((((((((((((((((((((((((((((((((((((((&quot;@PART[*]:HAS[#CrewCapacity[&quot;&amp;[.A22])&amp;&quot;],@MODULE[ModuleCommand],!RESOURCE[Food]]:FOR[TacLifeSupport]:NEEDS[!modularFuelTanks&amp;!RealFuels]&quot;)&amp;CHAR(10))&amp;&quot;{&quot;)&amp;CHAR(10))&amp;CHAR(9))&amp;&quot;// &quot;)&amp;[.A22])&amp;&quot; crew&quot;)&amp;CHAR(10))&amp;CHAR(9))&amp;&quot;RESOURCE&quot;)&amp;CHAR(10))&amp;CHAR(9))&amp;&quot;{&quot;)&amp;CHAR(10))&amp;CHAR(9))&amp;CHAR(9))&amp;&quot;name = Food&quot;)&amp;CHAR(10))&amp;CHAR(9))&amp;CHAR(9))&amp;&quot;amount = &quot;)&amp;ROUNDUP((([.$E$3]*[.A22])*[.$E$10]);3))&amp;CHAR(10))&amp;CHAR(9))&amp;CHAR(9))&amp;&quot;maxAmount = &quot;)&amp;ROUNDUP((([.$E$3]*[.A22])*[.$E$10]);3))&amp;&quot;&quot;)&amp;CHAR(10))&amp;CHAR(9))&amp;&quot;}&quot;)&amp;CHAR(10))&amp;CHAR(9))&amp;&quot;RESOURCE&quot;)&amp;CHAR(10))&amp;CHAR(9))&amp;&quot;{&quot;)&amp;CHAR(10))&amp;CHAR(9))&amp;CHAR(9))&amp;&quot;name = Water&quot;)&amp;CHAR(10))&amp;CHAR(9))&amp;CHAR(9))&amp;&quot;amount = &quot;)&amp;ROUNDUP((([.$E$4]*[.A22])*[.$E$10]);3))&amp;&quot;&quot;)&amp;CHAR(10))&amp;CHAR(9))&amp;CHAR(9))&amp;&quot;maxAmount = &quot;)&amp;ROUNDUP((([.$E$4]*[.A22])*[.$E$10]);3))&amp;&quot;&quot;)&amp;CHAR(10))&amp;CHAR(9))&amp;&quot;}&quot;)&amp;CHAR(10))&amp;CHAR(9))&amp;&quot;RESOURCE&quot;)&amp;CHAR(10))&amp;CHAR(9))&amp;&quot;{&quot;)&amp;CHAR(10))&amp;CHAR(9))&amp;CHAR(9))&amp;&quot;name = Oxygen&quot;)&amp;CHAR(10))&amp;CHAR(9))&amp;CHAR(9))&amp;&quot;amount = &quot;)&amp;ROUNDUP((([.$E$5]*[.A22])*[.$E$10]);3))&amp;&quot;&quot;)&amp;CHAR(10))&amp;CHAR(9))&amp;CHAR(9))&amp;&quot;maxAmount = &quot;)&amp;ROUNDUP((([.$E$5]*[.A22])*[.$E$10]);3))&amp;&quot;&quot;)&amp;CHAR(10))&amp;CHAR(9))&amp;&quot;}&quot;)&amp;CHAR(10))&amp;CHAR(9))&amp;&quot;RESOURCE&quot;)&amp;CHAR(10))&amp;CHAR(9))&amp;&quot;{&quot;)&amp;CHAR(10))&amp;CHAR(9))&amp;CHAR(9))&amp;&quot;name = CarbonDioxide&quot;)&amp;CHAR(10))&amp;CHAR(9))&amp;CHAR(9))&amp;&quot;amount = 0&quot;)&amp;CHAR(10))&amp;CHAR(9))&amp;CHAR(9))&amp;&quot;maxAmount = &quot;)&amp;ROUNDUP((([.$E$6]*[.A22])*[.$E$10]);3))&amp;&quot;&quot;)&amp;CHAR(10))&amp;CHAR(9))&amp;&quot;}&quot;)&amp;CHAR(10))&amp;CHAR(9))&amp;&quot;RESOURCE&quot;)&amp;CHAR(10))&amp;CHAR(9))&amp;&quot;{&quot;)&amp;CHAR(10))&amp;CHAR(9))&amp;CHAR(9))&amp;&quot;name = Waste&quot;)&amp;CHAR(10))&amp;CHAR(9))&amp;CHAR(9))&amp;&quot;amount = 0&quot;)&amp;CHAR(10))&amp;CHAR(9))&amp;CHAR(9))&amp;&quot;maxAmount = &quot;)&amp;ROUNDUP((([.$E$8]*[.A22])*[.$E$10]);3))&amp;&quot;&quot;)&amp;CHAR(10))&amp;CHAR(9))&amp;&quot;}&quot;)&amp;CHAR(10))&amp;CHAR(9))&amp;&quot;RESOURCE&quot;)&amp;CHAR(10))&amp;CHAR(9))&amp;&quot;{&quot;)&amp;CHAR(10))&amp;CHAR(9))&amp;CHAR(9))&amp;&quot;name = WasteWater&quot;)&amp;CHAR(10))&amp;CHAR(9))&amp;CHAR(9))&amp;&quot;amount = 0&quot;)&amp;CHAR(10))&amp;CHAR(9))&amp;CHAR(9))&amp;&quot;maxAmount = &quot;)&amp;ROUNDUP((([.$E$7]*[.A22])*[.$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5" calcext:value-type="float">
            <text:p>15</text:p>
          </table:table-cell>
          <table:table-cell table:formula="of:=(((((((((((((((((((((((((((((((((((((((((((((((((((((((((((((((((((((((((((((((((((((((((((((((((((((((((((((((((((((((((((((((((((((((((((((((((((((((((&quot;@PART[*]:HAS[#CrewCapacity[&quot;&amp;[.A23])&amp;&quot;],@MODULE[ModuleCommand],!RESOURCE[Food]]:FOR[TacLifeSupport]:NEEDS[!modularFuelTanks&amp;!RealFuels]&quot;)&amp;CHAR(10))&amp;&quot;{&quot;)&amp;CHAR(10))&amp;CHAR(9))&amp;&quot;// &quot;)&amp;[.A23])&amp;&quot; crew&quot;)&amp;CHAR(10))&amp;CHAR(9))&amp;&quot;RESOURCE&quot;)&amp;CHAR(10))&amp;CHAR(9))&amp;&quot;{&quot;)&amp;CHAR(10))&amp;CHAR(9))&amp;CHAR(9))&amp;&quot;name = Food&quot;)&amp;CHAR(10))&amp;CHAR(9))&amp;CHAR(9))&amp;&quot;amount = &quot;)&amp;ROUNDUP((([.$E$3]*[.A23])*[.$E$10]);3))&amp;CHAR(10))&amp;CHAR(9))&amp;CHAR(9))&amp;&quot;maxAmount = &quot;)&amp;ROUNDUP((([.$E$3]*[.A23])*[.$E$10]);3))&amp;&quot;&quot;)&amp;CHAR(10))&amp;CHAR(9))&amp;&quot;}&quot;)&amp;CHAR(10))&amp;CHAR(9))&amp;&quot;RESOURCE&quot;)&amp;CHAR(10))&amp;CHAR(9))&amp;&quot;{&quot;)&amp;CHAR(10))&amp;CHAR(9))&amp;CHAR(9))&amp;&quot;name = Water&quot;)&amp;CHAR(10))&amp;CHAR(9))&amp;CHAR(9))&amp;&quot;amount = &quot;)&amp;ROUNDUP((([.$E$4]*[.A23])*[.$E$10]);3))&amp;&quot;&quot;)&amp;CHAR(10))&amp;CHAR(9))&amp;CHAR(9))&amp;&quot;maxAmount = &quot;)&amp;ROUNDUP((([.$E$4]*[.A23])*[.$E$10]);3))&amp;&quot;&quot;)&amp;CHAR(10))&amp;CHAR(9))&amp;&quot;}&quot;)&amp;CHAR(10))&amp;CHAR(9))&amp;&quot;RESOURCE&quot;)&amp;CHAR(10))&amp;CHAR(9))&amp;&quot;{&quot;)&amp;CHAR(10))&amp;CHAR(9))&amp;CHAR(9))&amp;&quot;name = Oxygen&quot;)&amp;CHAR(10))&amp;CHAR(9))&amp;CHAR(9))&amp;&quot;amount = &quot;)&amp;ROUNDUP((([.$E$5]*[.A23])*[.$E$10]);3))&amp;&quot;&quot;)&amp;CHAR(10))&amp;CHAR(9))&amp;CHAR(9))&amp;&quot;maxAmount = &quot;)&amp;ROUNDUP((([.$E$5]*[.A23])*[.$E$10]);3))&amp;&quot;&quot;)&amp;CHAR(10))&amp;CHAR(9))&amp;&quot;}&quot;)&amp;CHAR(10))&amp;CHAR(9))&amp;&quot;RESOURCE&quot;)&amp;CHAR(10))&amp;CHAR(9))&amp;&quot;{&quot;)&amp;CHAR(10))&amp;CHAR(9))&amp;CHAR(9))&amp;&quot;name = CarbonDioxide&quot;)&amp;CHAR(10))&amp;CHAR(9))&amp;CHAR(9))&amp;&quot;amount = 0&quot;)&amp;CHAR(10))&amp;CHAR(9))&amp;CHAR(9))&amp;&quot;maxAmount = &quot;)&amp;ROUNDUP((([.$E$6]*[.A23])*[.$E$10]);3))&amp;&quot;&quot;)&amp;CHAR(10))&amp;CHAR(9))&amp;&quot;}&quot;)&amp;CHAR(10))&amp;CHAR(9))&amp;&quot;RESOURCE&quot;)&amp;CHAR(10))&amp;CHAR(9))&amp;&quot;{&quot;)&amp;CHAR(10))&amp;CHAR(9))&amp;CHAR(9))&amp;&quot;name = Waste&quot;)&amp;CHAR(10))&amp;CHAR(9))&amp;CHAR(9))&amp;&quot;amount = 0&quot;)&amp;CHAR(10))&amp;CHAR(9))&amp;CHAR(9))&amp;&quot;maxAmount = &quot;)&amp;ROUNDUP((([.$E$8]*[.A23])*[.$E$10]);3))&amp;&quot;&quot;)&amp;CHAR(10))&amp;CHAR(9))&amp;&quot;}&quot;)&amp;CHAR(10))&amp;CHAR(9))&amp;&quot;RESOURCE&quot;)&amp;CHAR(10))&amp;CHAR(9))&amp;&quot;{&quot;)&amp;CHAR(10))&amp;CHAR(9))&amp;CHAR(9))&amp;&quot;name = WasteWater&quot;)&amp;CHAR(10))&amp;CHAR(9))&amp;CHAR(9))&amp;&quot;amount = 0&quot;)&amp;CHAR(10))&amp;CHAR(9))&amp;CHAR(9))&amp;&quot;maxAmount = &quot;)&amp;ROUNDUP((([.$E$7]*[.A23])*[.$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6" calcext:value-type="float">
            <text:p>16</text:p>
          </table:table-cell>
          <table:table-cell table:formula="of:=(((((((((((((((((((((((((((((((((((((((((((((((((((((((((((((((((((((((((((((((((((((((((((((((((((((((((((((((((((((((((((((((((((((((((((((((((((((((((&quot;@PART[*]:HAS[#CrewCapacity[&quot;&amp;[.A24])&amp;&quot;],@MODULE[ModuleCommand],!RESOURCE[Food]]:FOR[TacLifeSupport]:NEEDS[!modularFuelTanks&amp;!RealFuels]&quot;)&amp;CHAR(10))&amp;&quot;{&quot;)&amp;CHAR(10))&amp;CHAR(9))&amp;&quot;// &quot;)&amp;[.A24])&amp;&quot; crew&quot;)&amp;CHAR(10))&amp;CHAR(9))&amp;&quot;RESOURCE&quot;)&amp;CHAR(10))&amp;CHAR(9))&amp;&quot;{&quot;)&amp;CHAR(10))&amp;CHAR(9))&amp;CHAR(9))&amp;&quot;name = Food&quot;)&amp;CHAR(10))&amp;CHAR(9))&amp;CHAR(9))&amp;&quot;amount = &quot;)&amp;ROUNDUP((([.$E$3]*[.A24])*[.$E$10]);3))&amp;CHAR(10))&amp;CHAR(9))&amp;CHAR(9))&amp;&quot;maxAmount = &quot;)&amp;ROUNDUP((([.$E$3]*[.A24])*[.$E$10]);3))&amp;&quot;&quot;)&amp;CHAR(10))&amp;CHAR(9))&amp;&quot;}&quot;)&amp;CHAR(10))&amp;CHAR(9))&amp;&quot;RESOURCE&quot;)&amp;CHAR(10))&amp;CHAR(9))&amp;&quot;{&quot;)&amp;CHAR(10))&amp;CHAR(9))&amp;CHAR(9))&amp;&quot;name = Water&quot;)&amp;CHAR(10))&amp;CHAR(9))&amp;CHAR(9))&amp;&quot;amount = &quot;)&amp;ROUNDUP((([.$E$4]*[.A24])*[.$E$10]);3))&amp;&quot;&quot;)&amp;CHAR(10))&amp;CHAR(9))&amp;CHAR(9))&amp;&quot;maxAmount = &quot;)&amp;ROUNDUP((([.$E$4]*[.A24])*[.$E$10]);3))&amp;&quot;&quot;)&amp;CHAR(10))&amp;CHAR(9))&amp;&quot;}&quot;)&amp;CHAR(10))&amp;CHAR(9))&amp;&quot;RESOURCE&quot;)&amp;CHAR(10))&amp;CHAR(9))&amp;&quot;{&quot;)&amp;CHAR(10))&amp;CHAR(9))&amp;CHAR(9))&amp;&quot;name = Oxygen&quot;)&amp;CHAR(10))&amp;CHAR(9))&amp;CHAR(9))&amp;&quot;amount = &quot;)&amp;ROUNDUP((([.$E$5]*[.A24])*[.$E$10]);3))&amp;&quot;&quot;)&amp;CHAR(10))&amp;CHAR(9))&amp;CHAR(9))&amp;&quot;maxAmount = &quot;)&amp;ROUNDUP((([.$E$5]*[.A24])*[.$E$10]);3))&amp;&quot;&quot;)&amp;CHAR(10))&amp;CHAR(9))&amp;&quot;}&quot;)&amp;CHAR(10))&amp;CHAR(9))&amp;&quot;RESOURCE&quot;)&amp;CHAR(10))&amp;CHAR(9))&amp;&quot;{&quot;)&amp;CHAR(10))&amp;CHAR(9))&amp;CHAR(9))&amp;&quot;name = CarbonDioxide&quot;)&amp;CHAR(10))&amp;CHAR(9))&amp;CHAR(9))&amp;&quot;amount = 0&quot;)&amp;CHAR(10))&amp;CHAR(9))&amp;CHAR(9))&amp;&quot;maxAmount = &quot;)&amp;ROUNDUP((([.$E$6]*[.A24])*[.$E$10]);3))&amp;&quot;&quot;)&amp;CHAR(10))&amp;CHAR(9))&amp;&quot;}&quot;)&amp;CHAR(10))&amp;CHAR(9))&amp;&quot;RESOURCE&quot;)&amp;CHAR(10))&amp;CHAR(9))&amp;&quot;{&quot;)&amp;CHAR(10))&amp;CHAR(9))&amp;CHAR(9))&amp;&quot;name = Waste&quot;)&amp;CHAR(10))&amp;CHAR(9))&amp;CHAR(9))&amp;&quot;amount = 0&quot;)&amp;CHAR(10))&amp;CHAR(9))&amp;CHAR(9))&amp;&quot;maxAmount = &quot;)&amp;ROUNDUP((([.$E$8]*[.A24])*[.$E$10]);3))&amp;&quot;&quot;)&amp;CHAR(10))&amp;CHAR(9))&amp;&quot;}&quot;)&amp;CHAR(10))&amp;CHAR(9))&amp;&quot;RESOURCE&quot;)&amp;CHAR(10))&amp;CHAR(9))&amp;&quot;{&quot;)&amp;CHAR(10))&amp;CHAR(9))&amp;CHAR(9))&amp;&quot;name = WasteWater&quot;)&amp;CHAR(10))&amp;CHAR(9))&amp;CHAR(9))&amp;&quot;amount = 0&quot;)&amp;CHAR(10))&amp;CHAR(9))&amp;CHAR(9))&amp;&quot;maxAmount = &quot;)&amp;ROUNDUP((([.$E$7]*[.A24])*[.$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7" calcext:value-type="float">
            <text:p>17</text:p>
          </table:table-cell>
          <table:table-cell table:formula="of:=(((((((((((((((((((((((((((((((((((((((((((((((((((((((((((((((((((((((((((((((((((((((((((((((((((((((((((((((((((((((((((((((((((((((((((((((((((((((((&quot;@PART[*]:HAS[#CrewCapacity[&quot;&amp;[.A25])&amp;&quot;],@MODULE[ModuleCommand],!RESOURCE[Food]]:FOR[TacLifeSupport]:NEEDS[!modularFuelTanks&amp;!RealFuels]&quot;)&amp;CHAR(10))&amp;&quot;{&quot;)&amp;CHAR(10))&amp;CHAR(9))&amp;&quot;// &quot;)&amp;[.A25])&amp;&quot; crew&quot;)&amp;CHAR(10))&amp;CHAR(9))&amp;&quot;RESOURCE&quot;)&amp;CHAR(10))&amp;CHAR(9))&amp;&quot;{&quot;)&amp;CHAR(10))&amp;CHAR(9))&amp;CHAR(9))&amp;&quot;name = Food&quot;)&amp;CHAR(10))&amp;CHAR(9))&amp;CHAR(9))&amp;&quot;amount = &quot;)&amp;ROUNDUP((([.$E$3]*[.A25])*[.$E$10]);3))&amp;CHAR(10))&amp;CHAR(9))&amp;CHAR(9))&amp;&quot;maxAmount = &quot;)&amp;ROUNDUP((([.$E$3]*[.A25])*[.$E$10]);3))&amp;&quot;&quot;)&amp;CHAR(10))&amp;CHAR(9))&amp;&quot;}&quot;)&amp;CHAR(10))&amp;CHAR(9))&amp;&quot;RESOURCE&quot;)&amp;CHAR(10))&amp;CHAR(9))&amp;&quot;{&quot;)&amp;CHAR(10))&amp;CHAR(9))&amp;CHAR(9))&amp;&quot;name = Water&quot;)&amp;CHAR(10))&amp;CHAR(9))&amp;CHAR(9))&amp;&quot;amount = &quot;)&amp;ROUNDUP((([.$E$4]*[.A25])*[.$E$10]);3))&amp;&quot;&quot;)&amp;CHAR(10))&amp;CHAR(9))&amp;CHAR(9))&amp;&quot;maxAmount = &quot;)&amp;ROUNDUP((([.$E$4]*[.A25])*[.$E$10]);3))&amp;&quot;&quot;)&amp;CHAR(10))&amp;CHAR(9))&amp;&quot;}&quot;)&amp;CHAR(10))&amp;CHAR(9))&amp;&quot;RESOURCE&quot;)&amp;CHAR(10))&amp;CHAR(9))&amp;&quot;{&quot;)&amp;CHAR(10))&amp;CHAR(9))&amp;CHAR(9))&amp;&quot;name = Oxygen&quot;)&amp;CHAR(10))&amp;CHAR(9))&amp;CHAR(9))&amp;&quot;amount = &quot;)&amp;ROUNDUP((([.$E$5]*[.A25])*[.$E$10]);3))&amp;&quot;&quot;)&amp;CHAR(10))&amp;CHAR(9))&amp;CHAR(9))&amp;&quot;maxAmount = &quot;)&amp;ROUNDUP((([.$E$5]*[.A25])*[.$E$10]);3))&amp;&quot;&quot;)&amp;CHAR(10))&amp;CHAR(9))&amp;&quot;}&quot;)&amp;CHAR(10))&amp;CHAR(9))&amp;&quot;RESOURCE&quot;)&amp;CHAR(10))&amp;CHAR(9))&amp;&quot;{&quot;)&amp;CHAR(10))&amp;CHAR(9))&amp;CHAR(9))&amp;&quot;name = CarbonDioxide&quot;)&amp;CHAR(10))&amp;CHAR(9))&amp;CHAR(9))&amp;&quot;amount = 0&quot;)&amp;CHAR(10))&amp;CHAR(9))&amp;CHAR(9))&amp;&quot;maxAmount = &quot;)&amp;ROUNDUP((([.$E$6]*[.A25])*[.$E$10]);3))&amp;&quot;&quot;)&amp;CHAR(10))&amp;CHAR(9))&amp;&quot;}&quot;)&amp;CHAR(10))&amp;CHAR(9))&amp;&quot;RESOURCE&quot;)&amp;CHAR(10))&amp;CHAR(9))&amp;&quot;{&quot;)&amp;CHAR(10))&amp;CHAR(9))&amp;CHAR(9))&amp;&quot;name = Waste&quot;)&amp;CHAR(10))&amp;CHAR(9))&amp;CHAR(9))&amp;&quot;amount = 0&quot;)&amp;CHAR(10))&amp;CHAR(9))&amp;CHAR(9))&amp;&quot;maxAmount = &quot;)&amp;ROUNDUP((([.$E$8]*[.A25])*[.$E$10]);3))&amp;&quot;&quot;)&amp;CHAR(10))&amp;CHAR(9))&amp;&quot;}&quot;)&amp;CHAR(10))&amp;CHAR(9))&amp;&quot;RESOURCE&quot;)&amp;CHAR(10))&amp;CHAR(9))&amp;&quot;{&quot;)&amp;CHAR(10))&amp;CHAR(9))&amp;CHAR(9))&amp;&quot;name = WasteWater&quot;)&amp;CHAR(10))&amp;CHAR(9))&amp;CHAR(9))&amp;&quot;amount = 0&quot;)&amp;CHAR(10))&amp;CHAR(9))&amp;CHAR(9))&amp;&quot;maxAmount = &quot;)&amp;ROUNDUP((([.$E$7]*[.A25])*[.$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8" calcext:value-type="float">
            <text:p>18</text:p>
          </table:table-cell>
          <table:table-cell table:formula="of:=(((((((((((((((((((((((((((((((((((((((((((((((((((((((((((((((((((((((((((((((((((((((((((((((((((((((((((((((((((((((((((((((((((((((((((((((((((((((((&quot;@PART[*]:HAS[#CrewCapacity[&quot;&amp;[.A26])&amp;&quot;],@MODULE[ModuleCommand],!RESOURCE[Food]]:FOR[TacLifeSupport]:NEEDS[!modularFuelTanks&amp;!RealFuels]&quot;)&amp;CHAR(10))&amp;&quot;{&quot;)&amp;CHAR(10))&amp;CHAR(9))&amp;&quot;// &quot;)&amp;[.A26])&amp;&quot; crew&quot;)&amp;CHAR(10))&amp;CHAR(9))&amp;&quot;RESOURCE&quot;)&amp;CHAR(10))&amp;CHAR(9))&amp;&quot;{&quot;)&amp;CHAR(10))&amp;CHAR(9))&amp;CHAR(9))&amp;&quot;name = Food&quot;)&amp;CHAR(10))&amp;CHAR(9))&amp;CHAR(9))&amp;&quot;amount = &quot;)&amp;ROUNDUP((([.$E$3]*[.A26])*[.$E$10]);3))&amp;CHAR(10))&amp;CHAR(9))&amp;CHAR(9))&amp;&quot;maxAmount = &quot;)&amp;ROUNDUP((([.$E$3]*[.A26])*[.$E$10]);3))&amp;&quot;&quot;)&amp;CHAR(10))&amp;CHAR(9))&amp;&quot;}&quot;)&amp;CHAR(10))&amp;CHAR(9))&amp;&quot;RESOURCE&quot;)&amp;CHAR(10))&amp;CHAR(9))&amp;&quot;{&quot;)&amp;CHAR(10))&amp;CHAR(9))&amp;CHAR(9))&amp;&quot;name = Water&quot;)&amp;CHAR(10))&amp;CHAR(9))&amp;CHAR(9))&amp;&quot;amount = &quot;)&amp;ROUNDUP((([.$E$4]*[.A26])*[.$E$10]);3))&amp;&quot;&quot;)&amp;CHAR(10))&amp;CHAR(9))&amp;CHAR(9))&amp;&quot;maxAmount = &quot;)&amp;ROUNDUP((([.$E$4]*[.A26])*[.$E$10]);3))&amp;&quot;&quot;)&amp;CHAR(10))&amp;CHAR(9))&amp;&quot;}&quot;)&amp;CHAR(10))&amp;CHAR(9))&amp;&quot;RESOURCE&quot;)&amp;CHAR(10))&amp;CHAR(9))&amp;&quot;{&quot;)&amp;CHAR(10))&amp;CHAR(9))&amp;CHAR(9))&amp;&quot;name = Oxygen&quot;)&amp;CHAR(10))&amp;CHAR(9))&amp;CHAR(9))&amp;&quot;amount = &quot;)&amp;ROUNDUP((([.$E$5]*[.A26])*[.$E$10]);3))&amp;&quot;&quot;)&amp;CHAR(10))&amp;CHAR(9))&amp;CHAR(9))&amp;&quot;maxAmount = &quot;)&amp;ROUNDUP((([.$E$5]*[.A26])*[.$E$10]);3))&amp;&quot;&quot;)&amp;CHAR(10))&amp;CHAR(9))&amp;&quot;}&quot;)&amp;CHAR(10))&amp;CHAR(9))&amp;&quot;RESOURCE&quot;)&amp;CHAR(10))&amp;CHAR(9))&amp;&quot;{&quot;)&amp;CHAR(10))&amp;CHAR(9))&amp;CHAR(9))&amp;&quot;name = CarbonDioxide&quot;)&amp;CHAR(10))&amp;CHAR(9))&amp;CHAR(9))&amp;&quot;amount = 0&quot;)&amp;CHAR(10))&amp;CHAR(9))&amp;CHAR(9))&amp;&quot;maxAmount = &quot;)&amp;ROUNDUP((([.$E$6]*[.A26])*[.$E$10]);3))&amp;&quot;&quot;)&amp;CHAR(10))&amp;CHAR(9))&amp;&quot;}&quot;)&amp;CHAR(10))&amp;CHAR(9))&amp;&quot;RESOURCE&quot;)&amp;CHAR(10))&amp;CHAR(9))&amp;&quot;{&quot;)&amp;CHAR(10))&amp;CHAR(9))&amp;CHAR(9))&amp;&quot;name = Waste&quot;)&amp;CHAR(10))&amp;CHAR(9))&amp;CHAR(9))&amp;&quot;amount = 0&quot;)&amp;CHAR(10))&amp;CHAR(9))&amp;CHAR(9))&amp;&quot;maxAmount = &quot;)&amp;ROUNDUP((([.$E$8]*[.A26])*[.$E$10]);3))&amp;&quot;&quot;)&amp;CHAR(10))&amp;CHAR(9))&amp;&quot;}&quot;)&amp;CHAR(10))&amp;CHAR(9))&amp;&quot;RESOURCE&quot;)&amp;CHAR(10))&amp;CHAR(9))&amp;&quot;{&quot;)&amp;CHAR(10))&amp;CHAR(9))&amp;CHAR(9))&amp;&quot;name = WasteWater&quot;)&amp;CHAR(10))&amp;CHAR(9))&amp;CHAR(9))&amp;&quot;amount = 0&quot;)&amp;CHAR(10))&amp;CHAR(9))&amp;CHAR(9))&amp;&quot;maxAmount = &quot;)&amp;ROUNDUP((([.$E$7]*[.A26])*[.$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19" calcext:value-type="float">
            <text:p>19</text:p>
          </table:table-cell>
          <table:table-cell table:formula="of:=(((((((((((((((((((((((((((((((((((((((((((((((((((((((((((((((((((((((((((((((((((((((((((((((((((((((((((((((((((((((((((((((((((((((((((((((((((((((((&quot;@PART[*]:HAS[#CrewCapacity[&quot;&amp;[.A27])&amp;&quot;],@MODULE[ModuleCommand],!RESOURCE[Food]]:FOR[TacLifeSupport]:NEEDS[!modularFuelTanks&amp;!RealFuels]&quot;)&amp;CHAR(10))&amp;&quot;{&quot;)&amp;CHAR(10))&amp;CHAR(9))&amp;&quot;// &quot;)&amp;[.A27])&amp;&quot; crew&quot;)&amp;CHAR(10))&amp;CHAR(9))&amp;&quot;RESOURCE&quot;)&amp;CHAR(10))&amp;CHAR(9))&amp;&quot;{&quot;)&amp;CHAR(10))&amp;CHAR(9))&amp;CHAR(9))&amp;&quot;name = Food&quot;)&amp;CHAR(10))&amp;CHAR(9))&amp;CHAR(9))&amp;&quot;amount = &quot;)&amp;ROUNDUP((([.$E$3]*[.A27])*[.$E$10]);3))&amp;CHAR(10))&amp;CHAR(9))&amp;CHAR(9))&amp;&quot;maxAmount = &quot;)&amp;ROUNDUP((([.$E$3]*[.A27])*[.$E$10]);3))&amp;&quot;&quot;)&amp;CHAR(10))&amp;CHAR(9))&amp;&quot;}&quot;)&amp;CHAR(10))&amp;CHAR(9))&amp;&quot;RESOURCE&quot;)&amp;CHAR(10))&amp;CHAR(9))&amp;&quot;{&quot;)&amp;CHAR(10))&amp;CHAR(9))&amp;CHAR(9))&amp;&quot;name = Water&quot;)&amp;CHAR(10))&amp;CHAR(9))&amp;CHAR(9))&amp;&quot;amount = &quot;)&amp;ROUNDUP((([.$E$4]*[.A27])*[.$E$10]);3))&amp;&quot;&quot;)&amp;CHAR(10))&amp;CHAR(9))&amp;CHAR(9))&amp;&quot;maxAmount = &quot;)&amp;ROUNDUP((([.$E$4]*[.A27])*[.$E$10]);3))&amp;&quot;&quot;)&amp;CHAR(10))&amp;CHAR(9))&amp;&quot;}&quot;)&amp;CHAR(10))&amp;CHAR(9))&amp;&quot;RESOURCE&quot;)&amp;CHAR(10))&amp;CHAR(9))&amp;&quot;{&quot;)&amp;CHAR(10))&amp;CHAR(9))&amp;CHAR(9))&amp;&quot;name = Oxygen&quot;)&amp;CHAR(10))&amp;CHAR(9))&amp;CHAR(9))&amp;&quot;amount = &quot;)&amp;ROUNDUP((([.$E$5]*[.A27])*[.$E$10]);3))&amp;&quot;&quot;)&amp;CHAR(10))&amp;CHAR(9))&amp;CHAR(9))&amp;&quot;maxAmount = &quot;)&amp;ROUNDUP((([.$E$5]*[.A27])*[.$E$10]);3))&amp;&quot;&quot;)&amp;CHAR(10))&amp;CHAR(9))&amp;&quot;}&quot;)&amp;CHAR(10))&amp;CHAR(9))&amp;&quot;RESOURCE&quot;)&amp;CHAR(10))&amp;CHAR(9))&amp;&quot;{&quot;)&amp;CHAR(10))&amp;CHAR(9))&amp;CHAR(9))&amp;&quot;name = CarbonDioxide&quot;)&amp;CHAR(10))&amp;CHAR(9))&amp;CHAR(9))&amp;&quot;amount = 0&quot;)&amp;CHAR(10))&amp;CHAR(9))&amp;CHAR(9))&amp;&quot;maxAmount = &quot;)&amp;ROUNDUP((([.$E$6]*[.A27])*[.$E$10]);3))&amp;&quot;&quot;)&amp;CHAR(10))&amp;CHAR(9))&amp;&quot;}&quot;)&amp;CHAR(10))&amp;CHAR(9))&amp;&quot;RESOURCE&quot;)&amp;CHAR(10))&amp;CHAR(9))&amp;&quot;{&quot;)&amp;CHAR(10))&amp;CHAR(9))&amp;CHAR(9))&amp;&quot;name = Waste&quot;)&amp;CHAR(10))&amp;CHAR(9))&amp;CHAR(9))&amp;&quot;amount = 0&quot;)&amp;CHAR(10))&amp;CHAR(9))&amp;CHAR(9))&amp;&quot;maxAmount = &quot;)&amp;ROUNDUP((([.$E$8]*[.A27])*[.$E$10]);3))&amp;&quot;&quot;)&amp;CHAR(10))&amp;CHAR(9))&amp;&quot;}&quot;)&amp;CHAR(10))&amp;CHAR(9))&amp;&quot;RESOURCE&quot;)&amp;CHAR(10))&amp;CHAR(9))&amp;&quot;{&quot;)&amp;CHAR(10))&amp;CHAR(9))&amp;CHAR(9))&amp;&quot;name = WasteWater&quot;)&amp;CHAR(10))&amp;CHAR(9))&amp;CHAR(9))&amp;&quot;amount = 0&quot;)&amp;CHAR(10))&amp;CHAR(9))&amp;CHAR(9))&amp;&quot;maxAmount = &quot;)&amp;ROUNDUP((([.$E$7]*[.A27])*[.$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0" calcext:value-type="float">
            <text:p>20</text:p>
          </table:table-cell>
          <table:table-cell table:formula="of:=(((((((((((((((((((((((((((((((((((((((((((((((((((((((((((((((((((((((((((((((((((((((((((((((((((((((((((((((((((((((((((((((((((((((((((((((((((((((((&quot;@PART[*]:HAS[#CrewCapacity[&quot;&amp;[.A28])&amp;&quot;],@MODULE[ModuleCommand],!RESOURCE[Food]]:FOR[TacLifeSupport]:NEEDS[!modularFuelTanks&amp;!RealFuels]&quot;)&amp;CHAR(10))&amp;&quot;{&quot;)&amp;CHAR(10))&amp;CHAR(9))&amp;&quot;// &quot;)&amp;[.A28])&amp;&quot; crew&quot;)&amp;CHAR(10))&amp;CHAR(9))&amp;&quot;RESOURCE&quot;)&amp;CHAR(10))&amp;CHAR(9))&amp;&quot;{&quot;)&amp;CHAR(10))&amp;CHAR(9))&amp;CHAR(9))&amp;&quot;name = Food&quot;)&amp;CHAR(10))&amp;CHAR(9))&amp;CHAR(9))&amp;&quot;amount = &quot;)&amp;ROUNDUP((([.$E$3]*[.A28])*[.$E$10]);3))&amp;CHAR(10))&amp;CHAR(9))&amp;CHAR(9))&amp;&quot;maxAmount = &quot;)&amp;ROUNDUP((([.$E$3]*[.A28])*[.$E$10]);3))&amp;&quot;&quot;)&amp;CHAR(10))&amp;CHAR(9))&amp;&quot;}&quot;)&amp;CHAR(10))&amp;CHAR(9))&amp;&quot;RESOURCE&quot;)&amp;CHAR(10))&amp;CHAR(9))&amp;&quot;{&quot;)&amp;CHAR(10))&amp;CHAR(9))&amp;CHAR(9))&amp;&quot;name = Water&quot;)&amp;CHAR(10))&amp;CHAR(9))&amp;CHAR(9))&amp;&quot;amount = &quot;)&amp;ROUNDUP((([.$E$4]*[.A28])*[.$E$10]);3))&amp;&quot;&quot;)&amp;CHAR(10))&amp;CHAR(9))&amp;CHAR(9))&amp;&quot;maxAmount = &quot;)&amp;ROUNDUP((([.$E$4]*[.A28])*[.$E$10]);3))&amp;&quot;&quot;)&amp;CHAR(10))&amp;CHAR(9))&amp;&quot;}&quot;)&amp;CHAR(10))&amp;CHAR(9))&amp;&quot;RESOURCE&quot;)&amp;CHAR(10))&amp;CHAR(9))&amp;&quot;{&quot;)&amp;CHAR(10))&amp;CHAR(9))&amp;CHAR(9))&amp;&quot;name = Oxygen&quot;)&amp;CHAR(10))&amp;CHAR(9))&amp;CHAR(9))&amp;&quot;amount = &quot;)&amp;ROUNDUP((([.$E$5]*[.A28])*[.$E$10]);3))&amp;&quot;&quot;)&amp;CHAR(10))&amp;CHAR(9))&amp;CHAR(9))&amp;&quot;maxAmount = &quot;)&amp;ROUNDUP((([.$E$5]*[.A28])*[.$E$10]);3))&amp;&quot;&quot;)&amp;CHAR(10))&amp;CHAR(9))&amp;&quot;}&quot;)&amp;CHAR(10))&amp;CHAR(9))&amp;&quot;RESOURCE&quot;)&amp;CHAR(10))&amp;CHAR(9))&amp;&quot;{&quot;)&amp;CHAR(10))&amp;CHAR(9))&amp;CHAR(9))&amp;&quot;name = CarbonDioxide&quot;)&amp;CHAR(10))&amp;CHAR(9))&amp;CHAR(9))&amp;&quot;amount = 0&quot;)&amp;CHAR(10))&amp;CHAR(9))&amp;CHAR(9))&amp;&quot;maxAmount = &quot;)&amp;ROUNDUP((([.$E$6]*[.A28])*[.$E$10]);3))&amp;&quot;&quot;)&amp;CHAR(10))&amp;CHAR(9))&amp;&quot;}&quot;)&amp;CHAR(10))&amp;CHAR(9))&amp;&quot;RESOURCE&quot;)&amp;CHAR(10))&amp;CHAR(9))&amp;&quot;{&quot;)&amp;CHAR(10))&amp;CHAR(9))&amp;CHAR(9))&amp;&quot;name = Waste&quot;)&amp;CHAR(10))&amp;CHAR(9))&amp;CHAR(9))&amp;&quot;amount = 0&quot;)&amp;CHAR(10))&amp;CHAR(9))&amp;CHAR(9))&amp;&quot;maxAmount = &quot;)&amp;ROUNDUP((([.$E$8]*[.A28])*[.$E$10]);3))&amp;&quot;&quot;)&amp;CHAR(10))&amp;CHAR(9))&amp;&quot;}&quot;)&amp;CHAR(10))&amp;CHAR(9))&amp;&quot;RESOURCE&quot;)&amp;CHAR(10))&amp;CHAR(9))&amp;&quot;{&quot;)&amp;CHAR(10))&amp;CHAR(9))&amp;CHAR(9))&amp;&quot;name = WasteWater&quot;)&amp;CHAR(10))&amp;CHAR(9))&amp;CHAR(9))&amp;&quot;amount = 0&quot;)&amp;CHAR(10))&amp;CHAR(9))&amp;CHAR(9))&amp;&quot;maxAmount = &quot;)&amp;ROUNDUP((([.$E$7]*[.A28])*[.$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1" calcext:value-type="float">
            <text:p>21</text:p>
          </table:table-cell>
          <table:table-cell table:formula="of:=(((((((((((((((((((((((((((((((((((((((((((((((((((((((((((((((((((((((((((((((((((((((((((((((((((((((((((((((((((((((((((((((((((((((((((((((((((((((((&quot;@PART[*]:HAS[#CrewCapacity[&quot;&amp;[.A29])&amp;&quot;],@MODULE[ModuleCommand],!RESOURCE[Food]]:FOR[TacLifeSupport]:NEEDS[!modularFuelTanks&amp;!RealFuels]&quot;)&amp;CHAR(10))&amp;&quot;{&quot;)&amp;CHAR(10))&amp;CHAR(9))&amp;&quot;// &quot;)&amp;[.A29])&amp;&quot; crew&quot;)&amp;CHAR(10))&amp;CHAR(9))&amp;&quot;RESOURCE&quot;)&amp;CHAR(10))&amp;CHAR(9))&amp;&quot;{&quot;)&amp;CHAR(10))&amp;CHAR(9))&amp;CHAR(9))&amp;&quot;name = Food&quot;)&amp;CHAR(10))&amp;CHAR(9))&amp;CHAR(9))&amp;&quot;amount = &quot;)&amp;ROUNDUP((([.$E$3]*[.A29])*[.$E$10]);3))&amp;CHAR(10))&amp;CHAR(9))&amp;CHAR(9))&amp;&quot;maxAmount = &quot;)&amp;ROUNDUP((([.$E$3]*[.A29])*[.$E$10]);3))&amp;&quot;&quot;)&amp;CHAR(10))&amp;CHAR(9))&amp;&quot;}&quot;)&amp;CHAR(10))&amp;CHAR(9))&amp;&quot;RESOURCE&quot;)&amp;CHAR(10))&amp;CHAR(9))&amp;&quot;{&quot;)&amp;CHAR(10))&amp;CHAR(9))&amp;CHAR(9))&amp;&quot;name = Water&quot;)&amp;CHAR(10))&amp;CHAR(9))&amp;CHAR(9))&amp;&quot;amount = &quot;)&amp;ROUNDUP((([.$E$4]*[.A29])*[.$E$10]);3))&amp;&quot;&quot;)&amp;CHAR(10))&amp;CHAR(9))&amp;CHAR(9))&amp;&quot;maxAmount = &quot;)&amp;ROUNDUP((([.$E$4]*[.A29])*[.$E$10]);3))&amp;&quot;&quot;)&amp;CHAR(10))&amp;CHAR(9))&amp;&quot;}&quot;)&amp;CHAR(10))&amp;CHAR(9))&amp;&quot;RESOURCE&quot;)&amp;CHAR(10))&amp;CHAR(9))&amp;&quot;{&quot;)&amp;CHAR(10))&amp;CHAR(9))&amp;CHAR(9))&amp;&quot;name = Oxygen&quot;)&amp;CHAR(10))&amp;CHAR(9))&amp;CHAR(9))&amp;&quot;amount = &quot;)&amp;ROUNDUP((([.$E$5]*[.A29])*[.$E$10]);3))&amp;&quot;&quot;)&amp;CHAR(10))&amp;CHAR(9))&amp;CHAR(9))&amp;&quot;maxAmount = &quot;)&amp;ROUNDUP((([.$E$5]*[.A29])*[.$E$10]);3))&amp;&quot;&quot;)&amp;CHAR(10))&amp;CHAR(9))&amp;&quot;}&quot;)&amp;CHAR(10))&amp;CHAR(9))&amp;&quot;RESOURCE&quot;)&amp;CHAR(10))&amp;CHAR(9))&amp;&quot;{&quot;)&amp;CHAR(10))&amp;CHAR(9))&amp;CHAR(9))&amp;&quot;name = CarbonDioxide&quot;)&amp;CHAR(10))&amp;CHAR(9))&amp;CHAR(9))&amp;&quot;amount = 0&quot;)&amp;CHAR(10))&amp;CHAR(9))&amp;CHAR(9))&amp;&quot;maxAmount = &quot;)&amp;ROUNDUP((([.$E$6]*[.A29])*[.$E$10]);3))&amp;&quot;&quot;)&amp;CHAR(10))&amp;CHAR(9))&amp;&quot;}&quot;)&amp;CHAR(10))&amp;CHAR(9))&amp;&quot;RESOURCE&quot;)&amp;CHAR(10))&amp;CHAR(9))&amp;&quot;{&quot;)&amp;CHAR(10))&amp;CHAR(9))&amp;CHAR(9))&amp;&quot;name = Waste&quot;)&amp;CHAR(10))&amp;CHAR(9))&amp;CHAR(9))&amp;&quot;amount = 0&quot;)&amp;CHAR(10))&amp;CHAR(9))&amp;CHAR(9))&amp;&quot;maxAmount = &quot;)&amp;ROUNDUP((([.$E$8]*[.A29])*[.$E$10]);3))&amp;&quot;&quot;)&amp;CHAR(10))&amp;CHAR(9))&amp;&quot;}&quot;)&amp;CHAR(10))&amp;CHAR(9))&amp;&quot;RESOURCE&quot;)&amp;CHAR(10))&amp;CHAR(9))&amp;&quot;{&quot;)&amp;CHAR(10))&amp;CHAR(9))&amp;CHAR(9))&amp;&quot;name = WasteWater&quot;)&amp;CHAR(10))&amp;CHAR(9))&amp;CHAR(9))&amp;&quot;amount = 0&quot;)&amp;CHAR(10))&amp;CHAR(9))&amp;CHAR(9))&amp;&quot;maxAmount = &quot;)&amp;ROUNDUP((([.$E$7]*[.A29])*[.$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2" calcext:value-type="float">
            <text:p>22</text:p>
          </table:table-cell>
          <table:table-cell table:formula="of:=(((((((((((((((((((((((((((((((((((((((((((((((((((((((((((((((((((((((((((((((((((((((((((((((((((((((((((((((((((((((((((((((((((((((((((((((((((((((((&quot;@PART[*]:HAS[#CrewCapacity[&quot;&amp;[.A30])&amp;&quot;],@MODULE[ModuleCommand],!RESOURCE[Food]]:FOR[TacLifeSupport]:NEEDS[!modularFuelTanks&amp;!RealFuels]&quot;)&amp;CHAR(10))&amp;&quot;{&quot;)&amp;CHAR(10))&amp;CHAR(9))&amp;&quot;// &quot;)&amp;[.A30])&amp;&quot; crew&quot;)&amp;CHAR(10))&amp;CHAR(9))&amp;&quot;RESOURCE&quot;)&amp;CHAR(10))&amp;CHAR(9))&amp;&quot;{&quot;)&amp;CHAR(10))&amp;CHAR(9))&amp;CHAR(9))&amp;&quot;name = Food&quot;)&amp;CHAR(10))&amp;CHAR(9))&amp;CHAR(9))&amp;&quot;amount = &quot;)&amp;ROUNDUP((([.$E$3]*[.A30])*[.$E$10]);3))&amp;CHAR(10))&amp;CHAR(9))&amp;CHAR(9))&amp;&quot;maxAmount = &quot;)&amp;ROUNDUP((([.$E$3]*[.A30])*[.$E$10]);3))&amp;&quot;&quot;)&amp;CHAR(10))&amp;CHAR(9))&amp;&quot;}&quot;)&amp;CHAR(10))&amp;CHAR(9))&amp;&quot;RESOURCE&quot;)&amp;CHAR(10))&amp;CHAR(9))&amp;&quot;{&quot;)&amp;CHAR(10))&amp;CHAR(9))&amp;CHAR(9))&amp;&quot;name = Water&quot;)&amp;CHAR(10))&amp;CHAR(9))&amp;CHAR(9))&amp;&quot;amount = &quot;)&amp;ROUNDUP((([.$E$4]*[.A30])*[.$E$10]);3))&amp;&quot;&quot;)&amp;CHAR(10))&amp;CHAR(9))&amp;CHAR(9))&amp;&quot;maxAmount = &quot;)&amp;ROUNDUP((([.$E$4]*[.A30])*[.$E$10]);3))&amp;&quot;&quot;)&amp;CHAR(10))&amp;CHAR(9))&amp;&quot;}&quot;)&amp;CHAR(10))&amp;CHAR(9))&amp;&quot;RESOURCE&quot;)&amp;CHAR(10))&amp;CHAR(9))&amp;&quot;{&quot;)&amp;CHAR(10))&amp;CHAR(9))&amp;CHAR(9))&amp;&quot;name = Oxygen&quot;)&amp;CHAR(10))&amp;CHAR(9))&amp;CHAR(9))&amp;&quot;amount = &quot;)&amp;ROUNDUP((([.$E$5]*[.A30])*[.$E$10]);3))&amp;&quot;&quot;)&amp;CHAR(10))&amp;CHAR(9))&amp;CHAR(9))&amp;&quot;maxAmount = &quot;)&amp;ROUNDUP((([.$E$5]*[.A30])*[.$E$10]);3))&amp;&quot;&quot;)&amp;CHAR(10))&amp;CHAR(9))&amp;&quot;}&quot;)&amp;CHAR(10))&amp;CHAR(9))&amp;&quot;RESOURCE&quot;)&amp;CHAR(10))&amp;CHAR(9))&amp;&quot;{&quot;)&amp;CHAR(10))&amp;CHAR(9))&amp;CHAR(9))&amp;&quot;name = CarbonDioxide&quot;)&amp;CHAR(10))&amp;CHAR(9))&amp;CHAR(9))&amp;&quot;amount = 0&quot;)&amp;CHAR(10))&amp;CHAR(9))&amp;CHAR(9))&amp;&quot;maxAmount = &quot;)&amp;ROUNDUP((([.$E$6]*[.A30])*[.$E$10]);3))&amp;&quot;&quot;)&amp;CHAR(10))&amp;CHAR(9))&amp;&quot;}&quot;)&amp;CHAR(10))&amp;CHAR(9))&amp;&quot;RESOURCE&quot;)&amp;CHAR(10))&amp;CHAR(9))&amp;&quot;{&quot;)&amp;CHAR(10))&amp;CHAR(9))&amp;CHAR(9))&amp;&quot;name = Waste&quot;)&amp;CHAR(10))&amp;CHAR(9))&amp;CHAR(9))&amp;&quot;amount = 0&quot;)&amp;CHAR(10))&amp;CHAR(9))&amp;CHAR(9))&amp;&quot;maxAmount = &quot;)&amp;ROUNDUP((([.$E$8]*[.A30])*[.$E$10]);3))&amp;&quot;&quot;)&amp;CHAR(10))&amp;CHAR(9))&amp;&quot;}&quot;)&amp;CHAR(10))&amp;CHAR(9))&amp;&quot;RESOURCE&quot;)&amp;CHAR(10))&amp;CHAR(9))&amp;&quot;{&quot;)&amp;CHAR(10))&amp;CHAR(9))&amp;CHAR(9))&amp;&quot;name = WasteWater&quot;)&amp;CHAR(10))&amp;CHAR(9))&amp;CHAR(9))&amp;&quot;amount = 0&quot;)&amp;CHAR(10))&amp;CHAR(9))&amp;CHAR(9))&amp;&quot;maxAmount = &quot;)&amp;ROUNDUP((([.$E$7]*[.A30])*[.$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3" calcext:value-type="float">
            <text:p>23</text:p>
          </table:table-cell>
          <table:table-cell table:formula="of:=(((((((((((((((((((((((((((((((((((((((((((((((((((((((((((((((((((((((((((((((((((((((((((((((((((((((((((((((((((((((((((((((((((((((((((((((((((((((((&quot;@PART[*]:HAS[#CrewCapacity[&quot;&amp;[.A31])&amp;&quot;],@MODULE[ModuleCommand],!RESOURCE[Food]]:FOR[TacLifeSupport]:NEEDS[!modularFuelTanks&amp;!RealFuels]&quot;)&amp;CHAR(10))&amp;&quot;{&quot;)&amp;CHAR(10))&amp;CHAR(9))&amp;&quot;// &quot;)&amp;[.A31])&amp;&quot; crew&quot;)&amp;CHAR(10))&amp;CHAR(9))&amp;&quot;RESOURCE&quot;)&amp;CHAR(10))&amp;CHAR(9))&amp;&quot;{&quot;)&amp;CHAR(10))&amp;CHAR(9))&amp;CHAR(9))&amp;&quot;name = Food&quot;)&amp;CHAR(10))&amp;CHAR(9))&amp;CHAR(9))&amp;&quot;amount = &quot;)&amp;ROUNDUP((([.$E$3]*[.A31])*[.$E$10]);3))&amp;CHAR(10))&amp;CHAR(9))&amp;CHAR(9))&amp;&quot;maxAmount = &quot;)&amp;ROUNDUP((([.$E$3]*[.A31])*[.$E$10]);3))&amp;&quot;&quot;)&amp;CHAR(10))&amp;CHAR(9))&amp;&quot;}&quot;)&amp;CHAR(10))&amp;CHAR(9))&amp;&quot;RESOURCE&quot;)&amp;CHAR(10))&amp;CHAR(9))&amp;&quot;{&quot;)&amp;CHAR(10))&amp;CHAR(9))&amp;CHAR(9))&amp;&quot;name = Water&quot;)&amp;CHAR(10))&amp;CHAR(9))&amp;CHAR(9))&amp;&quot;amount = &quot;)&amp;ROUNDUP((([.$E$4]*[.A31])*[.$E$10]);3))&amp;&quot;&quot;)&amp;CHAR(10))&amp;CHAR(9))&amp;CHAR(9))&amp;&quot;maxAmount = &quot;)&amp;ROUNDUP((([.$E$4]*[.A31])*[.$E$10]);3))&amp;&quot;&quot;)&amp;CHAR(10))&amp;CHAR(9))&amp;&quot;}&quot;)&amp;CHAR(10))&amp;CHAR(9))&amp;&quot;RESOURCE&quot;)&amp;CHAR(10))&amp;CHAR(9))&amp;&quot;{&quot;)&amp;CHAR(10))&amp;CHAR(9))&amp;CHAR(9))&amp;&quot;name = Oxygen&quot;)&amp;CHAR(10))&amp;CHAR(9))&amp;CHAR(9))&amp;&quot;amount = &quot;)&amp;ROUNDUP((([.$E$5]*[.A31])*[.$E$10]);3))&amp;&quot;&quot;)&amp;CHAR(10))&amp;CHAR(9))&amp;CHAR(9))&amp;&quot;maxAmount = &quot;)&amp;ROUNDUP((([.$E$5]*[.A31])*[.$E$10]);3))&amp;&quot;&quot;)&amp;CHAR(10))&amp;CHAR(9))&amp;&quot;}&quot;)&amp;CHAR(10))&amp;CHAR(9))&amp;&quot;RESOURCE&quot;)&amp;CHAR(10))&amp;CHAR(9))&amp;&quot;{&quot;)&amp;CHAR(10))&amp;CHAR(9))&amp;CHAR(9))&amp;&quot;name = CarbonDioxide&quot;)&amp;CHAR(10))&amp;CHAR(9))&amp;CHAR(9))&amp;&quot;amount = 0&quot;)&amp;CHAR(10))&amp;CHAR(9))&amp;CHAR(9))&amp;&quot;maxAmount = &quot;)&amp;ROUNDUP((([.$E$6]*[.A31])*[.$E$10]);3))&amp;&quot;&quot;)&amp;CHAR(10))&amp;CHAR(9))&amp;&quot;}&quot;)&amp;CHAR(10))&amp;CHAR(9))&amp;&quot;RESOURCE&quot;)&amp;CHAR(10))&amp;CHAR(9))&amp;&quot;{&quot;)&amp;CHAR(10))&amp;CHAR(9))&amp;CHAR(9))&amp;&quot;name = Waste&quot;)&amp;CHAR(10))&amp;CHAR(9))&amp;CHAR(9))&amp;&quot;amount = 0&quot;)&amp;CHAR(10))&amp;CHAR(9))&amp;CHAR(9))&amp;&quot;maxAmount = &quot;)&amp;ROUNDUP((([.$E$8]*[.A31])*[.$E$10]);3))&amp;&quot;&quot;)&amp;CHAR(10))&amp;CHAR(9))&amp;&quot;}&quot;)&amp;CHAR(10))&amp;CHAR(9))&amp;&quot;RESOURCE&quot;)&amp;CHAR(10))&amp;CHAR(9))&amp;&quot;{&quot;)&amp;CHAR(10))&amp;CHAR(9))&amp;CHAR(9))&amp;&quot;name = WasteWater&quot;)&amp;CHAR(10))&amp;CHAR(9))&amp;CHAR(9))&amp;&quot;amount = 0&quot;)&amp;CHAR(10))&amp;CHAR(9))&amp;CHAR(9))&amp;&quot;maxAmount = &quot;)&amp;ROUNDUP((([.$E$7]*[.A31])*[.$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4" calcext:value-type="float">
            <text:p>24</text:p>
          </table:table-cell>
          <table:table-cell table:formula="of:=(((((((((((((((((((((((((((((((((((((((((((((((((((((((((((((((((((((((((((((((((((((((((((((((((((((((((((((((((((((((((((((((((((((((((((((((((((((((((&quot;@PART[*]:HAS[#CrewCapacity[&quot;&amp;[.A32])&amp;&quot;],@MODULE[ModuleCommand],!RESOURCE[Food]]:FOR[TacLifeSupport]:NEEDS[!modularFuelTanks&amp;!RealFuels]&quot;)&amp;CHAR(10))&amp;&quot;{&quot;)&amp;CHAR(10))&amp;CHAR(9))&amp;&quot;// &quot;)&amp;[.A32])&amp;&quot; crew&quot;)&amp;CHAR(10))&amp;CHAR(9))&amp;&quot;RESOURCE&quot;)&amp;CHAR(10))&amp;CHAR(9))&amp;&quot;{&quot;)&amp;CHAR(10))&amp;CHAR(9))&amp;CHAR(9))&amp;&quot;name = Food&quot;)&amp;CHAR(10))&amp;CHAR(9))&amp;CHAR(9))&amp;&quot;amount = &quot;)&amp;ROUNDUP((([.$E$3]*[.A32])*[.$E$10]);3))&amp;CHAR(10))&amp;CHAR(9))&amp;CHAR(9))&amp;&quot;maxAmount = &quot;)&amp;ROUNDUP((([.$E$3]*[.A32])*[.$E$10]);3))&amp;&quot;&quot;)&amp;CHAR(10))&amp;CHAR(9))&amp;&quot;}&quot;)&amp;CHAR(10))&amp;CHAR(9))&amp;&quot;RESOURCE&quot;)&amp;CHAR(10))&amp;CHAR(9))&amp;&quot;{&quot;)&amp;CHAR(10))&amp;CHAR(9))&amp;CHAR(9))&amp;&quot;name = Water&quot;)&amp;CHAR(10))&amp;CHAR(9))&amp;CHAR(9))&amp;&quot;amount = &quot;)&amp;ROUNDUP((([.$E$4]*[.A32])*[.$E$10]);3))&amp;&quot;&quot;)&amp;CHAR(10))&amp;CHAR(9))&amp;CHAR(9))&amp;&quot;maxAmount = &quot;)&amp;ROUNDUP((([.$E$4]*[.A32])*[.$E$10]);3))&amp;&quot;&quot;)&amp;CHAR(10))&amp;CHAR(9))&amp;&quot;}&quot;)&amp;CHAR(10))&amp;CHAR(9))&amp;&quot;RESOURCE&quot;)&amp;CHAR(10))&amp;CHAR(9))&amp;&quot;{&quot;)&amp;CHAR(10))&amp;CHAR(9))&amp;CHAR(9))&amp;&quot;name = Oxygen&quot;)&amp;CHAR(10))&amp;CHAR(9))&amp;CHAR(9))&amp;&quot;amount = &quot;)&amp;ROUNDUP((([.$E$5]*[.A32])*[.$E$10]);3))&amp;&quot;&quot;)&amp;CHAR(10))&amp;CHAR(9))&amp;CHAR(9))&amp;&quot;maxAmount = &quot;)&amp;ROUNDUP((([.$E$5]*[.A32])*[.$E$10]);3))&amp;&quot;&quot;)&amp;CHAR(10))&amp;CHAR(9))&amp;&quot;}&quot;)&amp;CHAR(10))&amp;CHAR(9))&amp;&quot;RESOURCE&quot;)&amp;CHAR(10))&amp;CHAR(9))&amp;&quot;{&quot;)&amp;CHAR(10))&amp;CHAR(9))&amp;CHAR(9))&amp;&quot;name = CarbonDioxide&quot;)&amp;CHAR(10))&amp;CHAR(9))&amp;CHAR(9))&amp;&quot;amount = 0&quot;)&amp;CHAR(10))&amp;CHAR(9))&amp;CHAR(9))&amp;&quot;maxAmount = &quot;)&amp;ROUNDUP((([.$E$6]*[.A32])*[.$E$10]);3))&amp;&quot;&quot;)&amp;CHAR(10))&amp;CHAR(9))&amp;&quot;}&quot;)&amp;CHAR(10))&amp;CHAR(9))&amp;&quot;RESOURCE&quot;)&amp;CHAR(10))&amp;CHAR(9))&amp;&quot;{&quot;)&amp;CHAR(10))&amp;CHAR(9))&amp;CHAR(9))&amp;&quot;name = Waste&quot;)&amp;CHAR(10))&amp;CHAR(9))&amp;CHAR(9))&amp;&quot;amount = 0&quot;)&amp;CHAR(10))&amp;CHAR(9))&amp;CHAR(9))&amp;&quot;maxAmount = &quot;)&amp;ROUNDUP((([.$E$8]*[.A32])*[.$E$10]);3))&amp;&quot;&quot;)&amp;CHAR(10))&amp;CHAR(9))&amp;&quot;}&quot;)&amp;CHAR(10))&amp;CHAR(9))&amp;&quot;RESOURCE&quot;)&amp;CHAR(10))&amp;CHAR(9))&amp;&quot;{&quot;)&amp;CHAR(10))&amp;CHAR(9))&amp;CHAR(9))&amp;&quot;name = WasteWater&quot;)&amp;CHAR(10))&amp;CHAR(9))&amp;CHAR(9))&amp;&quot;amount = 0&quot;)&amp;CHAR(10))&amp;CHAR(9))&amp;CHAR(9))&amp;&quot;maxAmount = &quot;)&amp;ROUNDUP((([.$E$7]*[.A32])*[.$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5" calcext:value-type="float">
            <text:p>25</text:p>
          </table:table-cell>
          <table:table-cell table:formula="of:=(((((((((((((((((((((((((((((((((((((((((((((((((((((((((((((((((((((((((((((((((((((((((((((((((((((((((((((((((((((((((((((((((((((((((((((((((((((((((&quot;@PART[*]:HAS[#CrewCapacity[&quot;&amp;[.A33])&amp;&quot;],@MODULE[ModuleCommand],!RESOURCE[Food]]:FOR[TacLifeSupport]:NEEDS[!modularFuelTanks&amp;!RealFuels]&quot;)&amp;CHAR(10))&amp;&quot;{&quot;)&amp;CHAR(10))&amp;CHAR(9))&amp;&quot;// &quot;)&amp;[.A33])&amp;&quot; crew&quot;)&amp;CHAR(10))&amp;CHAR(9))&amp;&quot;RESOURCE&quot;)&amp;CHAR(10))&amp;CHAR(9))&amp;&quot;{&quot;)&amp;CHAR(10))&amp;CHAR(9))&amp;CHAR(9))&amp;&quot;name = Food&quot;)&amp;CHAR(10))&amp;CHAR(9))&amp;CHAR(9))&amp;&quot;amount = &quot;)&amp;ROUNDUP((([.$E$3]*[.A33])*[.$E$10]);3))&amp;CHAR(10))&amp;CHAR(9))&amp;CHAR(9))&amp;&quot;maxAmount = &quot;)&amp;ROUNDUP((([.$E$3]*[.A33])*[.$E$10]);3))&amp;&quot;&quot;)&amp;CHAR(10))&amp;CHAR(9))&amp;&quot;}&quot;)&amp;CHAR(10))&amp;CHAR(9))&amp;&quot;RESOURCE&quot;)&amp;CHAR(10))&amp;CHAR(9))&amp;&quot;{&quot;)&amp;CHAR(10))&amp;CHAR(9))&amp;CHAR(9))&amp;&quot;name = Water&quot;)&amp;CHAR(10))&amp;CHAR(9))&amp;CHAR(9))&amp;&quot;amount = &quot;)&amp;ROUNDUP((([.$E$4]*[.A33])*[.$E$10]);3))&amp;&quot;&quot;)&amp;CHAR(10))&amp;CHAR(9))&amp;CHAR(9))&amp;&quot;maxAmount = &quot;)&amp;ROUNDUP((([.$E$4]*[.A33])*[.$E$10]);3))&amp;&quot;&quot;)&amp;CHAR(10))&amp;CHAR(9))&amp;&quot;}&quot;)&amp;CHAR(10))&amp;CHAR(9))&amp;&quot;RESOURCE&quot;)&amp;CHAR(10))&amp;CHAR(9))&amp;&quot;{&quot;)&amp;CHAR(10))&amp;CHAR(9))&amp;CHAR(9))&amp;&quot;name = Oxygen&quot;)&amp;CHAR(10))&amp;CHAR(9))&amp;CHAR(9))&amp;&quot;amount = &quot;)&amp;ROUNDUP((([.$E$5]*[.A33])*[.$E$10]);3))&amp;&quot;&quot;)&amp;CHAR(10))&amp;CHAR(9))&amp;CHAR(9))&amp;&quot;maxAmount = &quot;)&amp;ROUNDUP((([.$E$5]*[.A33])*[.$E$10]);3))&amp;&quot;&quot;)&amp;CHAR(10))&amp;CHAR(9))&amp;&quot;}&quot;)&amp;CHAR(10))&amp;CHAR(9))&amp;&quot;RESOURCE&quot;)&amp;CHAR(10))&amp;CHAR(9))&amp;&quot;{&quot;)&amp;CHAR(10))&amp;CHAR(9))&amp;CHAR(9))&amp;&quot;name = CarbonDioxide&quot;)&amp;CHAR(10))&amp;CHAR(9))&amp;CHAR(9))&amp;&quot;amount = 0&quot;)&amp;CHAR(10))&amp;CHAR(9))&amp;CHAR(9))&amp;&quot;maxAmount = &quot;)&amp;ROUNDUP((([.$E$6]*[.A33])*[.$E$10]);3))&amp;&quot;&quot;)&amp;CHAR(10))&amp;CHAR(9))&amp;&quot;}&quot;)&amp;CHAR(10))&amp;CHAR(9))&amp;&quot;RESOURCE&quot;)&amp;CHAR(10))&amp;CHAR(9))&amp;&quot;{&quot;)&amp;CHAR(10))&amp;CHAR(9))&amp;CHAR(9))&amp;&quot;name = Waste&quot;)&amp;CHAR(10))&amp;CHAR(9))&amp;CHAR(9))&amp;&quot;amount = 0&quot;)&amp;CHAR(10))&amp;CHAR(9))&amp;CHAR(9))&amp;&quot;maxAmount = &quot;)&amp;ROUNDUP((([.$E$8]*[.A33])*[.$E$10]);3))&amp;&quot;&quot;)&amp;CHAR(10))&amp;CHAR(9))&amp;&quot;}&quot;)&amp;CHAR(10))&amp;CHAR(9))&amp;&quot;RESOURCE&quot;)&amp;CHAR(10))&amp;CHAR(9))&amp;&quot;{&quot;)&amp;CHAR(10))&amp;CHAR(9))&amp;CHAR(9))&amp;&quot;name = WasteWater&quot;)&amp;CHAR(10))&amp;CHAR(9))&amp;CHAR(9))&amp;&quot;amount = 0&quot;)&amp;CHAR(10))&amp;CHAR(9))&amp;CHAR(9))&amp;&quot;maxAmount = &quot;)&amp;ROUNDUP((([.$E$7]*[.A33])*[.$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6" calcext:value-type="float">
            <text:p>26</text:p>
          </table:table-cell>
          <table:table-cell table:formula="of:=(((((((((((((((((((((((((((((((((((((((((((((((((((((((((((((((((((((((((((((((((((((((((((((((((((((((((((((((((((((((((((((((((((((((((((((((((((((((((&quot;@PART[*]:HAS[#CrewCapacity[&quot;&amp;[.A34])&amp;&quot;],@MODULE[ModuleCommand],!RESOURCE[Food]]:FOR[TacLifeSupport]:NEEDS[!modularFuelTanks&amp;!RealFuels]&quot;)&amp;CHAR(10))&amp;&quot;{&quot;)&amp;CHAR(10))&amp;CHAR(9))&amp;&quot;// &quot;)&amp;[.A34])&amp;&quot; crew&quot;)&amp;CHAR(10))&amp;CHAR(9))&amp;&quot;RESOURCE&quot;)&amp;CHAR(10))&amp;CHAR(9))&amp;&quot;{&quot;)&amp;CHAR(10))&amp;CHAR(9))&amp;CHAR(9))&amp;&quot;name = Food&quot;)&amp;CHAR(10))&amp;CHAR(9))&amp;CHAR(9))&amp;&quot;amount = &quot;)&amp;ROUNDUP((([.$E$3]*[.A34])*[.$E$10]);3))&amp;CHAR(10))&amp;CHAR(9))&amp;CHAR(9))&amp;&quot;maxAmount = &quot;)&amp;ROUNDUP((([.$E$3]*[.A34])*[.$E$10]);3))&amp;&quot;&quot;)&amp;CHAR(10))&amp;CHAR(9))&amp;&quot;}&quot;)&amp;CHAR(10))&amp;CHAR(9))&amp;&quot;RESOURCE&quot;)&amp;CHAR(10))&amp;CHAR(9))&amp;&quot;{&quot;)&amp;CHAR(10))&amp;CHAR(9))&amp;CHAR(9))&amp;&quot;name = Water&quot;)&amp;CHAR(10))&amp;CHAR(9))&amp;CHAR(9))&amp;&quot;amount = &quot;)&amp;ROUNDUP((([.$E$4]*[.A34])*[.$E$10]);3))&amp;&quot;&quot;)&amp;CHAR(10))&amp;CHAR(9))&amp;CHAR(9))&amp;&quot;maxAmount = &quot;)&amp;ROUNDUP((([.$E$4]*[.A34])*[.$E$10]);3))&amp;&quot;&quot;)&amp;CHAR(10))&amp;CHAR(9))&amp;&quot;}&quot;)&amp;CHAR(10))&amp;CHAR(9))&amp;&quot;RESOURCE&quot;)&amp;CHAR(10))&amp;CHAR(9))&amp;&quot;{&quot;)&amp;CHAR(10))&amp;CHAR(9))&amp;CHAR(9))&amp;&quot;name = Oxygen&quot;)&amp;CHAR(10))&amp;CHAR(9))&amp;CHAR(9))&amp;&quot;amount = &quot;)&amp;ROUNDUP((([.$E$5]*[.A34])*[.$E$10]);3))&amp;&quot;&quot;)&amp;CHAR(10))&amp;CHAR(9))&amp;CHAR(9))&amp;&quot;maxAmount = &quot;)&amp;ROUNDUP((([.$E$5]*[.A34])*[.$E$10]);3))&amp;&quot;&quot;)&amp;CHAR(10))&amp;CHAR(9))&amp;&quot;}&quot;)&amp;CHAR(10))&amp;CHAR(9))&amp;&quot;RESOURCE&quot;)&amp;CHAR(10))&amp;CHAR(9))&amp;&quot;{&quot;)&amp;CHAR(10))&amp;CHAR(9))&amp;CHAR(9))&amp;&quot;name = CarbonDioxide&quot;)&amp;CHAR(10))&amp;CHAR(9))&amp;CHAR(9))&amp;&quot;amount = 0&quot;)&amp;CHAR(10))&amp;CHAR(9))&amp;CHAR(9))&amp;&quot;maxAmount = &quot;)&amp;ROUNDUP((([.$E$6]*[.A34])*[.$E$10]);3))&amp;&quot;&quot;)&amp;CHAR(10))&amp;CHAR(9))&amp;&quot;}&quot;)&amp;CHAR(10))&amp;CHAR(9))&amp;&quot;RESOURCE&quot;)&amp;CHAR(10))&amp;CHAR(9))&amp;&quot;{&quot;)&amp;CHAR(10))&amp;CHAR(9))&amp;CHAR(9))&amp;&quot;name = Waste&quot;)&amp;CHAR(10))&amp;CHAR(9))&amp;CHAR(9))&amp;&quot;amount = 0&quot;)&amp;CHAR(10))&amp;CHAR(9))&amp;CHAR(9))&amp;&quot;maxAmount = &quot;)&amp;ROUNDUP((([.$E$8]*[.A34])*[.$E$10]);3))&amp;&quot;&quot;)&amp;CHAR(10))&amp;CHAR(9))&amp;&quot;}&quot;)&amp;CHAR(10))&amp;CHAR(9))&amp;&quot;RESOURCE&quot;)&amp;CHAR(10))&amp;CHAR(9))&amp;&quot;{&quot;)&amp;CHAR(10))&amp;CHAR(9))&amp;CHAR(9))&amp;&quot;name = WasteWater&quot;)&amp;CHAR(10))&amp;CHAR(9))&amp;CHAR(9))&amp;&quot;amount = 0&quot;)&amp;CHAR(10))&amp;CHAR(9))&amp;CHAR(9))&amp;&quot;maxAmount = &quot;)&amp;ROUNDUP((([.$E$7]*[.A34])*[.$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7" calcext:value-type="float">
            <text:p>27</text:p>
          </table:table-cell>
          <table:table-cell table:formula="of:=(((((((((((((((((((((((((((((((((((((((((((((((((((((((((((((((((((((((((((((((((((((((((((((((((((((((((((((((((((((((((((((((((((((((((((((((((((((((((&quot;@PART[*]:HAS[#CrewCapacity[&quot;&amp;[.A35])&amp;&quot;],@MODULE[ModuleCommand],!RESOURCE[Food]]:FOR[TacLifeSupport]:NEEDS[!modularFuelTanks&amp;!RealFuels]&quot;)&amp;CHAR(10))&amp;&quot;{&quot;)&amp;CHAR(10))&amp;CHAR(9))&amp;&quot;// &quot;)&amp;[.A35])&amp;&quot; crew&quot;)&amp;CHAR(10))&amp;CHAR(9))&amp;&quot;RESOURCE&quot;)&amp;CHAR(10))&amp;CHAR(9))&amp;&quot;{&quot;)&amp;CHAR(10))&amp;CHAR(9))&amp;CHAR(9))&amp;&quot;name = Food&quot;)&amp;CHAR(10))&amp;CHAR(9))&amp;CHAR(9))&amp;&quot;amount = &quot;)&amp;ROUNDUP((([.$E$3]*[.A35])*[.$E$10]);3))&amp;CHAR(10))&amp;CHAR(9))&amp;CHAR(9))&amp;&quot;maxAmount = &quot;)&amp;ROUNDUP((([.$E$3]*[.A35])*[.$E$10]);3))&amp;&quot;&quot;)&amp;CHAR(10))&amp;CHAR(9))&amp;&quot;}&quot;)&amp;CHAR(10))&amp;CHAR(9))&amp;&quot;RESOURCE&quot;)&amp;CHAR(10))&amp;CHAR(9))&amp;&quot;{&quot;)&amp;CHAR(10))&amp;CHAR(9))&amp;CHAR(9))&amp;&quot;name = Water&quot;)&amp;CHAR(10))&amp;CHAR(9))&amp;CHAR(9))&amp;&quot;amount = &quot;)&amp;ROUNDUP((([.$E$4]*[.A35])*[.$E$10]);3))&amp;&quot;&quot;)&amp;CHAR(10))&amp;CHAR(9))&amp;CHAR(9))&amp;&quot;maxAmount = &quot;)&amp;ROUNDUP((([.$E$4]*[.A35])*[.$E$10]);3))&amp;&quot;&quot;)&amp;CHAR(10))&amp;CHAR(9))&amp;&quot;}&quot;)&amp;CHAR(10))&amp;CHAR(9))&amp;&quot;RESOURCE&quot;)&amp;CHAR(10))&amp;CHAR(9))&amp;&quot;{&quot;)&amp;CHAR(10))&amp;CHAR(9))&amp;CHAR(9))&amp;&quot;name = Oxygen&quot;)&amp;CHAR(10))&amp;CHAR(9))&amp;CHAR(9))&amp;&quot;amount = &quot;)&amp;ROUNDUP((([.$E$5]*[.A35])*[.$E$10]);3))&amp;&quot;&quot;)&amp;CHAR(10))&amp;CHAR(9))&amp;CHAR(9))&amp;&quot;maxAmount = &quot;)&amp;ROUNDUP((([.$E$5]*[.A35])*[.$E$10]);3))&amp;&quot;&quot;)&amp;CHAR(10))&amp;CHAR(9))&amp;&quot;}&quot;)&amp;CHAR(10))&amp;CHAR(9))&amp;&quot;RESOURCE&quot;)&amp;CHAR(10))&amp;CHAR(9))&amp;&quot;{&quot;)&amp;CHAR(10))&amp;CHAR(9))&amp;CHAR(9))&amp;&quot;name = CarbonDioxide&quot;)&amp;CHAR(10))&amp;CHAR(9))&amp;CHAR(9))&amp;&quot;amount = 0&quot;)&amp;CHAR(10))&amp;CHAR(9))&amp;CHAR(9))&amp;&quot;maxAmount = &quot;)&amp;ROUNDUP((([.$E$6]*[.A35])*[.$E$10]);3))&amp;&quot;&quot;)&amp;CHAR(10))&amp;CHAR(9))&amp;&quot;}&quot;)&amp;CHAR(10))&amp;CHAR(9))&amp;&quot;RESOURCE&quot;)&amp;CHAR(10))&amp;CHAR(9))&amp;&quot;{&quot;)&amp;CHAR(10))&amp;CHAR(9))&amp;CHAR(9))&amp;&quot;name = Waste&quot;)&amp;CHAR(10))&amp;CHAR(9))&amp;CHAR(9))&amp;&quot;amount = 0&quot;)&amp;CHAR(10))&amp;CHAR(9))&amp;CHAR(9))&amp;&quot;maxAmount = &quot;)&amp;ROUNDUP((([.$E$8]*[.A35])*[.$E$10]);3))&amp;&quot;&quot;)&amp;CHAR(10))&amp;CHAR(9))&amp;&quot;}&quot;)&amp;CHAR(10))&amp;CHAR(9))&amp;&quot;RESOURCE&quot;)&amp;CHAR(10))&amp;CHAR(9))&amp;&quot;{&quot;)&amp;CHAR(10))&amp;CHAR(9))&amp;CHAR(9))&amp;&quot;name = WasteWater&quot;)&amp;CHAR(10))&amp;CHAR(9))&amp;CHAR(9))&amp;&quot;amount = 0&quot;)&amp;CHAR(10))&amp;CHAR(9))&amp;CHAR(9))&amp;&quot;maxAmount = &quot;)&amp;ROUNDUP((([.$E$7]*[.A35])*[.$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8" calcext:value-type="float">
            <text:p>28</text:p>
          </table:table-cell>
          <table:table-cell table:formula="of:=(((((((((((((((((((((((((((((((((((((((((((((((((((((((((((((((((((((((((((((((((((((((((((((((((((((((((((((((((((((((((((((((((((((((((((((((((((((((((&quot;@PART[*]:HAS[#CrewCapacity[&quot;&amp;[.A36])&amp;&quot;],@MODULE[ModuleCommand],!RESOURCE[Food]]:FOR[TacLifeSupport]:NEEDS[!modularFuelTanks&amp;!RealFuels]&quot;)&amp;CHAR(10))&amp;&quot;{&quot;)&amp;CHAR(10))&amp;CHAR(9))&amp;&quot;// &quot;)&amp;[.A36])&amp;&quot; crew&quot;)&amp;CHAR(10))&amp;CHAR(9))&amp;&quot;RESOURCE&quot;)&amp;CHAR(10))&amp;CHAR(9))&amp;&quot;{&quot;)&amp;CHAR(10))&amp;CHAR(9))&amp;CHAR(9))&amp;&quot;name = Food&quot;)&amp;CHAR(10))&amp;CHAR(9))&amp;CHAR(9))&amp;&quot;amount = &quot;)&amp;ROUNDUP((([.$E$3]*[.A36])*[.$E$10]);3))&amp;CHAR(10))&amp;CHAR(9))&amp;CHAR(9))&amp;&quot;maxAmount = &quot;)&amp;ROUNDUP((([.$E$3]*[.A36])*[.$E$10]);3))&amp;&quot;&quot;)&amp;CHAR(10))&amp;CHAR(9))&amp;&quot;}&quot;)&amp;CHAR(10))&amp;CHAR(9))&amp;&quot;RESOURCE&quot;)&amp;CHAR(10))&amp;CHAR(9))&amp;&quot;{&quot;)&amp;CHAR(10))&amp;CHAR(9))&amp;CHAR(9))&amp;&quot;name = Water&quot;)&amp;CHAR(10))&amp;CHAR(9))&amp;CHAR(9))&amp;&quot;amount = &quot;)&amp;ROUNDUP((([.$E$4]*[.A36])*[.$E$10]);3))&amp;&quot;&quot;)&amp;CHAR(10))&amp;CHAR(9))&amp;CHAR(9))&amp;&quot;maxAmount = &quot;)&amp;ROUNDUP((([.$E$4]*[.A36])*[.$E$10]);3))&amp;&quot;&quot;)&amp;CHAR(10))&amp;CHAR(9))&amp;&quot;}&quot;)&amp;CHAR(10))&amp;CHAR(9))&amp;&quot;RESOURCE&quot;)&amp;CHAR(10))&amp;CHAR(9))&amp;&quot;{&quot;)&amp;CHAR(10))&amp;CHAR(9))&amp;CHAR(9))&amp;&quot;name = Oxygen&quot;)&amp;CHAR(10))&amp;CHAR(9))&amp;CHAR(9))&amp;&quot;amount = &quot;)&amp;ROUNDUP((([.$E$5]*[.A36])*[.$E$10]);3))&amp;&quot;&quot;)&amp;CHAR(10))&amp;CHAR(9))&amp;CHAR(9))&amp;&quot;maxAmount = &quot;)&amp;ROUNDUP((([.$E$5]*[.A36])*[.$E$10]);3))&amp;&quot;&quot;)&amp;CHAR(10))&amp;CHAR(9))&amp;&quot;}&quot;)&amp;CHAR(10))&amp;CHAR(9))&amp;&quot;RESOURCE&quot;)&amp;CHAR(10))&amp;CHAR(9))&amp;&quot;{&quot;)&amp;CHAR(10))&amp;CHAR(9))&amp;CHAR(9))&amp;&quot;name = CarbonDioxide&quot;)&amp;CHAR(10))&amp;CHAR(9))&amp;CHAR(9))&amp;&quot;amount = 0&quot;)&amp;CHAR(10))&amp;CHAR(9))&amp;CHAR(9))&amp;&quot;maxAmount = &quot;)&amp;ROUNDUP((([.$E$6]*[.A36])*[.$E$10]);3))&amp;&quot;&quot;)&amp;CHAR(10))&amp;CHAR(9))&amp;&quot;}&quot;)&amp;CHAR(10))&amp;CHAR(9))&amp;&quot;RESOURCE&quot;)&amp;CHAR(10))&amp;CHAR(9))&amp;&quot;{&quot;)&amp;CHAR(10))&amp;CHAR(9))&amp;CHAR(9))&amp;&quot;name = Waste&quot;)&amp;CHAR(10))&amp;CHAR(9))&amp;CHAR(9))&amp;&quot;amount = 0&quot;)&amp;CHAR(10))&amp;CHAR(9))&amp;CHAR(9))&amp;&quot;maxAmount = &quot;)&amp;ROUNDUP((([.$E$8]*[.A36])*[.$E$10]);3))&amp;&quot;&quot;)&amp;CHAR(10))&amp;CHAR(9))&amp;&quot;}&quot;)&amp;CHAR(10))&amp;CHAR(9))&amp;&quot;RESOURCE&quot;)&amp;CHAR(10))&amp;CHAR(9))&amp;&quot;{&quot;)&amp;CHAR(10))&amp;CHAR(9))&amp;CHAR(9))&amp;&quot;name = WasteWater&quot;)&amp;CHAR(10))&amp;CHAR(9))&amp;CHAR(9))&amp;&quot;amount = 0&quot;)&amp;CHAR(10))&amp;CHAR(9))&amp;CHAR(9))&amp;&quot;maxAmount = &quot;)&amp;ROUNDUP((([.$E$7]*[.A36])*[.$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29" calcext:value-type="float">
            <text:p>29</text:p>
          </table:table-cell>
          <table:table-cell table:formula="of:=(((((((((((((((((((((((((((((((((((((((((((((((((((((((((((((((((((((((((((((((((((((((((((((((((((((((((((((((((((((((((((((((((((((((((((((((((((((((((&quot;@PART[*]:HAS[#CrewCapacity[&quot;&amp;[.A37])&amp;&quot;],@MODULE[ModuleCommand],!RESOURCE[Food]]:FOR[TacLifeSupport]:NEEDS[!modularFuelTanks&amp;!RealFuels]&quot;)&amp;CHAR(10))&amp;&quot;{&quot;)&amp;CHAR(10))&amp;CHAR(9))&amp;&quot;// &quot;)&amp;[.A37])&amp;&quot; crew&quot;)&amp;CHAR(10))&amp;CHAR(9))&amp;&quot;RESOURCE&quot;)&amp;CHAR(10))&amp;CHAR(9))&amp;&quot;{&quot;)&amp;CHAR(10))&amp;CHAR(9))&amp;CHAR(9))&amp;&quot;name = Food&quot;)&amp;CHAR(10))&amp;CHAR(9))&amp;CHAR(9))&amp;&quot;amount = &quot;)&amp;ROUNDUP((([.$E$3]*[.A37])*[.$E$10]);3))&amp;CHAR(10))&amp;CHAR(9))&amp;CHAR(9))&amp;&quot;maxAmount = &quot;)&amp;ROUNDUP((([.$E$3]*[.A37])*[.$E$10]);3))&amp;&quot;&quot;)&amp;CHAR(10))&amp;CHAR(9))&amp;&quot;}&quot;)&amp;CHAR(10))&amp;CHAR(9))&amp;&quot;RESOURCE&quot;)&amp;CHAR(10))&amp;CHAR(9))&amp;&quot;{&quot;)&amp;CHAR(10))&amp;CHAR(9))&amp;CHAR(9))&amp;&quot;name = Water&quot;)&amp;CHAR(10))&amp;CHAR(9))&amp;CHAR(9))&amp;&quot;amount = &quot;)&amp;ROUNDUP((([.$E$4]*[.A37])*[.$E$10]);3))&amp;&quot;&quot;)&amp;CHAR(10))&amp;CHAR(9))&amp;CHAR(9))&amp;&quot;maxAmount = &quot;)&amp;ROUNDUP((([.$E$4]*[.A37])*[.$E$10]);3))&amp;&quot;&quot;)&amp;CHAR(10))&amp;CHAR(9))&amp;&quot;}&quot;)&amp;CHAR(10))&amp;CHAR(9))&amp;&quot;RESOURCE&quot;)&amp;CHAR(10))&amp;CHAR(9))&amp;&quot;{&quot;)&amp;CHAR(10))&amp;CHAR(9))&amp;CHAR(9))&amp;&quot;name = Oxygen&quot;)&amp;CHAR(10))&amp;CHAR(9))&amp;CHAR(9))&amp;&quot;amount = &quot;)&amp;ROUNDUP((([.$E$5]*[.A37])*[.$E$10]);3))&amp;&quot;&quot;)&amp;CHAR(10))&amp;CHAR(9))&amp;CHAR(9))&amp;&quot;maxAmount = &quot;)&amp;ROUNDUP((([.$E$5]*[.A37])*[.$E$10]);3))&amp;&quot;&quot;)&amp;CHAR(10))&amp;CHAR(9))&amp;&quot;}&quot;)&amp;CHAR(10))&amp;CHAR(9))&amp;&quot;RESOURCE&quot;)&amp;CHAR(10))&amp;CHAR(9))&amp;&quot;{&quot;)&amp;CHAR(10))&amp;CHAR(9))&amp;CHAR(9))&amp;&quot;name = CarbonDioxide&quot;)&amp;CHAR(10))&amp;CHAR(9))&amp;CHAR(9))&amp;&quot;amount = 0&quot;)&amp;CHAR(10))&amp;CHAR(9))&amp;CHAR(9))&amp;&quot;maxAmount = &quot;)&amp;ROUNDUP((([.$E$6]*[.A37])*[.$E$10]);3))&amp;&quot;&quot;)&amp;CHAR(10))&amp;CHAR(9))&amp;&quot;}&quot;)&amp;CHAR(10))&amp;CHAR(9))&amp;&quot;RESOURCE&quot;)&amp;CHAR(10))&amp;CHAR(9))&amp;&quot;{&quot;)&amp;CHAR(10))&amp;CHAR(9))&amp;CHAR(9))&amp;&quot;name = Waste&quot;)&amp;CHAR(10))&amp;CHAR(9))&amp;CHAR(9))&amp;&quot;amount = 0&quot;)&amp;CHAR(10))&amp;CHAR(9))&amp;CHAR(9))&amp;&quot;maxAmount = &quot;)&amp;ROUNDUP((([.$E$8]*[.A37])*[.$E$10]);3))&amp;&quot;&quot;)&amp;CHAR(10))&amp;CHAR(9))&amp;&quot;}&quot;)&amp;CHAR(10))&amp;CHAR(9))&amp;&quot;RESOURCE&quot;)&amp;CHAR(10))&amp;CHAR(9))&amp;&quot;{&quot;)&amp;CHAR(10))&amp;CHAR(9))&amp;CHAR(9))&amp;&quot;name = WasteWater&quot;)&amp;CHAR(10))&amp;CHAR(9))&amp;CHAR(9))&amp;&quot;amount = 0&quot;)&amp;CHAR(10))&amp;CHAR(9))&amp;CHAR(9))&amp;&quot;maxAmount = &quot;)&amp;ROUNDUP((([.$E$7]*[.A37])*[.$E$10]);3))&amp;&quot;&quot;)&amp;CHAR(10))&amp;CHAR(9))&amp;&quot;}&quot;)&amp;CHAR(10))&amp;&quot;}&quot;" office:value-type="string" office:string-value="" calcext:value-type="error">
            <text:p>Err:514</text:p>
          </table:table-cell>
          <table:table-cell table:number-columns-repeated="254"/>
        </table:table-row>
        <table:table-row table:style-name="ro14">
          <table:table-cell office:value-type="float" office:value="30" calcext:value-type="float">
            <text:p>30</text:p>
          </table:table-cell>
          <table:table-cell table:formula="of:=(((((((((((((((((((((((((((((((((((((((((((((((((((((((((((((((((((((((((((((((((((((((((((((((((((((((((((((((((((((((((((((((((((((((((((((((((((((((((&quot;@PART[*]:HAS[#CrewCapacity[&quot;&amp;[.A38])&amp;&quot;],@MODULE[ModuleCommand],!RESOURCE[Food]]:FOR[TacLifeSupport]:NEEDS[!modularFuelTanks&amp;!RealFuels]&quot;)&amp;CHAR(10))&amp;&quot;{&quot;)&amp;CHAR(10))&amp;CHAR(9))&amp;&quot;// &quot;)&amp;[.A38])&amp;&quot; crew&quot;)&amp;CHAR(10))&amp;CHAR(9))&amp;&quot;RESOURCE&quot;)&amp;CHAR(10))&amp;CHAR(9))&amp;&quot;{&quot;)&amp;CHAR(10))&amp;CHAR(9))&amp;CHAR(9))&amp;&quot;name = Food&quot;)&amp;CHAR(10))&amp;CHAR(9))&amp;CHAR(9))&amp;&quot;amount = &quot;)&amp;ROUNDUP((([.$E$3]*[.A38])*[.$E$10]);3))&amp;CHAR(10))&amp;CHAR(9))&amp;CHAR(9))&amp;&quot;maxAmount = &quot;)&amp;ROUNDUP((([.$E$3]*[.A38])*[.$E$10]);3))&amp;&quot;&quot;)&amp;CHAR(10))&amp;CHAR(9))&amp;&quot;}&quot;)&amp;CHAR(10))&amp;CHAR(9))&amp;&quot;RESOURCE&quot;)&amp;CHAR(10))&amp;CHAR(9))&amp;&quot;{&quot;)&amp;CHAR(10))&amp;CHAR(9))&amp;CHAR(9))&amp;&quot;name = Water&quot;)&amp;CHAR(10))&amp;CHAR(9))&amp;CHAR(9))&amp;&quot;amount = &quot;)&amp;ROUNDUP((([.$E$4]*[.A38])*[.$E$10]);3))&amp;&quot;&quot;)&amp;CHAR(10))&amp;CHAR(9))&amp;CHAR(9))&amp;&quot;maxAmount = &quot;)&amp;ROUNDUP((([.$E$4]*[.A38])*[.$E$10]);3))&amp;&quot;&quot;)&amp;CHAR(10))&amp;CHAR(9))&amp;&quot;}&quot;)&amp;CHAR(10))&amp;CHAR(9))&amp;&quot;RESOURCE&quot;)&amp;CHAR(10))&amp;CHAR(9))&amp;&quot;{&quot;)&amp;CHAR(10))&amp;CHAR(9))&amp;CHAR(9))&amp;&quot;name = Oxygen&quot;)&amp;CHAR(10))&amp;CHAR(9))&amp;CHAR(9))&amp;&quot;amount = &quot;)&amp;ROUNDUP((([.$E$5]*[.A38])*[.$E$10]);3))&amp;&quot;&quot;)&amp;CHAR(10))&amp;CHAR(9))&amp;CHAR(9))&amp;&quot;maxAmount = &quot;)&amp;ROUNDUP((([.$E$5]*[.A38])*[.$E$10]);3))&amp;&quot;&quot;)&amp;CHAR(10))&amp;CHAR(9))&amp;&quot;}&quot;)&amp;CHAR(10))&amp;CHAR(9))&amp;&quot;RESOURCE&quot;)&amp;CHAR(10))&amp;CHAR(9))&amp;&quot;{&quot;)&amp;CHAR(10))&amp;CHAR(9))&amp;CHAR(9))&amp;&quot;name = CarbonDioxide&quot;)&amp;CHAR(10))&amp;CHAR(9))&amp;CHAR(9))&amp;&quot;amount = 0&quot;)&amp;CHAR(10))&amp;CHAR(9))&amp;CHAR(9))&amp;&quot;maxAmount = &quot;)&amp;ROUNDUP((([.$E$6]*[.A38])*[.$E$10]);3))&amp;&quot;&quot;)&amp;CHAR(10))&amp;CHAR(9))&amp;&quot;}&quot;)&amp;CHAR(10))&amp;CHAR(9))&amp;&quot;RESOURCE&quot;)&amp;CHAR(10))&amp;CHAR(9))&amp;&quot;{&quot;)&amp;CHAR(10))&amp;CHAR(9))&amp;CHAR(9))&amp;&quot;name = Waste&quot;)&amp;CHAR(10))&amp;CHAR(9))&amp;CHAR(9))&amp;&quot;amount = 0&quot;)&amp;CHAR(10))&amp;CHAR(9))&amp;CHAR(9))&amp;&quot;maxAmount = &quot;)&amp;ROUNDUP((([.$E$8]*[.A38])*[.$E$10]);3))&amp;&quot;&quot;)&amp;CHAR(10))&amp;CHAR(9))&amp;&quot;}&quot;)&amp;CHAR(10))&amp;CHAR(9))&amp;&quot;RESOURCE&quot;)&amp;CHAR(10))&amp;CHAR(9))&amp;&quot;{&quot;)&amp;CHAR(10))&amp;CHAR(9))&amp;CHAR(9))&amp;&quot;name = WasteWater&quot;)&amp;CHAR(10))&amp;CHAR(9))&amp;CHAR(9))&amp;&quot;amount = 0&quot;)&amp;CHAR(10))&amp;CHAR(9))&amp;CHAR(9))&amp;&quot;maxAmount = &quot;)&amp;ROUNDUP((([.$E$7]*[.A38])*[.$E$10]);3))&amp;&quot;&quot;)&amp;CHAR(10))&amp;CHAR(9))&amp;&quot;}&quot;)&amp;CHAR(10))&amp;&quot;}&quot;" office:value-type="string" office:string-value="" calcext:value-type="error">
            <text:p>Err:514</text:p>
          </table:table-cell>
          <table:table-cell table:number-columns-repeated="254"/>
        </table:table-row>
      </table:table>
      <table:table table:name="MFT MM_AddResources" table:style-name="ta4" table:print="false">
        <table:table-column table:style-name="co4" table:default-cell-style-name="ce133"/>
        <table:table-column table:style-name="co7" table:default-cell-style-name="ce133"/>
        <table:table-column table:style-name="co4" table:number-columns-repeated="254" table:default-cell-style-name="Default"/>
        <table:table-row table:style-name="ro15">
          <table:table-cell table:style-name="Default" table:number-columns-repeated="2"/>
          <table:table-cell table:number-columns-repeated="2"/>
          <table:table-cell table:style-name="ce136" office:value-type="string" calcext:value-type="string">
            <text:p>Kerbal L/Kerbin-day</text:p>
          </table:table-cell>
          <table:table-cell table:style-name="ce136" office:value-type="string" calcext:value-type="string">
            <text:p>utilization</text:p>
          </table:table-cell>
          <table:table-cell table:style-name="ce136" office:value-type="string" calcext:value-type="string">
            <text:p>L/Kerbin-day (as stored)</text:p>
          </table:table-cell>
          <table:table-cell table:number-columns-repeated="249"/>
        </table:table-row>
        <table:table-row table:style-name="ro14">
          <table:table-cell table:style-name="Default" table:number-columns-repeated="2"/>
          <table:table-cell/>
          <table:table-cell table:style-name="ce135" office:value-type="string" calcext:value-type="string">
            <text:p>Food</text:p>
          </table:table-cell>
          <table:table-cell table:style-name="ce135" table:formula="of:=[Numbers.F209]" office:value-type="float" office:value="0.365625" calcext:value-type="float">
            <text:p>0.365625</text:p>
          </table:table-cell>
          <table:table-cell table:style-name="ce135" table:formula="of:=[Numbers.B223]" office:value-type="float" office:value="1" calcext:value-type="float">
            <text:p>1</text:p>
          </table:table-cell>
          <table:table-cell table:style-name="ce135" table:formula="of:=[.E2]/[.F2]" office:value-type="float" office:value="0.365625" calcext:value-type="float">
            <text:p>0.365625</text:p>
          </table:table-cell>
          <table:table-cell table:number-columns-repeated="249"/>
        </table:table-row>
        <table:table-row table:style-name="ro14">
          <table:table-cell table:style-name="Default" table:number-columns-repeated="2"/>
          <table:table-cell/>
          <table:table-cell table:style-name="ce135" office:value-type="string" calcext:value-type="string">
            <text:p>Water</text:p>
          </table:table-cell>
          <table:table-cell table:style-name="ce135" table:formula="of:=[Numbers.F210]" office:value-type="float" office:value="0.2416625" calcext:value-type="float">
            <text:p>0.2416625</text:p>
          </table:table-cell>
          <table:table-cell table:style-name="ce135" table:formula="of:=[Numbers.B224]" office:value-type="float" office:value="1" calcext:value-type="float">
            <text:p>1</text:p>
          </table:table-cell>
          <table:table-cell table:style-name="ce135" table:formula="of:=[.E3]/[.F3]" office:value-type="float" office:value="0.2416625" calcext:value-type="float">
            <text:p>0.2416625</text:p>
          </table:table-cell>
          <table:table-cell table:number-columns-repeated="249"/>
        </table:table-row>
        <table:table-row table:style-name="ro14">
          <table:table-cell table:style-name="Default" table:number-columns-repeated="2"/>
          <table:table-cell/>
          <table:table-cell table:style-name="ce135" office:value-type="string" calcext:value-type="string">
            <text:p>Oxygen</text:p>
          </table:table-cell>
          <table:table-cell table:style-name="ce135" table:formula="of:=[Numbers.F211]" office:value-type="float" office:value="37.0124113475177" calcext:value-type="float">
            <text:p>37.0124113475</text:p>
          </table:table-cell>
          <table:table-cell table:style-name="ce135" table:formula="of:=[Numbers.B225]" office:value-type="float" office:value="221.13475177305" calcext:value-type="float">
            <text:p>221.1347517731</text:p>
          </table:table-cell>
          <table:table-cell table:style-name="ce135" table:formula="of:=[.E4]/[.F4]" office:value-type="float" office:value="0.167374919820398" calcext:value-type="float">
            <text:p>0.1673749198</text:p>
          </table:table-cell>
          <table:table-cell table:number-columns-repeated="249"/>
        </table:table-row>
        <table:table-row table:style-name="ro14">
          <table:table-cell table:style-name="Default" table:number-columns-repeated="2"/>
          <table:table-cell/>
          <table:table-cell table:style-name="ce135" office:value-type="string" calcext:value-type="string">
            <text:p>Carbon Dioxide</text:p>
          </table:table-cell>
          <table:table-cell table:style-name="ce135" table:formula="of:=[Numbers.F212]" office:value-type="float" office:value="31.970784213224" calcext:value-type="float">
            <text:p>31.9707842132</text:p>
          </table:table-cell>
          <table:table-cell table:style-name="ce135" table:formula="of:=[Numbers.B226]" office:value-type="float" office:value="476.217324449001" calcext:value-type="float">
            <text:p>476.217324449</text:p>
          </table:table-cell>
          <table:table-cell table:style-name="ce135" table:formula="of:=[.E5]/[.F5]" office:value-type="float" office:value="0.0671348616941126" calcext:value-type="float">
            <text:p>0.0671348617</text:p>
          </table:table-cell>
          <table:table-cell table:number-columns-repeated="249"/>
        </table:table-row>
        <table:table-row table:style-name="ro14">
          <table:table-cell table:style-name="Default" table:number-columns-repeated="2"/>
          <table:table-cell/>
          <table:table-cell table:style-name="ce135" office:value-type="string" calcext:value-type="string">
            <text:p>Waste Water</text:p>
          </table:table-cell>
          <table:table-cell table:style-name="ce135" table:formula="of:=[Numbers.F213]" office:value-type="float" office:value="0.30775" calcext:value-type="float">
            <text:p>0.30775</text:p>
          </table:table-cell>
          <table:table-cell table:style-name="ce135" table:formula="of:=[Numbers.B227]" office:value-type="float" office:value="1" calcext:value-type="float">
            <text:p>1</text:p>
          </table:table-cell>
          <table:table-cell table:style-name="ce135" table:formula="of:=[.E6]/[.F6]" office:value-type="float" office:value="0.30775" calcext:value-type="float">
            <text:p>0.30775</text:p>
          </table:table-cell>
          <table:table-cell table:number-columns-repeated="249"/>
        </table:table-row>
        <table:table-row table:style-name="ro14">
          <table:table-cell table:style-name="Default" table:number-columns-repeated="2"/>
          <table:table-cell/>
          <table:table-cell table:style-name="ce135" office:value-type="string" calcext:value-type="string">
            <text:p>Waste</text:p>
          </table:table-cell>
          <table:table-cell table:style-name="ce135" table:formula="of:=[Numbers.F214]" office:value-type="float" office:value="0.03325" calcext:value-type="float">
            <text:p>0.03325</text:p>
          </table:table-cell>
          <table:table-cell table:style-name="ce135" table:formula="of:=[Numbers.B228]" office:value-type="float" office:value="1" calcext:value-type="float">
            <text:p>1</text:p>
          </table:table-cell>
          <table:table-cell table:style-name="ce135" table:formula="of:=[.E7]/[.F7]" office:value-type="float" office:value="0.03325" calcext:value-type="float">
            <text:p>0.03325</text:p>
          </table:table-cell>
          <table:table-cell table:number-columns-repeated="249"/>
        </table:table-row>
        <table:table-row table:style-name="ro14">
          <table:table-cell table:style-name="Default" table:number-columns-repeated="2"/>
          <table:table-cell/>
          <table:table-cell table:style-name="ce135" office:value-type="string" calcext:value-type="string">
            <text:p>Total</text:p>
          </table:table-cell>
          <table:table-cell table:style-name="ce135" table:formula="of:=SUM([.E2:.E7])" office:value-type="float" office:value="69.9314830607417" calcext:value-type="float">
            <text:p>69.9314830607</text:p>
          </table:table-cell>
          <table:table-cell/>
          <table:table-cell table:style-name="ce135" table:formula="of:=SUM([.G2:.G7])" office:value-type="float" office:value="1.18279728151451" calcext:value-type="float">
            <text:p>1.1827972815</text:p>
          </table:table-cell>
          <table:table-cell table:number-columns-repeated="249"/>
        </table:table-row>
        <table:table-row table:style-name="ro14">
          <table:table-cell table:style-name="Default" table:number-columns-repeated="2"/>
          <table:table-cell/>
          <table:table-cell table:style-name="ce134" office:value-type="string" calcext:value-type="string">
            <text:p>NumDays</text:p>
          </table:table-cell>
          <table:table-cell table:style-name="ce134" office:value-type="float" office:value="3" calcext:value-type="float">
            <text:p>3.000000000000000</text:p>
          </table:table-cell>
          <table:table-cell table:number-columns-repeated="251"/>
        </table:table-row>
        <table:table-row table:style-name="ro14">
          <table:table-cell table:style-name="ce134" table:number-columns-repeated="3"/>
          <table:table-cell table:number-columns-repeated="2"/>
          <table:table-cell table:style-name="ce134" table:number-columns-repeated="2"/>
          <table:table-cell table:number-columns-repeated="249"/>
        </table:table-row>
        <table:table-row table:style-name="ro12">
          <table:table-cell office:value-type="float" office:value="1" calcext:value-type="float">
            <text:p>1</text:p>
          </table:table-cell>
          <table:table-cell table:formula="of:=(((((((((((((((((((((((((((((((&quot;@PART[*]:HAS[#CrewCapacity[&quot;&amp;[.A11])&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1])*[.$E$9]);3))&amp;CHAR(10))&amp;CHAR(9))&amp;&quot;}&quot;)&amp;CHAR(10))&amp;&quot;}&quot;" office:value-type="string" office:string-value="@PART[*]:HAS[#CrewCapacity[1],@MODULE[ModuleCommand],!MODULE[ModuleFuelTanks]]:FOR[TacLifeSupport]:NEEDS[modularFuelTanks|RealFuels]&#10;{&#10;&#9;MODULE&#10;&#9;{&#10;&#9;&#9;name = ModuleFuelTanks&#10;&#9;&#9;type = LifeSupportAll&#10;&#9;&#9;basemass = -1&#10;&#9;&#9;volume = 3.549&#10;&#9;}&#10;}" calcext:value-type="string">
            <text:p>@PART[*]:HAS[#CrewCapacity[1],@MODULE[ModuleCommand],!MODULE[ModuleFuelTanks]]:FOR[TacLifeSupport]:NEEDS[modularFuelTanks|RealFuels]</text:p>
            <text:p>{</text:p>
            <text:p>	MODULE</text:p>
            <text:p>	{</text:p>
            <text:p>		name = ModuleFuelTanks</text:p>
            <text:p>		type = LifeSupportAll</text:p>
            <text:p>		basemass = -1</text:p>
            <text:p>		volume = 3.549</text:p>
            <text:p>	}</text:p>
            <text:p>}</text:p>
          </table:table-cell>
          <table:table-cell table:number-columns-repeated="254"/>
        </table:table-row>
        <table:table-row table:style-name="ro13">
          <table:table-cell office:value-type="float" office:value="2" calcext:value-type="float">
            <text:p>2</text:p>
          </table:table-cell>
          <table:table-cell table:formula="of:=(((((((((((((((((((((((((((((((&quot;@PART[*]:HAS[#CrewCapacity[&quot;&amp;[.A12])&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2])*[.$E$9]);3))&amp;CHAR(10))&amp;CHAR(9))&amp;&quot;}&quot;)&amp;CHAR(10))&amp;&quot;}&quot;" office:value-type="string" office:string-value="@PART[*]:HAS[#CrewCapacity[2],@MODULE[ModuleCommand],!MODULE[ModuleFuelTanks]]:FOR[TacLifeSupport]:NEEDS[modularFuelTanks|RealFuels]&#10;{&#10;&#9;MODULE&#10;&#9;{&#10;&#9;&#9;name = ModuleFuelTanks&#10;&#9;&#9;type = LifeSupportAll&#10;&#9;&#9;basemass = -1&#10;&#9;&#9;volume = 7.097&#10;&#9;}&#10;}" calcext:value-type="string">
            <text:p>@PART[*]:HAS[#CrewCapacity[2],@MODULE[ModuleCommand],!MODULE[ModuleFuelTanks]]:FOR[TacLifeSupport]:NEEDS[modularFuelTanks|RealFuels]</text:p>
            <text:p>{</text:p>
            <text:p>	MODULE</text:p>
            <text:p>	{</text:p>
            <text:p>		name = ModuleFuelTanks</text:p>
            <text:p>		type = LifeSupportAll</text:p>
            <text:p>		basemass = -1</text:p>
            <text:p>		volume = 7.097</text:p>
            <text:p>	}</text:p>
            <text:p>}</text:p>
          </table:table-cell>
          <table:table-cell table:number-columns-repeated="254"/>
        </table:table-row>
        <table:table-row table:style-name="ro14">
          <table:table-cell office:value-type="float" office:value="3" calcext:value-type="float">
            <text:p>3</text:p>
          </table:table-cell>
          <table:table-cell table:formula="of:=(((((((((((((((((((((((((((((((&quot;@PART[*]:HAS[#CrewCapacity[&quot;&amp;[.A13])&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3])*[.$E$9]);3))&amp;CHAR(10))&amp;CHAR(9))&amp;&quot;}&quot;)&amp;CHAR(10))&amp;&quot;}&quot;" office:value-type="string" office:string-value="@PART[*]:HAS[#CrewCapacity[3],@MODULE[ModuleCommand],!MODULE[ModuleFuelTanks]]:FOR[TacLifeSupport]:NEEDS[modularFuelTanks|RealFuels]&#10;{&#10;&#9;MODULE&#10;&#9;{&#10;&#9;&#9;name = ModuleFuelTanks&#10;&#9;&#9;type = LifeSupportAll&#10;&#9;&#9;basemass = -1&#10;&#9;&#9;volume = 10.646&#10;&#9;}&#10;}" calcext:value-type="string">
            <text:p>@PART[*]:HAS[#CrewCapacity[3],@MODULE[ModuleCommand],!MODULE[ModuleFuelTanks]]:FOR[TacLifeSupport]:NEEDS[modularFuelTanks|RealFuels]</text:p>
            <text:p>{</text:p>
            <text:p>	MODULE</text:p>
            <text:p>	{</text:p>
            <text:p>		name = ModuleFuelTanks</text:p>
            <text:p>		type = LifeSupportAll</text:p>
            <text:p>		basemass = -1</text:p>
            <text:p>		volume = 10.646</text:p>
            <text:p>	}</text:p>
            <text:p>}</text:p>
          </table:table-cell>
          <table:table-cell table:number-columns-repeated="254"/>
        </table:table-row>
        <table:table-row table:style-name="ro14">
          <table:table-cell office:value-type="float" office:value="4" calcext:value-type="float">
            <text:p>4</text:p>
          </table:table-cell>
          <table:table-cell table:formula="of:=(((((((((((((((((((((((((((((((&quot;@PART[*]:HAS[#CrewCapacity[&quot;&amp;[.A14])&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4])*[.$E$9]);3))&amp;CHAR(10))&amp;CHAR(9))&amp;&quot;}&quot;)&amp;CHAR(10))&amp;&quot;}&quot;" office:value-type="string" office:string-value="@PART[*]:HAS[#CrewCapacity[4],@MODULE[ModuleCommand],!MODULE[ModuleFuelTanks]]:FOR[TacLifeSupport]:NEEDS[modularFuelTanks|RealFuels]&#10;{&#10;&#9;MODULE&#10;&#9;{&#10;&#9;&#9;name = ModuleFuelTanks&#10;&#9;&#9;type = LifeSupportAll&#10;&#9;&#9;basemass = -1&#10;&#9;&#9;volume = 14.194&#10;&#9;}&#10;}" calcext:value-type="string">
            <text:p>@PART[*]:HAS[#CrewCapacity[4],@MODULE[ModuleCommand],!MODULE[ModuleFuelTanks]]:FOR[TacLifeSupport]:NEEDS[modularFuelTanks|RealFuels]</text:p>
            <text:p>{</text:p>
            <text:p>	MODULE</text:p>
            <text:p>	{</text:p>
            <text:p>		name = ModuleFuelTanks</text:p>
            <text:p>		type = LifeSupportAll</text:p>
            <text:p>		basemass = -1</text:p>
            <text:p>		volume = 14.194</text:p>
            <text:p>	}</text:p>
            <text:p>}</text:p>
          </table:table-cell>
          <table:table-cell table:number-columns-repeated="254"/>
        </table:table-row>
        <table:table-row table:style-name="ro14">
          <table:table-cell office:value-type="float" office:value="5" calcext:value-type="float">
            <text:p>5</text:p>
          </table:table-cell>
          <table:table-cell table:formula="of:=(((((((((((((((((((((((((((((((&quot;@PART[*]:HAS[#CrewCapacity[&quot;&amp;[.A15])&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5])*[.$E$9]);3))&amp;CHAR(10))&amp;CHAR(9))&amp;&quot;}&quot;)&amp;CHAR(10))&amp;&quot;}&quot;" office:value-type="string" office:string-value="@PART[*]:HAS[#CrewCapacity[5],@MODULE[ModuleCommand],!MODULE[ModuleFuelTanks]]:FOR[TacLifeSupport]:NEEDS[modularFuelTanks|RealFuels]&#10;{&#10;&#9;MODULE&#10;&#9;{&#10;&#9;&#9;name = ModuleFuelTanks&#10;&#9;&#9;type = LifeSupportAll&#10;&#9;&#9;basemass = -1&#10;&#9;&#9;volume = 17.742&#10;&#9;}&#10;}" calcext:value-type="string">
            <text:p>@PART[*]:HAS[#CrewCapacity[5],@MODULE[ModuleCommand],!MODULE[ModuleFuelTanks]]:FOR[TacLifeSupport]:NEEDS[modularFuelTanks|RealFuels]</text:p>
            <text:p>{</text:p>
            <text:p>	MODULE</text:p>
            <text:p>	{</text:p>
            <text:p>		name = ModuleFuelTanks</text:p>
            <text:p>		type = LifeSupportAll</text:p>
            <text:p>		basemass = -1</text:p>
            <text:p>		volume = 17.742</text:p>
            <text:p>	}</text:p>
            <text:p>}</text:p>
          </table:table-cell>
          <table:table-cell table:number-columns-repeated="254"/>
        </table:table-row>
        <table:table-row table:style-name="ro14">
          <table:table-cell office:value-type="float" office:value="6" calcext:value-type="float">
            <text:p>6</text:p>
          </table:table-cell>
          <table:table-cell table:formula="of:=(((((((((((((((((((((((((((((((&quot;@PART[*]:HAS[#CrewCapacity[&quot;&amp;[.A16])&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6])*[.$E$9]);3))&amp;CHAR(10))&amp;CHAR(9))&amp;&quot;}&quot;)&amp;CHAR(10))&amp;&quot;}&quot;" office:value-type="string" office:string-value="@PART[*]:HAS[#CrewCapacity[6],@MODULE[ModuleCommand],!MODULE[ModuleFuelTanks]]:FOR[TacLifeSupport]:NEEDS[modularFuelTanks|RealFuels]&#10;{&#10;&#9;MODULE&#10;&#9;{&#10;&#9;&#9;name = ModuleFuelTanks&#10;&#9;&#9;type = LifeSupportAll&#10;&#9;&#9;basemass = -1&#10;&#9;&#9;volume = 21.291&#10;&#9;}&#10;}" calcext:value-type="string">
            <text:p>@PART[*]:HAS[#CrewCapacity[6],@MODULE[ModuleCommand],!MODULE[ModuleFuelTanks]]:FOR[TacLifeSupport]:NEEDS[modularFuelTanks|RealFuels]</text:p>
            <text:p>{</text:p>
            <text:p>	MODULE</text:p>
            <text:p>	{</text:p>
            <text:p>		name = ModuleFuelTanks</text:p>
            <text:p>		type = LifeSupportAll</text:p>
            <text:p>		basemass = -1</text:p>
            <text:p>		volume = 21.291</text:p>
            <text:p>	}</text:p>
            <text:p>}</text:p>
          </table:table-cell>
          <table:table-cell table:number-columns-repeated="254"/>
        </table:table-row>
        <table:table-row table:style-name="ro14">
          <table:table-cell office:value-type="float" office:value="7" calcext:value-type="float">
            <text:p>7</text:p>
          </table:table-cell>
          <table:table-cell table:formula="of:=(((((((((((((((((((((((((((((((&quot;@PART[*]:HAS[#CrewCapacity[&quot;&amp;[.A17])&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7])*[.$E$9]);3))&amp;CHAR(10))&amp;CHAR(9))&amp;&quot;}&quot;)&amp;CHAR(10))&amp;&quot;}&quot;" office:value-type="string" office:string-value="@PART[*]:HAS[#CrewCapacity[7],@MODULE[ModuleCommand],!MODULE[ModuleFuelTanks]]:FOR[TacLifeSupport]:NEEDS[modularFuelTanks|RealFuels]&#10;{&#10;&#9;MODULE&#10;&#9;{&#10;&#9;&#9;name = ModuleFuelTanks&#10;&#9;&#9;type = LifeSupportAll&#10;&#9;&#9;basemass = -1&#10;&#9;&#9;volume = 24.839&#10;&#9;}&#10;}" calcext:value-type="string">
            <text:p>@PART[*]:HAS[#CrewCapacity[7],@MODULE[ModuleCommand],!MODULE[ModuleFuelTanks]]:FOR[TacLifeSupport]:NEEDS[modularFuelTanks|RealFuels]</text:p>
            <text:p>{</text:p>
            <text:p>	MODULE</text:p>
            <text:p>	{</text:p>
            <text:p>		name = ModuleFuelTanks</text:p>
            <text:p>		type = LifeSupportAll</text:p>
            <text:p>		basemass = -1</text:p>
            <text:p>		volume = 24.839</text:p>
            <text:p>	}</text:p>
            <text:p>}</text:p>
          </table:table-cell>
          <table:table-cell table:number-columns-repeated="254"/>
        </table:table-row>
        <table:table-row table:style-name="ro14">
          <table:table-cell office:value-type="float" office:value="8" calcext:value-type="float">
            <text:p>8</text:p>
          </table:table-cell>
          <table:table-cell table:formula="of:=(((((((((((((((((((((((((((((((&quot;@PART[*]:HAS[#CrewCapacity[&quot;&amp;[.A18])&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8])*[.$E$9]);3))&amp;CHAR(10))&amp;CHAR(9))&amp;&quot;}&quot;)&amp;CHAR(10))&amp;&quot;}&quot;" office:value-type="string" office:string-value="@PART[*]:HAS[#CrewCapacity[8],@MODULE[ModuleCommand],!MODULE[ModuleFuelTanks]]:FOR[TacLifeSupport]:NEEDS[modularFuelTanks|RealFuels]&#10;{&#10;&#9;MODULE&#10;&#9;{&#10;&#9;&#9;name = ModuleFuelTanks&#10;&#9;&#9;type = LifeSupportAll&#10;&#9;&#9;basemass = -1&#10;&#9;&#9;volume = 28.388&#10;&#9;}&#10;}" calcext:value-type="string">
            <text:p>@PART[*]:HAS[#CrewCapacity[8],@MODULE[ModuleCommand],!MODULE[ModuleFuelTanks]]:FOR[TacLifeSupport]:NEEDS[modularFuelTanks|RealFuels]</text:p>
            <text:p>{</text:p>
            <text:p>	MODULE</text:p>
            <text:p>	{</text:p>
            <text:p>		name = ModuleFuelTanks</text:p>
            <text:p>		type = LifeSupportAll</text:p>
            <text:p>		basemass = -1</text:p>
            <text:p>		volume = 28.388</text:p>
            <text:p>	}</text:p>
            <text:p>}</text:p>
          </table:table-cell>
          <table:table-cell table:number-columns-repeated="254"/>
        </table:table-row>
        <table:table-row table:style-name="ro14">
          <table:table-cell office:value-type="float" office:value="9" calcext:value-type="float">
            <text:p>9</text:p>
          </table:table-cell>
          <table:table-cell table:formula="of:=(((((((((((((((((((((((((((((((&quot;@PART[*]:HAS[#CrewCapacity[&quot;&amp;[.A19])&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19])*[.$E$9]);3))&amp;CHAR(10))&amp;CHAR(9))&amp;&quot;}&quot;)&amp;CHAR(10))&amp;&quot;}&quot;" office:value-type="string" office:string-value="@PART[*]:HAS[#CrewCapacity[9],@MODULE[ModuleCommand],!MODULE[ModuleFuelTanks]]:FOR[TacLifeSupport]:NEEDS[modularFuelTanks|RealFuels]&#10;{&#10;&#9;MODULE&#10;&#9;{&#10;&#9;&#9;name = ModuleFuelTanks&#10;&#9;&#9;type = LifeSupportAll&#10;&#9;&#9;basemass = -1&#10;&#9;&#9;volume = 31.936&#10;&#9;}&#10;}" calcext:value-type="string">
            <text:p>@PART[*]:HAS[#CrewCapacity[9],@MODULE[ModuleCommand],!MODULE[ModuleFuelTanks]]:FOR[TacLifeSupport]:NEEDS[modularFuelTanks|RealFuels]</text:p>
            <text:p>{</text:p>
            <text:p>	MODULE</text:p>
            <text:p>	{</text:p>
            <text:p>		name = ModuleFuelTanks</text:p>
            <text:p>		type = LifeSupportAll</text:p>
            <text:p>		basemass = -1</text:p>
            <text:p>		volume = 31.936</text:p>
            <text:p>	}</text:p>
            <text:p>}</text:p>
          </table:table-cell>
          <table:table-cell table:number-columns-repeated="254"/>
        </table:table-row>
        <table:table-row table:style-name="ro14">
          <table:table-cell office:value-type="float" office:value="10" calcext:value-type="float">
            <text:p>10</text:p>
          </table:table-cell>
          <table:table-cell table:formula="of:=(((((((((((((((((((((((((((((((&quot;@PART[*]:HAS[#CrewCapacity[&quot;&amp;[.A20])&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0])*[.$E$9]);3))&amp;CHAR(10))&amp;CHAR(9))&amp;&quot;}&quot;)&amp;CHAR(10))&amp;&quot;}&quot;" office:value-type="string" office:string-value="@PART[*]:HAS[#CrewCapacity[10],@MODULE[ModuleCommand],!MODULE[ModuleFuelTanks]]:FOR[TacLifeSupport]:NEEDS[modularFuelTanks|RealFuels]&#10;{&#10;&#9;MODULE&#10;&#9;{&#10;&#9;&#9;name = ModuleFuelTanks&#10;&#9;&#9;type = LifeSupportAll&#10;&#9;&#9;basemass = -1&#10;&#9;&#9;volume = 35.484&#10;&#9;}&#10;}" calcext:value-type="string">
            <text:p>@PART[*]:HAS[#CrewCapacity[10],@MODULE[ModuleCommand],!MODULE[ModuleFuelTanks]]:FOR[TacLifeSupport]:NEEDS[modularFuelTanks|RealFuels]</text:p>
            <text:p>{</text:p>
            <text:p>	MODULE</text:p>
            <text:p>	{</text:p>
            <text:p>		name = ModuleFuelTanks</text:p>
            <text:p>		type = LifeSupportAll</text:p>
            <text:p>		basemass = -1</text:p>
            <text:p>		volume = 35.484</text:p>
            <text:p>	}</text:p>
            <text:p>}</text:p>
          </table:table-cell>
          <table:table-cell table:number-columns-repeated="254"/>
        </table:table-row>
        <table:table-row table:style-name="ro14">
          <table:table-cell office:value-type="float" office:value="11" calcext:value-type="float">
            <text:p>11</text:p>
          </table:table-cell>
          <table:table-cell table:formula="of:=(((((((((((((((((((((((((((((((&quot;@PART[*]:HAS[#CrewCapacity[&quot;&amp;[.A21])&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1])*[.$E$9]);3))&amp;CHAR(10))&amp;CHAR(9))&amp;&quot;}&quot;)&amp;CHAR(10))&amp;&quot;}&quot;" office:value-type="string" office:string-value="@PART[*]:HAS[#CrewCapacity[11],@MODULE[ModuleCommand],!MODULE[ModuleFuelTanks]]:FOR[TacLifeSupport]:NEEDS[modularFuelTanks|RealFuels]&#10;{&#10;&#9;MODULE&#10;&#9;{&#10;&#9;&#9;name = ModuleFuelTanks&#10;&#9;&#9;type = LifeSupportAll&#10;&#9;&#9;basemass = -1&#10;&#9;&#9;volume = 39.033&#10;&#9;}&#10;}" calcext:value-type="string">
            <text:p>@PART[*]:HAS[#CrewCapacity[11],@MODULE[ModuleCommand],!MODULE[ModuleFuelTanks]]:FOR[TacLifeSupport]:NEEDS[modularFuelTanks|RealFuels]</text:p>
            <text:p>{</text:p>
            <text:p>	MODULE</text:p>
            <text:p>	{</text:p>
            <text:p>		name = ModuleFuelTanks</text:p>
            <text:p>		type = LifeSupportAll</text:p>
            <text:p>		basemass = -1</text:p>
            <text:p>		volume = 39.033</text:p>
            <text:p>	}</text:p>
            <text:p>}</text:p>
          </table:table-cell>
          <table:table-cell table:number-columns-repeated="254"/>
        </table:table-row>
        <table:table-row table:style-name="ro14">
          <table:table-cell office:value-type="float" office:value="12" calcext:value-type="float">
            <text:p>12</text:p>
          </table:table-cell>
          <table:table-cell table:formula="of:=(((((((((((((((((((((((((((((((&quot;@PART[*]:HAS[#CrewCapacity[&quot;&amp;[.A22])&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2])*[.$E$9]);3))&amp;CHAR(10))&amp;CHAR(9))&amp;&quot;}&quot;)&amp;CHAR(10))&amp;&quot;}&quot;" office:value-type="string" office:string-value="@PART[*]:HAS[#CrewCapacity[12],@MODULE[ModuleCommand],!MODULE[ModuleFuelTanks]]:FOR[TacLifeSupport]:NEEDS[modularFuelTanks|RealFuels]&#10;{&#10;&#9;MODULE&#10;&#9;{&#10;&#9;&#9;name = ModuleFuelTanks&#10;&#9;&#9;type = LifeSupportAll&#10;&#9;&#9;basemass = -1&#10;&#9;&#9;volume = 42.581&#10;&#9;}&#10;}" calcext:value-type="string">
            <text:p>@PART[*]:HAS[#CrewCapacity[12],@MODULE[ModuleCommand],!MODULE[ModuleFuelTanks]]:FOR[TacLifeSupport]:NEEDS[modularFuelTanks|RealFuels]</text:p>
            <text:p>{</text:p>
            <text:p>	MODULE</text:p>
            <text:p>	{</text:p>
            <text:p>		name = ModuleFuelTanks</text:p>
            <text:p>		type = LifeSupportAll</text:p>
            <text:p>		basemass = -1</text:p>
            <text:p>		volume = 42.581</text:p>
            <text:p>	}</text:p>
            <text:p>}</text:p>
          </table:table-cell>
          <table:table-cell table:number-columns-repeated="254"/>
        </table:table-row>
        <table:table-row table:style-name="ro14">
          <table:table-cell office:value-type="float" office:value="13" calcext:value-type="float">
            <text:p>13</text:p>
          </table:table-cell>
          <table:table-cell table:formula="of:=(((((((((((((((((((((((((((((((&quot;@PART[*]:HAS[#CrewCapacity[&quot;&amp;[.A23])&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3])*[.$E$9]);3))&amp;CHAR(10))&amp;CHAR(9))&amp;&quot;}&quot;)&amp;CHAR(10))&amp;&quot;}&quot;" office:value-type="string" office:string-value="@PART[*]:HAS[#CrewCapacity[13],@MODULE[ModuleCommand],!MODULE[ModuleFuelTanks]]:FOR[TacLifeSupport]:NEEDS[modularFuelTanks|RealFuels]&#10;{&#10;&#9;MODULE&#10;&#9;{&#10;&#9;&#9;name = ModuleFuelTanks&#10;&#9;&#9;type = LifeSupportAll&#10;&#9;&#9;basemass = -1&#10;&#9;&#9;volume = 46.13&#10;&#9;}&#10;}" calcext:value-type="string">
            <text:p>@PART[*]:HAS[#CrewCapacity[13],@MODULE[ModuleCommand],!MODULE[ModuleFuelTanks]]:FOR[TacLifeSupport]:NEEDS[modularFuelTanks|RealFuels]</text:p>
            <text:p>{</text:p>
            <text:p>	MODULE</text:p>
            <text:p>	{</text:p>
            <text:p>		name = ModuleFuelTanks</text:p>
            <text:p>		type = LifeSupportAll</text:p>
            <text:p>		basemass = -1</text:p>
            <text:p>		volume = 46.13</text:p>
            <text:p>	}</text:p>
            <text:p>}</text:p>
          </table:table-cell>
          <table:table-cell table:number-columns-repeated="254"/>
        </table:table-row>
        <table:table-row table:style-name="ro14">
          <table:table-cell office:value-type="float" office:value="14" calcext:value-type="float">
            <text:p>14</text:p>
          </table:table-cell>
          <table:table-cell table:formula="of:=(((((((((((((((((((((((((((((((&quot;@PART[*]:HAS[#CrewCapacity[&quot;&amp;[.A24])&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4])*[.$E$9]);3))&amp;CHAR(10))&amp;CHAR(9))&amp;&quot;}&quot;)&amp;CHAR(10))&amp;&quot;}&quot;" office:value-type="string" office:string-value="@PART[*]:HAS[#CrewCapacity[14],@MODULE[ModuleCommand],!MODULE[ModuleFuelTanks]]:FOR[TacLifeSupport]:NEEDS[modularFuelTanks|RealFuels]&#10;{&#10;&#9;MODULE&#10;&#9;{&#10;&#9;&#9;name = ModuleFuelTanks&#10;&#9;&#9;type = LifeSupportAll&#10;&#9;&#9;basemass = -1&#10;&#9;&#9;volume = 49.678&#10;&#9;}&#10;}" calcext:value-type="string">
            <text:p>@PART[*]:HAS[#CrewCapacity[14],@MODULE[ModuleCommand],!MODULE[ModuleFuelTanks]]:FOR[TacLifeSupport]:NEEDS[modularFuelTanks|RealFuels]</text:p>
            <text:p>{</text:p>
            <text:p>	MODULE</text:p>
            <text:p>	{</text:p>
            <text:p>		name = ModuleFuelTanks</text:p>
            <text:p>		type = LifeSupportAll</text:p>
            <text:p>		basemass = -1</text:p>
            <text:p>		volume = 49.678</text:p>
            <text:p>	}</text:p>
            <text:p>}</text:p>
          </table:table-cell>
          <table:table-cell table:number-columns-repeated="254"/>
        </table:table-row>
        <table:table-row table:style-name="ro14">
          <table:table-cell office:value-type="float" office:value="15" calcext:value-type="float">
            <text:p>15</text:p>
          </table:table-cell>
          <table:table-cell table:formula="of:=(((((((((((((((((((((((((((((((&quot;@PART[*]:HAS[#CrewCapacity[&quot;&amp;[.A25])&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5])*[.$E$9]);3))&amp;CHAR(10))&amp;CHAR(9))&amp;&quot;}&quot;)&amp;CHAR(10))&amp;&quot;}&quot;" office:value-type="string" office:string-value="@PART[*]:HAS[#CrewCapacity[15],@MODULE[ModuleCommand],!MODULE[ModuleFuelTanks]]:FOR[TacLifeSupport]:NEEDS[modularFuelTanks|RealFuels]&#10;{&#10;&#9;MODULE&#10;&#9;{&#10;&#9;&#9;name = ModuleFuelTanks&#10;&#9;&#9;type = LifeSupportAll&#10;&#9;&#9;basemass = -1&#10;&#9;&#9;volume = 53.226&#10;&#9;}&#10;}" calcext:value-type="string">
            <text:p>@PART[*]:HAS[#CrewCapacity[15],@MODULE[ModuleCommand],!MODULE[ModuleFuelTanks]]:FOR[TacLifeSupport]:NEEDS[modularFuelTanks|RealFuels]</text:p>
            <text:p>{</text:p>
            <text:p>	MODULE</text:p>
            <text:p>	{</text:p>
            <text:p>		name = ModuleFuelTanks</text:p>
            <text:p>		type = LifeSupportAll</text:p>
            <text:p>		basemass = -1</text:p>
            <text:p>		volume = 53.226</text:p>
            <text:p>	}</text:p>
            <text:p>}</text:p>
          </table:table-cell>
          <table:table-cell table:number-columns-repeated="254"/>
        </table:table-row>
        <table:table-row table:style-name="ro14">
          <table:table-cell office:value-type="float" office:value="16" calcext:value-type="float">
            <text:p>16</text:p>
          </table:table-cell>
          <table:table-cell table:formula="of:=(((((((((((((((((((((((((((((((&quot;@PART[*]:HAS[#CrewCapacity[&quot;&amp;[.A26])&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6])*[.$E$9]);3))&amp;CHAR(10))&amp;CHAR(9))&amp;&quot;}&quot;)&amp;CHAR(10))&amp;&quot;}&quot;" office:value-type="string" office:string-value="@PART[*]:HAS[#CrewCapacity[16],@MODULE[ModuleCommand],!MODULE[ModuleFuelTanks]]:FOR[TacLifeSupport]:NEEDS[modularFuelTanks|RealFuels]&#10;{&#10;&#9;MODULE&#10;&#9;{&#10;&#9;&#9;name = ModuleFuelTanks&#10;&#9;&#9;type = LifeSupportAll&#10;&#9;&#9;basemass = -1&#10;&#9;&#9;volume = 56.775&#10;&#9;}&#10;}" calcext:value-type="string">
            <text:p>@PART[*]:HAS[#CrewCapacity[16],@MODULE[ModuleCommand],!MODULE[ModuleFuelTanks]]:FOR[TacLifeSupport]:NEEDS[modularFuelTanks|RealFuels]</text:p>
            <text:p>{</text:p>
            <text:p>	MODULE</text:p>
            <text:p>	{</text:p>
            <text:p>		name = ModuleFuelTanks</text:p>
            <text:p>		type = LifeSupportAll</text:p>
            <text:p>		basemass = -1</text:p>
            <text:p>		volume = 56.775</text:p>
            <text:p>	}</text:p>
            <text:p>}</text:p>
          </table:table-cell>
          <table:table-cell table:number-columns-repeated="254"/>
        </table:table-row>
        <table:table-row table:style-name="ro14">
          <table:table-cell office:value-type="float" office:value="17" calcext:value-type="float">
            <text:p>17</text:p>
          </table:table-cell>
          <table:table-cell table:formula="of:=(((((((((((((((((((((((((((((((&quot;@PART[*]:HAS[#CrewCapacity[&quot;&amp;[.A27])&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7])*[.$E$9]);3))&amp;CHAR(10))&amp;CHAR(9))&amp;&quot;}&quot;)&amp;CHAR(10))&amp;&quot;}&quot;" office:value-type="string" office:string-value="@PART[*]:HAS[#CrewCapacity[17],@MODULE[ModuleCommand],!MODULE[ModuleFuelTanks]]:FOR[TacLifeSupport]:NEEDS[modularFuelTanks|RealFuels]&#10;{&#10;&#9;MODULE&#10;&#9;{&#10;&#9;&#9;name = ModuleFuelTanks&#10;&#9;&#9;type = LifeSupportAll&#10;&#9;&#9;basemass = -1&#10;&#9;&#9;volume = 60.323&#10;&#9;}&#10;}" calcext:value-type="string">
            <text:p>@PART[*]:HAS[#CrewCapacity[17],@MODULE[ModuleCommand],!MODULE[ModuleFuelTanks]]:FOR[TacLifeSupport]:NEEDS[modularFuelTanks|RealFuels]</text:p>
            <text:p>{</text:p>
            <text:p>	MODULE</text:p>
            <text:p>	{</text:p>
            <text:p>		name = ModuleFuelTanks</text:p>
            <text:p>		type = LifeSupportAll</text:p>
            <text:p>		basemass = -1</text:p>
            <text:p>		volume = 60.323</text:p>
            <text:p>	}</text:p>
            <text:p>}</text:p>
          </table:table-cell>
          <table:table-cell table:number-columns-repeated="254"/>
        </table:table-row>
        <table:table-row table:style-name="ro14">
          <table:table-cell office:value-type="float" office:value="18" calcext:value-type="float">
            <text:p>18</text:p>
          </table:table-cell>
          <table:table-cell table:formula="of:=(((((((((((((((((((((((((((((((&quot;@PART[*]:HAS[#CrewCapacity[&quot;&amp;[.A28])&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8])*[.$E$9]);3))&amp;CHAR(10))&amp;CHAR(9))&amp;&quot;}&quot;)&amp;CHAR(10))&amp;&quot;}&quot;" office:value-type="string" office:string-value="@PART[*]:HAS[#CrewCapacity[18],@MODULE[ModuleCommand],!MODULE[ModuleFuelTanks]]:FOR[TacLifeSupport]:NEEDS[modularFuelTanks|RealFuels]&#10;{&#10;&#9;MODULE&#10;&#9;{&#10;&#9;&#9;name = ModuleFuelTanks&#10;&#9;&#9;type = LifeSupportAll&#10;&#9;&#9;basemass = -1&#10;&#9;&#9;volume = 63.872&#10;&#9;}&#10;}" calcext:value-type="string">
            <text:p>@PART[*]:HAS[#CrewCapacity[18],@MODULE[ModuleCommand],!MODULE[ModuleFuelTanks]]:FOR[TacLifeSupport]:NEEDS[modularFuelTanks|RealFuels]</text:p>
            <text:p>{</text:p>
            <text:p>	MODULE</text:p>
            <text:p>	{</text:p>
            <text:p>		name = ModuleFuelTanks</text:p>
            <text:p>		type = LifeSupportAll</text:p>
            <text:p>		basemass = -1</text:p>
            <text:p>		volume = 63.872</text:p>
            <text:p>	}</text:p>
            <text:p>}</text:p>
          </table:table-cell>
          <table:table-cell table:number-columns-repeated="254"/>
        </table:table-row>
        <table:table-row table:style-name="ro14">
          <table:table-cell office:value-type="float" office:value="19" calcext:value-type="float">
            <text:p>19</text:p>
          </table:table-cell>
          <table:table-cell table:formula="of:=(((((((((((((((((((((((((((((((&quot;@PART[*]:HAS[#CrewCapacity[&quot;&amp;[.A29])&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29])*[.$E$9]);3))&amp;CHAR(10))&amp;CHAR(9))&amp;&quot;}&quot;)&amp;CHAR(10))&amp;&quot;}&quot;" office:value-type="string" office:string-value="@PART[*]:HAS[#CrewCapacity[19],@MODULE[ModuleCommand],!MODULE[ModuleFuelTanks]]:FOR[TacLifeSupport]:NEEDS[modularFuelTanks|RealFuels]&#10;{&#10;&#9;MODULE&#10;&#9;{&#10;&#9;&#9;name = ModuleFuelTanks&#10;&#9;&#9;type = LifeSupportAll&#10;&#9;&#9;basemass = -1&#10;&#9;&#9;volume = 67.42&#10;&#9;}&#10;}" calcext:value-type="string">
            <text:p>@PART[*]:HAS[#CrewCapacity[19],@MODULE[ModuleCommand],!MODULE[ModuleFuelTanks]]:FOR[TacLifeSupport]:NEEDS[modularFuelTanks|RealFuels]</text:p>
            <text:p>{</text:p>
            <text:p>	MODULE</text:p>
            <text:p>	{</text:p>
            <text:p>		name = ModuleFuelTanks</text:p>
            <text:p>		type = LifeSupportAll</text:p>
            <text:p>		basemass = -1</text:p>
            <text:p>		volume = 67.42</text:p>
            <text:p>	}</text:p>
            <text:p>}</text:p>
          </table:table-cell>
          <table:table-cell table:number-columns-repeated="254"/>
        </table:table-row>
        <table:table-row table:style-name="ro14">
          <table:table-cell office:value-type="float" office:value="20" calcext:value-type="float">
            <text:p>20</text:p>
          </table:table-cell>
          <table:table-cell table:formula="of:=(((((((((((((((((((((((((((((((&quot;@PART[*]:HAS[#CrewCapacity[&quot;&amp;[.A30])&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0])*[.$E$9]);3))&amp;CHAR(10))&amp;CHAR(9))&amp;&quot;}&quot;)&amp;CHAR(10))&amp;&quot;}&quot;" office:value-type="string" office:string-value="@PART[*]:HAS[#CrewCapacity[20],@MODULE[ModuleCommand],!MODULE[ModuleFuelTanks]]:FOR[TacLifeSupport]:NEEDS[modularFuelTanks|RealFuels]&#10;{&#10;&#9;MODULE&#10;&#9;{&#10;&#9;&#9;name = ModuleFuelTanks&#10;&#9;&#9;type = LifeSupportAll&#10;&#9;&#9;basemass = -1&#10;&#9;&#9;volume = 70.968&#10;&#9;}&#10;}" calcext:value-type="string">
            <text:p>@PART[*]:HAS[#CrewCapacity[20],@MODULE[ModuleCommand],!MODULE[ModuleFuelTanks]]:FOR[TacLifeSupport]:NEEDS[modularFuelTanks|RealFuels]</text:p>
            <text:p>{</text:p>
            <text:p>	MODULE</text:p>
            <text:p>	{</text:p>
            <text:p>		name = ModuleFuelTanks</text:p>
            <text:p>		type = LifeSupportAll</text:p>
            <text:p>		basemass = -1</text:p>
            <text:p>		volume = 70.968</text:p>
            <text:p>	}</text:p>
            <text:p>}</text:p>
          </table:table-cell>
          <table:table-cell table:number-columns-repeated="254"/>
        </table:table-row>
        <table:table-row table:style-name="ro14">
          <table:table-cell office:value-type="float" office:value="21" calcext:value-type="float">
            <text:p>21</text:p>
          </table:table-cell>
          <table:table-cell table:formula="of:=(((((((((((((((((((((((((((((((&quot;@PART[*]:HAS[#CrewCapacity[&quot;&amp;[.A31])&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1])*[.$E$9]);3))&amp;CHAR(10))&amp;CHAR(9))&amp;&quot;}&quot;)&amp;CHAR(10))&amp;&quot;}&quot;" office:value-type="string" office:string-value="@PART[*]:HAS[#CrewCapacity[21],@MODULE[ModuleCommand],!MODULE[ModuleFuelTanks]]:FOR[TacLifeSupport]:NEEDS[modularFuelTanks|RealFuels]&#10;{&#10;&#9;MODULE&#10;&#9;{&#10;&#9;&#9;name = ModuleFuelTanks&#10;&#9;&#9;type = LifeSupportAll&#10;&#9;&#9;basemass = -1&#10;&#9;&#9;volume = 74.517&#10;&#9;}&#10;}" calcext:value-type="string">
            <text:p>@PART[*]:HAS[#CrewCapacity[21],@MODULE[ModuleCommand],!MODULE[ModuleFuelTanks]]:FOR[TacLifeSupport]:NEEDS[modularFuelTanks|RealFuels]</text:p>
            <text:p>{</text:p>
            <text:p>	MODULE</text:p>
            <text:p>	{</text:p>
            <text:p>		name = ModuleFuelTanks</text:p>
            <text:p>		type = LifeSupportAll</text:p>
            <text:p>		basemass = -1</text:p>
            <text:p>		volume = 74.517</text:p>
            <text:p>	}</text:p>
            <text:p>}</text:p>
          </table:table-cell>
          <table:table-cell table:number-columns-repeated="254"/>
        </table:table-row>
        <table:table-row table:style-name="ro14">
          <table:table-cell office:value-type="float" office:value="22" calcext:value-type="float">
            <text:p>22</text:p>
          </table:table-cell>
          <table:table-cell table:formula="of:=(((((((((((((((((((((((((((((((&quot;@PART[*]:HAS[#CrewCapacity[&quot;&amp;[.A32])&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2])*[.$E$9]);3))&amp;CHAR(10))&amp;CHAR(9))&amp;&quot;}&quot;)&amp;CHAR(10))&amp;&quot;}&quot;" office:value-type="string" office:string-value="@PART[*]:HAS[#CrewCapacity[22],@MODULE[ModuleCommand],!MODULE[ModuleFuelTanks]]:FOR[TacLifeSupport]:NEEDS[modularFuelTanks|RealFuels]&#10;{&#10;&#9;MODULE&#10;&#9;{&#10;&#9;&#9;name = ModuleFuelTanks&#10;&#9;&#9;type = LifeSupportAll&#10;&#9;&#9;basemass = -1&#10;&#9;&#9;volume = 78.065&#10;&#9;}&#10;}" calcext:value-type="string">
            <text:p>@PART[*]:HAS[#CrewCapacity[22],@MODULE[ModuleCommand],!MODULE[ModuleFuelTanks]]:FOR[TacLifeSupport]:NEEDS[modularFuelTanks|RealFuels]</text:p>
            <text:p>{</text:p>
            <text:p>	MODULE</text:p>
            <text:p>	{</text:p>
            <text:p>		name = ModuleFuelTanks</text:p>
            <text:p>		type = LifeSupportAll</text:p>
            <text:p>		basemass = -1</text:p>
            <text:p>		volume = 78.065</text:p>
            <text:p>	}</text:p>
            <text:p>}</text:p>
          </table:table-cell>
          <table:table-cell table:number-columns-repeated="254"/>
        </table:table-row>
        <table:table-row table:style-name="ro14">
          <table:table-cell office:value-type="float" office:value="23" calcext:value-type="float">
            <text:p>23</text:p>
          </table:table-cell>
          <table:table-cell table:formula="of:=(((((((((((((((((((((((((((((((&quot;@PART[*]:HAS[#CrewCapacity[&quot;&amp;[.A33])&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3])*[.$E$9]);3))&amp;CHAR(10))&amp;CHAR(9))&amp;&quot;}&quot;)&amp;CHAR(10))&amp;&quot;}&quot;" office:value-type="string" office:string-value="@PART[*]:HAS[#CrewCapacity[23],@MODULE[ModuleCommand],!MODULE[ModuleFuelTanks]]:FOR[TacLifeSupport]:NEEDS[modularFuelTanks|RealFuels]&#10;{&#10;&#9;MODULE&#10;&#9;{&#10;&#9;&#9;name = ModuleFuelTanks&#10;&#9;&#9;type = LifeSupportAll&#10;&#9;&#9;basemass = -1&#10;&#9;&#9;volume = 81.614&#10;&#9;}&#10;}" calcext:value-type="string">
            <text:p>@PART[*]:HAS[#CrewCapacity[23],@MODULE[ModuleCommand],!MODULE[ModuleFuelTanks]]:FOR[TacLifeSupport]:NEEDS[modularFuelTanks|RealFuels]</text:p>
            <text:p>{</text:p>
            <text:p>	MODULE</text:p>
            <text:p>	{</text:p>
            <text:p>		name = ModuleFuelTanks</text:p>
            <text:p>		type = LifeSupportAll</text:p>
            <text:p>		basemass = -1</text:p>
            <text:p>		volume = 81.614</text:p>
            <text:p>	}</text:p>
            <text:p>}</text:p>
          </table:table-cell>
          <table:table-cell table:number-columns-repeated="254"/>
        </table:table-row>
        <table:table-row table:style-name="ro14">
          <table:table-cell office:value-type="float" office:value="24" calcext:value-type="float">
            <text:p>24</text:p>
          </table:table-cell>
          <table:table-cell table:formula="of:=(((((((((((((((((((((((((((((((&quot;@PART[*]:HAS[#CrewCapacity[&quot;&amp;[.A34])&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4])*[.$E$9]);3))&amp;CHAR(10))&amp;CHAR(9))&amp;&quot;}&quot;)&amp;CHAR(10))&amp;&quot;}&quot;" office:value-type="string" office:string-value="@PART[*]:HAS[#CrewCapacity[24],@MODULE[ModuleCommand],!MODULE[ModuleFuelTanks]]:FOR[TacLifeSupport]:NEEDS[modularFuelTanks|RealFuels]&#10;{&#10;&#9;MODULE&#10;&#9;{&#10;&#9;&#9;name = ModuleFuelTanks&#10;&#9;&#9;type = LifeSupportAll&#10;&#9;&#9;basemass = -1&#10;&#9;&#9;volume = 85.162&#10;&#9;}&#10;}" calcext:value-type="string">
            <text:p>@PART[*]:HAS[#CrewCapacity[24],@MODULE[ModuleCommand],!MODULE[ModuleFuelTanks]]:FOR[TacLifeSupport]:NEEDS[modularFuelTanks|RealFuels]</text:p>
            <text:p>{</text:p>
            <text:p>	MODULE</text:p>
            <text:p>	{</text:p>
            <text:p>		name = ModuleFuelTanks</text:p>
            <text:p>		type = LifeSupportAll</text:p>
            <text:p>		basemass = -1</text:p>
            <text:p>		volume = 85.162</text:p>
            <text:p>	}</text:p>
            <text:p>}</text:p>
          </table:table-cell>
          <table:table-cell table:number-columns-repeated="254"/>
        </table:table-row>
        <table:table-row table:style-name="ro14">
          <table:table-cell office:value-type="float" office:value="25" calcext:value-type="float">
            <text:p>25</text:p>
          </table:table-cell>
          <table:table-cell table:formula="of:=(((((((((((((((((((((((((((((((&quot;@PART[*]:HAS[#CrewCapacity[&quot;&amp;[.A35])&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5])*[.$E$9]);3))&amp;CHAR(10))&amp;CHAR(9))&amp;&quot;}&quot;)&amp;CHAR(10))&amp;&quot;}&quot;" office:value-type="string" office:string-value="@PART[*]:HAS[#CrewCapacity[25],@MODULE[ModuleCommand],!MODULE[ModuleFuelTanks]]:FOR[TacLifeSupport]:NEEDS[modularFuelTanks|RealFuels]&#10;{&#10;&#9;MODULE&#10;&#9;{&#10;&#9;&#9;name = ModuleFuelTanks&#10;&#9;&#9;type = LifeSupportAll&#10;&#9;&#9;basemass = -1&#10;&#9;&#9;volume = 88.71&#10;&#9;}&#10;}" calcext:value-type="string">
            <text:p>@PART[*]:HAS[#CrewCapacity[25],@MODULE[ModuleCommand],!MODULE[ModuleFuelTanks]]:FOR[TacLifeSupport]:NEEDS[modularFuelTanks|RealFuels]</text:p>
            <text:p>{</text:p>
            <text:p>	MODULE</text:p>
            <text:p>	{</text:p>
            <text:p>		name = ModuleFuelTanks</text:p>
            <text:p>		type = LifeSupportAll</text:p>
            <text:p>		basemass = -1</text:p>
            <text:p>		volume = 88.71</text:p>
            <text:p>	}</text:p>
            <text:p>}</text:p>
          </table:table-cell>
          <table:table-cell table:number-columns-repeated="254"/>
        </table:table-row>
        <table:table-row table:style-name="ro14">
          <table:table-cell office:value-type="float" office:value="26" calcext:value-type="float">
            <text:p>26</text:p>
          </table:table-cell>
          <table:table-cell table:formula="of:=(((((((((((((((((((((((((((((((&quot;@PART[*]:HAS[#CrewCapacity[&quot;&amp;[.A36])&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6])*[.$E$9]);3))&amp;CHAR(10))&amp;CHAR(9))&amp;&quot;}&quot;)&amp;CHAR(10))&amp;&quot;}&quot;" office:value-type="string" office:string-value="@PART[*]:HAS[#CrewCapacity[26],@MODULE[ModuleCommand],!MODULE[ModuleFuelTanks]]:FOR[TacLifeSupport]:NEEDS[modularFuelTanks|RealFuels]&#10;{&#10;&#9;MODULE&#10;&#9;{&#10;&#9;&#9;name = ModuleFuelTanks&#10;&#9;&#9;type = LifeSupportAll&#10;&#9;&#9;basemass = -1&#10;&#9;&#9;volume = 92.259&#10;&#9;}&#10;}" calcext:value-type="string">
            <text:p>@PART[*]:HAS[#CrewCapacity[26],@MODULE[ModuleCommand],!MODULE[ModuleFuelTanks]]:FOR[TacLifeSupport]:NEEDS[modularFuelTanks|RealFuels]</text:p>
            <text:p>{</text:p>
            <text:p>	MODULE</text:p>
            <text:p>	{</text:p>
            <text:p>		name = ModuleFuelTanks</text:p>
            <text:p>		type = LifeSupportAll</text:p>
            <text:p>		basemass = -1</text:p>
            <text:p>		volume = 92.259</text:p>
            <text:p>	}</text:p>
            <text:p>}</text:p>
          </table:table-cell>
          <table:table-cell table:number-columns-repeated="254"/>
        </table:table-row>
        <table:table-row table:style-name="ro14">
          <table:table-cell office:value-type="float" office:value="27" calcext:value-type="float">
            <text:p>27</text:p>
          </table:table-cell>
          <table:table-cell table:formula="of:=(((((((((((((((((((((((((((((((&quot;@PART[*]:HAS[#CrewCapacity[&quot;&amp;[.A37])&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7])*[.$E$9]);3))&amp;CHAR(10))&amp;CHAR(9))&amp;&quot;}&quot;)&amp;CHAR(10))&amp;&quot;}&quot;" office:value-type="string" office:string-value="@PART[*]:HAS[#CrewCapacity[27],@MODULE[ModuleCommand],!MODULE[ModuleFuelTanks]]:FOR[TacLifeSupport]:NEEDS[modularFuelTanks|RealFuels]&#10;{&#10;&#9;MODULE&#10;&#9;{&#10;&#9;&#9;name = ModuleFuelTanks&#10;&#9;&#9;type = LifeSupportAll&#10;&#9;&#9;basemass = -1&#10;&#9;&#9;volume = 95.807&#10;&#9;}&#10;}" calcext:value-type="string">
            <text:p>@PART[*]:HAS[#CrewCapacity[27],@MODULE[ModuleCommand],!MODULE[ModuleFuelTanks]]:FOR[TacLifeSupport]:NEEDS[modularFuelTanks|RealFuels]</text:p>
            <text:p>{</text:p>
            <text:p>	MODULE</text:p>
            <text:p>	{</text:p>
            <text:p>		name = ModuleFuelTanks</text:p>
            <text:p>		type = LifeSupportAll</text:p>
            <text:p>		basemass = -1</text:p>
            <text:p>		volume = 95.807</text:p>
            <text:p>	}</text:p>
            <text:p>}</text:p>
          </table:table-cell>
          <table:table-cell table:number-columns-repeated="254"/>
        </table:table-row>
        <table:table-row table:style-name="ro14">
          <table:table-cell office:value-type="float" office:value="28" calcext:value-type="float">
            <text:p>28</text:p>
          </table:table-cell>
          <table:table-cell table:formula="of:=(((((((((((((((((((((((((((((((&quot;@PART[*]:HAS[#CrewCapacity[&quot;&amp;[.A38])&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8])*[.$E$9]);3))&amp;CHAR(10))&amp;CHAR(9))&amp;&quot;}&quot;)&amp;CHAR(10))&amp;&quot;}&quot;" office:value-type="string" office:string-value="@PART[*]:HAS[#CrewCapacity[28],@MODULE[ModuleCommand],!MODULE[ModuleFuelTanks]]:FOR[TacLifeSupport]:NEEDS[modularFuelTanks|RealFuels]&#10;{&#10;&#9;MODULE&#10;&#9;{&#10;&#9;&#9;name = ModuleFuelTanks&#10;&#9;&#9;type = LifeSupportAll&#10;&#9;&#9;basemass = -1&#10;&#9;&#9;volume = 99.355&#10;&#9;}&#10;}" calcext:value-type="string">
            <text:p>@PART[*]:HAS[#CrewCapacity[28],@MODULE[ModuleCommand],!MODULE[ModuleFuelTanks]]:FOR[TacLifeSupport]:NEEDS[modularFuelTanks|RealFuels]</text:p>
            <text:p>{</text:p>
            <text:p>	MODULE</text:p>
            <text:p>	{</text:p>
            <text:p>		name = ModuleFuelTanks</text:p>
            <text:p>		type = LifeSupportAll</text:p>
            <text:p>		basemass = -1</text:p>
            <text:p>		volume = 99.355</text:p>
            <text:p>	}</text:p>
            <text:p>}</text:p>
          </table:table-cell>
          <table:table-cell table:number-columns-repeated="254"/>
        </table:table-row>
        <table:table-row table:style-name="ro14">
          <table:table-cell office:value-type="float" office:value="29" calcext:value-type="float">
            <text:p>29</text:p>
          </table:table-cell>
          <table:table-cell table:formula="of:=(((((((((((((((((((((((((((((((&quot;@PART[*]:HAS[#CrewCapacity[&quot;&amp;[.A39])&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39])*[.$E$9]);3))&amp;CHAR(10))&amp;CHAR(9))&amp;&quot;}&quot;)&amp;CHAR(10))&amp;&quot;}&quot;" office:value-type="string" office:string-value="@PART[*]:HAS[#CrewCapacity[29],@MODULE[ModuleCommand],!MODULE[ModuleFuelTanks]]:FOR[TacLifeSupport]:NEEDS[modularFuelTanks|RealFuels]&#10;{&#10;&#9;MODULE&#10;&#9;{&#10;&#9;&#9;name = ModuleFuelTanks&#10;&#9;&#9;type = LifeSupportAll&#10;&#9;&#9;basemass = -1&#10;&#9;&#9;volume = 102.904&#10;&#9;}&#10;}" calcext:value-type="string">
            <text:p>@PART[*]:HAS[#CrewCapacity[29],@MODULE[ModuleCommand],!MODULE[ModuleFuelTanks]]:FOR[TacLifeSupport]:NEEDS[modularFuelTanks|RealFuels]</text:p>
            <text:p>{</text:p>
            <text:p>	MODULE</text:p>
            <text:p>	{</text:p>
            <text:p>		name = ModuleFuelTanks</text:p>
            <text:p>		type = LifeSupportAll</text:p>
            <text:p>		basemass = -1</text:p>
            <text:p>		volume = 102.904</text:p>
            <text:p>	}</text:p>
            <text:p>}</text:p>
          </table:table-cell>
          <table:table-cell table:number-columns-repeated="254"/>
        </table:table-row>
        <table:table-row table:style-name="ro14">
          <table:table-cell office:value-type="float" office:value="30" calcext:value-type="float">
            <text:p>30</text:p>
          </table:table-cell>
          <table:table-cell table:formula="of:=(((((((((((((((((((((((((((((((&quot;@PART[*]:HAS[#CrewCapacity[&quot;&amp;[.A40])&amp;&quot;],@MODULE[ModuleCommand],!MODULE[ModuleFuelTanks]]:FOR[TacLifeSupport]:NEEDS[modularFuelTanks|RealFuels]&quot;)&amp;CHAR(10))&amp;&quot;{&quot;)&amp;CHAR(10))&amp;CHAR(9))&amp;&quot;MODULE&quot;)&amp;CHAR(10))&amp;CHAR(9))&amp;&quot;{&quot;)&amp;CHAR(10))&amp;CHAR(9))&amp;CHAR(9))&amp;&quot;name = ModuleFuelTanks&quot;)&amp;CHAR(10))&amp;CHAR(9))&amp;CHAR(9))&amp;&quot;type = LifeSupportAll&quot;)&amp;CHAR(10))&amp;CHAR(9))&amp;CHAR(9))&amp;&quot;basemass = -1&quot;)&amp;CHAR(10))&amp;CHAR(9))&amp;CHAR(9))&amp;&quot;volume = &quot;)&amp;ROUNDUP((([.$G$8]*[.A40])*[.$E$9]);3))&amp;CHAR(10))&amp;CHAR(9))&amp;&quot;}&quot;)&amp;CHAR(10))&amp;&quot;}&quot;" office:value-type="string" office:string-value="@PART[*]:HAS[#CrewCapacity[30],@MODULE[ModuleCommand],!MODULE[ModuleFuelTanks]]:FOR[TacLifeSupport]:NEEDS[modularFuelTanks|RealFuels]&#10;{&#10;&#9;MODULE&#10;&#9;{&#10;&#9;&#9;name = ModuleFuelTanks&#10;&#9;&#9;type = LifeSupportAll&#10;&#9;&#9;basemass = -1&#10;&#9;&#9;volume = 106.452&#10;&#9;}&#10;}" calcext:value-type="string">
            <text:p>@PART[*]:HAS[#CrewCapacity[30],@MODULE[ModuleCommand],!MODULE[ModuleFuelTanks]]:FOR[TacLifeSupport]:NEEDS[modularFuelTanks|RealFuels]</text:p>
            <text:p>{</text:p>
            <text:p>	MODULE</text:p>
            <text:p>	{</text:p>
            <text:p>		name = ModuleFuelTanks</text:p>
            <text:p>		type = LifeSupportAll</text:p>
            <text:p>		basemass = -1</text:p>
            <text:p>		volume = 106.452</text:p>
            <text:p>	}</text:p>
            <text:p>}</text:p>
          </table:table-cell>
          <table:table-cell table:number-columns-repeated="25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1" number:min-integer-digits="1" number:grouping="true"/>
    </number:number-style>
    <number:number-style style:name="N136">
      <number:number number:decimal-places="3" number:min-integer-digits="1" number:grouping="true"/>
    </number:number-style>
    <number:number-style style:name="N137">
      <number:number number:decimal-places="15" number:min-integer-digits="1" number:grouping="true"/>
    </number:number-style>
    <number:number-style style:name="N138">
      <number:number number:decimal-places="6" number:min-integer-digits="1" number:grouping="true"/>
    </number:number-style>
    <number:number-style style:name="N139">
      <number:number number:decimal-places="10" number:min-integer-digits="1" number:grouping="true"/>
    </number:number-style>
    <number:number-style style:name="N140">
      <number:text>$</number:text>
      <number:number number:decimal-places="2" number:min-integer-digits="1" number:grouping="true"/>
    </number:number-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6">00/00/0000</text:date>, <text:time style:data-style-name="N2" text:time-value="12:12:24.069000000">00:00:00</text:time></text:p>
        </style:region-right>
      </style:header>
      <style:header-left style:display="false"/>
      <style:footer>
        <text:p>Page <text:page-number>1</text:page-number> / <text:page-count>99</text:page-count></text:p>
      </style:footer>
      <style:footer-left style:display="false"/>
    </style:master-page>
    <style:master-page style:name="PageStyle_5f_Numbers" style:display-name="PageStyle_Numbers" style:page-layout-name="Mpm3">
      <style:header style:display="false"/>
      <style:header-left style:display="false"/>
      <style:footer style:display="false"/>
      <style:footer-left style:display="false"/>
    </style:master-page>
    <style:master-page style:name="PageStyle_5f_MM_5f_AddLifeSupportModule" style:display-name="PageStyle_MM_AddLifeSupportModule" style:page-layout-name="Mpm3">
      <style:header style:display="false"/>
      <style:header-left style:display="false"/>
      <style:footer style:display="false"/>
      <style:footer-left style:display="false"/>
    </style:master-page>
    <style:master-page style:name="PageStyle_5f_MM_5f_AddResources" style:display-name="PageStyle_MM_AddResources" style:page-layout-name="Mpm3">
      <style:header style:display="false"/>
      <style:header-left style:display="false"/>
      <style:footer style:display="false"/>
      <style:footer-left style:display="false"/>
    </style:master-page>
    <style:master-page style:name="PageStyle_5f_MFT_20_MM_5f_AddResources" style:display-name="PageStyle_MFT MM_AddRe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6T12:25:10.149000000</dc:date>
    <meta:editing-duration>PT48M13S</meta:editing-duration>
    <meta:editing-cycles>8</meta:editing-cycles>
    <meta:generator>LibreOffice/4.3.4.1$Windows_x86 LibreOffice_project/bc356b2f991740509f321d70e4512a6a54c5f243</meta:generator>
    <meta:document-statistic meta:table-count="4" meta:cell-count="2638" meta:object-count="0"/>
  </office:meta>
</office:document-meta>
</file>